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A000000249F717ACC1A6DBEF2.png" manifest:media-type="image/png"/>
  <manifest:file-entry manifest:full-path="Pictures/100002010000004A00000024D79C8A27BBC93017.png" manifest:media-type="image/png"/>
  <manifest:file-entry manifest:full-path="Pictures/100002010000004A00000024BD4C391C40237E96.png" manifest:media-type="image/png"/>
  <manifest:file-entry manifest:full-path="Pictures/100002010000004A00000024CB9621F2570D48FC.png" manifest:media-type="image/png"/>
  <manifest:file-entry manifest:full-path="Pictures/100002010000004A00000024A47CE0655051E159.png" manifest:media-type="image/png"/>
  <manifest:file-entry manifest:full-path="Pictures/100002010000004A0000002428019B7A234BB09E.png" manifest:media-type="image/png"/>
  <manifest:file-entry manifest:full-path="Pictures/100002010000004A00000024F09BBB5B1D311757.png" manifest:media-type="image/png"/>
  <manifest:file-entry manifest:full-path="Pictures/100002010000004A0000002495BBD9DBE4A75105.png" manifest:media-type="image/png"/>
  <manifest:file-entry manifest:full-path="Pictures/100002010000004A00000024337A0BF71C407C45.png" manifest:media-type="image/png"/>
  <manifest:file-entry manifest:full-path="Pictures/100002010000004A00000024388DFFCA7C57B4B9.png" manifest:media-type="image/png"/>
  <manifest:file-entry manifest:full-path="Pictures/100002010000004A000000249706F66BB3A3D265.png" manifest:media-type="image/png"/>
  <manifest:file-entry manifest:full-path="Pictures/100002010000004A00000024A0817226F165737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598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none" fo:border-top="none" fo:border-bottom="0.05pt solid #000000"/>
    </style:style>
    <style:style style:name="Таблица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none" fo:border-top="none" fo:border-bottom="0.05pt solid #000000"/>
    </style:style>
    <style:style style:name="Таблица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none" fo:border-top="none" fo:border-bottom="0.05pt solid #000000"/>
    </style:style>
    <style:style style:name="Таблица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none" fo:border-top="none" fo:border-bottom="0.05pt solid #000000"/>
    </style:style>
    <style:style style:name="Таблица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none" fo:border-top="none" fo:border-bottom="0.05pt solid #000000"/>
    </style:style>
    <style:style style:name="Таблица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0" style:family="table-cell">
      <style:table-cell-properties fo:padding="0.097cm" fo:border-left="0.05pt solid #000000" fo:border-right="none" fo:border-top="none" fo:border-bottom="0.05pt solid #000000"/>
    </style:style>
    <style:style style:name="Таблица1.C30" style:family="table-cell">
      <style:table-cell-properties fo:padding="0.097cm" fo:border-left="0.05pt solid #000000" fo:border-right="none" fo:border-top="none" fo:border-bottom="0.05pt solid #000000"/>
    </style:style>
    <style:style style:name="Таблица1.D30" style:family="table-cell">
      <style:table-cell-properties fo:padding="0.097cm" fo:border-left="0.05pt solid #000000" fo:border-right="none" fo:border-top="none" fo:border-bottom="0.05pt solid #000000"/>
    </style:style>
    <style:style style:name="Таблица1.E30" style:family="table-cell">
      <style:table-cell-properties fo:padding="0.097cm" fo:border-left="0.05pt solid #000000" fo:border-right="none" fo:border-top="none" fo:border-bottom="0.05pt solid #000000"/>
    </style:style>
    <style:style style:name="Таблица1.F30" style:family="table-cell">
      <style:table-cell-properties fo:padding="0.097cm" fo:border-left="0.05pt solid #000000" fo:border-right="none" fo:border-top="none" fo:border-bottom="0.05pt solid #000000"/>
    </style:style>
    <style:style style:name="Таблица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1" style:family="table-cell">
      <style:table-cell-properties fo:padding="0.097cm" fo:border-left="0.05pt solid #000000" fo:border-right="none" fo:border-top="none" fo:border-bottom="0.05pt solid #000000"/>
    </style:style>
    <style:style style:name="Таблица1.C31" style:family="table-cell">
      <style:table-cell-properties fo:padding="0.097cm" fo:border-left="0.05pt solid #000000" fo:border-right="none" fo:border-top="none" fo:border-bottom="0.05pt solid #000000"/>
    </style:style>
    <style:style style:name="Таблица1.D31" style:family="table-cell">
      <style:table-cell-properties fo:padding="0.097cm" fo:border-left="0.05pt solid #000000" fo:border-right="none" fo:border-top="none" fo:border-bottom="0.05pt solid #000000"/>
    </style:style>
    <style:style style:name="Таблица1.E31" style:family="table-cell">
      <style:table-cell-properties fo:padding="0.097cm" fo:border-left="0.05pt solid #000000" fo:border-right="none" fo:border-top="none" fo:border-bottom="0.05pt solid #000000"/>
    </style:style>
    <style:style style:name="Таблица1.F31" style:family="table-cell">
      <style:table-cell-properties fo:padding="0.097cm" fo:border-left="0.05pt solid #000000" fo:border-right="none" fo:border-top="none" fo:border-bottom="0.05pt solid #000000"/>
    </style:style>
    <style:style style:name="Таблица1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8.598cm" fo:margin-left="-0.598cm" table:align="left"/>
    </style:style>
    <style:style style:name="Таблица17.A" style:family="table-column">
      <style:table-column-properties style:column-width="1.191cm"/>
    </style:style>
    <style:style style:name="Таблица17.B" style:family="table-column">
      <style:table-column-properties style:column-width="5.318cm"/>
    </style:style>
    <style:style style:name="Таблица17.C" style:family="table-column">
      <style:table-column-properties style:column-width="1.588cm"/>
    </style:style>
    <style:style style:name="Таблица17.D" style:family="table-column">
      <style:table-column-properties style:column-width="2.699cm"/>
    </style:style>
    <style:style style:name="Таблица17.F" style:family="table-column">
      <style:table-column-properties style:column-width="2.552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G1" style:family="table-cell">
      <style:table-cell-properties fo:padding="0.097cm" fo:border="0.05pt solid #000000"/>
    </style:style>
    <style:style style:name="Таблица17.2" style:family="table-row">
      <style:table-row-properties style:min-row-height="0.6cm"/>
    </style:style>
    <style:style style:name="Таблица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none" fo:border-top="none" fo:border-bottom="0.05pt solid #000000"/>
    </style:style>
    <style:style style:name="Таблица17.D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none" fo:border-top="none" fo:border-bottom="0.05pt solid #000000"/>
    </style:style>
    <style:style style:name="Таблица17.F2" style:family="table-cell">
      <style:table-cell-properties fo:padding="0.097cm" fo:border-left="0.05pt solid #000000" fo:border-right="none" fo:border-top="none" fo:border-bottom="0.05pt solid #000000"/>
    </style:style>
    <style:style style:name="Таблица1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none" fo:border-top="none" fo:border-bottom="0.05pt solid #000000"/>
    </style:style>
    <style:style style:name="Таблица17.D3" style:family="table-cell">
      <style:table-cell-properties fo:padding="0.097cm" fo:border-left="0.05pt solid #000000" fo:border-right="none" fo:border-top="none" fo:border-bottom="0.05pt solid #000000"/>
    </style:style>
    <style:style style:name="Таблица17.E3" style:family="table-cell">
      <style:table-cell-properties fo:padding="0.097cm" fo:border-left="0.05pt solid #000000" fo:border-right="none" fo:border-top="none" fo:border-bottom="0.05pt solid #000000"/>
    </style:style>
    <style:style style:name="Таблица17.F3" style:family="table-cell">
      <style:table-cell-properties fo:padding="0.097cm" fo:border-left="0.05pt solid #000000" fo:border-right="none" fo:border-top="none" fo:border-bottom="0.05pt solid #000000"/>
    </style:style>
    <style:style style:name="Таблица1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none" fo:border-top="none" fo:border-bottom="0.05pt solid #000000"/>
    </style:style>
    <style:style style:name="Таблица17.D4" style:family="table-cell">
      <style:table-cell-properties fo:padding="0.097cm" fo:border-left="0.05pt solid #000000" fo:border-right="none" fo:border-top="none" fo:border-bottom="0.05pt solid #000000"/>
    </style:style>
    <style:style style:name="Таблица17.E4" style:family="table-cell">
      <style:table-cell-properties fo:padding="0.097cm" fo:border-left="0.05pt solid #000000" fo:border-right="none" fo:border-top="none" fo:border-bottom="0.05pt solid #000000"/>
    </style:style>
    <style:style style:name="Таблица17.F4" style:family="table-cell">
      <style:table-cell-properties fo:padding="0.097cm" fo:border-left="0.05pt solid #000000" fo:border-right="none" fo:border-top="none" fo:border-bottom="0.05pt solid #000000"/>
    </style:style>
    <style:style style:name="Таблица1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none" fo:border-top="none" fo:border-bottom="0.05pt solid #000000"/>
    </style:style>
    <style:style style:name="Таблица17.D5" style:family="table-cell">
      <style:table-cell-properties fo:padding="0.097cm" fo:border-left="0.05pt solid #000000" fo:border-right="none" fo:border-top="none" fo:border-bottom="0.05pt solid #000000"/>
    </style:style>
    <style:style style:name="Таблица17.E5" style:family="table-cell">
      <style:table-cell-properties fo:padding="0.097cm" fo:border-left="0.05pt solid #000000" fo:border-right="none" fo:border-top="none" fo:border-bottom="0.05pt solid #000000"/>
    </style:style>
    <style:style style:name="Таблица17.F5" style:family="table-cell">
      <style:table-cell-properties fo:padding="0.097cm" fo:border-left="0.05pt solid #000000" fo:border-right="none" fo:border-top="none" fo:border-bottom="0.05pt solid #000000"/>
    </style:style>
    <style:style style:name="Таблица1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none" fo:border-top="none" fo:border-bottom="0.05pt solid #000000"/>
    </style:style>
    <style:style style:name="Таблица17.D6" style:family="table-cell">
      <style:table-cell-properties fo:padding="0.097cm" fo:border-left="0.05pt solid #000000" fo:border-right="none" fo:border-top="none" fo:border-bottom="0.05pt solid #000000"/>
    </style:style>
    <style:style style:name="Таблица17.E6" style:family="table-cell">
      <style:table-cell-properties fo:padding="0.097cm" fo:border-left="0.05pt solid #000000" fo:border-right="none" fo:border-top="none" fo:border-bottom="0.05pt solid #000000"/>
    </style:style>
    <style:style style:name="Таблица17.F6" style:family="table-cell">
      <style:table-cell-properties fo:padding="0.097cm" fo:border-left="0.05pt solid #000000" fo:border-right="none" fo:border-top="none" fo:border-bottom="0.05pt solid #000000"/>
    </style:style>
    <style:style style:name="Таблица1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none" fo:border-top="none" fo:border-bottom="0.05pt solid #000000"/>
    </style:style>
    <style:style style:name="Таблица17.D7" style:family="table-cell">
      <style:table-cell-properties fo:padding="0.097cm" fo:border-left="0.05pt solid #000000" fo:border-right="none" fo:border-top="none" fo:border-bottom="0.05pt solid #000000"/>
    </style:style>
    <style:style style:name="Таблица17.E7" style:family="table-cell">
      <style:table-cell-properties fo:padding="0.097cm" fo:border-left="0.05pt solid #000000" fo:border-right="none" fo:border-top="none" fo:border-bottom="0.05pt solid #000000"/>
    </style:style>
    <style:style style:name="Таблица17.F7" style:family="table-cell">
      <style:table-cell-properties fo:padding="0.097cm" fo:border-left="0.05pt solid #000000" fo:border-right="none" fo:border-top="none" fo:border-bottom="0.05pt solid #000000"/>
    </style:style>
    <style:style style:name="Таблица1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8" style:family="table-cell">
      <style:table-cell-properties fo:padding="0.097cm" fo:border-left="0.05pt solid #000000" fo:border-right="none" fo:border-top="none" fo:border-bottom="0.05pt solid #000000"/>
    </style:style>
    <style:style style:name="Таблица17.C8" style:family="table-cell">
      <style:table-cell-properties fo:padding="0.097cm" fo:border-left="0.05pt solid #000000" fo:border-right="none" fo:border-top="none" fo:border-bottom="0.05pt solid #000000"/>
    </style:style>
    <style:style style:name="Таблица17.D8" style:family="table-cell">
      <style:table-cell-properties fo:padding="0.097cm" fo:border-left="0.05pt solid #000000" fo:border-right="none" fo:border-top="none" fo:border-bottom="0.05pt solid #000000"/>
    </style:style>
    <style:style style:name="Таблица17.E8" style:family="table-cell">
      <style:table-cell-properties fo:padding="0.097cm" fo:border-left="0.05pt solid #000000" fo:border-right="none" fo:border-top="none" fo:border-bottom="0.05pt solid #000000"/>
    </style:style>
    <style:style style:name="Таблица17.F8" style:family="table-cell">
      <style:table-cell-properties fo:padding="0.097cm" fo:border-left="0.05pt solid #000000" fo:border-right="none" fo:border-top="none" fo:border-bottom="0.05pt solid #000000"/>
    </style:style>
    <style:style style:name="Таблица1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9" style:family="table-cell">
      <style:table-cell-properties fo:padding="0.097cm" fo:border-left="0.05pt solid #000000" fo:border-right="none" fo:border-top="none" fo:border-bottom="0.05pt solid #000000"/>
    </style:style>
    <style:style style:name="Таблица17.C9" style:family="table-cell">
      <style:table-cell-properties fo:padding="0.097cm" fo:border-left="0.05pt solid #000000" fo:border-right="none" fo:border-top="none" fo:border-bottom="0.05pt solid #000000"/>
    </style:style>
    <style:style style:name="Таблица17.D9" style:family="table-cell">
      <style:table-cell-properties fo:padding="0.097cm" fo:border-left="0.05pt solid #000000" fo:border-right="none" fo:border-top="none" fo:border-bottom="0.05pt solid #000000"/>
    </style:style>
    <style:style style:name="Таблица17.E9" style:family="table-cell">
      <style:table-cell-properties fo:padding="0.097cm" fo:border-left="0.05pt solid #000000" fo:border-right="none" fo:border-top="none" fo:border-bottom="0.05pt solid #000000"/>
    </style:style>
    <style:style style:name="Таблица17.F9" style:family="table-cell">
      <style:table-cell-properties fo:padding="0.097cm" fo:border-left="0.05pt solid #000000" fo:border-right="none" fo:border-top="none" fo:border-bottom="0.05pt solid #000000"/>
    </style:style>
    <style:style style:name="Таблица1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0" style:family="table-cell">
      <style:table-cell-properties fo:padding="0.097cm" fo:border-left="0.05pt solid #000000" fo:border-right="none" fo:border-top="none" fo:border-bottom="0.05pt solid #000000"/>
    </style:style>
    <style:style style:name="Таблица17.C10" style:family="table-cell">
      <style:table-cell-properties fo:padding="0.097cm" fo:border-left="0.05pt solid #000000" fo:border-right="none" fo:border-top="none" fo:border-bottom="0.05pt solid #000000"/>
    </style:style>
    <style:style style:name="Таблица17.D10" style:family="table-cell">
      <style:table-cell-properties fo:padding="0.097cm" fo:border-left="0.05pt solid #000000" fo:border-right="none" fo:border-top="none" fo:border-bottom="0.05pt solid #000000"/>
    </style:style>
    <style:style style:name="Таблица17.E10" style:family="table-cell">
      <style:table-cell-properties fo:padding="0.097cm" fo:border-left="0.05pt solid #000000" fo:border-right="none" fo:border-top="none" fo:border-bottom="0.05pt solid #000000"/>
    </style:style>
    <style:style style:name="Таблица17.F10" style:family="table-cell">
      <style:table-cell-properties fo:padding="0.097cm" fo:border-left="0.05pt solid #000000" fo:border-right="none" fo:border-top="none" fo:border-bottom="0.05pt solid #000000"/>
    </style:style>
    <style:style style:name="Таблица1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1" style:family="table-cell">
      <style:table-cell-properties fo:padding="0.097cm" fo:border-left="0.05pt solid #000000" fo:border-right="none" fo:border-top="none" fo:border-bottom="0.05pt solid #000000"/>
    </style:style>
    <style:style style:name="Таблица17.C11" style:family="table-cell">
      <style:table-cell-properties fo:padding="0.097cm" fo:border-left="0.05pt solid #000000" fo:border-right="none" fo:border-top="none" fo:border-bottom="0.05pt solid #000000"/>
    </style:style>
    <style:style style:name="Таблица17.D11" style:family="table-cell">
      <style:table-cell-properties fo:padding="0.097cm" fo:border-left="0.05pt solid #000000" fo:border-right="none" fo:border-top="none" fo:border-bottom="0.05pt solid #000000"/>
    </style:style>
    <style:style style:name="Таблица17.E11" style:family="table-cell">
      <style:table-cell-properties fo:padding="0.097cm" fo:border-left="0.05pt solid #000000" fo:border-right="none" fo:border-top="none" fo:border-bottom="0.05pt solid #000000"/>
    </style:style>
    <style:style style:name="Таблица17.F11" style:family="table-cell">
      <style:table-cell-properties fo:padding="0.097cm" fo:border-left="0.05pt solid #000000" fo:border-right="none" fo:border-top="none" fo:border-bottom="0.05pt solid #000000"/>
    </style:style>
    <style:style style:name="Таблица1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2" style:family="table-cell">
      <style:table-cell-properties fo:padding="0.097cm" fo:border-left="0.05pt solid #000000" fo:border-right="none" fo:border-top="none" fo:border-bottom="0.05pt solid #000000"/>
    </style:style>
    <style:style style:name="Таблица17.C12" style:family="table-cell">
      <style:table-cell-properties fo:padding="0.097cm" fo:border-left="0.05pt solid #000000" fo:border-right="none" fo:border-top="none" fo:border-bottom="0.05pt solid #000000"/>
    </style:style>
    <style:style style:name="Таблица17.D12" style:family="table-cell">
      <style:table-cell-properties fo:padding="0.097cm" fo:border-left="0.05pt solid #000000" fo:border-right="none" fo:border-top="none" fo:border-bottom="0.05pt solid #000000"/>
    </style:style>
    <style:style style:name="Таблица17.E12" style:family="table-cell">
      <style:table-cell-properties fo:padding="0.097cm" fo:border-left="0.05pt solid #000000" fo:border-right="none" fo:border-top="none" fo:border-bottom="0.05pt solid #000000"/>
    </style:style>
    <style:style style:name="Таблица17.F12" style:family="table-cell">
      <style:table-cell-properties fo:padding="0.097cm" fo:border-left="0.05pt solid #000000" fo:border-right="none" fo:border-top="none" fo:border-bottom="0.05pt solid #000000"/>
    </style:style>
    <style:style style:name="Таблица1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3" style:family="table-cell">
      <style:table-cell-properties fo:padding="0.097cm" fo:border-left="0.05pt solid #000000" fo:border-right="none" fo:border-top="none" fo:border-bottom="0.05pt solid #000000"/>
    </style:style>
    <style:style style:name="Таблица17.C13" style:family="table-cell">
      <style:table-cell-properties fo:padding="0.097cm" fo:border-left="0.05pt solid #000000" fo:border-right="none" fo:border-top="none" fo:border-bottom="0.05pt solid #000000"/>
    </style:style>
    <style:style style:name="Таблица17.D13" style:family="table-cell">
      <style:table-cell-properties fo:padding="0.097cm" fo:border-left="0.05pt solid #000000" fo:border-right="none" fo:border-top="none" fo:border-bottom="0.05pt solid #000000"/>
    </style:style>
    <style:style style:name="Таблица17.E13" style:family="table-cell">
      <style:table-cell-properties fo:padding="0.097cm" fo:border-left="0.05pt solid #000000" fo:border-right="none" fo:border-top="none" fo:border-bottom="0.05pt solid #000000"/>
    </style:style>
    <style:style style:name="Таблица17.F13" style:family="table-cell">
      <style:table-cell-properties fo:padding="0.097cm" fo:border-left="0.05pt solid #000000" fo:border-right="none" fo:border-top="none" fo:border-bottom="0.05pt solid #000000"/>
    </style:style>
    <style:style style:name="Таблица1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4" style:family="table-cell">
      <style:table-cell-properties fo:padding="0.097cm" fo:border-left="0.05pt solid #000000" fo:border-right="none" fo:border-top="none" fo:border-bottom="0.05pt solid #000000"/>
    </style:style>
    <style:style style:name="Таблица17.C14" style:family="table-cell">
      <style:table-cell-properties fo:padding="0.097cm" fo:border-left="0.05pt solid #000000" fo:border-right="none" fo:border-top="none" fo:border-bottom="0.05pt solid #000000"/>
    </style:style>
    <style:style style:name="Таблица17.D14" style:family="table-cell">
      <style:table-cell-properties fo:padding="0.097cm" fo:border-left="0.05pt solid #000000" fo:border-right="none" fo:border-top="none" fo:border-bottom="0.05pt solid #000000"/>
    </style:style>
    <style:style style:name="Таблица17.E14" style:family="table-cell">
      <style:table-cell-properties fo:padding="0.097cm" fo:border-left="0.05pt solid #000000" fo:border-right="none" fo:border-top="none" fo:border-bottom="0.05pt solid #000000"/>
    </style:style>
    <style:style style:name="Таблица17.F14" style:family="table-cell">
      <style:table-cell-properties fo:padding="0.097cm" fo:border-left="0.05pt solid #000000" fo:border-right="none" fo:border-top="none" fo:border-bottom="0.05pt solid #000000"/>
    </style:style>
    <style:style style:name="Таблица1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5" style:family="table-cell">
      <style:table-cell-properties fo:padding="0.097cm" fo:border-left="0.05pt solid #000000" fo:border-right="none" fo:border-top="none" fo:border-bottom="0.05pt solid #000000"/>
    </style:style>
    <style:style style:name="Таблица17.C15" style:family="table-cell">
      <style:table-cell-properties fo:padding="0.097cm" fo:border-left="0.05pt solid #000000" fo:border-right="none" fo:border-top="none" fo:border-bottom="0.05pt solid #000000"/>
    </style:style>
    <style:style style:name="Таблица17.D15" style:family="table-cell">
      <style:table-cell-properties fo:padding="0.097cm" fo:border-left="0.05pt solid #000000" fo:border-right="none" fo:border-top="none" fo:border-bottom="0.05pt solid #000000"/>
    </style:style>
    <style:style style:name="Таблица17.E15" style:family="table-cell">
      <style:table-cell-properties fo:padding="0.097cm" fo:border-left="0.05pt solid #000000" fo:border-right="none" fo:border-top="none" fo:border-bottom="0.05pt solid #000000"/>
    </style:style>
    <style:style style:name="Таблица17.F15" style:family="table-cell">
      <style:table-cell-properties fo:padding="0.097cm" fo:border-left="0.05pt solid #000000" fo:border-right="none" fo:border-top="none" fo:border-bottom="0.05pt solid #000000"/>
    </style:style>
    <style:style style:name="Таблица1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6" style:family="table-cell">
      <style:table-cell-properties fo:padding="0.097cm" fo:border-left="0.05pt solid #000000" fo:border-right="none" fo:border-top="none" fo:border-bottom="0.05pt solid #000000"/>
    </style:style>
    <style:style style:name="Таблица17.C16" style:family="table-cell">
      <style:table-cell-properties fo:padding="0.097cm" fo:border-left="0.05pt solid #000000" fo:border-right="none" fo:border-top="none" fo:border-bottom="0.05pt solid #000000"/>
    </style:style>
    <style:style style:name="Таблица17.D16" style:family="table-cell">
      <style:table-cell-properties fo:padding="0.097cm" fo:border-left="0.05pt solid #000000" fo:border-right="none" fo:border-top="none" fo:border-bottom="0.05pt solid #000000"/>
    </style:style>
    <style:style style:name="Таблица17.E16" style:family="table-cell">
      <style:table-cell-properties fo:padding="0.097cm" fo:border-left="0.05pt solid #000000" fo:border-right="none" fo:border-top="none" fo:border-bottom="0.05pt solid #000000"/>
    </style:style>
    <style:style style:name="Таблица17.F16" style:family="table-cell">
      <style:table-cell-properties fo:padding="0.097cm" fo:border-left="0.05pt solid #000000" fo:border-right="none" fo:border-top="none" fo:border-bottom="0.05pt solid #000000"/>
    </style:style>
    <style:style style:name="Таблица1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7" style:family="table-cell">
      <style:table-cell-properties fo:padding="0.097cm" fo:border-left="0.05pt solid #000000" fo:border-right="none" fo:border-top="none" fo:border-bottom="0.05pt solid #000000"/>
    </style:style>
    <style:style style:name="Таблица17.C17" style:family="table-cell">
      <style:table-cell-properties fo:padding="0.097cm" fo:border-left="0.05pt solid #000000" fo:border-right="none" fo:border-top="none" fo:border-bottom="0.05pt solid #000000"/>
    </style:style>
    <style:style style:name="Таблица17.D17" style:family="table-cell">
      <style:table-cell-properties fo:padding="0.097cm" fo:border-left="0.05pt solid #000000" fo:border-right="none" fo:border-top="none" fo:border-bottom="0.05pt solid #000000"/>
    </style:style>
    <style:style style:name="Таблица17.E17" style:family="table-cell">
      <style:table-cell-properties fo:padding="0.097cm" fo:border-left="0.05pt solid #000000" fo:border-right="none" fo:border-top="none" fo:border-bottom="0.05pt solid #000000"/>
    </style:style>
    <style:style style:name="Таблица17.F17" style:family="table-cell">
      <style:table-cell-properties fo:padding="0.097cm" fo:border-left="0.05pt solid #000000" fo:border-right="none" fo:border-top="none" fo:border-bottom="0.05pt solid #000000"/>
    </style:style>
    <style:style style:name="Таблица1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8" style:family="table-cell">
      <style:table-cell-properties fo:padding="0.097cm" fo:border-left="0.05pt solid #000000" fo:border-right="none" fo:border-top="none" fo:border-bottom="0.05pt solid #000000"/>
    </style:style>
    <style:style style:name="Таблица17.C18" style:family="table-cell">
      <style:table-cell-properties fo:padding="0.097cm" fo:border-left="0.05pt solid #000000" fo:border-right="none" fo:border-top="none" fo:border-bottom="0.05pt solid #000000"/>
    </style:style>
    <style:style style:name="Таблица17.D18" style:family="table-cell">
      <style:table-cell-properties fo:padding="0.097cm" fo:border-left="0.05pt solid #000000" fo:border-right="none" fo:border-top="none" fo:border-bottom="0.05pt solid #000000"/>
    </style:style>
    <style:style style:name="Таблица17.E18" style:family="table-cell">
      <style:table-cell-properties fo:padding="0.097cm" fo:border-left="0.05pt solid #000000" fo:border-right="none" fo:border-top="none" fo:border-bottom="0.05pt solid #000000"/>
    </style:style>
    <style:style style:name="Таблица17.F18" style:family="table-cell">
      <style:table-cell-properties fo:padding="0.097cm" fo:border-left="0.05pt solid #000000" fo:border-right="none" fo:border-top="none" fo:border-bottom="0.05pt solid #000000"/>
    </style:style>
    <style:style style:name="Таблица1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9" style:family="table-cell">
      <style:table-cell-properties fo:padding="0.097cm" fo:border-left="0.05pt solid #000000" fo:border-right="none" fo:border-top="none" fo:border-bottom="0.05pt solid #000000"/>
    </style:style>
    <style:style style:name="Таблица17.C19" style:family="table-cell">
      <style:table-cell-properties fo:padding="0.097cm" fo:border-left="0.05pt solid #000000" fo:border-right="none" fo:border-top="none" fo:border-bottom="0.05pt solid #000000"/>
    </style:style>
    <style:style style:name="Таблица17.D19" style:family="table-cell">
      <style:table-cell-properties fo:padding="0.097cm" fo:border-left="0.05pt solid #000000" fo:border-right="none" fo:border-top="none" fo:border-bottom="0.05pt solid #000000"/>
    </style:style>
    <style:style style:name="Таблица17.E19" style:family="table-cell">
      <style:table-cell-properties fo:padding="0.097cm" fo:border-left="0.05pt solid #000000" fo:border-right="none" fo:border-top="none" fo:border-bottom="0.05pt solid #000000"/>
    </style:style>
    <style:style style:name="Таблица17.F19" style:family="table-cell">
      <style:table-cell-properties fo:padding="0.097cm" fo:border-left="0.05pt solid #000000" fo:border-right="none" fo:border-top="none" fo:border-bottom="0.05pt solid #000000"/>
    </style:style>
    <style:style style:name="Таблица1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0" style:family="table-cell">
      <style:table-cell-properties fo:padding="0.097cm" fo:border-left="0.05pt solid #000000" fo:border-right="none" fo:border-top="none" fo:border-bottom="0.05pt solid #000000"/>
    </style:style>
    <style:style style:name="Таблица17.C20" style:family="table-cell">
      <style:table-cell-properties fo:padding="0.097cm" fo:border-left="0.05pt solid #000000" fo:border-right="none" fo:border-top="none" fo:border-bottom="0.05pt solid #000000"/>
    </style:style>
    <style:style style:name="Таблица17.D20" style:family="table-cell">
      <style:table-cell-properties fo:padding="0.097cm" fo:border-left="0.05pt solid #000000" fo:border-right="none" fo:border-top="none" fo:border-bottom="0.05pt solid #000000"/>
    </style:style>
    <style:style style:name="Таблица17.E20" style:family="table-cell">
      <style:table-cell-properties fo:padding="0.097cm" fo:border-left="0.05pt solid #000000" fo:border-right="none" fo:border-top="none" fo:border-bottom="0.05pt solid #000000"/>
    </style:style>
    <style:style style:name="Таблица17.F20" style:family="table-cell">
      <style:table-cell-properties fo:padding="0.097cm" fo:border-left="0.05pt solid #000000" fo:border-right="none" fo:border-top="none" fo:border-bottom="0.05pt solid #000000"/>
    </style:style>
    <style:style style:name="Таблица1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1" style:family="table-cell">
      <style:table-cell-properties fo:padding="0.097cm" fo:border-left="0.05pt solid #000000" fo:border-right="none" fo:border-top="none" fo:border-bottom="0.05pt solid #000000"/>
    </style:style>
    <style:style style:name="Таблица17.C21" style:family="table-cell">
      <style:table-cell-properties fo:padding="0.097cm" fo:border-left="0.05pt solid #000000" fo:border-right="none" fo:border-top="none" fo:border-bottom="0.05pt solid #000000"/>
    </style:style>
    <style:style style:name="Таблица17.D21" style:family="table-cell">
      <style:table-cell-properties fo:padding="0.097cm" fo:border-left="0.05pt solid #000000" fo:border-right="none" fo:border-top="none" fo:border-bottom="0.05pt solid #000000"/>
    </style:style>
    <style:style style:name="Таблица17.E21" style:family="table-cell">
      <style:table-cell-properties fo:padding="0.097cm" fo:border-left="0.05pt solid #000000" fo:border-right="none" fo:border-top="none" fo:border-bottom="0.05pt solid #000000"/>
    </style:style>
    <style:style style:name="Таблица17.F21" style:family="table-cell">
      <style:table-cell-properties fo:padding="0.097cm" fo:border-left="0.05pt solid #000000" fo:border-right="none" fo:border-top="none" fo:border-bottom="0.05pt solid #000000"/>
    </style:style>
    <style:style style:name="Таблица1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2" style:family="table-cell">
      <style:table-cell-properties fo:padding="0.097cm" fo:border-left="0.05pt solid #000000" fo:border-right="none" fo:border-top="none" fo:border-bottom="0.05pt solid #000000"/>
    </style:style>
    <style:style style:name="Таблица17.C22" style:family="table-cell">
      <style:table-cell-properties fo:padding="0.097cm" fo:border-left="0.05pt solid #000000" fo:border-right="none" fo:border-top="none" fo:border-bottom="0.05pt solid #000000"/>
    </style:style>
    <style:style style:name="Таблица17.D22" style:family="table-cell">
      <style:table-cell-properties fo:padding="0.097cm" fo:border-left="0.05pt solid #000000" fo:border-right="none" fo:border-top="none" fo:border-bottom="0.05pt solid #000000"/>
    </style:style>
    <style:style style:name="Таблица17.E22" style:family="table-cell">
      <style:table-cell-properties fo:padding="0.097cm" fo:border-left="0.05pt solid #000000" fo:border-right="none" fo:border-top="none" fo:border-bottom="0.05pt solid #000000"/>
    </style:style>
    <style:style style:name="Таблица17.F22" style:family="table-cell">
      <style:table-cell-properties fo:padding="0.097cm" fo:border-left="0.05pt solid #000000" fo:border-right="none" fo:border-top="none" fo:border-bottom="0.05pt solid #000000"/>
    </style:style>
    <style:style style:name="Таблица1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3" style:family="table-cell">
      <style:table-cell-properties fo:padding="0.097cm" fo:border-left="0.05pt solid #000000" fo:border-right="none" fo:border-top="none" fo:border-bottom="0.05pt solid #000000"/>
    </style:style>
    <style:style style:name="Таблица17.C23" style:family="table-cell">
      <style:table-cell-properties fo:padding="0.097cm" fo:border-left="0.05pt solid #000000" fo:border-right="none" fo:border-top="none" fo:border-bottom="0.05pt solid #000000"/>
    </style:style>
    <style:style style:name="Таблица17.D23" style:family="table-cell">
      <style:table-cell-properties fo:padding="0.097cm" fo:border-left="0.05pt solid #000000" fo:border-right="none" fo:border-top="none" fo:border-bottom="0.05pt solid #000000"/>
    </style:style>
    <style:style style:name="Таблица17.E23" style:family="table-cell">
      <style:table-cell-properties fo:padding="0.097cm" fo:border-left="0.05pt solid #000000" fo:border-right="none" fo:border-top="none" fo:border-bottom="0.05pt solid #000000"/>
    </style:style>
    <style:style style:name="Таблица17.F23" style:family="table-cell">
      <style:table-cell-properties fo:padding="0.097cm" fo:border-left="0.05pt solid #000000" fo:border-right="none" fo:border-top="none" fo:border-bottom="0.05pt solid #000000"/>
    </style:style>
    <style:style style:name="Таблица1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4" style:family="table-cell">
      <style:table-cell-properties fo:padding="0.097cm" fo:border-left="0.05pt solid #000000" fo:border-right="none" fo:border-top="none" fo:border-bottom="0.05pt solid #000000"/>
    </style:style>
    <style:style style:name="Таблица17.C24" style:family="table-cell">
      <style:table-cell-properties fo:padding="0.097cm" fo:border-left="0.05pt solid #000000" fo:border-right="none" fo:border-top="none" fo:border-bottom="0.05pt solid #000000"/>
    </style:style>
    <style:style style:name="Таблица17.D24" style:family="table-cell">
      <style:table-cell-properties fo:padding="0.097cm" fo:border-left="0.05pt solid #000000" fo:border-right="none" fo:border-top="none" fo:border-bottom="0.05pt solid #000000"/>
    </style:style>
    <style:style style:name="Таблица17.E24" style:family="table-cell">
      <style:table-cell-properties fo:padding="0.097cm" fo:border-left="0.05pt solid #000000" fo:border-right="none" fo:border-top="none" fo:border-bottom="0.05pt solid #000000"/>
    </style:style>
    <style:style style:name="Таблица17.F24" style:family="table-cell">
      <style:table-cell-properties fo:padding="0.097cm" fo:border-left="0.05pt solid #000000" fo:border-right="none" fo:border-top="none" fo:border-bottom="0.05pt solid #000000"/>
    </style:style>
    <style:style style:name="Таблица1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5" style:family="table-cell">
      <style:table-cell-properties fo:padding="0.097cm" fo:border-left="0.05pt solid #000000" fo:border-right="none" fo:border-top="none" fo:border-bottom="0.05pt solid #000000"/>
    </style:style>
    <style:style style:name="Таблица17.C25" style:family="table-cell">
      <style:table-cell-properties fo:padding="0.097cm" fo:border-left="0.05pt solid #000000" fo:border-right="none" fo:border-top="none" fo:border-bottom="0.05pt solid #000000"/>
    </style:style>
    <style:style style:name="Таблица17.D25" style:family="table-cell">
      <style:table-cell-properties fo:padding="0.097cm" fo:border-left="0.05pt solid #000000" fo:border-right="none" fo:border-top="none" fo:border-bottom="0.05pt solid #000000"/>
    </style:style>
    <style:style style:name="Таблица17.E25" style:family="table-cell">
      <style:table-cell-properties fo:padding="0.097cm" fo:border-left="0.05pt solid #000000" fo:border-right="none" fo:border-top="none" fo:border-bottom="0.05pt solid #000000"/>
    </style:style>
    <style:style style:name="Таблица17.F25" style:family="table-cell">
      <style:table-cell-properties fo:padding="0.097cm" fo:border-left="0.05pt solid #000000" fo:border-right="none" fo:border-top="none" fo:border-bottom="0.05pt solid #000000"/>
    </style:style>
    <style:style style:name="Таблица1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6" style:family="table-cell">
      <style:table-cell-properties fo:padding="0.097cm" fo:border-left="0.05pt solid #000000" fo:border-right="none" fo:border-top="none" fo:border-bottom="0.05pt solid #000000"/>
    </style:style>
    <style:style style:name="Таблица17.C26" style:family="table-cell">
      <style:table-cell-properties fo:padding="0.097cm" fo:border-left="0.05pt solid #000000" fo:border-right="none" fo:border-top="none" fo:border-bottom="0.05pt solid #000000"/>
    </style:style>
    <style:style style:name="Таблица17.D26" style:family="table-cell">
      <style:table-cell-properties fo:padding="0.097cm" fo:border-left="0.05pt solid #000000" fo:border-right="none" fo:border-top="none" fo:border-bottom="0.05pt solid #000000"/>
    </style:style>
    <style:style style:name="Таблица17.E26" style:family="table-cell">
      <style:table-cell-properties fo:padding="0.097cm" fo:border-left="0.05pt solid #000000" fo:border-right="none" fo:border-top="none" fo:border-bottom="0.05pt solid #000000"/>
    </style:style>
    <style:style style:name="Таблица17.F26" style:family="table-cell">
      <style:table-cell-properties fo:padding="0.097cm" fo:border-left="0.05pt solid #000000" fo:border-right="none" fo:border-top="none" fo:border-bottom="0.05pt solid #000000"/>
    </style:style>
    <style:style style:name="Таблица1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7" style:family="table-cell">
      <style:table-cell-properties fo:padding="0.097cm" fo:border-left="0.05pt solid #000000" fo:border-right="none" fo:border-top="none" fo:border-bottom="0.05pt solid #000000"/>
    </style:style>
    <style:style style:name="Таблица17.C27" style:family="table-cell">
      <style:table-cell-properties fo:padding="0.097cm" fo:border-left="0.05pt solid #000000" fo:border-right="none" fo:border-top="none" fo:border-bottom="0.05pt solid #000000"/>
    </style:style>
    <style:style style:name="Таблица17.D27" style:family="table-cell">
      <style:table-cell-properties fo:padding="0.097cm" fo:border-left="0.05pt solid #000000" fo:border-right="none" fo:border-top="none" fo:border-bottom="0.05pt solid #000000"/>
    </style:style>
    <style:style style:name="Таблица17.E27" style:family="table-cell">
      <style:table-cell-properties fo:padding="0.097cm" fo:border-left="0.05pt solid #000000" fo:border-right="none" fo:border-top="none" fo:border-bottom="0.05pt solid #000000"/>
    </style:style>
    <style:style style:name="Таблица17.F27" style:family="table-cell">
      <style:table-cell-properties fo:padding="0.097cm" fo:border-left="0.05pt solid #000000" fo:border-right="none" fo:border-top="none" fo:border-bottom="0.05pt solid #000000"/>
    </style:style>
    <style:style style:name="Таблица1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8" style:family="table-cell">
      <style:table-cell-properties fo:padding="0.097cm" fo:border-left="0.05pt solid #000000" fo:border-right="none" fo:border-top="none" fo:border-bottom="0.05pt solid #000000"/>
    </style:style>
    <style:style style:name="Таблица17.C28" style:family="table-cell">
      <style:table-cell-properties fo:padding="0.097cm" fo:border-left="0.05pt solid #000000" fo:border-right="none" fo:border-top="none" fo:border-bottom="0.05pt solid #000000"/>
    </style:style>
    <style:style style:name="Таблица17.D28" style:family="table-cell">
      <style:table-cell-properties fo:padding="0.097cm" fo:border-left="0.05pt solid #000000" fo:border-right="none" fo:border-top="none" fo:border-bottom="0.05pt solid #000000"/>
    </style:style>
    <style:style style:name="Таблица17.E28" style:family="table-cell">
      <style:table-cell-properties fo:padding="0.097cm" fo:border-left="0.05pt solid #000000" fo:border-right="none" fo:border-top="none" fo:border-bottom="0.05pt solid #000000"/>
    </style:style>
    <style:style style:name="Таблица17.F28" style:family="table-cell">
      <style:table-cell-properties fo:padding="0.097cm" fo:border-left="0.05pt solid #000000" fo:border-right="none" fo:border-top="none" fo:border-bottom="0.05pt solid #000000"/>
    </style:style>
    <style:style style:name="Таблица1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9" style:family="table-cell">
      <style:table-cell-properties fo:padding="0.097cm" fo:border-left="0.05pt solid #000000" fo:border-right="none" fo:border-top="none" fo:border-bottom="0.05pt solid #000000"/>
    </style:style>
    <style:style style:name="Таблица17.C29" style:family="table-cell">
      <style:table-cell-properties fo:padding="0.097cm" fo:border-left="0.05pt solid #000000" fo:border-right="none" fo:border-top="none" fo:border-bottom="0.05pt solid #000000"/>
    </style:style>
    <style:style style:name="Таблица17.D29" style:family="table-cell">
      <style:table-cell-properties fo:padding="0.097cm" fo:border-left="0.05pt solid #000000" fo:border-right="none" fo:border-top="none" fo:border-bottom="0.05pt solid #000000"/>
    </style:style>
    <style:style style:name="Таблица17.E29" style:family="table-cell">
      <style:table-cell-properties fo:padding="0.097cm" fo:border-left="0.05pt solid #000000" fo:border-right="none" fo:border-top="none" fo:border-bottom="0.05pt solid #000000"/>
    </style:style>
    <style:style style:name="Таблица17.F29" style:family="table-cell">
      <style:table-cell-properties fo:padding="0.097cm" fo:border-left="0.05pt solid #000000" fo:border-right="none" fo:border-top="none" fo:border-bottom="0.05pt solid #000000"/>
    </style:style>
    <style:style style:name="Таблица1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0" style:family="table-cell">
      <style:table-cell-properties fo:padding="0.097cm" fo:border-left="0.05pt solid #000000" fo:border-right="none" fo:border-top="none" fo:border-bottom="0.05pt solid #000000"/>
    </style:style>
    <style:style style:name="Таблица17.C30" style:family="table-cell">
      <style:table-cell-properties fo:padding="0.097cm" fo:border-left="0.05pt solid #000000" fo:border-right="none" fo:border-top="none" fo:border-bottom="0.05pt solid #000000"/>
    </style:style>
    <style:style style:name="Таблица17.D30" style:family="table-cell">
      <style:table-cell-properties fo:padding="0.097cm" fo:border-left="0.05pt solid #000000" fo:border-right="none" fo:border-top="none" fo:border-bottom="0.05pt solid #000000"/>
    </style:style>
    <style:style style:name="Таблица17.E30" style:family="table-cell">
      <style:table-cell-properties fo:padding="0.097cm" fo:border-left="0.05pt solid #000000" fo:border-right="none" fo:border-top="none" fo:border-bottom="0.05pt solid #000000"/>
    </style:style>
    <style:style style:name="Таблица17.F30" style:family="table-cell">
      <style:table-cell-properties fo:padding="0.097cm" fo:border-left="0.05pt solid #000000" fo:border-right="none" fo:border-top="none" fo:border-bottom="0.05pt solid #000000"/>
    </style:style>
    <style:style style:name="Таблица1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1" style:family="table-cell">
      <style:table-cell-properties fo:padding="0.097cm" fo:border-left="0.05pt solid #000000" fo:border-right="none" fo:border-top="none" fo:border-bottom="0.05pt solid #000000"/>
    </style:style>
    <style:style style:name="Таблица17.C31" style:family="table-cell">
      <style:table-cell-properties fo:padding="0.097cm" fo:border-left="0.05pt solid #000000" fo:border-right="none" fo:border-top="none" fo:border-bottom="0.05pt solid #000000"/>
    </style:style>
    <style:style style:name="Таблица17.D31" style:family="table-cell">
      <style:table-cell-properties fo:padding="0.097cm" fo:border-left="0.05pt solid #000000" fo:border-right="none" fo:border-top="none" fo:border-bottom="0.05pt solid #000000"/>
    </style:style>
    <style:style style:name="Таблица17.E31" style:family="table-cell">
      <style:table-cell-properties fo:padding="0.097cm" fo:border-left="0.05pt solid #000000" fo:border-right="none" fo:border-top="none" fo:border-bottom="0.05pt solid #000000"/>
    </style:style>
    <style:style style:name="Таблица17.F31" style:family="table-cell">
      <style:table-cell-properties fo:padding="0.097cm" fo:border-left="0.05pt solid #000000" fo:border-right="none" fo:border-top="none" fo:border-bottom="0.05pt solid #000000"/>
    </style:style>
    <style:style style:name="Таблица17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598cm" fo:margin-left="-0.598cm" table:align="left"/>
    </style:style>
    <style:style style:name="Таблица2.A" style:family="table-column">
      <style:table-column-properties style:column-width="1.191cm"/>
    </style:style>
    <style:style style:name="Таблица2.B" style:family="table-column">
      <style:table-column-properties style:column-width="5.318cm"/>
    </style:style>
    <style:style style:name="Таблица2.C" style:family="table-column">
      <style:table-column-properties style:column-width="1.588cm"/>
    </style:style>
    <style:style style:name="Таблица2.D" style:family="table-column">
      <style:table-column-properties style:column-width="2.699cm"/>
    </style:style>
    <style:style style:name="Таблица2.F" style:family="table-column">
      <style:table-column-properties style:column-width="2.55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2.2" style:family="table-row">
      <style:table-row-properties style:min-row-height="0.6cm"/>
    </style:style>
    <style:style style:name="Таблица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none" fo:border-top="none" fo:border-bottom="0.05pt solid #000000"/>
    </style:style>
    <style:style style:name="Таблица2.E7" style:family="table-cell">
      <style:table-cell-properties fo:padding="0.097cm" fo:border-left="0.05pt solid #000000" fo:border-right="none" fo:border-top="none" fo:border-bottom="0.05pt solid #000000"/>
    </style:style>
    <style:style style:name="Таблица2.F7" style:family="table-cell">
      <style:table-cell-properties fo:padding="0.097cm" fo:border-left="0.05pt solid #000000" fo:border-right="none" fo:border-top="none" fo:border-bottom="0.05pt solid #000000"/>
    </style:style>
    <style:style style:name="Таблица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none" fo:border-top="none" fo:border-bottom="0.05pt solid #000000"/>
    </style:style>
    <style:style style:name="Таблица2.F8" style:family="table-cell">
      <style:table-cell-properties fo:padding="0.097cm" fo:border-left="0.05pt solid #000000" fo:border-right="none" fo:border-top="none" fo:border-bottom="0.05pt solid #000000"/>
    </style:style>
    <style:style style:name="Таблица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none" fo:border-top="none" fo:border-bottom="0.05pt solid #000000"/>
    </style:style>
    <style:style style:name="Таблица2.F9" style:family="table-cell">
      <style:table-cell-properties fo:padding="0.097cm" fo:border-left="0.05pt solid #000000" fo:border-right="none" fo:border-top="none" fo:border-bottom="0.05pt solid #000000"/>
    </style:style>
    <style:style style:name="Таблица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none" fo:border-top="none" fo:border-bottom="0.05pt solid #000000"/>
    </style:style>
    <style:style style:name="Таблица2.E10" style:family="table-cell">
      <style:table-cell-properties fo:padding="0.097cm" fo:border-left="0.05pt solid #000000" fo:border-right="none" fo:border-top="none" fo:border-bottom="0.05pt solid #000000"/>
    </style:style>
    <style:style style:name="Таблица2.F10" style:family="table-cell">
      <style:table-cell-properties fo:padding="0.097cm" fo:border-left="0.05pt solid #000000" fo:border-right="none" fo:border-top="none" fo:border-bottom="0.05pt solid #000000"/>
    </style:style>
    <style:style style:name="Таблица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none" fo:border-top="none" fo:border-bottom="0.05pt solid #000000"/>
    </style:style>
    <style:style style:name="Таблица2.E11" style:family="table-cell">
      <style:table-cell-properties fo:padding="0.097cm" fo:border-left="0.05pt solid #000000" fo:border-right="none" fo:border-top="none" fo:border-bottom="0.05pt solid #000000"/>
    </style:style>
    <style:style style:name="Таблица2.F11" style:family="table-cell">
      <style:table-cell-properties fo:padding="0.097cm" fo:border-left="0.05pt solid #000000" fo:border-right="none" fo:border-top="none" fo:border-bottom="0.05pt solid #000000"/>
    </style:style>
    <style:style style:name="Таблица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none" fo:border-top="none" fo:border-bottom="0.05pt solid #000000"/>
    </style:style>
    <style:style style:name="Таблица2.E12" style:family="table-cell">
      <style:table-cell-properties fo:padding="0.097cm" fo:border-left="0.05pt solid #000000" fo:border-right="none" fo:border-top="none" fo:border-bottom="0.05pt solid #000000"/>
    </style:style>
    <style:style style:name="Таблица2.F12" style:family="table-cell">
      <style:table-cell-properties fo:padding="0.097cm" fo:border-left="0.05pt solid #000000" fo:border-right="none" fo:border-top="none" fo:border-bottom="0.05pt solid #000000"/>
    </style:style>
    <style:style style:name="Таблица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none" fo:border-top="none" fo:border-bottom="0.05pt solid #000000"/>
    </style:style>
    <style:style style:name="Таблица2.E13" style:family="table-cell">
      <style:table-cell-properties fo:padding="0.097cm" fo:border-left="0.05pt solid #000000" fo:border-right="none" fo:border-top="none" fo:border-bottom="0.05pt solid #000000"/>
    </style:style>
    <style:style style:name="Таблица2.F13" style:family="table-cell">
      <style:table-cell-properties fo:padding="0.097cm" fo:border-left="0.05pt solid #000000" fo:border-right="none" fo:border-top="none" fo:border-bottom="0.05pt solid #000000"/>
    </style:style>
    <style:style style:name="Таблица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none" fo:border-top="none" fo:border-bottom="0.05pt solid #000000"/>
    </style:style>
    <style:style style:name="Таблица2.E14" style:family="table-cell">
      <style:table-cell-properties fo:padding="0.097cm" fo:border-left="0.05pt solid #000000" fo:border-right="none" fo:border-top="none" fo:border-bottom="0.05pt solid #000000"/>
    </style:style>
    <style:style style:name="Таблица2.F14" style:family="table-cell">
      <style:table-cell-properties fo:padding="0.097cm" fo:border-left="0.05pt solid #000000" fo:border-right="none" fo:border-top="none" fo:border-bottom="0.05pt solid #000000"/>
    </style:style>
    <style:style style:name="Таблица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none" fo:border-top="none" fo:border-bottom="0.05pt solid #000000"/>
    </style:style>
    <style:style style:name="Таблица2.D15" style:family="table-cell">
      <style:table-cell-properties fo:padding="0.097cm" fo:border-left="0.05pt solid #000000" fo:border-right="none" fo:border-top="none" fo:border-bottom="0.05pt solid #000000"/>
    </style:style>
    <style:style style:name="Таблица2.E15" style:family="table-cell">
      <style:table-cell-properties fo:padding="0.097cm" fo:border-left="0.05pt solid #000000" fo:border-right="none" fo:border-top="none" fo:border-bottom="0.05pt solid #000000"/>
    </style:style>
    <style:style style:name="Таблица2.F15" style:family="table-cell">
      <style:table-cell-properties fo:padding="0.097cm" fo:border-left="0.05pt solid #000000" fo:border-right="none" fo:border-top="none" fo:border-bottom="0.05pt solid #000000"/>
    </style:style>
    <style:style style:name="Таблица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6" style:family="table-cell">
      <style:table-cell-properties fo:padding="0.097cm" fo:border-left="0.05pt solid #000000" fo:border-right="none" fo:border-top="none" fo:border-bottom="0.05pt solid #000000"/>
    </style:style>
    <style:style style:name="Таблица2.C16" style:family="table-cell">
      <style:table-cell-properties fo:padding="0.097cm" fo:border-left="0.05pt solid #000000" fo:border-right="none" fo:border-top="none" fo:border-bottom="0.05pt solid #000000"/>
    </style:style>
    <style:style style:name="Таблица2.D16" style:family="table-cell">
      <style:table-cell-properties fo:padding="0.097cm" fo:border-left="0.05pt solid #000000" fo:border-right="none" fo:border-top="none" fo:border-bottom="0.05pt solid #000000"/>
    </style:style>
    <style:style style:name="Таблица2.E16" style:family="table-cell">
      <style:table-cell-properties fo:padding="0.097cm" fo:border-left="0.05pt solid #000000" fo:border-right="none" fo:border-top="none" fo:border-bottom="0.05pt solid #000000"/>
    </style:style>
    <style:style style:name="Таблица2.F16" style:family="table-cell">
      <style:table-cell-properties fo:padding="0.097cm" fo:border-left="0.05pt solid #000000" fo:border-right="none" fo:border-top="none" fo:border-bottom="0.05pt solid #000000"/>
    </style:style>
    <style:style style:name="Таблица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7" style:family="table-cell">
      <style:table-cell-properties fo:padding="0.097cm" fo:border-left="0.05pt solid #000000" fo:border-right="none" fo:border-top="none" fo:border-bottom="0.05pt solid #000000"/>
    </style:style>
    <style:style style:name="Таблица2.C17" style:family="table-cell">
      <style:table-cell-properties fo:padding="0.097cm" fo:border-left="0.05pt solid #000000" fo:border-right="none" fo:border-top="none" fo:border-bottom="0.05pt solid #000000"/>
    </style:style>
    <style:style style:name="Таблица2.D17" style:family="table-cell">
      <style:table-cell-properties fo:padding="0.097cm" fo:border-left="0.05pt solid #000000" fo:border-right="none" fo:border-top="none" fo:border-bottom="0.05pt solid #000000"/>
    </style:style>
    <style:style style:name="Таблица2.E17" style:family="table-cell">
      <style:table-cell-properties fo:padding="0.097cm" fo:border-left="0.05pt solid #000000" fo:border-right="none" fo:border-top="none" fo:border-bottom="0.05pt solid #000000"/>
    </style:style>
    <style:style style:name="Таблица2.F17" style:family="table-cell">
      <style:table-cell-properties fo:padding="0.097cm" fo:border-left="0.05pt solid #000000" fo:border-right="none" fo:border-top="none" fo:border-bottom="0.05pt solid #000000"/>
    </style:style>
    <style:style style:name="Таблица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8" style:family="table-cell">
      <style:table-cell-properties fo:padding="0.097cm" fo:border-left="0.05pt solid #000000" fo:border-right="none" fo:border-top="none" fo:border-bottom="0.05pt solid #000000"/>
    </style:style>
    <style:style style:name="Таблица2.C18" style:family="table-cell">
      <style:table-cell-properties fo:padding="0.097cm" fo:border-left="0.05pt solid #000000" fo:border-right="none" fo:border-top="none" fo:border-bottom="0.05pt solid #000000"/>
    </style:style>
    <style:style style:name="Таблица2.D18" style:family="table-cell">
      <style:table-cell-properties fo:padding="0.097cm" fo:border-left="0.05pt solid #000000" fo:border-right="none" fo:border-top="none" fo:border-bottom="0.05pt solid #000000"/>
    </style:style>
    <style:style style:name="Таблица2.E18" style:family="table-cell">
      <style:table-cell-properties fo:padding="0.097cm" fo:border-left="0.05pt solid #000000" fo:border-right="none" fo:border-top="none" fo:border-bottom="0.05pt solid #000000"/>
    </style:style>
    <style:style style:name="Таблица2.F18" style:family="table-cell">
      <style:table-cell-properties fo:padding="0.097cm" fo:border-left="0.05pt solid #000000" fo:border-right="none" fo:border-top="none" fo:border-bottom="0.05pt solid #000000"/>
    </style:style>
    <style:style style:name="Таблица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none" fo:border-top="none" fo:border-bottom="0.05pt solid #000000"/>
    </style:style>
    <style:style style:name="Таблица2.E19" style:family="table-cell">
      <style:table-cell-properties fo:padding="0.097cm" fo:border-left="0.05pt solid #000000" fo:border-right="none" fo:border-top="none" fo:border-bottom="0.05pt solid #000000"/>
    </style:style>
    <style:style style:name="Таблица2.F19" style:family="table-cell">
      <style:table-cell-properties fo:padding="0.097cm" fo:border-left="0.05pt solid #000000" fo:border-right="none" fo:border-top="none" fo:border-bottom="0.05pt solid #000000"/>
    </style:style>
    <style:style style:name="Таблица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none" fo:border-top="none" fo:border-bottom="0.05pt solid #000000"/>
    </style:style>
    <style:style style:name="Таблица2.E20" style:family="table-cell">
      <style:table-cell-properties fo:padding="0.097cm" fo:border-left="0.05pt solid #000000" fo:border-right="none" fo:border-top="none" fo:border-bottom="0.05pt solid #000000"/>
    </style:style>
    <style:style style:name="Таблица2.F20" style:family="table-cell">
      <style:table-cell-properties fo:padding="0.097cm" fo:border-left="0.05pt solid #000000" fo:border-right="none" fo:border-top="none" fo:border-bottom="0.05pt solid #000000"/>
    </style:style>
    <style:style style:name="Таблица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none" fo:border-top="none" fo:border-bottom="0.05pt solid #000000"/>
    </style:style>
    <style:style style:name="Таблица2.E21" style:family="table-cell">
      <style:table-cell-properties fo:padding="0.097cm" fo:border-left="0.05pt solid #000000" fo:border-right="none" fo:border-top="none" fo:border-bottom="0.05pt solid #000000"/>
    </style:style>
    <style:style style:name="Таблица2.F21" style:family="table-cell">
      <style:table-cell-properties fo:padding="0.097cm" fo:border-left="0.05pt solid #000000" fo:border-right="none" fo:border-top="none" fo:border-bottom="0.05pt solid #000000"/>
    </style:style>
    <style:style style:name="Таблица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2" style:family="table-cell">
      <style:table-cell-properties fo:padding="0.097cm" fo:border-left="0.05pt solid #000000" fo:border-right="none" fo:border-top="none" fo:border-bottom="0.05pt solid #000000"/>
    </style:style>
    <style:style style:name="Таблица2.C22" style:family="table-cell">
      <style:table-cell-properties fo:padding="0.097cm" fo:border-left="0.05pt solid #000000" fo:border-right="none" fo:border-top="none" fo:border-bottom="0.05pt solid #000000"/>
    </style:style>
    <style:style style:name="Таблица2.D22" style:family="table-cell">
      <style:table-cell-properties fo:padding="0.097cm" fo:border-left="0.05pt solid #000000" fo:border-right="none" fo:border-top="none" fo:border-bottom="0.05pt solid #000000"/>
    </style:style>
    <style:style style:name="Таблица2.E22" style:family="table-cell">
      <style:table-cell-properties fo:padding="0.097cm" fo:border-left="0.05pt solid #000000" fo:border-right="none" fo:border-top="none" fo:border-bottom="0.05pt solid #000000"/>
    </style:style>
    <style:style style:name="Таблица2.F22" style:family="table-cell">
      <style:table-cell-properties fo:padding="0.097cm" fo:border-left="0.05pt solid #000000" fo:border-right="none" fo:border-top="none" fo:border-bottom="0.05pt solid #000000"/>
    </style:style>
    <style:style style:name="Таблица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3" style:family="table-cell">
      <style:table-cell-properties fo:padding="0.097cm" fo:border-left="0.05pt solid #000000" fo:border-right="none" fo:border-top="none" fo:border-bottom="0.05pt solid #000000"/>
    </style:style>
    <style:style style:name="Таблица2.C23" style:family="table-cell">
      <style:table-cell-properties fo:padding="0.097cm" fo:border-left="0.05pt solid #000000" fo:border-right="none" fo:border-top="none" fo:border-bottom="0.05pt solid #000000"/>
    </style:style>
    <style:style style:name="Таблица2.D23" style:family="table-cell">
      <style:table-cell-properties fo:padding="0.097cm" fo:border-left="0.05pt solid #000000" fo:border-right="none" fo:border-top="none" fo:border-bottom="0.05pt solid #000000"/>
    </style:style>
    <style:style style:name="Таблица2.E23" style:family="table-cell">
      <style:table-cell-properties fo:padding="0.097cm" fo:border-left="0.05pt solid #000000" fo:border-right="none" fo:border-top="none" fo:border-bottom="0.05pt solid #000000"/>
    </style:style>
    <style:style style:name="Таблица2.F23" style:family="table-cell">
      <style:table-cell-properties fo:padding="0.097cm" fo:border-left="0.05pt solid #000000" fo:border-right="none" fo:border-top="none" fo:border-bottom="0.05pt solid #000000"/>
    </style:style>
    <style:style style:name="Таблица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4" style:family="table-cell">
      <style:table-cell-properties fo:padding="0.097cm" fo:border-left="0.05pt solid #000000" fo:border-right="none" fo:border-top="none" fo:border-bottom="0.05pt solid #000000"/>
    </style:style>
    <style:style style:name="Таблица2.C24" style:family="table-cell">
      <style:table-cell-properties fo:padding="0.097cm" fo:border-left="0.05pt solid #000000" fo:border-right="none" fo:border-top="none" fo:border-bottom="0.05pt solid #000000"/>
    </style:style>
    <style:style style:name="Таблица2.D24" style:family="table-cell">
      <style:table-cell-properties fo:padding="0.097cm" fo:border-left="0.05pt solid #000000" fo:border-right="none" fo:border-top="none" fo:border-bottom="0.05pt solid #000000"/>
    </style:style>
    <style:style style:name="Таблица2.E24" style:family="table-cell">
      <style:table-cell-properties fo:padding="0.097cm" fo:border-left="0.05pt solid #000000" fo:border-right="none" fo:border-top="none" fo:border-bottom="0.05pt solid #000000"/>
    </style:style>
    <style:style style:name="Таблица2.F24" style:family="table-cell">
      <style:table-cell-properties fo:padding="0.097cm" fo:border-left="0.05pt solid #000000" fo:border-right="none" fo:border-top="none" fo:border-bottom="0.05pt solid #000000"/>
    </style:style>
    <style:style style:name="Таблица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5" style:family="table-cell">
      <style:table-cell-properties fo:padding="0.097cm" fo:border-left="0.05pt solid #000000" fo:border-right="none" fo:border-top="none" fo:border-bottom="0.05pt solid #000000"/>
    </style:style>
    <style:style style:name="Таблица2.C25" style:family="table-cell">
      <style:table-cell-properties fo:padding="0.097cm" fo:border-left="0.05pt solid #000000" fo:border-right="none" fo:border-top="none" fo:border-bottom="0.05pt solid #000000"/>
    </style:style>
    <style:style style:name="Таблица2.D25" style:family="table-cell">
      <style:table-cell-properties fo:padding="0.097cm" fo:border-left="0.05pt solid #000000" fo:border-right="none" fo:border-top="none" fo:border-bottom="0.05pt solid #000000"/>
    </style:style>
    <style:style style:name="Таблица2.E25" style:family="table-cell">
      <style:table-cell-properties fo:padding="0.097cm" fo:border-left="0.05pt solid #000000" fo:border-right="none" fo:border-top="none" fo:border-bottom="0.05pt solid #000000"/>
    </style:style>
    <style:style style:name="Таблица2.F25" style:family="table-cell">
      <style:table-cell-properties fo:padding="0.097cm" fo:border-left="0.05pt solid #000000" fo:border-right="none" fo:border-top="none" fo:border-bottom="0.05pt solid #000000"/>
    </style:style>
    <style:style style:name="Таблица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6" style:family="table-cell">
      <style:table-cell-properties fo:padding="0.097cm" fo:border-left="0.05pt solid #000000" fo:border-right="none" fo:border-top="none" fo:border-bottom="0.05pt solid #000000"/>
    </style:style>
    <style:style style:name="Таблица2.C26" style:family="table-cell">
      <style:table-cell-properties fo:padding="0.097cm" fo:border-left="0.05pt solid #000000" fo:border-right="none" fo:border-top="none" fo:border-bottom="0.05pt solid #000000"/>
    </style:style>
    <style:style style:name="Таблица2.D26" style:family="table-cell">
      <style:table-cell-properties fo:padding="0.097cm" fo:border-left="0.05pt solid #000000" fo:border-right="none" fo:border-top="none" fo:border-bottom="0.05pt solid #000000"/>
    </style:style>
    <style:style style:name="Таблица2.E26" style:family="table-cell">
      <style:table-cell-properties fo:padding="0.097cm" fo:border-left="0.05pt solid #000000" fo:border-right="none" fo:border-top="none" fo:border-bottom="0.05pt solid #000000"/>
    </style:style>
    <style:style style:name="Таблица2.F26" style:family="table-cell">
      <style:table-cell-properties fo:padding="0.097cm" fo:border-left="0.05pt solid #000000" fo:border-right="none" fo:border-top="none" fo:border-bottom="0.05pt solid #000000"/>
    </style:style>
    <style:style style:name="Таблица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7" style:family="table-cell">
      <style:table-cell-properties fo:padding="0.097cm" fo:border-left="0.05pt solid #000000" fo:border-right="none" fo:border-top="none" fo:border-bottom="0.05pt solid #000000"/>
    </style:style>
    <style:style style:name="Таблица2.C27" style:family="table-cell">
      <style:table-cell-properties fo:padding="0.097cm" fo:border-left="0.05pt solid #000000" fo:border-right="none" fo:border-top="none" fo:border-bottom="0.05pt solid #000000"/>
    </style:style>
    <style:style style:name="Таблица2.D27" style:family="table-cell">
      <style:table-cell-properties fo:padding="0.097cm" fo:border-left="0.05pt solid #000000" fo:border-right="none" fo:border-top="none" fo:border-bottom="0.05pt solid #000000"/>
    </style:style>
    <style:style style:name="Таблица2.E27" style:family="table-cell">
      <style:table-cell-properties fo:padding="0.097cm" fo:border-left="0.05pt solid #000000" fo:border-right="none" fo:border-top="none" fo:border-bottom="0.05pt solid #000000"/>
    </style:style>
    <style:style style:name="Таблица2.F27" style:family="table-cell">
      <style:table-cell-properties fo:padding="0.097cm" fo:border-left="0.05pt solid #000000" fo:border-right="none" fo:border-top="none" fo:border-bottom="0.05pt solid #000000"/>
    </style:style>
    <style:style style:name="Таблица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8" style:family="table-cell">
      <style:table-cell-properties fo:padding="0.097cm" fo:border-left="0.05pt solid #000000" fo:border-right="none" fo:border-top="none" fo:border-bottom="0.05pt solid #000000"/>
    </style:style>
    <style:style style:name="Таблица2.C28" style:family="table-cell">
      <style:table-cell-properties fo:padding="0.097cm" fo:border-left="0.05pt solid #000000" fo:border-right="none" fo:border-top="none" fo:border-bottom="0.05pt solid #000000"/>
    </style:style>
    <style:style style:name="Таблица2.D28" style:family="table-cell">
      <style:table-cell-properties fo:padding="0.097cm" fo:border-left="0.05pt solid #000000" fo:border-right="none" fo:border-top="none" fo:border-bottom="0.05pt solid #000000"/>
    </style:style>
    <style:style style:name="Таблица2.E28" style:family="table-cell">
      <style:table-cell-properties fo:padding="0.097cm" fo:border-left="0.05pt solid #000000" fo:border-right="none" fo:border-top="none" fo:border-bottom="0.05pt solid #000000"/>
    </style:style>
    <style:style style:name="Таблица2.F28" style:family="table-cell">
      <style:table-cell-properties fo:padding="0.097cm" fo:border-left="0.05pt solid #000000" fo:border-right="none" fo:border-top="none" fo:border-bottom="0.05pt solid #000000"/>
    </style:style>
    <style:style style:name="Таблица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9" style:family="table-cell">
      <style:table-cell-properties fo:padding="0.097cm" fo:border-left="0.05pt solid #000000" fo:border-right="none" fo:border-top="none" fo:border-bottom="0.05pt solid #000000"/>
    </style:style>
    <style:style style:name="Таблица2.C29" style:family="table-cell">
      <style:table-cell-properties fo:padding="0.097cm" fo:border-left="0.05pt solid #000000" fo:border-right="none" fo:border-top="none" fo:border-bottom="0.05pt solid #000000"/>
    </style:style>
    <style:style style:name="Таблица2.D29" style:family="table-cell">
      <style:table-cell-properties fo:padding="0.097cm" fo:border-left="0.05pt solid #000000" fo:border-right="none" fo:border-top="none" fo:border-bottom="0.05pt solid #000000"/>
    </style:style>
    <style:style style:name="Таблица2.E29" style:family="table-cell">
      <style:table-cell-properties fo:padding="0.097cm" fo:border-left="0.05pt solid #000000" fo:border-right="none" fo:border-top="none" fo:border-bottom="0.05pt solid #000000"/>
    </style:style>
    <style:style style:name="Таблица2.F29" style:family="table-cell">
      <style:table-cell-properties fo:padding="0.097cm" fo:border-left="0.05pt solid #000000" fo:border-right="none" fo:border-top="none" fo:border-bottom="0.05pt solid #000000"/>
    </style:style>
    <style:style style:name="Таблица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0" style:family="table-cell">
      <style:table-cell-properties fo:padding="0.097cm" fo:border-left="0.05pt solid #000000" fo:border-right="none" fo:border-top="none" fo:border-bottom="0.05pt solid #000000"/>
    </style:style>
    <style:style style:name="Таблица2.C30" style:family="table-cell">
      <style:table-cell-properties fo:padding="0.097cm" fo:border-left="0.05pt solid #000000" fo:border-right="none" fo:border-top="none" fo:border-bottom="0.05pt solid #000000"/>
    </style:style>
    <style:style style:name="Таблица2.D30" style:family="table-cell">
      <style:table-cell-properties fo:padding="0.097cm" fo:border-left="0.05pt solid #000000" fo:border-right="none" fo:border-top="none" fo:border-bottom="0.05pt solid #000000"/>
    </style:style>
    <style:style style:name="Таблица2.E30" style:family="table-cell">
      <style:table-cell-properties fo:padding="0.097cm" fo:border-left="0.05pt solid #000000" fo:border-right="none" fo:border-top="none" fo:border-bottom="0.05pt solid #000000"/>
    </style:style>
    <style:style style:name="Таблица2.F30" style:family="table-cell">
      <style:table-cell-properties fo:padding="0.097cm" fo:border-left="0.05pt solid #000000" fo:border-right="none" fo:border-top="none" fo:border-bottom="0.05pt solid #000000"/>
    </style:style>
    <style:style style:name="Таблица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1" style:family="table-cell">
      <style:table-cell-properties fo:padding="0.097cm" fo:border-left="0.05pt solid #000000" fo:border-right="none" fo:border-top="none" fo:border-bottom="0.05pt solid #000000"/>
    </style:style>
    <style:style style:name="Таблица2.C31" style:family="table-cell">
      <style:table-cell-properties fo:padding="0.097cm" fo:border-left="0.05pt solid #000000" fo:border-right="none" fo:border-top="none" fo:border-bottom="0.05pt solid #000000"/>
    </style:style>
    <style:style style:name="Таблица2.D31" style:family="table-cell">
      <style:table-cell-properties fo:padding="0.097cm" fo:border-left="0.05pt solid #000000" fo:border-right="none" fo:border-top="none" fo:border-bottom="0.05pt solid #000000"/>
    </style:style>
    <style:style style:name="Таблица2.E31" style:family="table-cell">
      <style:table-cell-properties fo:padding="0.097cm" fo:border-left="0.05pt solid #000000" fo:border-right="none" fo:border-top="none" fo:border-bottom="0.05pt solid #000000"/>
    </style:style>
    <style:style style:name="Таблица2.F31" style:family="table-cell">
      <style:table-cell-properties fo:padding="0.097cm" fo:border-left="0.05pt solid #000000" fo:border-right="none" fo:border-top="none" fo:border-bottom="0.05pt solid #000000"/>
    </style:style>
    <style:style style:name="Таблица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2" style:family="table-cell">
      <style:table-cell-properties fo:padding="0.097cm" fo:border-left="0.05pt solid #000000" fo:border-right="none" fo:border-top="none" fo:border-bottom="0.05pt solid #000000"/>
    </style:style>
    <style:style style:name="Таблица2.C32" style:family="table-cell">
      <style:table-cell-properties fo:padding="0.097cm" fo:border-left="0.05pt solid #000000" fo:border-right="none" fo:border-top="none" fo:border-bottom="0.05pt solid #000000"/>
    </style:style>
    <style:style style:name="Таблица2.D32" style:family="table-cell">
      <style:table-cell-properties fo:padding="0.097cm" fo:border-left="0.05pt solid #000000" fo:border-right="none" fo:border-top="none" fo:border-bottom="0.05pt solid #000000"/>
    </style:style>
    <style:style style:name="Таблица2.E32" style:family="table-cell">
      <style:table-cell-properties fo:padding="0.097cm" fo:border-left="0.05pt solid #000000" fo:border-right="none" fo:border-top="none" fo:border-bottom="0.05pt solid #000000"/>
    </style:style>
    <style:style style:name="Таблица2.F32" style:family="table-cell">
      <style:table-cell-properties fo:padding="0.097cm" fo:border-left="0.05pt solid #000000" fo:border-right="none" fo:border-top="none" fo:border-bottom="0.05pt solid #000000"/>
    </style:style>
    <style:style style:name="Таблица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3" style:family="table-cell">
      <style:table-cell-properties fo:padding="0.097cm" fo:border-left="0.05pt solid #000000" fo:border-right="none" fo:border-top="none" fo:border-bottom="0.05pt solid #000000"/>
    </style:style>
    <style:style style:name="Таблица2.C33" style:family="table-cell">
      <style:table-cell-properties fo:padding="0.097cm" fo:border-left="0.05pt solid #000000" fo:border-right="none" fo:border-top="none" fo:border-bottom="0.05pt solid #000000"/>
    </style:style>
    <style:style style:name="Таблица2.D33" style:family="table-cell">
      <style:table-cell-properties fo:padding="0.097cm" fo:border-left="0.05pt solid #000000" fo:border-right="none" fo:border-top="none" fo:border-bottom="0.05pt solid #000000"/>
    </style:style>
    <style:style style:name="Таблица2.E33" style:family="table-cell">
      <style:table-cell-properties fo:padding="0.097cm" fo:border-left="0.05pt solid #000000" fo:border-right="none" fo:border-top="none" fo:border-bottom="0.05pt solid #000000"/>
    </style:style>
    <style:style style:name="Таблица2.F33" style:family="table-cell">
      <style:table-cell-properties fo:padding="0.097cm" fo:border-left="0.05pt solid #000000" fo:border-right="none" fo:border-top="none" fo:border-bottom="0.05pt solid #000000"/>
    </style:style>
    <style:style style:name="Таблица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4" style:family="table-cell">
      <style:table-cell-properties fo:padding="0.097cm" fo:border-left="0.05pt solid #000000" fo:border-right="none" fo:border-top="none" fo:border-bottom="0.05pt solid #000000"/>
    </style:style>
    <style:style style:name="Таблица2.C34" style:family="table-cell">
      <style:table-cell-properties fo:padding="0.097cm" fo:border-left="0.05pt solid #000000" fo:border-right="none" fo:border-top="none" fo:border-bottom="0.05pt solid #000000"/>
    </style:style>
    <style:style style:name="Таблица2.D34" style:family="table-cell">
      <style:table-cell-properties fo:padding="0.097cm" fo:border-left="0.05pt solid #000000" fo:border-right="none" fo:border-top="none" fo:border-bottom="0.05pt solid #000000"/>
    </style:style>
    <style:style style:name="Таблица2.E34" style:family="table-cell">
      <style:table-cell-properties fo:padding="0.097cm" fo:border-left="0.05pt solid #000000" fo:border-right="none" fo:border-top="none" fo:border-bottom="0.05pt solid #000000"/>
    </style:style>
    <style:style style:name="Таблица2.F34" style:family="table-cell">
      <style:table-cell-properties fo:padding="0.097cm" fo:border-left="0.05pt solid #000000" fo:border-right="none" fo:border-top="none" fo:border-bottom="0.05pt solid #000000"/>
    </style:style>
    <style:style style:name="Таблица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5" style:family="table-cell">
      <style:table-cell-properties fo:padding="0.097cm" fo:border-left="0.05pt solid #000000" fo:border-right="none" fo:border-top="none" fo:border-bottom="0.05pt solid #000000"/>
    </style:style>
    <style:style style:name="Таблица2.C35" style:family="table-cell">
      <style:table-cell-properties fo:padding="0.097cm" fo:border-left="0.05pt solid #000000" fo:border-right="none" fo:border-top="none" fo:border-bottom="0.05pt solid #000000"/>
    </style:style>
    <style:style style:name="Таблица2.D35" style:family="table-cell">
      <style:table-cell-properties fo:padding="0.097cm" fo:border-left="0.05pt solid #000000" fo:border-right="none" fo:border-top="none" fo:border-bottom="0.05pt solid #000000"/>
    </style:style>
    <style:style style:name="Таблица2.E35" style:family="table-cell">
      <style:table-cell-properties fo:padding="0.097cm" fo:border-left="0.05pt solid #000000" fo:border-right="none" fo:border-top="none" fo:border-bottom="0.05pt solid #000000"/>
    </style:style>
    <style:style style:name="Таблица2.F35" style:family="table-cell">
      <style:table-cell-properties fo:padding="0.097cm" fo:border-left="0.05pt solid #000000" fo:border-right="none" fo:border-top="none" fo:border-bottom="0.05pt solid #000000"/>
    </style:style>
    <style:style style:name="Таблица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8.598cm" fo:margin-left="-0.598cm" table:align="left"/>
    </style:style>
    <style:style style:name="Таблица18.A" style:family="table-column">
      <style:table-column-properties style:column-width="1.191cm"/>
    </style:style>
    <style:style style:name="Таблица18.B" style:family="table-column">
      <style:table-column-properties style:column-width="5.318cm"/>
    </style:style>
    <style:style style:name="Таблица18.C" style:family="table-column">
      <style:table-column-properties style:column-width="1.588cm"/>
    </style:style>
    <style:style style:name="Таблица18.D" style:family="table-column">
      <style:table-column-properties style:column-width="2.699cm"/>
    </style:style>
    <style:style style:name="Таблица18.F" style:family="table-column">
      <style:table-column-properties style:column-width="2.552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G1" style:family="table-cell">
      <style:table-cell-properties fo:padding="0.097cm" fo:border="0.05pt solid #000000"/>
    </style:style>
    <style:style style:name="Таблица18.2" style:family="table-row">
      <style:table-row-properties style:min-row-height="0.6cm"/>
    </style:style>
    <style:style style:name="Таблица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none" fo:border-top="none" fo:border-bottom="0.05pt solid #000000"/>
    </style:style>
    <style:style style:name="Таблица18.D2" style:family="table-cell">
      <style:table-cell-properties fo:padding="0.097cm" fo:border-left="0.05pt solid #000000" fo:border-right="none" fo:border-top="none" fo:border-bottom="0.05pt solid #000000"/>
    </style:style>
    <style:style style:name="Таблица18.E2" style:family="table-cell">
      <style:table-cell-properties fo:padding="0.097cm" fo:border-left="0.05pt solid #000000" fo:border-right="none" fo:border-top="none" fo:border-bottom="0.05pt solid #000000"/>
    </style:style>
    <style:style style:name="Таблица18.F2" style:family="table-cell">
      <style:table-cell-properties fo:padding="0.097cm" fo:border-left="0.05pt solid #000000" fo:border-right="none" fo:border-top="none" fo:border-bottom="0.05pt solid #000000"/>
    </style:style>
    <style:style style:name="Таблица1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" style:family="table-cell">
      <style:table-cell-properties fo:padding="0.097cm" fo:border-left="0.05pt solid #000000" fo:border-right="none" fo:border-top="none" fo:border-bottom="0.05pt solid #000000"/>
    </style:style>
    <style:style style:name="Таблица18.C3" style:family="table-cell">
      <style:table-cell-properties fo:padding="0.097cm" fo:border-left="0.05pt solid #000000" fo:border-right="none" fo:border-top="none" fo:border-bottom="0.05pt solid #000000"/>
    </style:style>
    <style:style style:name="Таблица18.D3" style:family="table-cell">
      <style:table-cell-properties fo:padding="0.097cm" fo:border-left="0.05pt solid #000000" fo:border-right="none" fo:border-top="none" fo:border-bottom="0.05pt solid #000000"/>
    </style:style>
    <style:style style:name="Таблица18.E3" style:family="table-cell">
      <style:table-cell-properties fo:padding="0.097cm" fo:border-left="0.05pt solid #000000" fo:border-right="none" fo:border-top="none" fo:border-bottom="0.05pt solid #000000"/>
    </style:style>
    <style:style style:name="Таблица18.F3" style:family="table-cell">
      <style:table-cell-properties fo:padding="0.097cm" fo:border-left="0.05pt solid #000000" fo:border-right="none" fo:border-top="none" fo:border-bottom="0.05pt solid #000000"/>
    </style:style>
    <style:style style:name="Таблица1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4" style:family="table-cell">
      <style:table-cell-properties fo:padding="0.097cm" fo:border-left="0.05pt solid #000000" fo:border-right="none" fo:border-top="none" fo:border-bottom="0.05pt solid #000000"/>
    </style:style>
    <style:style style:name="Таблица18.C4" style:family="table-cell">
      <style:table-cell-properties fo:padding="0.097cm" fo:border-left="0.05pt solid #000000" fo:border-right="none" fo:border-top="none" fo:border-bottom="0.05pt solid #000000"/>
    </style:style>
    <style:style style:name="Таблица18.D4" style:family="table-cell">
      <style:table-cell-properties fo:padding="0.097cm" fo:border-left="0.05pt solid #000000" fo:border-right="none" fo:border-top="none" fo:border-bottom="0.05pt solid #000000"/>
    </style:style>
    <style:style style:name="Таблица18.E4" style:family="table-cell">
      <style:table-cell-properties fo:padding="0.097cm" fo:border-left="0.05pt solid #000000" fo:border-right="none" fo:border-top="none" fo:border-bottom="0.05pt solid #000000"/>
    </style:style>
    <style:style style:name="Таблица18.F4" style:family="table-cell">
      <style:table-cell-properties fo:padding="0.097cm" fo:border-left="0.05pt solid #000000" fo:border-right="none" fo:border-top="none" fo:border-bottom="0.05pt solid #000000"/>
    </style:style>
    <style:style style:name="Таблица1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5" style:family="table-cell">
      <style:table-cell-properties fo:padding="0.097cm" fo:border-left="0.05pt solid #000000" fo:border-right="none" fo:border-top="none" fo:border-bottom="0.05pt solid #000000"/>
    </style:style>
    <style:style style:name="Таблица18.C5" style:family="table-cell">
      <style:table-cell-properties fo:padding="0.097cm" fo:border-left="0.05pt solid #000000" fo:border-right="none" fo:border-top="none" fo:border-bottom="0.05pt solid #000000"/>
    </style:style>
    <style:style style:name="Таблица18.D5" style:family="table-cell">
      <style:table-cell-properties fo:padding="0.097cm" fo:border-left="0.05pt solid #000000" fo:border-right="none" fo:border-top="none" fo:border-bottom="0.05pt solid #000000"/>
    </style:style>
    <style:style style:name="Таблица18.E5" style:family="table-cell">
      <style:table-cell-properties fo:padding="0.097cm" fo:border-left="0.05pt solid #000000" fo:border-right="none" fo:border-top="none" fo:border-bottom="0.05pt solid #000000"/>
    </style:style>
    <style:style style:name="Таблица18.F5" style:family="table-cell">
      <style:table-cell-properties fo:padding="0.097cm" fo:border-left="0.05pt solid #000000" fo:border-right="none" fo:border-top="none" fo:border-bottom="0.05pt solid #000000"/>
    </style:style>
    <style:style style:name="Таблица1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6" style:family="table-cell">
      <style:table-cell-properties fo:padding="0.097cm" fo:border-left="0.05pt solid #000000" fo:border-right="none" fo:border-top="none" fo:border-bottom="0.05pt solid #000000"/>
    </style:style>
    <style:style style:name="Таблица18.C6" style:family="table-cell">
      <style:table-cell-properties fo:padding="0.097cm" fo:border-left="0.05pt solid #000000" fo:border-right="none" fo:border-top="none" fo:border-bottom="0.05pt solid #000000"/>
    </style:style>
    <style:style style:name="Таблица18.D6" style:family="table-cell">
      <style:table-cell-properties fo:padding="0.097cm" fo:border-left="0.05pt solid #000000" fo:border-right="none" fo:border-top="none" fo:border-bottom="0.05pt solid #000000"/>
    </style:style>
    <style:style style:name="Таблица18.E6" style:family="table-cell">
      <style:table-cell-properties fo:padding="0.097cm" fo:border-left="0.05pt solid #000000" fo:border-right="none" fo:border-top="none" fo:border-bottom="0.05pt solid #000000"/>
    </style:style>
    <style:style style:name="Таблица18.F6" style:family="table-cell">
      <style:table-cell-properties fo:padding="0.097cm" fo:border-left="0.05pt solid #000000" fo:border-right="none" fo:border-top="none" fo:border-bottom="0.05pt solid #000000"/>
    </style:style>
    <style:style style:name="Таблица1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7" style:family="table-cell">
      <style:table-cell-properties fo:padding="0.097cm" fo:border-left="0.05pt solid #000000" fo:border-right="none" fo:border-top="none" fo:border-bottom="0.05pt solid #000000"/>
    </style:style>
    <style:style style:name="Таблица18.C7" style:family="table-cell">
      <style:table-cell-properties fo:padding="0.097cm" fo:border-left="0.05pt solid #000000" fo:border-right="none" fo:border-top="none" fo:border-bottom="0.05pt solid #000000"/>
    </style:style>
    <style:style style:name="Таблица18.D7" style:family="table-cell">
      <style:table-cell-properties fo:padding="0.097cm" fo:border-left="0.05pt solid #000000" fo:border-right="none" fo:border-top="none" fo:border-bottom="0.05pt solid #000000"/>
    </style:style>
    <style:style style:name="Таблица18.E7" style:family="table-cell">
      <style:table-cell-properties fo:padding="0.097cm" fo:border-left="0.05pt solid #000000" fo:border-right="none" fo:border-top="none" fo:border-bottom="0.05pt solid #000000"/>
    </style:style>
    <style:style style:name="Таблица18.F7" style:family="table-cell">
      <style:table-cell-properties fo:padding="0.097cm" fo:border-left="0.05pt solid #000000" fo:border-right="none" fo:border-top="none" fo:border-bottom="0.05pt solid #000000"/>
    </style:style>
    <style:style style:name="Таблица1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8" style:family="table-cell">
      <style:table-cell-properties fo:padding="0.097cm" fo:border-left="0.05pt solid #000000" fo:border-right="none" fo:border-top="none" fo:border-bottom="0.05pt solid #000000"/>
    </style:style>
    <style:style style:name="Таблица18.C8" style:family="table-cell">
      <style:table-cell-properties fo:padding="0.097cm" fo:border-left="0.05pt solid #000000" fo:border-right="none" fo:border-top="none" fo:border-bottom="0.05pt solid #000000"/>
    </style:style>
    <style:style style:name="Таблица18.D8" style:family="table-cell">
      <style:table-cell-properties fo:padding="0.097cm" fo:border-left="0.05pt solid #000000" fo:border-right="none" fo:border-top="none" fo:border-bottom="0.05pt solid #000000"/>
    </style:style>
    <style:style style:name="Таблица18.E8" style:family="table-cell">
      <style:table-cell-properties fo:padding="0.097cm" fo:border-left="0.05pt solid #000000" fo:border-right="none" fo:border-top="none" fo:border-bottom="0.05pt solid #000000"/>
    </style:style>
    <style:style style:name="Таблица18.F8" style:family="table-cell">
      <style:table-cell-properties fo:padding="0.097cm" fo:border-left="0.05pt solid #000000" fo:border-right="none" fo:border-top="none" fo:border-bottom="0.05pt solid #000000"/>
    </style:style>
    <style:style style:name="Таблица1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9" style:family="table-cell">
      <style:table-cell-properties fo:padding="0.097cm" fo:border-left="0.05pt solid #000000" fo:border-right="none" fo:border-top="none" fo:border-bottom="0.05pt solid #000000"/>
    </style:style>
    <style:style style:name="Таблица18.C9" style:family="table-cell">
      <style:table-cell-properties fo:padding="0.097cm" fo:border-left="0.05pt solid #000000" fo:border-right="none" fo:border-top="none" fo:border-bottom="0.05pt solid #000000"/>
    </style:style>
    <style:style style:name="Таблица18.D9" style:family="table-cell">
      <style:table-cell-properties fo:padding="0.097cm" fo:border-left="0.05pt solid #000000" fo:border-right="none" fo:border-top="none" fo:border-bottom="0.05pt solid #000000"/>
    </style:style>
    <style:style style:name="Таблица18.E9" style:family="table-cell">
      <style:table-cell-properties fo:padding="0.097cm" fo:border-left="0.05pt solid #000000" fo:border-right="none" fo:border-top="none" fo:border-bottom="0.05pt solid #000000"/>
    </style:style>
    <style:style style:name="Таблица18.F9" style:family="table-cell">
      <style:table-cell-properties fo:padding="0.097cm" fo:border-left="0.05pt solid #000000" fo:border-right="none" fo:border-top="none" fo:border-bottom="0.05pt solid #000000"/>
    </style:style>
    <style:style style:name="Таблица1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0" style:family="table-cell">
      <style:table-cell-properties fo:padding="0.097cm" fo:border-left="0.05pt solid #000000" fo:border-right="none" fo:border-top="none" fo:border-bottom="0.05pt solid #000000"/>
    </style:style>
    <style:style style:name="Таблица18.C10" style:family="table-cell">
      <style:table-cell-properties fo:padding="0.097cm" fo:border-left="0.05pt solid #000000" fo:border-right="none" fo:border-top="none" fo:border-bottom="0.05pt solid #000000"/>
    </style:style>
    <style:style style:name="Таблица18.D10" style:family="table-cell">
      <style:table-cell-properties fo:padding="0.097cm" fo:border-left="0.05pt solid #000000" fo:border-right="none" fo:border-top="none" fo:border-bottom="0.05pt solid #000000"/>
    </style:style>
    <style:style style:name="Таблица18.E10" style:family="table-cell">
      <style:table-cell-properties fo:padding="0.097cm" fo:border-left="0.05pt solid #000000" fo:border-right="none" fo:border-top="none" fo:border-bottom="0.05pt solid #000000"/>
    </style:style>
    <style:style style:name="Таблица18.F10" style:family="table-cell">
      <style:table-cell-properties fo:padding="0.097cm" fo:border-left="0.05pt solid #000000" fo:border-right="none" fo:border-top="none" fo:border-bottom="0.05pt solid #000000"/>
    </style:style>
    <style:style style:name="Таблица1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1" style:family="table-cell">
      <style:table-cell-properties fo:padding="0.097cm" fo:border-left="0.05pt solid #000000" fo:border-right="none" fo:border-top="none" fo:border-bottom="0.05pt solid #000000"/>
    </style:style>
    <style:style style:name="Таблица18.C11" style:family="table-cell">
      <style:table-cell-properties fo:padding="0.097cm" fo:border-left="0.05pt solid #000000" fo:border-right="none" fo:border-top="none" fo:border-bottom="0.05pt solid #000000"/>
    </style:style>
    <style:style style:name="Таблица18.D11" style:family="table-cell">
      <style:table-cell-properties fo:padding="0.097cm" fo:border-left="0.05pt solid #000000" fo:border-right="none" fo:border-top="none" fo:border-bottom="0.05pt solid #000000"/>
    </style:style>
    <style:style style:name="Таблица18.E11" style:family="table-cell">
      <style:table-cell-properties fo:padding="0.097cm" fo:border-left="0.05pt solid #000000" fo:border-right="none" fo:border-top="none" fo:border-bottom="0.05pt solid #000000"/>
    </style:style>
    <style:style style:name="Таблица18.F11" style:family="table-cell">
      <style:table-cell-properties fo:padding="0.097cm" fo:border-left="0.05pt solid #000000" fo:border-right="none" fo:border-top="none" fo:border-bottom="0.05pt solid #000000"/>
    </style:style>
    <style:style style:name="Таблица1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2" style:family="table-cell">
      <style:table-cell-properties fo:padding="0.097cm" fo:border-left="0.05pt solid #000000" fo:border-right="none" fo:border-top="none" fo:border-bottom="0.05pt solid #000000"/>
    </style:style>
    <style:style style:name="Таблица18.C12" style:family="table-cell">
      <style:table-cell-properties fo:padding="0.097cm" fo:border-left="0.05pt solid #000000" fo:border-right="none" fo:border-top="none" fo:border-bottom="0.05pt solid #000000"/>
    </style:style>
    <style:style style:name="Таблица18.D12" style:family="table-cell">
      <style:table-cell-properties fo:padding="0.097cm" fo:border-left="0.05pt solid #000000" fo:border-right="none" fo:border-top="none" fo:border-bottom="0.05pt solid #000000"/>
    </style:style>
    <style:style style:name="Таблица18.E12" style:family="table-cell">
      <style:table-cell-properties fo:padding="0.097cm" fo:border-left="0.05pt solid #000000" fo:border-right="none" fo:border-top="none" fo:border-bottom="0.05pt solid #000000"/>
    </style:style>
    <style:style style:name="Таблица18.F12" style:family="table-cell">
      <style:table-cell-properties fo:padding="0.097cm" fo:border-left="0.05pt solid #000000" fo:border-right="none" fo:border-top="none" fo:border-bottom="0.05pt solid #000000"/>
    </style:style>
    <style:style style:name="Таблица1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3" style:family="table-cell">
      <style:table-cell-properties fo:padding="0.097cm" fo:border-left="0.05pt solid #000000" fo:border-right="none" fo:border-top="none" fo:border-bottom="0.05pt solid #000000"/>
    </style:style>
    <style:style style:name="Таблица18.C13" style:family="table-cell">
      <style:table-cell-properties fo:padding="0.097cm" fo:border-left="0.05pt solid #000000" fo:border-right="none" fo:border-top="none" fo:border-bottom="0.05pt solid #000000"/>
    </style:style>
    <style:style style:name="Таблица18.D13" style:family="table-cell">
      <style:table-cell-properties fo:padding="0.097cm" fo:border-left="0.05pt solid #000000" fo:border-right="none" fo:border-top="none" fo:border-bottom="0.05pt solid #000000"/>
    </style:style>
    <style:style style:name="Таблица18.E13" style:family="table-cell">
      <style:table-cell-properties fo:padding="0.097cm" fo:border-left="0.05pt solid #000000" fo:border-right="none" fo:border-top="none" fo:border-bottom="0.05pt solid #000000"/>
    </style:style>
    <style:style style:name="Таблица18.F13" style:family="table-cell">
      <style:table-cell-properties fo:padding="0.097cm" fo:border-left="0.05pt solid #000000" fo:border-right="none" fo:border-top="none" fo:border-bottom="0.05pt solid #000000"/>
    </style:style>
    <style:style style:name="Таблица1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4" style:family="table-cell">
      <style:table-cell-properties fo:padding="0.097cm" fo:border-left="0.05pt solid #000000" fo:border-right="none" fo:border-top="none" fo:border-bottom="0.05pt solid #000000"/>
    </style:style>
    <style:style style:name="Таблица18.C14" style:family="table-cell">
      <style:table-cell-properties fo:padding="0.097cm" fo:border-left="0.05pt solid #000000" fo:border-right="none" fo:border-top="none" fo:border-bottom="0.05pt solid #000000"/>
    </style:style>
    <style:style style:name="Таблица18.D14" style:family="table-cell">
      <style:table-cell-properties fo:padding="0.097cm" fo:border-left="0.05pt solid #000000" fo:border-right="none" fo:border-top="none" fo:border-bottom="0.05pt solid #000000"/>
    </style:style>
    <style:style style:name="Таблица18.E14" style:family="table-cell">
      <style:table-cell-properties fo:padding="0.097cm" fo:border-left="0.05pt solid #000000" fo:border-right="none" fo:border-top="none" fo:border-bottom="0.05pt solid #000000"/>
    </style:style>
    <style:style style:name="Таблица18.F14" style:family="table-cell">
      <style:table-cell-properties fo:padding="0.097cm" fo:border-left="0.05pt solid #000000" fo:border-right="none" fo:border-top="none" fo:border-bottom="0.05pt solid #000000"/>
    </style:style>
    <style:style style:name="Таблица1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5" style:family="table-cell">
      <style:table-cell-properties fo:padding="0.097cm" fo:border-left="0.05pt solid #000000" fo:border-right="none" fo:border-top="none" fo:border-bottom="0.05pt solid #000000"/>
    </style:style>
    <style:style style:name="Таблица18.C15" style:family="table-cell">
      <style:table-cell-properties fo:padding="0.097cm" fo:border-left="0.05pt solid #000000" fo:border-right="none" fo:border-top="none" fo:border-bottom="0.05pt solid #000000"/>
    </style:style>
    <style:style style:name="Таблица18.D15" style:family="table-cell">
      <style:table-cell-properties fo:padding="0.097cm" fo:border-left="0.05pt solid #000000" fo:border-right="none" fo:border-top="none" fo:border-bottom="0.05pt solid #000000"/>
    </style:style>
    <style:style style:name="Таблица18.E15" style:family="table-cell">
      <style:table-cell-properties fo:padding="0.097cm" fo:border-left="0.05pt solid #000000" fo:border-right="none" fo:border-top="none" fo:border-bottom="0.05pt solid #000000"/>
    </style:style>
    <style:style style:name="Таблица18.F15" style:family="table-cell">
      <style:table-cell-properties fo:padding="0.097cm" fo:border-left="0.05pt solid #000000" fo:border-right="none" fo:border-top="none" fo:border-bottom="0.05pt solid #000000"/>
    </style:style>
    <style:style style:name="Таблица1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6" style:family="table-cell">
      <style:table-cell-properties fo:padding="0.097cm" fo:border-left="0.05pt solid #000000" fo:border-right="none" fo:border-top="none" fo:border-bottom="0.05pt solid #000000"/>
    </style:style>
    <style:style style:name="Таблица18.C16" style:family="table-cell">
      <style:table-cell-properties fo:padding="0.097cm" fo:border-left="0.05pt solid #000000" fo:border-right="none" fo:border-top="none" fo:border-bottom="0.05pt solid #000000"/>
    </style:style>
    <style:style style:name="Таблица18.D16" style:family="table-cell">
      <style:table-cell-properties fo:padding="0.097cm" fo:border-left="0.05pt solid #000000" fo:border-right="none" fo:border-top="none" fo:border-bottom="0.05pt solid #000000"/>
    </style:style>
    <style:style style:name="Таблица18.E16" style:family="table-cell">
      <style:table-cell-properties fo:padding="0.097cm" fo:border-left="0.05pt solid #000000" fo:border-right="none" fo:border-top="none" fo:border-bottom="0.05pt solid #000000"/>
    </style:style>
    <style:style style:name="Таблица18.F16" style:family="table-cell">
      <style:table-cell-properties fo:padding="0.097cm" fo:border-left="0.05pt solid #000000" fo:border-right="none" fo:border-top="none" fo:border-bottom="0.05pt solid #000000"/>
    </style:style>
    <style:style style:name="Таблица1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7" style:family="table-cell">
      <style:table-cell-properties fo:padding="0.097cm" fo:border-left="0.05pt solid #000000" fo:border-right="none" fo:border-top="none" fo:border-bottom="0.05pt solid #000000"/>
    </style:style>
    <style:style style:name="Таблица18.C17" style:family="table-cell">
      <style:table-cell-properties fo:padding="0.097cm" fo:border-left="0.05pt solid #000000" fo:border-right="none" fo:border-top="none" fo:border-bottom="0.05pt solid #000000"/>
    </style:style>
    <style:style style:name="Таблица18.D17" style:family="table-cell">
      <style:table-cell-properties fo:padding="0.097cm" fo:border-left="0.05pt solid #000000" fo:border-right="none" fo:border-top="none" fo:border-bottom="0.05pt solid #000000"/>
    </style:style>
    <style:style style:name="Таблица18.E17" style:family="table-cell">
      <style:table-cell-properties fo:padding="0.097cm" fo:border-left="0.05pt solid #000000" fo:border-right="none" fo:border-top="none" fo:border-bottom="0.05pt solid #000000"/>
    </style:style>
    <style:style style:name="Таблица18.F17" style:family="table-cell">
      <style:table-cell-properties fo:padding="0.097cm" fo:border-left="0.05pt solid #000000" fo:border-right="none" fo:border-top="none" fo:border-bottom="0.05pt solid #000000"/>
    </style:style>
    <style:style style:name="Таблица1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8" style:family="table-cell">
      <style:table-cell-properties fo:padding="0.097cm" fo:border-left="0.05pt solid #000000" fo:border-right="none" fo:border-top="none" fo:border-bottom="0.05pt solid #000000"/>
    </style:style>
    <style:style style:name="Таблица18.C18" style:family="table-cell">
      <style:table-cell-properties fo:padding="0.097cm" fo:border-left="0.05pt solid #000000" fo:border-right="none" fo:border-top="none" fo:border-bottom="0.05pt solid #000000"/>
    </style:style>
    <style:style style:name="Таблица18.D18" style:family="table-cell">
      <style:table-cell-properties fo:padding="0.097cm" fo:border-left="0.05pt solid #000000" fo:border-right="none" fo:border-top="none" fo:border-bottom="0.05pt solid #000000"/>
    </style:style>
    <style:style style:name="Таблица18.E18" style:family="table-cell">
      <style:table-cell-properties fo:padding="0.097cm" fo:border-left="0.05pt solid #000000" fo:border-right="none" fo:border-top="none" fo:border-bottom="0.05pt solid #000000"/>
    </style:style>
    <style:style style:name="Таблица18.F18" style:family="table-cell">
      <style:table-cell-properties fo:padding="0.097cm" fo:border-left="0.05pt solid #000000" fo:border-right="none" fo:border-top="none" fo:border-bottom="0.05pt solid #000000"/>
    </style:style>
    <style:style style:name="Таблица1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9" style:family="table-cell">
      <style:table-cell-properties fo:padding="0.097cm" fo:border-left="0.05pt solid #000000" fo:border-right="none" fo:border-top="none" fo:border-bottom="0.05pt solid #000000"/>
    </style:style>
    <style:style style:name="Таблица18.C19" style:family="table-cell">
      <style:table-cell-properties fo:padding="0.097cm" fo:border-left="0.05pt solid #000000" fo:border-right="none" fo:border-top="none" fo:border-bottom="0.05pt solid #000000"/>
    </style:style>
    <style:style style:name="Таблица18.D19" style:family="table-cell">
      <style:table-cell-properties fo:padding="0.097cm" fo:border-left="0.05pt solid #000000" fo:border-right="none" fo:border-top="none" fo:border-bottom="0.05pt solid #000000"/>
    </style:style>
    <style:style style:name="Таблица18.E19" style:family="table-cell">
      <style:table-cell-properties fo:padding="0.097cm" fo:border-left="0.05pt solid #000000" fo:border-right="none" fo:border-top="none" fo:border-bottom="0.05pt solid #000000"/>
    </style:style>
    <style:style style:name="Таблица18.F19" style:family="table-cell">
      <style:table-cell-properties fo:padding="0.097cm" fo:border-left="0.05pt solid #000000" fo:border-right="none" fo:border-top="none" fo:border-bottom="0.05pt solid #000000"/>
    </style:style>
    <style:style style:name="Таблица1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0" style:family="table-cell">
      <style:table-cell-properties fo:padding="0.097cm" fo:border-left="0.05pt solid #000000" fo:border-right="none" fo:border-top="none" fo:border-bottom="0.05pt solid #000000"/>
    </style:style>
    <style:style style:name="Таблица18.C20" style:family="table-cell">
      <style:table-cell-properties fo:padding="0.097cm" fo:border-left="0.05pt solid #000000" fo:border-right="none" fo:border-top="none" fo:border-bottom="0.05pt solid #000000"/>
    </style:style>
    <style:style style:name="Таблица18.D20" style:family="table-cell">
      <style:table-cell-properties fo:padding="0.097cm" fo:border-left="0.05pt solid #000000" fo:border-right="none" fo:border-top="none" fo:border-bottom="0.05pt solid #000000"/>
    </style:style>
    <style:style style:name="Таблица18.E20" style:family="table-cell">
      <style:table-cell-properties fo:padding="0.097cm" fo:border-left="0.05pt solid #000000" fo:border-right="none" fo:border-top="none" fo:border-bottom="0.05pt solid #000000"/>
    </style:style>
    <style:style style:name="Таблица18.F20" style:family="table-cell">
      <style:table-cell-properties fo:padding="0.097cm" fo:border-left="0.05pt solid #000000" fo:border-right="none" fo:border-top="none" fo:border-bottom="0.05pt solid #000000"/>
    </style:style>
    <style:style style:name="Таблица1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1" style:family="table-cell">
      <style:table-cell-properties fo:padding="0.097cm" fo:border-left="0.05pt solid #000000" fo:border-right="none" fo:border-top="none" fo:border-bottom="0.05pt solid #000000"/>
    </style:style>
    <style:style style:name="Таблица18.C21" style:family="table-cell">
      <style:table-cell-properties fo:padding="0.097cm" fo:border-left="0.05pt solid #000000" fo:border-right="none" fo:border-top="none" fo:border-bottom="0.05pt solid #000000"/>
    </style:style>
    <style:style style:name="Таблица18.D21" style:family="table-cell">
      <style:table-cell-properties fo:padding="0.097cm" fo:border-left="0.05pt solid #000000" fo:border-right="none" fo:border-top="none" fo:border-bottom="0.05pt solid #000000"/>
    </style:style>
    <style:style style:name="Таблица18.E21" style:family="table-cell">
      <style:table-cell-properties fo:padding="0.097cm" fo:border-left="0.05pt solid #000000" fo:border-right="none" fo:border-top="none" fo:border-bottom="0.05pt solid #000000"/>
    </style:style>
    <style:style style:name="Таблица18.F21" style:family="table-cell">
      <style:table-cell-properties fo:padding="0.097cm" fo:border-left="0.05pt solid #000000" fo:border-right="none" fo:border-top="none" fo:border-bottom="0.05pt solid #000000"/>
    </style:style>
    <style:style style:name="Таблица1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2" style:family="table-cell">
      <style:table-cell-properties fo:padding="0.097cm" fo:border-left="0.05pt solid #000000" fo:border-right="none" fo:border-top="none" fo:border-bottom="0.05pt solid #000000"/>
    </style:style>
    <style:style style:name="Таблица18.C22" style:family="table-cell">
      <style:table-cell-properties fo:padding="0.097cm" fo:border-left="0.05pt solid #000000" fo:border-right="none" fo:border-top="none" fo:border-bottom="0.05pt solid #000000"/>
    </style:style>
    <style:style style:name="Таблица18.D22" style:family="table-cell">
      <style:table-cell-properties fo:padding="0.097cm" fo:border-left="0.05pt solid #000000" fo:border-right="none" fo:border-top="none" fo:border-bottom="0.05pt solid #000000"/>
    </style:style>
    <style:style style:name="Таблица18.E22" style:family="table-cell">
      <style:table-cell-properties fo:padding="0.097cm" fo:border-left="0.05pt solid #000000" fo:border-right="none" fo:border-top="none" fo:border-bottom="0.05pt solid #000000"/>
    </style:style>
    <style:style style:name="Таблица18.F22" style:family="table-cell">
      <style:table-cell-properties fo:padding="0.097cm" fo:border-left="0.05pt solid #000000" fo:border-right="none" fo:border-top="none" fo:border-bottom="0.05pt solid #000000"/>
    </style:style>
    <style:style style:name="Таблица1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3" style:family="table-cell">
      <style:table-cell-properties fo:padding="0.097cm" fo:border-left="0.05pt solid #000000" fo:border-right="none" fo:border-top="none" fo:border-bottom="0.05pt solid #000000"/>
    </style:style>
    <style:style style:name="Таблица18.C23" style:family="table-cell">
      <style:table-cell-properties fo:padding="0.097cm" fo:border-left="0.05pt solid #000000" fo:border-right="none" fo:border-top="none" fo:border-bottom="0.05pt solid #000000"/>
    </style:style>
    <style:style style:name="Таблица18.D23" style:family="table-cell">
      <style:table-cell-properties fo:padding="0.097cm" fo:border-left="0.05pt solid #000000" fo:border-right="none" fo:border-top="none" fo:border-bottom="0.05pt solid #000000"/>
    </style:style>
    <style:style style:name="Таблица18.E23" style:family="table-cell">
      <style:table-cell-properties fo:padding="0.097cm" fo:border-left="0.05pt solid #000000" fo:border-right="none" fo:border-top="none" fo:border-bottom="0.05pt solid #000000"/>
    </style:style>
    <style:style style:name="Таблица18.F23" style:family="table-cell">
      <style:table-cell-properties fo:padding="0.097cm" fo:border-left="0.05pt solid #000000" fo:border-right="none" fo:border-top="none" fo:border-bottom="0.05pt solid #000000"/>
    </style:style>
    <style:style style:name="Таблица1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4" style:family="table-cell">
      <style:table-cell-properties fo:padding="0.097cm" fo:border-left="0.05pt solid #000000" fo:border-right="none" fo:border-top="none" fo:border-bottom="0.05pt solid #000000"/>
    </style:style>
    <style:style style:name="Таблица18.C24" style:family="table-cell">
      <style:table-cell-properties fo:padding="0.097cm" fo:border-left="0.05pt solid #000000" fo:border-right="none" fo:border-top="none" fo:border-bottom="0.05pt solid #000000"/>
    </style:style>
    <style:style style:name="Таблица18.D24" style:family="table-cell">
      <style:table-cell-properties fo:padding="0.097cm" fo:border-left="0.05pt solid #000000" fo:border-right="none" fo:border-top="none" fo:border-bottom="0.05pt solid #000000"/>
    </style:style>
    <style:style style:name="Таблица18.E24" style:family="table-cell">
      <style:table-cell-properties fo:padding="0.097cm" fo:border-left="0.05pt solid #000000" fo:border-right="none" fo:border-top="none" fo:border-bottom="0.05pt solid #000000"/>
    </style:style>
    <style:style style:name="Таблица18.F24" style:family="table-cell">
      <style:table-cell-properties fo:padding="0.097cm" fo:border-left="0.05pt solid #000000" fo:border-right="none" fo:border-top="none" fo:border-bottom="0.05pt solid #000000"/>
    </style:style>
    <style:style style:name="Таблица1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5" style:family="table-cell">
      <style:table-cell-properties fo:padding="0.097cm" fo:border-left="0.05pt solid #000000" fo:border-right="none" fo:border-top="none" fo:border-bottom="0.05pt solid #000000"/>
    </style:style>
    <style:style style:name="Таблица18.C25" style:family="table-cell">
      <style:table-cell-properties fo:padding="0.097cm" fo:border-left="0.05pt solid #000000" fo:border-right="none" fo:border-top="none" fo:border-bottom="0.05pt solid #000000"/>
    </style:style>
    <style:style style:name="Таблица18.D25" style:family="table-cell">
      <style:table-cell-properties fo:padding="0.097cm" fo:border-left="0.05pt solid #000000" fo:border-right="none" fo:border-top="none" fo:border-bottom="0.05pt solid #000000"/>
    </style:style>
    <style:style style:name="Таблица18.E25" style:family="table-cell">
      <style:table-cell-properties fo:padding="0.097cm" fo:border-left="0.05pt solid #000000" fo:border-right="none" fo:border-top="none" fo:border-bottom="0.05pt solid #000000"/>
    </style:style>
    <style:style style:name="Таблица18.F25" style:family="table-cell">
      <style:table-cell-properties fo:padding="0.097cm" fo:border-left="0.05pt solid #000000" fo:border-right="none" fo:border-top="none" fo:border-bottom="0.05pt solid #000000"/>
    </style:style>
    <style:style style:name="Таблица1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6" style:family="table-cell">
      <style:table-cell-properties fo:padding="0.097cm" fo:border-left="0.05pt solid #000000" fo:border-right="none" fo:border-top="none" fo:border-bottom="0.05pt solid #000000"/>
    </style:style>
    <style:style style:name="Таблица18.C26" style:family="table-cell">
      <style:table-cell-properties fo:padding="0.097cm" fo:border-left="0.05pt solid #000000" fo:border-right="none" fo:border-top="none" fo:border-bottom="0.05pt solid #000000"/>
    </style:style>
    <style:style style:name="Таблица18.D26" style:family="table-cell">
      <style:table-cell-properties fo:padding="0.097cm" fo:border-left="0.05pt solid #000000" fo:border-right="none" fo:border-top="none" fo:border-bottom="0.05pt solid #000000"/>
    </style:style>
    <style:style style:name="Таблица18.E26" style:family="table-cell">
      <style:table-cell-properties fo:padding="0.097cm" fo:border-left="0.05pt solid #000000" fo:border-right="none" fo:border-top="none" fo:border-bottom="0.05pt solid #000000"/>
    </style:style>
    <style:style style:name="Таблица18.F26" style:family="table-cell">
      <style:table-cell-properties fo:padding="0.097cm" fo:border-left="0.05pt solid #000000" fo:border-right="none" fo:border-top="none" fo:border-bottom="0.05pt solid #000000"/>
    </style:style>
    <style:style style:name="Таблица1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7" style:family="table-cell">
      <style:table-cell-properties fo:padding="0.097cm" fo:border-left="0.05pt solid #000000" fo:border-right="none" fo:border-top="none" fo:border-bottom="0.05pt solid #000000"/>
    </style:style>
    <style:style style:name="Таблица18.C27" style:family="table-cell">
      <style:table-cell-properties fo:padding="0.097cm" fo:border-left="0.05pt solid #000000" fo:border-right="none" fo:border-top="none" fo:border-bottom="0.05pt solid #000000"/>
    </style:style>
    <style:style style:name="Таблица18.D27" style:family="table-cell">
      <style:table-cell-properties fo:padding="0.097cm" fo:border-left="0.05pt solid #000000" fo:border-right="none" fo:border-top="none" fo:border-bottom="0.05pt solid #000000"/>
    </style:style>
    <style:style style:name="Таблица18.E27" style:family="table-cell">
      <style:table-cell-properties fo:padding="0.097cm" fo:border-left="0.05pt solid #000000" fo:border-right="none" fo:border-top="none" fo:border-bottom="0.05pt solid #000000"/>
    </style:style>
    <style:style style:name="Таблица18.F27" style:family="table-cell">
      <style:table-cell-properties fo:padding="0.097cm" fo:border-left="0.05pt solid #000000" fo:border-right="none" fo:border-top="none" fo:border-bottom="0.05pt solid #000000"/>
    </style:style>
    <style:style style:name="Таблица18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8" style:family="table-cell">
      <style:table-cell-properties fo:padding="0.097cm" fo:border-left="0.05pt solid #000000" fo:border-right="none" fo:border-top="none" fo:border-bottom="0.05pt solid #000000"/>
    </style:style>
    <style:style style:name="Таблица18.C28" style:family="table-cell">
      <style:table-cell-properties fo:padding="0.097cm" fo:border-left="0.05pt solid #000000" fo:border-right="none" fo:border-top="none" fo:border-bottom="0.05pt solid #000000"/>
    </style:style>
    <style:style style:name="Таблица18.D28" style:family="table-cell">
      <style:table-cell-properties fo:padding="0.097cm" fo:border-left="0.05pt solid #000000" fo:border-right="none" fo:border-top="none" fo:border-bottom="0.05pt solid #000000"/>
    </style:style>
    <style:style style:name="Таблица18.E28" style:family="table-cell">
      <style:table-cell-properties fo:padding="0.097cm" fo:border-left="0.05pt solid #000000" fo:border-right="none" fo:border-top="none" fo:border-bottom="0.05pt solid #000000"/>
    </style:style>
    <style:style style:name="Таблица18.F28" style:family="table-cell">
      <style:table-cell-properties fo:padding="0.097cm" fo:border-left="0.05pt solid #000000" fo:border-right="none" fo:border-top="none" fo:border-bottom="0.05pt solid #000000"/>
    </style:style>
    <style:style style:name="Таблица18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9" style:family="table-cell">
      <style:table-cell-properties fo:padding="0.097cm" fo:border-left="0.05pt solid #000000" fo:border-right="none" fo:border-top="none" fo:border-bottom="0.05pt solid #000000"/>
    </style:style>
    <style:style style:name="Таблица18.C29" style:family="table-cell">
      <style:table-cell-properties fo:padding="0.097cm" fo:border-left="0.05pt solid #000000" fo:border-right="none" fo:border-top="none" fo:border-bottom="0.05pt solid #000000"/>
    </style:style>
    <style:style style:name="Таблица18.D29" style:family="table-cell">
      <style:table-cell-properties fo:padding="0.097cm" fo:border-left="0.05pt solid #000000" fo:border-right="none" fo:border-top="none" fo:border-bottom="0.05pt solid #000000"/>
    </style:style>
    <style:style style:name="Таблица18.E29" style:family="table-cell">
      <style:table-cell-properties fo:padding="0.097cm" fo:border-left="0.05pt solid #000000" fo:border-right="none" fo:border-top="none" fo:border-bottom="0.05pt solid #000000"/>
    </style:style>
    <style:style style:name="Таблица18.F29" style:family="table-cell">
      <style:table-cell-properties fo:padding="0.097cm" fo:border-left="0.05pt solid #000000" fo:border-right="none" fo:border-top="none" fo:border-bottom="0.05pt solid #000000"/>
    </style:style>
    <style:style style:name="Таблица18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0" style:family="table-cell">
      <style:table-cell-properties fo:padding="0.097cm" fo:border-left="0.05pt solid #000000" fo:border-right="none" fo:border-top="none" fo:border-bottom="0.05pt solid #000000"/>
    </style:style>
    <style:style style:name="Таблица18.C30" style:family="table-cell">
      <style:table-cell-properties fo:padding="0.097cm" fo:border-left="0.05pt solid #000000" fo:border-right="none" fo:border-top="none" fo:border-bottom="0.05pt solid #000000"/>
    </style:style>
    <style:style style:name="Таблица18.D30" style:family="table-cell">
      <style:table-cell-properties fo:padding="0.097cm" fo:border-left="0.05pt solid #000000" fo:border-right="none" fo:border-top="none" fo:border-bottom="0.05pt solid #000000"/>
    </style:style>
    <style:style style:name="Таблица18.E30" style:family="table-cell">
      <style:table-cell-properties fo:padding="0.097cm" fo:border-left="0.05pt solid #000000" fo:border-right="none" fo:border-top="none" fo:border-bottom="0.05pt solid #000000"/>
    </style:style>
    <style:style style:name="Таблица18.F30" style:family="table-cell">
      <style:table-cell-properties fo:padding="0.097cm" fo:border-left="0.05pt solid #000000" fo:border-right="none" fo:border-top="none" fo:border-bottom="0.05pt solid #000000"/>
    </style:style>
    <style:style style:name="Таблица18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1" style:family="table-cell">
      <style:table-cell-properties fo:padding="0.097cm" fo:border-left="0.05pt solid #000000" fo:border-right="none" fo:border-top="none" fo:border-bottom="0.05pt solid #000000"/>
    </style:style>
    <style:style style:name="Таблица18.C31" style:family="table-cell">
      <style:table-cell-properties fo:padding="0.097cm" fo:border-left="0.05pt solid #000000" fo:border-right="none" fo:border-top="none" fo:border-bottom="0.05pt solid #000000"/>
    </style:style>
    <style:style style:name="Таблица18.D31" style:family="table-cell">
      <style:table-cell-properties fo:padding="0.097cm" fo:border-left="0.05pt solid #000000" fo:border-right="none" fo:border-top="none" fo:border-bottom="0.05pt solid #000000"/>
    </style:style>
    <style:style style:name="Таблица18.E31" style:family="table-cell">
      <style:table-cell-properties fo:padding="0.097cm" fo:border-left="0.05pt solid #000000" fo:border-right="none" fo:border-top="none" fo:border-bottom="0.05pt solid #000000"/>
    </style:style>
    <style:style style:name="Таблица18.F31" style:family="table-cell">
      <style:table-cell-properties fo:padding="0.097cm" fo:border-left="0.05pt solid #000000" fo:border-right="none" fo:border-top="none" fo:border-bottom="0.05pt solid #000000"/>
    </style:style>
    <style:style style:name="Таблица18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2" style:family="table-cell">
      <style:table-cell-properties fo:padding="0.097cm" fo:border-left="0.05pt solid #000000" fo:border-right="none" fo:border-top="none" fo:border-bottom="0.05pt solid #000000"/>
    </style:style>
    <style:style style:name="Таблица18.C32" style:family="table-cell">
      <style:table-cell-properties fo:padding="0.097cm" fo:border-left="0.05pt solid #000000" fo:border-right="none" fo:border-top="none" fo:border-bottom="0.05pt solid #000000"/>
    </style:style>
    <style:style style:name="Таблица18.D32" style:family="table-cell">
      <style:table-cell-properties fo:padding="0.097cm" fo:border-left="0.05pt solid #000000" fo:border-right="none" fo:border-top="none" fo:border-bottom="0.05pt solid #000000"/>
    </style:style>
    <style:style style:name="Таблица18.E32" style:family="table-cell">
      <style:table-cell-properties fo:padding="0.097cm" fo:border-left="0.05pt solid #000000" fo:border-right="none" fo:border-top="none" fo:border-bottom="0.05pt solid #000000"/>
    </style:style>
    <style:style style:name="Таблица18.F32" style:family="table-cell">
      <style:table-cell-properties fo:padding="0.097cm" fo:border-left="0.05pt solid #000000" fo:border-right="none" fo:border-top="none" fo:border-bottom="0.05pt solid #000000"/>
    </style:style>
    <style:style style:name="Таблица18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3" style:family="table-cell">
      <style:table-cell-properties fo:padding="0.097cm" fo:border-left="0.05pt solid #000000" fo:border-right="none" fo:border-top="none" fo:border-bottom="0.05pt solid #000000"/>
    </style:style>
    <style:style style:name="Таблица18.C33" style:family="table-cell">
      <style:table-cell-properties fo:padding="0.097cm" fo:border-left="0.05pt solid #000000" fo:border-right="none" fo:border-top="none" fo:border-bottom="0.05pt solid #000000"/>
    </style:style>
    <style:style style:name="Таблица18.D33" style:family="table-cell">
      <style:table-cell-properties fo:padding="0.097cm" fo:border-left="0.05pt solid #000000" fo:border-right="none" fo:border-top="none" fo:border-bottom="0.05pt solid #000000"/>
    </style:style>
    <style:style style:name="Таблица18.E33" style:family="table-cell">
      <style:table-cell-properties fo:padding="0.097cm" fo:border-left="0.05pt solid #000000" fo:border-right="none" fo:border-top="none" fo:border-bottom="0.05pt solid #000000"/>
    </style:style>
    <style:style style:name="Таблица18.F33" style:family="table-cell">
      <style:table-cell-properties fo:padding="0.097cm" fo:border-left="0.05pt solid #000000" fo:border-right="none" fo:border-top="none" fo:border-bottom="0.05pt solid #000000"/>
    </style:style>
    <style:style style:name="Таблица18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4" style:family="table-cell">
      <style:table-cell-properties fo:padding="0.097cm" fo:border-left="0.05pt solid #000000" fo:border-right="none" fo:border-top="none" fo:border-bottom="0.05pt solid #000000"/>
    </style:style>
    <style:style style:name="Таблица18.C34" style:family="table-cell">
      <style:table-cell-properties fo:padding="0.097cm" fo:border-left="0.05pt solid #000000" fo:border-right="none" fo:border-top="none" fo:border-bottom="0.05pt solid #000000"/>
    </style:style>
    <style:style style:name="Таблица18.D34" style:family="table-cell">
      <style:table-cell-properties fo:padding="0.097cm" fo:border-left="0.05pt solid #000000" fo:border-right="none" fo:border-top="none" fo:border-bottom="0.05pt solid #000000"/>
    </style:style>
    <style:style style:name="Таблица18.E34" style:family="table-cell">
      <style:table-cell-properties fo:padding="0.097cm" fo:border-left="0.05pt solid #000000" fo:border-right="none" fo:border-top="none" fo:border-bottom="0.05pt solid #000000"/>
    </style:style>
    <style:style style:name="Таблица18.F34" style:family="table-cell">
      <style:table-cell-properties fo:padding="0.097cm" fo:border-left="0.05pt solid #000000" fo:border-right="none" fo:border-top="none" fo:border-bottom="0.05pt solid #000000"/>
    </style:style>
    <style:style style:name="Таблица18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5" style:family="table-cell">
      <style:table-cell-properties fo:padding="0.097cm" fo:border-left="0.05pt solid #000000" fo:border-right="none" fo:border-top="none" fo:border-bottom="0.05pt solid #000000"/>
    </style:style>
    <style:style style:name="Таблица18.C35" style:family="table-cell">
      <style:table-cell-properties fo:padding="0.097cm" fo:border-left="0.05pt solid #000000" fo:border-right="none" fo:border-top="none" fo:border-bottom="0.05pt solid #000000"/>
    </style:style>
    <style:style style:name="Таблица18.D35" style:family="table-cell">
      <style:table-cell-properties fo:padding="0.097cm" fo:border-left="0.05pt solid #000000" fo:border-right="none" fo:border-top="none" fo:border-bottom="0.05pt solid #000000"/>
    </style:style>
    <style:style style:name="Таблица18.E35" style:family="table-cell">
      <style:table-cell-properties fo:padding="0.097cm" fo:border-left="0.05pt solid #000000" fo:border-right="none" fo:border-top="none" fo:border-bottom="0.05pt solid #000000"/>
    </style:style>
    <style:style style:name="Таблица18.F35" style:family="table-cell">
      <style:table-cell-properties fo:padding="0.097cm" fo:border-left="0.05pt solid #000000" fo:border-right="none" fo:border-top="none" fo:border-bottom="0.05pt solid #000000"/>
    </style:style>
    <style:style style:name="Таблица18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598cm" fo:margin-left="-0.598cm" table:align="left"/>
    </style:style>
    <style:style style:name="Таблица3.A" style:family="table-column">
      <style:table-column-properties style:column-width="1.191cm"/>
    </style:style>
    <style:style style:name="Таблица3.B" style:family="table-column">
      <style:table-column-properties style:column-width="5.318cm"/>
    </style:style>
    <style:style style:name="Таблица3.C" style:family="table-column">
      <style:table-column-properties style:column-width="1.588cm"/>
    </style:style>
    <style:style style:name="Таблица3.D" style:family="table-column">
      <style:table-column-properties style:column-width="2.699cm"/>
    </style:style>
    <style:style style:name="Таблица3.F" style:family="table-column">
      <style:table-column-properties style:column-width="2.55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2" style:family="table-row">
      <style:table-row-properties style:min-row-height="0.6cm"/>
    </style:style>
    <style:style style:name="Таблица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none" fo:border-top="none" fo:border-bottom="0.05pt solid #000000"/>
    </style:style>
    <style:style style:name="Таблица3.E6" style:family="table-cell">
      <style:table-cell-properties fo:padding="0.097cm" fo:border-left="0.05pt solid #000000" fo:border-right="none" fo:border-top="none" fo:border-bottom="0.05pt solid #000000"/>
    </style:style>
    <style:style style:name="Таблица3.F6" style:family="table-cell">
      <style:table-cell-properties fo:padding="0.097cm" fo:border-left="0.05pt solid #000000" fo:border-right="none" fo:border-top="none" fo:border-bottom="0.05pt solid #000000"/>
    </style:style>
    <style:style style:name="Таблица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none" fo:border-top="none" fo:border-bottom="0.05pt solid #000000"/>
    </style:style>
    <style:style style:name="Таблица3.D7" style:family="table-cell">
      <style:table-cell-properties fo:padding="0.097cm" fo:border-left="0.05pt solid #000000" fo:border-right="none" fo:border-top="none" fo:border-bottom="0.05pt solid #000000"/>
    </style:style>
    <style:style style:name="Таблица3.E7" style:family="table-cell">
      <style:table-cell-properties fo:padding="0.097cm" fo:border-left="0.05pt solid #000000" fo:border-right="none" fo:border-top="none" fo:border-bottom="0.05pt solid #000000"/>
    </style:style>
    <style:style style:name="Таблица3.F7" style:family="table-cell">
      <style:table-cell-properties fo:padding="0.097cm" fo:border-left="0.05pt solid #000000" fo:border-right="none" fo:border-top="none" fo:border-bottom="0.05pt solid #000000"/>
    </style:style>
    <style:style style:name="Таблица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none" fo:border-top="none" fo:border-bottom="0.05pt solid #000000"/>
    </style:style>
    <style:style style:name="Таблица3.D8" style:family="table-cell">
      <style:table-cell-properties fo:padding="0.097cm" fo:border-left="0.05pt solid #000000" fo:border-right="none" fo:border-top="none" fo:border-bottom="0.05pt solid #000000"/>
    </style:style>
    <style:style style:name="Таблица3.E8" style:family="table-cell">
      <style:table-cell-properties fo:padding="0.097cm" fo:border-left="0.05pt solid #000000" fo:border-right="none" fo:border-top="none" fo:border-bottom="0.05pt solid #000000"/>
    </style:style>
    <style:style style:name="Таблица3.F8" style:family="table-cell">
      <style:table-cell-properties fo:padding="0.097cm" fo:border-left="0.05pt solid #000000" fo:border-right="none" fo:border-top="none" fo:border-bottom="0.05pt solid #000000"/>
    </style:style>
    <style:style style:name="Таблица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none" fo:border-top="none" fo:border-bottom="0.05pt solid #000000"/>
    </style:style>
    <style:style style:name="Таблица3.D9" style:family="table-cell">
      <style:table-cell-properties fo:padding="0.097cm" fo:border-left="0.05pt solid #000000" fo:border-right="none" fo:border-top="none" fo:border-bottom="0.05pt solid #000000"/>
    </style:style>
    <style:style style:name="Таблица3.E9" style:family="table-cell">
      <style:table-cell-properties fo:padding="0.097cm" fo:border-left="0.05pt solid #000000" fo:border-right="none" fo:border-top="none" fo:border-bottom="0.05pt solid #000000"/>
    </style:style>
    <style:style style:name="Таблица3.F9" style:family="table-cell">
      <style:table-cell-properties fo:padding="0.097cm" fo:border-left="0.05pt solid #000000" fo:border-right="none" fo:border-top="none" fo:border-bottom="0.05pt solid #000000"/>
    </style:style>
    <style:style style:name="Таблица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none" fo:border-top="none" fo:border-bottom="0.05pt solid #000000"/>
    </style:style>
    <style:style style:name="Таблица3.D10" style:family="table-cell">
      <style:table-cell-properties fo:padding="0.097cm" fo:border-left="0.05pt solid #000000" fo:border-right="none" fo:border-top="none" fo:border-bottom="0.05pt solid #000000"/>
    </style:style>
    <style:style style:name="Таблица3.E10" style:family="table-cell">
      <style:table-cell-properties fo:padding="0.097cm" fo:border-left="0.05pt solid #000000" fo:border-right="none" fo:border-top="none" fo:border-bottom="0.05pt solid #000000"/>
    </style:style>
    <style:style style:name="Таблица3.F10" style:family="table-cell">
      <style:table-cell-properties fo:padding="0.097cm" fo:border-left="0.05pt solid #000000" fo:border-right="none" fo:border-top="none" fo:border-bottom="0.05pt solid #000000"/>
    </style:style>
    <style:style style:name="Таблица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none" fo:border-top="none" fo:border-bottom="0.05pt solid #000000"/>
    </style:style>
    <style:style style:name="Таблица3.D11" style:family="table-cell">
      <style:table-cell-properties fo:padding="0.097cm" fo:border-left="0.05pt solid #000000" fo:border-right="none" fo:border-top="none" fo:border-bottom="0.05pt solid #000000"/>
    </style:style>
    <style:style style:name="Таблица3.E11" style:family="table-cell">
      <style:table-cell-properties fo:padding="0.097cm" fo:border-left="0.05pt solid #000000" fo:border-right="none" fo:border-top="none" fo:border-bottom="0.05pt solid #000000"/>
    </style:style>
    <style:style style:name="Таблица3.F11" style:family="table-cell">
      <style:table-cell-properties fo:padding="0.097cm" fo:border-left="0.05pt solid #000000" fo:border-right="none" fo:border-top="none" fo:border-bottom="0.05pt solid #000000"/>
    </style:style>
    <style:style style:name="Таблица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2" style:family="table-cell">
      <style:table-cell-properties fo:padding="0.097cm" fo:border-left="0.05pt solid #000000" fo:border-right="none" fo:border-top="none" fo:border-bottom="0.05pt solid #000000"/>
    </style:style>
    <style:style style:name="Таблица3.C12" style:family="table-cell">
      <style:table-cell-properties fo:padding="0.097cm" fo:border-left="0.05pt solid #000000" fo:border-right="none" fo:border-top="none" fo:border-bottom="0.05pt solid #000000"/>
    </style:style>
    <style:style style:name="Таблица3.D12" style:family="table-cell">
      <style:table-cell-properties fo:padding="0.097cm" fo:border-left="0.05pt solid #000000" fo:border-right="none" fo:border-top="none" fo:border-bottom="0.05pt solid #000000"/>
    </style:style>
    <style:style style:name="Таблица3.E12" style:family="table-cell">
      <style:table-cell-properties fo:padding="0.097cm" fo:border-left="0.05pt solid #000000" fo:border-right="none" fo:border-top="none" fo:border-bottom="0.05pt solid #000000"/>
    </style:style>
    <style:style style:name="Таблица3.F12" style:family="table-cell">
      <style:table-cell-properties fo:padding="0.097cm" fo:border-left="0.05pt solid #000000" fo:border-right="none" fo:border-top="none" fo:border-bottom="0.05pt solid #000000"/>
    </style:style>
    <style:style style:name="Таблица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3" style:family="table-cell">
      <style:table-cell-properties fo:padding="0.097cm" fo:border-left="0.05pt solid #000000" fo:border-right="none" fo:border-top="none" fo:border-bottom="0.05pt solid #000000"/>
    </style:style>
    <style:style style:name="Таблица3.C13" style:family="table-cell">
      <style:table-cell-properties fo:padding="0.097cm" fo:border-left="0.05pt solid #000000" fo:border-right="none" fo:border-top="none" fo:border-bottom="0.05pt solid #000000"/>
    </style:style>
    <style:style style:name="Таблица3.D13" style:family="table-cell">
      <style:table-cell-properties fo:padding="0.097cm" fo:border-left="0.05pt solid #000000" fo:border-right="none" fo:border-top="none" fo:border-bottom="0.05pt solid #000000"/>
    </style:style>
    <style:style style:name="Таблица3.E13" style:family="table-cell">
      <style:table-cell-properties fo:padding="0.097cm" fo:border-left="0.05pt solid #000000" fo:border-right="none" fo:border-top="none" fo:border-bottom="0.05pt solid #000000"/>
    </style:style>
    <style:style style:name="Таблица3.F13" style:family="table-cell">
      <style:table-cell-properties fo:padding="0.097cm" fo:border-left="0.05pt solid #000000" fo:border-right="none" fo:border-top="none" fo:border-bottom="0.05pt solid #000000"/>
    </style:style>
    <style:style style:name="Таблица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4" style:family="table-cell">
      <style:table-cell-properties fo:padding="0.097cm" fo:border-left="0.05pt solid #000000" fo:border-right="none" fo:border-top="none" fo:border-bottom="0.05pt solid #000000"/>
    </style:style>
    <style:style style:name="Таблица3.C14" style:family="table-cell">
      <style:table-cell-properties fo:padding="0.097cm" fo:border-left="0.05pt solid #000000" fo:border-right="none" fo:border-top="none" fo:border-bottom="0.05pt solid #000000"/>
    </style:style>
    <style:style style:name="Таблица3.D14" style:family="table-cell">
      <style:table-cell-properties fo:padding="0.097cm" fo:border-left="0.05pt solid #000000" fo:border-right="none" fo:border-top="none" fo:border-bottom="0.05pt solid #000000"/>
    </style:style>
    <style:style style:name="Таблица3.E14" style:family="table-cell">
      <style:table-cell-properties fo:padding="0.097cm" fo:border-left="0.05pt solid #000000" fo:border-right="none" fo:border-top="none" fo:border-bottom="0.05pt solid #000000"/>
    </style:style>
    <style:style style:name="Таблица3.F14" style:family="table-cell">
      <style:table-cell-properties fo:padding="0.097cm" fo:border-left="0.05pt solid #000000" fo:border-right="none" fo:border-top="none" fo:border-bottom="0.05pt solid #000000"/>
    </style:style>
    <style:style style:name="Таблица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5" style:family="table-cell">
      <style:table-cell-properties fo:padding="0.097cm" fo:border-left="0.05pt solid #000000" fo:border-right="none" fo:border-top="none" fo:border-bottom="0.05pt solid #000000"/>
    </style:style>
    <style:style style:name="Таблица3.C15" style:family="table-cell">
      <style:table-cell-properties fo:padding="0.097cm" fo:border-left="0.05pt solid #000000" fo:border-right="none" fo:border-top="none" fo:border-bottom="0.05pt solid #000000"/>
    </style:style>
    <style:style style:name="Таблица3.D15" style:family="table-cell">
      <style:table-cell-properties fo:padding="0.097cm" fo:border-left="0.05pt solid #000000" fo:border-right="none" fo:border-top="none" fo:border-bottom="0.05pt solid #000000"/>
    </style:style>
    <style:style style:name="Таблица3.E15" style:family="table-cell">
      <style:table-cell-properties fo:padding="0.097cm" fo:border-left="0.05pt solid #000000" fo:border-right="none" fo:border-top="none" fo:border-bottom="0.05pt solid #000000"/>
    </style:style>
    <style:style style:name="Таблица3.F15" style:family="table-cell">
      <style:table-cell-properties fo:padding="0.097cm" fo:border-left="0.05pt solid #000000" fo:border-right="none" fo:border-top="none" fo:border-bottom="0.05pt solid #000000"/>
    </style:style>
    <style:style style:name="Таблица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6" style:family="table-cell">
      <style:table-cell-properties fo:padding="0.097cm" fo:border-left="0.05pt solid #000000" fo:border-right="none" fo:border-top="none" fo:border-bottom="0.05pt solid #000000"/>
    </style:style>
    <style:style style:name="Таблица3.C16" style:family="table-cell">
      <style:table-cell-properties fo:padding="0.097cm" fo:border-left="0.05pt solid #000000" fo:border-right="none" fo:border-top="none" fo:border-bottom="0.05pt solid #000000"/>
    </style:style>
    <style:style style:name="Таблица3.D16" style:family="table-cell">
      <style:table-cell-properties fo:padding="0.097cm" fo:border-left="0.05pt solid #000000" fo:border-right="none" fo:border-top="none" fo:border-bottom="0.05pt solid #000000"/>
    </style:style>
    <style:style style:name="Таблица3.E16" style:family="table-cell">
      <style:table-cell-properties fo:padding="0.097cm" fo:border-left="0.05pt solid #000000" fo:border-right="none" fo:border-top="none" fo:border-bottom="0.05pt solid #000000"/>
    </style:style>
    <style:style style:name="Таблица3.F16" style:family="table-cell">
      <style:table-cell-properties fo:padding="0.097cm" fo:border-left="0.05pt solid #000000" fo:border-right="none" fo:border-top="none" fo:border-bottom="0.05pt solid #000000"/>
    </style:style>
    <style:style style:name="Таблица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7" style:family="table-cell">
      <style:table-cell-properties fo:padding="0.097cm" fo:border-left="0.05pt solid #000000" fo:border-right="none" fo:border-top="none" fo:border-bottom="0.05pt solid #000000"/>
    </style:style>
    <style:style style:name="Таблица3.C17" style:family="table-cell">
      <style:table-cell-properties fo:padding="0.097cm" fo:border-left="0.05pt solid #000000" fo:border-right="none" fo:border-top="none" fo:border-bottom="0.05pt solid #000000"/>
    </style:style>
    <style:style style:name="Таблица3.D17" style:family="table-cell">
      <style:table-cell-properties fo:padding="0.097cm" fo:border-left="0.05pt solid #000000" fo:border-right="none" fo:border-top="none" fo:border-bottom="0.05pt solid #000000"/>
    </style:style>
    <style:style style:name="Таблица3.E17" style:family="table-cell">
      <style:table-cell-properties fo:padding="0.097cm" fo:border-left="0.05pt solid #000000" fo:border-right="none" fo:border-top="none" fo:border-bottom="0.05pt solid #000000"/>
    </style:style>
    <style:style style:name="Таблица3.F17" style:family="table-cell">
      <style:table-cell-properties fo:padding="0.097cm" fo:border-left="0.05pt solid #000000" fo:border-right="none" fo:border-top="none" fo:border-bottom="0.05pt solid #000000"/>
    </style:style>
    <style:style style:name="Таблица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8" style:family="table-cell">
      <style:table-cell-properties fo:padding="0.097cm" fo:border-left="0.05pt solid #000000" fo:border-right="none" fo:border-top="none" fo:border-bottom="0.05pt solid #000000"/>
    </style:style>
    <style:style style:name="Таблица3.C18" style:family="table-cell">
      <style:table-cell-properties fo:padding="0.097cm" fo:border-left="0.05pt solid #000000" fo:border-right="none" fo:border-top="none" fo:border-bottom="0.05pt solid #000000"/>
    </style:style>
    <style:style style:name="Таблица3.D18" style:family="table-cell">
      <style:table-cell-properties fo:padding="0.097cm" fo:border-left="0.05pt solid #000000" fo:border-right="none" fo:border-top="none" fo:border-bottom="0.05pt solid #000000"/>
    </style:style>
    <style:style style:name="Таблица3.E18" style:family="table-cell">
      <style:table-cell-properties fo:padding="0.097cm" fo:border-left="0.05pt solid #000000" fo:border-right="none" fo:border-top="none" fo:border-bottom="0.05pt solid #000000"/>
    </style:style>
    <style:style style:name="Таблица3.F18" style:family="table-cell">
      <style:table-cell-properties fo:padding="0.097cm" fo:border-left="0.05pt solid #000000" fo:border-right="none" fo:border-top="none" fo:border-bottom="0.05pt solid #000000"/>
    </style:style>
    <style:style style:name="Таблица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9" style:family="table-cell">
      <style:table-cell-properties fo:padding="0.097cm" fo:border-left="0.05pt solid #000000" fo:border-right="none" fo:border-top="none" fo:border-bottom="0.05pt solid #000000"/>
    </style:style>
    <style:style style:name="Таблица3.C19" style:family="table-cell">
      <style:table-cell-properties fo:padding="0.097cm" fo:border-left="0.05pt solid #000000" fo:border-right="none" fo:border-top="none" fo:border-bottom="0.05pt solid #000000"/>
    </style:style>
    <style:style style:name="Таблица3.D19" style:family="table-cell">
      <style:table-cell-properties fo:padding="0.097cm" fo:border-left="0.05pt solid #000000" fo:border-right="none" fo:border-top="none" fo:border-bottom="0.05pt solid #000000"/>
    </style:style>
    <style:style style:name="Таблица3.E19" style:family="table-cell">
      <style:table-cell-properties fo:padding="0.097cm" fo:border-left="0.05pt solid #000000" fo:border-right="none" fo:border-top="none" fo:border-bottom="0.05pt solid #000000"/>
    </style:style>
    <style:style style:name="Таблица3.F19" style:family="table-cell">
      <style:table-cell-properties fo:padding="0.097cm" fo:border-left="0.05pt solid #000000" fo:border-right="none" fo:border-top="none" fo:border-bottom="0.05pt solid #000000"/>
    </style:style>
    <style:style style:name="Таблица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0" style:family="table-cell">
      <style:table-cell-properties fo:padding="0.097cm" fo:border-left="0.05pt solid #000000" fo:border-right="none" fo:border-top="none" fo:border-bottom="0.05pt solid #000000"/>
    </style:style>
    <style:style style:name="Таблица3.C20" style:family="table-cell">
      <style:table-cell-properties fo:padding="0.097cm" fo:border-left="0.05pt solid #000000" fo:border-right="none" fo:border-top="none" fo:border-bottom="0.05pt solid #000000"/>
    </style:style>
    <style:style style:name="Таблица3.D20" style:family="table-cell">
      <style:table-cell-properties fo:padding="0.097cm" fo:border-left="0.05pt solid #000000" fo:border-right="none" fo:border-top="none" fo:border-bottom="0.05pt solid #000000"/>
    </style:style>
    <style:style style:name="Таблица3.E20" style:family="table-cell">
      <style:table-cell-properties fo:padding="0.097cm" fo:border-left="0.05pt solid #000000" fo:border-right="none" fo:border-top="none" fo:border-bottom="0.05pt solid #000000"/>
    </style:style>
    <style:style style:name="Таблица3.F20" style:family="table-cell">
      <style:table-cell-properties fo:padding="0.097cm" fo:border-left="0.05pt solid #000000" fo:border-right="none" fo:border-top="none" fo:border-bottom="0.05pt solid #000000"/>
    </style:style>
    <style:style style:name="Таблица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1" style:family="table-cell">
      <style:table-cell-properties fo:padding="0.097cm" fo:border-left="0.05pt solid #000000" fo:border-right="none" fo:border-top="none" fo:border-bottom="0.05pt solid #000000"/>
    </style:style>
    <style:style style:name="Таблица3.C21" style:family="table-cell">
      <style:table-cell-properties fo:padding="0.097cm" fo:border-left="0.05pt solid #000000" fo:border-right="none" fo:border-top="none" fo:border-bottom="0.05pt solid #000000"/>
    </style:style>
    <style:style style:name="Таблица3.D21" style:family="table-cell">
      <style:table-cell-properties fo:padding="0.097cm" fo:border-left="0.05pt solid #000000" fo:border-right="none" fo:border-top="none" fo:border-bottom="0.05pt solid #000000"/>
    </style:style>
    <style:style style:name="Таблица3.E21" style:family="table-cell">
      <style:table-cell-properties fo:padding="0.097cm" fo:border-left="0.05pt solid #000000" fo:border-right="none" fo:border-top="none" fo:border-bottom="0.05pt solid #000000"/>
    </style:style>
    <style:style style:name="Таблица3.F21" style:family="table-cell">
      <style:table-cell-properties fo:padding="0.097cm" fo:border-left="0.05pt solid #000000" fo:border-right="none" fo:border-top="none" fo:border-bottom="0.05pt solid #000000"/>
    </style:style>
    <style:style style:name="Таблица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2" style:family="table-cell">
      <style:table-cell-properties fo:padding="0.097cm" fo:border-left="0.05pt solid #000000" fo:border-right="none" fo:border-top="none" fo:border-bottom="0.05pt solid #000000"/>
    </style:style>
    <style:style style:name="Таблица3.C22" style:family="table-cell">
      <style:table-cell-properties fo:padding="0.097cm" fo:border-left="0.05pt solid #000000" fo:border-right="none" fo:border-top="none" fo:border-bottom="0.05pt solid #000000"/>
    </style:style>
    <style:style style:name="Таблица3.D22" style:family="table-cell">
      <style:table-cell-properties fo:padding="0.097cm" fo:border-left="0.05pt solid #000000" fo:border-right="none" fo:border-top="none" fo:border-bottom="0.05pt solid #000000"/>
    </style:style>
    <style:style style:name="Таблица3.E22" style:family="table-cell">
      <style:table-cell-properties fo:padding="0.097cm" fo:border-left="0.05pt solid #000000" fo:border-right="none" fo:border-top="none" fo:border-bottom="0.05pt solid #000000"/>
    </style:style>
    <style:style style:name="Таблица3.F22" style:family="table-cell">
      <style:table-cell-properties fo:padding="0.097cm" fo:border-left="0.05pt solid #000000" fo:border-right="none" fo:border-top="none" fo:border-bottom="0.05pt solid #000000"/>
    </style:style>
    <style:style style:name="Таблица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3" style:family="table-cell">
      <style:table-cell-properties fo:padding="0.097cm" fo:border-left="0.05pt solid #000000" fo:border-right="none" fo:border-top="none" fo:border-bottom="0.05pt solid #000000"/>
    </style:style>
    <style:style style:name="Таблица3.C23" style:family="table-cell">
      <style:table-cell-properties fo:padding="0.097cm" fo:border-left="0.05pt solid #000000" fo:border-right="none" fo:border-top="none" fo:border-bottom="0.05pt solid #000000"/>
    </style:style>
    <style:style style:name="Таблица3.D23" style:family="table-cell">
      <style:table-cell-properties fo:padding="0.097cm" fo:border-left="0.05pt solid #000000" fo:border-right="none" fo:border-top="none" fo:border-bottom="0.05pt solid #000000"/>
    </style:style>
    <style:style style:name="Таблица3.E23" style:family="table-cell">
      <style:table-cell-properties fo:padding="0.097cm" fo:border-left="0.05pt solid #000000" fo:border-right="none" fo:border-top="none" fo:border-bottom="0.05pt solid #000000"/>
    </style:style>
    <style:style style:name="Таблица3.F23" style:family="table-cell">
      <style:table-cell-properties fo:padding="0.097cm" fo:border-left="0.05pt solid #000000" fo:border-right="none" fo:border-top="none" fo:border-bottom="0.05pt solid #000000"/>
    </style:style>
    <style:style style:name="Таблица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4" style:family="table-cell">
      <style:table-cell-properties fo:padding="0.097cm" fo:border-left="0.05pt solid #000000" fo:border-right="none" fo:border-top="none" fo:border-bottom="0.05pt solid #000000"/>
    </style:style>
    <style:style style:name="Таблица3.C24" style:family="table-cell">
      <style:table-cell-properties fo:padding="0.097cm" fo:border-left="0.05pt solid #000000" fo:border-right="none" fo:border-top="none" fo:border-bottom="0.05pt solid #000000"/>
    </style:style>
    <style:style style:name="Таблица3.D24" style:family="table-cell">
      <style:table-cell-properties fo:padding="0.097cm" fo:border-left="0.05pt solid #000000" fo:border-right="none" fo:border-top="none" fo:border-bottom="0.05pt solid #000000"/>
    </style:style>
    <style:style style:name="Таблица3.E24" style:family="table-cell">
      <style:table-cell-properties fo:padding="0.097cm" fo:border-left="0.05pt solid #000000" fo:border-right="none" fo:border-top="none" fo:border-bottom="0.05pt solid #000000"/>
    </style:style>
    <style:style style:name="Таблица3.F24" style:family="table-cell">
      <style:table-cell-properties fo:padding="0.097cm" fo:border-left="0.05pt solid #000000" fo:border-right="none" fo:border-top="none" fo:border-bottom="0.05pt solid #000000"/>
    </style:style>
    <style:style style:name="Таблица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5" style:family="table-cell">
      <style:table-cell-properties fo:padding="0.097cm" fo:border-left="0.05pt solid #000000" fo:border-right="none" fo:border-top="none" fo:border-bottom="0.05pt solid #000000"/>
    </style:style>
    <style:style style:name="Таблица3.C25" style:family="table-cell">
      <style:table-cell-properties fo:padding="0.097cm" fo:border-left="0.05pt solid #000000" fo:border-right="none" fo:border-top="none" fo:border-bottom="0.05pt solid #000000"/>
    </style:style>
    <style:style style:name="Таблица3.D25" style:family="table-cell">
      <style:table-cell-properties fo:padding="0.097cm" fo:border-left="0.05pt solid #000000" fo:border-right="none" fo:border-top="none" fo:border-bottom="0.05pt solid #000000"/>
    </style:style>
    <style:style style:name="Таблица3.E25" style:family="table-cell">
      <style:table-cell-properties fo:padding="0.097cm" fo:border-left="0.05pt solid #000000" fo:border-right="none" fo:border-top="none" fo:border-bottom="0.05pt solid #000000"/>
    </style:style>
    <style:style style:name="Таблица3.F25" style:family="table-cell">
      <style:table-cell-properties fo:padding="0.097cm" fo:border-left="0.05pt solid #000000" fo:border-right="none" fo:border-top="none" fo:border-bottom="0.05pt solid #000000"/>
    </style:style>
    <style:style style:name="Таблица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6" style:family="table-cell">
      <style:table-cell-properties fo:padding="0.097cm" fo:border-left="0.05pt solid #000000" fo:border-right="none" fo:border-top="none" fo:border-bottom="0.05pt solid #000000"/>
    </style:style>
    <style:style style:name="Таблица3.C26" style:family="table-cell">
      <style:table-cell-properties fo:padding="0.097cm" fo:border-left="0.05pt solid #000000" fo:border-right="none" fo:border-top="none" fo:border-bottom="0.05pt solid #000000"/>
    </style:style>
    <style:style style:name="Таблица3.D26" style:family="table-cell">
      <style:table-cell-properties fo:padding="0.097cm" fo:border-left="0.05pt solid #000000" fo:border-right="none" fo:border-top="none" fo:border-bottom="0.05pt solid #000000"/>
    </style:style>
    <style:style style:name="Таблица3.E26" style:family="table-cell">
      <style:table-cell-properties fo:padding="0.097cm" fo:border-left="0.05pt solid #000000" fo:border-right="none" fo:border-top="none" fo:border-bottom="0.05pt solid #000000"/>
    </style:style>
    <style:style style:name="Таблица3.F26" style:family="table-cell">
      <style:table-cell-properties fo:padding="0.097cm" fo:border-left="0.05pt solid #000000" fo:border-right="none" fo:border-top="none" fo:border-bottom="0.05pt solid #000000"/>
    </style:style>
    <style:style style:name="Таблица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7" style:family="table-cell">
      <style:table-cell-properties fo:padding="0.097cm" fo:border-left="0.05pt solid #000000" fo:border-right="none" fo:border-top="none" fo:border-bottom="0.05pt solid #000000"/>
    </style:style>
    <style:style style:name="Таблица3.C27" style:family="table-cell">
      <style:table-cell-properties fo:padding="0.097cm" fo:border-left="0.05pt solid #000000" fo:border-right="none" fo:border-top="none" fo:border-bottom="0.05pt solid #000000"/>
    </style:style>
    <style:style style:name="Таблица3.D27" style:family="table-cell">
      <style:table-cell-properties fo:padding="0.097cm" fo:border-left="0.05pt solid #000000" fo:border-right="none" fo:border-top="none" fo:border-bottom="0.05pt solid #000000"/>
    </style:style>
    <style:style style:name="Таблица3.E27" style:family="table-cell">
      <style:table-cell-properties fo:padding="0.097cm" fo:border-left="0.05pt solid #000000" fo:border-right="none" fo:border-top="none" fo:border-bottom="0.05pt solid #000000"/>
    </style:style>
    <style:style style:name="Таблица3.F27" style:family="table-cell">
      <style:table-cell-properties fo:padding="0.097cm" fo:border-left="0.05pt solid #000000" fo:border-right="none" fo:border-top="none" fo:border-bottom="0.05pt solid #000000"/>
    </style:style>
    <style:style style:name="Таблица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8" style:family="table-cell">
      <style:table-cell-properties fo:padding="0.097cm" fo:border-left="0.05pt solid #000000" fo:border-right="none" fo:border-top="none" fo:border-bottom="0.05pt solid #000000"/>
    </style:style>
    <style:style style:name="Таблица3.C28" style:family="table-cell">
      <style:table-cell-properties fo:padding="0.097cm" fo:border-left="0.05pt solid #000000" fo:border-right="none" fo:border-top="none" fo:border-bottom="0.05pt solid #000000"/>
    </style:style>
    <style:style style:name="Таблица3.D28" style:family="table-cell">
      <style:table-cell-properties fo:padding="0.097cm" fo:border-left="0.05pt solid #000000" fo:border-right="none" fo:border-top="none" fo:border-bottom="0.05pt solid #000000"/>
    </style:style>
    <style:style style:name="Таблица3.E28" style:family="table-cell">
      <style:table-cell-properties fo:padding="0.097cm" fo:border-left="0.05pt solid #000000" fo:border-right="none" fo:border-top="none" fo:border-bottom="0.05pt solid #000000"/>
    </style:style>
    <style:style style:name="Таблица3.F28" style:family="table-cell">
      <style:table-cell-properties fo:padding="0.097cm" fo:border-left="0.05pt solid #000000" fo:border-right="none" fo:border-top="none" fo:border-bottom="0.05pt solid #000000"/>
    </style:style>
    <style:style style:name="Таблица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9" style:family="table-cell">
      <style:table-cell-properties fo:padding="0.097cm" fo:border-left="0.05pt solid #000000" fo:border-right="none" fo:border-top="none" fo:border-bottom="0.05pt solid #000000"/>
    </style:style>
    <style:style style:name="Таблица3.C29" style:family="table-cell">
      <style:table-cell-properties fo:padding="0.097cm" fo:border-left="0.05pt solid #000000" fo:border-right="none" fo:border-top="none" fo:border-bottom="0.05pt solid #000000"/>
    </style:style>
    <style:style style:name="Таблица3.D29" style:family="table-cell">
      <style:table-cell-properties fo:padding="0.097cm" fo:border-left="0.05pt solid #000000" fo:border-right="none" fo:border-top="none" fo:border-bottom="0.05pt solid #000000"/>
    </style:style>
    <style:style style:name="Таблица3.E29" style:family="table-cell">
      <style:table-cell-properties fo:padding="0.097cm" fo:border-left="0.05pt solid #000000" fo:border-right="none" fo:border-top="none" fo:border-bottom="0.05pt solid #000000"/>
    </style:style>
    <style:style style:name="Таблица3.F29" style:family="table-cell">
      <style:table-cell-properties fo:padding="0.097cm" fo:border-left="0.05pt solid #000000" fo:border-right="none" fo:border-top="none" fo:border-bottom="0.05pt solid #000000"/>
    </style:style>
    <style:style style:name="Таблица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0" style:family="table-cell">
      <style:table-cell-properties fo:padding="0.097cm" fo:border-left="0.05pt solid #000000" fo:border-right="none" fo:border-top="none" fo:border-bottom="0.05pt solid #000000"/>
    </style:style>
    <style:style style:name="Таблица3.C30" style:family="table-cell">
      <style:table-cell-properties fo:padding="0.097cm" fo:border-left="0.05pt solid #000000" fo:border-right="none" fo:border-top="none" fo:border-bottom="0.05pt solid #000000"/>
    </style:style>
    <style:style style:name="Таблица3.D30" style:family="table-cell">
      <style:table-cell-properties fo:padding="0.097cm" fo:border-left="0.05pt solid #000000" fo:border-right="none" fo:border-top="none" fo:border-bottom="0.05pt solid #000000"/>
    </style:style>
    <style:style style:name="Таблица3.E30" style:family="table-cell">
      <style:table-cell-properties fo:padding="0.097cm" fo:border-left="0.05pt solid #000000" fo:border-right="none" fo:border-top="none" fo:border-bottom="0.05pt solid #000000"/>
    </style:style>
    <style:style style:name="Таблица3.F30" style:family="table-cell">
      <style:table-cell-properties fo:padding="0.097cm" fo:border-left="0.05pt solid #000000" fo:border-right="none" fo:border-top="none" fo:border-bottom="0.05pt solid #000000"/>
    </style:style>
    <style:style style:name="Таблица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1" style:family="table-cell">
      <style:table-cell-properties fo:padding="0.097cm" fo:border-left="0.05pt solid #000000" fo:border-right="none" fo:border-top="none" fo:border-bottom="0.05pt solid #000000"/>
    </style:style>
    <style:style style:name="Таблица3.C31" style:family="table-cell">
      <style:table-cell-properties fo:padding="0.097cm" fo:border-left="0.05pt solid #000000" fo:border-right="none" fo:border-top="none" fo:border-bottom="0.05pt solid #000000"/>
    </style:style>
    <style:style style:name="Таблица3.D31" style:family="table-cell">
      <style:table-cell-properties fo:padding="0.097cm" fo:border-left="0.05pt solid #000000" fo:border-right="none" fo:border-top="none" fo:border-bottom="0.05pt solid #000000"/>
    </style:style>
    <style:style style:name="Таблица3.E31" style:family="table-cell">
      <style:table-cell-properties fo:padding="0.097cm" fo:border-left="0.05pt solid #000000" fo:border-right="none" fo:border-top="none" fo:border-bottom="0.05pt solid #000000"/>
    </style:style>
    <style:style style:name="Таблица3.F31" style:family="table-cell">
      <style:table-cell-properties fo:padding="0.097cm" fo:border-left="0.05pt solid #000000" fo:border-right="none" fo:border-top="none" fo:border-bottom="0.05pt solid #000000"/>
    </style:style>
    <style:style style:name="Таблица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.598cm" fo:margin-left="-0.598cm" table:align="left"/>
    </style:style>
    <style:style style:name="Таблица4.A" style:family="table-column">
      <style:table-column-properties style:column-width="1.191cm"/>
    </style:style>
    <style:style style:name="Таблица4.B" style:family="table-column">
      <style:table-column-properties style:column-width="5.318cm"/>
    </style:style>
    <style:style style:name="Таблица4.C" style:family="table-column">
      <style:table-column-properties style:column-width="1.588cm"/>
    </style:style>
    <style:style style:name="Таблица4.D" style:family="table-column">
      <style:table-column-properties style:column-width="2.699cm"/>
    </style:style>
    <style:style style:name="Таблица4.F" style:family="table-column">
      <style:table-column-properties style:column-width="2.55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2" style:family="table-row">
      <style:table-row-properties style:min-row-height="0.6cm"/>
    </style:style>
    <style:style style:name="Таблица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none" fo:border-top="none" fo:border-bottom="0.05pt solid #000000"/>
    </style:style>
    <style:style style:name="Таблица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E8" style:family="table-cell">
      <style:table-cell-properties fo:padding="0.097cm" fo:border-left="0.05pt solid #000000" fo:border-right="none" fo:border-top="none" fo:border-bottom="0.05pt solid #000000"/>
    </style:style>
    <style:style style:name="Таблица4.F8" style:family="table-cell">
      <style:table-cell-properties fo:padding="0.097cm" fo:border-left="0.05pt solid #000000" fo:border-right="none" fo:border-top="none" fo:border-bottom="0.05pt solid #000000"/>
    </style:style>
    <style:style style:name="Таблица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none" fo:border-top="none" fo:border-bottom="0.05pt solid #000000"/>
    </style:style>
    <style:style style:name="Таблица4.D9" style:family="table-cell">
      <style:table-cell-properties fo:padding="0.097cm" fo:border-left="0.05pt solid #000000" fo:border-right="none" fo:border-top="none" fo:border-bottom="0.05pt solid #000000"/>
    </style:style>
    <style:style style:name="Таблица4.E9" style:family="table-cell">
      <style:table-cell-properties fo:padding="0.097cm" fo:border-left="0.05pt solid #000000" fo:border-right="none" fo:border-top="none" fo:border-bottom="0.05pt solid #000000"/>
    </style:style>
    <style:style style:name="Таблица4.F9" style:family="table-cell">
      <style:table-cell-properties fo:padding="0.097cm" fo:border-left="0.05pt solid #000000" fo:border-right="none" fo:border-top="none" fo:border-bottom="0.05pt solid #000000"/>
    </style:style>
    <style:style style:name="Таблица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none" fo:border-top="none" fo:border-bottom="0.05pt solid #000000"/>
    </style:style>
    <style:style style:name="Таблица4.D10" style:family="table-cell">
      <style:table-cell-properties fo:padding="0.097cm" fo:border-left="0.05pt solid #000000" fo:border-right="none" fo:border-top="none" fo:border-bottom="0.05pt solid #000000"/>
    </style:style>
    <style:style style:name="Таблица4.E10" style:family="table-cell">
      <style:table-cell-properties fo:padding="0.097cm" fo:border-left="0.05pt solid #000000" fo:border-right="none" fo:border-top="none" fo:border-bottom="0.05pt solid #000000"/>
    </style:style>
    <style:style style:name="Таблица4.F10" style:family="table-cell">
      <style:table-cell-properties fo:padding="0.097cm" fo:border-left="0.05pt solid #000000" fo:border-right="none" fo:border-top="none" fo:border-bottom="0.05pt solid #000000"/>
    </style:style>
    <style:style style:name="Таблица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none" fo:border-top="none" fo:border-bottom="0.05pt solid #000000"/>
    </style:style>
    <style:style style:name="Таблица4.D11" style:family="table-cell">
      <style:table-cell-properties fo:padding="0.097cm" fo:border-left="0.05pt solid #000000" fo:border-right="none" fo:border-top="none" fo:border-bottom="0.05pt solid #000000"/>
    </style:style>
    <style:style style:name="Таблица4.E11" style:family="table-cell">
      <style:table-cell-properties fo:padding="0.097cm" fo:border-left="0.05pt solid #000000" fo:border-right="none" fo:border-top="none" fo:border-bottom="0.05pt solid #000000"/>
    </style:style>
    <style:style style:name="Таблица4.F11" style:family="table-cell">
      <style:table-cell-properties fo:padding="0.097cm" fo:border-left="0.05pt solid #000000" fo:border-right="none" fo:border-top="none" fo:border-bottom="0.05pt solid #000000"/>
    </style:style>
    <style:style style:name="Таблица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none" fo:border-top="none" fo:border-bottom="0.05pt solid #000000"/>
    </style:style>
    <style:style style:name="Таблица4.D12" style:family="table-cell">
      <style:table-cell-properties fo:padding="0.097cm" fo:border-left="0.05pt solid #000000" fo:border-right="none" fo:border-top="none" fo:border-bottom="0.05pt solid #000000"/>
    </style:style>
    <style:style style:name="Таблица4.E12" style:family="table-cell">
      <style:table-cell-properties fo:padding="0.097cm" fo:border-left="0.05pt solid #000000" fo:border-right="none" fo:border-top="none" fo:border-bottom="0.05pt solid #000000"/>
    </style:style>
    <style:style style:name="Таблица4.F12" style:family="table-cell">
      <style:table-cell-properties fo:padding="0.097cm" fo:border-left="0.05pt solid #000000" fo:border-right="none" fo:border-top="none" fo:border-bottom="0.05pt solid #000000"/>
    </style:style>
    <style:style style:name="Таблица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none" fo:border-top="none" fo:border-bottom="0.05pt solid #000000"/>
    </style:style>
    <style:style style:name="Таблица4.D13" style:family="table-cell">
      <style:table-cell-properties fo:padding="0.097cm" fo:border-left="0.05pt solid #000000" fo:border-right="none" fo:border-top="none" fo:border-bottom="0.05pt solid #000000"/>
    </style:style>
    <style:style style:name="Таблица4.E13" style:family="table-cell">
      <style:table-cell-properties fo:padding="0.097cm" fo:border-left="0.05pt solid #000000" fo:border-right="none" fo:border-top="none" fo:border-bottom="0.05pt solid #000000"/>
    </style:style>
    <style:style style:name="Таблица4.F13" style:family="table-cell">
      <style:table-cell-properties fo:padding="0.097cm" fo:border-left="0.05pt solid #000000" fo:border-right="none" fo:border-top="none" fo:border-bottom="0.05pt solid #000000"/>
    </style:style>
    <style:style style:name="Таблица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none" fo:border-top="none" fo:border-bottom="0.05pt solid #000000"/>
    </style:style>
    <style:style style:name="Таблица4.D14" style:family="table-cell">
      <style:table-cell-properties fo:padding="0.097cm" fo:border-left="0.05pt solid #000000" fo:border-right="none" fo:border-top="none" fo:border-bottom="0.05pt solid #000000"/>
    </style:style>
    <style:style style:name="Таблица4.E14" style:family="table-cell">
      <style:table-cell-properties fo:padding="0.097cm" fo:border-left="0.05pt solid #000000" fo:border-right="none" fo:border-top="none" fo:border-bottom="0.05pt solid #000000"/>
    </style:style>
    <style:style style:name="Таблица4.F14" style:family="table-cell">
      <style:table-cell-properties fo:padding="0.097cm" fo:border-left="0.05pt solid #000000" fo:border-right="none" fo:border-top="none" fo:border-bottom="0.05pt solid #000000"/>
    </style:style>
    <style:style style:name="Таблица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none" fo:border-top="none" fo:border-bottom="0.05pt solid #000000"/>
    </style:style>
    <style:style style:name="Таблица4.D15" style:family="table-cell">
      <style:table-cell-properties fo:padding="0.097cm" fo:border-left="0.05pt solid #000000" fo:border-right="none" fo:border-top="none" fo:border-bottom="0.05pt solid #000000"/>
    </style:style>
    <style:style style:name="Таблица4.E15" style:family="table-cell">
      <style:table-cell-properties fo:padding="0.097cm" fo:border-left="0.05pt solid #000000" fo:border-right="none" fo:border-top="none" fo:border-bottom="0.05pt solid #000000"/>
    </style:style>
    <style:style style:name="Таблица4.F15" style:family="table-cell">
      <style:table-cell-properties fo:padding="0.097cm" fo:border-left="0.05pt solid #000000" fo:border-right="none" fo:border-top="none" fo:border-bottom="0.05pt solid #000000"/>
    </style:style>
    <style:style style:name="Таблица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none" fo:border-top="none" fo:border-bottom="0.05pt solid #000000"/>
    </style:style>
    <style:style style:name="Таблица4.D16" style:family="table-cell">
      <style:table-cell-properties fo:padding="0.097cm" fo:border-left="0.05pt solid #000000" fo:border-right="none" fo:border-top="none" fo:border-bottom="0.05pt solid #000000"/>
    </style:style>
    <style:style style:name="Таблица4.E16" style:family="table-cell">
      <style:table-cell-properties fo:padding="0.097cm" fo:border-left="0.05pt solid #000000" fo:border-right="none" fo:border-top="none" fo:border-bottom="0.05pt solid #000000"/>
    </style:style>
    <style:style style:name="Таблица4.F16" style:family="table-cell">
      <style:table-cell-properties fo:padding="0.097cm" fo:border-left="0.05pt solid #000000" fo:border-right="none" fo:border-top="none" fo:border-bottom="0.05pt solid #000000"/>
    </style:style>
    <style:style style:name="Таблица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none" fo:border-top="none" fo:border-bottom="0.05pt solid #000000"/>
    </style:style>
    <style:style style:name="Таблица4.D17" style:family="table-cell">
      <style:table-cell-properties fo:padding="0.097cm" fo:border-left="0.05pt solid #000000" fo:border-right="none" fo:border-top="none" fo:border-bottom="0.05pt solid #000000"/>
    </style:style>
    <style:style style:name="Таблица4.E17" style:family="table-cell">
      <style:table-cell-properties fo:padding="0.097cm" fo:border-left="0.05pt solid #000000" fo:border-right="none" fo:border-top="none" fo:border-bottom="0.05pt solid #000000"/>
    </style:style>
    <style:style style:name="Таблица4.F17" style:family="table-cell">
      <style:table-cell-properties fo:padding="0.097cm" fo:border-left="0.05pt solid #000000" fo:border-right="none" fo:border-top="none" fo:border-bottom="0.05pt solid #000000"/>
    </style:style>
    <style:style style:name="Таблица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8" style:family="table-cell">
      <style:table-cell-properties fo:padding="0.097cm" fo:border-left="0.05pt solid #000000" fo:border-right="none" fo:border-top="none" fo:border-bottom="0.05pt solid #000000"/>
    </style:style>
    <style:style style:name="Таблица4.C18" style:family="table-cell">
      <style:table-cell-properties fo:padding="0.097cm" fo:border-left="0.05pt solid #000000" fo:border-right="none" fo:border-top="none" fo:border-bottom="0.05pt solid #000000"/>
    </style:style>
    <style:style style:name="Таблица4.D18" style:family="table-cell">
      <style:table-cell-properties fo:padding="0.097cm" fo:border-left="0.05pt solid #000000" fo:border-right="none" fo:border-top="none" fo:border-bottom="0.05pt solid #000000"/>
    </style:style>
    <style:style style:name="Таблица4.E18" style:family="table-cell">
      <style:table-cell-properties fo:padding="0.097cm" fo:border-left="0.05pt solid #000000" fo:border-right="none" fo:border-top="none" fo:border-bottom="0.05pt solid #000000"/>
    </style:style>
    <style:style style:name="Таблица4.F18" style:family="table-cell">
      <style:table-cell-properties fo:padding="0.097cm" fo:border-left="0.05pt solid #000000" fo:border-right="none" fo:border-top="none" fo:border-bottom="0.05pt solid #000000"/>
    </style:style>
    <style:style style:name="Таблица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9" style:family="table-cell">
      <style:table-cell-properties fo:padding="0.097cm" fo:border-left="0.05pt solid #000000" fo:border-right="none" fo:border-top="none" fo:border-bottom="0.05pt solid #000000"/>
    </style:style>
    <style:style style:name="Таблица4.C19" style:family="table-cell">
      <style:table-cell-properties fo:padding="0.097cm" fo:border-left="0.05pt solid #000000" fo:border-right="none" fo:border-top="none" fo:border-bottom="0.05pt solid #000000"/>
    </style:style>
    <style:style style:name="Таблица4.D19" style:family="table-cell">
      <style:table-cell-properties fo:padding="0.097cm" fo:border-left="0.05pt solid #000000" fo:border-right="none" fo:border-top="none" fo:border-bottom="0.05pt solid #000000"/>
    </style:style>
    <style:style style:name="Таблица4.E19" style:family="table-cell">
      <style:table-cell-properties fo:padding="0.097cm" fo:border-left="0.05pt solid #000000" fo:border-right="none" fo:border-top="none" fo:border-bottom="0.05pt solid #000000"/>
    </style:style>
    <style:style style:name="Таблица4.F19" style:family="table-cell">
      <style:table-cell-properties fo:padding="0.097cm" fo:border-left="0.05pt solid #000000" fo:border-right="none" fo:border-top="none" fo:border-bottom="0.05pt solid #000000"/>
    </style:style>
    <style:style style:name="Таблица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0" style:family="table-cell">
      <style:table-cell-properties fo:padding="0.097cm" fo:border-left="0.05pt solid #000000" fo:border-right="none" fo:border-top="none" fo:border-bottom="0.05pt solid #000000"/>
    </style:style>
    <style:style style:name="Таблица4.C20" style:family="table-cell">
      <style:table-cell-properties fo:padding="0.097cm" fo:border-left="0.05pt solid #000000" fo:border-right="none" fo:border-top="none" fo:border-bottom="0.05pt solid #000000"/>
    </style:style>
    <style:style style:name="Таблица4.D20" style:family="table-cell">
      <style:table-cell-properties fo:padding="0.097cm" fo:border-left="0.05pt solid #000000" fo:border-right="none" fo:border-top="none" fo:border-bottom="0.05pt solid #000000"/>
    </style:style>
    <style:style style:name="Таблица4.E20" style:family="table-cell">
      <style:table-cell-properties fo:padding="0.097cm" fo:border-left="0.05pt solid #000000" fo:border-right="none" fo:border-top="none" fo:border-bottom="0.05pt solid #000000"/>
    </style:style>
    <style:style style:name="Таблица4.F20" style:family="table-cell">
      <style:table-cell-properties fo:padding="0.097cm" fo:border-left="0.05pt solid #000000" fo:border-right="none" fo:border-top="none" fo:border-bottom="0.05pt solid #000000"/>
    </style:style>
    <style:style style:name="Таблица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1" style:family="table-cell">
      <style:table-cell-properties fo:padding="0.097cm" fo:border-left="0.05pt solid #000000" fo:border-right="none" fo:border-top="none" fo:border-bottom="0.05pt solid #000000"/>
    </style:style>
    <style:style style:name="Таблица4.C21" style:family="table-cell">
      <style:table-cell-properties fo:padding="0.097cm" fo:border-left="0.05pt solid #000000" fo:border-right="none" fo:border-top="none" fo:border-bottom="0.05pt solid #000000"/>
    </style:style>
    <style:style style:name="Таблица4.D21" style:family="table-cell">
      <style:table-cell-properties fo:padding="0.097cm" fo:border-left="0.05pt solid #000000" fo:border-right="none" fo:border-top="none" fo:border-bottom="0.05pt solid #000000"/>
    </style:style>
    <style:style style:name="Таблица4.E21" style:family="table-cell">
      <style:table-cell-properties fo:padding="0.097cm" fo:border-left="0.05pt solid #000000" fo:border-right="none" fo:border-top="none" fo:border-bottom="0.05pt solid #000000"/>
    </style:style>
    <style:style style:name="Таблица4.F21" style:family="table-cell">
      <style:table-cell-properties fo:padding="0.097cm" fo:border-left="0.05pt solid #000000" fo:border-right="none" fo:border-top="none" fo:border-bottom="0.05pt solid #000000"/>
    </style:style>
    <style:style style:name="Таблица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2" style:family="table-cell">
      <style:table-cell-properties fo:padding="0.097cm" fo:border-left="0.05pt solid #000000" fo:border-right="none" fo:border-top="none" fo:border-bottom="0.05pt solid #000000"/>
    </style:style>
    <style:style style:name="Таблица4.C22" style:family="table-cell">
      <style:table-cell-properties fo:padding="0.097cm" fo:border-left="0.05pt solid #000000" fo:border-right="none" fo:border-top="none" fo:border-bottom="0.05pt solid #000000"/>
    </style:style>
    <style:style style:name="Таблица4.D22" style:family="table-cell">
      <style:table-cell-properties fo:padding="0.097cm" fo:border-left="0.05pt solid #000000" fo:border-right="none" fo:border-top="none" fo:border-bottom="0.05pt solid #000000"/>
    </style:style>
    <style:style style:name="Таблица4.E22" style:family="table-cell">
      <style:table-cell-properties fo:padding="0.097cm" fo:border-left="0.05pt solid #000000" fo:border-right="none" fo:border-top="none" fo:border-bottom="0.05pt solid #000000"/>
    </style:style>
    <style:style style:name="Таблица4.F22" style:family="table-cell">
      <style:table-cell-properties fo:padding="0.097cm" fo:border-left="0.05pt solid #000000" fo:border-right="none" fo:border-top="none" fo:border-bottom="0.05pt solid #000000"/>
    </style:style>
    <style:style style:name="Таблица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3" style:family="table-cell">
      <style:table-cell-properties fo:padding="0.097cm" fo:border-left="0.05pt solid #000000" fo:border-right="none" fo:border-top="none" fo:border-bottom="0.05pt solid #000000"/>
    </style:style>
    <style:style style:name="Таблица4.C23" style:family="table-cell">
      <style:table-cell-properties fo:padding="0.097cm" fo:border-left="0.05pt solid #000000" fo:border-right="none" fo:border-top="none" fo:border-bottom="0.05pt solid #000000"/>
    </style:style>
    <style:style style:name="Таблица4.D23" style:family="table-cell">
      <style:table-cell-properties fo:padding="0.097cm" fo:border-left="0.05pt solid #000000" fo:border-right="none" fo:border-top="none" fo:border-bottom="0.05pt solid #000000"/>
    </style:style>
    <style:style style:name="Таблица4.E23" style:family="table-cell">
      <style:table-cell-properties fo:padding="0.097cm" fo:border-left="0.05pt solid #000000" fo:border-right="none" fo:border-top="none" fo:border-bottom="0.05pt solid #000000"/>
    </style:style>
    <style:style style:name="Таблица4.F23" style:family="table-cell">
      <style:table-cell-properties fo:padding="0.097cm" fo:border-left="0.05pt solid #000000" fo:border-right="none" fo:border-top="none" fo:border-bottom="0.05pt solid #000000"/>
    </style:style>
    <style:style style:name="Таблица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4" style:family="table-cell">
      <style:table-cell-properties fo:padding="0.097cm" fo:border-left="0.05pt solid #000000" fo:border-right="none" fo:border-top="none" fo:border-bottom="0.05pt solid #000000"/>
    </style:style>
    <style:style style:name="Таблица4.C24" style:family="table-cell">
      <style:table-cell-properties fo:padding="0.097cm" fo:border-left="0.05pt solid #000000" fo:border-right="none" fo:border-top="none" fo:border-bottom="0.05pt solid #000000"/>
    </style:style>
    <style:style style:name="Таблица4.D24" style:family="table-cell">
      <style:table-cell-properties fo:padding="0.097cm" fo:border-left="0.05pt solid #000000" fo:border-right="none" fo:border-top="none" fo:border-bottom="0.05pt solid #000000"/>
    </style:style>
    <style:style style:name="Таблица4.E24" style:family="table-cell">
      <style:table-cell-properties fo:padding="0.097cm" fo:border-left="0.05pt solid #000000" fo:border-right="none" fo:border-top="none" fo:border-bottom="0.05pt solid #000000"/>
    </style:style>
    <style:style style:name="Таблица4.F24" style:family="table-cell">
      <style:table-cell-properties fo:padding="0.097cm" fo:border-left="0.05pt solid #000000" fo:border-right="none" fo:border-top="none" fo:border-bottom="0.05pt solid #000000"/>
    </style:style>
    <style:style style:name="Таблица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5" style:family="table-cell">
      <style:table-cell-properties fo:padding="0.097cm" fo:border-left="0.05pt solid #000000" fo:border-right="none" fo:border-top="none" fo:border-bottom="0.05pt solid #000000"/>
    </style:style>
    <style:style style:name="Таблица4.C25" style:family="table-cell">
      <style:table-cell-properties fo:padding="0.097cm" fo:border-left="0.05pt solid #000000" fo:border-right="none" fo:border-top="none" fo:border-bottom="0.05pt solid #000000"/>
    </style:style>
    <style:style style:name="Таблица4.D25" style:family="table-cell">
      <style:table-cell-properties fo:padding="0.097cm" fo:border-left="0.05pt solid #000000" fo:border-right="none" fo:border-top="none" fo:border-bottom="0.05pt solid #000000"/>
    </style:style>
    <style:style style:name="Таблица4.E25" style:family="table-cell">
      <style:table-cell-properties fo:padding="0.097cm" fo:border-left="0.05pt solid #000000" fo:border-right="none" fo:border-top="none" fo:border-bottom="0.05pt solid #000000"/>
    </style:style>
    <style:style style:name="Таблица4.F25" style:family="table-cell">
      <style:table-cell-properties fo:padding="0.097cm" fo:border-left="0.05pt solid #000000" fo:border-right="none" fo:border-top="none" fo:border-bottom="0.05pt solid #000000"/>
    </style:style>
    <style:style style:name="Таблица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6" style:family="table-cell">
      <style:table-cell-properties fo:padding="0.097cm" fo:border-left="0.05pt solid #000000" fo:border-right="none" fo:border-top="none" fo:border-bottom="0.05pt solid #000000"/>
    </style:style>
    <style:style style:name="Таблица4.C26" style:family="table-cell">
      <style:table-cell-properties fo:padding="0.097cm" fo:border-left="0.05pt solid #000000" fo:border-right="none" fo:border-top="none" fo:border-bottom="0.05pt solid #000000"/>
    </style:style>
    <style:style style:name="Таблица4.D26" style:family="table-cell">
      <style:table-cell-properties fo:padding="0.097cm" fo:border-left="0.05pt solid #000000" fo:border-right="none" fo:border-top="none" fo:border-bottom="0.05pt solid #000000"/>
    </style:style>
    <style:style style:name="Таблица4.E26" style:family="table-cell">
      <style:table-cell-properties fo:padding="0.097cm" fo:border-left="0.05pt solid #000000" fo:border-right="none" fo:border-top="none" fo:border-bottom="0.05pt solid #000000"/>
    </style:style>
    <style:style style:name="Таблица4.F26" style:family="table-cell">
      <style:table-cell-properties fo:padding="0.097cm" fo:border-left="0.05pt solid #000000" fo:border-right="none" fo:border-top="none" fo:border-bottom="0.05pt solid #000000"/>
    </style:style>
    <style:style style:name="Таблица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7" style:family="table-cell">
      <style:table-cell-properties fo:padding="0.097cm" fo:border-left="0.05pt solid #000000" fo:border-right="none" fo:border-top="none" fo:border-bottom="0.05pt solid #000000"/>
    </style:style>
    <style:style style:name="Таблица4.C27" style:family="table-cell">
      <style:table-cell-properties fo:padding="0.097cm" fo:border-left="0.05pt solid #000000" fo:border-right="none" fo:border-top="none" fo:border-bottom="0.05pt solid #000000"/>
    </style:style>
    <style:style style:name="Таблица4.D27" style:family="table-cell">
      <style:table-cell-properties fo:padding="0.097cm" fo:border-left="0.05pt solid #000000" fo:border-right="none" fo:border-top="none" fo:border-bottom="0.05pt solid #000000"/>
    </style:style>
    <style:style style:name="Таблица4.E27" style:family="table-cell">
      <style:table-cell-properties fo:padding="0.097cm" fo:border-left="0.05pt solid #000000" fo:border-right="none" fo:border-top="none" fo:border-bottom="0.05pt solid #000000"/>
    </style:style>
    <style:style style:name="Таблица4.F27" style:family="table-cell">
      <style:table-cell-properties fo:padding="0.097cm" fo:border-left="0.05pt solid #000000" fo:border-right="none" fo:border-top="none" fo:border-bottom="0.05pt solid #000000"/>
    </style:style>
    <style:style style:name="Таблица4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8" style:family="table-cell">
      <style:table-cell-properties fo:padding="0.097cm" fo:border-left="0.05pt solid #000000" fo:border-right="none" fo:border-top="none" fo:border-bottom="0.05pt solid #000000"/>
    </style:style>
    <style:style style:name="Таблица4.C28" style:family="table-cell">
      <style:table-cell-properties fo:padding="0.097cm" fo:border-left="0.05pt solid #000000" fo:border-right="none" fo:border-top="none" fo:border-bottom="0.05pt solid #000000"/>
    </style:style>
    <style:style style:name="Таблица4.D28" style:family="table-cell">
      <style:table-cell-properties fo:padding="0.097cm" fo:border-left="0.05pt solid #000000" fo:border-right="none" fo:border-top="none" fo:border-bottom="0.05pt solid #000000"/>
    </style:style>
    <style:style style:name="Таблица4.E28" style:family="table-cell">
      <style:table-cell-properties fo:padding="0.097cm" fo:border-left="0.05pt solid #000000" fo:border-right="none" fo:border-top="none" fo:border-bottom="0.05pt solid #000000"/>
    </style:style>
    <style:style style:name="Таблица4.F28" style:family="table-cell">
      <style:table-cell-properties fo:padding="0.097cm" fo:border-left="0.05pt solid #000000" fo:border-right="none" fo:border-top="none" fo:border-bottom="0.05pt solid #000000"/>
    </style:style>
    <style:style style:name="Таблица4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9" style:family="table-cell">
      <style:table-cell-properties fo:padding="0.097cm" fo:border-left="0.05pt solid #000000" fo:border-right="none" fo:border-top="none" fo:border-bottom="0.05pt solid #000000"/>
    </style:style>
    <style:style style:name="Таблица4.C29" style:family="table-cell">
      <style:table-cell-properties fo:padding="0.097cm" fo:border-left="0.05pt solid #000000" fo:border-right="none" fo:border-top="none" fo:border-bottom="0.05pt solid #000000"/>
    </style:style>
    <style:style style:name="Таблица4.D29" style:family="table-cell">
      <style:table-cell-properties fo:padding="0.097cm" fo:border-left="0.05pt solid #000000" fo:border-right="none" fo:border-top="none" fo:border-bottom="0.05pt solid #000000"/>
    </style:style>
    <style:style style:name="Таблица4.E29" style:family="table-cell">
      <style:table-cell-properties fo:padding="0.097cm" fo:border-left="0.05pt solid #000000" fo:border-right="none" fo:border-top="none" fo:border-bottom="0.05pt solid #000000"/>
    </style:style>
    <style:style style:name="Таблица4.F29" style:family="table-cell">
      <style:table-cell-properties fo:padding="0.097cm" fo:border-left="0.05pt solid #000000" fo:border-right="none" fo:border-top="none" fo:border-bottom="0.05pt solid #000000"/>
    </style:style>
    <style:style style:name="Таблица4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0" style:family="table-cell">
      <style:table-cell-properties fo:padding="0.097cm" fo:border-left="0.05pt solid #000000" fo:border-right="none" fo:border-top="none" fo:border-bottom="0.05pt solid #000000"/>
    </style:style>
    <style:style style:name="Таблица4.C30" style:family="table-cell">
      <style:table-cell-properties fo:padding="0.097cm" fo:border-left="0.05pt solid #000000" fo:border-right="none" fo:border-top="none" fo:border-bottom="0.05pt solid #000000"/>
    </style:style>
    <style:style style:name="Таблица4.D30" style:family="table-cell">
      <style:table-cell-properties fo:padding="0.097cm" fo:border-left="0.05pt solid #000000" fo:border-right="none" fo:border-top="none" fo:border-bottom="0.05pt solid #000000"/>
    </style:style>
    <style:style style:name="Таблица4.E30" style:family="table-cell">
      <style:table-cell-properties fo:padding="0.097cm" fo:border-left="0.05pt solid #000000" fo:border-right="none" fo:border-top="none" fo:border-bottom="0.05pt solid #000000"/>
    </style:style>
    <style:style style:name="Таблица4.F30" style:family="table-cell">
      <style:table-cell-properties fo:padding="0.097cm" fo:border-left="0.05pt solid #000000" fo:border-right="none" fo:border-top="none" fo:border-bottom="0.05pt solid #000000"/>
    </style:style>
    <style:style style:name="Таблица4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1" style:family="table-cell">
      <style:table-cell-properties fo:padding="0.097cm" fo:border-left="0.05pt solid #000000" fo:border-right="none" fo:border-top="none" fo:border-bottom="0.05pt solid #000000"/>
    </style:style>
    <style:style style:name="Таблица4.C31" style:family="table-cell">
      <style:table-cell-properties fo:padding="0.097cm" fo:border-left="0.05pt solid #000000" fo:border-right="none" fo:border-top="none" fo:border-bottom="0.05pt solid #000000"/>
    </style:style>
    <style:style style:name="Таблица4.D31" style:family="table-cell">
      <style:table-cell-properties fo:padding="0.097cm" fo:border-left="0.05pt solid #000000" fo:border-right="none" fo:border-top="none" fo:border-bottom="0.05pt solid #000000"/>
    </style:style>
    <style:style style:name="Таблица4.E31" style:family="table-cell">
      <style:table-cell-properties fo:padding="0.097cm" fo:border-left="0.05pt solid #000000" fo:border-right="none" fo:border-top="none" fo:border-bottom="0.05pt solid #000000"/>
    </style:style>
    <style:style style:name="Таблица4.F31" style:family="table-cell">
      <style:table-cell-properties fo:padding="0.097cm" fo:border-left="0.05pt solid #000000" fo:border-right="none" fo:border-top="none" fo:border-bottom="0.05pt solid #000000"/>
    </style:style>
    <style:style style:name="Таблица4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2" style:family="table-cell">
      <style:table-cell-properties fo:padding="0.097cm" fo:border-left="0.05pt solid #000000" fo:border-right="none" fo:border-top="none" fo:border-bottom="0.05pt solid #000000"/>
    </style:style>
    <style:style style:name="Таблица4.C32" style:family="table-cell">
      <style:table-cell-properties fo:padding="0.097cm" fo:border-left="0.05pt solid #000000" fo:border-right="none" fo:border-top="none" fo:border-bottom="0.05pt solid #000000"/>
    </style:style>
    <style:style style:name="Таблица4.D32" style:family="table-cell">
      <style:table-cell-properties fo:padding="0.097cm" fo:border-left="0.05pt solid #000000" fo:border-right="none" fo:border-top="none" fo:border-bottom="0.05pt solid #000000"/>
    </style:style>
    <style:style style:name="Таблица4.E32" style:family="table-cell">
      <style:table-cell-properties fo:padding="0.097cm" fo:border-left="0.05pt solid #000000" fo:border-right="none" fo:border-top="none" fo:border-bottom="0.05pt solid #000000"/>
    </style:style>
    <style:style style:name="Таблица4.F32" style:family="table-cell">
      <style:table-cell-properties fo:padding="0.097cm" fo:border-left="0.05pt solid #000000" fo:border-right="none" fo:border-top="none" fo:border-bottom="0.05pt solid #000000"/>
    </style:style>
    <style:style style:name="Таблица4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3" style:family="table-cell">
      <style:table-cell-properties fo:padding="0.097cm" fo:border-left="0.05pt solid #000000" fo:border-right="none" fo:border-top="none" fo:border-bottom="0.05pt solid #000000"/>
    </style:style>
    <style:style style:name="Таблица4.C33" style:family="table-cell">
      <style:table-cell-properties fo:padding="0.097cm" fo:border-left="0.05pt solid #000000" fo:border-right="none" fo:border-top="none" fo:border-bottom="0.05pt solid #000000"/>
    </style:style>
    <style:style style:name="Таблица4.D33" style:family="table-cell">
      <style:table-cell-properties fo:padding="0.097cm" fo:border-left="0.05pt solid #000000" fo:border-right="none" fo:border-top="none" fo:border-bottom="0.05pt solid #000000"/>
    </style:style>
    <style:style style:name="Таблица4.E33" style:family="table-cell">
      <style:table-cell-properties fo:padding="0.097cm" fo:border-left="0.05pt solid #000000" fo:border-right="none" fo:border-top="none" fo:border-bottom="0.05pt solid #000000"/>
    </style:style>
    <style:style style:name="Таблица4.F33" style:family="table-cell">
      <style:table-cell-properties fo:padding="0.097cm" fo:border-left="0.05pt solid #000000" fo:border-right="none" fo:border-top="none" fo:border-bottom="0.05pt solid #000000"/>
    </style:style>
    <style:style style:name="Таблица4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.598cm" fo:margin-left="-0.598cm" table:align="left"/>
    </style:style>
    <style:style style:name="Таблица5.A" style:family="table-column">
      <style:table-column-properties style:column-width="1.191cm"/>
    </style:style>
    <style:style style:name="Таблица5.B" style:family="table-column">
      <style:table-column-properties style:column-width="5.318cm"/>
    </style:style>
    <style:style style:name="Таблица5.C" style:family="table-column">
      <style:table-column-properties style:column-width="1.588cm"/>
    </style:style>
    <style:style style:name="Таблица5.D" style:family="table-column">
      <style:table-column-properties style:column-width="2.699cm"/>
    </style:style>
    <style:style style:name="Таблица5.F" style:family="table-column">
      <style:table-column-properties style:column-width="2.55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G1" style:family="table-cell">
      <style:table-cell-properties fo:padding="0.097cm" fo:border="0.05pt solid #000000"/>
    </style:style>
    <style:style style:name="Таблица5.2" style:family="table-row">
      <style:table-row-properties style:min-row-height="0.6cm"/>
    </style:style>
    <style:style style:name="Таблица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E5" style:family="table-cell">
      <style:table-cell-properties fo:padding="0.097cm" fo:border-left="0.05pt solid #000000" fo:border-right="none" fo:border-top="none" fo:border-bottom="0.05pt solid #000000"/>
    </style:style>
    <style:style style:name="Таблица5.F5" style:family="table-cell">
      <style:table-cell-properties fo:padding="0.097cm" fo:border-left="0.05pt solid #000000" fo:border-right="none" fo:border-top="none" fo:border-bottom="0.05pt solid #000000"/>
    </style:style>
    <style:style style:name="Таблица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none" fo:border-top="none" fo:border-bottom="0.05pt solid #000000"/>
    </style:style>
    <style:style style:name="Таблица5.D6" style:family="table-cell">
      <style:table-cell-properties fo:padding="0.097cm" fo:border-left="0.05pt solid #000000" fo:border-right="none" fo:border-top="none" fo:border-bottom="0.05pt solid #000000"/>
    </style:style>
    <style:style style:name="Таблица5.E6" style:family="table-cell">
      <style:table-cell-properties fo:padding="0.097cm" fo:border-left="0.05pt solid #000000" fo:border-right="none" fo:border-top="none" fo:border-bottom="0.05pt solid #000000"/>
    </style:style>
    <style:style style:name="Таблица5.F6" style:family="table-cell">
      <style:table-cell-properties fo:padding="0.097cm" fo:border-left="0.05pt solid #000000" fo:border-right="none" fo:border-top="none" fo:border-bottom="0.05pt solid #000000"/>
    </style:style>
    <style:style style:name="Таблица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none" fo:border-top="none" fo:border-bottom="0.05pt solid #000000"/>
    </style:style>
    <style:style style:name="Таблица5.D7" style:family="table-cell">
      <style:table-cell-properties fo:padding="0.097cm" fo:border-left="0.05pt solid #000000" fo:border-right="none" fo:border-top="none" fo:border-bottom="0.05pt solid #000000"/>
    </style:style>
    <style:style style:name="Таблица5.E7" style:family="table-cell">
      <style:table-cell-properties fo:padding="0.097cm" fo:border-left="0.05pt solid #000000" fo:border-right="none" fo:border-top="none" fo:border-bottom="0.05pt solid #000000"/>
    </style:style>
    <style:style style:name="Таблица5.F7" style:family="table-cell">
      <style:table-cell-properties fo:padding="0.097cm" fo:border-left="0.05pt solid #000000" fo:border-right="none" fo:border-top="none" fo:border-bottom="0.05pt solid #000000"/>
    </style:style>
    <style:style style:name="Таблица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none" fo:border-top="none" fo:border-bottom="0.05pt solid #000000"/>
    </style:style>
    <style:style style:name="Таблица5.D8" style:family="table-cell">
      <style:table-cell-properties fo:padding="0.097cm" fo:border-left="0.05pt solid #000000" fo:border-right="none" fo:border-top="none" fo:border-bottom="0.05pt solid #000000"/>
    </style:style>
    <style:style style:name="Таблица5.E8" style:family="table-cell">
      <style:table-cell-properties fo:padding="0.097cm" fo:border-left="0.05pt solid #000000" fo:border-right="none" fo:border-top="none" fo:border-bottom="0.05pt solid #000000"/>
    </style:style>
    <style:style style:name="Таблица5.F8" style:family="table-cell">
      <style:table-cell-properties fo:padding="0.097cm" fo:border-left="0.05pt solid #000000" fo:border-right="none" fo:border-top="none" fo:border-bottom="0.05pt solid #000000"/>
    </style:style>
    <style:style style:name="Таблица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none" fo:border-top="none" fo:border-bottom="0.05pt solid #000000"/>
    </style:style>
    <style:style style:name="Таблица5.D9" style:family="table-cell">
      <style:table-cell-properties fo:padding="0.097cm" fo:border-left="0.05pt solid #000000" fo:border-right="none" fo:border-top="none" fo:border-bottom="0.05pt solid #000000"/>
    </style:style>
    <style:style style:name="Таблица5.E9" style:family="table-cell">
      <style:table-cell-properties fo:padding="0.097cm" fo:border-left="0.05pt solid #000000" fo:border-right="none" fo:border-top="none" fo:border-bottom="0.05pt solid #000000"/>
    </style:style>
    <style:style style:name="Таблица5.F9" style:family="table-cell">
      <style:table-cell-properties fo:padding="0.097cm" fo:border-left="0.05pt solid #000000" fo:border-right="none" fo:border-top="none" fo:border-bottom="0.05pt solid #000000"/>
    </style:style>
    <style:style style:name="Таблица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0" style:family="table-cell">
      <style:table-cell-properties fo:padding="0.097cm" fo:border-left="0.05pt solid #000000" fo:border-right="none" fo:border-top="none" fo:border-bottom="0.05pt solid #000000"/>
    </style:style>
    <style:style style:name="Таблица5.C10" style:family="table-cell">
      <style:table-cell-properties fo:padding="0.097cm" fo:border-left="0.05pt solid #000000" fo:border-right="none" fo:border-top="none" fo:border-bottom="0.05pt solid #000000"/>
    </style:style>
    <style:style style:name="Таблица5.D10" style:family="table-cell">
      <style:table-cell-properties fo:padding="0.097cm" fo:border-left="0.05pt solid #000000" fo:border-right="none" fo:border-top="none" fo:border-bottom="0.05pt solid #000000"/>
    </style:style>
    <style:style style:name="Таблица5.E10" style:family="table-cell">
      <style:table-cell-properties fo:padding="0.097cm" fo:border-left="0.05pt solid #000000" fo:border-right="none" fo:border-top="none" fo:border-bottom="0.05pt solid #000000"/>
    </style:style>
    <style:style style:name="Таблица5.F10" style:family="table-cell">
      <style:table-cell-properties fo:padding="0.097cm" fo:border-left="0.05pt solid #000000" fo:border-right="none" fo:border-top="none" fo:border-bottom="0.05pt solid #000000"/>
    </style:style>
    <style:style style:name="Таблица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1" style:family="table-cell">
      <style:table-cell-properties fo:padding="0.097cm" fo:border-left="0.05pt solid #000000" fo:border-right="none" fo:border-top="none" fo:border-bottom="0.05pt solid #000000"/>
    </style:style>
    <style:style style:name="Таблица5.C11" style:family="table-cell">
      <style:table-cell-properties fo:padding="0.097cm" fo:border-left="0.05pt solid #000000" fo:border-right="none" fo:border-top="none" fo:border-bottom="0.05pt solid #000000"/>
    </style:style>
    <style:style style:name="Таблица5.D11" style:family="table-cell">
      <style:table-cell-properties fo:padding="0.097cm" fo:border-left="0.05pt solid #000000" fo:border-right="none" fo:border-top="none" fo:border-bottom="0.05pt solid #000000"/>
    </style:style>
    <style:style style:name="Таблица5.E11" style:family="table-cell">
      <style:table-cell-properties fo:padding="0.097cm" fo:border-left="0.05pt solid #000000" fo:border-right="none" fo:border-top="none" fo:border-bottom="0.05pt solid #000000"/>
    </style:style>
    <style:style style:name="Таблица5.F11" style:family="table-cell">
      <style:table-cell-properties fo:padding="0.097cm" fo:border-left="0.05pt solid #000000" fo:border-right="none" fo:border-top="none" fo:border-bottom="0.05pt solid #000000"/>
    </style:style>
    <style:style style:name="Таблица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2" style:family="table-cell">
      <style:table-cell-properties fo:padding="0.097cm" fo:border-left="0.05pt solid #000000" fo:border-right="none" fo:border-top="none" fo:border-bottom="0.05pt solid #000000"/>
    </style:style>
    <style:style style:name="Таблица5.C12" style:family="table-cell">
      <style:table-cell-properties fo:padding="0.097cm" fo:border-left="0.05pt solid #000000" fo:border-right="none" fo:border-top="none" fo:border-bottom="0.05pt solid #000000"/>
    </style:style>
    <style:style style:name="Таблица5.D12" style:family="table-cell">
      <style:table-cell-properties fo:padding="0.097cm" fo:border-left="0.05pt solid #000000" fo:border-right="none" fo:border-top="none" fo:border-bottom="0.05pt solid #000000"/>
    </style:style>
    <style:style style:name="Таблица5.E12" style:family="table-cell">
      <style:table-cell-properties fo:padding="0.097cm" fo:border-left="0.05pt solid #000000" fo:border-right="none" fo:border-top="none" fo:border-bottom="0.05pt solid #000000"/>
    </style:style>
    <style:style style:name="Таблица5.F12" style:family="table-cell">
      <style:table-cell-properties fo:padding="0.097cm" fo:border-left="0.05pt solid #000000" fo:border-right="none" fo:border-top="none" fo:border-bottom="0.05pt solid #000000"/>
    </style:style>
    <style:style style:name="Таблица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3" style:family="table-cell">
      <style:table-cell-properties fo:padding="0.097cm" fo:border-left="0.05pt solid #000000" fo:border-right="none" fo:border-top="none" fo:border-bottom="0.05pt solid #000000"/>
    </style:style>
    <style:style style:name="Таблица5.C13" style:family="table-cell">
      <style:table-cell-properties fo:padding="0.097cm" fo:border-left="0.05pt solid #000000" fo:border-right="none" fo:border-top="none" fo:border-bottom="0.05pt solid #000000"/>
    </style:style>
    <style:style style:name="Таблица5.D13" style:family="table-cell">
      <style:table-cell-properties fo:padding="0.097cm" fo:border-left="0.05pt solid #000000" fo:border-right="none" fo:border-top="none" fo:border-bottom="0.05pt solid #000000"/>
    </style:style>
    <style:style style:name="Таблица5.E13" style:family="table-cell">
      <style:table-cell-properties fo:padding="0.097cm" fo:border-left="0.05pt solid #000000" fo:border-right="none" fo:border-top="none" fo:border-bottom="0.05pt solid #000000"/>
    </style:style>
    <style:style style:name="Таблица5.F13" style:family="table-cell">
      <style:table-cell-properties fo:padding="0.097cm" fo:border-left="0.05pt solid #000000" fo:border-right="none" fo:border-top="none" fo:border-bottom="0.05pt solid #000000"/>
    </style:style>
    <style:style style:name="Таблица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4" style:family="table-cell">
      <style:table-cell-properties fo:padding="0.097cm" fo:border-left="0.05pt solid #000000" fo:border-right="none" fo:border-top="none" fo:border-bottom="0.05pt solid #000000"/>
    </style:style>
    <style:style style:name="Таблица5.C14" style:family="table-cell">
      <style:table-cell-properties fo:padding="0.097cm" fo:border-left="0.05pt solid #000000" fo:border-right="none" fo:border-top="none" fo:border-bottom="0.05pt solid #000000"/>
    </style:style>
    <style:style style:name="Таблица5.D14" style:family="table-cell">
      <style:table-cell-properties fo:padding="0.097cm" fo:border-left="0.05pt solid #000000" fo:border-right="none" fo:border-top="none" fo:border-bottom="0.05pt solid #000000"/>
    </style:style>
    <style:style style:name="Таблица5.E14" style:family="table-cell">
      <style:table-cell-properties fo:padding="0.097cm" fo:border-left="0.05pt solid #000000" fo:border-right="none" fo:border-top="none" fo:border-bottom="0.05pt solid #000000"/>
    </style:style>
    <style:style style:name="Таблица5.F14" style:family="table-cell">
      <style:table-cell-properties fo:padding="0.097cm" fo:border-left="0.05pt solid #000000" fo:border-right="none" fo:border-top="none" fo:border-bottom="0.05pt solid #000000"/>
    </style:style>
    <style:style style:name="Таблица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5" style:family="table-cell">
      <style:table-cell-properties fo:padding="0.097cm" fo:border-left="0.05pt solid #000000" fo:border-right="none" fo:border-top="none" fo:border-bottom="0.05pt solid #000000"/>
    </style:style>
    <style:style style:name="Таблица5.C15" style:family="table-cell">
      <style:table-cell-properties fo:padding="0.097cm" fo:border-left="0.05pt solid #000000" fo:border-right="none" fo:border-top="none" fo:border-bottom="0.05pt solid #000000"/>
    </style:style>
    <style:style style:name="Таблица5.D15" style:family="table-cell">
      <style:table-cell-properties fo:padding="0.097cm" fo:border-left="0.05pt solid #000000" fo:border-right="none" fo:border-top="none" fo:border-bottom="0.05pt solid #000000"/>
    </style:style>
    <style:style style:name="Таблица5.E15" style:family="table-cell">
      <style:table-cell-properties fo:padding="0.097cm" fo:border-left="0.05pt solid #000000" fo:border-right="none" fo:border-top="none" fo:border-bottom="0.05pt solid #000000"/>
    </style:style>
    <style:style style:name="Таблица5.F15" style:family="table-cell">
      <style:table-cell-properties fo:padding="0.097cm" fo:border-left="0.05pt solid #000000" fo:border-right="none" fo:border-top="none" fo:border-bottom="0.05pt solid #000000"/>
    </style:style>
    <style:style style:name="Таблица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6" style:family="table-cell">
      <style:table-cell-properties fo:padding="0.097cm" fo:border-left="0.05pt solid #000000" fo:border-right="none" fo:border-top="none" fo:border-bottom="0.05pt solid #000000"/>
    </style:style>
    <style:style style:name="Таблица5.C16" style:family="table-cell">
      <style:table-cell-properties fo:padding="0.097cm" fo:border-left="0.05pt solid #000000" fo:border-right="none" fo:border-top="none" fo:border-bottom="0.05pt solid #000000"/>
    </style:style>
    <style:style style:name="Таблица5.D16" style:family="table-cell">
      <style:table-cell-properties fo:padding="0.097cm" fo:border-left="0.05pt solid #000000" fo:border-right="none" fo:border-top="none" fo:border-bottom="0.05pt solid #000000"/>
    </style:style>
    <style:style style:name="Таблица5.E16" style:family="table-cell">
      <style:table-cell-properties fo:padding="0.097cm" fo:border-left="0.05pt solid #000000" fo:border-right="none" fo:border-top="none" fo:border-bottom="0.05pt solid #000000"/>
    </style:style>
    <style:style style:name="Таблица5.F16" style:family="table-cell">
      <style:table-cell-properties fo:padding="0.097cm" fo:border-left="0.05pt solid #000000" fo:border-right="none" fo:border-top="none" fo:border-bottom="0.05pt solid #000000"/>
    </style:style>
    <style:style style:name="Таблица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7" style:family="table-cell">
      <style:table-cell-properties fo:padding="0.097cm" fo:border-left="0.05pt solid #000000" fo:border-right="none" fo:border-top="none" fo:border-bottom="0.05pt solid #000000"/>
    </style:style>
    <style:style style:name="Таблица5.C17" style:family="table-cell">
      <style:table-cell-properties fo:padding="0.097cm" fo:border-left="0.05pt solid #000000" fo:border-right="none" fo:border-top="none" fo:border-bottom="0.05pt solid #000000"/>
    </style:style>
    <style:style style:name="Таблица5.D17" style:family="table-cell">
      <style:table-cell-properties fo:padding="0.097cm" fo:border-left="0.05pt solid #000000" fo:border-right="none" fo:border-top="none" fo:border-bottom="0.05pt solid #000000"/>
    </style:style>
    <style:style style:name="Таблица5.E17" style:family="table-cell">
      <style:table-cell-properties fo:padding="0.097cm" fo:border-left="0.05pt solid #000000" fo:border-right="none" fo:border-top="none" fo:border-bottom="0.05pt solid #000000"/>
    </style:style>
    <style:style style:name="Таблица5.F17" style:family="table-cell">
      <style:table-cell-properties fo:padding="0.097cm" fo:border-left="0.05pt solid #000000" fo:border-right="none" fo:border-top="none" fo:border-bottom="0.05pt solid #000000"/>
    </style:style>
    <style:style style:name="Таблица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8" style:family="table-cell">
      <style:table-cell-properties fo:padding="0.097cm" fo:border-left="0.05pt solid #000000" fo:border-right="none" fo:border-top="none" fo:border-bottom="0.05pt solid #000000"/>
    </style:style>
    <style:style style:name="Таблица5.C18" style:family="table-cell">
      <style:table-cell-properties fo:padding="0.097cm" fo:border-left="0.05pt solid #000000" fo:border-right="none" fo:border-top="none" fo:border-bottom="0.05pt solid #000000"/>
    </style:style>
    <style:style style:name="Таблица5.D18" style:family="table-cell">
      <style:table-cell-properties fo:padding="0.097cm" fo:border-left="0.05pt solid #000000" fo:border-right="none" fo:border-top="none" fo:border-bottom="0.05pt solid #000000"/>
    </style:style>
    <style:style style:name="Таблица5.E18" style:family="table-cell">
      <style:table-cell-properties fo:padding="0.097cm" fo:border-left="0.05pt solid #000000" fo:border-right="none" fo:border-top="none" fo:border-bottom="0.05pt solid #000000"/>
    </style:style>
    <style:style style:name="Таблица5.F18" style:family="table-cell">
      <style:table-cell-properties fo:padding="0.097cm" fo:border-left="0.05pt solid #000000" fo:border-right="none" fo:border-top="none" fo:border-bottom="0.05pt solid #000000"/>
    </style:style>
    <style:style style:name="Таблица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9" style:family="table-cell">
      <style:table-cell-properties fo:padding="0.097cm" fo:border-left="0.05pt solid #000000" fo:border-right="none" fo:border-top="none" fo:border-bottom="0.05pt solid #000000"/>
    </style:style>
    <style:style style:name="Таблица5.C19" style:family="table-cell">
      <style:table-cell-properties fo:padding="0.097cm" fo:border-left="0.05pt solid #000000" fo:border-right="none" fo:border-top="none" fo:border-bottom="0.05pt solid #000000"/>
    </style:style>
    <style:style style:name="Таблица5.D19" style:family="table-cell">
      <style:table-cell-properties fo:padding="0.097cm" fo:border-left="0.05pt solid #000000" fo:border-right="none" fo:border-top="none" fo:border-bottom="0.05pt solid #000000"/>
    </style:style>
    <style:style style:name="Таблица5.E19" style:family="table-cell">
      <style:table-cell-properties fo:padding="0.097cm" fo:border-left="0.05pt solid #000000" fo:border-right="none" fo:border-top="none" fo:border-bottom="0.05pt solid #000000"/>
    </style:style>
    <style:style style:name="Таблица5.F19" style:family="table-cell">
      <style:table-cell-properties fo:padding="0.097cm" fo:border-left="0.05pt solid #000000" fo:border-right="none" fo:border-top="none" fo:border-bottom="0.05pt solid #000000"/>
    </style:style>
    <style:style style:name="Таблица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0" style:family="table-cell">
      <style:table-cell-properties fo:padding="0.097cm" fo:border-left="0.05pt solid #000000" fo:border-right="none" fo:border-top="none" fo:border-bottom="0.05pt solid #000000"/>
    </style:style>
    <style:style style:name="Таблица5.C20" style:family="table-cell">
      <style:table-cell-properties fo:padding="0.097cm" fo:border-left="0.05pt solid #000000" fo:border-right="none" fo:border-top="none" fo:border-bottom="0.05pt solid #000000"/>
    </style:style>
    <style:style style:name="Таблица5.D20" style:family="table-cell">
      <style:table-cell-properties fo:padding="0.097cm" fo:border-left="0.05pt solid #000000" fo:border-right="none" fo:border-top="none" fo:border-bottom="0.05pt solid #000000"/>
    </style:style>
    <style:style style:name="Таблица5.E20" style:family="table-cell">
      <style:table-cell-properties fo:padding="0.097cm" fo:border-left="0.05pt solid #000000" fo:border-right="none" fo:border-top="none" fo:border-bottom="0.05pt solid #000000"/>
    </style:style>
    <style:style style:name="Таблица5.F20" style:family="table-cell">
      <style:table-cell-properties fo:padding="0.097cm" fo:border-left="0.05pt solid #000000" fo:border-right="none" fo:border-top="none" fo:border-bottom="0.05pt solid #000000"/>
    </style:style>
    <style:style style:name="Таблица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1" style:family="table-cell">
      <style:table-cell-properties fo:padding="0.097cm" fo:border-left="0.05pt solid #000000" fo:border-right="none" fo:border-top="none" fo:border-bottom="0.05pt solid #000000"/>
    </style:style>
    <style:style style:name="Таблица5.C21" style:family="table-cell">
      <style:table-cell-properties fo:padding="0.097cm" fo:border-left="0.05pt solid #000000" fo:border-right="none" fo:border-top="none" fo:border-bottom="0.05pt solid #000000"/>
    </style:style>
    <style:style style:name="Таблица5.D21" style:family="table-cell">
      <style:table-cell-properties fo:padding="0.097cm" fo:border-left="0.05pt solid #000000" fo:border-right="none" fo:border-top="none" fo:border-bottom="0.05pt solid #000000"/>
    </style:style>
    <style:style style:name="Таблица5.E21" style:family="table-cell">
      <style:table-cell-properties fo:padding="0.097cm" fo:border-left="0.05pt solid #000000" fo:border-right="none" fo:border-top="none" fo:border-bottom="0.05pt solid #000000"/>
    </style:style>
    <style:style style:name="Таблица5.F21" style:family="table-cell">
      <style:table-cell-properties fo:padding="0.097cm" fo:border-left="0.05pt solid #000000" fo:border-right="none" fo:border-top="none" fo:border-bottom="0.05pt solid #000000"/>
    </style:style>
    <style:style style:name="Таблица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2" style:family="table-cell">
      <style:table-cell-properties fo:padding="0.097cm" fo:border-left="0.05pt solid #000000" fo:border-right="none" fo:border-top="none" fo:border-bottom="0.05pt solid #000000"/>
    </style:style>
    <style:style style:name="Таблица5.C22" style:family="table-cell">
      <style:table-cell-properties fo:padding="0.097cm" fo:border-left="0.05pt solid #000000" fo:border-right="none" fo:border-top="none" fo:border-bottom="0.05pt solid #000000"/>
    </style:style>
    <style:style style:name="Таблица5.D22" style:family="table-cell">
      <style:table-cell-properties fo:padding="0.097cm" fo:border-left="0.05pt solid #000000" fo:border-right="none" fo:border-top="none" fo:border-bottom="0.05pt solid #000000"/>
    </style:style>
    <style:style style:name="Таблица5.E22" style:family="table-cell">
      <style:table-cell-properties fo:padding="0.097cm" fo:border-left="0.05pt solid #000000" fo:border-right="none" fo:border-top="none" fo:border-bottom="0.05pt solid #000000"/>
    </style:style>
    <style:style style:name="Таблица5.F22" style:family="table-cell">
      <style:table-cell-properties fo:padding="0.097cm" fo:border-left="0.05pt solid #000000" fo:border-right="none" fo:border-top="none" fo:border-bottom="0.05pt solid #000000"/>
    </style:style>
    <style:style style:name="Таблица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3" style:family="table-cell">
      <style:table-cell-properties fo:padding="0.097cm" fo:border-left="0.05pt solid #000000" fo:border-right="none" fo:border-top="none" fo:border-bottom="0.05pt solid #000000"/>
    </style:style>
    <style:style style:name="Таблица5.C23" style:family="table-cell">
      <style:table-cell-properties fo:padding="0.097cm" fo:border-left="0.05pt solid #000000" fo:border-right="none" fo:border-top="none" fo:border-bottom="0.05pt solid #000000"/>
    </style:style>
    <style:style style:name="Таблица5.D23" style:family="table-cell">
      <style:table-cell-properties fo:padding="0.097cm" fo:border-left="0.05pt solid #000000" fo:border-right="none" fo:border-top="none" fo:border-bottom="0.05pt solid #000000"/>
    </style:style>
    <style:style style:name="Таблица5.E23" style:family="table-cell">
      <style:table-cell-properties fo:padding="0.097cm" fo:border-left="0.05pt solid #000000" fo:border-right="none" fo:border-top="none" fo:border-bottom="0.05pt solid #000000"/>
    </style:style>
    <style:style style:name="Таблица5.F23" style:family="table-cell">
      <style:table-cell-properties fo:padding="0.097cm" fo:border-left="0.05pt solid #000000" fo:border-right="none" fo:border-top="none" fo:border-bottom="0.05pt solid #000000"/>
    </style:style>
    <style:style style:name="Таблица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4" style:family="table-cell">
      <style:table-cell-properties fo:padding="0.097cm" fo:border-left="0.05pt solid #000000" fo:border-right="none" fo:border-top="none" fo:border-bottom="0.05pt solid #000000"/>
    </style:style>
    <style:style style:name="Таблица5.C24" style:family="table-cell">
      <style:table-cell-properties fo:padding="0.097cm" fo:border-left="0.05pt solid #000000" fo:border-right="none" fo:border-top="none" fo:border-bottom="0.05pt solid #000000"/>
    </style:style>
    <style:style style:name="Таблица5.D24" style:family="table-cell">
      <style:table-cell-properties fo:padding="0.097cm" fo:border-left="0.05pt solid #000000" fo:border-right="none" fo:border-top="none" fo:border-bottom="0.05pt solid #000000"/>
    </style:style>
    <style:style style:name="Таблица5.E24" style:family="table-cell">
      <style:table-cell-properties fo:padding="0.097cm" fo:border-left="0.05pt solid #000000" fo:border-right="none" fo:border-top="none" fo:border-bottom="0.05pt solid #000000"/>
    </style:style>
    <style:style style:name="Таблица5.F24" style:family="table-cell">
      <style:table-cell-properties fo:padding="0.097cm" fo:border-left="0.05pt solid #000000" fo:border-right="none" fo:border-top="none" fo:border-bottom="0.05pt solid #000000"/>
    </style:style>
    <style:style style:name="Таблица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5" style:family="table-cell">
      <style:table-cell-properties fo:padding="0.097cm" fo:border-left="0.05pt solid #000000" fo:border-right="none" fo:border-top="none" fo:border-bottom="0.05pt solid #000000"/>
    </style:style>
    <style:style style:name="Таблица5.C25" style:family="table-cell">
      <style:table-cell-properties fo:padding="0.097cm" fo:border-left="0.05pt solid #000000" fo:border-right="none" fo:border-top="none" fo:border-bottom="0.05pt solid #000000"/>
    </style:style>
    <style:style style:name="Таблица5.D25" style:family="table-cell">
      <style:table-cell-properties fo:padding="0.097cm" fo:border-left="0.05pt solid #000000" fo:border-right="none" fo:border-top="none" fo:border-bottom="0.05pt solid #000000"/>
    </style:style>
    <style:style style:name="Таблица5.E25" style:family="table-cell">
      <style:table-cell-properties fo:padding="0.097cm" fo:border-left="0.05pt solid #000000" fo:border-right="none" fo:border-top="none" fo:border-bottom="0.05pt solid #000000"/>
    </style:style>
    <style:style style:name="Таблица5.F25" style:family="table-cell">
      <style:table-cell-properties fo:padding="0.097cm" fo:border-left="0.05pt solid #000000" fo:border-right="none" fo:border-top="none" fo:border-bottom="0.05pt solid #000000"/>
    </style:style>
    <style:style style:name="Таблица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6" style:family="table-cell">
      <style:table-cell-properties fo:padding="0.097cm" fo:border-left="0.05pt solid #000000" fo:border-right="none" fo:border-top="none" fo:border-bottom="0.05pt solid #000000"/>
    </style:style>
    <style:style style:name="Таблица5.C26" style:family="table-cell">
      <style:table-cell-properties fo:padding="0.097cm" fo:border-left="0.05pt solid #000000" fo:border-right="none" fo:border-top="none" fo:border-bottom="0.05pt solid #000000"/>
    </style:style>
    <style:style style:name="Таблица5.D26" style:family="table-cell">
      <style:table-cell-properties fo:padding="0.097cm" fo:border-left="0.05pt solid #000000" fo:border-right="none" fo:border-top="none" fo:border-bottom="0.05pt solid #000000"/>
    </style:style>
    <style:style style:name="Таблица5.E26" style:family="table-cell">
      <style:table-cell-properties fo:padding="0.097cm" fo:border-left="0.05pt solid #000000" fo:border-right="none" fo:border-top="none" fo:border-bottom="0.05pt solid #000000"/>
    </style:style>
    <style:style style:name="Таблица5.F26" style:family="table-cell">
      <style:table-cell-properties fo:padding="0.097cm" fo:border-left="0.05pt solid #000000" fo:border-right="none" fo:border-top="none" fo:border-bottom="0.05pt solid #000000"/>
    </style:style>
    <style:style style:name="Таблица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7" style:family="table-cell">
      <style:table-cell-properties fo:padding="0.097cm" fo:border-left="0.05pt solid #000000" fo:border-right="none" fo:border-top="none" fo:border-bottom="0.05pt solid #000000"/>
    </style:style>
    <style:style style:name="Таблица5.C27" style:family="table-cell">
      <style:table-cell-properties fo:padding="0.097cm" fo:border-left="0.05pt solid #000000" fo:border-right="none" fo:border-top="none" fo:border-bottom="0.05pt solid #000000"/>
    </style:style>
    <style:style style:name="Таблица5.D27" style:family="table-cell">
      <style:table-cell-properties fo:padding="0.097cm" fo:border-left="0.05pt solid #000000" fo:border-right="none" fo:border-top="none" fo:border-bottom="0.05pt solid #000000"/>
    </style:style>
    <style:style style:name="Таблица5.E27" style:family="table-cell">
      <style:table-cell-properties fo:padding="0.097cm" fo:border-left="0.05pt solid #000000" fo:border-right="none" fo:border-top="none" fo:border-bottom="0.05pt solid #000000"/>
    </style:style>
    <style:style style:name="Таблица5.F27" style:family="table-cell">
      <style:table-cell-properties fo:padding="0.097cm" fo:border-left="0.05pt solid #000000" fo:border-right="none" fo:border-top="none" fo:border-bottom="0.05pt solid #000000"/>
    </style:style>
    <style:style style:name="Таблица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8" style:family="table-cell">
      <style:table-cell-properties fo:padding="0.097cm" fo:border-left="0.05pt solid #000000" fo:border-right="none" fo:border-top="none" fo:border-bottom="0.05pt solid #000000"/>
    </style:style>
    <style:style style:name="Таблица5.C28" style:family="table-cell">
      <style:table-cell-properties fo:padding="0.097cm" fo:border-left="0.05pt solid #000000" fo:border-right="none" fo:border-top="none" fo:border-bottom="0.05pt solid #000000"/>
    </style:style>
    <style:style style:name="Таблица5.D28" style:family="table-cell">
      <style:table-cell-properties fo:padding="0.097cm" fo:border-left="0.05pt solid #000000" fo:border-right="none" fo:border-top="none" fo:border-bottom="0.05pt solid #000000"/>
    </style:style>
    <style:style style:name="Таблица5.E28" style:family="table-cell">
      <style:table-cell-properties fo:padding="0.097cm" fo:border-left="0.05pt solid #000000" fo:border-right="none" fo:border-top="none" fo:border-bottom="0.05pt solid #000000"/>
    </style:style>
    <style:style style:name="Таблица5.F28" style:family="table-cell">
      <style:table-cell-properties fo:padding="0.097cm" fo:border-left="0.05pt solid #000000" fo:border-right="none" fo:border-top="none" fo:border-bottom="0.05pt solid #000000"/>
    </style:style>
    <style:style style:name="Таблица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9" style:family="table-cell">
      <style:table-cell-properties fo:padding="0.097cm" fo:border-left="0.05pt solid #000000" fo:border-right="none" fo:border-top="none" fo:border-bottom="0.05pt solid #000000"/>
    </style:style>
    <style:style style:name="Таблица5.C29" style:family="table-cell">
      <style:table-cell-properties fo:padding="0.097cm" fo:border-left="0.05pt solid #000000" fo:border-right="none" fo:border-top="none" fo:border-bottom="0.05pt solid #000000"/>
    </style:style>
    <style:style style:name="Таблица5.D29" style:family="table-cell">
      <style:table-cell-properties fo:padding="0.097cm" fo:border-left="0.05pt solid #000000" fo:border-right="none" fo:border-top="none" fo:border-bottom="0.05pt solid #000000"/>
    </style:style>
    <style:style style:name="Таблица5.E29" style:family="table-cell">
      <style:table-cell-properties fo:padding="0.097cm" fo:border-left="0.05pt solid #000000" fo:border-right="none" fo:border-top="none" fo:border-bottom="0.05pt solid #000000"/>
    </style:style>
    <style:style style:name="Таблица5.F29" style:family="table-cell">
      <style:table-cell-properties fo:padding="0.097cm" fo:border-left="0.05pt solid #000000" fo:border-right="none" fo:border-top="none" fo:border-bottom="0.05pt solid #000000"/>
    </style:style>
    <style:style style:name="Таблица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0" style:family="table-cell">
      <style:table-cell-properties fo:padding="0.097cm" fo:border-left="0.05pt solid #000000" fo:border-right="none" fo:border-top="none" fo:border-bottom="0.05pt solid #000000"/>
    </style:style>
    <style:style style:name="Таблица5.C30" style:family="table-cell">
      <style:table-cell-properties fo:padding="0.097cm" fo:border-left="0.05pt solid #000000" fo:border-right="none" fo:border-top="none" fo:border-bottom="0.05pt solid #000000"/>
    </style:style>
    <style:style style:name="Таблица5.D30" style:family="table-cell">
      <style:table-cell-properties fo:padding="0.097cm" fo:border-left="0.05pt solid #000000" fo:border-right="none" fo:border-top="none" fo:border-bottom="0.05pt solid #000000"/>
    </style:style>
    <style:style style:name="Таблица5.E30" style:family="table-cell">
      <style:table-cell-properties fo:padding="0.097cm" fo:border-left="0.05pt solid #000000" fo:border-right="none" fo:border-top="none" fo:border-bottom="0.05pt solid #000000"/>
    </style:style>
    <style:style style:name="Таблица5.F30" style:family="table-cell">
      <style:table-cell-properties fo:padding="0.097cm" fo:border-left="0.05pt solid #000000" fo:border-right="none" fo:border-top="none" fo:border-bottom="0.05pt solid #000000"/>
    </style:style>
    <style:style style:name="Таблица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1" style:family="table-cell">
      <style:table-cell-properties fo:padding="0.097cm" fo:border-left="0.05pt solid #000000" fo:border-right="none" fo:border-top="none" fo:border-bottom="0.05pt solid #000000"/>
    </style:style>
    <style:style style:name="Таблица5.C31" style:family="table-cell">
      <style:table-cell-properties fo:padding="0.097cm" fo:border-left="0.05pt solid #000000" fo:border-right="none" fo:border-top="none" fo:border-bottom="0.05pt solid #000000"/>
    </style:style>
    <style:style style:name="Таблица5.D31" style:family="table-cell">
      <style:table-cell-properties fo:padding="0.097cm" fo:border-left="0.05pt solid #000000" fo:border-right="none" fo:border-top="none" fo:border-bottom="0.05pt solid #000000"/>
    </style:style>
    <style:style style:name="Таблица5.E31" style:family="table-cell">
      <style:table-cell-properties fo:padding="0.097cm" fo:border-left="0.05pt solid #000000" fo:border-right="none" fo:border-top="none" fo:border-bottom="0.05pt solid #000000"/>
    </style:style>
    <style:style style:name="Таблица5.F31" style:family="table-cell">
      <style:table-cell-properties fo:padding="0.097cm" fo:border-left="0.05pt solid #000000" fo:border-right="none" fo:border-top="none" fo:border-bottom="0.05pt solid #000000"/>
    </style:style>
    <style:style style:name="Таблица5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.598cm" fo:margin-left="-0.598cm" table:align="left"/>
    </style:style>
    <style:style style:name="Таблица6.A" style:family="table-column">
      <style:table-column-properties style:column-width="1.191cm"/>
    </style:style>
    <style:style style:name="Таблица6.B" style:family="table-column">
      <style:table-column-properties style:column-width="5.318cm"/>
    </style:style>
    <style:style style:name="Таблица6.C" style:family="table-column">
      <style:table-column-properties style:column-width="1.588cm"/>
    </style:style>
    <style:style style:name="Таблица6.D" style:family="table-column">
      <style:table-column-properties style:column-width="2.699cm"/>
    </style:style>
    <style:style style:name="Таблица6.F" style:family="table-column">
      <style:table-column-properties style:column-width="2.552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="0.05pt solid #000000"/>
    </style:style>
    <style:style style:name="Таблица6.2" style:family="table-row">
      <style:table-row-properties style:min-row-height="0.6cm"/>
    </style:style>
    <style:style style:name="Таблица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none" fo:border-top="none" fo:border-bottom="0.05pt solid #000000"/>
    </style:style>
    <style:style style:name="Таблица6.F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D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none" fo:border-top="none" fo:border-bottom="0.05pt solid #000000"/>
    </style:style>
    <style:style style:name="Таблица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none" fo:border-top="none" fo:border-bottom="0.05pt solid #000000"/>
    </style:style>
    <style:style style:name="Таблица6.D4" style:family="table-cell">
      <style:table-cell-properties fo:padding="0.097cm" fo:border-left="0.05pt solid #000000" fo:border-right="none" fo:border-top="none" fo:border-bottom="0.05pt solid #000000"/>
    </style:style>
    <style:style style:name="Таблица6.E4" style:family="table-cell">
      <style:table-cell-properties fo:padding="0.097cm" fo:border-left="0.05pt solid #000000" fo:border-right="none" fo:border-top="none" fo:border-bottom="0.05pt solid #000000"/>
    </style:style>
    <style:style style:name="Таблица6.F4" style:family="table-cell">
      <style:table-cell-properties fo:padding="0.097cm" fo:border-left="0.05pt solid #000000" fo:border-right="none" fo:border-top="none" fo:border-bottom="0.05pt solid #000000"/>
    </style:style>
    <style:style style:name="Таблица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5" style:family="table-cell">
      <style:table-cell-properties fo:padding="0.097cm" fo:border-left="0.05pt solid #000000" fo:border-right="none" fo:border-top="none" fo:border-bottom="0.05pt solid #000000"/>
    </style:style>
    <style:style style:name="Таблица6.C5" style:family="table-cell">
      <style:table-cell-properties fo:padding="0.097cm" fo:border-left="0.05pt solid #000000" fo:border-right="none" fo:border-top="none" fo:border-bottom="0.05pt solid #000000"/>
    </style:style>
    <style:style style:name="Таблица6.D5" style:family="table-cell">
      <style:table-cell-properties fo:padding="0.097cm" fo:border-left="0.05pt solid #000000" fo:border-right="none" fo:border-top="none" fo:border-bottom="0.05pt solid #000000"/>
    </style:style>
    <style:style style:name="Таблица6.E5" style:family="table-cell">
      <style:table-cell-properties fo:padding="0.097cm" fo:border-left="0.05pt solid #000000" fo:border-right="none" fo:border-top="none" fo:border-bottom="0.05pt solid #000000"/>
    </style:style>
    <style:style style:name="Таблица6.F5" style:family="table-cell">
      <style:table-cell-properties fo:padding="0.097cm" fo:border-left="0.05pt solid #000000" fo:border-right="none" fo:border-top="none" fo:border-bottom="0.05pt solid #000000"/>
    </style:style>
    <style:style style:name="Таблица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6" style:family="table-cell">
      <style:table-cell-properties fo:padding="0.097cm" fo:border-left="0.05pt solid #000000" fo:border-right="none" fo:border-top="none" fo:border-bottom="0.05pt solid #000000"/>
    </style:style>
    <style:style style:name="Таблица6.C6" style:family="table-cell">
      <style:table-cell-properties fo:padding="0.097cm" fo:border-left="0.05pt solid #000000" fo:border-right="none" fo:border-top="none" fo:border-bottom="0.05pt solid #000000"/>
    </style:style>
    <style:style style:name="Таблица6.D6" style:family="table-cell">
      <style:table-cell-properties fo:padding="0.097cm" fo:border-left="0.05pt solid #000000" fo:border-right="none" fo:border-top="none" fo:border-bottom="0.05pt solid #000000"/>
    </style:style>
    <style:style style:name="Таблица6.E6" style:family="table-cell">
      <style:table-cell-properties fo:padding="0.097cm" fo:border-left="0.05pt solid #000000" fo:border-right="none" fo:border-top="none" fo:border-bottom="0.05pt solid #000000"/>
    </style:style>
    <style:style style:name="Таблица6.F6" style:family="table-cell">
      <style:table-cell-properties fo:padding="0.097cm" fo:border-left="0.05pt solid #000000" fo:border-right="none" fo:border-top="none" fo:border-bottom="0.05pt solid #000000"/>
    </style:style>
    <style:style style:name="Таблица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7" style:family="table-cell">
      <style:table-cell-properties fo:padding="0.097cm" fo:border-left="0.05pt solid #000000" fo:border-right="none" fo:border-top="none" fo:border-bottom="0.05pt solid #000000"/>
    </style:style>
    <style:style style:name="Таблица6.C7" style:family="table-cell">
      <style:table-cell-properties fo:padding="0.097cm" fo:border-left="0.05pt solid #000000" fo:border-right="none" fo:border-top="none" fo:border-bottom="0.05pt solid #000000"/>
    </style:style>
    <style:style style:name="Таблица6.D7" style:family="table-cell">
      <style:table-cell-properties fo:padding="0.097cm" fo:border-left="0.05pt solid #000000" fo:border-right="none" fo:border-top="none" fo:border-bottom="0.05pt solid #000000"/>
    </style:style>
    <style:style style:name="Таблица6.E7" style:family="table-cell">
      <style:table-cell-properties fo:padding="0.097cm" fo:border-left="0.05pt solid #000000" fo:border-right="none" fo:border-top="none" fo:border-bottom="0.05pt solid #000000"/>
    </style:style>
    <style:style style:name="Таблица6.F7" style:family="table-cell">
      <style:table-cell-properties fo:padding="0.097cm" fo:border-left="0.05pt solid #000000" fo:border-right="none" fo:border-top="none" fo:border-bottom="0.05pt solid #000000"/>
    </style:style>
    <style:style style:name="Таблица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8" style:family="table-cell">
      <style:table-cell-properties fo:padding="0.097cm" fo:border-left="0.05pt solid #000000" fo:border-right="none" fo:border-top="none" fo:border-bottom="0.05pt solid #000000"/>
    </style:style>
    <style:style style:name="Таблица6.C8" style:family="table-cell">
      <style:table-cell-properties fo:padding="0.097cm" fo:border-left="0.05pt solid #000000" fo:border-right="none" fo:border-top="none" fo:border-bottom="0.05pt solid #000000"/>
    </style:style>
    <style:style style:name="Таблица6.D8" style:family="table-cell">
      <style:table-cell-properties fo:padding="0.097cm" fo:border-left="0.05pt solid #000000" fo:border-right="none" fo:border-top="none" fo:border-bottom="0.05pt solid #000000"/>
    </style:style>
    <style:style style:name="Таблица6.E8" style:family="table-cell">
      <style:table-cell-properties fo:padding="0.097cm" fo:border-left="0.05pt solid #000000" fo:border-right="none" fo:border-top="none" fo:border-bottom="0.05pt solid #000000"/>
    </style:style>
    <style:style style:name="Таблица6.F8" style:family="table-cell">
      <style:table-cell-properties fo:padding="0.097cm" fo:border-left="0.05pt solid #000000" fo:border-right="none" fo:border-top="none" fo:border-bottom="0.05pt solid #000000"/>
    </style:style>
    <style:style style:name="Таблица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9" style:family="table-cell">
      <style:table-cell-properties fo:padding="0.097cm" fo:border-left="0.05pt solid #000000" fo:border-right="none" fo:border-top="none" fo:border-bottom="0.05pt solid #000000"/>
    </style:style>
    <style:style style:name="Таблица6.C9" style:family="table-cell">
      <style:table-cell-properties fo:padding="0.097cm" fo:border-left="0.05pt solid #000000" fo:border-right="none" fo:border-top="none" fo:border-bottom="0.05pt solid #000000"/>
    </style:style>
    <style:style style:name="Таблица6.D9" style:family="table-cell">
      <style:table-cell-properties fo:padding="0.097cm" fo:border-left="0.05pt solid #000000" fo:border-right="none" fo:border-top="none" fo:border-bottom="0.05pt solid #000000"/>
    </style:style>
    <style:style style:name="Таблица6.E9" style:family="table-cell">
      <style:table-cell-properties fo:padding="0.097cm" fo:border-left="0.05pt solid #000000" fo:border-right="none" fo:border-top="none" fo:border-bottom="0.05pt solid #000000"/>
    </style:style>
    <style:style style:name="Таблица6.F9" style:family="table-cell">
      <style:table-cell-properties fo:padding="0.097cm" fo:border-left="0.05pt solid #000000" fo:border-right="none" fo:border-top="none" fo:border-bottom="0.05pt solid #000000"/>
    </style:style>
    <style:style style:name="Таблица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0" style:family="table-cell">
      <style:table-cell-properties fo:padding="0.097cm" fo:border-left="0.05pt solid #000000" fo:border-right="none" fo:border-top="none" fo:border-bottom="0.05pt solid #000000"/>
    </style:style>
    <style:style style:name="Таблица6.C10" style:family="table-cell">
      <style:table-cell-properties fo:padding="0.097cm" fo:border-left="0.05pt solid #000000" fo:border-right="none" fo:border-top="none" fo:border-bottom="0.05pt solid #000000"/>
    </style:style>
    <style:style style:name="Таблица6.D10" style:family="table-cell">
      <style:table-cell-properties fo:padding="0.097cm" fo:border-left="0.05pt solid #000000" fo:border-right="none" fo:border-top="none" fo:border-bottom="0.05pt solid #000000"/>
    </style:style>
    <style:style style:name="Таблица6.E10" style:family="table-cell">
      <style:table-cell-properties fo:padding="0.097cm" fo:border-left="0.05pt solid #000000" fo:border-right="none" fo:border-top="none" fo:border-bottom="0.05pt solid #000000"/>
    </style:style>
    <style:style style:name="Таблица6.F10" style:family="table-cell">
      <style:table-cell-properties fo:padding="0.097cm" fo:border-left="0.05pt solid #000000" fo:border-right="none" fo:border-top="none" fo:border-bottom="0.05pt solid #000000"/>
    </style:style>
    <style:style style:name="Таблица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1" style:family="table-cell">
      <style:table-cell-properties fo:padding="0.097cm" fo:border-left="0.05pt solid #000000" fo:border-right="none" fo:border-top="none" fo:border-bottom="0.05pt solid #000000"/>
    </style:style>
    <style:style style:name="Таблица6.C11" style:family="table-cell">
      <style:table-cell-properties fo:padding="0.097cm" fo:border-left="0.05pt solid #000000" fo:border-right="none" fo:border-top="none" fo:border-bottom="0.05pt solid #000000"/>
    </style:style>
    <style:style style:name="Таблица6.D11" style:family="table-cell">
      <style:table-cell-properties fo:padding="0.097cm" fo:border-left="0.05pt solid #000000" fo:border-right="none" fo:border-top="none" fo:border-bottom="0.05pt solid #000000"/>
    </style:style>
    <style:style style:name="Таблица6.E11" style:family="table-cell">
      <style:table-cell-properties fo:padding="0.097cm" fo:border-left="0.05pt solid #000000" fo:border-right="none" fo:border-top="none" fo:border-bottom="0.05pt solid #000000"/>
    </style:style>
    <style:style style:name="Таблица6.F11" style:family="table-cell">
      <style:table-cell-properties fo:padding="0.097cm" fo:border-left="0.05pt solid #000000" fo:border-right="none" fo:border-top="none" fo:border-bottom="0.05pt solid #000000"/>
    </style:style>
    <style:style style:name="Таблица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2" style:family="table-cell">
      <style:table-cell-properties fo:padding="0.097cm" fo:border-left="0.05pt solid #000000" fo:border-right="none" fo:border-top="none" fo:border-bottom="0.05pt solid #000000"/>
    </style:style>
    <style:style style:name="Таблица6.C12" style:family="table-cell">
      <style:table-cell-properties fo:padding="0.097cm" fo:border-left="0.05pt solid #000000" fo:border-right="none" fo:border-top="none" fo:border-bottom="0.05pt solid #000000"/>
    </style:style>
    <style:style style:name="Таблица6.D12" style:family="table-cell">
      <style:table-cell-properties fo:padding="0.097cm" fo:border-left="0.05pt solid #000000" fo:border-right="none" fo:border-top="none" fo:border-bottom="0.05pt solid #000000"/>
    </style:style>
    <style:style style:name="Таблица6.E12" style:family="table-cell">
      <style:table-cell-properties fo:padding="0.097cm" fo:border-left="0.05pt solid #000000" fo:border-right="none" fo:border-top="none" fo:border-bottom="0.05pt solid #000000"/>
    </style:style>
    <style:style style:name="Таблица6.F12" style:family="table-cell">
      <style:table-cell-properties fo:padding="0.097cm" fo:border-left="0.05pt solid #000000" fo:border-right="none" fo:border-top="none" fo:border-bottom="0.05pt solid #000000"/>
    </style:style>
    <style:style style:name="Таблица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3" style:family="table-cell">
      <style:table-cell-properties fo:padding="0.097cm" fo:border-left="0.05pt solid #000000" fo:border-right="none" fo:border-top="none" fo:border-bottom="0.05pt solid #000000"/>
    </style:style>
    <style:style style:name="Таблица6.C13" style:family="table-cell">
      <style:table-cell-properties fo:padding="0.097cm" fo:border-left="0.05pt solid #000000" fo:border-right="none" fo:border-top="none" fo:border-bottom="0.05pt solid #000000"/>
    </style:style>
    <style:style style:name="Таблица6.D13" style:family="table-cell">
      <style:table-cell-properties fo:padding="0.097cm" fo:border-left="0.05pt solid #000000" fo:border-right="none" fo:border-top="none" fo:border-bottom="0.05pt solid #000000"/>
    </style:style>
    <style:style style:name="Таблица6.E13" style:family="table-cell">
      <style:table-cell-properties fo:padding="0.097cm" fo:border-left="0.05pt solid #000000" fo:border-right="none" fo:border-top="none" fo:border-bottom="0.05pt solid #000000"/>
    </style:style>
    <style:style style:name="Таблица6.F13" style:family="table-cell">
      <style:table-cell-properties fo:padding="0.097cm" fo:border-left="0.05pt solid #000000" fo:border-right="none" fo:border-top="none" fo:border-bottom="0.05pt solid #000000"/>
    </style:style>
    <style:style style:name="Таблица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4" style:family="table-cell">
      <style:table-cell-properties fo:padding="0.097cm" fo:border-left="0.05pt solid #000000" fo:border-right="none" fo:border-top="none" fo:border-bottom="0.05pt solid #000000"/>
    </style:style>
    <style:style style:name="Таблица6.C14" style:family="table-cell">
      <style:table-cell-properties fo:padding="0.097cm" fo:border-left="0.05pt solid #000000" fo:border-right="none" fo:border-top="none" fo:border-bottom="0.05pt solid #000000"/>
    </style:style>
    <style:style style:name="Таблица6.D14" style:family="table-cell">
      <style:table-cell-properties fo:padding="0.097cm" fo:border-left="0.05pt solid #000000" fo:border-right="none" fo:border-top="none" fo:border-bottom="0.05pt solid #000000"/>
    </style:style>
    <style:style style:name="Таблица6.E14" style:family="table-cell">
      <style:table-cell-properties fo:padding="0.097cm" fo:border-left="0.05pt solid #000000" fo:border-right="none" fo:border-top="none" fo:border-bottom="0.05pt solid #000000"/>
    </style:style>
    <style:style style:name="Таблица6.F14" style:family="table-cell">
      <style:table-cell-properties fo:padding="0.097cm" fo:border-left="0.05pt solid #000000" fo:border-right="none" fo:border-top="none" fo:border-bottom="0.05pt solid #000000"/>
    </style:style>
    <style:style style:name="Таблица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5" style:family="table-cell">
      <style:table-cell-properties fo:padding="0.097cm" fo:border-left="0.05pt solid #000000" fo:border-right="none" fo:border-top="none" fo:border-bottom="0.05pt solid #000000"/>
    </style:style>
    <style:style style:name="Таблица6.C15" style:family="table-cell">
      <style:table-cell-properties fo:padding="0.097cm" fo:border-left="0.05pt solid #000000" fo:border-right="none" fo:border-top="none" fo:border-bottom="0.05pt solid #000000"/>
    </style:style>
    <style:style style:name="Таблица6.D15" style:family="table-cell">
      <style:table-cell-properties fo:padding="0.097cm" fo:border-left="0.05pt solid #000000" fo:border-right="none" fo:border-top="none" fo:border-bottom="0.05pt solid #000000"/>
    </style:style>
    <style:style style:name="Таблица6.E15" style:family="table-cell">
      <style:table-cell-properties fo:padding="0.097cm" fo:border-left="0.05pt solid #000000" fo:border-right="none" fo:border-top="none" fo:border-bottom="0.05pt solid #000000"/>
    </style:style>
    <style:style style:name="Таблица6.F15" style:family="table-cell">
      <style:table-cell-properties fo:padding="0.097cm" fo:border-left="0.05pt solid #000000" fo:border-right="none" fo:border-top="none" fo:border-bottom="0.05pt solid #000000"/>
    </style:style>
    <style:style style:name="Таблица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6" style:family="table-cell">
      <style:table-cell-properties fo:padding="0.097cm" fo:border-left="0.05pt solid #000000" fo:border-right="none" fo:border-top="none" fo:border-bottom="0.05pt solid #000000"/>
    </style:style>
    <style:style style:name="Таблица6.C16" style:family="table-cell">
      <style:table-cell-properties fo:padding="0.097cm" fo:border-left="0.05pt solid #000000" fo:border-right="none" fo:border-top="none" fo:border-bottom="0.05pt solid #000000"/>
    </style:style>
    <style:style style:name="Таблица6.D16" style:family="table-cell">
      <style:table-cell-properties fo:padding="0.097cm" fo:border-left="0.05pt solid #000000" fo:border-right="none" fo:border-top="none" fo:border-bottom="0.05pt solid #000000"/>
    </style:style>
    <style:style style:name="Таблица6.E16" style:family="table-cell">
      <style:table-cell-properties fo:padding="0.097cm" fo:border-left="0.05pt solid #000000" fo:border-right="none" fo:border-top="none" fo:border-bottom="0.05pt solid #000000"/>
    </style:style>
    <style:style style:name="Таблица6.F16" style:family="table-cell">
      <style:table-cell-properties fo:padding="0.097cm" fo:border-left="0.05pt solid #000000" fo:border-right="none" fo:border-top="none" fo:border-bottom="0.05pt solid #000000"/>
    </style:style>
    <style:style style:name="Таблица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7" style:family="table-cell">
      <style:table-cell-properties fo:padding="0.097cm" fo:border-left="0.05pt solid #000000" fo:border-right="none" fo:border-top="none" fo:border-bottom="0.05pt solid #000000"/>
    </style:style>
    <style:style style:name="Таблица6.C17" style:family="table-cell">
      <style:table-cell-properties fo:padding="0.097cm" fo:border-left="0.05pt solid #000000" fo:border-right="none" fo:border-top="none" fo:border-bottom="0.05pt solid #000000"/>
    </style:style>
    <style:style style:name="Таблица6.D17" style:family="table-cell">
      <style:table-cell-properties fo:padding="0.097cm" fo:border-left="0.05pt solid #000000" fo:border-right="none" fo:border-top="none" fo:border-bottom="0.05pt solid #000000"/>
    </style:style>
    <style:style style:name="Таблица6.E17" style:family="table-cell">
      <style:table-cell-properties fo:padding="0.097cm" fo:border-left="0.05pt solid #000000" fo:border-right="none" fo:border-top="none" fo:border-bottom="0.05pt solid #000000"/>
    </style:style>
    <style:style style:name="Таблица6.F17" style:family="table-cell">
      <style:table-cell-properties fo:padding="0.097cm" fo:border-left="0.05pt solid #000000" fo:border-right="none" fo:border-top="none" fo:border-bottom="0.05pt solid #000000"/>
    </style:style>
    <style:style style:name="Таблица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8" style:family="table-cell">
      <style:table-cell-properties fo:padding="0.097cm" fo:border-left="0.05pt solid #000000" fo:border-right="none" fo:border-top="none" fo:border-bottom="0.05pt solid #000000"/>
    </style:style>
    <style:style style:name="Таблица6.C18" style:family="table-cell">
      <style:table-cell-properties fo:padding="0.097cm" fo:border-left="0.05pt solid #000000" fo:border-right="none" fo:border-top="none" fo:border-bottom="0.05pt solid #000000"/>
    </style:style>
    <style:style style:name="Таблица6.D18" style:family="table-cell">
      <style:table-cell-properties fo:padding="0.097cm" fo:border-left="0.05pt solid #000000" fo:border-right="none" fo:border-top="none" fo:border-bottom="0.05pt solid #000000"/>
    </style:style>
    <style:style style:name="Таблица6.E18" style:family="table-cell">
      <style:table-cell-properties fo:padding="0.097cm" fo:border-left="0.05pt solid #000000" fo:border-right="none" fo:border-top="none" fo:border-bottom="0.05pt solid #000000"/>
    </style:style>
    <style:style style:name="Таблица6.F18" style:family="table-cell">
      <style:table-cell-properties fo:padding="0.097cm" fo:border-left="0.05pt solid #000000" fo:border-right="none" fo:border-top="none" fo:border-bottom="0.05pt solid #000000"/>
    </style:style>
    <style:style style:name="Таблица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9" style:family="table-cell">
      <style:table-cell-properties fo:padding="0.097cm" fo:border-left="0.05pt solid #000000" fo:border-right="none" fo:border-top="none" fo:border-bottom="0.05pt solid #000000"/>
    </style:style>
    <style:style style:name="Таблица6.C19" style:family="table-cell">
      <style:table-cell-properties fo:padding="0.097cm" fo:border-left="0.05pt solid #000000" fo:border-right="none" fo:border-top="none" fo:border-bottom="0.05pt solid #000000"/>
    </style:style>
    <style:style style:name="Таблица6.D19" style:family="table-cell">
      <style:table-cell-properties fo:padding="0.097cm" fo:border-left="0.05pt solid #000000" fo:border-right="none" fo:border-top="none" fo:border-bottom="0.05pt solid #000000"/>
    </style:style>
    <style:style style:name="Таблица6.E19" style:family="table-cell">
      <style:table-cell-properties fo:padding="0.097cm" fo:border-left="0.05pt solid #000000" fo:border-right="none" fo:border-top="none" fo:border-bottom="0.05pt solid #000000"/>
    </style:style>
    <style:style style:name="Таблица6.F19" style:family="table-cell">
      <style:table-cell-properties fo:padding="0.097cm" fo:border-left="0.05pt solid #000000" fo:border-right="none" fo:border-top="none" fo:border-bottom="0.05pt solid #000000"/>
    </style:style>
    <style:style style:name="Таблица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0" style:family="table-cell">
      <style:table-cell-properties fo:padding="0.097cm" fo:border-left="0.05pt solid #000000" fo:border-right="none" fo:border-top="none" fo:border-bottom="0.05pt solid #000000"/>
    </style:style>
    <style:style style:name="Таблица6.C20" style:family="table-cell">
      <style:table-cell-properties fo:padding="0.097cm" fo:border-left="0.05pt solid #000000" fo:border-right="none" fo:border-top="none" fo:border-bottom="0.05pt solid #000000"/>
    </style:style>
    <style:style style:name="Таблица6.D20" style:family="table-cell">
      <style:table-cell-properties fo:padding="0.097cm" fo:border-left="0.05pt solid #000000" fo:border-right="none" fo:border-top="none" fo:border-bottom="0.05pt solid #000000"/>
    </style:style>
    <style:style style:name="Таблица6.E20" style:family="table-cell">
      <style:table-cell-properties fo:padding="0.097cm" fo:border-left="0.05pt solid #000000" fo:border-right="none" fo:border-top="none" fo:border-bottom="0.05pt solid #000000"/>
    </style:style>
    <style:style style:name="Таблица6.F20" style:family="table-cell">
      <style:table-cell-properties fo:padding="0.097cm" fo:border-left="0.05pt solid #000000" fo:border-right="none" fo:border-top="none" fo:border-bottom="0.05pt solid #000000"/>
    </style:style>
    <style:style style:name="Таблица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1" style:family="table-cell">
      <style:table-cell-properties fo:padding="0.097cm" fo:border-left="0.05pt solid #000000" fo:border-right="none" fo:border-top="none" fo:border-bottom="0.05pt solid #000000"/>
    </style:style>
    <style:style style:name="Таблица6.C21" style:family="table-cell">
      <style:table-cell-properties fo:padding="0.097cm" fo:border-left="0.05pt solid #000000" fo:border-right="none" fo:border-top="none" fo:border-bottom="0.05pt solid #000000"/>
    </style:style>
    <style:style style:name="Таблица6.D21" style:family="table-cell">
      <style:table-cell-properties fo:padding="0.097cm" fo:border-left="0.05pt solid #000000" fo:border-right="none" fo:border-top="none" fo:border-bottom="0.05pt solid #000000"/>
    </style:style>
    <style:style style:name="Таблица6.E21" style:family="table-cell">
      <style:table-cell-properties fo:padding="0.097cm" fo:border-left="0.05pt solid #000000" fo:border-right="none" fo:border-top="none" fo:border-bottom="0.05pt solid #000000"/>
    </style:style>
    <style:style style:name="Таблица6.F21" style:family="table-cell">
      <style:table-cell-properties fo:padding="0.097cm" fo:border-left="0.05pt solid #000000" fo:border-right="none" fo:border-top="none" fo:border-bottom="0.05pt solid #000000"/>
    </style:style>
    <style:style style:name="Таблица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2" style:family="table-cell">
      <style:table-cell-properties fo:padding="0.097cm" fo:border-left="0.05pt solid #000000" fo:border-right="none" fo:border-top="none" fo:border-bottom="0.05pt solid #000000"/>
    </style:style>
    <style:style style:name="Таблица6.C22" style:family="table-cell">
      <style:table-cell-properties fo:padding="0.097cm" fo:border-left="0.05pt solid #000000" fo:border-right="none" fo:border-top="none" fo:border-bottom="0.05pt solid #000000"/>
    </style:style>
    <style:style style:name="Таблица6.D22" style:family="table-cell">
      <style:table-cell-properties fo:padding="0.097cm" fo:border-left="0.05pt solid #000000" fo:border-right="none" fo:border-top="none" fo:border-bottom="0.05pt solid #000000"/>
    </style:style>
    <style:style style:name="Таблица6.E22" style:family="table-cell">
      <style:table-cell-properties fo:padding="0.097cm" fo:border-left="0.05pt solid #000000" fo:border-right="none" fo:border-top="none" fo:border-bottom="0.05pt solid #000000"/>
    </style:style>
    <style:style style:name="Таблица6.F22" style:family="table-cell">
      <style:table-cell-properties fo:padding="0.097cm" fo:border-left="0.05pt solid #000000" fo:border-right="none" fo:border-top="none" fo:border-bottom="0.05pt solid #000000"/>
    </style:style>
    <style:style style:name="Таблица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3" style:family="table-cell">
      <style:table-cell-properties fo:padding="0.097cm" fo:border-left="0.05pt solid #000000" fo:border-right="none" fo:border-top="none" fo:border-bottom="0.05pt solid #000000"/>
    </style:style>
    <style:style style:name="Таблица6.C23" style:family="table-cell">
      <style:table-cell-properties fo:padding="0.097cm" fo:border-left="0.05pt solid #000000" fo:border-right="none" fo:border-top="none" fo:border-bottom="0.05pt solid #000000"/>
    </style:style>
    <style:style style:name="Таблица6.D23" style:family="table-cell">
      <style:table-cell-properties fo:padding="0.097cm" fo:border-left="0.05pt solid #000000" fo:border-right="none" fo:border-top="none" fo:border-bottom="0.05pt solid #000000"/>
    </style:style>
    <style:style style:name="Таблица6.E23" style:family="table-cell">
      <style:table-cell-properties fo:padding="0.097cm" fo:border-left="0.05pt solid #000000" fo:border-right="none" fo:border-top="none" fo:border-bottom="0.05pt solid #000000"/>
    </style:style>
    <style:style style:name="Таблица6.F23" style:family="table-cell">
      <style:table-cell-properties fo:padding="0.097cm" fo:border-left="0.05pt solid #000000" fo:border-right="none" fo:border-top="none" fo:border-bottom="0.05pt solid #000000"/>
    </style:style>
    <style:style style:name="Таблица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4" style:family="table-cell">
      <style:table-cell-properties fo:padding="0.097cm" fo:border-left="0.05pt solid #000000" fo:border-right="none" fo:border-top="none" fo:border-bottom="0.05pt solid #000000"/>
    </style:style>
    <style:style style:name="Таблица6.C24" style:family="table-cell">
      <style:table-cell-properties fo:padding="0.097cm" fo:border-left="0.05pt solid #000000" fo:border-right="none" fo:border-top="none" fo:border-bottom="0.05pt solid #000000"/>
    </style:style>
    <style:style style:name="Таблица6.D24" style:family="table-cell">
      <style:table-cell-properties fo:padding="0.097cm" fo:border-left="0.05pt solid #000000" fo:border-right="none" fo:border-top="none" fo:border-bottom="0.05pt solid #000000"/>
    </style:style>
    <style:style style:name="Таблица6.E24" style:family="table-cell">
      <style:table-cell-properties fo:padding="0.097cm" fo:border-left="0.05pt solid #000000" fo:border-right="none" fo:border-top="none" fo:border-bottom="0.05pt solid #000000"/>
    </style:style>
    <style:style style:name="Таблица6.F24" style:family="table-cell">
      <style:table-cell-properties fo:padding="0.097cm" fo:border-left="0.05pt solid #000000" fo:border-right="none" fo:border-top="none" fo:border-bottom="0.05pt solid #000000"/>
    </style:style>
    <style:style style:name="Таблица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5" style:family="table-cell">
      <style:table-cell-properties fo:padding="0.097cm" fo:border-left="0.05pt solid #000000" fo:border-right="none" fo:border-top="none" fo:border-bottom="0.05pt solid #000000"/>
    </style:style>
    <style:style style:name="Таблица6.C25" style:family="table-cell">
      <style:table-cell-properties fo:padding="0.097cm" fo:border-left="0.05pt solid #000000" fo:border-right="none" fo:border-top="none" fo:border-bottom="0.05pt solid #000000"/>
    </style:style>
    <style:style style:name="Таблица6.D25" style:family="table-cell">
      <style:table-cell-properties fo:padding="0.097cm" fo:border-left="0.05pt solid #000000" fo:border-right="none" fo:border-top="none" fo:border-bottom="0.05pt solid #000000"/>
    </style:style>
    <style:style style:name="Таблица6.E25" style:family="table-cell">
      <style:table-cell-properties fo:padding="0.097cm" fo:border-left="0.05pt solid #000000" fo:border-right="none" fo:border-top="none" fo:border-bottom="0.05pt solid #000000"/>
    </style:style>
    <style:style style:name="Таблица6.F25" style:family="table-cell">
      <style:table-cell-properties fo:padding="0.097cm" fo:border-left="0.05pt solid #000000" fo:border-right="none" fo:border-top="none" fo:border-bottom="0.05pt solid #000000"/>
    </style:style>
    <style:style style:name="Таблица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6" style:family="table-cell">
      <style:table-cell-properties fo:padding="0.097cm" fo:border-left="0.05pt solid #000000" fo:border-right="none" fo:border-top="none" fo:border-bottom="0.05pt solid #000000"/>
    </style:style>
    <style:style style:name="Таблица6.C26" style:family="table-cell">
      <style:table-cell-properties fo:padding="0.097cm" fo:border-left="0.05pt solid #000000" fo:border-right="none" fo:border-top="none" fo:border-bottom="0.05pt solid #000000"/>
    </style:style>
    <style:style style:name="Таблица6.D26" style:family="table-cell">
      <style:table-cell-properties fo:padding="0.097cm" fo:border-left="0.05pt solid #000000" fo:border-right="none" fo:border-top="none" fo:border-bottom="0.05pt solid #000000"/>
    </style:style>
    <style:style style:name="Таблица6.E26" style:family="table-cell">
      <style:table-cell-properties fo:padding="0.097cm" fo:border-left="0.05pt solid #000000" fo:border-right="none" fo:border-top="none" fo:border-bottom="0.05pt solid #000000"/>
    </style:style>
    <style:style style:name="Таблица6.F26" style:family="table-cell">
      <style:table-cell-properties fo:padding="0.097cm" fo:border-left="0.05pt solid #000000" fo:border-right="none" fo:border-top="none" fo:border-bottom="0.05pt solid #000000"/>
    </style:style>
    <style:style style:name="Таблица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7" style:family="table-cell">
      <style:table-cell-properties fo:padding="0.097cm" fo:border-left="0.05pt solid #000000" fo:border-right="none" fo:border-top="none" fo:border-bottom="0.05pt solid #000000"/>
    </style:style>
    <style:style style:name="Таблица6.C27" style:family="table-cell">
      <style:table-cell-properties fo:padding="0.097cm" fo:border-left="0.05pt solid #000000" fo:border-right="none" fo:border-top="none" fo:border-bottom="0.05pt solid #000000"/>
    </style:style>
    <style:style style:name="Таблица6.D27" style:family="table-cell">
      <style:table-cell-properties fo:padding="0.097cm" fo:border-left="0.05pt solid #000000" fo:border-right="none" fo:border-top="none" fo:border-bottom="0.05pt solid #000000"/>
    </style:style>
    <style:style style:name="Таблица6.E27" style:family="table-cell">
      <style:table-cell-properties fo:padding="0.097cm" fo:border-left="0.05pt solid #000000" fo:border-right="none" fo:border-top="none" fo:border-bottom="0.05pt solid #000000"/>
    </style:style>
    <style:style style:name="Таблица6.F27" style:family="table-cell">
      <style:table-cell-properties fo:padding="0.097cm" fo:border-left="0.05pt solid #000000" fo:border-right="none" fo:border-top="none" fo:border-bottom="0.05pt solid #000000"/>
    </style:style>
    <style:style style:name="Таблица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8" style:family="table-cell">
      <style:table-cell-properties fo:padding="0.097cm" fo:border-left="0.05pt solid #000000" fo:border-right="none" fo:border-top="none" fo:border-bottom="0.05pt solid #000000"/>
    </style:style>
    <style:style style:name="Таблица6.C28" style:family="table-cell">
      <style:table-cell-properties fo:padding="0.097cm" fo:border-left="0.05pt solid #000000" fo:border-right="none" fo:border-top="none" fo:border-bottom="0.05pt solid #000000"/>
    </style:style>
    <style:style style:name="Таблица6.D28" style:family="table-cell">
      <style:table-cell-properties fo:padding="0.097cm" fo:border-left="0.05pt solid #000000" fo:border-right="none" fo:border-top="none" fo:border-bottom="0.05pt solid #000000"/>
    </style:style>
    <style:style style:name="Таблица6.E28" style:family="table-cell">
      <style:table-cell-properties fo:padding="0.097cm" fo:border-left="0.05pt solid #000000" fo:border-right="none" fo:border-top="none" fo:border-bottom="0.05pt solid #000000"/>
    </style:style>
    <style:style style:name="Таблица6.F28" style:family="table-cell">
      <style:table-cell-properties fo:padding="0.097cm" fo:border-left="0.05pt solid #000000" fo:border-right="none" fo:border-top="none" fo:border-bottom="0.05pt solid #000000"/>
    </style:style>
    <style:style style:name="Таблица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9" style:family="table-cell">
      <style:table-cell-properties fo:padding="0.097cm" fo:border-left="0.05pt solid #000000" fo:border-right="none" fo:border-top="none" fo:border-bottom="0.05pt solid #000000"/>
    </style:style>
    <style:style style:name="Таблица6.C29" style:family="table-cell">
      <style:table-cell-properties fo:padding="0.097cm" fo:border-left="0.05pt solid #000000" fo:border-right="none" fo:border-top="none" fo:border-bottom="0.05pt solid #000000"/>
    </style:style>
    <style:style style:name="Таблица6.D29" style:family="table-cell">
      <style:table-cell-properties fo:padding="0.097cm" fo:border-left="0.05pt solid #000000" fo:border-right="none" fo:border-top="none" fo:border-bottom="0.05pt solid #000000"/>
    </style:style>
    <style:style style:name="Таблица6.E29" style:family="table-cell">
      <style:table-cell-properties fo:padding="0.097cm" fo:border-left="0.05pt solid #000000" fo:border-right="none" fo:border-top="none" fo:border-bottom="0.05pt solid #000000"/>
    </style:style>
    <style:style style:name="Таблица6.F29" style:family="table-cell">
      <style:table-cell-properties fo:padding="0.097cm" fo:border-left="0.05pt solid #000000" fo:border-right="none" fo:border-top="none" fo:border-bottom="0.05pt solid #000000"/>
    </style:style>
    <style:style style:name="Таблица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0" style:family="table-cell">
      <style:table-cell-properties fo:padding="0.097cm" fo:border-left="0.05pt solid #000000" fo:border-right="none" fo:border-top="none" fo:border-bottom="0.05pt solid #000000"/>
    </style:style>
    <style:style style:name="Таблица6.C30" style:family="table-cell">
      <style:table-cell-properties fo:padding="0.097cm" fo:border-left="0.05pt solid #000000" fo:border-right="none" fo:border-top="none" fo:border-bottom="0.05pt solid #000000"/>
    </style:style>
    <style:style style:name="Таблица6.D30" style:family="table-cell">
      <style:table-cell-properties fo:padding="0.097cm" fo:border-left="0.05pt solid #000000" fo:border-right="none" fo:border-top="none" fo:border-bottom="0.05pt solid #000000"/>
    </style:style>
    <style:style style:name="Таблица6.E30" style:family="table-cell">
      <style:table-cell-properties fo:padding="0.097cm" fo:border-left="0.05pt solid #000000" fo:border-right="none" fo:border-top="none" fo:border-bottom="0.05pt solid #000000"/>
    </style:style>
    <style:style style:name="Таблица6.F30" style:family="table-cell">
      <style:table-cell-properties fo:padding="0.097cm" fo:border-left="0.05pt solid #000000" fo:border-right="none" fo:border-top="none" fo:border-bottom="0.05pt solid #000000"/>
    </style:style>
    <style:style style:name="Таблица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1" style:family="table-cell">
      <style:table-cell-properties fo:padding="0.097cm" fo:border-left="0.05pt solid #000000" fo:border-right="none" fo:border-top="none" fo:border-bottom="0.05pt solid #000000"/>
    </style:style>
    <style:style style:name="Таблица6.C31" style:family="table-cell">
      <style:table-cell-properties fo:padding="0.097cm" fo:border-left="0.05pt solid #000000" fo:border-right="none" fo:border-top="none" fo:border-bottom="0.05pt solid #000000"/>
    </style:style>
    <style:style style:name="Таблица6.D31" style:family="table-cell">
      <style:table-cell-properties fo:padding="0.097cm" fo:border-left="0.05pt solid #000000" fo:border-right="none" fo:border-top="none" fo:border-bottom="0.05pt solid #000000"/>
    </style:style>
    <style:style style:name="Таблица6.E31" style:family="table-cell">
      <style:table-cell-properties fo:padding="0.097cm" fo:border-left="0.05pt solid #000000" fo:border-right="none" fo:border-top="none" fo:border-bottom="0.05pt solid #000000"/>
    </style:style>
    <style:style style:name="Таблица6.F31" style:family="table-cell">
      <style:table-cell-properties fo:padding="0.097cm" fo:border-left="0.05pt solid #000000" fo:border-right="none" fo:border-top="none" fo:border-bottom="0.05pt solid #000000"/>
    </style:style>
    <style:style style:name="Таблица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2" style:family="table-cell">
      <style:table-cell-properties fo:padding="0.097cm" fo:border-left="0.05pt solid #000000" fo:border-right="none" fo:border-top="none" fo:border-bottom="0.05pt solid #000000"/>
    </style:style>
    <style:style style:name="Таблица6.C32" style:family="table-cell">
      <style:table-cell-properties fo:padding="0.097cm" fo:border-left="0.05pt solid #000000" fo:border-right="none" fo:border-top="none" fo:border-bottom="0.05pt solid #000000"/>
    </style:style>
    <style:style style:name="Таблица6.D32" style:family="table-cell">
      <style:table-cell-properties fo:padding="0.097cm" fo:border-left="0.05pt solid #000000" fo:border-right="none" fo:border-top="none" fo:border-bottom="0.05pt solid #000000"/>
    </style:style>
    <style:style style:name="Таблица6.E32" style:family="table-cell">
      <style:table-cell-properties fo:padding="0.097cm" fo:border-left="0.05pt solid #000000" fo:border-right="none" fo:border-top="none" fo:border-bottom="0.05pt solid #000000"/>
    </style:style>
    <style:style style:name="Таблица6.F32" style:family="table-cell">
      <style:table-cell-properties fo:padding="0.097cm" fo:border-left="0.05pt solid #000000" fo:border-right="none" fo:border-top="none" fo:border-bottom="0.05pt solid #000000"/>
    </style:style>
    <style:style style:name="Таблица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.598cm" fo:margin-left="-0.598cm" table:align="left"/>
    </style:style>
    <style:style style:name="Таблица7.A" style:family="table-column">
      <style:table-column-properties style:column-width="1.191cm"/>
    </style:style>
    <style:style style:name="Таблица7.B" style:family="table-column">
      <style:table-column-properties style:column-width="5.318cm"/>
    </style:style>
    <style:style style:name="Таблица7.C" style:family="table-column">
      <style:table-column-properties style:column-width="1.588cm"/>
    </style:style>
    <style:style style:name="Таблица7.D" style:family="table-column">
      <style:table-column-properties style:column-width="2.699cm"/>
    </style:style>
    <style:style style:name="Таблица7.F" style:family="table-column">
      <style:table-column-properties style:column-width="2.55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G1" style:family="table-cell">
      <style:table-cell-properties fo:padding="0.097cm" fo:border="0.05pt solid #000000"/>
    </style:style>
    <style:style style:name="Таблица7.2" style:family="table-row">
      <style:table-row-properties style:min-row-height="0.6cm"/>
    </style:style>
    <style:style style:name="Таблица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none" fo:border-top="none" fo:border-bottom="0.05pt solid #000000"/>
    </style:style>
    <style:style style:name="Таблица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none" fo:border-top="none" fo:border-bottom="0.05pt solid #000000"/>
    </style:style>
    <style:style style:name="Таблица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none" fo:border-top="none" fo:border-bottom="0.05pt solid #000000"/>
    </style:style>
    <style:style style:name="Таблица7.F4" style:family="table-cell">
      <style:table-cell-properties fo:padding="0.097cm" fo:border-left="0.05pt solid #000000" fo:border-right="none" fo:border-top="none" fo:border-bottom="0.05pt solid #000000"/>
    </style:style>
    <style:style style:name="Таблица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none" fo:border-top="none" fo:border-bottom="0.05pt solid #000000"/>
    </style:style>
    <style:style style:name="Таблица7.F5" style:family="table-cell">
      <style:table-cell-properties fo:padding="0.097cm" fo:border-left="0.05pt solid #000000" fo:border-right="none" fo:border-top="none" fo:border-bottom="0.05pt solid #000000"/>
    </style:style>
    <style:style style:name="Таблица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none" fo:border-top="none" fo:border-bottom="0.05pt solid #000000"/>
    </style:style>
    <style:style style:name="Таблица7.F6" style:family="table-cell">
      <style:table-cell-properties fo:padding="0.097cm" fo:border-left="0.05pt solid #000000" fo:border-right="none" fo:border-top="none" fo:border-bottom="0.05pt solid #000000"/>
    </style:style>
    <style:style style:name="Таблица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none" fo:border-top="none" fo:border-bottom="0.05pt solid #000000"/>
    </style:style>
    <style:style style:name="Таблица7.C7" style:family="table-cell">
      <style:table-cell-properties fo:padding="0.097cm" fo:border-left="0.05pt solid #000000" fo:border-right="none" fo:border-top="none" fo:border-bottom="0.05pt solid #000000"/>
    </style:style>
    <style:style style:name="Таблица7.D7" style:family="table-cell">
      <style:table-cell-properties fo:padding="0.097cm" fo:border-left="0.05pt solid #000000" fo:border-right="none" fo:border-top="none" fo:border-bottom="0.05pt solid #000000"/>
    </style:style>
    <style:style style:name="Таблица7.E7" style:family="table-cell">
      <style:table-cell-properties fo:padding="0.097cm" fo:border-left="0.05pt solid #000000" fo:border-right="none" fo:border-top="none" fo:border-bottom="0.05pt solid #000000"/>
    </style:style>
    <style:style style:name="Таблица7.F7" style:family="table-cell">
      <style:table-cell-properties fo:padding="0.097cm" fo:border-left="0.05pt solid #000000" fo:border-right="none" fo:border-top="none" fo:border-bottom="0.05pt solid #000000"/>
    </style:style>
    <style:style style:name="Таблица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none" fo:border-top="none" fo:border-bottom="0.05pt solid #000000"/>
    </style:style>
    <style:style style:name="Таблица7.C8" style:family="table-cell">
      <style:table-cell-properties fo:padding="0.097cm" fo:border-left="0.05pt solid #000000" fo:border-right="none" fo:border-top="none" fo:border-bottom="0.05pt solid #000000"/>
    </style:style>
    <style:style style:name="Таблица7.D8" style:family="table-cell">
      <style:table-cell-properties fo:padding="0.097cm" fo:border-left="0.05pt solid #000000" fo:border-right="none" fo:border-top="none" fo:border-bottom="0.05pt solid #000000"/>
    </style:style>
    <style:style style:name="Таблица7.E8" style:family="table-cell">
      <style:table-cell-properties fo:padding="0.097cm" fo:border-left="0.05pt solid #000000" fo:border-right="none" fo:border-top="none" fo:border-bottom="0.05pt solid #000000"/>
    </style:style>
    <style:style style:name="Таблица7.F8" style:family="table-cell">
      <style:table-cell-properties fo:padding="0.097cm" fo:border-left="0.05pt solid #000000" fo:border-right="none" fo:border-top="none" fo:border-bottom="0.05pt solid #000000"/>
    </style:style>
    <style:style style:name="Таблица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none" fo:border-top="none" fo:border-bottom="0.05pt solid #000000"/>
    </style:style>
    <style:style style:name="Таблица7.C9" style:family="table-cell">
      <style:table-cell-properties fo:padding="0.097cm" fo:border-left="0.05pt solid #000000" fo:border-right="none" fo:border-top="none" fo:border-bottom="0.05pt solid #000000"/>
    </style:style>
    <style:style style:name="Таблица7.D9" style:family="table-cell">
      <style:table-cell-properties fo:padding="0.097cm" fo:border-left="0.05pt solid #000000" fo:border-right="none" fo:border-top="none" fo:border-bottom="0.05pt solid #000000"/>
    </style:style>
    <style:style style:name="Таблица7.E9" style:family="table-cell">
      <style:table-cell-properties fo:padding="0.097cm" fo:border-left="0.05pt solid #000000" fo:border-right="none" fo:border-top="none" fo:border-bottom="0.05pt solid #000000"/>
    </style:style>
    <style:style style:name="Таблица7.F9" style:family="table-cell">
      <style:table-cell-properties fo:padding="0.097cm" fo:border-left="0.05pt solid #000000" fo:border-right="none" fo:border-top="none" fo:border-bottom="0.05pt solid #000000"/>
    </style:style>
    <style:style style:name="Таблица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none" fo:border-top="none" fo:border-bottom="0.05pt solid #000000"/>
    </style:style>
    <style:style style:name="Таблица7.C10" style:family="table-cell">
      <style:table-cell-properties fo:padding="0.097cm" fo:border-left="0.05pt solid #000000" fo:border-right="none" fo:border-top="none" fo:border-bottom="0.05pt solid #000000"/>
    </style:style>
    <style:style style:name="Таблица7.D10" style:family="table-cell">
      <style:table-cell-properties fo:padding="0.097cm" fo:border-left="0.05pt solid #000000" fo:border-right="none" fo:border-top="none" fo:border-bottom="0.05pt solid #000000"/>
    </style:style>
    <style:style style:name="Таблица7.E10" style:family="table-cell">
      <style:table-cell-properties fo:padding="0.097cm" fo:border-left="0.05pt solid #000000" fo:border-right="none" fo:border-top="none" fo:border-bottom="0.05pt solid #000000"/>
    </style:style>
    <style:style style:name="Таблица7.F10" style:family="table-cell">
      <style:table-cell-properties fo:padding="0.097cm" fo:border-left="0.05pt solid #000000" fo:border-right="none" fo:border-top="none" fo:border-bottom="0.05pt solid #000000"/>
    </style:style>
    <style:style style:name="Таблица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none" fo:border-top="none" fo:border-bottom="0.05pt solid #000000"/>
    </style:style>
    <style:style style:name="Таблица7.C11" style:family="table-cell">
      <style:table-cell-properties fo:padding="0.097cm" fo:border-left="0.05pt solid #000000" fo:border-right="none" fo:border-top="none" fo:border-bottom="0.05pt solid #000000"/>
    </style:style>
    <style:style style:name="Таблица7.D11" style:family="table-cell">
      <style:table-cell-properties fo:padding="0.097cm" fo:border-left="0.05pt solid #000000" fo:border-right="none" fo:border-top="none" fo:border-bottom="0.05pt solid #000000"/>
    </style:style>
    <style:style style:name="Таблица7.E11" style:family="table-cell">
      <style:table-cell-properties fo:padding="0.097cm" fo:border-left="0.05pt solid #000000" fo:border-right="none" fo:border-top="none" fo:border-bottom="0.05pt solid #000000"/>
    </style:style>
    <style:style style:name="Таблица7.F11" style:family="table-cell">
      <style:table-cell-properties fo:padding="0.097cm" fo:border-left="0.05pt solid #000000" fo:border-right="none" fo:border-top="none" fo:border-bottom="0.05pt solid #000000"/>
    </style:style>
    <style:style style:name="Таблица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none" fo:border-top="none" fo:border-bottom="0.05pt solid #000000"/>
    </style:style>
    <style:style style:name="Таблица7.C12" style:family="table-cell">
      <style:table-cell-properties fo:padding="0.097cm" fo:border-left="0.05pt solid #000000" fo:border-right="none" fo:border-top="none" fo:border-bottom="0.05pt solid #000000"/>
    </style:style>
    <style:style style:name="Таблица7.D12" style:family="table-cell">
      <style:table-cell-properties fo:padding="0.097cm" fo:border-left="0.05pt solid #000000" fo:border-right="none" fo:border-top="none" fo:border-bottom="0.05pt solid #000000"/>
    </style:style>
    <style:style style:name="Таблица7.E12" style:family="table-cell">
      <style:table-cell-properties fo:padding="0.097cm" fo:border-left="0.05pt solid #000000" fo:border-right="none" fo:border-top="none" fo:border-bottom="0.05pt solid #000000"/>
    </style:style>
    <style:style style:name="Таблица7.F12" style:family="table-cell">
      <style:table-cell-properties fo:padding="0.097cm" fo:border-left="0.05pt solid #000000" fo:border-right="none" fo:border-top="none" fo:border-bottom="0.05pt solid #000000"/>
    </style:style>
    <style:style style:name="Таблица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none" fo:border-top="none" fo:border-bottom="0.05pt solid #000000"/>
    </style:style>
    <style:style style:name="Таблица7.C13" style:family="table-cell">
      <style:table-cell-properties fo:padding="0.097cm" fo:border-left="0.05pt solid #000000" fo:border-right="none" fo:border-top="none" fo:border-bottom="0.05pt solid #000000"/>
    </style:style>
    <style:style style:name="Таблица7.D13" style:family="table-cell">
      <style:table-cell-properties fo:padding="0.097cm" fo:border-left="0.05pt solid #000000" fo:border-right="none" fo:border-top="none" fo:border-bottom="0.05pt solid #000000"/>
    </style:style>
    <style:style style:name="Таблица7.E13" style:family="table-cell">
      <style:table-cell-properties fo:padding="0.097cm" fo:border-left="0.05pt solid #000000" fo:border-right="none" fo:border-top="none" fo:border-bottom="0.05pt solid #000000"/>
    </style:style>
    <style:style style:name="Таблица7.F13" style:family="table-cell">
      <style:table-cell-properties fo:padding="0.097cm" fo:border-left="0.05pt solid #000000" fo:border-right="none" fo:border-top="none" fo:border-bottom="0.05pt solid #000000"/>
    </style:style>
    <style:style style:name="Таблица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none" fo:border-top="none" fo:border-bottom="0.05pt solid #000000"/>
    </style:style>
    <style:style style:name="Таблица7.C14" style:family="table-cell">
      <style:table-cell-properties fo:padding="0.097cm" fo:border-left="0.05pt solid #000000" fo:border-right="none" fo:border-top="none" fo:border-bottom="0.05pt solid #000000"/>
    </style:style>
    <style:style style:name="Таблица7.D14" style:family="table-cell">
      <style:table-cell-properties fo:padding="0.097cm" fo:border-left="0.05pt solid #000000" fo:border-right="none" fo:border-top="none" fo:border-bottom="0.05pt solid #000000"/>
    </style:style>
    <style:style style:name="Таблица7.E14" style:family="table-cell">
      <style:table-cell-properties fo:padding="0.097cm" fo:border-left="0.05pt solid #000000" fo:border-right="none" fo:border-top="none" fo:border-bottom="0.05pt solid #000000"/>
    </style:style>
    <style:style style:name="Таблица7.F14" style:family="table-cell">
      <style:table-cell-properties fo:padding="0.097cm" fo:border-left="0.05pt solid #000000" fo:border-right="none" fo:border-top="none" fo:border-bottom="0.05pt solid #000000"/>
    </style:style>
    <style:style style:name="Таблица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none" fo:border-top="none" fo:border-bottom="0.05pt solid #000000"/>
    </style:style>
    <style:style style:name="Таблица7.C15" style:family="table-cell">
      <style:table-cell-properties fo:padding="0.097cm" fo:border-left="0.05pt solid #000000" fo:border-right="none" fo:border-top="none" fo:border-bottom="0.05pt solid #000000"/>
    </style:style>
    <style:style style:name="Таблица7.D15" style:family="table-cell">
      <style:table-cell-properties fo:padding="0.097cm" fo:border-left="0.05pt solid #000000" fo:border-right="none" fo:border-top="none" fo:border-bottom="0.05pt solid #000000"/>
    </style:style>
    <style:style style:name="Таблица7.E15" style:family="table-cell">
      <style:table-cell-properties fo:padding="0.097cm" fo:border-left="0.05pt solid #000000" fo:border-right="none" fo:border-top="none" fo:border-bottom="0.05pt solid #000000"/>
    </style:style>
    <style:style style:name="Таблица7.F15" style:family="table-cell">
      <style:table-cell-properties fo:padding="0.097cm" fo:border-left="0.05pt solid #000000" fo:border-right="none" fo:border-top="none" fo:border-bottom="0.05pt solid #000000"/>
    </style:style>
    <style:style style:name="Таблица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none" fo:border-top="none" fo:border-bottom="0.05pt solid #000000"/>
    </style:style>
    <style:style style:name="Таблица7.C16" style:family="table-cell">
      <style:table-cell-properties fo:padding="0.097cm" fo:border-left="0.05pt solid #000000" fo:border-right="none" fo:border-top="none" fo:border-bottom="0.05pt solid #000000"/>
    </style:style>
    <style:style style:name="Таблица7.D16" style:family="table-cell">
      <style:table-cell-properties fo:padding="0.097cm" fo:border-left="0.05pt solid #000000" fo:border-right="none" fo:border-top="none" fo:border-bottom="0.05pt solid #000000"/>
    </style:style>
    <style:style style:name="Таблица7.E16" style:family="table-cell">
      <style:table-cell-properties fo:padding="0.097cm" fo:border-left="0.05pt solid #000000" fo:border-right="none" fo:border-top="none" fo:border-bottom="0.05pt solid #000000"/>
    </style:style>
    <style:style style:name="Таблица7.F16" style:family="table-cell">
      <style:table-cell-properties fo:padding="0.097cm" fo:border-left="0.05pt solid #000000" fo:border-right="none" fo:border-top="none" fo:border-bottom="0.05pt solid #000000"/>
    </style:style>
    <style:style style:name="Таблица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none" fo:border-top="none" fo:border-bottom="0.05pt solid #000000"/>
    </style:style>
    <style:style style:name="Таблица7.C17" style:family="table-cell">
      <style:table-cell-properties fo:padding="0.097cm" fo:border-left="0.05pt solid #000000" fo:border-right="none" fo:border-top="none" fo:border-bottom="0.05pt solid #000000"/>
    </style:style>
    <style:style style:name="Таблица7.D17" style:family="table-cell">
      <style:table-cell-properties fo:padding="0.097cm" fo:border-left="0.05pt solid #000000" fo:border-right="none" fo:border-top="none" fo:border-bottom="0.05pt solid #000000"/>
    </style:style>
    <style:style style:name="Таблица7.E17" style:family="table-cell">
      <style:table-cell-properties fo:padding="0.097cm" fo:border-left="0.05pt solid #000000" fo:border-right="none" fo:border-top="none" fo:border-bottom="0.05pt solid #000000"/>
    </style:style>
    <style:style style:name="Таблица7.F17" style:family="table-cell">
      <style:table-cell-properties fo:padding="0.097cm" fo:border-left="0.05pt solid #000000" fo:border-right="none" fo:border-top="none" fo:border-bottom="0.05pt solid #000000"/>
    </style:style>
    <style:style style:name="Таблица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none" fo:border-top="none" fo:border-bottom="0.05pt solid #000000"/>
    </style:style>
    <style:style style:name="Таблица7.C18" style:family="table-cell">
      <style:table-cell-properties fo:padding="0.097cm" fo:border-left="0.05pt solid #000000" fo:border-right="none" fo:border-top="none" fo:border-bottom="0.05pt solid #000000"/>
    </style:style>
    <style:style style:name="Таблица7.D18" style:family="table-cell">
      <style:table-cell-properties fo:padding="0.097cm" fo:border-left="0.05pt solid #000000" fo:border-right="none" fo:border-top="none" fo:border-bottom="0.05pt solid #000000"/>
    </style:style>
    <style:style style:name="Таблица7.E18" style:family="table-cell">
      <style:table-cell-properties fo:padding="0.097cm" fo:border-left="0.05pt solid #000000" fo:border-right="none" fo:border-top="none" fo:border-bottom="0.05pt solid #000000"/>
    </style:style>
    <style:style style:name="Таблица7.F18" style:family="table-cell">
      <style:table-cell-properties fo:padding="0.097cm" fo:border-left="0.05pt solid #000000" fo:border-right="none" fo:border-top="none" fo:border-bottom="0.05pt solid #000000"/>
    </style:style>
    <style:style style:name="Таблица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none" fo:border-top="none" fo:border-bottom="0.05pt solid #000000"/>
    </style:style>
    <style:style style:name="Таблица7.C19" style:family="table-cell">
      <style:table-cell-properties fo:padding="0.097cm" fo:border-left="0.05pt solid #000000" fo:border-right="none" fo:border-top="none" fo:border-bottom="0.05pt solid #000000"/>
    </style:style>
    <style:style style:name="Таблица7.D19" style:family="table-cell">
      <style:table-cell-properties fo:padding="0.097cm" fo:border-left="0.05pt solid #000000" fo:border-right="none" fo:border-top="none" fo:border-bottom="0.05pt solid #000000"/>
    </style:style>
    <style:style style:name="Таблица7.E19" style:family="table-cell">
      <style:table-cell-properties fo:padding="0.097cm" fo:border-left="0.05pt solid #000000" fo:border-right="none" fo:border-top="none" fo:border-bottom="0.05pt solid #000000"/>
    </style:style>
    <style:style style:name="Таблица7.F19" style:family="table-cell">
      <style:table-cell-properties fo:padding="0.097cm" fo:border-left="0.05pt solid #000000" fo:border-right="none" fo:border-top="none" fo:border-bottom="0.05pt solid #000000"/>
    </style:style>
    <style:style style:name="Таблица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none" fo:border-top="none" fo:border-bottom="0.05pt solid #000000"/>
    </style:style>
    <style:style style:name="Таблица7.C20" style:family="table-cell">
      <style:table-cell-properties fo:padding="0.097cm" fo:border-left="0.05pt solid #000000" fo:border-right="none" fo:border-top="none" fo:border-bottom="0.05pt solid #000000"/>
    </style:style>
    <style:style style:name="Таблица7.D20" style:family="table-cell">
      <style:table-cell-properties fo:padding="0.097cm" fo:border-left="0.05pt solid #000000" fo:border-right="none" fo:border-top="none" fo:border-bottom="0.05pt solid #000000"/>
    </style:style>
    <style:style style:name="Таблица7.E20" style:family="table-cell">
      <style:table-cell-properties fo:padding="0.097cm" fo:border-left="0.05pt solid #000000" fo:border-right="none" fo:border-top="none" fo:border-bottom="0.05pt solid #000000"/>
    </style:style>
    <style:style style:name="Таблица7.F20" style:family="table-cell">
      <style:table-cell-properties fo:padding="0.097cm" fo:border-left="0.05pt solid #000000" fo:border-right="none" fo:border-top="none" fo:border-bottom="0.05pt solid #000000"/>
    </style:style>
    <style:style style:name="Таблица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none" fo:border-top="none" fo:border-bottom="0.05pt solid #000000"/>
    </style:style>
    <style:style style:name="Таблица7.C21" style:family="table-cell">
      <style:table-cell-properties fo:padding="0.097cm" fo:border-left="0.05pt solid #000000" fo:border-right="none" fo:border-top="none" fo:border-bottom="0.05pt solid #000000"/>
    </style:style>
    <style:style style:name="Таблица7.D21" style:family="table-cell">
      <style:table-cell-properties fo:padding="0.097cm" fo:border-left="0.05pt solid #000000" fo:border-right="none" fo:border-top="none" fo:border-bottom="0.05pt solid #000000"/>
    </style:style>
    <style:style style:name="Таблица7.E21" style:family="table-cell">
      <style:table-cell-properties fo:padding="0.097cm" fo:border-left="0.05pt solid #000000" fo:border-right="none" fo:border-top="none" fo:border-bottom="0.05pt solid #000000"/>
    </style:style>
    <style:style style:name="Таблица7.F21" style:family="table-cell">
      <style:table-cell-properties fo:padding="0.097cm" fo:border-left="0.05pt solid #000000" fo:border-right="none" fo:border-top="none" fo:border-bottom="0.05pt solid #000000"/>
    </style:style>
    <style:style style:name="Таблица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none" fo:border-top="none" fo:border-bottom="0.05pt solid #000000"/>
    </style:style>
    <style:style style:name="Таблица7.C22" style:family="table-cell">
      <style:table-cell-properties fo:padding="0.097cm" fo:border-left="0.05pt solid #000000" fo:border-right="none" fo:border-top="none" fo:border-bottom="0.05pt solid #000000"/>
    </style:style>
    <style:style style:name="Таблица7.D22" style:family="table-cell">
      <style:table-cell-properties fo:padding="0.097cm" fo:border-left="0.05pt solid #000000" fo:border-right="none" fo:border-top="none" fo:border-bottom="0.05pt solid #000000"/>
    </style:style>
    <style:style style:name="Таблица7.E22" style:family="table-cell">
      <style:table-cell-properties fo:padding="0.097cm" fo:border-left="0.05pt solid #000000" fo:border-right="none" fo:border-top="none" fo:border-bottom="0.05pt solid #000000"/>
    </style:style>
    <style:style style:name="Таблица7.F22" style:family="table-cell">
      <style:table-cell-properties fo:padding="0.097cm" fo:border-left="0.05pt solid #000000" fo:border-right="none" fo:border-top="none" fo:border-bottom="0.05pt solid #000000"/>
    </style:style>
    <style:style style:name="Таблица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none" fo:border-top="none" fo:border-bottom="0.05pt solid #000000"/>
    </style:style>
    <style:style style:name="Таблица7.C23" style:family="table-cell">
      <style:table-cell-properties fo:padding="0.097cm" fo:border-left="0.05pt solid #000000" fo:border-right="none" fo:border-top="none" fo:border-bottom="0.05pt solid #000000"/>
    </style:style>
    <style:style style:name="Таблица7.D23" style:family="table-cell">
      <style:table-cell-properties fo:padding="0.097cm" fo:border-left="0.05pt solid #000000" fo:border-right="none" fo:border-top="none" fo:border-bottom="0.05pt solid #000000"/>
    </style:style>
    <style:style style:name="Таблица7.E23" style:family="table-cell">
      <style:table-cell-properties fo:padding="0.097cm" fo:border-left="0.05pt solid #000000" fo:border-right="none" fo:border-top="none" fo:border-bottom="0.05pt solid #000000"/>
    </style:style>
    <style:style style:name="Таблица7.F23" style:family="table-cell">
      <style:table-cell-properties fo:padding="0.097cm" fo:border-left="0.05pt solid #000000" fo:border-right="none" fo:border-top="none" fo:border-bottom="0.05pt solid #000000"/>
    </style:style>
    <style:style style:name="Таблица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none" fo:border-top="none" fo:border-bottom="0.05pt solid #000000"/>
    </style:style>
    <style:style style:name="Таблица7.C24" style:family="table-cell">
      <style:table-cell-properties fo:padding="0.097cm" fo:border-left="0.05pt solid #000000" fo:border-right="none" fo:border-top="none" fo:border-bottom="0.05pt solid #000000"/>
    </style:style>
    <style:style style:name="Таблица7.D24" style:family="table-cell">
      <style:table-cell-properties fo:padding="0.097cm" fo:border-left="0.05pt solid #000000" fo:border-right="none" fo:border-top="none" fo:border-bottom="0.05pt solid #000000"/>
    </style:style>
    <style:style style:name="Таблица7.E24" style:family="table-cell">
      <style:table-cell-properties fo:padding="0.097cm" fo:border-left="0.05pt solid #000000" fo:border-right="none" fo:border-top="none" fo:border-bottom="0.05pt solid #000000"/>
    </style:style>
    <style:style style:name="Таблица7.F24" style:family="table-cell">
      <style:table-cell-properties fo:padding="0.097cm" fo:border-left="0.05pt solid #000000" fo:border-right="none" fo:border-top="none" fo:border-bottom="0.05pt solid #000000"/>
    </style:style>
    <style:style style:name="Таблица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none" fo:border-top="none" fo:border-bottom="0.05pt solid #000000"/>
    </style:style>
    <style:style style:name="Таблица7.C25" style:family="table-cell">
      <style:table-cell-properties fo:padding="0.097cm" fo:border-left="0.05pt solid #000000" fo:border-right="none" fo:border-top="none" fo:border-bottom="0.05pt solid #000000"/>
    </style:style>
    <style:style style:name="Таблица7.D25" style:family="table-cell">
      <style:table-cell-properties fo:padding="0.097cm" fo:border-left="0.05pt solid #000000" fo:border-right="none" fo:border-top="none" fo:border-bottom="0.05pt solid #000000"/>
    </style:style>
    <style:style style:name="Таблица7.E25" style:family="table-cell">
      <style:table-cell-properties fo:padding="0.097cm" fo:border-left="0.05pt solid #000000" fo:border-right="none" fo:border-top="none" fo:border-bottom="0.05pt solid #000000"/>
    </style:style>
    <style:style style:name="Таблица7.F25" style:family="table-cell">
      <style:table-cell-properties fo:padding="0.097cm" fo:border-left="0.05pt solid #000000" fo:border-right="none" fo:border-top="none" fo:border-bottom="0.05pt solid #000000"/>
    </style:style>
    <style:style style:name="Таблица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none" fo:border-top="none" fo:border-bottom="0.05pt solid #000000"/>
    </style:style>
    <style:style style:name="Таблица7.C26" style:family="table-cell">
      <style:table-cell-properties fo:padding="0.097cm" fo:border-left="0.05pt solid #000000" fo:border-right="none" fo:border-top="none" fo:border-bottom="0.05pt solid #000000"/>
    </style:style>
    <style:style style:name="Таблица7.D26" style:family="table-cell">
      <style:table-cell-properties fo:padding="0.097cm" fo:border-left="0.05pt solid #000000" fo:border-right="none" fo:border-top="none" fo:border-bottom="0.05pt solid #000000"/>
    </style:style>
    <style:style style:name="Таблица7.E26" style:family="table-cell">
      <style:table-cell-properties fo:padding="0.097cm" fo:border-left="0.05pt solid #000000" fo:border-right="none" fo:border-top="none" fo:border-bottom="0.05pt solid #000000"/>
    </style:style>
    <style:style style:name="Таблица7.F26" style:family="table-cell">
      <style:table-cell-properties fo:padding="0.097cm" fo:border-left="0.05pt solid #000000" fo:border-right="none" fo:border-top="none" fo:border-bottom="0.05pt solid #000000"/>
    </style:style>
    <style:style style:name="Таблица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none" fo:border-top="none" fo:border-bottom="0.05pt solid #000000"/>
    </style:style>
    <style:style style:name="Таблица7.C27" style:family="table-cell">
      <style:table-cell-properties fo:padding="0.097cm" fo:border-left="0.05pt solid #000000" fo:border-right="none" fo:border-top="none" fo:border-bottom="0.05pt solid #000000"/>
    </style:style>
    <style:style style:name="Таблица7.D27" style:family="table-cell">
      <style:table-cell-properties fo:padding="0.097cm" fo:border-left="0.05pt solid #000000" fo:border-right="none" fo:border-top="none" fo:border-bottom="0.05pt solid #000000"/>
    </style:style>
    <style:style style:name="Таблица7.E27" style:family="table-cell">
      <style:table-cell-properties fo:padding="0.097cm" fo:border-left="0.05pt solid #000000" fo:border-right="none" fo:border-top="none" fo:border-bottom="0.05pt solid #000000"/>
    </style:style>
    <style:style style:name="Таблица7.F27" style:family="table-cell">
      <style:table-cell-properties fo:padding="0.097cm" fo:border-left="0.05pt solid #000000" fo:border-right="none" fo:border-top="none" fo:border-bottom="0.05pt solid #000000"/>
    </style:style>
    <style:style style:name="Таблица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none" fo:border-top="none" fo:border-bottom="0.05pt solid #000000"/>
    </style:style>
    <style:style style:name="Таблица7.C28" style:family="table-cell">
      <style:table-cell-properties fo:padding="0.097cm" fo:border-left="0.05pt solid #000000" fo:border-right="none" fo:border-top="none" fo:border-bottom="0.05pt solid #000000"/>
    </style:style>
    <style:style style:name="Таблица7.D28" style:family="table-cell">
      <style:table-cell-properties fo:padding="0.097cm" fo:border-left="0.05pt solid #000000" fo:border-right="none" fo:border-top="none" fo:border-bottom="0.05pt solid #000000"/>
    </style:style>
    <style:style style:name="Таблица7.E28" style:family="table-cell">
      <style:table-cell-properties fo:padding="0.097cm" fo:border-left="0.05pt solid #000000" fo:border-right="none" fo:border-top="none" fo:border-bottom="0.05pt solid #000000"/>
    </style:style>
    <style:style style:name="Таблица7.F28" style:family="table-cell">
      <style:table-cell-properties fo:padding="0.097cm" fo:border-left="0.05pt solid #000000" fo:border-right="none" fo:border-top="none" fo:border-bottom="0.05pt solid #000000"/>
    </style:style>
    <style:style style:name="Таблица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none" fo:border-top="none" fo:border-bottom="0.05pt solid #000000"/>
    </style:style>
    <style:style style:name="Таблица7.C29" style:family="table-cell">
      <style:table-cell-properties fo:padding="0.097cm" fo:border-left="0.05pt solid #000000" fo:border-right="none" fo:border-top="none" fo:border-bottom="0.05pt solid #000000"/>
    </style:style>
    <style:style style:name="Таблица7.D29" style:family="table-cell">
      <style:table-cell-properties fo:padding="0.097cm" fo:border-left="0.05pt solid #000000" fo:border-right="none" fo:border-top="none" fo:border-bottom="0.05pt solid #000000"/>
    </style:style>
    <style:style style:name="Таблица7.E29" style:family="table-cell">
      <style:table-cell-properties fo:padding="0.097cm" fo:border-left="0.05pt solid #000000" fo:border-right="none" fo:border-top="none" fo:border-bottom="0.05pt solid #000000"/>
    </style:style>
    <style:style style:name="Таблица7.F29" style:family="table-cell">
      <style:table-cell-properties fo:padding="0.097cm" fo:border-left="0.05pt solid #000000" fo:border-right="none" fo:border-top="none" fo:border-bottom="0.05pt solid #000000"/>
    </style:style>
    <style:style style:name="Таблица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none" fo:border-top="none" fo:border-bottom="0.05pt solid #000000"/>
    </style:style>
    <style:style style:name="Таблица7.C30" style:family="table-cell">
      <style:table-cell-properties fo:padding="0.097cm" fo:border-left="0.05pt solid #000000" fo:border-right="none" fo:border-top="none" fo:border-bottom="0.05pt solid #000000"/>
    </style:style>
    <style:style style:name="Таблица7.D30" style:family="table-cell">
      <style:table-cell-properties fo:padding="0.097cm" fo:border-left="0.05pt solid #000000" fo:border-right="none" fo:border-top="none" fo:border-bottom="0.05pt solid #000000"/>
    </style:style>
    <style:style style:name="Таблица7.E30" style:family="table-cell">
      <style:table-cell-properties fo:padding="0.097cm" fo:border-left="0.05pt solid #000000" fo:border-right="none" fo:border-top="none" fo:border-bottom="0.05pt solid #000000"/>
    </style:style>
    <style:style style:name="Таблица7.F30" style:family="table-cell">
      <style:table-cell-properties fo:padding="0.097cm" fo:border-left="0.05pt solid #000000" fo:border-right="none" fo:border-top="none" fo:border-bottom="0.05pt solid #000000"/>
    </style:style>
    <style:style style:name="Таблица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.598cm" fo:margin-left="-0.598cm" table:align="left"/>
    </style:style>
    <style:style style:name="Таблица8.A" style:family="table-column">
      <style:table-column-properties style:column-width="1.191cm"/>
    </style:style>
    <style:style style:name="Таблица8.B" style:family="table-column">
      <style:table-column-properties style:column-width="5.318cm"/>
    </style:style>
    <style:style style:name="Таблица8.C" style:family="table-column">
      <style:table-column-properties style:column-width="1.588cm"/>
    </style:style>
    <style:style style:name="Таблица8.D" style:family="table-column">
      <style:table-column-properties style:column-width="2.699cm"/>
    </style:style>
    <style:style style:name="Таблица8.F" style:family="table-column">
      <style:table-column-properties style:column-width="2.552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="0.05pt solid #000000"/>
    </style:style>
    <style:style style:name="Таблица8.2" style:family="table-row">
      <style:table-row-properties style:min-row-height="0.6cm"/>
    </style:style>
    <style:style style:name="Таблица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none" fo:border-top="none" fo:border-bottom="0.05pt solid #000000"/>
    </style:style>
    <style:style style:name="Таблица8.E3" style:family="table-cell">
      <style:table-cell-properties fo:padding="0.097cm" fo:border-left="0.05pt solid #000000" fo:border-right="none" fo:border-top="none" fo:border-bottom="0.05pt solid #000000"/>
    </style:style>
    <style:style style:name="Таблица8.F3" style:family="table-cell">
      <style:table-cell-properties fo:padding="0.097cm" fo:border-left="0.05pt solid #000000" fo:border-right="none" fo:border-top="none" fo:border-bottom="0.05pt solid #000000"/>
    </style:style>
    <style:style style:name="Таблица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none" fo:border-top="none" fo:border-bottom="0.05pt solid #000000"/>
    </style:style>
    <style:style style:name="Таблица8.E4" style:family="table-cell">
      <style:table-cell-properties fo:padding="0.097cm" fo:border-left="0.05pt solid #000000" fo:border-right="none" fo:border-top="none" fo:border-bottom="0.05pt solid #000000"/>
    </style:style>
    <style:style style:name="Таблица8.F4" style:family="table-cell">
      <style:table-cell-properties fo:padding="0.097cm" fo:border-left="0.05pt solid #000000" fo:border-right="none" fo:border-top="none" fo:border-bottom="0.05pt solid #000000"/>
    </style:style>
    <style:style style:name="Таблица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none" fo:border-top="none" fo:border-bottom="0.05pt solid #000000"/>
    </style:style>
    <style:style style:name="Таблица8.E5" style:family="table-cell">
      <style:table-cell-properties fo:padding="0.097cm" fo:border-left="0.05pt solid #000000" fo:border-right="none" fo:border-top="none" fo:border-bottom="0.05pt solid #000000"/>
    </style:style>
    <style:style style:name="Таблица8.F5" style:family="table-cell">
      <style:table-cell-properties fo:padding="0.097cm" fo:border-left="0.05pt solid #000000" fo:border-right="none" fo:border-top="none" fo:border-bottom="0.05pt solid #000000"/>
    </style:style>
    <style:style style:name="Таблица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6" style:family="table-cell">
      <style:table-cell-properties fo:padding="0.097cm" fo:border-left="0.05pt solid #000000" fo:border-right="none" fo:border-top="none" fo:border-bottom="0.05pt solid #000000"/>
    </style:style>
    <style:style style:name="Таблица8.C6" style:family="table-cell">
      <style:table-cell-properties fo:padding="0.097cm" fo:border-left="0.05pt solid #000000" fo:border-right="none" fo:border-top="none" fo:border-bottom="0.05pt solid #000000"/>
    </style:style>
    <style:style style:name="Таблица8.D6" style:family="table-cell">
      <style:table-cell-properties fo:padding="0.097cm" fo:border-left="0.05pt solid #000000" fo:border-right="none" fo:border-top="none" fo:border-bottom="0.05pt solid #000000"/>
    </style:style>
    <style:style style:name="Таблица8.E6" style:family="table-cell">
      <style:table-cell-properties fo:padding="0.097cm" fo:border-left="0.05pt solid #000000" fo:border-right="none" fo:border-top="none" fo:border-bottom="0.05pt solid #000000"/>
    </style:style>
    <style:style style:name="Таблица8.F6" style:family="table-cell">
      <style:table-cell-properties fo:padding="0.097cm" fo:border-left="0.05pt solid #000000" fo:border-right="none" fo:border-top="none" fo:border-bottom="0.05pt solid #000000"/>
    </style:style>
    <style:style style:name="Таблица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7" style:family="table-cell">
      <style:table-cell-properties fo:padding="0.097cm" fo:border-left="0.05pt solid #000000" fo:border-right="none" fo:border-top="none" fo:border-bottom="0.05pt solid #000000"/>
    </style:style>
    <style:style style:name="Таблица8.C7" style:family="table-cell">
      <style:table-cell-properties fo:padding="0.097cm" fo:border-left="0.05pt solid #000000" fo:border-right="none" fo:border-top="none" fo:border-bottom="0.05pt solid #000000"/>
    </style:style>
    <style:style style:name="Таблица8.D7" style:family="table-cell">
      <style:table-cell-properties fo:padding="0.097cm" fo:border-left="0.05pt solid #000000" fo:border-right="none" fo:border-top="none" fo:border-bottom="0.05pt solid #000000"/>
    </style:style>
    <style:style style:name="Таблица8.E7" style:family="table-cell">
      <style:table-cell-properties fo:padding="0.097cm" fo:border-left="0.05pt solid #000000" fo:border-right="none" fo:border-top="none" fo:border-bottom="0.05pt solid #000000"/>
    </style:style>
    <style:style style:name="Таблица8.F7" style:family="table-cell">
      <style:table-cell-properties fo:padding="0.097cm" fo:border-left="0.05pt solid #000000" fo:border-right="none" fo:border-top="none" fo:border-bottom="0.05pt solid #000000"/>
    </style:style>
    <style:style style:name="Таблица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8" style:family="table-cell">
      <style:table-cell-properties fo:padding="0.097cm" fo:border-left="0.05pt solid #000000" fo:border-right="none" fo:border-top="none" fo:border-bottom="0.05pt solid #000000"/>
    </style:style>
    <style:style style:name="Таблица8.C8" style:family="table-cell">
      <style:table-cell-properties fo:padding="0.097cm" fo:border-left="0.05pt solid #000000" fo:border-right="none" fo:border-top="none" fo:border-bottom="0.05pt solid #000000"/>
    </style:style>
    <style:style style:name="Таблица8.D8" style:family="table-cell">
      <style:table-cell-properties fo:padding="0.097cm" fo:border-left="0.05pt solid #000000" fo:border-right="none" fo:border-top="none" fo:border-bottom="0.05pt solid #000000"/>
    </style:style>
    <style:style style:name="Таблица8.E8" style:family="table-cell">
      <style:table-cell-properties fo:padding="0.097cm" fo:border-left="0.05pt solid #000000" fo:border-right="none" fo:border-top="none" fo:border-bottom="0.05pt solid #000000"/>
    </style:style>
    <style:style style:name="Таблица8.F8" style:family="table-cell">
      <style:table-cell-properties fo:padding="0.097cm" fo:border-left="0.05pt solid #000000" fo:border-right="none" fo:border-top="none" fo:border-bottom="0.05pt solid #000000"/>
    </style:style>
    <style:style style:name="Таблица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9" style:family="table-cell">
      <style:table-cell-properties fo:padding="0.097cm" fo:border-left="0.05pt solid #000000" fo:border-right="none" fo:border-top="none" fo:border-bottom="0.05pt solid #000000"/>
    </style:style>
    <style:style style:name="Таблица8.C9" style:family="table-cell">
      <style:table-cell-properties fo:padding="0.097cm" fo:border-left="0.05pt solid #000000" fo:border-right="none" fo:border-top="none" fo:border-bottom="0.05pt solid #000000"/>
    </style:style>
    <style:style style:name="Таблица8.D9" style:family="table-cell">
      <style:table-cell-properties fo:padding="0.097cm" fo:border-left="0.05pt solid #000000" fo:border-right="none" fo:border-top="none" fo:border-bottom="0.05pt solid #000000"/>
    </style:style>
    <style:style style:name="Таблица8.E9" style:family="table-cell">
      <style:table-cell-properties fo:padding="0.097cm" fo:border-left="0.05pt solid #000000" fo:border-right="none" fo:border-top="none" fo:border-bottom="0.05pt solid #000000"/>
    </style:style>
    <style:style style:name="Таблица8.F9" style:family="table-cell">
      <style:table-cell-properties fo:padding="0.097cm" fo:border-left="0.05pt solid #000000" fo:border-right="none" fo:border-top="none" fo:border-bottom="0.05pt solid #000000"/>
    </style:style>
    <style:style style:name="Таблица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0" style:family="table-cell">
      <style:table-cell-properties fo:padding="0.097cm" fo:border-left="0.05pt solid #000000" fo:border-right="none" fo:border-top="none" fo:border-bottom="0.05pt solid #000000"/>
    </style:style>
    <style:style style:name="Таблица8.C10" style:family="table-cell">
      <style:table-cell-properties fo:padding="0.097cm" fo:border-left="0.05pt solid #000000" fo:border-right="none" fo:border-top="none" fo:border-bottom="0.05pt solid #000000"/>
    </style:style>
    <style:style style:name="Таблица8.D10" style:family="table-cell">
      <style:table-cell-properties fo:padding="0.097cm" fo:border-left="0.05pt solid #000000" fo:border-right="none" fo:border-top="none" fo:border-bottom="0.05pt solid #000000"/>
    </style:style>
    <style:style style:name="Таблица8.E10" style:family="table-cell">
      <style:table-cell-properties fo:padding="0.097cm" fo:border-left="0.05pt solid #000000" fo:border-right="none" fo:border-top="none" fo:border-bottom="0.05pt solid #000000"/>
    </style:style>
    <style:style style:name="Таблица8.F10" style:family="table-cell">
      <style:table-cell-properties fo:padding="0.097cm" fo:border-left="0.05pt solid #000000" fo:border-right="none" fo:border-top="none" fo:border-bottom="0.05pt solid #000000"/>
    </style:style>
    <style:style style:name="Таблица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1" style:family="table-cell">
      <style:table-cell-properties fo:padding="0.097cm" fo:border-left="0.05pt solid #000000" fo:border-right="none" fo:border-top="none" fo:border-bottom="0.05pt solid #000000"/>
    </style:style>
    <style:style style:name="Таблица8.C11" style:family="table-cell">
      <style:table-cell-properties fo:padding="0.097cm" fo:border-left="0.05pt solid #000000" fo:border-right="none" fo:border-top="none" fo:border-bottom="0.05pt solid #000000"/>
    </style:style>
    <style:style style:name="Таблица8.D11" style:family="table-cell">
      <style:table-cell-properties fo:padding="0.097cm" fo:border-left="0.05pt solid #000000" fo:border-right="none" fo:border-top="none" fo:border-bottom="0.05pt solid #000000"/>
    </style:style>
    <style:style style:name="Таблица8.E11" style:family="table-cell">
      <style:table-cell-properties fo:padding="0.097cm" fo:border-left="0.05pt solid #000000" fo:border-right="none" fo:border-top="none" fo:border-bottom="0.05pt solid #000000"/>
    </style:style>
    <style:style style:name="Таблица8.F11" style:family="table-cell">
      <style:table-cell-properties fo:padding="0.097cm" fo:border-left="0.05pt solid #000000" fo:border-right="none" fo:border-top="none" fo:border-bottom="0.05pt solid #000000"/>
    </style:style>
    <style:style style:name="Таблица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2" style:family="table-cell">
      <style:table-cell-properties fo:padding="0.097cm" fo:border-left="0.05pt solid #000000" fo:border-right="none" fo:border-top="none" fo:border-bottom="0.05pt solid #000000"/>
    </style:style>
    <style:style style:name="Таблица8.C12" style:family="table-cell">
      <style:table-cell-properties fo:padding="0.097cm" fo:border-left="0.05pt solid #000000" fo:border-right="none" fo:border-top="none" fo:border-bottom="0.05pt solid #000000"/>
    </style:style>
    <style:style style:name="Таблица8.D12" style:family="table-cell">
      <style:table-cell-properties fo:padding="0.097cm" fo:border-left="0.05pt solid #000000" fo:border-right="none" fo:border-top="none" fo:border-bottom="0.05pt solid #000000"/>
    </style:style>
    <style:style style:name="Таблица8.E12" style:family="table-cell">
      <style:table-cell-properties fo:padding="0.097cm" fo:border-left="0.05pt solid #000000" fo:border-right="none" fo:border-top="none" fo:border-bottom="0.05pt solid #000000"/>
    </style:style>
    <style:style style:name="Таблица8.F12" style:family="table-cell">
      <style:table-cell-properties fo:padding="0.097cm" fo:border-left="0.05pt solid #000000" fo:border-right="none" fo:border-top="none" fo:border-bottom="0.05pt solid #000000"/>
    </style:style>
    <style:style style:name="Таблица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3" style:family="table-cell">
      <style:table-cell-properties fo:padding="0.097cm" fo:border-left="0.05pt solid #000000" fo:border-right="none" fo:border-top="none" fo:border-bottom="0.05pt solid #000000"/>
    </style:style>
    <style:style style:name="Таблица8.C13" style:family="table-cell">
      <style:table-cell-properties fo:padding="0.097cm" fo:border-left="0.05pt solid #000000" fo:border-right="none" fo:border-top="none" fo:border-bottom="0.05pt solid #000000"/>
    </style:style>
    <style:style style:name="Таблица8.D13" style:family="table-cell">
      <style:table-cell-properties fo:padding="0.097cm" fo:border-left="0.05pt solid #000000" fo:border-right="none" fo:border-top="none" fo:border-bottom="0.05pt solid #000000"/>
    </style:style>
    <style:style style:name="Таблица8.E13" style:family="table-cell">
      <style:table-cell-properties fo:padding="0.097cm" fo:border-left="0.05pt solid #000000" fo:border-right="none" fo:border-top="none" fo:border-bottom="0.05pt solid #000000"/>
    </style:style>
    <style:style style:name="Таблица8.F13" style:family="table-cell">
      <style:table-cell-properties fo:padding="0.097cm" fo:border-left="0.05pt solid #000000" fo:border-right="none" fo:border-top="none" fo:border-bottom="0.05pt solid #000000"/>
    </style:style>
    <style:style style:name="Таблица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4" style:family="table-cell">
      <style:table-cell-properties fo:padding="0.097cm" fo:border-left="0.05pt solid #000000" fo:border-right="none" fo:border-top="none" fo:border-bottom="0.05pt solid #000000"/>
    </style:style>
    <style:style style:name="Таблица8.C14" style:family="table-cell">
      <style:table-cell-properties fo:padding="0.097cm" fo:border-left="0.05pt solid #000000" fo:border-right="none" fo:border-top="none" fo:border-bottom="0.05pt solid #000000"/>
    </style:style>
    <style:style style:name="Таблица8.D14" style:family="table-cell">
      <style:table-cell-properties fo:padding="0.097cm" fo:border-left="0.05pt solid #000000" fo:border-right="none" fo:border-top="none" fo:border-bottom="0.05pt solid #000000"/>
    </style:style>
    <style:style style:name="Таблица8.E14" style:family="table-cell">
      <style:table-cell-properties fo:padding="0.097cm" fo:border-left="0.05pt solid #000000" fo:border-right="none" fo:border-top="none" fo:border-bottom="0.05pt solid #000000"/>
    </style:style>
    <style:style style:name="Таблица8.F14" style:family="table-cell">
      <style:table-cell-properties fo:padding="0.097cm" fo:border-left="0.05pt solid #000000" fo:border-right="none" fo:border-top="none" fo:border-bottom="0.05pt solid #000000"/>
    </style:style>
    <style:style style:name="Таблица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5" style:family="table-cell">
      <style:table-cell-properties fo:padding="0.097cm" fo:border-left="0.05pt solid #000000" fo:border-right="none" fo:border-top="none" fo:border-bottom="0.05pt solid #000000"/>
    </style:style>
    <style:style style:name="Таблица8.C15" style:family="table-cell">
      <style:table-cell-properties fo:padding="0.097cm" fo:border-left="0.05pt solid #000000" fo:border-right="none" fo:border-top="none" fo:border-bottom="0.05pt solid #000000"/>
    </style:style>
    <style:style style:name="Таблица8.D15" style:family="table-cell">
      <style:table-cell-properties fo:padding="0.097cm" fo:border-left="0.05pt solid #000000" fo:border-right="none" fo:border-top="none" fo:border-bottom="0.05pt solid #000000"/>
    </style:style>
    <style:style style:name="Таблица8.E15" style:family="table-cell">
      <style:table-cell-properties fo:padding="0.097cm" fo:border-left="0.05pt solid #000000" fo:border-right="none" fo:border-top="none" fo:border-bottom="0.05pt solid #000000"/>
    </style:style>
    <style:style style:name="Таблица8.F15" style:family="table-cell">
      <style:table-cell-properties fo:padding="0.097cm" fo:border-left="0.05pt solid #000000" fo:border-right="none" fo:border-top="none" fo:border-bottom="0.05pt solid #000000"/>
    </style:style>
    <style:style style:name="Таблица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6" style:family="table-cell">
      <style:table-cell-properties fo:padding="0.097cm" fo:border-left="0.05pt solid #000000" fo:border-right="none" fo:border-top="none" fo:border-bottom="0.05pt solid #000000"/>
    </style:style>
    <style:style style:name="Таблица8.C16" style:family="table-cell">
      <style:table-cell-properties fo:padding="0.097cm" fo:border-left="0.05pt solid #000000" fo:border-right="none" fo:border-top="none" fo:border-bottom="0.05pt solid #000000"/>
    </style:style>
    <style:style style:name="Таблица8.D16" style:family="table-cell">
      <style:table-cell-properties fo:padding="0.097cm" fo:border-left="0.05pt solid #000000" fo:border-right="none" fo:border-top="none" fo:border-bottom="0.05pt solid #000000"/>
    </style:style>
    <style:style style:name="Таблица8.E16" style:family="table-cell">
      <style:table-cell-properties fo:padding="0.097cm" fo:border-left="0.05pt solid #000000" fo:border-right="none" fo:border-top="none" fo:border-bottom="0.05pt solid #000000"/>
    </style:style>
    <style:style style:name="Таблица8.F16" style:family="table-cell">
      <style:table-cell-properties fo:padding="0.097cm" fo:border-left="0.05pt solid #000000" fo:border-right="none" fo:border-top="none" fo:border-bottom="0.05pt solid #000000"/>
    </style:style>
    <style:style style:name="Таблица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7" style:family="table-cell">
      <style:table-cell-properties fo:padding="0.097cm" fo:border-left="0.05pt solid #000000" fo:border-right="none" fo:border-top="none" fo:border-bottom="0.05pt solid #000000"/>
    </style:style>
    <style:style style:name="Таблица8.C17" style:family="table-cell">
      <style:table-cell-properties fo:padding="0.097cm" fo:border-left="0.05pt solid #000000" fo:border-right="none" fo:border-top="none" fo:border-bottom="0.05pt solid #000000"/>
    </style:style>
    <style:style style:name="Таблица8.D17" style:family="table-cell">
      <style:table-cell-properties fo:padding="0.097cm" fo:border-left="0.05pt solid #000000" fo:border-right="none" fo:border-top="none" fo:border-bottom="0.05pt solid #000000"/>
    </style:style>
    <style:style style:name="Таблица8.E17" style:family="table-cell">
      <style:table-cell-properties fo:padding="0.097cm" fo:border-left="0.05pt solid #000000" fo:border-right="none" fo:border-top="none" fo:border-bottom="0.05pt solid #000000"/>
    </style:style>
    <style:style style:name="Таблица8.F17" style:family="table-cell">
      <style:table-cell-properties fo:padding="0.097cm" fo:border-left="0.05pt solid #000000" fo:border-right="none" fo:border-top="none" fo:border-bottom="0.05pt solid #000000"/>
    </style:style>
    <style:style style:name="Таблица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8" style:family="table-cell">
      <style:table-cell-properties fo:padding="0.097cm" fo:border-left="0.05pt solid #000000" fo:border-right="none" fo:border-top="none" fo:border-bottom="0.05pt solid #000000"/>
    </style:style>
    <style:style style:name="Таблица8.C18" style:family="table-cell">
      <style:table-cell-properties fo:padding="0.097cm" fo:border-left="0.05pt solid #000000" fo:border-right="none" fo:border-top="none" fo:border-bottom="0.05pt solid #000000"/>
    </style:style>
    <style:style style:name="Таблица8.D18" style:family="table-cell">
      <style:table-cell-properties fo:padding="0.097cm" fo:border-left="0.05pt solid #000000" fo:border-right="none" fo:border-top="none" fo:border-bottom="0.05pt solid #000000"/>
    </style:style>
    <style:style style:name="Таблица8.E18" style:family="table-cell">
      <style:table-cell-properties fo:padding="0.097cm" fo:border-left="0.05pt solid #000000" fo:border-right="none" fo:border-top="none" fo:border-bottom="0.05pt solid #000000"/>
    </style:style>
    <style:style style:name="Таблица8.F18" style:family="table-cell">
      <style:table-cell-properties fo:padding="0.097cm" fo:border-left="0.05pt solid #000000" fo:border-right="none" fo:border-top="none" fo:border-bottom="0.05pt solid #000000"/>
    </style:style>
    <style:style style:name="Таблица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9" style:family="table-cell">
      <style:table-cell-properties fo:padding="0.097cm" fo:border-left="0.05pt solid #000000" fo:border-right="none" fo:border-top="none" fo:border-bottom="0.05pt solid #000000"/>
    </style:style>
    <style:style style:name="Таблица8.C19" style:family="table-cell">
      <style:table-cell-properties fo:padding="0.097cm" fo:border-left="0.05pt solid #000000" fo:border-right="none" fo:border-top="none" fo:border-bottom="0.05pt solid #000000"/>
    </style:style>
    <style:style style:name="Таблица8.D19" style:family="table-cell">
      <style:table-cell-properties fo:padding="0.097cm" fo:border-left="0.05pt solid #000000" fo:border-right="none" fo:border-top="none" fo:border-bottom="0.05pt solid #000000"/>
    </style:style>
    <style:style style:name="Таблица8.E19" style:family="table-cell">
      <style:table-cell-properties fo:padding="0.097cm" fo:border-left="0.05pt solid #000000" fo:border-right="none" fo:border-top="none" fo:border-bottom="0.05pt solid #000000"/>
    </style:style>
    <style:style style:name="Таблица8.F19" style:family="table-cell">
      <style:table-cell-properties fo:padding="0.097cm" fo:border-left="0.05pt solid #000000" fo:border-right="none" fo:border-top="none" fo:border-bottom="0.05pt solid #000000"/>
    </style:style>
    <style:style style:name="Таблица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0" style:family="table-cell">
      <style:table-cell-properties fo:padding="0.097cm" fo:border-left="0.05pt solid #000000" fo:border-right="none" fo:border-top="none" fo:border-bottom="0.05pt solid #000000"/>
    </style:style>
    <style:style style:name="Таблица8.C20" style:family="table-cell">
      <style:table-cell-properties fo:padding="0.097cm" fo:border-left="0.05pt solid #000000" fo:border-right="none" fo:border-top="none" fo:border-bottom="0.05pt solid #000000"/>
    </style:style>
    <style:style style:name="Таблица8.D20" style:family="table-cell">
      <style:table-cell-properties fo:padding="0.097cm" fo:border-left="0.05pt solid #000000" fo:border-right="none" fo:border-top="none" fo:border-bottom="0.05pt solid #000000"/>
    </style:style>
    <style:style style:name="Таблица8.E20" style:family="table-cell">
      <style:table-cell-properties fo:padding="0.097cm" fo:border-left="0.05pt solid #000000" fo:border-right="none" fo:border-top="none" fo:border-bottom="0.05pt solid #000000"/>
    </style:style>
    <style:style style:name="Таблица8.F20" style:family="table-cell">
      <style:table-cell-properties fo:padding="0.097cm" fo:border-left="0.05pt solid #000000" fo:border-right="none" fo:border-top="none" fo:border-bottom="0.05pt solid #000000"/>
    </style:style>
    <style:style style:name="Таблица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1" style:family="table-cell">
      <style:table-cell-properties fo:padding="0.097cm" fo:border-left="0.05pt solid #000000" fo:border-right="none" fo:border-top="none" fo:border-bottom="0.05pt solid #000000"/>
    </style:style>
    <style:style style:name="Таблица8.C21" style:family="table-cell">
      <style:table-cell-properties fo:padding="0.097cm" fo:border-left="0.05pt solid #000000" fo:border-right="none" fo:border-top="none" fo:border-bottom="0.05pt solid #000000"/>
    </style:style>
    <style:style style:name="Таблица8.D21" style:family="table-cell">
      <style:table-cell-properties fo:padding="0.097cm" fo:border-left="0.05pt solid #000000" fo:border-right="none" fo:border-top="none" fo:border-bottom="0.05pt solid #000000"/>
    </style:style>
    <style:style style:name="Таблица8.E21" style:family="table-cell">
      <style:table-cell-properties fo:padding="0.097cm" fo:border-left="0.05pt solid #000000" fo:border-right="none" fo:border-top="none" fo:border-bottom="0.05pt solid #000000"/>
    </style:style>
    <style:style style:name="Таблица8.F21" style:family="table-cell">
      <style:table-cell-properties fo:padding="0.097cm" fo:border-left="0.05pt solid #000000" fo:border-right="none" fo:border-top="none" fo:border-bottom="0.05pt solid #000000"/>
    </style:style>
    <style:style style:name="Таблица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2" style:family="table-cell">
      <style:table-cell-properties fo:padding="0.097cm" fo:border-left="0.05pt solid #000000" fo:border-right="none" fo:border-top="none" fo:border-bottom="0.05pt solid #000000"/>
    </style:style>
    <style:style style:name="Таблица8.C22" style:family="table-cell">
      <style:table-cell-properties fo:padding="0.097cm" fo:border-left="0.05pt solid #000000" fo:border-right="none" fo:border-top="none" fo:border-bottom="0.05pt solid #000000"/>
    </style:style>
    <style:style style:name="Таблица8.D22" style:family="table-cell">
      <style:table-cell-properties fo:padding="0.097cm" fo:border-left="0.05pt solid #000000" fo:border-right="none" fo:border-top="none" fo:border-bottom="0.05pt solid #000000"/>
    </style:style>
    <style:style style:name="Таблица8.E22" style:family="table-cell">
      <style:table-cell-properties fo:padding="0.097cm" fo:border-left="0.05pt solid #000000" fo:border-right="none" fo:border-top="none" fo:border-bottom="0.05pt solid #000000"/>
    </style:style>
    <style:style style:name="Таблица8.F22" style:family="table-cell">
      <style:table-cell-properties fo:padding="0.097cm" fo:border-left="0.05pt solid #000000" fo:border-right="none" fo:border-top="none" fo:border-bottom="0.05pt solid #000000"/>
    </style:style>
    <style:style style:name="Таблица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3" style:family="table-cell">
      <style:table-cell-properties fo:padding="0.097cm" fo:border-left="0.05pt solid #000000" fo:border-right="none" fo:border-top="none" fo:border-bottom="0.05pt solid #000000"/>
    </style:style>
    <style:style style:name="Таблица8.C23" style:family="table-cell">
      <style:table-cell-properties fo:padding="0.097cm" fo:border-left="0.05pt solid #000000" fo:border-right="none" fo:border-top="none" fo:border-bottom="0.05pt solid #000000"/>
    </style:style>
    <style:style style:name="Таблица8.D23" style:family="table-cell">
      <style:table-cell-properties fo:padding="0.097cm" fo:border-left="0.05pt solid #000000" fo:border-right="none" fo:border-top="none" fo:border-bottom="0.05pt solid #000000"/>
    </style:style>
    <style:style style:name="Таблица8.E23" style:family="table-cell">
      <style:table-cell-properties fo:padding="0.097cm" fo:border-left="0.05pt solid #000000" fo:border-right="none" fo:border-top="none" fo:border-bottom="0.05pt solid #000000"/>
    </style:style>
    <style:style style:name="Таблица8.F23" style:family="table-cell">
      <style:table-cell-properties fo:padding="0.097cm" fo:border-left="0.05pt solid #000000" fo:border-right="none" fo:border-top="none" fo:border-bottom="0.05pt solid #000000"/>
    </style:style>
    <style:style style:name="Таблица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4" style:family="table-cell">
      <style:table-cell-properties fo:padding="0.097cm" fo:border-left="0.05pt solid #000000" fo:border-right="none" fo:border-top="none" fo:border-bottom="0.05pt solid #000000"/>
    </style:style>
    <style:style style:name="Таблица8.C24" style:family="table-cell">
      <style:table-cell-properties fo:padding="0.097cm" fo:border-left="0.05pt solid #000000" fo:border-right="none" fo:border-top="none" fo:border-bottom="0.05pt solid #000000"/>
    </style:style>
    <style:style style:name="Таблица8.D24" style:family="table-cell">
      <style:table-cell-properties fo:padding="0.097cm" fo:border-left="0.05pt solid #000000" fo:border-right="none" fo:border-top="none" fo:border-bottom="0.05pt solid #000000"/>
    </style:style>
    <style:style style:name="Таблица8.E24" style:family="table-cell">
      <style:table-cell-properties fo:padding="0.097cm" fo:border-left="0.05pt solid #000000" fo:border-right="none" fo:border-top="none" fo:border-bottom="0.05pt solid #000000"/>
    </style:style>
    <style:style style:name="Таблица8.F24" style:family="table-cell">
      <style:table-cell-properties fo:padding="0.097cm" fo:border-left="0.05pt solid #000000" fo:border-right="none" fo:border-top="none" fo:border-bottom="0.05pt solid #000000"/>
    </style:style>
    <style:style style:name="Таблица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5" style:family="table-cell">
      <style:table-cell-properties fo:padding="0.097cm" fo:border-left="0.05pt solid #000000" fo:border-right="none" fo:border-top="none" fo:border-bottom="0.05pt solid #000000"/>
    </style:style>
    <style:style style:name="Таблица8.C25" style:family="table-cell">
      <style:table-cell-properties fo:padding="0.097cm" fo:border-left="0.05pt solid #000000" fo:border-right="none" fo:border-top="none" fo:border-bottom="0.05pt solid #000000"/>
    </style:style>
    <style:style style:name="Таблица8.D25" style:family="table-cell">
      <style:table-cell-properties fo:padding="0.097cm" fo:border-left="0.05pt solid #000000" fo:border-right="none" fo:border-top="none" fo:border-bottom="0.05pt solid #000000"/>
    </style:style>
    <style:style style:name="Таблица8.E25" style:family="table-cell">
      <style:table-cell-properties fo:padding="0.097cm" fo:border-left="0.05pt solid #000000" fo:border-right="none" fo:border-top="none" fo:border-bottom="0.05pt solid #000000"/>
    </style:style>
    <style:style style:name="Таблица8.F25" style:family="table-cell">
      <style:table-cell-properties fo:padding="0.097cm" fo:border-left="0.05pt solid #000000" fo:border-right="none" fo:border-top="none" fo:border-bottom="0.05pt solid #000000"/>
    </style:style>
    <style:style style:name="Таблица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6" style:family="table-cell">
      <style:table-cell-properties fo:padding="0.097cm" fo:border-left="0.05pt solid #000000" fo:border-right="none" fo:border-top="none" fo:border-bottom="0.05pt solid #000000"/>
    </style:style>
    <style:style style:name="Таблица8.C26" style:family="table-cell">
      <style:table-cell-properties fo:padding="0.097cm" fo:border-left="0.05pt solid #000000" fo:border-right="none" fo:border-top="none" fo:border-bottom="0.05pt solid #000000"/>
    </style:style>
    <style:style style:name="Таблица8.D26" style:family="table-cell">
      <style:table-cell-properties fo:padding="0.097cm" fo:border-left="0.05pt solid #000000" fo:border-right="none" fo:border-top="none" fo:border-bottom="0.05pt solid #000000"/>
    </style:style>
    <style:style style:name="Таблица8.E26" style:family="table-cell">
      <style:table-cell-properties fo:padding="0.097cm" fo:border-left="0.05pt solid #000000" fo:border-right="none" fo:border-top="none" fo:border-bottom="0.05pt solid #000000"/>
    </style:style>
    <style:style style:name="Таблица8.F26" style:family="table-cell">
      <style:table-cell-properties fo:padding="0.097cm" fo:border-left="0.05pt solid #000000" fo:border-right="none" fo:border-top="none" fo:border-bottom="0.05pt solid #000000"/>
    </style:style>
    <style:style style:name="Таблица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598cm" fo:margin-left="-0.598cm" table:align="left"/>
    </style:style>
    <style:style style:name="Таблица14.A" style:family="table-column">
      <style:table-column-properties style:column-width="1.191cm"/>
    </style:style>
    <style:style style:name="Таблица14.B" style:family="table-column">
      <style:table-column-properties style:column-width="5.318cm"/>
    </style:style>
    <style:style style:name="Таблица14.C" style:family="table-column">
      <style:table-column-properties style:column-width="1.588cm"/>
    </style:style>
    <style:style style:name="Таблица14.D" style:family="table-column">
      <style:table-column-properties style:column-width="2.699cm"/>
    </style:style>
    <style:style style:name="Таблица14.F" style:family="table-column">
      <style:table-column-properties style:column-width="2.55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G1" style:family="table-cell">
      <style:table-cell-properties fo:padding="0.097cm" fo:border="0.05pt solid #000000"/>
    </style:style>
    <style:style style:name="Таблица14.2" style:family="table-row">
      <style:table-row-properties style:min-row-height="0.6cm"/>
    </style:style>
    <style:style style:name="Таблица1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none" fo:border-top="none" fo:border-bottom="0.05pt solid #000000"/>
    </style:style>
    <style:style style:name="Таблица14.E2" style:family="table-cell">
      <style:table-cell-properties fo:padding="0.097cm" fo:border-left="0.05pt solid #000000" fo:border-right="none" fo:border-top="none" fo:border-bottom="0.05pt solid #000000"/>
    </style:style>
    <style:style style:name="Таблица14.F2" style:family="table-cell">
      <style:table-cell-properties fo:padding="0.097cm" fo:border-left="0.05pt solid #000000" fo:border-right="none" fo:border-top="none" fo:border-bottom="0.05pt solid #000000"/>
    </style:style>
    <style:style style:name="Таблица1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none" fo:border-top="none" fo:border-bottom="0.05pt solid #000000"/>
    </style:style>
    <style:style style:name="Таблица14.C3" style:family="table-cell">
      <style:table-cell-properties fo:padding="0.097cm" fo:border-left="0.05pt solid #000000" fo:border-right="none" fo:border-top="none" fo:border-bottom="0.05pt solid #000000"/>
    </style:style>
    <style:style style:name="Таблица14.D3" style:family="table-cell">
      <style:table-cell-properties fo:padding="0.097cm" fo:border-left="0.05pt solid #000000" fo:border-right="none" fo:border-top="none" fo:border-bottom="0.05pt solid #000000"/>
    </style:style>
    <style:style style:name="Таблица14.E3" style:family="table-cell">
      <style:table-cell-properties fo:padding="0.097cm" fo:border-left="0.05pt solid #000000" fo:border-right="none" fo:border-top="none" fo:border-bottom="0.05pt solid #000000"/>
    </style:style>
    <style:style style:name="Таблица14.F3" style:family="table-cell">
      <style:table-cell-properties fo:padding="0.097cm" fo:border-left="0.05pt solid #000000" fo:border-right="none" fo:border-top="none" fo:border-bottom="0.05pt solid #000000"/>
    </style:style>
    <style:style style:name="Таблица1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none" fo:border-top="none" fo:border-bottom="0.05pt solid #000000"/>
    </style:style>
    <style:style style:name="Таблица14.C4" style:family="table-cell">
      <style:table-cell-properties fo:padding="0.097cm" fo:border-left="0.05pt solid #000000" fo:border-right="none" fo:border-top="none" fo:border-bottom="0.05pt solid #000000"/>
    </style:style>
    <style:style style:name="Таблица14.D4" style:family="table-cell">
      <style:table-cell-properties fo:padding="0.097cm" fo:border-left="0.05pt solid #000000" fo:border-right="none" fo:border-top="none" fo:border-bottom="0.05pt solid #000000"/>
    </style:style>
    <style:style style:name="Таблица14.E4" style:family="table-cell">
      <style:table-cell-properties fo:padding="0.097cm" fo:border-left="0.05pt solid #000000" fo:border-right="none" fo:border-top="none" fo:border-bottom="0.05pt solid #000000"/>
    </style:style>
    <style:style style:name="Таблица14.F4" style:family="table-cell">
      <style:table-cell-properties fo:padding="0.097cm" fo:border-left="0.05pt solid #000000" fo:border-right="none" fo:border-top="none" fo:border-bottom="0.05pt solid #000000"/>
    </style:style>
    <style:style style:name="Таблица1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none" fo:border-top="none" fo:border-bottom="0.05pt solid #000000"/>
    </style:style>
    <style:style style:name="Таблица14.C5" style:family="table-cell">
      <style:table-cell-properties fo:padding="0.097cm" fo:border-left="0.05pt solid #000000" fo:border-right="none" fo:border-top="none" fo:border-bottom="0.05pt solid #000000"/>
    </style:style>
    <style:style style:name="Таблица14.D5" style:family="table-cell">
      <style:table-cell-properties fo:padding="0.097cm" fo:border-left="0.05pt solid #000000" fo:border-right="none" fo:border-top="none" fo:border-bottom="0.05pt solid #000000"/>
    </style:style>
    <style:style style:name="Таблица14.E5" style:family="table-cell">
      <style:table-cell-properties fo:padding="0.097cm" fo:border-left="0.05pt solid #000000" fo:border-right="none" fo:border-top="none" fo:border-bottom="0.05pt solid #000000"/>
    </style:style>
    <style:style style:name="Таблица14.F5" style:family="table-cell">
      <style:table-cell-properties fo:padding="0.097cm" fo:border-left="0.05pt solid #000000" fo:border-right="none" fo:border-top="none" fo:border-bottom="0.05pt solid #000000"/>
    </style:style>
    <style:style style:name="Таблица1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none" fo:border-top="none" fo:border-bottom="0.05pt solid #000000"/>
    </style:style>
    <style:style style:name="Таблица14.C6" style:family="table-cell">
      <style:table-cell-properties fo:padding="0.097cm" fo:border-left="0.05pt solid #000000" fo:border-right="none" fo:border-top="none" fo:border-bottom="0.05pt solid #000000"/>
    </style:style>
    <style:style style:name="Таблица14.D6" style:family="table-cell">
      <style:table-cell-properties fo:padding="0.097cm" fo:border-left="0.05pt solid #000000" fo:border-right="none" fo:border-top="none" fo:border-bottom="0.05pt solid #000000"/>
    </style:style>
    <style:style style:name="Таблица14.E6" style:family="table-cell">
      <style:table-cell-properties fo:padding="0.097cm" fo:border-left="0.05pt solid #000000" fo:border-right="none" fo:border-top="none" fo:border-bottom="0.05pt solid #000000"/>
    </style:style>
    <style:style style:name="Таблица14.F6" style:family="table-cell">
      <style:table-cell-properties fo:padding="0.097cm" fo:border-left="0.05pt solid #000000" fo:border-right="none" fo:border-top="none" fo:border-bottom="0.05pt solid #000000"/>
    </style:style>
    <style:style style:name="Таблица1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none" fo:border-top="none" fo:border-bottom="0.05pt solid #000000"/>
    </style:style>
    <style:style style:name="Таблица14.C7" style:family="table-cell">
      <style:table-cell-properties fo:padding="0.097cm" fo:border-left="0.05pt solid #000000" fo:border-right="none" fo:border-top="none" fo:border-bottom="0.05pt solid #000000"/>
    </style:style>
    <style:style style:name="Таблица14.D7" style:family="table-cell">
      <style:table-cell-properties fo:padding="0.097cm" fo:border-left="0.05pt solid #000000" fo:border-right="none" fo:border-top="none" fo:border-bottom="0.05pt solid #000000"/>
    </style:style>
    <style:style style:name="Таблица14.E7" style:family="table-cell">
      <style:table-cell-properties fo:padding="0.097cm" fo:border-left="0.05pt solid #000000" fo:border-right="none" fo:border-top="none" fo:border-bottom="0.05pt solid #000000"/>
    </style:style>
    <style:style style:name="Таблица14.F7" style:family="table-cell">
      <style:table-cell-properties fo:padding="0.097cm" fo:border-left="0.05pt solid #000000" fo:border-right="none" fo:border-top="none" fo:border-bottom="0.05pt solid #000000"/>
    </style:style>
    <style:style style:name="Таблица1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8" style:family="table-cell">
      <style:table-cell-properties fo:padding="0.097cm" fo:border-left="0.05pt solid #000000" fo:border-right="none" fo:border-top="none" fo:border-bottom="0.05pt solid #000000"/>
    </style:style>
    <style:style style:name="Таблица14.C8" style:family="table-cell">
      <style:table-cell-properties fo:padding="0.097cm" fo:border-left="0.05pt solid #000000" fo:border-right="none" fo:border-top="none" fo:border-bottom="0.05pt solid #000000"/>
    </style:style>
    <style:style style:name="Таблица14.D8" style:family="table-cell">
      <style:table-cell-properties fo:padding="0.097cm" fo:border-left="0.05pt solid #000000" fo:border-right="none" fo:border-top="none" fo:border-bottom="0.05pt solid #000000"/>
    </style:style>
    <style:style style:name="Таблица14.E8" style:family="table-cell">
      <style:table-cell-properties fo:padding="0.097cm" fo:border-left="0.05pt solid #000000" fo:border-right="none" fo:border-top="none" fo:border-bottom="0.05pt solid #000000"/>
    </style:style>
    <style:style style:name="Таблица14.F8" style:family="table-cell">
      <style:table-cell-properties fo:padding="0.097cm" fo:border-left="0.05pt solid #000000" fo:border-right="none" fo:border-top="none" fo:border-bottom="0.05pt solid #000000"/>
    </style:style>
    <style:style style:name="Таблица1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9" style:family="table-cell">
      <style:table-cell-properties fo:padding="0.097cm" fo:border-left="0.05pt solid #000000" fo:border-right="none" fo:border-top="none" fo:border-bottom="0.05pt solid #000000"/>
    </style:style>
    <style:style style:name="Таблица14.C9" style:family="table-cell">
      <style:table-cell-properties fo:padding="0.097cm" fo:border-left="0.05pt solid #000000" fo:border-right="none" fo:border-top="none" fo:border-bottom="0.05pt solid #000000"/>
    </style:style>
    <style:style style:name="Таблица14.D9" style:family="table-cell">
      <style:table-cell-properties fo:padding="0.097cm" fo:border-left="0.05pt solid #000000" fo:border-right="none" fo:border-top="none" fo:border-bottom="0.05pt solid #000000"/>
    </style:style>
    <style:style style:name="Таблица14.E9" style:family="table-cell">
      <style:table-cell-properties fo:padding="0.097cm" fo:border-left="0.05pt solid #000000" fo:border-right="none" fo:border-top="none" fo:border-bottom="0.05pt solid #000000"/>
    </style:style>
    <style:style style:name="Таблица14.F9" style:family="table-cell">
      <style:table-cell-properties fo:padding="0.097cm" fo:border-left="0.05pt solid #000000" fo:border-right="none" fo:border-top="none" fo:border-bottom="0.05pt solid #000000"/>
    </style:style>
    <style:style style:name="Таблица1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0" style:family="table-cell">
      <style:table-cell-properties fo:padding="0.097cm" fo:border-left="0.05pt solid #000000" fo:border-right="none" fo:border-top="none" fo:border-bottom="0.05pt solid #000000"/>
    </style:style>
    <style:style style:name="Таблица14.C10" style:family="table-cell">
      <style:table-cell-properties fo:padding="0.097cm" fo:border-left="0.05pt solid #000000" fo:border-right="none" fo:border-top="none" fo:border-bottom="0.05pt solid #000000"/>
    </style:style>
    <style:style style:name="Таблица14.D10" style:family="table-cell">
      <style:table-cell-properties fo:padding="0.097cm" fo:border-left="0.05pt solid #000000" fo:border-right="none" fo:border-top="none" fo:border-bottom="0.05pt solid #000000"/>
    </style:style>
    <style:style style:name="Таблица14.E10" style:family="table-cell">
      <style:table-cell-properties fo:padding="0.097cm" fo:border-left="0.05pt solid #000000" fo:border-right="none" fo:border-top="none" fo:border-bottom="0.05pt solid #000000"/>
    </style:style>
    <style:style style:name="Таблица14.F10" style:family="table-cell">
      <style:table-cell-properties fo:padding="0.097cm" fo:border-left="0.05pt solid #000000" fo:border-right="none" fo:border-top="none" fo:border-bottom="0.05pt solid #000000"/>
    </style:style>
    <style:style style:name="Таблица1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1" style:family="table-cell">
      <style:table-cell-properties fo:padding="0.097cm" fo:border-left="0.05pt solid #000000" fo:border-right="none" fo:border-top="none" fo:border-bottom="0.05pt solid #000000"/>
    </style:style>
    <style:style style:name="Таблица14.C11" style:family="table-cell">
      <style:table-cell-properties fo:padding="0.097cm" fo:border-left="0.05pt solid #000000" fo:border-right="none" fo:border-top="none" fo:border-bottom="0.05pt solid #000000"/>
    </style:style>
    <style:style style:name="Таблица14.D11" style:family="table-cell">
      <style:table-cell-properties fo:padding="0.097cm" fo:border-left="0.05pt solid #000000" fo:border-right="none" fo:border-top="none" fo:border-bottom="0.05pt solid #000000"/>
    </style:style>
    <style:style style:name="Таблица14.E11" style:family="table-cell">
      <style:table-cell-properties fo:padding="0.097cm" fo:border-left="0.05pt solid #000000" fo:border-right="none" fo:border-top="none" fo:border-bottom="0.05pt solid #000000"/>
    </style:style>
    <style:style style:name="Таблица14.F11" style:family="table-cell">
      <style:table-cell-properties fo:padding="0.097cm" fo:border-left="0.05pt solid #000000" fo:border-right="none" fo:border-top="none" fo:border-bottom="0.05pt solid #000000"/>
    </style:style>
    <style:style style:name="Таблица1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2" style:family="table-cell">
      <style:table-cell-properties fo:padding="0.097cm" fo:border-left="0.05pt solid #000000" fo:border-right="none" fo:border-top="none" fo:border-bottom="0.05pt solid #000000"/>
    </style:style>
    <style:style style:name="Таблица14.C12" style:family="table-cell">
      <style:table-cell-properties fo:padding="0.097cm" fo:border-left="0.05pt solid #000000" fo:border-right="none" fo:border-top="none" fo:border-bottom="0.05pt solid #000000"/>
    </style:style>
    <style:style style:name="Таблица14.D12" style:family="table-cell">
      <style:table-cell-properties fo:padding="0.097cm" fo:border-left="0.05pt solid #000000" fo:border-right="none" fo:border-top="none" fo:border-bottom="0.05pt solid #000000"/>
    </style:style>
    <style:style style:name="Таблица14.E12" style:family="table-cell">
      <style:table-cell-properties fo:padding="0.097cm" fo:border-left="0.05pt solid #000000" fo:border-right="none" fo:border-top="none" fo:border-bottom="0.05pt solid #000000"/>
    </style:style>
    <style:style style:name="Таблица14.F12" style:family="table-cell">
      <style:table-cell-properties fo:padding="0.097cm" fo:border-left="0.05pt solid #000000" fo:border-right="none" fo:border-top="none" fo:border-bottom="0.05pt solid #000000"/>
    </style:style>
    <style:style style:name="Таблица1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3" style:family="table-cell">
      <style:table-cell-properties fo:padding="0.097cm" fo:border-left="0.05pt solid #000000" fo:border-right="none" fo:border-top="none" fo:border-bottom="0.05pt solid #000000"/>
    </style:style>
    <style:style style:name="Таблица14.C13" style:family="table-cell">
      <style:table-cell-properties fo:padding="0.097cm" fo:border-left="0.05pt solid #000000" fo:border-right="none" fo:border-top="none" fo:border-bottom="0.05pt solid #000000"/>
    </style:style>
    <style:style style:name="Таблица14.D13" style:family="table-cell">
      <style:table-cell-properties fo:padding="0.097cm" fo:border-left="0.05pt solid #000000" fo:border-right="none" fo:border-top="none" fo:border-bottom="0.05pt solid #000000"/>
    </style:style>
    <style:style style:name="Таблица14.E13" style:family="table-cell">
      <style:table-cell-properties fo:padding="0.097cm" fo:border-left="0.05pt solid #000000" fo:border-right="none" fo:border-top="none" fo:border-bottom="0.05pt solid #000000"/>
    </style:style>
    <style:style style:name="Таблица14.F13" style:family="table-cell">
      <style:table-cell-properties fo:padding="0.097cm" fo:border-left="0.05pt solid #000000" fo:border-right="none" fo:border-top="none" fo:border-bottom="0.05pt solid #000000"/>
    </style:style>
    <style:style style:name="Таблица1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4" style:family="table-cell">
      <style:table-cell-properties fo:padding="0.097cm" fo:border-left="0.05pt solid #000000" fo:border-right="none" fo:border-top="none" fo:border-bottom="0.05pt solid #000000"/>
    </style:style>
    <style:style style:name="Таблица14.C14" style:family="table-cell">
      <style:table-cell-properties fo:padding="0.097cm" fo:border-left="0.05pt solid #000000" fo:border-right="none" fo:border-top="none" fo:border-bottom="0.05pt solid #000000"/>
    </style:style>
    <style:style style:name="Таблица14.D14" style:family="table-cell">
      <style:table-cell-properties fo:padding="0.097cm" fo:border-left="0.05pt solid #000000" fo:border-right="none" fo:border-top="none" fo:border-bottom="0.05pt solid #000000"/>
    </style:style>
    <style:style style:name="Таблица14.E14" style:family="table-cell">
      <style:table-cell-properties fo:padding="0.097cm" fo:border-left="0.05pt solid #000000" fo:border-right="none" fo:border-top="none" fo:border-bottom="0.05pt solid #000000"/>
    </style:style>
    <style:style style:name="Таблица14.F14" style:family="table-cell">
      <style:table-cell-properties fo:padding="0.097cm" fo:border-left="0.05pt solid #000000" fo:border-right="none" fo:border-top="none" fo:border-bottom="0.05pt solid #000000"/>
    </style:style>
    <style:style style:name="Таблица1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5" style:family="table-cell">
      <style:table-cell-properties fo:padding="0.097cm" fo:border-left="0.05pt solid #000000" fo:border-right="none" fo:border-top="none" fo:border-bottom="0.05pt solid #000000"/>
    </style:style>
    <style:style style:name="Таблица14.C15" style:family="table-cell">
      <style:table-cell-properties fo:padding="0.097cm" fo:border-left="0.05pt solid #000000" fo:border-right="none" fo:border-top="none" fo:border-bottom="0.05pt solid #000000"/>
    </style:style>
    <style:style style:name="Таблица14.D15" style:family="table-cell">
      <style:table-cell-properties fo:padding="0.097cm" fo:border-left="0.05pt solid #000000" fo:border-right="none" fo:border-top="none" fo:border-bottom="0.05pt solid #000000"/>
    </style:style>
    <style:style style:name="Таблица14.E15" style:family="table-cell">
      <style:table-cell-properties fo:padding="0.097cm" fo:border-left="0.05pt solid #000000" fo:border-right="none" fo:border-top="none" fo:border-bottom="0.05pt solid #000000"/>
    </style:style>
    <style:style style:name="Таблица14.F15" style:family="table-cell">
      <style:table-cell-properties fo:padding="0.097cm" fo:border-left="0.05pt solid #000000" fo:border-right="none" fo:border-top="none" fo:border-bottom="0.05pt solid #000000"/>
    </style:style>
    <style:style style:name="Таблица1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6" style:family="table-cell">
      <style:table-cell-properties fo:padding="0.097cm" fo:border-left="0.05pt solid #000000" fo:border-right="none" fo:border-top="none" fo:border-bottom="0.05pt solid #000000"/>
    </style:style>
    <style:style style:name="Таблица14.C16" style:family="table-cell">
      <style:table-cell-properties fo:padding="0.097cm" fo:border-left="0.05pt solid #000000" fo:border-right="none" fo:border-top="none" fo:border-bottom="0.05pt solid #000000"/>
    </style:style>
    <style:style style:name="Таблица14.D16" style:family="table-cell">
      <style:table-cell-properties fo:padding="0.097cm" fo:border-left="0.05pt solid #000000" fo:border-right="none" fo:border-top="none" fo:border-bottom="0.05pt solid #000000"/>
    </style:style>
    <style:style style:name="Таблица14.E16" style:family="table-cell">
      <style:table-cell-properties fo:padding="0.097cm" fo:border-left="0.05pt solid #000000" fo:border-right="none" fo:border-top="none" fo:border-bottom="0.05pt solid #000000"/>
    </style:style>
    <style:style style:name="Таблица14.F16" style:family="table-cell">
      <style:table-cell-properties fo:padding="0.097cm" fo:border-left="0.05pt solid #000000" fo:border-right="none" fo:border-top="none" fo:border-bottom="0.05pt solid #000000"/>
    </style:style>
    <style:style style:name="Таблица1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7" style:family="table-cell">
      <style:table-cell-properties fo:padding="0.097cm" fo:border-left="0.05pt solid #000000" fo:border-right="none" fo:border-top="none" fo:border-bottom="0.05pt solid #000000"/>
    </style:style>
    <style:style style:name="Таблица14.C17" style:family="table-cell">
      <style:table-cell-properties fo:padding="0.097cm" fo:border-left="0.05pt solid #000000" fo:border-right="none" fo:border-top="none" fo:border-bottom="0.05pt solid #000000"/>
    </style:style>
    <style:style style:name="Таблица14.D17" style:family="table-cell">
      <style:table-cell-properties fo:padding="0.097cm" fo:border-left="0.05pt solid #000000" fo:border-right="none" fo:border-top="none" fo:border-bottom="0.05pt solid #000000"/>
    </style:style>
    <style:style style:name="Таблица14.E17" style:family="table-cell">
      <style:table-cell-properties fo:padding="0.097cm" fo:border-left="0.05pt solid #000000" fo:border-right="none" fo:border-top="none" fo:border-bottom="0.05pt solid #000000"/>
    </style:style>
    <style:style style:name="Таблица14.F17" style:family="table-cell">
      <style:table-cell-properties fo:padding="0.097cm" fo:border-left="0.05pt solid #000000" fo:border-right="none" fo:border-top="none" fo:border-bottom="0.05pt solid #000000"/>
    </style:style>
    <style:style style:name="Таблица1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8" style:family="table-cell">
      <style:table-cell-properties fo:padding="0.097cm" fo:border-left="0.05pt solid #000000" fo:border-right="none" fo:border-top="none" fo:border-bottom="0.05pt solid #000000"/>
    </style:style>
    <style:style style:name="Таблица14.C18" style:family="table-cell">
      <style:table-cell-properties fo:padding="0.097cm" fo:border-left="0.05pt solid #000000" fo:border-right="none" fo:border-top="none" fo:border-bottom="0.05pt solid #000000"/>
    </style:style>
    <style:style style:name="Таблица14.D18" style:family="table-cell">
      <style:table-cell-properties fo:padding="0.097cm" fo:border-left="0.05pt solid #000000" fo:border-right="none" fo:border-top="none" fo:border-bottom="0.05pt solid #000000"/>
    </style:style>
    <style:style style:name="Таблица14.E18" style:family="table-cell">
      <style:table-cell-properties fo:padding="0.097cm" fo:border-left="0.05pt solid #000000" fo:border-right="none" fo:border-top="none" fo:border-bottom="0.05pt solid #000000"/>
    </style:style>
    <style:style style:name="Таблица14.F18" style:family="table-cell">
      <style:table-cell-properties fo:padding="0.097cm" fo:border-left="0.05pt solid #000000" fo:border-right="none" fo:border-top="none" fo:border-bottom="0.05pt solid #000000"/>
    </style:style>
    <style:style style:name="Таблица1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9" style:family="table-cell">
      <style:table-cell-properties fo:padding="0.097cm" fo:border-left="0.05pt solid #000000" fo:border-right="none" fo:border-top="none" fo:border-bottom="0.05pt solid #000000"/>
    </style:style>
    <style:style style:name="Таблица14.C19" style:family="table-cell">
      <style:table-cell-properties fo:padding="0.097cm" fo:border-left="0.05pt solid #000000" fo:border-right="none" fo:border-top="none" fo:border-bottom="0.05pt solid #000000"/>
    </style:style>
    <style:style style:name="Таблица14.D19" style:family="table-cell">
      <style:table-cell-properties fo:padding="0.097cm" fo:border-left="0.05pt solid #000000" fo:border-right="none" fo:border-top="none" fo:border-bottom="0.05pt solid #000000"/>
    </style:style>
    <style:style style:name="Таблица14.E19" style:family="table-cell">
      <style:table-cell-properties fo:padding="0.097cm" fo:border-left="0.05pt solid #000000" fo:border-right="none" fo:border-top="none" fo:border-bottom="0.05pt solid #000000"/>
    </style:style>
    <style:style style:name="Таблица14.F19" style:family="table-cell">
      <style:table-cell-properties fo:padding="0.097cm" fo:border-left="0.05pt solid #000000" fo:border-right="none" fo:border-top="none" fo:border-bottom="0.05pt solid #000000"/>
    </style:style>
    <style:style style:name="Таблица1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0" style:family="table-cell">
      <style:table-cell-properties fo:padding="0.097cm" fo:border-left="0.05pt solid #000000" fo:border-right="none" fo:border-top="none" fo:border-bottom="0.05pt solid #000000"/>
    </style:style>
    <style:style style:name="Таблица14.C20" style:family="table-cell">
      <style:table-cell-properties fo:padding="0.097cm" fo:border-left="0.05pt solid #000000" fo:border-right="none" fo:border-top="none" fo:border-bottom="0.05pt solid #000000"/>
    </style:style>
    <style:style style:name="Таблица14.D20" style:family="table-cell">
      <style:table-cell-properties fo:padding="0.097cm" fo:border-left="0.05pt solid #000000" fo:border-right="none" fo:border-top="none" fo:border-bottom="0.05pt solid #000000"/>
    </style:style>
    <style:style style:name="Таблица14.E20" style:family="table-cell">
      <style:table-cell-properties fo:padding="0.097cm" fo:border-left="0.05pt solid #000000" fo:border-right="none" fo:border-top="none" fo:border-bottom="0.05pt solid #000000"/>
    </style:style>
    <style:style style:name="Таблица14.F20" style:family="table-cell">
      <style:table-cell-properties fo:padding="0.097cm" fo:border-left="0.05pt solid #000000" fo:border-right="none" fo:border-top="none" fo:border-bottom="0.05pt solid #000000"/>
    </style:style>
    <style:style style:name="Таблица1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1" style:family="table-cell">
      <style:table-cell-properties fo:padding="0.097cm" fo:border-left="0.05pt solid #000000" fo:border-right="none" fo:border-top="none" fo:border-bottom="0.05pt solid #000000"/>
    </style:style>
    <style:style style:name="Таблица14.C21" style:family="table-cell">
      <style:table-cell-properties fo:padding="0.097cm" fo:border-left="0.05pt solid #000000" fo:border-right="none" fo:border-top="none" fo:border-bottom="0.05pt solid #000000"/>
    </style:style>
    <style:style style:name="Таблица14.D21" style:family="table-cell">
      <style:table-cell-properties fo:padding="0.097cm" fo:border-left="0.05pt solid #000000" fo:border-right="none" fo:border-top="none" fo:border-bottom="0.05pt solid #000000"/>
    </style:style>
    <style:style style:name="Таблица14.E21" style:family="table-cell">
      <style:table-cell-properties fo:padding="0.097cm" fo:border-left="0.05pt solid #000000" fo:border-right="none" fo:border-top="none" fo:border-bottom="0.05pt solid #000000"/>
    </style:style>
    <style:style style:name="Таблица14.F21" style:family="table-cell">
      <style:table-cell-properties fo:padding="0.097cm" fo:border-left="0.05pt solid #000000" fo:border-right="none" fo:border-top="none" fo:border-bottom="0.05pt solid #000000"/>
    </style:style>
    <style:style style:name="Таблица1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2" style:family="table-cell">
      <style:table-cell-properties fo:padding="0.097cm" fo:border-left="0.05pt solid #000000" fo:border-right="none" fo:border-top="none" fo:border-bottom="0.05pt solid #000000"/>
    </style:style>
    <style:style style:name="Таблица14.C22" style:family="table-cell">
      <style:table-cell-properties fo:padding="0.097cm" fo:border-left="0.05pt solid #000000" fo:border-right="none" fo:border-top="none" fo:border-bottom="0.05pt solid #000000"/>
    </style:style>
    <style:style style:name="Таблица14.D22" style:family="table-cell">
      <style:table-cell-properties fo:padding="0.097cm" fo:border-left="0.05pt solid #000000" fo:border-right="none" fo:border-top="none" fo:border-bottom="0.05pt solid #000000"/>
    </style:style>
    <style:style style:name="Таблица14.E22" style:family="table-cell">
      <style:table-cell-properties fo:padding="0.097cm" fo:border-left="0.05pt solid #000000" fo:border-right="none" fo:border-top="none" fo:border-bottom="0.05pt solid #000000"/>
    </style:style>
    <style:style style:name="Таблица14.F22" style:family="table-cell">
      <style:table-cell-properties fo:padding="0.097cm" fo:border-left="0.05pt solid #000000" fo:border-right="none" fo:border-top="none" fo:border-bottom="0.05pt solid #000000"/>
    </style:style>
    <style:style style:name="Таблица1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3" style:family="table-cell">
      <style:table-cell-properties fo:padding="0.097cm" fo:border-left="0.05pt solid #000000" fo:border-right="none" fo:border-top="none" fo:border-bottom="0.05pt solid #000000"/>
    </style:style>
    <style:style style:name="Таблица14.C23" style:family="table-cell">
      <style:table-cell-properties fo:padding="0.097cm" fo:border-left="0.05pt solid #000000" fo:border-right="none" fo:border-top="none" fo:border-bottom="0.05pt solid #000000"/>
    </style:style>
    <style:style style:name="Таблица14.D23" style:family="table-cell">
      <style:table-cell-properties fo:padding="0.097cm" fo:border-left="0.05pt solid #000000" fo:border-right="none" fo:border-top="none" fo:border-bottom="0.05pt solid #000000"/>
    </style:style>
    <style:style style:name="Таблица14.E23" style:family="table-cell">
      <style:table-cell-properties fo:padding="0.097cm" fo:border-left="0.05pt solid #000000" fo:border-right="none" fo:border-top="none" fo:border-bottom="0.05pt solid #000000"/>
    </style:style>
    <style:style style:name="Таблица14.F23" style:family="table-cell">
      <style:table-cell-properties fo:padding="0.097cm" fo:border-left="0.05pt solid #000000" fo:border-right="none" fo:border-top="none" fo:border-bottom="0.05pt solid #000000"/>
    </style:style>
    <style:style style:name="Таблица1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4" style:family="table-cell">
      <style:table-cell-properties fo:padding="0.097cm" fo:border-left="0.05pt solid #000000" fo:border-right="none" fo:border-top="none" fo:border-bottom="0.05pt solid #000000"/>
    </style:style>
    <style:style style:name="Таблица14.C24" style:family="table-cell">
      <style:table-cell-properties fo:padding="0.097cm" fo:border-left="0.05pt solid #000000" fo:border-right="none" fo:border-top="none" fo:border-bottom="0.05pt solid #000000"/>
    </style:style>
    <style:style style:name="Таблица14.D24" style:family="table-cell">
      <style:table-cell-properties fo:padding="0.097cm" fo:border-left="0.05pt solid #000000" fo:border-right="none" fo:border-top="none" fo:border-bottom="0.05pt solid #000000"/>
    </style:style>
    <style:style style:name="Таблица14.E24" style:family="table-cell">
      <style:table-cell-properties fo:padding="0.097cm" fo:border-left="0.05pt solid #000000" fo:border-right="none" fo:border-top="none" fo:border-bottom="0.05pt solid #000000"/>
    </style:style>
    <style:style style:name="Таблица14.F24" style:family="table-cell">
      <style:table-cell-properties fo:padding="0.097cm" fo:border-left="0.05pt solid #000000" fo:border-right="none" fo:border-top="none" fo:border-bottom="0.05pt solid #000000"/>
    </style:style>
    <style:style style:name="Таблица1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5" style:family="table-cell">
      <style:table-cell-properties fo:padding="0.097cm" fo:border-left="0.05pt solid #000000" fo:border-right="none" fo:border-top="none" fo:border-bottom="0.05pt solid #000000"/>
    </style:style>
    <style:style style:name="Таблица14.C25" style:family="table-cell">
      <style:table-cell-properties fo:padding="0.097cm" fo:border-left="0.05pt solid #000000" fo:border-right="none" fo:border-top="none" fo:border-bottom="0.05pt solid #000000"/>
    </style:style>
    <style:style style:name="Таблица14.D25" style:family="table-cell">
      <style:table-cell-properties fo:padding="0.097cm" fo:border-left="0.05pt solid #000000" fo:border-right="none" fo:border-top="none" fo:border-bottom="0.05pt solid #000000"/>
    </style:style>
    <style:style style:name="Таблица14.E25" style:family="table-cell">
      <style:table-cell-properties fo:padding="0.097cm" fo:border-left="0.05pt solid #000000" fo:border-right="none" fo:border-top="none" fo:border-bottom="0.05pt solid #000000"/>
    </style:style>
    <style:style style:name="Таблица14.F25" style:family="table-cell">
      <style:table-cell-properties fo:padding="0.097cm" fo:border-left="0.05pt solid #000000" fo:border-right="none" fo:border-top="none" fo:border-bottom="0.05pt solid #000000"/>
    </style:style>
    <style:style style:name="Таблица1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6" style:family="table-cell">
      <style:table-cell-properties fo:padding="0.097cm" fo:border-left="0.05pt solid #000000" fo:border-right="none" fo:border-top="none" fo:border-bottom="0.05pt solid #000000"/>
    </style:style>
    <style:style style:name="Таблица14.C26" style:family="table-cell">
      <style:table-cell-properties fo:padding="0.097cm" fo:border-left="0.05pt solid #000000" fo:border-right="none" fo:border-top="none" fo:border-bottom="0.05pt solid #000000"/>
    </style:style>
    <style:style style:name="Таблица14.D26" style:family="table-cell">
      <style:table-cell-properties fo:padding="0.097cm" fo:border-left="0.05pt solid #000000" fo:border-right="none" fo:border-top="none" fo:border-bottom="0.05pt solid #000000"/>
    </style:style>
    <style:style style:name="Таблица14.E26" style:family="table-cell">
      <style:table-cell-properties fo:padding="0.097cm" fo:border-left="0.05pt solid #000000" fo:border-right="none" fo:border-top="none" fo:border-bottom="0.05pt solid #000000"/>
    </style:style>
    <style:style style:name="Таблица14.F26" style:family="table-cell">
      <style:table-cell-properties fo:padding="0.097cm" fo:border-left="0.05pt solid #000000" fo:border-right="none" fo:border-top="none" fo:border-bottom="0.05pt solid #000000"/>
    </style:style>
    <style:style style:name="Таблица1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.598cm" fo:margin-left="-0.598cm" table:align="left"/>
    </style:style>
    <style:style style:name="Таблица9.A" style:family="table-column">
      <style:table-column-properties style:column-width="1.191cm"/>
    </style:style>
    <style:style style:name="Таблица9.B" style:family="table-column">
      <style:table-column-properties style:column-width="5.318cm"/>
    </style:style>
    <style:style style:name="Таблица9.C" style:family="table-column">
      <style:table-column-properties style:column-width="1.588cm"/>
    </style:style>
    <style:style style:name="Таблица9.D" style:family="table-column">
      <style:table-column-properties style:column-width="2.699cm"/>
    </style:style>
    <style:style style:name="Таблица9.F" style:family="table-column">
      <style:table-column-properties style:column-width="2.55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G1" style:family="table-cell">
      <style:table-cell-properties fo:padding="0.097cm" fo:border="0.05pt solid #000000"/>
    </style:style>
    <style:style style:name="Таблица9.2" style:family="table-row">
      <style:table-row-properties style:min-row-height="0.6cm"/>
    </style:style>
    <style:style style:name="Таблица9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none" fo:border-top="none" fo:border-bottom="0.05pt solid #000000"/>
    </style:style>
    <style:style style:name="Таблица9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F3" style:family="table-cell">
      <style:table-cell-properties fo:padding="0.097cm" fo:border-left="0.05pt solid #000000" fo:border-right="none" fo:border-top="none" fo:border-bottom="0.05pt solid #000000"/>
    </style:style>
    <style:style style:name="Таблица9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none" fo:border-top="none" fo:border-bottom="0.05pt solid #000000"/>
    </style:style>
    <style:style style:name="Таблица9.E4" style:family="table-cell">
      <style:table-cell-properties fo:padding="0.097cm" fo:border-left="0.05pt solid #000000" fo:border-right="none" fo:border-top="none" fo:border-bottom="0.05pt solid #000000"/>
    </style:style>
    <style:style style:name="Таблица9.F4" style:family="table-cell">
      <style:table-cell-properties fo:padding="0.097cm" fo:border-left="0.05pt solid #000000" fo:border-right="none" fo:border-top="none" fo:border-bottom="0.05pt solid #000000"/>
    </style:style>
    <style:style style:name="Таблица9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none" fo:border-top="none" fo:border-bottom="0.05pt solid #000000"/>
    </style:style>
    <style:style style:name="Таблица9.C5" style:family="table-cell">
      <style:table-cell-properties fo:padding="0.097cm" fo:border-left="0.05pt solid #000000" fo:border-right="none" fo:border-top="none" fo:border-bottom="0.05pt solid #000000"/>
    </style:style>
    <style:style style:name="Таблица9.D5" style:family="table-cell">
      <style:table-cell-properties fo:padding="0.097cm" fo:border-left="0.05pt solid #000000" fo:border-right="none" fo:border-top="none" fo:border-bottom="0.05pt solid #000000"/>
    </style:style>
    <style:style style:name="Таблица9.E5" style:family="table-cell">
      <style:table-cell-properties fo:padding="0.097cm" fo:border-left="0.05pt solid #000000" fo:border-right="none" fo:border-top="none" fo:border-bottom="0.05pt solid #000000"/>
    </style:style>
    <style:style style:name="Таблица9.F5" style:family="table-cell">
      <style:table-cell-properties fo:padding="0.097cm" fo:border-left="0.05pt solid #000000" fo:border-right="none" fo:border-top="none" fo:border-bottom="0.05pt solid #000000"/>
    </style:style>
    <style:style style:name="Таблица9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none" fo:border-top="none" fo:border-bottom="0.05pt solid #000000"/>
    </style:style>
    <style:style style:name="Таблица9.D6" style:family="table-cell">
      <style:table-cell-properties fo:padding="0.097cm" fo:border-left="0.05pt solid #000000" fo:border-right="none" fo:border-top="none" fo:border-bottom="0.05pt solid #000000"/>
    </style:style>
    <style:style style:name="Таблица9.E6" style:family="table-cell">
      <style:table-cell-properties fo:padding="0.097cm" fo:border-left="0.05pt solid #000000" fo:border-right="none" fo:border-top="none" fo:border-bottom="0.05pt solid #000000"/>
    </style:style>
    <style:style style:name="Таблица9.F6" style:family="table-cell">
      <style:table-cell-properties fo:padding="0.097cm" fo:border-left="0.05pt solid #000000" fo:border-right="none" fo:border-top="none" fo:border-bottom="0.05pt solid #000000"/>
    </style:style>
    <style:style style:name="Таблица9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none" fo:border-top="none" fo:border-bottom="0.05pt solid #000000"/>
    </style:style>
    <style:style style:name="Таблица9.D7" style:family="table-cell">
      <style:table-cell-properties fo:padding="0.097cm" fo:border-left="0.05pt solid #000000" fo:border-right="none" fo:border-top="none" fo:border-bottom="0.05pt solid #000000"/>
    </style:style>
    <style:style style:name="Таблица9.E7" style:family="table-cell">
      <style:table-cell-properties fo:padding="0.097cm" fo:border-left="0.05pt solid #000000" fo:border-right="none" fo:border-top="none" fo:border-bottom="0.05pt solid #000000"/>
    </style:style>
    <style:style style:name="Таблица9.F7" style:family="table-cell">
      <style:table-cell-properties fo:padding="0.097cm" fo:border-left="0.05pt solid #000000" fo:border-right="none" fo:border-top="none" fo:border-bottom="0.05pt solid #000000"/>
    </style:style>
    <style:style style:name="Таблица9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none" fo:border-top="none" fo:border-bottom="0.05pt solid #000000"/>
    </style:style>
    <style:style style:name="Таблица9.C8" style:family="table-cell">
      <style:table-cell-properties fo:padding="0.097cm" fo:border-left="0.05pt solid #000000" fo:border-right="none" fo:border-top="none" fo:border-bottom="0.05pt solid #000000"/>
    </style:style>
    <style:style style:name="Таблица9.D8" style:family="table-cell">
      <style:table-cell-properties fo:padding="0.097cm" fo:border-left="0.05pt solid #000000" fo:border-right="none" fo:border-top="none" fo:border-bottom="0.05pt solid #000000"/>
    </style:style>
    <style:style style:name="Таблица9.E8" style:family="table-cell">
      <style:table-cell-properties fo:padding="0.097cm" fo:border-left="0.05pt solid #000000" fo:border-right="none" fo:border-top="none" fo:border-bottom="0.05pt solid #000000"/>
    </style:style>
    <style:style style:name="Таблица9.F8" style:family="table-cell">
      <style:table-cell-properties fo:padding="0.097cm" fo:border-left="0.05pt solid #000000" fo:border-right="none" fo:border-top="none" fo:border-bottom="0.05pt solid #000000"/>
    </style:style>
    <style:style style:name="Таблица9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none" fo:border-top="none" fo:border-bottom="0.05pt solid #000000"/>
    </style:style>
    <style:style style:name="Таблица9.D9" style:family="table-cell">
      <style:table-cell-properties fo:padding="0.097cm" fo:border-left="0.05pt solid #000000" fo:border-right="none" fo:border-top="none" fo:border-bottom="0.05pt solid #000000"/>
    </style:style>
    <style:style style:name="Таблица9.E9" style:family="table-cell">
      <style:table-cell-properties fo:padding="0.097cm" fo:border-left="0.05pt solid #000000" fo:border-right="none" fo:border-top="none" fo:border-bottom="0.05pt solid #000000"/>
    </style:style>
    <style:style style:name="Таблица9.F9" style:family="table-cell">
      <style:table-cell-properties fo:padding="0.097cm" fo:border-left="0.05pt solid #000000" fo:border-right="none" fo:border-top="none" fo:border-bottom="0.05pt solid #000000"/>
    </style:style>
    <style:style style:name="Таблица9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none" fo:border-top="none" fo:border-bottom="0.05pt solid #000000"/>
    </style:style>
    <style:style style:name="Таблица9.C10" style:family="table-cell">
      <style:table-cell-properties fo:padding="0.097cm" fo:border-left="0.05pt solid #000000" fo:border-right="none" fo:border-top="none" fo:border-bottom="0.05pt solid #000000"/>
    </style:style>
    <style:style style:name="Таблица9.D10" style:family="table-cell">
      <style:table-cell-properties fo:padding="0.097cm" fo:border-left="0.05pt solid #000000" fo:border-right="none" fo:border-top="none" fo:border-bottom="0.05pt solid #000000"/>
    </style:style>
    <style:style style:name="Таблица9.E10" style:family="table-cell">
      <style:table-cell-properties fo:padding="0.097cm" fo:border-left="0.05pt solid #000000" fo:border-right="none" fo:border-top="none" fo:border-bottom="0.05pt solid #000000"/>
    </style:style>
    <style:style style:name="Таблица9.F10" style:family="table-cell">
      <style:table-cell-properties fo:padding="0.097cm" fo:border-left="0.05pt solid #000000" fo:border-right="none" fo:border-top="none" fo:border-bottom="0.05pt solid #000000"/>
    </style:style>
    <style:style style:name="Таблица9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none" fo:border-top="none" fo:border-bottom="0.05pt solid #000000"/>
    </style:style>
    <style:style style:name="Таблица9.C11" style:family="table-cell">
      <style:table-cell-properties fo:padding="0.097cm" fo:border-left="0.05pt solid #000000" fo:border-right="none" fo:border-top="none" fo:border-bottom="0.05pt solid #000000"/>
    </style:style>
    <style:style style:name="Таблица9.D11" style:family="table-cell">
      <style:table-cell-properties fo:padding="0.097cm" fo:border-left="0.05pt solid #000000" fo:border-right="none" fo:border-top="none" fo:border-bottom="0.05pt solid #000000"/>
    </style:style>
    <style:style style:name="Таблица9.E11" style:family="table-cell">
      <style:table-cell-properties fo:padding="0.097cm" fo:border-left="0.05pt solid #000000" fo:border-right="none" fo:border-top="none" fo:border-bottom="0.05pt solid #000000"/>
    </style:style>
    <style:style style:name="Таблица9.F11" style:family="table-cell">
      <style:table-cell-properties fo:padding="0.097cm" fo:border-left="0.05pt solid #000000" fo:border-right="none" fo:border-top="none" fo:border-bottom="0.05pt solid #000000"/>
    </style:style>
    <style:style style:name="Таблица9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2" style:family="table-cell">
      <style:table-cell-properties fo:padding="0.097cm" fo:border-left="0.05pt solid #000000" fo:border-right="none" fo:border-top="none" fo:border-bottom="0.05pt solid #000000"/>
    </style:style>
    <style:style style:name="Таблица9.C12" style:family="table-cell">
      <style:table-cell-properties fo:padding="0.097cm" fo:border-left="0.05pt solid #000000" fo:border-right="none" fo:border-top="none" fo:border-bottom="0.05pt solid #000000"/>
    </style:style>
    <style:style style:name="Таблица9.D12" style:family="table-cell">
      <style:table-cell-properties fo:padding="0.097cm" fo:border-left="0.05pt solid #000000" fo:border-right="none" fo:border-top="none" fo:border-bottom="0.05pt solid #000000"/>
    </style:style>
    <style:style style:name="Таблица9.E12" style:family="table-cell">
      <style:table-cell-properties fo:padding="0.097cm" fo:border-left="0.05pt solid #000000" fo:border-right="none" fo:border-top="none" fo:border-bottom="0.05pt solid #000000"/>
    </style:style>
    <style:style style:name="Таблица9.F12" style:family="table-cell">
      <style:table-cell-properties fo:padding="0.097cm" fo:border-left="0.05pt solid #000000" fo:border-right="none" fo:border-top="none" fo:border-bottom="0.05pt solid #000000"/>
    </style:style>
    <style:style style:name="Таблица9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3" style:family="table-cell">
      <style:table-cell-properties fo:padding="0.097cm" fo:border-left="0.05pt solid #000000" fo:border-right="none" fo:border-top="none" fo:border-bottom="0.05pt solid #000000"/>
    </style:style>
    <style:style style:name="Таблица9.C13" style:family="table-cell">
      <style:table-cell-properties fo:padding="0.097cm" fo:border-left="0.05pt solid #000000" fo:border-right="none" fo:border-top="none" fo:border-bottom="0.05pt solid #000000"/>
    </style:style>
    <style:style style:name="Таблица9.D13" style:family="table-cell">
      <style:table-cell-properties fo:padding="0.097cm" fo:border-left="0.05pt solid #000000" fo:border-right="none" fo:border-top="none" fo:border-bottom="0.05pt solid #000000"/>
    </style:style>
    <style:style style:name="Таблица9.E13" style:family="table-cell">
      <style:table-cell-properties fo:padding="0.097cm" fo:border-left="0.05pt solid #000000" fo:border-right="none" fo:border-top="none" fo:border-bottom="0.05pt solid #000000"/>
    </style:style>
    <style:style style:name="Таблица9.F13" style:family="table-cell">
      <style:table-cell-properties fo:padding="0.097cm" fo:border-left="0.05pt solid #000000" fo:border-right="none" fo:border-top="none" fo:border-bottom="0.05pt solid #000000"/>
    </style:style>
    <style:style style:name="Таблица9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4" style:family="table-cell">
      <style:table-cell-properties fo:padding="0.097cm" fo:border-left="0.05pt solid #000000" fo:border-right="none" fo:border-top="none" fo:border-bottom="0.05pt solid #000000"/>
    </style:style>
    <style:style style:name="Таблица9.C14" style:family="table-cell">
      <style:table-cell-properties fo:padding="0.097cm" fo:border-left="0.05pt solid #000000" fo:border-right="none" fo:border-top="none" fo:border-bottom="0.05pt solid #000000"/>
    </style:style>
    <style:style style:name="Таблица9.D14" style:family="table-cell">
      <style:table-cell-properties fo:padding="0.097cm" fo:border-left="0.05pt solid #000000" fo:border-right="none" fo:border-top="none" fo:border-bottom="0.05pt solid #000000"/>
    </style:style>
    <style:style style:name="Таблица9.E14" style:family="table-cell">
      <style:table-cell-properties fo:padding="0.097cm" fo:border-left="0.05pt solid #000000" fo:border-right="none" fo:border-top="none" fo:border-bottom="0.05pt solid #000000"/>
    </style:style>
    <style:style style:name="Таблица9.F14" style:family="table-cell">
      <style:table-cell-properties fo:padding="0.097cm" fo:border-left="0.05pt solid #000000" fo:border-right="none" fo:border-top="none" fo:border-bottom="0.05pt solid #000000"/>
    </style:style>
    <style:style style:name="Таблица9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5" style:family="table-cell">
      <style:table-cell-properties fo:padding="0.097cm" fo:border-left="0.05pt solid #000000" fo:border-right="none" fo:border-top="none" fo:border-bottom="0.05pt solid #000000"/>
    </style:style>
    <style:style style:name="Таблица9.C15" style:family="table-cell">
      <style:table-cell-properties fo:padding="0.097cm" fo:border-left="0.05pt solid #000000" fo:border-right="none" fo:border-top="none" fo:border-bottom="0.05pt solid #000000"/>
    </style:style>
    <style:style style:name="Таблица9.D15" style:family="table-cell">
      <style:table-cell-properties fo:padding="0.097cm" fo:border-left="0.05pt solid #000000" fo:border-right="none" fo:border-top="none" fo:border-bottom="0.05pt solid #000000"/>
    </style:style>
    <style:style style:name="Таблица9.E15" style:family="table-cell">
      <style:table-cell-properties fo:padding="0.097cm" fo:border-left="0.05pt solid #000000" fo:border-right="none" fo:border-top="none" fo:border-bottom="0.05pt solid #000000"/>
    </style:style>
    <style:style style:name="Таблица9.F15" style:family="table-cell">
      <style:table-cell-properties fo:padding="0.097cm" fo:border-left="0.05pt solid #000000" fo:border-right="none" fo:border-top="none" fo:border-bottom="0.05pt solid #000000"/>
    </style:style>
    <style:style style:name="Таблица9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6" style:family="table-cell">
      <style:table-cell-properties fo:padding="0.097cm" fo:border-left="0.05pt solid #000000" fo:border-right="none" fo:border-top="none" fo:border-bottom="0.05pt solid #000000"/>
    </style:style>
    <style:style style:name="Таблица9.C16" style:family="table-cell">
      <style:table-cell-properties fo:padding="0.097cm" fo:border-left="0.05pt solid #000000" fo:border-right="none" fo:border-top="none" fo:border-bottom="0.05pt solid #000000"/>
    </style:style>
    <style:style style:name="Таблица9.D16" style:family="table-cell">
      <style:table-cell-properties fo:padding="0.097cm" fo:border-left="0.05pt solid #000000" fo:border-right="none" fo:border-top="none" fo:border-bottom="0.05pt solid #000000"/>
    </style:style>
    <style:style style:name="Таблица9.E16" style:family="table-cell">
      <style:table-cell-properties fo:padding="0.097cm" fo:border-left="0.05pt solid #000000" fo:border-right="none" fo:border-top="none" fo:border-bottom="0.05pt solid #000000"/>
    </style:style>
    <style:style style:name="Таблица9.F16" style:family="table-cell">
      <style:table-cell-properties fo:padding="0.097cm" fo:border-left="0.05pt solid #000000" fo:border-right="none" fo:border-top="none" fo:border-bottom="0.05pt solid #000000"/>
    </style:style>
    <style:style style:name="Таблица9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7" style:family="table-cell">
      <style:table-cell-properties fo:padding="0.097cm" fo:border-left="0.05pt solid #000000" fo:border-right="none" fo:border-top="none" fo:border-bottom="0.05pt solid #000000"/>
    </style:style>
    <style:style style:name="Таблица9.C17" style:family="table-cell">
      <style:table-cell-properties fo:padding="0.097cm" fo:border-left="0.05pt solid #000000" fo:border-right="none" fo:border-top="none" fo:border-bottom="0.05pt solid #000000"/>
    </style:style>
    <style:style style:name="Таблица9.D17" style:family="table-cell">
      <style:table-cell-properties fo:padding="0.097cm" fo:border-left="0.05pt solid #000000" fo:border-right="none" fo:border-top="none" fo:border-bottom="0.05pt solid #000000"/>
    </style:style>
    <style:style style:name="Таблица9.E17" style:family="table-cell">
      <style:table-cell-properties fo:padding="0.097cm" fo:border-left="0.05pt solid #000000" fo:border-right="none" fo:border-top="none" fo:border-bottom="0.05pt solid #000000"/>
    </style:style>
    <style:style style:name="Таблица9.F17" style:family="table-cell">
      <style:table-cell-properties fo:padding="0.097cm" fo:border-left="0.05pt solid #000000" fo:border-right="none" fo:border-top="none" fo:border-bottom="0.05pt solid #000000"/>
    </style:style>
    <style:style style:name="Таблица9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8" style:family="table-cell">
      <style:table-cell-properties fo:padding="0.097cm" fo:border-left="0.05pt solid #000000" fo:border-right="none" fo:border-top="none" fo:border-bottom="0.05pt solid #000000"/>
    </style:style>
    <style:style style:name="Таблица9.C18" style:family="table-cell">
      <style:table-cell-properties fo:padding="0.097cm" fo:border-left="0.05pt solid #000000" fo:border-right="none" fo:border-top="none" fo:border-bottom="0.05pt solid #000000"/>
    </style:style>
    <style:style style:name="Таблица9.D18" style:family="table-cell">
      <style:table-cell-properties fo:padding="0.097cm" fo:border-left="0.05pt solid #000000" fo:border-right="none" fo:border-top="none" fo:border-bottom="0.05pt solid #000000"/>
    </style:style>
    <style:style style:name="Таблица9.E18" style:family="table-cell">
      <style:table-cell-properties fo:padding="0.097cm" fo:border-left="0.05pt solid #000000" fo:border-right="none" fo:border-top="none" fo:border-bottom="0.05pt solid #000000"/>
    </style:style>
    <style:style style:name="Таблица9.F18" style:family="table-cell">
      <style:table-cell-properties fo:padding="0.097cm" fo:border-left="0.05pt solid #000000" fo:border-right="none" fo:border-top="none" fo:border-bottom="0.05pt solid #000000"/>
    </style:style>
    <style:style style:name="Таблица9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9" style:family="table-cell">
      <style:table-cell-properties fo:padding="0.097cm" fo:border-left="0.05pt solid #000000" fo:border-right="none" fo:border-top="none" fo:border-bottom="0.05pt solid #000000"/>
    </style:style>
    <style:style style:name="Таблица9.C19" style:family="table-cell">
      <style:table-cell-properties fo:padding="0.097cm" fo:border-left="0.05pt solid #000000" fo:border-right="none" fo:border-top="none" fo:border-bottom="0.05pt solid #000000"/>
    </style:style>
    <style:style style:name="Таблица9.D19" style:family="table-cell">
      <style:table-cell-properties fo:padding="0.097cm" fo:border-left="0.05pt solid #000000" fo:border-right="none" fo:border-top="none" fo:border-bottom="0.05pt solid #000000"/>
    </style:style>
    <style:style style:name="Таблица9.E19" style:family="table-cell">
      <style:table-cell-properties fo:padding="0.097cm" fo:border-left="0.05pt solid #000000" fo:border-right="none" fo:border-top="none" fo:border-bottom="0.05pt solid #000000"/>
    </style:style>
    <style:style style:name="Таблица9.F19" style:family="table-cell">
      <style:table-cell-properties fo:padding="0.097cm" fo:border-left="0.05pt solid #000000" fo:border-right="none" fo:border-top="none" fo:border-bottom="0.05pt solid #000000"/>
    </style:style>
    <style:style style:name="Таблица9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0" style:family="table-cell">
      <style:table-cell-properties fo:padding="0.097cm" fo:border-left="0.05pt solid #000000" fo:border-right="none" fo:border-top="none" fo:border-bottom="0.05pt solid #000000"/>
    </style:style>
    <style:style style:name="Таблица9.C20" style:family="table-cell">
      <style:table-cell-properties fo:padding="0.097cm" fo:border-left="0.05pt solid #000000" fo:border-right="none" fo:border-top="none" fo:border-bottom="0.05pt solid #000000"/>
    </style:style>
    <style:style style:name="Таблица9.D20" style:family="table-cell">
      <style:table-cell-properties fo:padding="0.097cm" fo:border-left="0.05pt solid #000000" fo:border-right="none" fo:border-top="none" fo:border-bottom="0.05pt solid #000000"/>
    </style:style>
    <style:style style:name="Таблица9.E20" style:family="table-cell">
      <style:table-cell-properties fo:padding="0.097cm" fo:border-left="0.05pt solid #000000" fo:border-right="none" fo:border-top="none" fo:border-bottom="0.05pt solid #000000"/>
    </style:style>
    <style:style style:name="Таблица9.F20" style:family="table-cell">
      <style:table-cell-properties fo:padding="0.097cm" fo:border-left="0.05pt solid #000000" fo:border-right="none" fo:border-top="none" fo:border-bottom="0.05pt solid #000000"/>
    </style:style>
    <style:style style:name="Таблица9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1" style:family="table-cell">
      <style:table-cell-properties fo:padding="0.097cm" fo:border-left="0.05pt solid #000000" fo:border-right="none" fo:border-top="none" fo:border-bottom="0.05pt solid #000000"/>
    </style:style>
    <style:style style:name="Таблица9.C21" style:family="table-cell">
      <style:table-cell-properties fo:padding="0.097cm" fo:border-left="0.05pt solid #000000" fo:border-right="none" fo:border-top="none" fo:border-bottom="0.05pt solid #000000"/>
    </style:style>
    <style:style style:name="Таблица9.D21" style:family="table-cell">
      <style:table-cell-properties fo:padding="0.097cm" fo:border-left="0.05pt solid #000000" fo:border-right="none" fo:border-top="none" fo:border-bottom="0.05pt solid #000000"/>
    </style:style>
    <style:style style:name="Таблица9.E21" style:family="table-cell">
      <style:table-cell-properties fo:padding="0.097cm" fo:border-left="0.05pt solid #000000" fo:border-right="none" fo:border-top="none" fo:border-bottom="0.05pt solid #000000"/>
    </style:style>
    <style:style style:name="Таблица9.F21" style:family="table-cell">
      <style:table-cell-properties fo:padding="0.097cm" fo:border-left="0.05pt solid #000000" fo:border-right="none" fo:border-top="none" fo:border-bottom="0.05pt solid #000000"/>
    </style:style>
    <style:style style:name="Таблица9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2" style:family="table-cell">
      <style:table-cell-properties fo:padding="0.097cm" fo:border-left="0.05pt solid #000000" fo:border-right="none" fo:border-top="none" fo:border-bottom="0.05pt solid #000000"/>
    </style:style>
    <style:style style:name="Таблица9.C22" style:family="table-cell">
      <style:table-cell-properties fo:padding="0.097cm" fo:border-left="0.05pt solid #000000" fo:border-right="none" fo:border-top="none" fo:border-bottom="0.05pt solid #000000"/>
    </style:style>
    <style:style style:name="Таблица9.D22" style:family="table-cell">
      <style:table-cell-properties fo:padding="0.097cm" fo:border-left="0.05pt solid #000000" fo:border-right="none" fo:border-top="none" fo:border-bottom="0.05pt solid #000000"/>
    </style:style>
    <style:style style:name="Таблица9.E22" style:family="table-cell">
      <style:table-cell-properties fo:padding="0.097cm" fo:border-left="0.05pt solid #000000" fo:border-right="none" fo:border-top="none" fo:border-bottom="0.05pt solid #000000"/>
    </style:style>
    <style:style style:name="Таблица9.F22" style:family="table-cell">
      <style:table-cell-properties fo:padding="0.097cm" fo:border-left="0.05pt solid #000000" fo:border-right="none" fo:border-top="none" fo:border-bottom="0.05pt solid #000000"/>
    </style:style>
    <style:style style:name="Таблица9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3" style:family="table-cell">
      <style:table-cell-properties fo:padding="0.097cm" fo:border-left="0.05pt solid #000000" fo:border-right="none" fo:border-top="none" fo:border-bottom="0.05pt solid #000000"/>
    </style:style>
    <style:style style:name="Таблица9.C23" style:family="table-cell">
      <style:table-cell-properties fo:padding="0.097cm" fo:border-left="0.05pt solid #000000" fo:border-right="none" fo:border-top="none" fo:border-bottom="0.05pt solid #000000"/>
    </style:style>
    <style:style style:name="Таблица9.D23" style:family="table-cell">
      <style:table-cell-properties fo:padding="0.097cm" fo:border-left="0.05pt solid #000000" fo:border-right="none" fo:border-top="none" fo:border-bottom="0.05pt solid #000000"/>
    </style:style>
    <style:style style:name="Таблица9.E23" style:family="table-cell">
      <style:table-cell-properties fo:padding="0.097cm" fo:border-left="0.05pt solid #000000" fo:border-right="none" fo:border-top="none" fo:border-bottom="0.05pt solid #000000"/>
    </style:style>
    <style:style style:name="Таблица9.F23" style:family="table-cell">
      <style:table-cell-properties fo:padding="0.097cm" fo:border-left="0.05pt solid #000000" fo:border-right="none" fo:border-top="none" fo:border-bottom="0.05pt solid #000000"/>
    </style:style>
    <style:style style:name="Таблица9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4" style:family="table-cell">
      <style:table-cell-properties fo:padding="0.097cm" fo:border-left="0.05pt solid #000000" fo:border-right="none" fo:border-top="none" fo:border-bottom="0.05pt solid #000000"/>
    </style:style>
    <style:style style:name="Таблица9.C24" style:family="table-cell">
      <style:table-cell-properties fo:padding="0.097cm" fo:border-left="0.05pt solid #000000" fo:border-right="none" fo:border-top="none" fo:border-bottom="0.05pt solid #000000"/>
    </style:style>
    <style:style style:name="Таблица9.D24" style:family="table-cell">
      <style:table-cell-properties fo:padding="0.097cm" fo:border-left="0.05pt solid #000000" fo:border-right="none" fo:border-top="none" fo:border-bottom="0.05pt solid #000000"/>
    </style:style>
    <style:style style:name="Таблица9.E24" style:family="table-cell">
      <style:table-cell-properties fo:padding="0.097cm" fo:border-left="0.05pt solid #000000" fo:border-right="none" fo:border-top="none" fo:border-bottom="0.05pt solid #000000"/>
    </style:style>
    <style:style style:name="Таблица9.F24" style:family="table-cell">
      <style:table-cell-properties fo:padding="0.097cm" fo:border-left="0.05pt solid #000000" fo:border-right="none" fo:border-top="none" fo:border-bottom="0.05pt solid #000000"/>
    </style:style>
    <style:style style:name="Таблица9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5" style:family="table-cell">
      <style:table-cell-properties fo:padding="0.097cm" fo:border-left="0.05pt solid #000000" fo:border-right="none" fo:border-top="none" fo:border-bottom="0.05pt solid #000000"/>
    </style:style>
    <style:style style:name="Таблица9.C25" style:family="table-cell">
      <style:table-cell-properties fo:padding="0.097cm" fo:border-left="0.05pt solid #000000" fo:border-right="none" fo:border-top="none" fo:border-bottom="0.05pt solid #000000"/>
    </style:style>
    <style:style style:name="Таблица9.D25" style:family="table-cell">
      <style:table-cell-properties fo:padding="0.097cm" fo:border-left="0.05pt solid #000000" fo:border-right="none" fo:border-top="none" fo:border-bottom="0.05pt solid #000000"/>
    </style:style>
    <style:style style:name="Таблица9.E25" style:family="table-cell">
      <style:table-cell-properties fo:padding="0.097cm" fo:border-left="0.05pt solid #000000" fo:border-right="none" fo:border-top="none" fo:border-bottom="0.05pt solid #000000"/>
    </style:style>
    <style:style style:name="Таблица9.F25" style:family="table-cell">
      <style:table-cell-properties fo:padding="0.097cm" fo:border-left="0.05pt solid #000000" fo:border-right="none" fo:border-top="none" fo:border-bottom="0.05pt solid #000000"/>
    </style:style>
    <style:style style:name="Таблица9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6" style:family="table-cell">
      <style:table-cell-properties fo:padding="0.097cm" fo:border-left="0.05pt solid #000000" fo:border-right="none" fo:border-top="none" fo:border-bottom="0.05pt solid #000000"/>
    </style:style>
    <style:style style:name="Таблица9.C26" style:family="table-cell">
      <style:table-cell-properties fo:padding="0.097cm" fo:border-left="0.05pt solid #000000" fo:border-right="none" fo:border-top="none" fo:border-bottom="0.05pt solid #000000"/>
    </style:style>
    <style:style style:name="Таблица9.D26" style:family="table-cell">
      <style:table-cell-properties fo:padding="0.097cm" fo:border-left="0.05pt solid #000000" fo:border-right="none" fo:border-top="none" fo:border-bottom="0.05pt solid #000000"/>
    </style:style>
    <style:style style:name="Таблица9.E26" style:family="table-cell">
      <style:table-cell-properties fo:padding="0.097cm" fo:border-left="0.05pt solid #000000" fo:border-right="none" fo:border-top="none" fo:border-bottom="0.05pt solid #000000"/>
    </style:style>
    <style:style style:name="Таблица9.F26" style:family="table-cell">
      <style:table-cell-properties fo:padding="0.097cm" fo:border-left="0.05pt solid #000000" fo:border-right="none" fo:border-top="none" fo:border-bottom="0.05pt solid #000000"/>
    </style:style>
    <style:style style:name="Таблица9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7" style:family="table-cell">
      <style:table-cell-properties fo:padding="0.097cm" fo:border-left="0.05pt solid #000000" fo:border-right="none" fo:border-top="none" fo:border-bottom="0.05pt solid #000000"/>
    </style:style>
    <style:style style:name="Таблица9.C27" style:family="table-cell">
      <style:table-cell-properties fo:padding="0.097cm" fo:border-left="0.05pt solid #000000" fo:border-right="none" fo:border-top="none" fo:border-bottom="0.05pt solid #000000"/>
    </style:style>
    <style:style style:name="Таблица9.D27" style:family="table-cell">
      <style:table-cell-properties fo:padding="0.097cm" fo:border-left="0.05pt solid #000000" fo:border-right="none" fo:border-top="none" fo:border-bottom="0.05pt solid #000000"/>
    </style:style>
    <style:style style:name="Таблица9.E27" style:family="table-cell">
      <style:table-cell-properties fo:padding="0.097cm" fo:border-left="0.05pt solid #000000" fo:border-right="none" fo:border-top="none" fo:border-bottom="0.05pt solid #000000"/>
    </style:style>
    <style:style style:name="Таблица9.F27" style:family="table-cell">
      <style:table-cell-properties fo:padding="0.097cm" fo:border-left="0.05pt solid #000000" fo:border-right="none" fo:border-top="none" fo:border-bottom="0.05pt solid #000000"/>
    </style:style>
    <style:style style:name="Таблица9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8" style:family="table-cell">
      <style:table-cell-properties fo:padding="0.097cm" fo:border-left="0.05pt solid #000000" fo:border-right="none" fo:border-top="none" fo:border-bottom="0.05pt solid #000000"/>
    </style:style>
    <style:style style:name="Таблица9.C28" style:family="table-cell">
      <style:table-cell-properties fo:padding="0.097cm" fo:border-left="0.05pt solid #000000" fo:border-right="none" fo:border-top="none" fo:border-bottom="0.05pt solid #000000"/>
    </style:style>
    <style:style style:name="Таблица9.D28" style:family="table-cell">
      <style:table-cell-properties fo:padding="0.097cm" fo:border-left="0.05pt solid #000000" fo:border-right="none" fo:border-top="none" fo:border-bottom="0.05pt solid #000000"/>
    </style:style>
    <style:style style:name="Таблица9.E28" style:family="table-cell">
      <style:table-cell-properties fo:padding="0.097cm" fo:border-left="0.05pt solid #000000" fo:border-right="none" fo:border-top="none" fo:border-bottom="0.05pt solid #000000"/>
    </style:style>
    <style:style style:name="Таблица9.F28" style:family="table-cell">
      <style:table-cell-properties fo:padding="0.097cm" fo:border-left="0.05pt solid #000000" fo:border-right="none" fo:border-top="none" fo:border-bottom="0.05pt solid #000000"/>
    </style:style>
    <style:style style:name="Таблица9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9" style:family="table-cell">
      <style:table-cell-properties fo:padding="0.097cm" fo:border-left="0.05pt solid #000000" fo:border-right="none" fo:border-top="none" fo:border-bottom="0.05pt solid #000000"/>
    </style:style>
    <style:style style:name="Таблица9.C29" style:family="table-cell">
      <style:table-cell-properties fo:padding="0.097cm" fo:border-left="0.05pt solid #000000" fo:border-right="none" fo:border-top="none" fo:border-bottom="0.05pt solid #000000"/>
    </style:style>
    <style:style style:name="Таблица9.D29" style:family="table-cell">
      <style:table-cell-properties fo:padding="0.097cm" fo:border-left="0.05pt solid #000000" fo:border-right="none" fo:border-top="none" fo:border-bottom="0.05pt solid #000000"/>
    </style:style>
    <style:style style:name="Таблица9.E29" style:family="table-cell">
      <style:table-cell-properties fo:padding="0.097cm" fo:border-left="0.05pt solid #000000" fo:border-right="none" fo:border-top="none" fo:border-bottom="0.05pt solid #000000"/>
    </style:style>
    <style:style style:name="Таблица9.F29" style:family="table-cell">
      <style:table-cell-properties fo:padding="0.097cm" fo:border-left="0.05pt solid #000000" fo:border-right="none" fo:border-top="none" fo:border-bottom="0.05pt solid #000000"/>
    </style:style>
    <style:style style:name="Таблица9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0" style:family="table-cell">
      <style:table-cell-properties fo:padding="0.097cm" fo:border-left="0.05pt solid #000000" fo:border-right="none" fo:border-top="none" fo:border-bottom="0.05pt solid #000000"/>
    </style:style>
    <style:style style:name="Таблица9.C30" style:family="table-cell">
      <style:table-cell-properties fo:padding="0.097cm" fo:border-left="0.05pt solid #000000" fo:border-right="none" fo:border-top="none" fo:border-bottom="0.05pt solid #000000"/>
    </style:style>
    <style:style style:name="Таблица9.D30" style:family="table-cell">
      <style:table-cell-properties fo:padding="0.097cm" fo:border-left="0.05pt solid #000000" fo:border-right="none" fo:border-top="none" fo:border-bottom="0.05pt solid #000000"/>
    </style:style>
    <style:style style:name="Таблица9.E30" style:family="table-cell">
      <style:table-cell-properties fo:padding="0.097cm" fo:border-left="0.05pt solid #000000" fo:border-right="none" fo:border-top="none" fo:border-bottom="0.05pt solid #000000"/>
    </style:style>
    <style:style style:name="Таблица9.F30" style:family="table-cell">
      <style:table-cell-properties fo:padding="0.097cm" fo:border-left="0.05pt solid #000000" fo:border-right="none" fo:border-top="none" fo:border-bottom="0.05pt solid #000000"/>
    </style:style>
    <style:style style:name="Таблица9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1" style:family="table-cell">
      <style:table-cell-properties fo:padding="0.097cm" fo:border-left="0.05pt solid #000000" fo:border-right="none" fo:border-top="none" fo:border-bottom="0.05pt solid #000000"/>
    </style:style>
    <style:style style:name="Таблица9.C31" style:family="table-cell">
      <style:table-cell-properties fo:padding="0.097cm" fo:border-left="0.05pt solid #000000" fo:border-right="none" fo:border-top="none" fo:border-bottom="0.05pt solid #000000"/>
    </style:style>
    <style:style style:name="Таблица9.D31" style:family="table-cell">
      <style:table-cell-properties fo:padding="0.097cm" fo:border-left="0.05pt solid #000000" fo:border-right="none" fo:border-top="none" fo:border-bottom="0.05pt solid #000000"/>
    </style:style>
    <style:style style:name="Таблица9.E31" style:family="table-cell">
      <style:table-cell-properties fo:padding="0.097cm" fo:border-left="0.05pt solid #000000" fo:border-right="none" fo:border-top="none" fo:border-bottom="0.05pt solid #000000"/>
    </style:style>
    <style:style style:name="Таблица9.F31" style:family="table-cell">
      <style:table-cell-properties fo:padding="0.097cm" fo:border-left="0.05pt solid #000000" fo:border-right="none" fo:border-top="none" fo:border-bottom="0.05pt solid #000000"/>
    </style:style>
    <style:style style:name="Таблица9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.598cm" fo:margin-left="-0.598cm" table:align="left"/>
    </style:style>
    <style:style style:name="Таблица10.A" style:family="table-column">
      <style:table-column-properties style:column-width="1.191cm"/>
    </style:style>
    <style:style style:name="Таблица10.B" style:family="table-column">
      <style:table-column-properties style:column-width="5.318cm"/>
    </style:style>
    <style:style style:name="Таблица10.C" style:family="table-column">
      <style:table-column-properties style:column-width="1.588cm"/>
    </style:style>
    <style:style style:name="Таблица10.D" style:family="table-column">
      <style:table-column-properties style:column-width="2.699cm"/>
    </style:style>
    <style:style style:name="Таблица10.F" style:family="table-column">
      <style:table-column-properties style:column-width="2.552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G1" style:family="table-cell">
      <style:table-cell-properties fo:padding="0.097cm" fo:border="0.05pt solid #000000"/>
    </style:style>
    <style:style style:name="Таблица10.2" style:family="table-row">
      <style:table-row-properties style:min-row-height="0.6cm"/>
    </style:style>
    <style:style style:name="Таблица10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none" fo:border-top="none" fo:border-bottom="0.05pt solid #000000"/>
    </style:style>
    <style:style style:name="Таблица10.F2" style:family="table-cell">
      <style:table-cell-properties fo:padding="0.097cm" fo:border-left="0.05pt solid #000000" fo:border-right="none" fo:border-top="none" fo:border-bottom="0.05pt solid #000000"/>
    </style:style>
    <style:style style:name="Таблица10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" style:family="table-cell">
      <style:table-cell-properties fo:padding="0.097cm" fo:border-left="0.05pt solid #000000" fo:border-right="none" fo:border-top="none" fo:border-bottom="0.05pt solid #000000"/>
    </style:style>
    <style:style style:name="Таблица10.C3" style:family="table-cell">
      <style:table-cell-properties fo:padding="0.097cm" fo:border-left="0.05pt solid #000000" fo:border-right="none" fo:border-top="none" fo:border-bottom="0.05pt solid #000000"/>
    </style:style>
    <style:style style:name="Таблица10.D3" style:family="table-cell">
      <style:table-cell-properties fo:padding="0.097cm" fo:border-left="0.05pt solid #000000" fo:border-right="none" fo:border-top="none" fo:border-bottom="0.05pt solid #000000"/>
    </style:style>
    <style:style style:name="Таблица10.E3" style:family="table-cell">
      <style:table-cell-properties fo:padding="0.097cm" fo:border-left="0.05pt solid #000000" fo:border-right="none" fo:border-top="none" fo:border-bottom="0.05pt solid #000000"/>
    </style:style>
    <style:style style:name="Таблица10.F3" style:family="table-cell">
      <style:table-cell-properties fo:padding="0.097cm" fo:border-left="0.05pt solid #000000" fo:border-right="none" fo:border-top="none" fo:border-bottom="0.05pt solid #000000"/>
    </style:style>
    <style:style style:name="Таблица10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4" style:family="table-cell">
      <style:table-cell-properties fo:padding="0.097cm" fo:border-left="0.05pt solid #000000" fo:border-right="none" fo:border-top="none" fo:border-bottom="0.05pt solid #000000"/>
    </style:style>
    <style:style style:name="Таблица10.C4" style:family="table-cell">
      <style:table-cell-properties fo:padding="0.097cm" fo:border-left="0.05pt solid #000000" fo:border-right="none" fo:border-top="none" fo:border-bottom="0.05pt solid #000000"/>
    </style:style>
    <style:style style:name="Таблица10.D4" style:family="table-cell">
      <style:table-cell-properties fo:padding="0.097cm" fo:border-left="0.05pt solid #000000" fo:border-right="none" fo:border-top="none" fo:border-bottom="0.05pt solid #000000"/>
    </style:style>
    <style:style style:name="Таблица10.E4" style:family="table-cell">
      <style:table-cell-properties fo:padding="0.097cm" fo:border-left="0.05pt solid #000000" fo:border-right="none" fo:border-top="none" fo:border-bottom="0.05pt solid #000000"/>
    </style:style>
    <style:style style:name="Таблица10.F4" style:family="table-cell">
      <style:table-cell-properties fo:padding="0.097cm" fo:border-left="0.05pt solid #000000" fo:border-right="none" fo:border-top="none" fo:border-bottom="0.05pt solid #000000"/>
    </style:style>
    <style:style style:name="Таблица10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5" style:family="table-cell">
      <style:table-cell-properties fo:padding="0.097cm" fo:border-left="0.05pt solid #000000" fo:border-right="none" fo:border-top="none" fo:border-bottom="0.05pt solid #000000"/>
    </style:style>
    <style:style style:name="Таблица10.C5" style:family="table-cell">
      <style:table-cell-properties fo:padding="0.097cm" fo:border-left="0.05pt solid #000000" fo:border-right="none" fo:border-top="none" fo:border-bottom="0.05pt solid #000000"/>
    </style:style>
    <style:style style:name="Таблица10.D5" style:family="table-cell">
      <style:table-cell-properties fo:padding="0.097cm" fo:border-left="0.05pt solid #000000" fo:border-right="none" fo:border-top="none" fo:border-bottom="0.05pt solid #000000"/>
    </style:style>
    <style:style style:name="Таблица10.E5" style:family="table-cell">
      <style:table-cell-properties fo:padding="0.097cm" fo:border-left="0.05pt solid #000000" fo:border-right="none" fo:border-top="none" fo:border-bottom="0.05pt solid #000000"/>
    </style:style>
    <style:style style:name="Таблица10.F5" style:family="table-cell">
      <style:table-cell-properties fo:padding="0.097cm" fo:border-left="0.05pt solid #000000" fo:border-right="none" fo:border-top="none" fo:border-bottom="0.05pt solid #000000"/>
    </style:style>
    <style:style style:name="Таблица10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6" style:family="table-cell">
      <style:table-cell-properties fo:padding="0.097cm" fo:border-left="0.05pt solid #000000" fo:border-right="none" fo:border-top="none" fo:border-bottom="0.05pt solid #000000"/>
    </style:style>
    <style:style style:name="Таблица10.C6" style:family="table-cell">
      <style:table-cell-properties fo:padding="0.097cm" fo:border-left="0.05pt solid #000000" fo:border-right="none" fo:border-top="none" fo:border-bottom="0.05pt solid #000000"/>
    </style:style>
    <style:style style:name="Таблица10.D6" style:family="table-cell">
      <style:table-cell-properties fo:padding="0.097cm" fo:border-left="0.05pt solid #000000" fo:border-right="none" fo:border-top="none" fo:border-bottom="0.05pt solid #000000"/>
    </style:style>
    <style:style style:name="Таблица10.E6" style:family="table-cell">
      <style:table-cell-properties fo:padding="0.097cm" fo:border-left="0.05pt solid #000000" fo:border-right="none" fo:border-top="none" fo:border-bottom="0.05pt solid #000000"/>
    </style:style>
    <style:style style:name="Таблица10.F6" style:family="table-cell">
      <style:table-cell-properties fo:padding="0.097cm" fo:border-left="0.05pt solid #000000" fo:border-right="none" fo:border-top="none" fo:border-bottom="0.05pt solid #000000"/>
    </style:style>
    <style:style style:name="Таблица10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7" style:family="table-cell">
      <style:table-cell-properties fo:padding="0.097cm" fo:border-left="0.05pt solid #000000" fo:border-right="none" fo:border-top="none" fo:border-bottom="0.05pt solid #000000"/>
    </style:style>
    <style:style style:name="Таблица10.C7" style:family="table-cell">
      <style:table-cell-properties fo:padding="0.097cm" fo:border-left="0.05pt solid #000000" fo:border-right="none" fo:border-top="none" fo:border-bottom="0.05pt solid #000000"/>
    </style:style>
    <style:style style:name="Таблица10.D7" style:family="table-cell">
      <style:table-cell-properties fo:padding="0.097cm" fo:border-left="0.05pt solid #000000" fo:border-right="none" fo:border-top="none" fo:border-bottom="0.05pt solid #000000"/>
    </style:style>
    <style:style style:name="Таблица10.E7" style:family="table-cell">
      <style:table-cell-properties fo:padding="0.097cm" fo:border-left="0.05pt solid #000000" fo:border-right="none" fo:border-top="none" fo:border-bottom="0.05pt solid #000000"/>
    </style:style>
    <style:style style:name="Таблица10.F7" style:family="table-cell">
      <style:table-cell-properties fo:padding="0.097cm" fo:border-left="0.05pt solid #000000" fo:border-right="none" fo:border-top="none" fo:border-bottom="0.05pt solid #000000"/>
    </style:style>
    <style:style style:name="Таблица10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8" style:family="table-cell">
      <style:table-cell-properties fo:padding="0.097cm" fo:border-left="0.05pt solid #000000" fo:border-right="none" fo:border-top="none" fo:border-bottom="0.05pt solid #000000"/>
    </style:style>
    <style:style style:name="Таблица10.C8" style:family="table-cell">
      <style:table-cell-properties fo:padding="0.097cm" fo:border-left="0.05pt solid #000000" fo:border-right="none" fo:border-top="none" fo:border-bottom="0.05pt solid #000000"/>
    </style:style>
    <style:style style:name="Таблица10.D8" style:family="table-cell">
      <style:table-cell-properties fo:padding="0.097cm" fo:border-left="0.05pt solid #000000" fo:border-right="none" fo:border-top="none" fo:border-bottom="0.05pt solid #000000"/>
    </style:style>
    <style:style style:name="Таблица10.E8" style:family="table-cell">
      <style:table-cell-properties fo:padding="0.097cm" fo:border-left="0.05pt solid #000000" fo:border-right="none" fo:border-top="none" fo:border-bottom="0.05pt solid #000000"/>
    </style:style>
    <style:style style:name="Таблица10.F8" style:family="table-cell">
      <style:table-cell-properties fo:padding="0.097cm" fo:border-left="0.05pt solid #000000" fo:border-right="none" fo:border-top="none" fo:border-bottom="0.05pt solid #000000"/>
    </style:style>
    <style:style style:name="Таблица10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9" style:family="table-cell">
      <style:table-cell-properties fo:padding="0.097cm" fo:border-left="0.05pt solid #000000" fo:border-right="none" fo:border-top="none" fo:border-bottom="0.05pt solid #000000"/>
    </style:style>
    <style:style style:name="Таблица10.C9" style:family="table-cell">
      <style:table-cell-properties fo:padding="0.097cm" fo:border-left="0.05pt solid #000000" fo:border-right="none" fo:border-top="none" fo:border-bottom="0.05pt solid #000000"/>
    </style:style>
    <style:style style:name="Таблица10.D9" style:family="table-cell">
      <style:table-cell-properties fo:padding="0.097cm" fo:border-left="0.05pt solid #000000" fo:border-right="none" fo:border-top="none" fo:border-bottom="0.05pt solid #000000"/>
    </style:style>
    <style:style style:name="Таблица10.E9" style:family="table-cell">
      <style:table-cell-properties fo:padding="0.097cm" fo:border-left="0.05pt solid #000000" fo:border-right="none" fo:border-top="none" fo:border-bottom="0.05pt solid #000000"/>
    </style:style>
    <style:style style:name="Таблица10.F9" style:family="table-cell">
      <style:table-cell-properties fo:padding="0.097cm" fo:border-left="0.05pt solid #000000" fo:border-right="none" fo:border-top="none" fo:border-bottom="0.05pt solid #000000"/>
    </style:style>
    <style:style style:name="Таблица10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0" style:family="table-cell">
      <style:table-cell-properties fo:padding="0.097cm" fo:border-left="0.05pt solid #000000" fo:border-right="none" fo:border-top="none" fo:border-bottom="0.05pt solid #000000"/>
    </style:style>
    <style:style style:name="Таблица10.C10" style:family="table-cell">
      <style:table-cell-properties fo:padding="0.097cm" fo:border-left="0.05pt solid #000000" fo:border-right="none" fo:border-top="none" fo:border-bottom="0.05pt solid #000000"/>
    </style:style>
    <style:style style:name="Таблица10.D10" style:family="table-cell">
      <style:table-cell-properties fo:padding="0.097cm" fo:border-left="0.05pt solid #000000" fo:border-right="none" fo:border-top="none" fo:border-bottom="0.05pt solid #000000"/>
    </style:style>
    <style:style style:name="Таблица10.E10" style:family="table-cell">
      <style:table-cell-properties fo:padding="0.097cm" fo:border-left="0.05pt solid #000000" fo:border-right="none" fo:border-top="none" fo:border-bottom="0.05pt solid #000000"/>
    </style:style>
    <style:style style:name="Таблица10.F10" style:family="table-cell">
      <style:table-cell-properties fo:padding="0.097cm" fo:border-left="0.05pt solid #000000" fo:border-right="none" fo:border-top="none" fo:border-bottom="0.05pt solid #000000"/>
    </style:style>
    <style:style style:name="Таблица10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1" style:family="table-cell">
      <style:table-cell-properties fo:padding="0.097cm" fo:border-left="0.05pt solid #000000" fo:border-right="none" fo:border-top="none" fo:border-bottom="0.05pt solid #000000"/>
    </style:style>
    <style:style style:name="Таблица10.C11" style:family="table-cell">
      <style:table-cell-properties fo:padding="0.097cm" fo:border-left="0.05pt solid #000000" fo:border-right="none" fo:border-top="none" fo:border-bottom="0.05pt solid #000000"/>
    </style:style>
    <style:style style:name="Таблица10.D11" style:family="table-cell">
      <style:table-cell-properties fo:padding="0.097cm" fo:border-left="0.05pt solid #000000" fo:border-right="none" fo:border-top="none" fo:border-bottom="0.05pt solid #000000"/>
    </style:style>
    <style:style style:name="Таблица10.E11" style:family="table-cell">
      <style:table-cell-properties fo:padding="0.097cm" fo:border-left="0.05pt solid #000000" fo:border-right="none" fo:border-top="none" fo:border-bottom="0.05pt solid #000000"/>
    </style:style>
    <style:style style:name="Таблица10.F11" style:family="table-cell">
      <style:table-cell-properties fo:padding="0.097cm" fo:border-left="0.05pt solid #000000" fo:border-right="none" fo:border-top="none" fo:border-bottom="0.05pt solid #000000"/>
    </style:style>
    <style:style style:name="Таблица10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2" style:family="table-cell">
      <style:table-cell-properties fo:padding="0.097cm" fo:border-left="0.05pt solid #000000" fo:border-right="none" fo:border-top="none" fo:border-bottom="0.05pt solid #000000"/>
    </style:style>
    <style:style style:name="Таблица10.C12" style:family="table-cell">
      <style:table-cell-properties fo:padding="0.097cm" fo:border-left="0.05pt solid #000000" fo:border-right="none" fo:border-top="none" fo:border-bottom="0.05pt solid #000000"/>
    </style:style>
    <style:style style:name="Таблица10.D12" style:family="table-cell">
      <style:table-cell-properties fo:padding="0.097cm" fo:border-left="0.05pt solid #000000" fo:border-right="none" fo:border-top="none" fo:border-bottom="0.05pt solid #000000"/>
    </style:style>
    <style:style style:name="Таблица10.E12" style:family="table-cell">
      <style:table-cell-properties fo:padding="0.097cm" fo:border-left="0.05pt solid #000000" fo:border-right="none" fo:border-top="none" fo:border-bottom="0.05pt solid #000000"/>
    </style:style>
    <style:style style:name="Таблица10.F12" style:family="table-cell">
      <style:table-cell-properties fo:padding="0.097cm" fo:border-left="0.05pt solid #000000" fo:border-right="none" fo:border-top="none" fo:border-bottom="0.05pt solid #000000"/>
    </style:style>
    <style:style style:name="Таблица10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3" style:family="table-cell">
      <style:table-cell-properties fo:padding="0.097cm" fo:border-left="0.05pt solid #000000" fo:border-right="none" fo:border-top="none" fo:border-bottom="0.05pt solid #000000"/>
    </style:style>
    <style:style style:name="Таблица10.C13" style:family="table-cell">
      <style:table-cell-properties fo:padding="0.097cm" fo:border-left="0.05pt solid #000000" fo:border-right="none" fo:border-top="none" fo:border-bottom="0.05pt solid #000000"/>
    </style:style>
    <style:style style:name="Таблица10.D13" style:family="table-cell">
      <style:table-cell-properties fo:padding="0.097cm" fo:border-left="0.05pt solid #000000" fo:border-right="none" fo:border-top="none" fo:border-bottom="0.05pt solid #000000"/>
    </style:style>
    <style:style style:name="Таблица10.E13" style:family="table-cell">
      <style:table-cell-properties fo:padding="0.097cm" fo:border-left="0.05pt solid #000000" fo:border-right="none" fo:border-top="none" fo:border-bottom="0.05pt solid #000000"/>
    </style:style>
    <style:style style:name="Таблица10.F13" style:family="table-cell">
      <style:table-cell-properties fo:padding="0.097cm" fo:border-left="0.05pt solid #000000" fo:border-right="none" fo:border-top="none" fo:border-bottom="0.05pt solid #000000"/>
    </style:style>
    <style:style style:name="Таблица10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4" style:family="table-cell">
      <style:table-cell-properties fo:padding="0.097cm" fo:border-left="0.05pt solid #000000" fo:border-right="none" fo:border-top="none" fo:border-bottom="0.05pt solid #000000"/>
    </style:style>
    <style:style style:name="Таблица10.C14" style:family="table-cell">
      <style:table-cell-properties fo:padding="0.097cm" fo:border-left="0.05pt solid #000000" fo:border-right="none" fo:border-top="none" fo:border-bottom="0.05pt solid #000000"/>
    </style:style>
    <style:style style:name="Таблица10.D14" style:family="table-cell">
      <style:table-cell-properties fo:padding="0.097cm" fo:border-left="0.05pt solid #000000" fo:border-right="none" fo:border-top="none" fo:border-bottom="0.05pt solid #000000"/>
    </style:style>
    <style:style style:name="Таблица10.E14" style:family="table-cell">
      <style:table-cell-properties fo:padding="0.097cm" fo:border-left="0.05pt solid #000000" fo:border-right="none" fo:border-top="none" fo:border-bottom="0.05pt solid #000000"/>
    </style:style>
    <style:style style:name="Таблица10.F14" style:family="table-cell">
      <style:table-cell-properties fo:padding="0.097cm" fo:border-left="0.05pt solid #000000" fo:border-right="none" fo:border-top="none" fo:border-bottom="0.05pt solid #000000"/>
    </style:style>
    <style:style style:name="Таблица10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5" style:family="table-cell">
      <style:table-cell-properties fo:padding="0.097cm" fo:border-left="0.05pt solid #000000" fo:border-right="none" fo:border-top="none" fo:border-bottom="0.05pt solid #000000"/>
    </style:style>
    <style:style style:name="Таблица10.C15" style:family="table-cell">
      <style:table-cell-properties fo:padding="0.097cm" fo:border-left="0.05pt solid #000000" fo:border-right="none" fo:border-top="none" fo:border-bottom="0.05pt solid #000000"/>
    </style:style>
    <style:style style:name="Таблица10.D15" style:family="table-cell">
      <style:table-cell-properties fo:padding="0.097cm" fo:border-left="0.05pt solid #000000" fo:border-right="none" fo:border-top="none" fo:border-bottom="0.05pt solid #000000"/>
    </style:style>
    <style:style style:name="Таблица10.E15" style:family="table-cell">
      <style:table-cell-properties fo:padding="0.097cm" fo:border-left="0.05pt solid #000000" fo:border-right="none" fo:border-top="none" fo:border-bottom="0.05pt solid #000000"/>
    </style:style>
    <style:style style:name="Таблица10.F15" style:family="table-cell">
      <style:table-cell-properties fo:padding="0.097cm" fo:border-left="0.05pt solid #000000" fo:border-right="none" fo:border-top="none" fo:border-bottom="0.05pt solid #000000"/>
    </style:style>
    <style:style style:name="Таблица10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6" style:family="table-cell">
      <style:table-cell-properties fo:padding="0.097cm" fo:border-left="0.05pt solid #000000" fo:border-right="none" fo:border-top="none" fo:border-bottom="0.05pt solid #000000"/>
    </style:style>
    <style:style style:name="Таблица10.C16" style:family="table-cell">
      <style:table-cell-properties fo:padding="0.097cm" fo:border-left="0.05pt solid #000000" fo:border-right="none" fo:border-top="none" fo:border-bottom="0.05pt solid #000000"/>
    </style:style>
    <style:style style:name="Таблица10.D16" style:family="table-cell">
      <style:table-cell-properties fo:padding="0.097cm" fo:border-left="0.05pt solid #000000" fo:border-right="none" fo:border-top="none" fo:border-bottom="0.05pt solid #000000"/>
    </style:style>
    <style:style style:name="Таблица10.E16" style:family="table-cell">
      <style:table-cell-properties fo:padding="0.097cm" fo:border-left="0.05pt solid #000000" fo:border-right="none" fo:border-top="none" fo:border-bottom="0.05pt solid #000000"/>
    </style:style>
    <style:style style:name="Таблица10.F16" style:family="table-cell">
      <style:table-cell-properties fo:padding="0.097cm" fo:border-left="0.05pt solid #000000" fo:border-right="none" fo:border-top="none" fo:border-bottom="0.05pt solid #000000"/>
    </style:style>
    <style:style style:name="Таблица10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7" style:family="table-cell">
      <style:table-cell-properties fo:padding="0.097cm" fo:border-left="0.05pt solid #000000" fo:border-right="none" fo:border-top="none" fo:border-bottom="0.05pt solid #000000"/>
    </style:style>
    <style:style style:name="Таблица10.C17" style:family="table-cell">
      <style:table-cell-properties fo:padding="0.097cm" fo:border-left="0.05pt solid #000000" fo:border-right="none" fo:border-top="none" fo:border-bottom="0.05pt solid #000000"/>
    </style:style>
    <style:style style:name="Таблица10.D17" style:family="table-cell">
      <style:table-cell-properties fo:padding="0.097cm" fo:border-left="0.05pt solid #000000" fo:border-right="none" fo:border-top="none" fo:border-bottom="0.05pt solid #000000"/>
    </style:style>
    <style:style style:name="Таблица10.E17" style:family="table-cell">
      <style:table-cell-properties fo:padding="0.097cm" fo:border-left="0.05pt solid #000000" fo:border-right="none" fo:border-top="none" fo:border-bottom="0.05pt solid #000000"/>
    </style:style>
    <style:style style:name="Таблица10.F17" style:family="table-cell">
      <style:table-cell-properties fo:padding="0.097cm" fo:border-left="0.05pt solid #000000" fo:border-right="none" fo:border-top="none" fo:border-bottom="0.05pt solid #000000"/>
    </style:style>
    <style:style style:name="Таблица10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8" style:family="table-cell">
      <style:table-cell-properties fo:padding="0.097cm" fo:border-left="0.05pt solid #000000" fo:border-right="none" fo:border-top="none" fo:border-bottom="0.05pt solid #000000"/>
    </style:style>
    <style:style style:name="Таблица10.C18" style:family="table-cell">
      <style:table-cell-properties fo:padding="0.097cm" fo:border-left="0.05pt solid #000000" fo:border-right="none" fo:border-top="none" fo:border-bottom="0.05pt solid #000000"/>
    </style:style>
    <style:style style:name="Таблица10.D18" style:family="table-cell">
      <style:table-cell-properties fo:padding="0.097cm" fo:border-left="0.05pt solid #000000" fo:border-right="none" fo:border-top="none" fo:border-bottom="0.05pt solid #000000"/>
    </style:style>
    <style:style style:name="Таблица10.E18" style:family="table-cell">
      <style:table-cell-properties fo:padding="0.097cm" fo:border-left="0.05pt solid #000000" fo:border-right="none" fo:border-top="none" fo:border-bottom="0.05pt solid #000000"/>
    </style:style>
    <style:style style:name="Таблица10.F18" style:family="table-cell">
      <style:table-cell-properties fo:padding="0.097cm" fo:border-left="0.05pt solid #000000" fo:border-right="none" fo:border-top="none" fo:border-bottom="0.05pt solid #000000"/>
    </style:style>
    <style:style style:name="Таблица10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9" style:family="table-cell">
      <style:table-cell-properties fo:padding="0.097cm" fo:border-left="0.05pt solid #000000" fo:border-right="none" fo:border-top="none" fo:border-bottom="0.05pt solid #000000"/>
    </style:style>
    <style:style style:name="Таблица10.C19" style:family="table-cell">
      <style:table-cell-properties fo:padding="0.097cm" fo:border-left="0.05pt solid #000000" fo:border-right="none" fo:border-top="none" fo:border-bottom="0.05pt solid #000000"/>
    </style:style>
    <style:style style:name="Таблица10.D19" style:family="table-cell">
      <style:table-cell-properties fo:padding="0.097cm" fo:border-left="0.05pt solid #000000" fo:border-right="none" fo:border-top="none" fo:border-bottom="0.05pt solid #000000"/>
    </style:style>
    <style:style style:name="Таблица10.E19" style:family="table-cell">
      <style:table-cell-properties fo:padding="0.097cm" fo:border-left="0.05pt solid #000000" fo:border-right="none" fo:border-top="none" fo:border-bottom="0.05pt solid #000000"/>
    </style:style>
    <style:style style:name="Таблица10.F19" style:family="table-cell">
      <style:table-cell-properties fo:padding="0.097cm" fo:border-left="0.05pt solid #000000" fo:border-right="none" fo:border-top="none" fo:border-bottom="0.05pt solid #000000"/>
    </style:style>
    <style:style style:name="Таблица10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0" style:family="table-cell">
      <style:table-cell-properties fo:padding="0.097cm" fo:border-left="0.05pt solid #000000" fo:border-right="none" fo:border-top="none" fo:border-bottom="0.05pt solid #000000"/>
    </style:style>
    <style:style style:name="Таблица10.C20" style:family="table-cell">
      <style:table-cell-properties fo:padding="0.097cm" fo:border-left="0.05pt solid #000000" fo:border-right="none" fo:border-top="none" fo:border-bottom="0.05pt solid #000000"/>
    </style:style>
    <style:style style:name="Таблица10.D20" style:family="table-cell">
      <style:table-cell-properties fo:padding="0.097cm" fo:border-left="0.05pt solid #000000" fo:border-right="none" fo:border-top="none" fo:border-bottom="0.05pt solid #000000"/>
    </style:style>
    <style:style style:name="Таблица10.E20" style:family="table-cell">
      <style:table-cell-properties fo:padding="0.097cm" fo:border-left="0.05pt solid #000000" fo:border-right="none" fo:border-top="none" fo:border-bottom="0.05pt solid #000000"/>
    </style:style>
    <style:style style:name="Таблица10.F20" style:family="table-cell">
      <style:table-cell-properties fo:padding="0.097cm" fo:border-left="0.05pt solid #000000" fo:border-right="none" fo:border-top="none" fo:border-bottom="0.05pt solid #000000"/>
    </style:style>
    <style:style style:name="Таблица10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1" style:family="table-cell">
      <style:table-cell-properties fo:padding="0.097cm" fo:border-left="0.05pt solid #000000" fo:border-right="none" fo:border-top="none" fo:border-bottom="0.05pt solid #000000"/>
    </style:style>
    <style:style style:name="Таблица10.C21" style:family="table-cell">
      <style:table-cell-properties fo:padding="0.097cm" fo:border-left="0.05pt solid #000000" fo:border-right="none" fo:border-top="none" fo:border-bottom="0.05pt solid #000000"/>
    </style:style>
    <style:style style:name="Таблица10.D21" style:family="table-cell">
      <style:table-cell-properties fo:padding="0.097cm" fo:border-left="0.05pt solid #000000" fo:border-right="none" fo:border-top="none" fo:border-bottom="0.05pt solid #000000"/>
    </style:style>
    <style:style style:name="Таблица10.E21" style:family="table-cell">
      <style:table-cell-properties fo:padding="0.097cm" fo:border-left="0.05pt solid #000000" fo:border-right="none" fo:border-top="none" fo:border-bottom="0.05pt solid #000000"/>
    </style:style>
    <style:style style:name="Таблица10.F21" style:family="table-cell">
      <style:table-cell-properties fo:padding="0.097cm" fo:border-left="0.05pt solid #000000" fo:border-right="none" fo:border-top="none" fo:border-bottom="0.05pt solid #000000"/>
    </style:style>
    <style:style style:name="Таблица10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2" style:family="table-cell">
      <style:table-cell-properties fo:padding="0.097cm" fo:border-left="0.05pt solid #000000" fo:border-right="none" fo:border-top="none" fo:border-bottom="0.05pt solid #000000"/>
    </style:style>
    <style:style style:name="Таблица10.C22" style:family="table-cell">
      <style:table-cell-properties fo:padding="0.097cm" fo:border-left="0.05pt solid #000000" fo:border-right="none" fo:border-top="none" fo:border-bottom="0.05pt solid #000000"/>
    </style:style>
    <style:style style:name="Таблица10.D22" style:family="table-cell">
      <style:table-cell-properties fo:padding="0.097cm" fo:border-left="0.05pt solid #000000" fo:border-right="none" fo:border-top="none" fo:border-bottom="0.05pt solid #000000"/>
    </style:style>
    <style:style style:name="Таблица10.E22" style:family="table-cell">
      <style:table-cell-properties fo:padding="0.097cm" fo:border-left="0.05pt solid #000000" fo:border-right="none" fo:border-top="none" fo:border-bottom="0.05pt solid #000000"/>
    </style:style>
    <style:style style:name="Таблица10.F22" style:family="table-cell">
      <style:table-cell-properties fo:padding="0.097cm" fo:border-left="0.05pt solid #000000" fo:border-right="none" fo:border-top="none" fo:border-bottom="0.05pt solid #000000"/>
    </style:style>
    <style:style style:name="Таблица10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3" style:family="table-cell">
      <style:table-cell-properties fo:padding="0.097cm" fo:border-left="0.05pt solid #000000" fo:border-right="none" fo:border-top="none" fo:border-bottom="0.05pt solid #000000"/>
    </style:style>
    <style:style style:name="Таблица10.C23" style:family="table-cell">
      <style:table-cell-properties fo:padding="0.097cm" fo:border-left="0.05pt solid #000000" fo:border-right="none" fo:border-top="none" fo:border-bottom="0.05pt solid #000000"/>
    </style:style>
    <style:style style:name="Таблица10.D23" style:family="table-cell">
      <style:table-cell-properties fo:padding="0.097cm" fo:border-left="0.05pt solid #000000" fo:border-right="none" fo:border-top="none" fo:border-bottom="0.05pt solid #000000"/>
    </style:style>
    <style:style style:name="Таблица10.E23" style:family="table-cell">
      <style:table-cell-properties fo:padding="0.097cm" fo:border-left="0.05pt solid #000000" fo:border-right="none" fo:border-top="none" fo:border-bottom="0.05pt solid #000000"/>
    </style:style>
    <style:style style:name="Таблица10.F23" style:family="table-cell">
      <style:table-cell-properties fo:padding="0.097cm" fo:border-left="0.05pt solid #000000" fo:border-right="none" fo:border-top="none" fo:border-bottom="0.05pt solid #000000"/>
    </style:style>
    <style:style style:name="Таблица10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4" style:family="table-cell">
      <style:table-cell-properties fo:padding="0.097cm" fo:border-left="0.05pt solid #000000" fo:border-right="none" fo:border-top="none" fo:border-bottom="0.05pt solid #000000"/>
    </style:style>
    <style:style style:name="Таблица10.C24" style:family="table-cell">
      <style:table-cell-properties fo:padding="0.097cm" fo:border-left="0.05pt solid #000000" fo:border-right="none" fo:border-top="none" fo:border-bottom="0.05pt solid #000000"/>
    </style:style>
    <style:style style:name="Таблица10.D24" style:family="table-cell">
      <style:table-cell-properties fo:padding="0.097cm" fo:border-left="0.05pt solid #000000" fo:border-right="none" fo:border-top="none" fo:border-bottom="0.05pt solid #000000"/>
    </style:style>
    <style:style style:name="Таблица10.E24" style:family="table-cell">
      <style:table-cell-properties fo:padding="0.097cm" fo:border-left="0.05pt solid #000000" fo:border-right="none" fo:border-top="none" fo:border-bottom="0.05pt solid #000000"/>
    </style:style>
    <style:style style:name="Таблица10.F24" style:family="table-cell">
      <style:table-cell-properties fo:padding="0.097cm" fo:border-left="0.05pt solid #000000" fo:border-right="none" fo:border-top="none" fo:border-bottom="0.05pt solid #000000"/>
    </style:style>
    <style:style style:name="Таблица10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5" style:family="table-cell">
      <style:table-cell-properties fo:padding="0.097cm" fo:border-left="0.05pt solid #000000" fo:border-right="none" fo:border-top="none" fo:border-bottom="0.05pt solid #000000"/>
    </style:style>
    <style:style style:name="Таблица10.C25" style:family="table-cell">
      <style:table-cell-properties fo:padding="0.097cm" fo:border-left="0.05pt solid #000000" fo:border-right="none" fo:border-top="none" fo:border-bottom="0.05pt solid #000000"/>
    </style:style>
    <style:style style:name="Таблица10.D25" style:family="table-cell">
      <style:table-cell-properties fo:padding="0.097cm" fo:border-left="0.05pt solid #000000" fo:border-right="none" fo:border-top="none" fo:border-bottom="0.05pt solid #000000"/>
    </style:style>
    <style:style style:name="Таблица10.E25" style:family="table-cell">
      <style:table-cell-properties fo:padding="0.097cm" fo:border-left="0.05pt solid #000000" fo:border-right="none" fo:border-top="none" fo:border-bottom="0.05pt solid #000000"/>
    </style:style>
    <style:style style:name="Таблица10.F25" style:family="table-cell">
      <style:table-cell-properties fo:padding="0.097cm" fo:border-left="0.05pt solid #000000" fo:border-right="none" fo:border-top="none" fo:border-bottom="0.05pt solid #000000"/>
    </style:style>
    <style:style style:name="Таблица10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6" style:family="table-cell">
      <style:table-cell-properties fo:padding="0.097cm" fo:border-left="0.05pt solid #000000" fo:border-right="none" fo:border-top="none" fo:border-bottom="0.05pt solid #000000"/>
    </style:style>
    <style:style style:name="Таблица10.C26" style:family="table-cell">
      <style:table-cell-properties fo:padding="0.097cm" fo:border-left="0.05pt solid #000000" fo:border-right="none" fo:border-top="none" fo:border-bottom="0.05pt solid #000000"/>
    </style:style>
    <style:style style:name="Таблица10.D26" style:family="table-cell">
      <style:table-cell-properties fo:padding="0.097cm" fo:border-left="0.05pt solid #000000" fo:border-right="none" fo:border-top="none" fo:border-bottom="0.05pt solid #000000"/>
    </style:style>
    <style:style style:name="Таблица10.E26" style:family="table-cell">
      <style:table-cell-properties fo:padding="0.097cm" fo:border-left="0.05pt solid #000000" fo:border-right="none" fo:border-top="none" fo:border-bottom="0.05pt solid #000000"/>
    </style:style>
    <style:style style:name="Таблица10.F26" style:family="table-cell">
      <style:table-cell-properties fo:padding="0.097cm" fo:border-left="0.05pt solid #000000" fo:border-right="none" fo:border-top="none" fo:border-bottom="0.05pt solid #000000"/>
    </style:style>
    <style:style style:name="Таблица10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7" style:family="table-cell">
      <style:table-cell-properties fo:padding="0.097cm" fo:border-left="0.05pt solid #000000" fo:border-right="none" fo:border-top="none" fo:border-bottom="0.05pt solid #000000"/>
    </style:style>
    <style:style style:name="Таблица10.C27" style:family="table-cell">
      <style:table-cell-properties fo:padding="0.097cm" fo:border-left="0.05pt solid #000000" fo:border-right="none" fo:border-top="none" fo:border-bottom="0.05pt solid #000000"/>
    </style:style>
    <style:style style:name="Таблица10.D27" style:family="table-cell">
      <style:table-cell-properties fo:padding="0.097cm" fo:border-left="0.05pt solid #000000" fo:border-right="none" fo:border-top="none" fo:border-bottom="0.05pt solid #000000"/>
    </style:style>
    <style:style style:name="Таблица10.E27" style:family="table-cell">
      <style:table-cell-properties fo:padding="0.097cm" fo:border-left="0.05pt solid #000000" fo:border-right="none" fo:border-top="none" fo:border-bottom="0.05pt solid #000000"/>
    </style:style>
    <style:style style:name="Таблица10.F27" style:family="table-cell">
      <style:table-cell-properties fo:padding="0.097cm" fo:border-left="0.05pt solid #000000" fo:border-right="none" fo:border-top="none" fo:border-bottom="0.05pt solid #000000"/>
    </style:style>
    <style:style style:name="Таблица10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8" style:family="table-cell">
      <style:table-cell-properties fo:padding="0.097cm" fo:border-left="0.05pt solid #000000" fo:border-right="none" fo:border-top="none" fo:border-bottom="0.05pt solid #000000"/>
    </style:style>
    <style:style style:name="Таблица10.C28" style:family="table-cell">
      <style:table-cell-properties fo:padding="0.097cm" fo:border-left="0.05pt solid #000000" fo:border-right="none" fo:border-top="none" fo:border-bottom="0.05pt solid #000000"/>
    </style:style>
    <style:style style:name="Таблица10.D28" style:family="table-cell">
      <style:table-cell-properties fo:padding="0.097cm" fo:border-left="0.05pt solid #000000" fo:border-right="none" fo:border-top="none" fo:border-bottom="0.05pt solid #000000"/>
    </style:style>
    <style:style style:name="Таблица10.E28" style:family="table-cell">
      <style:table-cell-properties fo:padding="0.097cm" fo:border-left="0.05pt solid #000000" fo:border-right="none" fo:border-top="none" fo:border-bottom="0.05pt solid #000000"/>
    </style:style>
    <style:style style:name="Таблица10.F28" style:family="table-cell">
      <style:table-cell-properties fo:padding="0.097cm" fo:border-left="0.05pt solid #000000" fo:border-right="none" fo:border-top="none" fo:border-bottom="0.05pt solid #000000"/>
    </style:style>
    <style:style style:name="Таблица10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9" style:family="table-cell">
      <style:table-cell-properties fo:padding="0.097cm" fo:border-left="0.05pt solid #000000" fo:border-right="none" fo:border-top="none" fo:border-bottom="0.05pt solid #000000"/>
    </style:style>
    <style:style style:name="Таблица10.C29" style:family="table-cell">
      <style:table-cell-properties fo:padding="0.097cm" fo:border-left="0.05pt solid #000000" fo:border-right="none" fo:border-top="none" fo:border-bottom="0.05pt solid #000000"/>
    </style:style>
    <style:style style:name="Таблица10.D29" style:family="table-cell">
      <style:table-cell-properties fo:padding="0.097cm" fo:border-left="0.05pt solid #000000" fo:border-right="none" fo:border-top="none" fo:border-bottom="0.05pt solid #000000"/>
    </style:style>
    <style:style style:name="Таблица10.E29" style:family="table-cell">
      <style:table-cell-properties fo:padding="0.097cm" fo:border-left="0.05pt solid #000000" fo:border-right="none" fo:border-top="none" fo:border-bottom="0.05pt solid #000000"/>
    </style:style>
    <style:style style:name="Таблица10.F29" style:family="table-cell">
      <style:table-cell-properties fo:padding="0.097cm" fo:border-left="0.05pt solid #000000" fo:border-right="none" fo:border-top="none" fo:border-bottom="0.05pt solid #000000"/>
    </style:style>
    <style:style style:name="Таблица10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0" style:family="table-cell">
      <style:table-cell-properties fo:padding="0.097cm" fo:border-left="0.05pt solid #000000" fo:border-right="none" fo:border-top="none" fo:border-bottom="0.05pt solid #000000"/>
    </style:style>
    <style:style style:name="Таблица10.C30" style:family="table-cell">
      <style:table-cell-properties fo:padding="0.097cm" fo:border-left="0.05pt solid #000000" fo:border-right="none" fo:border-top="none" fo:border-bottom="0.05pt solid #000000"/>
    </style:style>
    <style:style style:name="Таблица10.D30" style:family="table-cell">
      <style:table-cell-properties fo:padding="0.097cm" fo:border-left="0.05pt solid #000000" fo:border-right="none" fo:border-top="none" fo:border-bottom="0.05pt solid #000000"/>
    </style:style>
    <style:style style:name="Таблица10.E30" style:family="table-cell">
      <style:table-cell-properties fo:padding="0.097cm" fo:border-left="0.05pt solid #000000" fo:border-right="none" fo:border-top="none" fo:border-bottom="0.05pt solid #000000"/>
    </style:style>
    <style:style style:name="Таблица10.F30" style:family="table-cell">
      <style:table-cell-properties fo:padding="0.097cm" fo:border-left="0.05pt solid #000000" fo:border-right="none" fo:border-top="none" fo:border-bottom="0.05pt solid #000000"/>
    </style:style>
    <style:style style:name="Таблица10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1" style:family="table-cell">
      <style:table-cell-properties fo:padding="0.097cm" fo:border-left="0.05pt solid #000000" fo:border-right="none" fo:border-top="none" fo:border-bottom="0.05pt solid #000000"/>
    </style:style>
    <style:style style:name="Таблица10.C31" style:family="table-cell">
      <style:table-cell-properties fo:padding="0.097cm" fo:border-left="0.05pt solid #000000" fo:border-right="none" fo:border-top="none" fo:border-bottom="0.05pt solid #000000"/>
    </style:style>
    <style:style style:name="Таблица10.D31" style:family="table-cell">
      <style:table-cell-properties fo:padding="0.097cm" fo:border-left="0.05pt solid #000000" fo:border-right="none" fo:border-top="none" fo:border-bottom="0.05pt solid #000000"/>
    </style:style>
    <style:style style:name="Таблица10.E31" style:family="table-cell">
      <style:table-cell-properties fo:padding="0.097cm" fo:border-left="0.05pt solid #000000" fo:border-right="none" fo:border-top="none" fo:border-bottom="0.05pt solid #000000"/>
    </style:style>
    <style:style style:name="Таблица10.F31" style:family="table-cell">
      <style:table-cell-properties fo:padding="0.097cm" fo:border-left="0.05pt solid #000000" fo:border-right="none" fo:border-top="none" fo:border-bottom="0.05pt solid #000000"/>
    </style:style>
    <style:style style:name="Таблица10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2" style:family="table-cell">
      <style:table-cell-properties fo:padding="0.097cm" fo:border-left="0.05pt solid #000000" fo:border-right="none" fo:border-top="none" fo:border-bottom="0.05pt solid #000000"/>
    </style:style>
    <style:style style:name="Таблица10.C32" style:family="table-cell">
      <style:table-cell-properties fo:padding="0.097cm" fo:border-left="0.05pt solid #000000" fo:border-right="none" fo:border-top="none" fo:border-bottom="0.05pt solid #000000"/>
    </style:style>
    <style:style style:name="Таблица10.D32" style:family="table-cell">
      <style:table-cell-properties fo:padding="0.097cm" fo:border-left="0.05pt solid #000000" fo:border-right="none" fo:border-top="none" fo:border-bottom="0.05pt solid #000000"/>
    </style:style>
    <style:style style:name="Таблица10.E32" style:family="table-cell">
      <style:table-cell-properties fo:padding="0.097cm" fo:border-left="0.05pt solid #000000" fo:border-right="none" fo:border-top="none" fo:border-bottom="0.05pt solid #000000"/>
    </style:style>
    <style:style style:name="Таблица10.F32" style:family="table-cell">
      <style:table-cell-properties fo:padding="0.097cm" fo:border-left="0.05pt solid #000000" fo:border-right="none" fo:border-top="none" fo:border-bottom="0.05pt solid #000000"/>
    </style:style>
    <style:style style:name="Таблица10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3" style:family="table-cell">
      <style:table-cell-properties fo:padding="0.097cm" fo:border-left="0.05pt solid #000000" fo:border-right="none" fo:border-top="none" fo:border-bottom="0.05pt solid #000000"/>
    </style:style>
    <style:style style:name="Таблица10.C33" style:family="table-cell">
      <style:table-cell-properties fo:padding="0.097cm" fo:border-left="0.05pt solid #000000" fo:border-right="none" fo:border-top="none" fo:border-bottom="0.05pt solid #000000"/>
    </style:style>
    <style:style style:name="Таблица10.D33" style:family="table-cell">
      <style:table-cell-properties fo:padding="0.097cm" fo:border-left="0.05pt solid #000000" fo:border-right="none" fo:border-top="none" fo:border-bottom="0.05pt solid #000000"/>
    </style:style>
    <style:style style:name="Таблица10.E33" style:family="table-cell">
      <style:table-cell-properties fo:padding="0.097cm" fo:border-left="0.05pt solid #000000" fo:border-right="none" fo:border-top="none" fo:border-bottom="0.05pt solid #000000"/>
    </style:style>
    <style:style style:name="Таблица10.F33" style:family="table-cell">
      <style:table-cell-properties fo:padding="0.097cm" fo:border-left="0.05pt solid #000000" fo:border-right="none" fo:border-top="none" fo:border-bottom="0.05pt solid #000000"/>
    </style:style>
    <style:style style:name="Таблица10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8.598cm" fo:margin-left="-0.598cm" table:align="left"/>
    </style:style>
    <style:style style:name="Таблица16.A" style:family="table-column">
      <style:table-column-properties style:column-width="1.191cm"/>
    </style:style>
    <style:style style:name="Таблица16.B" style:family="table-column">
      <style:table-column-properties style:column-width="5.318cm"/>
    </style:style>
    <style:style style:name="Таблица16.C" style:family="table-column">
      <style:table-column-properties style:column-width="1.588cm"/>
    </style:style>
    <style:style style:name="Таблица16.D" style:family="table-column">
      <style:table-column-properties style:column-width="2.699cm"/>
    </style:style>
    <style:style style:name="Таблица16.F" style:family="table-column">
      <style:table-column-properties style:column-width="2.552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G1" style:family="table-cell">
      <style:table-cell-properties fo:padding="0.097cm" fo:border="0.05pt solid #000000"/>
    </style:style>
    <style:style style:name="Таблица16.2" style:family="table-row">
      <style:table-row-properties style:min-row-height="0.6cm"/>
    </style:style>
    <style:style style:name="Таблица1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none" fo:border-top="none" fo:border-bottom="0.05pt solid #000000"/>
    </style:style>
    <style:style style:name="Таблица16.D2" style:family="table-cell">
      <style:table-cell-properties fo:padding="0.097cm" fo:border-left="0.05pt solid #000000" fo:border-right="none" fo:border-top="none" fo:border-bottom="0.05pt solid #000000"/>
    </style:style>
    <style:style style:name="Таблица16.E2" style:family="table-cell">
      <style:table-cell-properties fo:padding="0.097cm" fo:border-left="0.05pt solid #000000" fo:border-right="none" fo:border-top="none" fo:border-bottom="0.05pt solid #000000"/>
    </style:style>
    <style:style style:name="Таблица16.F2" style:family="table-cell">
      <style:table-cell-properties fo:padding="0.097cm" fo:border-left="0.05pt solid #000000" fo:border-right="none" fo:border-top="none" fo:border-bottom="0.05pt solid #000000"/>
    </style:style>
    <style:style style:name="Таблица1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" style:family="table-cell">
      <style:table-cell-properties fo:padding="0.097cm" fo:border-left="0.05pt solid #000000" fo:border-right="none" fo:border-top="none" fo:border-bottom="0.05pt solid #000000"/>
    </style:style>
    <style:style style:name="Таблица16.C3" style:family="table-cell">
      <style:table-cell-properties fo:padding="0.097cm" fo:border-left="0.05pt solid #000000" fo:border-right="none" fo:border-top="none" fo:border-bottom="0.05pt solid #000000"/>
    </style:style>
    <style:style style:name="Таблица16.D3" style:family="table-cell">
      <style:table-cell-properties fo:padding="0.097cm" fo:border-left="0.05pt solid #000000" fo:border-right="none" fo:border-top="none" fo:border-bottom="0.05pt solid #000000"/>
    </style:style>
    <style:style style:name="Таблица16.E3" style:family="table-cell">
      <style:table-cell-properties fo:padding="0.097cm" fo:border-left="0.05pt solid #000000" fo:border-right="none" fo:border-top="none" fo:border-bottom="0.05pt solid #000000"/>
    </style:style>
    <style:style style:name="Таблица16.F3" style:family="table-cell">
      <style:table-cell-properties fo:padding="0.097cm" fo:border-left="0.05pt solid #000000" fo:border-right="none" fo:border-top="none" fo:border-bottom="0.05pt solid #000000"/>
    </style:style>
    <style:style style:name="Таблица1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4" style:family="table-cell">
      <style:table-cell-properties fo:padding="0.097cm" fo:border-left="0.05pt solid #000000" fo:border-right="none" fo:border-top="none" fo:border-bottom="0.05pt solid #000000"/>
    </style:style>
    <style:style style:name="Таблица16.C4" style:family="table-cell">
      <style:table-cell-properties fo:padding="0.097cm" fo:border-left="0.05pt solid #000000" fo:border-right="none" fo:border-top="none" fo:border-bottom="0.05pt solid #000000"/>
    </style:style>
    <style:style style:name="Таблица16.D4" style:family="table-cell">
      <style:table-cell-properties fo:padding="0.097cm" fo:border-left="0.05pt solid #000000" fo:border-right="none" fo:border-top="none" fo:border-bottom="0.05pt solid #000000"/>
    </style:style>
    <style:style style:name="Таблица16.E4" style:family="table-cell">
      <style:table-cell-properties fo:padding="0.097cm" fo:border-left="0.05pt solid #000000" fo:border-right="none" fo:border-top="none" fo:border-bottom="0.05pt solid #000000"/>
    </style:style>
    <style:style style:name="Таблица16.F4" style:family="table-cell">
      <style:table-cell-properties fo:padding="0.097cm" fo:border-left="0.05pt solid #000000" fo:border-right="none" fo:border-top="none" fo:border-bottom="0.05pt solid #000000"/>
    </style:style>
    <style:style style:name="Таблица1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5" style:family="table-cell">
      <style:table-cell-properties fo:padding="0.097cm" fo:border-left="0.05pt solid #000000" fo:border-right="none" fo:border-top="none" fo:border-bottom="0.05pt solid #000000"/>
    </style:style>
    <style:style style:name="Таблица16.C5" style:family="table-cell">
      <style:table-cell-properties fo:padding="0.097cm" fo:border-left="0.05pt solid #000000" fo:border-right="none" fo:border-top="none" fo:border-bottom="0.05pt solid #000000"/>
    </style:style>
    <style:style style:name="Таблица16.D5" style:family="table-cell">
      <style:table-cell-properties fo:padding="0.097cm" fo:border-left="0.05pt solid #000000" fo:border-right="none" fo:border-top="none" fo:border-bottom="0.05pt solid #000000"/>
    </style:style>
    <style:style style:name="Таблица16.E5" style:family="table-cell">
      <style:table-cell-properties fo:padding="0.097cm" fo:border-left="0.05pt solid #000000" fo:border-right="none" fo:border-top="none" fo:border-bottom="0.05pt solid #000000"/>
    </style:style>
    <style:style style:name="Таблица16.F5" style:family="table-cell">
      <style:table-cell-properties fo:padding="0.097cm" fo:border-left="0.05pt solid #000000" fo:border-right="none" fo:border-top="none" fo:border-bottom="0.05pt solid #000000"/>
    </style:style>
    <style:style style:name="Таблица1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6" style:family="table-cell">
      <style:table-cell-properties fo:padding="0.097cm" fo:border-left="0.05pt solid #000000" fo:border-right="none" fo:border-top="none" fo:border-bottom="0.05pt solid #000000"/>
    </style:style>
    <style:style style:name="Таблица16.C6" style:family="table-cell">
      <style:table-cell-properties fo:padding="0.097cm" fo:border-left="0.05pt solid #000000" fo:border-right="none" fo:border-top="none" fo:border-bottom="0.05pt solid #000000"/>
    </style:style>
    <style:style style:name="Таблица16.D6" style:family="table-cell">
      <style:table-cell-properties fo:padding="0.097cm" fo:border-left="0.05pt solid #000000" fo:border-right="none" fo:border-top="none" fo:border-bottom="0.05pt solid #000000"/>
    </style:style>
    <style:style style:name="Таблица16.E6" style:family="table-cell">
      <style:table-cell-properties fo:padding="0.097cm" fo:border-left="0.05pt solid #000000" fo:border-right="none" fo:border-top="none" fo:border-bottom="0.05pt solid #000000"/>
    </style:style>
    <style:style style:name="Таблица16.F6" style:family="table-cell">
      <style:table-cell-properties fo:padding="0.097cm" fo:border-left="0.05pt solid #000000" fo:border-right="none" fo:border-top="none" fo:border-bottom="0.05pt solid #000000"/>
    </style:style>
    <style:style style:name="Таблица1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7" style:family="table-cell">
      <style:table-cell-properties fo:padding="0.097cm" fo:border-left="0.05pt solid #000000" fo:border-right="none" fo:border-top="none" fo:border-bottom="0.05pt solid #000000"/>
    </style:style>
    <style:style style:name="Таблица16.C7" style:family="table-cell">
      <style:table-cell-properties fo:padding="0.097cm" fo:border-left="0.05pt solid #000000" fo:border-right="none" fo:border-top="none" fo:border-bottom="0.05pt solid #000000"/>
    </style:style>
    <style:style style:name="Таблица16.D7" style:family="table-cell">
      <style:table-cell-properties fo:padding="0.097cm" fo:border-left="0.05pt solid #000000" fo:border-right="none" fo:border-top="none" fo:border-bottom="0.05pt solid #000000"/>
    </style:style>
    <style:style style:name="Таблица16.E7" style:family="table-cell">
      <style:table-cell-properties fo:padding="0.097cm" fo:border-left="0.05pt solid #000000" fo:border-right="none" fo:border-top="none" fo:border-bottom="0.05pt solid #000000"/>
    </style:style>
    <style:style style:name="Таблица16.F7" style:family="table-cell">
      <style:table-cell-properties fo:padding="0.097cm" fo:border-left="0.05pt solid #000000" fo:border-right="none" fo:border-top="none" fo:border-bottom="0.05pt solid #000000"/>
    </style:style>
    <style:style style:name="Таблица1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8" style:family="table-cell">
      <style:table-cell-properties fo:padding="0.097cm" fo:border-left="0.05pt solid #000000" fo:border-right="none" fo:border-top="none" fo:border-bottom="0.05pt solid #000000"/>
    </style:style>
    <style:style style:name="Таблица16.C8" style:family="table-cell">
      <style:table-cell-properties fo:padding="0.097cm" fo:border-left="0.05pt solid #000000" fo:border-right="none" fo:border-top="none" fo:border-bottom="0.05pt solid #000000"/>
    </style:style>
    <style:style style:name="Таблица16.D8" style:family="table-cell">
      <style:table-cell-properties fo:padding="0.097cm" fo:border-left="0.05pt solid #000000" fo:border-right="none" fo:border-top="none" fo:border-bottom="0.05pt solid #000000"/>
    </style:style>
    <style:style style:name="Таблица16.E8" style:family="table-cell">
      <style:table-cell-properties fo:padding="0.097cm" fo:border-left="0.05pt solid #000000" fo:border-right="none" fo:border-top="none" fo:border-bottom="0.05pt solid #000000"/>
    </style:style>
    <style:style style:name="Таблица16.F8" style:family="table-cell">
      <style:table-cell-properties fo:padding="0.097cm" fo:border-left="0.05pt solid #000000" fo:border-right="none" fo:border-top="none" fo:border-bottom="0.05pt solid #000000"/>
    </style:style>
    <style:style style:name="Таблица1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9" style:family="table-cell">
      <style:table-cell-properties fo:padding="0.097cm" fo:border-left="0.05pt solid #000000" fo:border-right="none" fo:border-top="none" fo:border-bottom="0.05pt solid #000000"/>
    </style:style>
    <style:style style:name="Таблица16.C9" style:family="table-cell">
      <style:table-cell-properties fo:padding="0.097cm" fo:border-left="0.05pt solid #000000" fo:border-right="none" fo:border-top="none" fo:border-bottom="0.05pt solid #000000"/>
    </style:style>
    <style:style style:name="Таблица16.D9" style:family="table-cell">
      <style:table-cell-properties fo:padding="0.097cm" fo:border-left="0.05pt solid #000000" fo:border-right="none" fo:border-top="none" fo:border-bottom="0.05pt solid #000000"/>
    </style:style>
    <style:style style:name="Таблица16.E9" style:family="table-cell">
      <style:table-cell-properties fo:padding="0.097cm" fo:border-left="0.05pt solid #000000" fo:border-right="none" fo:border-top="none" fo:border-bottom="0.05pt solid #000000"/>
    </style:style>
    <style:style style:name="Таблица16.F9" style:family="table-cell">
      <style:table-cell-properties fo:padding="0.097cm" fo:border-left="0.05pt solid #000000" fo:border-right="none" fo:border-top="none" fo:border-bottom="0.05pt solid #000000"/>
    </style:style>
    <style:style style:name="Таблица1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0" style:family="table-cell">
      <style:table-cell-properties fo:padding="0.097cm" fo:border-left="0.05pt solid #000000" fo:border-right="none" fo:border-top="none" fo:border-bottom="0.05pt solid #000000"/>
    </style:style>
    <style:style style:name="Таблица16.C10" style:family="table-cell">
      <style:table-cell-properties fo:padding="0.097cm" fo:border-left="0.05pt solid #000000" fo:border-right="none" fo:border-top="none" fo:border-bottom="0.05pt solid #000000"/>
    </style:style>
    <style:style style:name="Таблица16.D10" style:family="table-cell">
      <style:table-cell-properties fo:padding="0.097cm" fo:border-left="0.05pt solid #000000" fo:border-right="none" fo:border-top="none" fo:border-bottom="0.05pt solid #000000"/>
    </style:style>
    <style:style style:name="Таблица16.E10" style:family="table-cell">
      <style:table-cell-properties fo:padding="0.097cm" fo:border-left="0.05pt solid #000000" fo:border-right="none" fo:border-top="none" fo:border-bottom="0.05pt solid #000000"/>
    </style:style>
    <style:style style:name="Таблица16.F10" style:family="table-cell">
      <style:table-cell-properties fo:padding="0.097cm" fo:border-left="0.05pt solid #000000" fo:border-right="none" fo:border-top="none" fo:border-bottom="0.05pt solid #000000"/>
    </style:style>
    <style:style style:name="Таблица1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1" style:family="table-cell">
      <style:table-cell-properties fo:padding="0.097cm" fo:border-left="0.05pt solid #000000" fo:border-right="none" fo:border-top="none" fo:border-bottom="0.05pt solid #000000"/>
    </style:style>
    <style:style style:name="Таблица16.C11" style:family="table-cell">
      <style:table-cell-properties fo:padding="0.097cm" fo:border-left="0.05pt solid #000000" fo:border-right="none" fo:border-top="none" fo:border-bottom="0.05pt solid #000000"/>
    </style:style>
    <style:style style:name="Таблица16.D11" style:family="table-cell">
      <style:table-cell-properties fo:padding="0.097cm" fo:border-left="0.05pt solid #000000" fo:border-right="none" fo:border-top="none" fo:border-bottom="0.05pt solid #000000"/>
    </style:style>
    <style:style style:name="Таблица16.E11" style:family="table-cell">
      <style:table-cell-properties fo:padding="0.097cm" fo:border-left="0.05pt solid #000000" fo:border-right="none" fo:border-top="none" fo:border-bottom="0.05pt solid #000000"/>
    </style:style>
    <style:style style:name="Таблица16.F11" style:family="table-cell">
      <style:table-cell-properties fo:padding="0.097cm" fo:border-left="0.05pt solid #000000" fo:border-right="none" fo:border-top="none" fo:border-bottom="0.05pt solid #000000"/>
    </style:style>
    <style:style style:name="Таблица1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2" style:family="table-cell">
      <style:table-cell-properties fo:padding="0.097cm" fo:border-left="0.05pt solid #000000" fo:border-right="none" fo:border-top="none" fo:border-bottom="0.05pt solid #000000"/>
    </style:style>
    <style:style style:name="Таблица16.C12" style:family="table-cell">
      <style:table-cell-properties fo:padding="0.097cm" fo:border-left="0.05pt solid #000000" fo:border-right="none" fo:border-top="none" fo:border-bottom="0.05pt solid #000000"/>
    </style:style>
    <style:style style:name="Таблица16.D12" style:family="table-cell">
      <style:table-cell-properties fo:padding="0.097cm" fo:border-left="0.05pt solid #000000" fo:border-right="none" fo:border-top="none" fo:border-bottom="0.05pt solid #000000"/>
    </style:style>
    <style:style style:name="Таблица16.E12" style:family="table-cell">
      <style:table-cell-properties fo:padding="0.097cm" fo:border-left="0.05pt solid #000000" fo:border-right="none" fo:border-top="none" fo:border-bottom="0.05pt solid #000000"/>
    </style:style>
    <style:style style:name="Таблица16.F12" style:family="table-cell">
      <style:table-cell-properties fo:padding="0.097cm" fo:border-left="0.05pt solid #000000" fo:border-right="none" fo:border-top="none" fo:border-bottom="0.05pt solid #000000"/>
    </style:style>
    <style:style style:name="Таблица1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3" style:family="table-cell">
      <style:table-cell-properties fo:padding="0.097cm" fo:border-left="0.05pt solid #000000" fo:border-right="none" fo:border-top="none" fo:border-bottom="0.05pt solid #000000"/>
    </style:style>
    <style:style style:name="Таблица16.C13" style:family="table-cell">
      <style:table-cell-properties fo:padding="0.097cm" fo:border-left="0.05pt solid #000000" fo:border-right="none" fo:border-top="none" fo:border-bottom="0.05pt solid #000000"/>
    </style:style>
    <style:style style:name="Таблица16.D13" style:family="table-cell">
      <style:table-cell-properties fo:padding="0.097cm" fo:border-left="0.05pt solid #000000" fo:border-right="none" fo:border-top="none" fo:border-bottom="0.05pt solid #000000"/>
    </style:style>
    <style:style style:name="Таблица16.E13" style:family="table-cell">
      <style:table-cell-properties fo:padding="0.097cm" fo:border-left="0.05pt solid #000000" fo:border-right="none" fo:border-top="none" fo:border-bottom="0.05pt solid #000000"/>
    </style:style>
    <style:style style:name="Таблица16.F13" style:family="table-cell">
      <style:table-cell-properties fo:padding="0.097cm" fo:border-left="0.05pt solid #000000" fo:border-right="none" fo:border-top="none" fo:border-bottom="0.05pt solid #000000"/>
    </style:style>
    <style:style style:name="Таблица1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4" style:family="table-cell">
      <style:table-cell-properties fo:padding="0.097cm" fo:border-left="0.05pt solid #000000" fo:border-right="none" fo:border-top="none" fo:border-bottom="0.05pt solid #000000"/>
    </style:style>
    <style:style style:name="Таблица16.C14" style:family="table-cell">
      <style:table-cell-properties fo:padding="0.097cm" fo:border-left="0.05pt solid #000000" fo:border-right="none" fo:border-top="none" fo:border-bottom="0.05pt solid #000000"/>
    </style:style>
    <style:style style:name="Таблица16.D14" style:family="table-cell">
      <style:table-cell-properties fo:padding="0.097cm" fo:border-left="0.05pt solid #000000" fo:border-right="none" fo:border-top="none" fo:border-bottom="0.05pt solid #000000"/>
    </style:style>
    <style:style style:name="Таблица16.E14" style:family="table-cell">
      <style:table-cell-properties fo:padding="0.097cm" fo:border-left="0.05pt solid #000000" fo:border-right="none" fo:border-top="none" fo:border-bottom="0.05pt solid #000000"/>
    </style:style>
    <style:style style:name="Таблица16.F14" style:family="table-cell">
      <style:table-cell-properties fo:padding="0.097cm" fo:border-left="0.05pt solid #000000" fo:border-right="none" fo:border-top="none" fo:border-bottom="0.05pt solid #000000"/>
    </style:style>
    <style:style style:name="Таблица1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5" style:family="table-cell">
      <style:table-cell-properties fo:padding="0.097cm" fo:border-left="0.05pt solid #000000" fo:border-right="none" fo:border-top="none" fo:border-bottom="0.05pt solid #000000"/>
    </style:style>
    <style:style style:name="Таблица16.C15" style:family="table-cell">
      <style:table-cell-properties fo:padding="0.097cm" fo:border-left="0.05pt solid #000000" fo:border-right="none" fo:border-top="none" fo:border-bottom="0.05pt solid #000000"/>
    </style:style>
    <style:style style:name="Таблица16.D15" style:family="table-cell">
      <style:table-cell-properties fo:padding="0.097cm" fo:border-left="0.05pt solid #000000" fo:border-right="none" fo:border-top="none" fo:border-bottom="0.05pt solid #000000"/>
    </style:style>
    <style:style style:name="Таблица16.E15" style:family="table-cell">
      <style:table-cell-properties fo:padding="0.097cm" fo:border-left="0.05pt solid #000000" fo:border-right="none" fo:border-top="none" fo:border-bottom="0.05pt solid #000000"/>
    </style:style>
    <style:style style:name="Таблица16.F15" style:family="table-cell">
      <style:table-cell-properties fo:padding="0.097cm" fo:border-left="0.05pt solid #000000" fo:border-right="none" fo:border-top="none" fo:border-bottom="0.05pt solid #000000"/>
    </style:style>
    <style:style style:name="Таблица1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6" style:family="table-cell">
      <style:table-cell-properties fo:padding="0.097cm" fo:border-left="0.05pt solid #000000" fo:border-right="none" fo:border-top="none" fo:border-bottom="0.05pt solid #000000"/>
    </style:style>
    <style:style style:name="Таблица16.C16" style:family="table-cell">
      <style:table-cell-properties fo:padding="0.097cm" fo:border-left="0.05pt solid #000000" fo:border-right="none" fo:border-top="none" fo:border-bottom="0.05pt solid #000000"/>
    </style:style>
    <style:style style:name="Таблица16.D16" style:family="table-cell">
      <style:table-cell-properties fo:padding="0.097cm" fo:border-left="0.05pt solid #000000" fo:border-right="none" fo:border-top="none" fo:border-bottom="0.05pt solid #000000"/>
    </style:style>
    <style:style style:name="Таблица16.E16" style:family="table-cell">
      <style:table-cell-properties fo:padding="0.097cm" fo:border-left="0.05pt solid #000000" fo:border-right="none" fo:border-top="none" fo:border-bottom="0.05pt solid #000000"/>
    </style:style>
    <style:style style:name="Таблица16.F16" style:family="table-cell">
      <style:table-cell-properties fo:padding="0.097cm" fo:border-left="0.05pt solid #000000" fo:border-right="none" fo:border-top="none" fo:border-bottom="0.05pt solid #000000"/>
    </style:style>
    <style:style style:name="Таблица1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7" style:family="table-cell">
      <style:table-cell-properties fo:padding="0.097cm" fo:border-left="0.05pt solid #000000" fo:border-right="none" fo:border-top="none" fo:border-bottom="0.05pt solid #000000"/>
    </style:style>
    <style:style style:name="Таблица16.C17" style:family="table-cell">
      <style:table-cell-properties fo:padding="0.097cm" fo:border-left="0.05pt solid #000000" fo:border-right="none" fo:border-top="none" fo:border-bottom="0.05pt solid #000000"/>
    </style:style>
    <style:style style:name="Таблица16.D17" style:family="table-cell">
      <style:table-cell-properties fo:padding="0.097cm" fo:border-left="0.05pt solid #000000" fo:border-right="none" fo:border-top="none" fo:border-bottom="0.05pt solid #000000"/>
    </style:style>
    <style:style style:name="Таблица16.E17" style:family="table-cell">
      <style:table-cell-properties fo:padding="0.097cm" fo:border-left="0.05pt solid #000000" fo:border-right="none" fo:border-top="none" fo:border-bottom="0.05pt solid #000000"/>
    </style:style>
    <style:style style:name="Таблица16.F17" style:family="table-cell">
      <style:table-cell-properties fo:padding="0.097cm" fo:border-left="0.05pt solid #000000" fo:border-right="none" fo:border-top="none" fo:border-bottom="0.05pt solid #000000"/>
    </style:style>
    <style:style style:name="Таблица1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8" style:family="table-cell">
      <style:table-cell-properties fo:padding="0.097cm" fo:border-left="0.05pt solid #000000" fo:border-right="none" fo:border-top="none" fo:border-bottom="0.05pt solid #000000"/>
    </style:style>
    <style:style style:name="Таблица16.C18" style:family="table-cell">
      <style:table-cell-properties fo:padding="0.097cm" fo:border-left="0.05pt solid #000000" fo:border-right="none" fo:border-top="none" fo:border-bottom="0.05pt solid #000000"/>
    </style:style>
    <style:style style:name="Таблица16.D18" style:family="table-cell">
      <style:table-cell-properties fo:padding="0.097cm" fo:border-left="0.05pt solid #000000" fo:border-right="none" fo:border-top="none" fo:border-bottom="0.05pt solid #000000"/>
    </style:style>
    <style:style style:name="Таблица16.E18" style:family="table-cell">
      <style:table-cell-properties fo:padding="0.097cm" fo:border-left="0.05pt solid #000000" fo:border-right="none" fo:border-top="none" fo:border-bottom="0.05pt solid #000000"/>
    </style:style>
    <style:style style:name="Таблица16.F18" style:family="table-cell">
      <style:table-cell-properties fo:padding="0.097cm" fo:border-left="0.05pt solid #000000" fo:border-right="none" fo:border-top="none" fo:border-bottom="0.05pt solid #000000"/>
    </style:style>
    <style:style style:name="Таблица1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9" style:family="table-cell">
      <style:table-cell-properties fo:padding="0.097cm" fo:border-left="0.05pt solid #000000" fo:border-right="none" fo:border-top="none" fo:border-bottom="0.05pt solid #000000"/>
    </style:style>
    <style:style style:name="Таблица16.C19" style:family="table-cell">
      <style:table-cell-properties fo:padding="0.097cm" fo:border-left="0.05pt solid #000000" fo:border-right="none" fo:border-top="none" fo:border-bottom="0.05pt solid #000000"/>
    </style:style>
    <style:style style:name="Таблица16.D19" style:family="table-cell">
      <style:table-cell-properties fo:padding="0.097cm" fo:border-left="0.05pt solid #000000" fo:border-right="none" fo:border-top="none" fo:border-bottom="0.05pt solid #000000"/>
    </style:style>
    <style:style style:name="Таблица16.E19" style:family="table-cell">
      <style:table-cell-properties fo:padding="0.097cm" fo:border-left="0.05pt solid #000000" fo:border-right="none" fo:border-top="none" fo:border-bottom="0.05pt solid #000000"/>
    </style:style>
    <style:style style:name="Таблица16.F19" style:family="table-cell">
      <style:table-cell-properties fo:padding="0.097cm" fo:border-left="0.05pt solid #000000" fo:border-right="none" fo:border-top="none" fo:border-bottom="0.05pt solid #000000"/>
    </style:style>
    <style:style style:name="Таблица1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0" style:family="table-cell">
      <style:table-cell-properties fo:padding="0.097cm" fo:border-left="0.05pt solid #000000" fo:border-right="none" fo:border-top="none" fo:border-bottom="0.05pt solid #000000"/>
    </style:style>
    <style:style style:name="Таблица16.C20" style:family="table-cell">
      <style:table-cell-properties fo:padding="0.097cm" fo:border-left="0.05pt solid #000000" fo:border-right="none" fo:border-top="none" fo:border-bottom="0.05pt solid #000000"/>
    </style:style>
    <style:style style:name="Таблица16.D20" style:family="table-cell">
      <style:table-cell-properties fo:padding="0.097cm" fo:border-left="0.05pt solid #000000" fo:border-right="none" fo:border-top="none" fo:border-bottom="0.05pt solid #000000"/>
    </style:style>
    <style:style style:name="Таблица16.E20" style:family="table-cell">
      <style:table-cell-properties fo:padding="0.097cm" fo:border-left="0.05pt solid #000000" fo:border-right="none" fo:border-top="none" fo:border-bottom="0.05pt solid #000000"/>
    </style:style>
    <style:style style:name="Таблица16.F20" style:family="table-cell">
      <style:table-cell-properties fo:padding="0.097cm" fo:border-left="0.05pt solid #000000" fo:border-right="none" fo:border-top="none" fo:border-bottom="0.05pt solid #000000"/>
    </style:style>
    <style:style style:name="Таблица1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1" style:family="table-cell">
      <style:table-cell-properties fo:padding="0.097cm" fo:border-left="0.05pt solid #000000" fo:border-right="none" fo:border-top="none" fo:border-bottom="0.05pt solid #000000"/>
    </style:style>
    <style:style style:name="Таблица16.C21" style:family="table-cell">
      <style:table-cell-properties fo:padding="0.097cm" fo:border-left="0.05pt solid #000000" fo:border-right="none" fo:border-top="none" fo:border-bottom="0.05pt solid #000000"/>
    </style:style>
    <style:style style:name="Таблица16.D21" style:family="table-cell">
      <style:table-cell-properties fo:padding="0.097cm" fo:border-left="0.05pt solid #000000" fo:border-right="none" fo:border-top="none" fo:border-bottom="0.05pt solid #000000"/>
    </style:style>
    <style:style style:name="Таблица16.E21" style:family="table-cell">
      <style:table-cell-properties fo:padding="0.097cm" fo:border-left="0.05pt solid #000000" fo:border-right="none" fo:border-top="none" fo:border-bottom="0.05pt solid #000000"/>
    </style:style>
    <style:style style:name="Таблица16.F21" style:family="table-cell">
      <style:table-cell-properties fo:padding="0.097cm" fo:border-left="0.05pt solid #000000" fo:border-right="none" fo:border-top="none" fo:border-bottom="0.05pt solid #000000"/>
    </style:style>
    <style:style style:name="Таблица1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2" style:family="table-cell">
      <style:table-cell-properties fo:padding="0.097cm" fo:border-left="0.05pt solid #000000" fo:border-right="none" fo:border-top="none" fo:border-bottom="0.05pt solid #000000"/>
    </style:style>
    <style:style style:name="Таблица16.C22" style:family="table-cell">
      <style:table-cell-properties fo:padding="0.097cm" fo:border-left="0.05pt solid #000000" fo:border-right="none" fo:border-top="none" fo:border-bottom="0.05pt solid #000000"/>
    </style:style>
    <style:style style:name="Таблица16.D22" style:family="table-cell">
      <style:table-cell-properties fo:padding="0.097cm" fo:border-left="0.05pt solid #000000" fo:border-right="none" fo:border-top="none" fo:border-bottom="0.05pt solid #000000"/>
    </style:style>
    <style:style style:name="Таблица16.E22" style:family="table-cell">
      <style:table-cell-properties fo:padding="0.097cm" fo:border-left="0.05pt solid #000000" fo:border-right="none" fo:border-top="none" fo:border-bottom="0.05pt solid #000000"/>
    </style:style>
    <style:style style:name="Таблица16.F22" style:family="table-cell">
      <style:table-cell-properties fo:padding="0.097cm" fo:border-left="0.05pt solid #000000" fo:border-right="none" fo:border-top="none" fo:border-bottom="0.05pt solid #000000"/>
    </style:style>
    <style:style style:name="Таблица1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3" style:family="table-cell">
      <style:table-cell-properties fo:padding="0.097cm" fo:border-left="0.05pt solid #000000" fo:border-right="none" fo:border-top="none" fo:border-bottom="0.05pt solid #000000"/>
    </style:style>
    <style:style style:name="Таблица16.C23" style:family="table-cell">
      <style:table-cell-properties fo:padding="0.097cm" fo:border-left="0.05pt solid #000000" fo:border-right="none" fo:border-top="none" fo:border-bottom="0.05pt solid #000000"/>
    </style:style>
    <style:style style:name="Таблица16.D23" style:family="table-cell">
      <style:table-cell-properties fo:padding="0.097cm" fo:border-left="0.05pt solid #000000" fo:border-right="none" fo:border-top="none" fo:border-bottom="0.05pt solid #000000"/>
    </style:style>
    <style:style style:name="Таблица16.E23" style:family="table-cell">
      <style:table-cell-properties fo:padding="0.097cm" fo:border-left="0.05pt solid #000000" fo:border-right="none" fo:border-top="none" fo:border-bottom="0.05pt solid #000000"/>
    </style:style>
    <style:style style:name="Таблица16.F23" style:family="table-cell">
      <style:table-cell-properties fo:padding="0.097cm" fo:border-left="0.05pt solid #000000" fo:border-right="none" fo:border-top="none" fo:border-bottom="0.05pt solid #000000"/>
    </style:style>
    <style:style style:name="Таблица1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4" style:family="table-cell">
      <style:table-cell-properties fo:padding="0.097cm" fo:border-left="0.05pt solid #000000" fo:border-right="none" fo:border-top="none" fo:border-bottom="0.05pt solid #000000"/>
    </style:style>
    <style:style style:name="Таблица16.C24" style:family="table-cell">
      <style:table-cell-properties fo:padding="0.097cm" fo:border-left="0.05pt solid #000000" fo:border-right="none" fo:border-top="none" fo:border-bottom="0.05pt solid #000000"/>
    </style:style>
    <style:style style:name="Таблица16.D24" style:family="table-cell">
      <style:table-cell-properties fo:padding="0.097cm" fo:border-left="0.05pt solid #000000" fo:border-right="none" fo:border-top="none" fo:border-bottom="0.05pt solid #000000"/>
    </style:style>
    <style:style style:name="Таблица16.E24" style:family="table-cell">
      <style:table-cell-properties fo:padding="0.097cm" fo:border-left="0.05pt solid #000000" fo:border-right="none" fo:border-top="none" fo:border-bottom="0.05pt solid #000000"/>
    </style:style>
    <style:style style:name="Таблица16.F24" style:family="table-cell">
      <style:table-cell-properties fo:padding="0.097cm" fo:border-left="0.05pt solid #000000" fo:border-right="none" fo:border-top="none" fo:border-bottom="0.05pt solid #000000"/>
    </style:style>
    <style:style style:name="Таблица1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5" style:family="table-cell">
      <style:table-cell-properties fo:padding="0.097cm" fo:border-left="0.05pt solid #000000" fo:border-right="none" fo:border-top="none" fo:border-bottom="0.05pt solid #000000"/>
    </style:style>
    <style:style style:name="Таблица16.C25" style:family="table-cell">
      <style:table-cell-properties fo:padding="0.097cm" fo:border-left="0.05pt solid #000000" fo:border-right="none" fo:border-top="none" fo:border-bottom="0.05pt solid #000000"/>
    </style:style>
    <style:style style:name="Таблица16.D25" style:family="table-cell">
      <style:table-cell-properties fo:padding="0.097cm" fo:border-left="0.05pt solid #000000" fo:border-right="none" fo:border-top="none" fo:border-bottom="0.05pt solid #000000"/>
    </style:style>
    <style:style style:name="Таблица16.E25" style:family="table-cell">
      <style:table-cell-properties fo:padding="0.097cm" fo:border-left="0.05pt solid #000000" fo:border-right="none" fo:border-top="none" fo:border-bottom="0.05pt solid #000000"/>
    </style:style>
    <style:style style:name="Таблица16.F25" style:family="table-cell">
      <style:table-cell-properties fo:padding="0.097cm" fo:border-left="0.05pt solid #000000" fo:border-right="none" fo:border-top="none" fo:border-bottom="0.05pt solid #000000"/>
    </style:style>
    <style:style style:name="Таблица1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6" style:family="table-cell">
      <style:table-cell-properties fo:padding="0.097cm" fo:border-left="0.05pt solid #000000" fo:border-right="none" fo:border-top="none" fo:border-bottom="0.05pt solid #000000"/>
    </style:style>
    <style:style style:name="Таблица16.C26" style:family="table-cell">
      <style:table-cell-properties fo:padding="0.097cm" fo:border-left="0.05pt solid #000000" fo:border-right="none" fo:border-top="none" fo:border-bottom="0.05pt solid #000000"/>
    </style:style>
    <style:style style:name="Таблица16.D26" style:family="table-cell">
      <style:table-cell-properties fo:padding="0.097cm" fo:border-left="0.05pt solid #000000" fo:border-right="none" fo:border-top="none" fo:border-bottom="0.05pt solid #000000"/>
    </style:style>
    <style:style style:name="Таблица16.E26" style:family="table-cell">
      <style:table-cell-properties fo:padding="0.097cm" fo:border-left="0.05pt solid #000000" fo:border-right="none" fo:border-top="none" fo:border-bottom="0.05pt solid #000000"/>
    </style:style>
    <style:style style:name="Таблица16.F26" style:family="table-cell">
      <style:table-cell-properties fo:padding="0.097cm" fo:border-left="0.05pt solid #000000" fo:border-right="none" fo:border-top="none" fo:border-bottom="0.05pt solid #000000"/>
    </style:style>
    <style:style style:name="Таблица1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7" style:family="table-cell">
      <style:table-cell-properties fo:padding="0.097cm" fo:border-left="0.05pt solid #000000" fo:border-right="none" fo:border-top="none" fo:border-bottom="0.05pt solid #000000"/>
    </style:style>
    <style:style style:name="Таблица16.C27" style:family="table-cell">
      <style:table-cell-properties fo:padding="0.097cm" fo:border-left="0.05pt solid #000000" fo:border-right="none" fo:border-top="none" fo:border-bottom="0.05pt solid #000000"/>
    </style:style>
    <style:style style:name="Таблица16.D27" style:family="table-cell">
      <style:table-cell-properties fo:padding="0.097cm" fo:border-left="0.05pt solid #000000" fo:border-right="none" fo:border-top="none" fo:border-bottom="0.05pt solid #000000"/>
    </style:style>
    <style:style style:name="Таблица16.E27" style:family="table-cell">
      <style:table-cell-properties fo:padding="0.097cm" fo:border-left="0.05pt solid #000000" fo:border-right="none" fo:border-top="none" fo:border-bottom="0.05pt solid #000000"/>
    </style:style>
    <style:style style:name="Таблица16.F27" style:family="table-cell">
      <style:table-cell-properties fo:padding="0.097cm" fo:border-left="0.05pt solid #000000" fo:border-right="none" fo:border-top="none" fo:border-bottom="0.05pt solid #000000"/>
    </style:style>
    <style:style style:name="Таблица1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8" style:family="table-cell">
      <style:table-cell-properties fo:padding="0.097cm" fo:border-left="0.05pt solid #000000" fo:border-right="none" fo:border-top="none" fo:border-bottom="0.05pt solid #000000"/>
    </style:style>
    <style:style style:name="Таблица16.C28" style:family="table-cell">
      <style:table-cell-properties fo:padding="0.097cm" fo:border-left="0.05pt solid #000000" fo:border-right="none" fo:border-top="none" fo:border-bottom="0.05pt solid #000000"/>
    </style:style>
    <style:style style:name="Таблица16.D28" style:family="table-cell">
      <style:table-cell-properties fo:padding="0.097cm" fo:border-left="0.05pt solid #000000" fo:border-right="none" fo:border-top="none" fo:border-bottom="0.05pt solid #000000"/>
    </style:style>
    <style:style style:name="Таблица16.E28" style:family="table-cell">
      <style:table-cell-properties fo:padding="0.097cm" fo:border-left="0.05pt solid #000000" fo:border-right="none" fo:border-top="none" fo:border-bottom="0.05pt solid #000000"/>
    </style:style>
    <style:style style:name="Таблица16.F28" style:family="table-cell">
      <style:table-cell-properties fo:padding="0.097cm" fo:border-left="0.05pt solid #000000" fo:border-right="none" fo:border-top="none" fo:border-bottom="0.05pt solid #000000"/>
    </style:style>
    <style:style style:name="Таблица1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9" style:family="table-cell">
      <style:table-cell-properties fo:padding="0.097cm" fo:border-left="0.05pt solid #000000" fo:border-right="none" fo:border-top="none" fo:border-bottom="0.05pt solid #000000"/>
    </style:style>
    <style:style style:name="Таблица16.C29" style:family="table-cell">
      <style:table-cell-properties fo:padding="0.097cm" fo:border-left="0.05pt solid #000000" fo:border-right="none" fo:border-top="none" fo:border-bottom="0.05pt solid #000000"/>
    </style:style>
    <style:style style:name="Таблица16.D29" style:family="table-cell">
      <style:table-cell-properties fo:padding="0.097cm" fo:border-left="0.05pt solid #000000" fo:border-right="none" fo:border-top="none" fo:border-bottom="0.05pt solid #000000"/>
    </style:style>
    <style:style style:name="Таблица16.E29" style:family="table-cell">
      <style:table-cell-properties fo:padding="0.097cm" fo:border-left="0.05pt solid #000000" fo:border-right="none" fo:border-top="none" fo:border-bottom="0.05pt solid #000000"/>
    </style:style>
    <style:style style:name="Таблица16.F29" style:family="table-cell">
      <style:table-cell-properties fo:padding="0.097cm" fo:border-left="0.05pt solid #000000" fo:border-right="none" fo:border-top="none" fo:border-bottom="0.05pt solid #000000"/>
    </style:style>
    <style:style style:name="Таблица1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0" style:family="table-cell">
      <style:table-cell-properties fo:padding="0.097cm" fo:border-left="0.05pt solid #000000" fo:border-right="none" fo:border-top="none" fo:border-bottom="0.05pt solid #000000"/>
    </style:style>
    <style:style style:name="Таблица16.C30" style:family="table-cell">
      <style:table-cell-properties fo:padding="0.097cm" fo:border-left="0.05pt solid #000000" fo:border-right="none" fo:border-top="none" fo:border-bottom="0.05pt solid #000000"/>
    </style:style>
    <style:style style:name="Таблица16.D30" style:family="table-cell">
      <style:table-cell-properties fo:padding="0.097cm" fo:border-left="0.05pt solid #000000" fo:border-right="none" fo:border-top="none" fo:border-bottom="0.05pt solid #000000"/>
    </style:style>
    <style:style style:name="Таблица16.E30" style:family="table-cell">
      <style:table-cell-properties fo:padding="0.097cm" fo:border-left="0.05pt solid #000000" fo:border-right="none" fo:border-top="none" fo:border-bottom="0.05pt solid #000000"/>
    </style:style>
    <style:style style:name="Таблица16.F30" style:family="table-cell">
      <style:table-cell-properties fo:padding="0.097cm" fo:border-left="0.05pt solid #000000" fo:border-right="none" fo:border-top="none" fo:border-bottom="0.05pt solid #000000"/>
    </style:style>
    <style:style style:name="Таблица1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1" style:family="table-cell">
      <style:table-cell-properties fo:padding="0.097cm" fo:border-left="0.05pt solid #000000" fo:border-right="none" fo:border-top="none" fo:border-bottom="0.05pt solid #000000"/>
    </style:style>
    <style:style style:name="Таблица16.C31" style:family="table-cell">
      <style:table-cell-properties fo:padding="0.097cm" fo:border-left="0.05pt solid #000000" fo:border-right="none" fo:border-top="none" fo:border-bottom="0.05pt solid #000000"/>
    </style:style>
    <style:style style:name="Таблица16.D31" style:family="table-cell">
      <style:table-cell-properties fo:padding="0.097cm" fo:border-left="0.05pt solid #000000" fo:border-right="none" fo:border-top="none" fo:border-bottom="0.05pt solid #000000"/>
    </style:style>
    <style:style style:name="Таблица16.E31" style:family="table-cell">
      <style:table-cell-properties fo:padding="0.097cm" fo:border-left="0.05pt solid #000000" fo:border-right="none" fo:border-top="none" fo:border-bottom="0.05pt solid #000000"/>
    </style:style>
    <style:style style:name="Таблица16.F31" style:family="table-cell">
      <style:table-cell-properties fo:padding="0.097cm" fo:border-left="0.05pt solid #000000" fo:border-right="none" fo:border-top="none" fo:border-bottom="0.05pt solid #000000"/>
    </style:style>
    <style:style style:name="Таблица1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2" style:family="table-cell">
      <style:table-cell-properties fo:padding="0.097cm" fo:border-left="0.05pt solid #000000" fo:border-right="none" fo:border-top="none" fo:border-bottom="0.05pt solid #000000"/>
    </style:style>
    <style:style style:name="Таблица16.C32" style:family="table-cell">
      <style:table-cell-properties fo:padding="0.097cm" fo:border-left="0.05pt solid #000000" fo:border-right="none" fo:border-top="none" fo:border-bottom="0.05pt solid #000000"/>
    </style:style>
    <style:style style:name="Таблица16.D32" style:family="table-cell">
      <style:table-cell-properties fo:padding="0.097cm" fo:border-left="0.05pt solid #000000" fo:border-right="none" fo:border-top="none" fo:border-bottom="0.05pt solid #000000"/>
    </style:style>
    <style:style style:name="Таблица16.E32" style:family="table-cell">
      <style:table-cell-properties fo:padding="0.097cm" fo:border-left="0.05pt solid #000000" fo:border-right="none" fo:border-top="none" fo:border-bottom="0.05pt solid #000000"/>
    </style:style>
    <style:style style:name="Таблица16.F32" style:family="table-cell">
      <style:table-cell-properties fo:padding="0.097cm" fo:border-left="0.05pt solid #000000" fo:border-right="none" fo:border-top="none" fo:border-bottom="0.05pt solid #000000"/>
    </style:style>
    <style:style style:name="Таблица1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3" style:family="table-cell">
      <style:table-cell-properties fo:padding="0.097cm" fo:border-left="0.05pt solid #000000" fo:border-right="none" fo:border-top="none" fo:border-bottom="0.05pt solid #000000"/>
    </style:style>
    <style:style style:name="Таблица16.C33" style:family="table-cell">
      <style:table-cell-properties fo:padding="0.097cm" fo:border-left="0.05pt solid #000000" fo:border-right="none" fo:border-top="none" fo:border-bottom="0.05pt solid #000000"/>
    </style:style>
    <style:style style:name="Таблица16.D33" style:family="table-cell">
      <style:table-cell-properties fo:padding="0.097cm" fo:border-left="0.05pt solid #000000" fo:border-right="none" fo:border-top="none" fo:border-bottom="0.05pt solid #000000"/>
    </style:style>
    <style:style style:name="Таблица16.E33" style:family="table-cell">
      <style:table-cell-properties fo:padding="0.097cm" fo:border-left="0.05pt solid #000000" fo:border-right="none" fo:border-top="none" fo:border-bottom="0.05pt solid #000000"/>
    </style:style>
    <style:style style:name="Таблица16.F33" style:family="table-cell">
      <style:table-cell-properties fo:padding="0.097cm" fo:border-left="0.05pt solid #000000" fo:border-right="none" fo:border-top="none" fo:border-bottom="0.05pt solid #000000"/>
    </style:style>
    <style:style style:name="Таблица16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.598cm" fo:margin-left="-0.598cm" table:align="left"/>
    </style:style>
    <style:style style:name="Таблица11.A" style:family="table-column">
      <style:table-column-properties style:column-width="1.191cm"/>
    </style:style>
    <style:style style:name="Таблица11.B" style:family="table-column">
      <style:table-column-properties style:column-width="5.318cm"/>
    </style:style>
    <style:style style:name="Таблица11.C" style:family="table-column">
      <style:table-column-properties style:column-width="1.588cm"/>
    </style:style>
    <style:style style:name="Таблица11.D" style:family="table-column">
      <style:table-column-properties style:column-width="2.699cm"/>
    </style:style>
    <style:style style:name="Таблица11.F" style:family="table-column">
      <style:table-column-properties style:column-width="2.55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G1" style:family="table-cell">
      <style:table-cell-properties fo:padding="0.097cm" fo:border="0.05pt solid #000000"/>
    </style:style>
    <style:style style:name="Таблица11.2" style:family="table-row">
      <style:table-row-properties style:min-row-height="0.6cm"/>
    </style:style>
    <style:style style:name="Таблица1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none" fo:border-top="none" fo:border-bottom="0.05pt solid #000000"/>
    </style:style>
    <style:style style:name="Таблица11.D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none" fo:border-top="none" fo:border-bottom="0.05pt solid #000000"/>
    </style:style>
    <style:style style:name="Таблица11.F2" style:family="table-cell">
      <style:table-cell-properties fo:padding="0.097cm" fo:border-left="0.05pt solid #000000" fo:border-right="none" fo:border-top="none" fo:border-bottom="0.05pt solid #000000"/>
    </style:style>
    <style:style style:name="Таблица1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none" fo:border-top="none" fo:border-bottom="0.05pt solid #000000"/>
    </style:style>
    <style:style style:name="Таблица11.C3" style:family="table-cell">
      <style:table-cell-properties fo:padding="0.097cm" fo:border-left="0.05pt solid #000000" fo:border-right="none" fo:border-top="none" fo:border-bottom="0.05pt solid #000000"/>
    </style:style>
    <style:style style:name="Таблица11.D3" style:family="table-cell">
      <style:table-cell-properties fo:padding="0.097cm" fo:border-left="0.05pt solid #000000" fo:border-right="none" fo:border-top="none" fo:border-bottom="0.05pt solid #000000"/>
    </style:style>
    <style:style style:name="Таблица11.E3" style:family="table-cell">
      <style:table-cell-properties fo:padding="0.097cm" fo:border-left="0.05pt solid #000000" fo:border-right="none" fo:border-top="none" fo:border-bottom="0.05pt solid #000000"/>
    </style:style>
    <style:style style:name="Таблица11.F3" style:family="table-cell">
      <style:table-cell-properties fo:padding="0.097cm" fo:border-left="0.05pt solid #000000" fo:border-right="none" fo:border-top="none" fo:border-bottom="0.05pt solid #000000"/>
    </style:style>
    <style:style style:name="Таблица1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none" fo:border-top="none" fo:border-bottom="0.05pt solid #000000"/>
    </style:style>
    <style:style style:name="Таблица11.C4" style:family="table-cell">
      <style:table-cell-properties fo:padding="0.097cm" fo:border-left="0.05pt solid #000000" fo:border-right="none" fo:border-top="none" fo:border-bottom="0.05pt solid #000000"/>
    </style:style>
    <style:style style:name="Таблица11.D4" style:family="table-cell">
      <style:table-cell-properties fo:padding="0.097cm" fo:border-left="0.05pt solid #000000" fo:border-right="none" fo:border-top="none" fo:border-bottom="0.05pt solid #000000"/>
    </style:style>
    <style:style style:name="Таблица11.E4" style:family="table-cell">
      <style:table-cell-properties fo:padding="0.097cm" fo:border-left="0.05pt solid #000000" fo:border-right="none" fo:border-top="none" fo:border-bottom="0.05pt solid #000000"/>
    </style:style>
    <style:style style:name="Таблица11.F4" style:family="table-cell">
      <style:table-cell-properties fo:padding="0.097cm" fo:border-left="0.05pt solid #000000" fo:border-right="none" fo:border-top="none" fo:border-bottom="0.05pt solid #000000"/>
    </style:style>
    <style:style style:name="Таблица1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none" fo:border-top="none" fo:border-bottom="0.05pt solid #000000"/>
    </style:style>
    <style:style style:name="Таблица11.C5" style:family="table-cell">
      <style:table-cell-properties fo:padding="0.097cm" fo:border-left="0.05pt solid #000000" fo:border-right="none" fo:border-top="none" fo:border-bottom="0.05pt solid #000000"/>
    </style:style>
    <style:style style:name="Таблица11.D5" style:family="table-cell">
      <style:table-cell-properties fo:padding="0.097cm" fo:border-left="0.05pt solid #000000" fo:border-right="none" fo:border-top="none" fo:border-bottom="0.05pt solid #000000"/>
    </style:style>
    <style:style style:name="Таблица11.E5" style:family="table-cell">
      <style:table-cell-properties fo:padding="0.097cm" fo:border-left="0.05pt solid #000000" fo:border-right="none" fo:border-top="none" fo:border-bottom="0.05pt solid #000000"/>
    </style:style>
    <style:style style:name="Таблица11.F5" style:family="table-cell">
      <style:table-cell-properties fo:padding="0.097cm" fo:border-left="0.05pt solid #000000" fo:border-right="none" fo:border-top="none" fo:border-bottom="0.05pt solid #000000"/>
    </style:style>
    <style:style style:name="Таблица1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none" fo:border-top="none" fo:border-bottom="0.05pt solid #000000"/>
    </style:style>
    <style:style style:name="Таблица11.C6" style:family="table-cell">
      <style:table-cell-properties fo:padding="0.097cm" fo:border-left="0.05pt solid #000000" fo:border-right="none" fo:border-top="none" fo:border-bottom="0.05pt solid #000000"/>
    </style:style>
    <style:style style:name="Таблица11.D6" style:family="table-cell">
      <style:table-cell-properties fo:padding="0.097cm" fo:border-left="0.05pt solid #000000" fo:border-right="none" fo:border-top="none" fo:border-bottom="0.05pt solid #000000"/>
    </style:style>
    <style:style style:name="Таблица11.E6" style:family="table-cell">
      <style:table-cell-properties fo:padding="0.097cm" fo:border-left="0.05pt solid #000000" fo:border-right="none" fo:border-top="none" fo:border-bottom="0.05pt solid #000000"/>
    </style:style>
    <style:style style:name="Таблица11.F6" style:family="table-cell">
      <style:table-cell-properties fo:padding="0.097cm" fo:border-left="0.05pt solid #000000" fo:border-right="none" fo:border-top="none" fo:border-bottom="0.05pt solid #000000"/>
    </style:style>
    <style:style style:name="Таблица1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none" fo:border-top="none" fo:border-bottom="0.05pt solid #000000"/>
    </style:style>
    <style:style style:name="Таблица11.C7" style:family="table-cell">
      <style:table-cell-properties fo:padding="0.097cm" fo:border-left="0.05pt solid #000000" fo:border-right="none" fo:border-top="none" fo:border-bottom="0.05pt solid #000000"/>
    </style:style>
    <style:style style:name="Таблица11.D7" style:family="table-cell">
      <style:table-cell-properties fo:padding="0.097cm" fo:border-left="0.05pt solid #000000" fo:border-right="none" fo:border-top="none" fo:border-bottom="0.05pt solid #000000"/>
    </style:style>
    <style:style style:name="Таблица11.E7" style:family="table-cell">
      <style:table-cell-properties fo:padding="0.097cm" fo:border-left="0.05pt solid #000000" fo:border-right="none" fo:border-top="none" fo:border-bottom="0.05pt solid #000000"/>
    </style:style>
    <style:style style:name="Таблица11.F7" style:family="table-cell">
      <style:table-cell-properties fo:padding="0.097cm" fo:border-left="0.05pt solid #000000" fo:border-right="none" fo:border-top="none" fo:border-bottom="0.05pt solid #000000"/>
    </style:style>
    <style:style style:name="Таблица1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none" fo:border-top="none" fo:border-bottom="0.05pt solid #000000"/>
    </style:style>
    <style:style style:name="Таблица11.C8" style:family="table-cell">
      <style:table-cell-properties fo:padding="0.097cm" fo:border-left="0.05pt solid #000000" fo:border-right="none" fo:border-top="none" fo:border-bottom="0.05pt solid #000000"/>
    </style:style>
    <style:style style:name="Таблица11.D8" style:family="table-cell">
      <style:table-cell-properties fo:padding="0.097cm" fo:border-left="0.05pt solid #000000" fo:border-right="none" fo:border-top="none" fo:border-bottom="0.05pt solid #000000"/>
    </style:style>
    <style:style style:name="Таблица11.E8" style:family="table-cell">
      <style:table-cell-properties fo:padding="0.097cm" fo:border-left="0.05pt solid #000000" fo:border-right="none" fo:border-top="none" fo:border-bottom="0.05pt solid #000000"/>
    </style:style>
    <style:style style:name="Таблица11.F8" style:family="table-cell">
      <style:table-cell-properties fo:padding="0.097cm" fo:border-left="0.05pt solid #000000" fo:border-right="none" fo:border-top="none" fo:border-bottom="0.05pt solid #000000"/>
    </style:style>
    <style:style style:name="Таблица1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none" fo:border-top="none" fo:border-bottom="0.05pt solid #000000"/>
    </style:style>
    <style:style style:name="Таблица11.C9" style:family="table-cell">
      <style:table-cell-properties fo:padding="0.097cm" fo:border-left="0.05pt solid #000000" fo:border-right="none" fo:border-top="none" fo:border-bottom="0.05pt solid #000000"/>
    </style:style>
    <style:style style:name="Таблица11.D9" style:family="table-cell">
      <style:table-cell-properties fo:padding="0.097cm" fo:border-left="0.05pt solid #000000" fo:border-right="none" fo:border-top="none" fo:border-bottom="0.05pt solid #000000"/>
    </style:style>
    <style:style style:name="Таблица11.E9" style:family="table-cell">
      <style:table-cell-properties fo:padding="0.097cm" fo:border-left="0.05pt solid #000000" fo:border-right="none" fo:border-top="none" fo:border-bottom="0.05pt solid #000000"/>
    </style:style>
    <style:style style:name="Таблица11.F9" style:family="table-cell">
      <style:table-cell-properties fo:padding="0.097cm" fo:border-left="0.05pt solid #000000" fo:border-right="none" fo:border-top="none" fo:border-bottom="0.05pt solid #000000"/>
    </style:style>
    <style:style style:name="Таблица1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none" fo:border-top="none" fo:border-bottom="0.05pt solid #000000"/>
    </style:style>
    <style:style style:name="Таблица11.C10" style:family="table-cell">
      <style:table-cell-properties fo:padding="0.097cm" fo:border-left="0.05pt solid #000000" fo:border-right="none" fo:border-top="none" fo:border-bottom="0.05pt solid #000000"/>
    </style:style>
    <style:style style:name="Таблица11.D10" style:family="table-cell">
      <style:table-cell-properties fo:padding="0.097cm" fo:border-left="0.05pt solid #000000" fo:border-right="none" fo:border-top="none" fo:border-bottom="0.05pt solid #000000"/>
    </style:style>
    <style:style style:name="Таблица11.E10" style:family="table-cell">
      <style:table-cell-properties fo:padding="0.097cm" fo:border-left="0.05pt solid #000000" fo:border-right="none" fo:border-top="none" fo:border-bottom="0.05pt solid #000000"/>
    </style:style>
    <style:style style:name="Таблица11.F10" style:family="table-cell">
      <style:table-cell-properties fo:padding="0.097cm" fo:border-left="0.05pt solid #000000" fo:border-right="none" fo:border-top="none" fo:border-bottom="0.05pt solid #000000"/>
    </style:style>
    <style:style style:name="Таблица1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none" fo:border-top="none" fo:border-bottom="0.05pt solid #000000"/>
    </style:style>
    <style:style style:name="Таблица11.C11" style:family="table-cell">
      <style:table-cell-properties fo:padding="0.097cm" fo:border-left="0.05pt solid #000000" fo:border-right="none" fo:border-top="none" fo:border-bottom="0.05pt solid #000000"/>
    </style:style>
    <style:style style:name="Таблица11.D11" style:family="table-cell">
      <style:table-cell-properties fo:padding="0.097cm" fo:border-left="0.05pt solid #000000" fo:border-right="none" fo:border-top="none" fo:border-bottom="0.05pt solid #000000"/>
    </style:style>
    <style:style style:name="Таблица11.E11" style:family="table-cell">
      <style:table-cell-properties fo:padding="0.097cm" fo:border-left="0.05pt solid #000000" fo:border-right="none" fo:border-top="none" fo:border-bottom="0.05pt solid #000000"/>
    </style:style>
    <style:style style:name="Таблица11.F11" style:family="table-cell">
      <style:table-cell-properties fo:padding="0.097cm" fo:border-left="0.05pt solid #000000" fo:border-right="none" fo:border-top="none" fo:border-bottom="0.05pt solid #000000"/>
    </style:style>
    <style:style style:name="Таблица1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none" fo:border-top="none" fo:border-bottom="0.05pt solid #000000"/>
    </style:style>
    <style:style style:name="Таблица11.C12" style:family="table-cell">
      <style:table-cell-properties fo:padding="0.097cm" fo:border-left="0.05pt solid #000000" fo:border-right="none" fo:border-top="none" fo:border-bottom="0.05pt solid #000000"/>
    </style:style>
    <style:style style:name="Таблица11.D12" style:family="table-cell">
      <style:table-cell-properties fo:padding="0.097cm" fo:border-left="0.05pt solid #000000" fo:border-right="none" fo:border-top="none" fo:border-bottom="0.05pt solid #000000"/>
    </style:style>
    <style:style style:name="Таблица11.E12" style:family="table-cell">
      <style:table-cell-properties fo:padding="0.097cm" fo:border-left="0.05pt solid #000000" fo:border-right="none" fo:border-top="none" fo:border-bottom="0.05pt solid #000000"/>
    </style:style>
    <style:style style:name="Таблица11.F12" style:family="table-cell">
      <style:table-cell-properties fo:padding="0.097cm" fo:border-left="0.05pt solid #000000" fo:border-right="none" fo:border-top="none" fo:border-bottom="0.05pt solid #000000"/>
    </style:style>
    <style:style style:name="Таблица1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none" fo:border-top="none" fo:border-bottom="0.05pt solid #000000"/>
    </style:style>
    <style:style style:name="Таблица11.C13" style:family="table-cell">
      <style:table-cell-properties fo:padding="0.097cm" fo:border-left="0.05pt solid #000000" fo:border-right="none" fo:border-top="none" fo:border-bottom="0.05pt solid #000000"/>
    </style:style>
    <style:style style:name="Таблица11.D13" style:family="table-cell">
      <style:table-cell-properties fo:padding="0.097cm" fo:border-left="0.05pt solid #000000" fo:border-right="none" fo:border-top="none" fo:border-bottom="0.05pt solid #000000"/>
    </style:style>
    <style:style style:name="Таблица11.E13" style:family="table-cell">
      <style:table-cell-properties fo:padding="0.097cm" fo:border-left="0.05pt solid #000000" fo:border-right="none" fo:border-top="none" fo:border-bottom="0.05pt solid #000000"/>
    </style:style>
    <style:style style:name="Таблица11.F13" style:family="table-cell">
      <style:table-cell-properties fo:padding="0.097cm" fo:border-left="0.05pt solid #000000" fo:border-right="none" fo:border-top="none" fo:border-bottom="0.05pt solid #000000"/>
    </style:style>
    <style:style style:name="Таблица1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none" fo:border-top="none" fo:border-bottom="0.05pt solid #000000"/>
    </style:style>
    <style:style style:name="Таблица11.C14" style:family="table-cell">
      <style:table-cell-properties fo:padding="0.097cm" fo:border-left="0.05pt solid #000000" fo:border-right="none" fo:border-top="none" fo:border-bottom="0.05pt solid #000000"/>
    </style:style>
    <style:style style:name="Таблица11.D14" style:family="table-cell">
      <style:table-cell-properties fo:padding="0.097cm" fo:border-left="0.05pt solid #000000" fo:border-right="none" fo:border-top="none" fo:border-bottom="0.05pt solid #000000"/>
    </style:style>
    <style:style style:name="Таблица11.E14" style:family="table-cell">
      <style:table-cell-properties fo:padding="0.097cm" fo:border-left="0.05pt solid #000000" fo:border-right="none" fo:border-top="none" fo:border-bottom="0.05pt solid #000000"/>
    </style:style>
    <style:style style:name="Таблица11.F14" style:family="table-cell">
      <style:table-cell-properties fo:padding="0.097cm" fo:border-left="0.05pt solid #000000" fo:border-right="none" fo:border-top="none" fo:border-bottom="0.05pt solid #000000"/>
    </style:style>
    <style:style style:name="Таблица1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none" fo:border-top="none" fo:border-bottom="0.05pt solid #000000"/>
    </style:style>
    <style:style style:name="Таблица11.C15" style:family="table-cell">
      <style:table-cell-properties fo:padding="0.097cm" fo:border-left="0.05pt solid #000000" fo:border-right="none" fo:border-top="none" fo:border-bottom="0.05pt solid #000000"/>
    </style:style>
    <style:style style:name="Таблица11.D15" style:family="table-cell">
      <style:table-cell-properties fo:padding="0.097cm" fo:border-left="0.05pt solid #000000" fo:border-right="none" fo:border-top="none" fo:border-bottom="0.05pt solid #000000"/>
    </style:style>
    <style:style style:name="Таблица11.E15" style:family="table-cell">
      <style:table-cell-properties fo:padding="0.097cm" fo:border-left="0.05pt solid #000000" fo:border-right="none" fo:border-top="none" fo:border-bottom="0.05pt solid #000000"/>
    </style:style>
    <style:style style:name="Таблица11.F15" style:family="table-cell">
      <style:table-cell-properties fo:padding="0.097cm" fo:border-left="0.05pt solid #000000" fo:border-right="none" fo:border-top="none" fo:border-bottom="0.05pt solid #000000"/>
    </style:style>
    <style:style style:name="Таблица1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none" fo:border-top="none" fo:border-bottom="0.05pt solid #000000"/>
    </style:style>
    <style:style style:name="Таблица11.C16" style:family="table-cell">
      <style:table-cell-properties fo:padding="0.097cm" fo:border-left="0.05pt solid #000000" fo:border-right="none" fo:border-top="none" fo:border-bottom="0.05pt solid #000000"/>
    </style:style>
    <style:style style:name="Таблица11.D16" style:family="table-cell">
      <style:table-cell-properties fo:padding="0.097cm" fo:border-left="0.05pt solid #000000" fo:border-right="none" fo:border-top="none" fo:border-bottom="0.05pt solid #000000"/>
    </style:style>
    <style:style style:name="Таблица11.E16" style:family="table-cell">
      <style:table-cell-properties fo:padding="0.097cm" fo:border-left="0.05pt solid #000000" fo:border-right="none" fo:border-top="none" fo:border-bottom="0.05pt solid #000000"/>
    </style:style>
    <style:style style:name="Таблица11.F16" style:family="table-cell">
      <style:table-cell-properties fo:padding="0.097cm" fo:border-left="0.05pt solid #000000" fo:border-right="none" fo:border-top="none" fo:border-bottom="0.05pt solid #000000"/>
    </style:style>
    <style:style style:name="Таблица1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none" fo:border-top="none" fo:border-bottom="0.05pt solid #000000"/>
    </style:style>
    <style:style style:name="Таблица11.C17" style:family="table-cell">
      <style:table-cell-properties fo:padding="0.097cm" fo:border-left="0.05pt solid #000000" fo:border-right="none" fo:border-top="none" fo:border-bottom="0.05pt solid #000000"/>
    </style:style>
    <style:style style:name="Таблица11.D17" style:family="table-cell">
      <style:table-cell-properties fo:padding="0.097cm" fo:border-left="0.05pt solid #000000" fo:border-right="none" fo:border-top="none" fo:border-bottom="0.05pt solid #000000"/>
    </style:style>
    <style:style style:name="Таблица11.E17" style:family="table-cell">
      <style:table-cell-properties fo:padding="0.097cm" fo:border-left="0.05pt solid #000000" fo:border-right="none" fo:border-top="none" fo:border-bottom="0.05pt solid #000000"/>
    </style:style>
    <style:style style:name="Таблица11.F17" style:family="table-cell">
      <style:table-cell-properties fo:padding="0.097cm" fo:border-left="0.05pt solid #000000" fo:border-right="none" fo:border-top="none" fo:border-bottom="0.05pt solid #000000"/>
    </style:style>
    <style:style style:name="Таблица1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none" fo:border-top="none" fo:border-bottom="0.05pt solid #000000"/>
    </style:style>
    <style:style style:name="Таблица11.C18" style:family="table-cell">
      <style:table-cell-properties fo:padding="0.097cm" fo:border-left="0.05pt solid #000000" fo:border-right="none" fo:border-top="none" fo:border-bottom="0.05pt solid #000000"/>
    </style:style>
    <style:style style:name="Таблица11.D18" style:family="table-cell">
      <style:table-cell-properties fo:padding="0.097cm" fo:border-left="0.05pt solid #000000" fo:border-right="none" fo:border-top="none" fo:border-bottom="0.05pt solid #000000"/>
    </style:style>
    <style:style style:name="Таблица11.E18" style:family="table-cell">
      <style:table-cell-properties fo:padding="0.097cm" fo:border-left="0.05pt solid #000000" fo:border-right="none" fo:border-top="none" fo:border-bottom="0.05pt solid #000000"/>
    </style:style>
    <style:style style:name="Таблица11.F18" style:family="table-cell">
      <style:table-cell-properties fo:padding="0.097cm" fo:border-left="0.05pt solid #000000" fo:border-right="none" fo:border-top="none" fo:border-bottom="0.05pt solid #000000"/>
    </style:style>
    <style:style style:name="Таблица1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none" fo:border-top="none" fo:border-bottom="0.05pt solid #000000"/>
    </style:style>
    <style:style style:name="Таблица11.C19" style:family="table-cell">
      <style:table-cell-properties fo:padding="0.097cm" fo:border-left="0.05pt solid #000000" fo:border-right="none" fo:border-top="none" fo:border-bottom="0.05pt solid #000000"/>
    </style:style>
    <style:style style:name="Таблица11.D19" style:family="table-cell">
      <style:table-cell-properties fo:padding="0.097cm" fo:border-left="0.05pt solid #000000" fo:border-right="none" fo:border-top="none" fo:border-bottom="0.05pt solid #000000"/>
    </style:style>
    <style:style style:name="Таблица11.E19" style:family="table-cell">
      <style:table-cell-properties fo:padding="0.097cm" fo:border-left="0.05pt solid #000000" fo:border-right="none" fo:border-top="none" fo:border-bottom="0.05pt solid #000000"/>
    </style:style>
    <style:style style:name="Таблица11.F19" style:family="table-cell">
      <style:table-cell-properties fo:padding="0.097cm" fo:border-left="0.05pt solid #000000" fo:border-right="none" fo:border-top="none" fo:border-bottom="0.05pt solid #000000"/>
    </style:style>
    <style:style style:name="Таблица1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none" fo:border-top="none" fo:border-bottom="0.05pt solid #000000"/>
    </style:style>
    <style:style style:name="Таблица11.C20" style:family="table-cell">
      <style:table-cell-properties fo:padding="0.097cm" fo:border-left="0.05pt solid #000000" fo:border-right="none" fo:border-top="none" fo:border-bottom="0.05pt solid #000000"/>
    </style:style>
    <style:style style:name="Таблица11.D20" style:family="table-cell">
      <style:table-cell-properties fo:padding="0.097cm" fo:border-left="0.05pt solid #000000" fo:border-right="none" fo:border-top="none" fo:border-bottom="0.05pt solid #000000"/>
    </style:style>
    <style:style style:name="Таблица11.E20" style:family="table-cell">
      <style:table-cell-properties fo:padding="0.097cm" fo:border-left="0.05pt solid #000000" fo:border-right="none" fo:border-top="none" fo:border-bottom="0.05pt solid #000000"/>
    </style:style>
    <style:style style:name="Таблица11.F20" style:family="table-cell">
      <style:table-cell-properties fo:padding="0.097cm" fo:border-left="0.05pt solid #000000" fo:border-right="none" fo:border-top="none" fo:border-bottom="0.05pt solid #000000"/>
    </style:style>
    <style:style style:name="Таблица1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none" fo:border-top="none" fo:border-bottom="0.05pt solid #000000"/>
    </style:style>
    <style:style style:name="Таблица11.C21" style:family="table-cell">
      <style:table-cell-properties fo:padding="0.097cm" fo:border-left="0.05pt solid #000000" fo:border-right="none" fo:border-top="none" fo:border-bottom="0.05pt solid #000000"/>
    </style:style>
    <style:style style:name="Таблица11.D21" style:family="table-cell">
      <style:table-cell-properties fo:padding="0.097cm" fo:border-left="0.05pt solid #000000" fo:border-right="none" fo:border-top="none" fo:border-bottom="0.05pt solid #000000"/>
    </style:style>
    <style:style style:name="Таблица11.E21" style:family="table-cell">
      <style:table-cell-properties fo:padding="0.097cm" fo:border-left="0.05pt solid #000000" fo:border-right="none" fo:border-top="none" fo:border-bottom="0.05pt solid #000000"/>
    </style:style>
    <style:style style:name="Таблица11.F21" style:family="table-cell">
      <style:table-cell-properties fo:padding="0.097cm" fo:border-left="0.05pt solid #000000" fo:border-right="none" fo:border-top="none" fo:border-bottom="0.05pt solid #000000"/>
    </style:style>
    <style:style style:name="Таблица1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none" fo:border-top="none" fo:border-bottom="0.05pt solid #000000"/>
    </style:style>
    <style:style style:name="Таблица11.C22" style:family="table-cell">
      <style:table-cell-properties fo:padding="0.097cm" fo:border-left="0.05pt solid #000000" fo:border-right="none" fo:border-top="none" fo:border-bottom="0.05pt solid #000000"/>
    </style:style>
    <style:style style:name="Таблица11.D22" style:family="table-cell">
      <style:table-cell-properties fo:padding="0.097cm" fo:border-left="0.05pt solid #000000" fo:border-right="none" fo:border-top="none" fo:border-bottom="0.05pt solid #000000"/>
    </style:style>
    <style:style style:name="Таблица11.E22" style:family="table-cell">
      <style:table-cell-properties fo:padding="0.097cm" fo:border-left="0.05pt solid #000000" fo:border-right="none" fo:border-top="none" fo:border-bottom="0.05pt solid #000000"/>
    </style:style>
    <style:style style:name="Таблица11.F22" style:family="table-cell">
      <style:table-cell-properties fo:padding="0.097cm" fo:border-left="0.05pt solid #000000" fo:border-right="none" fo:border-top="none" fo:border-bottom="0.05pt solid #000000"/>
    </style:style>
    <style:style style:name="Таблица1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3" style:family="table-cell">
      <style:table-cell-properties fo:padding="0.097cm" fo:border-left="0.05pt solid #000000" fo:border-right="none" fo:border-top="none" fo:border-bottom="0.05pt solid #000000"/>
    </style:style>
    <style:style style:name="Таблица11.C23" style:family="table-cell">
      <style:table-cell-properties fo:padding="0.097cm" fo:border-left="0.05pt solid #000000" fo:border-right="none" fo:border-top="none" fo:border-bottom="0.05pt solid #000000"/>
    </style:style>
    <style:style style:name="Таблица11.D23" style:family="table-cell">
      <style:table-cell-properties fo:padding="0.097cm" fo:border-left="0.05pt solid #000000" fo:border-right="none" fo:border-top="none" fo:border-bottom="0.05pt solid #000000"/>
    </style:style>
    <style:style style:name="Таблица11.E23" style:family="table-cell">
      <style:table-cell-properties fo:padding="0.097cm" fo:border-left="0.05pt solid #000000" fo:border-right="none" fo:border-top="none" fo:border-bottom="0.05pt solid #000000"/>
    </style:style>
    <style:style style:name="Таблица11.F23" style:family="table-cell">
      <style:table-cell-properties fo:padding="0.097cm" fo:border-left="0.05pt solid #000000" fo:border-right="none" fo:border-top="none" fo:border-bottom="0.05pt solid #000000"/>
    </style:style>
    <style:style style:name="Таблица1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4" style:family="table-cell">
      <style:table-cell-properties fo:padding="0.097cm" fo:border-left="0.05pt solid #000000" fo:border-right="none" fo:border-top="none" fo:border-bottom="0.05pt solid #000000"/>
    </style:style>
    <style:style style:name="Таблица11.C24" style:family="table-cell">
      <style:table-cell-properties fo:padding="0.097cm" fo:border-left="0.05pt solid #000000" fo:border-right="none" fo:border-top="none" fo:border-bottom="0.05pt solid #000000"/>
    </style:style>
    <style:style style:name="Таблица11.D24" style:family="table-cell">
      <style:table-cell-properties fo:padding="0.097cm" fo:border-left="0.05pt solid #000000" fo:border-right="none" fo:border-top="none" fo:border-bottom="0.05pt solid #000000"/>
    </style:style>
    <style:style style:name="Таблица11.E24" style:family="table-cell">
      <style:table-cell-properties fo:padding="0.097cm" fo:border-left="0.05pt solid #000000" fo:border-right="none" fo:border-top="none" fo:border-bottom="0.05pt solid #000000"/>
    </style:style>
    <style:style style:name="Таблица11.F24" style:family="table-cell">
      <style:table-cell-properties fo:padding="0.097cm" fo:border-left="0.05pt solid #000000" fo:border-right="none" fo:border-top="none" fo:border-bottom="0.05pt solid #000000"/>
    </style:style>
    <style:style style:name="Таблица1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5" style:family="table-cell">
      <style:table-cell-properties fo:padding="0.097cm" fo:border-left="0.05pt solid #000000" fo:border-right="none" fo:border-top="none" fo:border-bottom="0.05pt solid #000000"/>
    </style:style>
    <style:style style:name="Таблица11.C25" style:family="table-cell">
      <style:table-cell-properties fo:padding="0.097cm" fo:border-left="0.05pt solid #000000" fo:border-right="none" fo:border-top="none" fo:border-bottom="0.05pt solid #000000"/>
    </style:style>
    <style:style style:name="Таблица11.D25" style:family="table-cell">
      <style:table-cell-properties fo:padding="0.097cm" fo:border-left="0.05pt solid #000000" fo:border-right="none" fo:border-top="none" fo:border-bottom="0.05pt solid #000000"/>
    </style:style>
    <style:style style:name="Таблица11.E25" style:family="table-cell">
      <style:table-cell-properties fo:padding="0.097cm" fo:border-left="0.05pt solid #000000" fo:border-right="none" fo:border-top="none" fo:border-bottom="0.05pt solid #000000"/>
    </style:style>
    <style:style style:name="Таблица11.F25" style:family="table-cell">
      <style:table-cell-properties fo:padding="0.097cm" fo:border-left="0.05pt solid #000000" fo:border-right="none" fo:border-top="none" fo:border-bottom="0.05pt solid #000000"/>
    </style:style>
    <style:style style:name="Таблица1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6" style:family="table-cell">
      <style:table-cell-properties fo:padding="0.097cm" fo:border-left="0.05pt solid #000000" fo:border-right="none" fo:border-top="none" fo:border-bottom="0.05pt solid #000000"/>
    </style:style>
    <style:style style:name="Таблица11.C26" style:family="table-cell">
      <style:table-cell-properties fo:padding="0.097cm" fo:border-left="0.05pt solid #000000" fo:border-right="none" fo:border-top="none" fo:border-bottom="0.05pt solid #000000"/>
    </style:style>
    <style:style style:name="Таблица11.D26" style:family="table-cell">
      <style:table-cell-properties fo:padding="0.097cm" fo:border-left="0.05pt solid #000000" fo:border-right="none" fo:border-top="none" fo:border-bottom="0.05pt solid #000000"/>
    </style:style>
    <style:style style:name="Таблица11.E26" style:family="table-cell">
      <style:table-cell-properties fo:padding="0.097cm" fo:border-left="0.05pt solid #000000" fo:border-right="none" fo:border-top="none" fo:border-bottom="0.05pt solid #000000"/>
    </style:style>
    <style:style style:name="Таблица11.F26" style:family="table-cell">
      <style:table-cell-properties fo:padding="0.097cm" fo:border-left="0.05pt solid #000000" fo:border-right="none" fo:border-top="none" fo:border-bottom="0.05pt solid #000000"/>
    </style:style>
    <style:style style:name="Таблица1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7" style:family="table-cell">
      <style:table-cell-properties fo:padding="0.097cm" fo:border-left="0.05pt solid #000000" fo:border-right="none" fo:border-top="none" fo:border-bottom="0.05pt solid #000000"/>
    </style:style>
    <style:style style:name="Таблица11.C27" style:family="table-cell">
      <style:table-cell-properties fo:padding="0.097cm" fo:border-left="0.05pt solid #000000" fo:border-right="none" fo:border-top="none" fo:border-bottom="0.05pt solid #000000"/>
    </style:style>
    <style:style style:name="Таблица11.D27" style:family="table-cell">
      <style:table-cell-properties fo:padding="0.097cm" fo:border-left="0.05pt solid #000000" fo:border-right="none" fo:border-top="none" fo:border-bottom="0.05pt solid #000000"/>
    </style:style>
    <style:style style:name="Таблица11.E27" style:family="table-cell">
      <style:table-cell-properties fo:padding="0.097cm" fo:border-left="0.05pt solid #000000" fo:border-right="none" fo:border-top="none" fo:border-bottom="0.05pt solid #000000"/>
    </style:style>
    <style:style style:name="Таблица11.F27" style:family="table-cell">
      <style:table-cell-properties fo:padding="0.097cm" fo:border-left="0.05pt solid #000000" fo:border-right="none" fo:border-top="none" fo:border-bottom="0.05pt solid #000000"/>
    </style:style>
    <style:style style:name="Таблица1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8" style:family="table-cell">
      <style:table-cell-properties fo:padding="0.097cm" fo:border-left="0.05pt solid #000000" fo:border-right="none" fo:border-top="none" fo:border-bottom="0.05pt solid #000000"/>
    </style:style>
    <style:style style:name="Таблица11.C28" style:family="table-cell">
      <style:table-cell-properties fo:padding="0.097cm" fo:border-left="0.05pt solid #000000" fo:border-right="none" fo:border-top="none" fo:border-bottom="0.05pt solid #000000"/>
    </style:style>
    <style:style style:name="Таблица11.D28" style:family="table-cell">
      <style:table-cell-properties fo:padding="0.097cm" fo:border-left="0.05pt solid #000000" fo:border-right="none" fo:border-top="none" fo:border-bottom="0.05pt solid #000000"/>
    </style:style>
    <style:style style:name="Таблица11.E28" style:family="table-cell">
      <style:table-cell-properties fo:padding="0.097cm" fo:border-left="0.05pt solid #000000" fo:border-right="none" fo:border-top="none" fo:border-bottom="0.05pt solid #000000"/>
    </style:style>
    <style:style style:name="Таблица11.F28" style:family="table-cell">
      <style:table-cell-properties fo:padding="0.097cm" fo:border-left="0.05pt solid #000000" fo:border-right="none" fo:border-top="none" fo:border-bottom="0.05pt solid #000000"/>
    </style:style>
    <style:style style:name="Таблица1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9" style:family="table-cell">
      <style:table-cell-properties fo:padding="0.097cm" fo:border-left="0.05pt solid #000000" fo:border-right="none" fo:border-top="none" fo:border-bottom="0.05pt solid #000000"/>
    </style:style>
    <style:style style:name="Таблица11.C29" style:family="table-cell">
      <style:table-cell-properties fo:padding="0.097cm" fo:border-left="0.05pt solid #000000" fo:border-right="none" fo:border-top="none" fo:border-bottom="0.05pt solid #000000"/>
    </style:style>
    <style:style style:name="Таблица11.D29" style:family="table-cell">
      <style:table-cell-properties fo:padding="0.097cm" fo:border-left="0.05pt solid #000000" fo:border-right="none" fo:border-top="none" fo:border-bottom="0.05pt solid #000000"/>
    </style:style>
    <style:style style:name="Таблица11.E29" style:family="table-cell">
      <style:table-cell-properties fo:padding="0.097cm" fo:border-left="0.05pt solid #000000" fo:border-right="none" fo:border-top="none" fo:border-bottom="0.05pt solid #000000"/>
    </style:style>
    <style:style style:name="Таблица11.F29" style:family="table-cell">
      <style:table-cell-properties fo:padding="0.097cm" fo:border-left="0.05pt solid #000000" fo:border-right="none" fo:border-top="none" fo:border-bottom="0.05pt solid #000000"/>
    </style:style>
    <style:style style:name="Таблица1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0" style:family="table-cell">
      <style:table-cell-properties fo:padding="0.097cm" fo:border-left="0.05pt solid #000000" fo:border-right="none" fo:border-top="none" fo:border-bottom="0.05pt solid #000000"/>
    </style:style>
    <style:style style:name="Таблица11.C30" style:family="table-cell">
      <style:table-cell-properties fo:padding="0.097cm" fo:border-left="0.05pt solid #000000" fo:border-right="none" fo:border-top="none" fo:border-bottom="0.05pt solid #000000"/>
    </style:style>
    <style:style style:name="Таблица11.D30" style:family="table-cell">
      <style:table-cell-properties fo:padding="0.097cm" fo:border-left="0.05pt solid #000000" fo:border-right="none" fo:border-top="none" fo:border-bottom="0.05pt solid #000000"/>
    </style:style>
    <style:style style:name="Таблица11.E30" style:family="table-cell">
      <style:table-cell-properties fo:padding="0.097cm" fo:border-left="0.05pt solid #000000" fo:border-right="none" fo:border-top="none" fo:border-bottom="0.05pt solid #000000"/>
    </style:style>
    <style:style style:name="Таблица11.F30" style:family="table-cell">
      <style:table-cell-properties fo:padding="0.097cm" fo:border-left="0.05pt solid #000000" fo:border-right="none" fo:border-top="none" fo:border-bottom="0.05pt solid #000000"/>
    </style:style>
    <style:style style:name="Таблица1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8.598cm" fo:margin-left="-0.598cm" table:align="left"/>
    </style:style>
    <style:style style:name="Таблица15.A" style:family="table-column">
      <style:table-column-properties style:column-width="1.191cm"/>
    </style:style>
    <style:style style:name="Таблица15.B" style:family="table-column">
      <style:table-column-properties style:column-width="5.318cm"/>
    </style:style>
    <style:style style:name="Таблица15.C" style:family="table-column">
      <style:table-column-properties style:column-width="1.588cm"/>
    </style:style>
    <style:style style:name="Таблица15.D" style:family="table-column">
      <style:table-column-properties style:column-width="2.699cm"/>
    </style:style>
    <style:style style:name="Таблица15.F" style:family="table-column">
      <style:table-column-properties style:column-width="2.552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G1" style:family="table-cell">
      <style:table-cell-properties fo:padding="0.097cm" fo:border="0.05pt solid #000000"/>
    </style:style>
    <style:style style:name="Таблица15.2" style:family="table-row">
      <style:table-row-properties style:min-row-height="0.6cm"/>
    </style:style>
    <style:style style:name="Таблица1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none" fo:border-top="none" fo:border-bottom="0.05pt solid #000000"/>
    </style:style>
    <style:style style:name="Таблица15.F2" style:family="table-cell">
      <style:table-cell-properties fo:padding="0.097cm" fo:border-left="0.05pt solid #000000" fo:border-right="none" fo:border-top="none" fo:border-bottom="0.05pt solid #000000"/>
    </style:style>
    <style:style style:name="Таблица1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" style:family="table-cell">
      <style:table-cell-properties fo:padding="0.097cm" fo:border-left="0.05pt solid #000000" fo:border-right="none" fo:border-top="none" fo:border-bottom="0.05pt solid #000000"/>
    </style:style>
    <style:style style:name="Таблица15.C3" style:family="table-cell">
      <style:table-cell-properties fo:padding="0.097cm" fo:border-left="0.05pt solid #000000" fo:border-right="none" fo:border-top="none" fo:border-bottom="0.05pt solid #000000"/>
    </style:style>
    <style:style style:name="Таблица15.D3" style:family="table-cell">
      <style:table-cell-properties fo:padding="0.097cm" fo:border-left="0.05pt solid #000000" fo:border-right="none" fo:border-top="none" fo:border-bottom="0.05pt solid #000000"/>
    </style:style>
    <style:style style:name="Таблица15.E3" style:family="table-cell">
      <style:table-cell-properties fo:padding="0.097cm" fo:border-left="0.05pt solid #000000" fo:border-right="none" fo:border-top="none" fo:border-bottom="0.05pt solid #000000"/>
    </style:style>
    <style:style style:name="Таблица15.F3" style:family="table-cell">
      <style:table-cell-properties fo:padding="0.097cm" fo:border-left="0.05pt solid #000000" fo:border-right="none" fo:border-top="none" fo:border-bottom="0.05pt solid #000000"/>
    </style:style>
    <style:style style:name="Таблица1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4" style:family="table-cell">
      <style:table-cell-properties fo:padding="0.097cm" fo:border-left="0.05pt solid #000000" fo:border-right="none" fo:border-top="none" fo:border-bottom="0.05pt solid #000000"/>
    </style:style>
    <style:style style:name="Таблица15.C4" style:family="table-cell">
      <style:table-cell-properties fo:padding="0.097cm" fo:border-left="0.05pt solid #000000" fo:border-right="none" fo:border-top="none" fo:border-bottom="0.05pt solid #000000"/>
    </style:style>
    <style:style style:name="Таблица15.D4" style:family="table-cell">
      <style:table-cell-properties fo:padding="0.097cm" fo:border-left="0.05pt solid #000000" fo:border-right="none" fo:border-top="none" fo:border-bottom="0.05pt solid #000000"/>
    </style:style>
    <style:style style:name="Таблица15.E4" style:family="table-cell">
      <style:table-cell-properties fo:padding="0.097cm" fo:border-left="0.05pt solid #000000" fo:border-right="none" fo:border-top="none" fo:border-bottom="0.05pt solid #000000"/>
    </style:style>
    <style:style style:name="Таблица15.F4" style:family="table-cell">
      <style:table-cell-properties fo:padding="0.097cm" fo:border-left="0.05pt solid #000000" fo:border-right="none" fo:border-top="none" fo:border-bottom="0.05pt solid #000000"/>
    </style:style>
    <style:style style:name="Таблица1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5" style:family="table-cell">
      <style:table-cell-properties fo:padding="0.097cm" fo:border-left="0.05pt solid #000000" fo:border-right="none" fo:border-top="none" fo:border-bottom="0.05pt solid #000000"/>
    </style:style>
    <style:style style:name="Таблица15.C5" style:family="table-cell">
      <style:table-cell-properties fo:padding="0.097cm" fo:border-left="0.05pt solid #000000" fo:border-right="none" fo:border-top="none" fo:border-bottom="0.05pt solid #000000"/>
    </style:style>
    <style:style style:name="Таблица15.D5" style:family="table-cell">
      <style:table-cell-properties fo:padding="0.097cm" fo:border-left="0.05pt solid #000000" fo:border-right="none" fo:border-top="none" fo:border-bottom="0.05pt solid #000000"/>
    </style:style>
    <style:style style:name="Таблица15.E5" style:family="table-cell">
      <style:table-cell-properties fo:padding="0.097cm" fo:border-left="0.05pt solid #000000" fo:border-right="none" fo:border-top="none" fo:border-bottom="0.05pt solid #000000"/>
    </style:style>
    <style:style style:name="Таблица15.F5" style:family="table-cell">
      <style:table-cell-properties fo:padding="0.097cm" fo:border-left="0.05pt solid #000000" fo:border-right="none" fo:border-top="none" fo:border-bottom="0.05pt solid #000000"/>
    </style:style>
    <style:style style:name="Таблица1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6" style:family="table-cell">
      <style:table-cell-properties fo:padding="0.097cm" fo:border-left="0.05pt solid #000000" fo:border-right="none" fo:border-top="none" fo:border-bottom="0.05pt solid #000000"/>
    </style:style>
    <style:style style:name="Таблица15.C6" style:family="table-cell">
      <style:table-cell-properties fo:padding="0.097cm" fo:border-left="0.05pt solid #000000" fo:border-right="none" fo:border-top="none" fo:border-bottom="0.05pt solid #000000"/>
    </style:style>
    <style:style style:name="Таблица15.D6" style:family="table-cell">
      <style:table-cell-properties fo:padding="0.097cm" fo:border-left="0.05pt solid #000000" fo:border-right="none" fo:border-top="none" fo:border-bottom="0.05pt solid #000000"/>
    </style:style>
    <style:style style:name="Таблица15.E6" style:family="table-cell">
      <style:table-cell-properties fo:padding="0.097cm" fo:border-left="0.05pt solid #000000" fo:border-right="none" fo:border-top="none" fo:border-bottom="0.05pt solid #000000"/>
    </style:style>
    <style:style style:name="Таблица15.F6" style:family="table-cell">
      <style:table-cell-properties fo:padding="0.097cm" fo:border-left="0.05pt solid #000000" fo:border-right="none" fo:border-top="none" fo:border-bottom="0.05pt solid #000000"/>
    </style:style>
    <style:style style:name="Таблица1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7" style:family="table-cell">
      <style:table-cell-properties fo:padding="0.097cm" fo:border-left="0.05pt solid #000000" fo:border-right="none" fo:border-top="none" fo:border-bottom="0.05pt solid #000000"/>
    </style:style>
    <style:style style:name="Таблица15.C7" style:family="table-cell">
      <style:table-cell-properties fo:padding="0.097cm" fo:border-left="0.05pt solid #000000" fo:border-right="none" fo:border-top="none" fo:border-bottom="0.05pt solid #000000"/>
    </style:style>
    <style:style style:name="Таблица15.D7" style:family="table-cell">
      <style:table-cell-properties fo:padding="0.097cm" fo:border-left="0.05pt solid #000000" fo:border-right="none" fo:border-top="none" fo:border-bottom="0.05pt solid #000000"/>
    </style:style>
    <style:style style:name="Таблица15.E7" style:family="table-cell">
      <style:table-cell-properties fo:padding="0.097cm" fo:border-left="0.05pt solid #000000" fo:border-right="none" fo:border-top="none" fo:border-bottom="0.05pt solid #000000"/>
    </style:style>
    <style:style style:name="Таблица15.F7" style:family="table-cell">
      <style:table-cell-properties fo:padding="0.097cm" fo:border-left="0.05pt solid #000000" fo:border-right="none" fo:border-top="none" fo:border-bottom="0.05pt solid #000000"/>
    </style:style>
    <style:style style:name="Таблица1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8" style:family="table-cell">
      <style:table-cell-properties fo:padding="0.097cm" fo:border-left="0.05pt solid #000000" fo:border-right="none" fo:border-top="none" fo:border-bottom="0.05pt solid #000000"/>
    </style:style>
    <style:style style:name="Таблица15.C8" style:family="table-cell">
      <style:table-cell-properties fo:padding="0.097cm" fo:border-left="0.05pt solid #000000" fo:border-right="none" fo:border-top="none" fo:border-bottom="0.05pt solid #000000"/>
    </style:style>
    <style:style style:name="Таблица15.D8" style:family="table-cell">
      <style:table-cell-properties fo:padding="0.097cm" fo:border-left="0.05pt solid #000000" fo:border-right="none" fo:border-top="none" fo:border-bottom="0.05pt solid #000000"/>
    </style:style>
    <style:style style:name="Таблица15.E8" style:family="table-cell">
      <style:table-cell-properties fo:padding="0.097cm" fo:border-left="0.05pt solid #000000" fo:border-right="none" fo:border-top="none" fo:border-bottom="0.05pt solid #000000"/>
    </style:style>
    <style:style style:name="Таблица15.F8" style:family="table-cell">
      <style:table-cell-properties fo:padding="0.097cm" fo:border-left="0.05pt solid #000000" fo:border-right="none" fo:border-top="none" fo:border-bottom="0.05pt solid #000000"/>
    </style:style>
    <style:style style:name="Таблица1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9" style:family="table-cell">
      <style:table-cell-properties fo:padding="0.097cm" fo:border-left="0.05pt solid #000000" fo:border-right="none" fo:border-top="none" fo:border-bottom="0.05pt solid #000000"/>
    </style:style>
    <style:style style:name="Таблица15.C9" style:family="table-cell">
      <style:table-cell-properties fo:padding="0.097cm" fo:border-left="0.05pt solid #000000" fo:border-right="none" fo:border-top="none" fo:border-bottom="0.05pt solid #000000"/>
    </style:style>
    <style:style style:name="Таблица15.D9" style:family="table-cell">
      <style:table-cell-properties fo:padding="0.097cm" fo:border-left="0.05pt solid #000000" fo:border-right="none" fo:border-top="none" fo:border-bottom="0.05pt solid #000000"/>
    </style:style>
    <style:style style:name="Таблица15.E9" style:family="table-cell">
      <style:table-cell-properties fo:padding="0.097cm" fo:border-left="0.05pt solid #000000" fo:border-right="none" fo:border-top="none" fo:border-bottom="0.05pt solid #000000"/>
    </style:style>
    <style:style style:name="Таблица15.F9" style:family="table-cell">
      <style:table-cell-properties fo:padding="0.097cm" fo:border-left="0.05pt solid #000000" fo:border-right="none" fo:border-top="none" fo:border-bottom="0.05pt solid #000000"/>
    </style:style>
    <style:style style:name="Таблица1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0" style:family="table-cell">
      <style:table-cell-properties fo:padding="0.097cm" fo:border-left="0.05pt solid #000000" fo:border-right="none" fo:border-top="none" fo:border-bottom="0.05pt solid #000000"/>
    </style:style>
    <style:style style:name="Таблица15.C10" style:family="table-cell">
      <style:table-cell-properties fo:padding="0.097cm" fo:border-left="0.05pt solid #000000" fo:border-right="none" fo:border-top="none" fo:border-bottom="0.05pt solid #000000"/>
    </style:style>
    <style:style style:name="Таблица15.D10" style:family="table-cell">
      <style:table-cell-properties fo:padding="0.097cm" fo:border-left="0.05pt solid #000000" fo:border-right="none" fo:border-top="none" fo:border-bottom="0.05pt solid #000000"/>
    </style:style>
    <style:style style:name="Таблица15.E10" style:family="table-cell">
      <style:table-cell-properties fo:padding="0.097cm" fo:border-left="0.05pt solid #000000" fo:border-right="none" fo:border-top="none" fo:border-bottom="0.05pt solid #000000"/>
    </style:style>
    <style:style style:name="Таблица15.F10" style:family="table-cell">
      <style:table-cell-properties fo:padding="0.097cm" fo:border-left="0.05pt solid #000000" fo:border-right="none" fo:border-top="none" fo:border-bottom="0.05pt solid #000000"/>
    </style:style>
    <style:style style:name="Таблица1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1" style:family="table-cell">
      <style:table-cell-properties fo:padding="0.097cm" fo:border-left="0.05pt solid #000000" fo:border-right="none" fo:border-top="none" fo:border-bottom="0.05pt solid #000000"/>
    </style:style>
    <style:style style:name="Таблица15.C11" style:family="table-cell">
      <style:table-cell-properties fo:padding="0.097cm" fo:border-left="0.05pt solid #000000" fo:border-right="none" fo:border-top="none" fo:border-bottom="0.05pt solid #000000"/>
    </style:style>
    <style:style style:name="Таблица15.D11" style:family="table-cell">
      <style:table-cell-properties fo:padding="0.097cm" fo:border-left="0.05pt solid #000000" fo:border-right="none" fo:border-top="none" fo:border-bottom="0.05pt solid #000000"/>
    </style:style>
    <style:style style:name="Таблица15.E11" style:family="table-cell">
      <style:table-cell-properties fo:padding="0.097cm" fo:border-left="0.05pt solid #000000" fo:border-right="none" fo:border-top="none" fo:border-bottom="0.05pt solid #000000"/>
    </style:style>
    <style:style style:name="Таблица15.F11" style:family="table-cell">
      <style:table-cell-properties fo:padding="0.097cm" fo:border-left="0.05pt solid #000000" fo:border-right="none" fo:border-top="none" fo:border-bottom="0.05pt solid #000000"/>
    </style:style>
    <style:style style:name="Таблица1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2" style:family="table-cell">
      <style:table-cell-properties fo:padding="0.097cm" fo:border-left="0.05pt solid #000000" fo:border-right="none" fo:border-top="none" fo:border-bottom="0.05pt solid #000000"/>
    </style:style>
    <style:style style:name="Таблица15.C12" style:family="table-cell">
      <style:table-cell-properties fo:padding="0.097cm" fo:border-left="0.05pt solid #000000" fo:border-right="none" fo:border-top="none" fo:border-bottom="0.05pt solid #000000"/>
    </style:style>
    <style:style style:name="Таблица15.D12" style:family="table-cell">
      <style:table-cell-properties fo:padding="0.097cm" fo:border-left="0.05pt solid #000000" fo:border-right="none" fo:border-top="none" fo:border-bottom="0.05pt solid #000000"/>
    </style:style>
    <style:style style:name="Таблица15.E12" style:family="table-cell">
      <style:table-cell-properties fo:padding="0.097cm" fo:border-left="0.05pt solid #000000" fo:border-right="none" fo:border-top="none" fo:border-bottom="0.05pt solid #000000"/>
    </style:style>
    <style:style style:name="Таблица15.F12" style:family="table-cell">
      <style:table-cell-properties fo:padding="0.097cm" fo:border-left="0.05pt solid #000000" fo:border-right="none" fo:border-top="none" fo:border-bottom="0.05pt solid #000000"/>
    </style:style>
    <style:style style:name="Таблица1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3" style:family="table-cell">
      <style:table-cell-properties fo:padding="0.097cm" fo:border-left="0.05pt solid #000000" fo:border-right="none" fo:border-top="none" fo:border-bottom="0.05pt solid #000000"/>
    </style:style>
    <style:style style:name="Таблица15.C13" style:family="table-cell">
      <style:table-cell-properties fo:padding="0.097cm" fo:border-left="0.05pt solid #000000" fo:border-right="none" fo:border-top="none" fo:border-bottom="0.05pt solid #000000"/>
    </style:style>
    <style:style style:name="Таблица15.D13" style:family="table-cell">
      <style:table-cell-properties fo:padding="0.097cm" fo:border-left="0.05pt solid #000000" fo:border-right="none" fo:border-top="none" fo:border-bottom="0.05pt solid #000000"/>
    </style:style>
    <style:style style:name="Таблица15.E13" style:family="table-cell">
      <style:table-cell-properties fo:padding="0.097cm" fo:border-left="0.05pt solid #000000" fo:border-right="none" fo:border-top="none" fo:border-bottom="0.05pt solid #000000"/>
    </style:style>
    <style:style style:name="Таблица15.F13" style:family="table-cell">
      <style:table-cell-properties fo:padding="0.097cm" fo:border-left="0.05pt solid #000000" fo:border-right="none" fo:border-top="none" fo:border-bottom="0.05pt solid #000000"/>
    </style:style>
    <style:style style:name="Таблица1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4" style:family="table-cell">
      <style:table-cell-properties fo:padding="0.097cm" fo:border-left="0.05pt solid #000000" fo:border-right="none" fo:border-top="none" fo:border-bottom="0.05pt solid #000000"/>
    </style:style>
    <style:style style:name="Таблица15.C14" style:family="table-cell">
      <style:table-cell-properties fo:padding="0.097cm" fo:border-left="0.05pt solid #000000" fo:border-right="none" fo:border-top="none" fo:border-bottom="0.05pt solid #000000"/>
    </style:style>
    <style:style style:name="Таблица15.D14" style:family="table-cell">
      <style:table-cell-properties fo:padding="0.097cm" fo:border-left="0.05pt solid #000000" fo:border-right="none" fo:border-top="none" fo:border-bottom="0.05pt solid #000000"/>
    </style:style>
    <style:style style:name="Таблица15.E14" style:family="table-cell">
      <style:table-cell-properties fo:padding="0.097cm" fo:border-left="0.05pt solid #000000" fo:border-right="none" fo:border-top="none" fo:border-bottom="0.05pt solid #000000"/>
    </style:style>
    <style:style style:name="Таблица15.F14" style:family="table-cell">
      <style:table-cell-properties fo:padding="0.097cm" fo:border-left="0.05pt solid #000000" fo:border-right="none" fo:border-top="none" fo:border-bottom="0.05pt solid #000000"/>
    </style:style>
    <style:style style:name="Таблица1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5" style:family="table-cell">
      <style:table-cell-properties fo:padding="0.097cm" fo:border-left="0.05pt solid #000000" fo:border-right="none" fo:border-top="none" fo:border-bottom="0.05pt solid #000000"/>
    </style:style>
    <style:style style:name="Таблица15.C15" style:family="table-cell">
      <style:table-cell-properties fo:padding="0.097cm" fo:border-left="0.05pt solid #000000" fo:border-right="none" fo:border-top="none" fo:border-bottom="0.05pt solid #000000"/>
    </style:style>
    <style:style style:name="Таблица15.D15" style:family="table-cell">
      <style:table-cell-properties fo:padding="0.097cm" fo:border-left="0.05pt solid #000000" fo:border-right="none" fo:border-top="none" fo:border-bottom="0.05pt solid #000000"/>
    </style:style>
    <style:style style:name="Таблица15.E15" style:family="table-cell">
      <style:table-cell-properties fo:padding="0.097cm" fo:border-left="0.05pt solid #000000" fo:border-right="none" fo:border-top="none" fo:border-bottom="0.05pt solid #000000"/>
    </style:style>
    <style:style style:name="Таблица15.F15" style:family="table-cell">
      <style:table-cell-properties fo:padding="0.097cm" fo:border-left="0.05pt solid #000000" fo:border-right="none" fo:border-top="none" fo:border-bottom="0.05pt solid #000000"/>
    </style:style>
    <style:style style:name="Таблица1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6" style:family="table-cell">
      <style:table-cell-properties fo:padding="0.097cm" fo:border-left="0.05pt solid #000000" fo:border-right="none" fo:border-top="none" fo:border-bottom="0.05pt solid #000000"/>
    </style:style>
    <style:style style:name="Таблица15.C16" style:family="table-cell">
      <style:table-cell-properties fo:padding="0.097cm" fo:border-left="0.05pt solid #000000" fo:border-right="none" fo:border-top="none" fo:border-bottom="0.05pt solid #000000"/>
    </style:style>
    <style:style style:name="Таблица15.D16" style:family="table-cell">
      <style:table-cell-properties fo:padding="0.097cm" fo:border-left="0.05pt solid #000000" fo:border-right="none" fo:border-top="none" fo:border-bottom="0.05pt solid #000000"/>
    </style:style>
    <style:style style:name="Таблица15.E16" style:family="table-cell">
      <style:table-cell-properties fo:padding="0.097cm" fo:border-left="0.05pt solid #000000" fo:border-right="none" fo:border-top="none" fo:border-bottom="0.05pt solid #000000"/>
    </style:style>
    <style:style style:name="Таблица15.F16" style:family="table-cell">
      <style:table-cell-properties fo:padding="0.097cm" fo:border-left="0.05pt solid #000000" fo:border-right="none" fo:border-top="none" fo:border-bottom="0.05pt solid #000000"/>
    </style:style>
    <style:style style:name="Таблица1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7" style:family="table-cell">
      <style:table-cell-properties fo:padding="0.097cm" fo:border-left="0.05pt solid #000000" fo:border-right="none" fo:border-top="none" fo:border-bottom="0.05pt solid #000000"/>
    </style:style>
    <style:style style:name="Таблица15.C17" style:family="table-cell">
      <style:table-cell-properties fo:padding="0.097cm" fo:border-left="0.05pt solid #000000" fo:border-right="none" fo:border-top="none" fo:border-bottom="0.05pt solid #000000"/>
    </style:style>
    <style:style style:name="Таблица15.D17" style:family="table-cell">
      <style:table-cell-properties fo:padding="0.097cm" fo:border-left="0.05pt solid #000000" fo:border-right="none" fo:border-top="none" fo:border-bottom="0.05pt solid #000000"/>
    </style:style>
    <style:style style:name="Таблица15.E17" style:family="table-cell">
      <style:table-cell-properties fo:padding="0.097cm" fo:border-left="0.05pt solid #000000" fo:border-right="none" fo:border-top="none" fo:border-bottom="0.05pt solid #000000"/>
    </style:style>
    <style:style style:name="Таблица15.F17" style:family="table-cell">
      <style:table-cell-properties fo:padding="0.097cm" fo:border-left="0.05pt solid #000000" fo:border-right="none" fo:border-top="none" fo:border-bottom="0.05pt solid #000000"/>
    </style:style>
    <style:style style:name="Таблица1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8" style:family="table-cell">
      <style:table-cell-properties fo:padding="0.097cm" fo:border-left="0.05pt solid #000000" fo:border-right="none" fo:border-top="none" fo:border-bottom="0.05pt solid #000000"/>
    </style:style>
    <style:style style:name="Таблица15.C18" style:family="table-cell">
      <style:table-cell-properties fo:padding="0.097cm" fo:border-left="0.05pt solid #000000" fo:border-right="none" fo:border-top="none" fo:border-bottom="0.05pt solid #000000"/>
    </style:style>
    <style:style style:name="Таблица15.D18" style:family="table-cell">
      <style:table-cell-properties fo:padding="0.097cm" fo:border-left="0.05pt solid #000000" fo:border-right="none" fo:border-top="none" fo:border-bottom="0.05pt solid #000000"/>
    </style:style>
    <style:style style:name="Таблица15.E18" style:family="table-cell">
      <style:table-cell-properties fo:padding="0.097cm" fo:border-left="0.05pt solid #000000" fo:border-right="none" fo:border-top="none" fo:border-bottom="0.05pt solid #000000"/>
    </style:style>
    <style:style style:name="Таблица15.F18" style:family="table-cell">
      <style:table-cell-properties fo:padding="0.097cm" fo:border-left="0.05pt solid #000000" fo:border-right="none" fo:border-top="none" fo:border-bottom="0.05pt solid #000000"/>
    </style:style>
    <style:style style:name="Таблица1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9" style:family="table-cell">
      <style:table-cell-properties fo:padding="0.097cm" fo:border-left="0.05pt solid #000000" fo:border-right="none" fo:border-top="none" fo:border-bottom="0.05pt solid #000000"/>
    </style:style>
    <style:style style:name="Таблица15.C19" style:family="table-cell">
      <style:table-cell-properties fo:padding="0.097cm" fo:border-left="0.05pt solid #000000" fo:border-right="none" fo:border-top="none" fo:border-bottom="0.05pt solid #000000"/>
    </style:style>
    <style:style style:name="Таблица15.D19" style:family="table-cell">
      <style:table-cell-properties fo:padding="0.097cm" fo:border-left="0.05pt solid #000000" fo:border-right="none" fo:border-top="none" fo:border-bottom="0.05pt solid #000000"/>
    </style:style>
    <style:style style:name="Таблица15.E19" style:family="table-cell">
      <style:table-cell-properties fo:padding="0.097cm" fo:border-left="0.05pt solid #000000" fo:border-right="none" fo:border-top="none" fo:border-bottom="0.05pt solid #000000"/>
    </style:style>
    <style:style style:name="Таблица15.F19" style:family="table-cell">
      <style:table-cell-properties fo:padding="0.097cm" fo:border-left="0.05pt solid #000000" fo:border-right="none" fo:border-top="none" fo:border-bottom="0.05pt solid #000000"/>
    </style:style>
    <style:style style:name="Таблица1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0" style:family="table-cell">
      <style:table-cell-properties fo:padding="0.097cm" fo:border-left="0.05pt solid #000000" fo:border-right="none" fo:border-top="none" fo:border-bottom="0.05pt solid #000000"/>
    </style:style>
    <style:style style:name="Таблица15.C20" style:family="table-cell">
      <style:table-cell-properties fo:padding="0.097cm" fo:border-left="0.05pt solid #000000" fo:border-right="none" fo:border-top="none" fo:border-bottom="0.05pt solid #000000"/>
    </style:style>
    <style:style style:name="Таблица15.D20" style:family="table-cell">
      <style:table-cell-properties fo:padding="0.097cm" fo:border-left="0.05pt solid #000000" fo:border-right="none" fo:border-top="none" fo:border-bottom="0.05pt solid #000000"/>
    </style:style>
    <style:style style:name="Таблица15.E20" style:family="table-cell">
      <style:table-cell-properties fo:padding="0.097cm" fo:border-left="0.05pt solid #000000" fo:border-right="none" fo:border-top="none" fo:border-bottom="0.05pt solid #000000"/>
    </style:style>
    <style:style style:name="Таблица15.F20" style:family="table-cell">
      <style:table-cell-properties fo:padding="0.097cm" fo:border-left="0.05pt solid #000000" fo:border-right="none" fo:border-top="none" fo:border-bottom="0.05pt solid #000000"/>
    </style:style>
    <style:style style:name="Таблица1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1" style:family="table-cell">
      <style:table-cell-properties fo:padding="0.097cm" fo:border-left="0.05pt solid #000000" fo:border-right="none" fo:border-top="none" fo:border-bottom="0.05pt solid #000000"/>
    </style:style>
    <style:style style:name="Таблица15.C21" style:family="table-cell">
      <style:table-cell-properties fo:padding="0.097cm" fo:border-left="0.05pt solid #000000" fo:border-right="none" fo:border-top="none" fo:border-bottom="0.05pt solid #000000"/>
    </style:style>
    <style:style style:name="Таблица15.D21" style:family="table-cell">
      <style:table-cell-properties fo:padding="0.097cm" fo:border-left="0.05pt solid #000000" fo:border-right="none" fo:border-top="none" fo:border-bottom="0.05pt solid #000000"/>
    </style:style>
    <style:style style:name="Таблица15.E21" style:family="table-cell">
      <style:table-cell-properties fo:padding="0.097cm" fo:border-left="0.05pt solid #000000" fo:border-right="none" fo:border-top="none" fo:border-bottom="0.05pt solid #000000"/>
    </style:style>
    <style:style style:name="Таблица15.F21" style:family="table-cell">
      <style:table-cell-properties fo:padding="0.097cm" fo:border-left="0.05pt solid #000000" fo:border-right="none" fo:border-top="none" fo:border-bottom="0.05pt solid #000000"/>
    </style:style>
    <style:style style:name="Таблица1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2" style:family="table-cell">
      <style:table-cell-properties fo:padding="0.097cm" fo:border-left="0.05pt solid #000000" fo:border-right="none" fo:border-top="none" fo:border-bottom="0.05pt solid #000000"/>
    </style:style>
    <style:style style:name="Таблица15.C22" style:family="table-cell">
      <style:table-cell-properties fo:padding="0.097cm" fo:border-left="0.05pt solid #000000" fo:border-right="none" fo:border-top="none" fo:border-bottom="0.05pt solid #000000"/>
    </style:style>
    <style:style style:name="Таблица15.D22" style:family="table-cell">
      <style:table-cell-properties fo:padding="0.097cm" fo:border-left="0.05pt solid #000000" fo:border-right="none" fo:border-top="none" fo:border-bottom="0.05pt solid #000000"/>
    </style:style>
    <style:style style:name="Таблица15.E22" style:family="table-cell">
      <style:table-cell-properties fo:padding="0.097cm" fo:border-left="0.05pt solid #000000" fo:border-right="none" fo:border-top="none" fo:border-bottom="0.05pt solid #000000"/>
    </style:style>
    <style:style style:name="Таблица15.F22" style:family="table-cell">
      <style:table-cell-properties fo:padding="0.097cm" fo:border-left="0.05pt solid #000000" fo:border-right="none" fo:border-top="none" fo:border-bottom="0.05pt solid #000000"/>
    </style:style>
    <style:style style:name="Таблица1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3" style:family="table-cell">
      <style:table-cell-properties fo:padding="0.097cm" fo:border-left="0.05pt solid #000000" fo:border-right="none" fo:border-top="none" fo:border-bottom="0.05pt solid #000000"/>
    </style:style>
    <style:style style:name="Таблица15.C23" style:family="table-cell">
      <style:table-cell-properties fo:padding="0.097cm" fo:border-left="0.05pt solid #000000" fo:border-right="none" fo:border-top="none" fo:border-bottom="0.05pt solid #000000"/>
    </style:style>
    <style:style style:name="Таблица15.D23" style:family="table-cell">
      <style:table-cell-properties fo:padding="0.097cm" fo:border-left="0.05pt solid #000000" fo:border-right="none" fo:border-top="none" fo:border-bottom="0.05pt solid #000000"/>
    </style:style>
    <style:style style:name="Таблица15.E23" style:family="table-cell">
      <style:table-cell-properties fo:padding="0.097cm" fo:border-left="0.05pt solid #000000" fo:border-right="none" fo:border-top="none" fo:border-bottom="0.05pt solid #000000"/>
    </style:style>
    <style:style style:name="Таблица15.F23" style:family="table-cell">
      <style:table-cell-properties fo:padding="0.097cm" fo:border-left="0.05pt solid #000000" fo:border-right="none" fo:border-top="none" fo:border-bottom="0.05pt solid #000000"/>
    </style:style>
    <style:style style:name="Таблица1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4" style:family="table-cell">
      <style:table-cell-properties fo:padding="0.097cm" fo:border-left="0.05pt solid #000000" fo:border-right="none" fo:border-top="none" fo:border-bottom="0.05pt solid #000000"/>
    </style:style>
    <style:style style:name="Таблица15.C24" style:family="table-cell">
      <style:table-cell-properties fo:padding="0.097cm" fo:border-left="0.05pt solid #000000" fo:border-right="none" fo:border-top="none" fo:border-bottom="0.05pt solid #000000"/>
    </style:style>
    <style:style style:name="Таблица15.D24" style:family="table-cell">
      <style:table-cell-properties fo:padding="0.097cm" fo:border-left="0.05pt solid #000000" fo:border-right="none" fo:border-top="none" fo:border-bottom="0.05pt solid #000000"/>
    </style:style>
    <style:style style:name="Таблица15.E24" style:family="table-cell">
      <style:table-cell-properties fo:padding="0.097cm" fo:border-left="0.05pt solid #000000" fo:border-right="none" fo:border-top="none" fo:border-bottom="0.05pt solid #000000"/>
    </style:style>
    <style:style style:name="Таблица15.F24" style:family="table-cell">
      <style:table-cell-properties fo:padding="0.097cm" fo:border-left="0.05pt solid #000000" fo:border-right="none" fo:border-top="none" fo:border-bottom="0.05pt solid #000000"/>
    </style:style>
    <style:style style:name="Таблица1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5" style:family="table-cell">
      <style:table-cell-properties fo:padding="0.097cm" fo:border-left="0.05pt solid #000000" fo:border-right="none" fo:border-top="none" fo:border-bottom="0.05pt solid #000000"/>
    </style:style>
    <style:style style:name="Таблица15.C25" style:family="table-cell">
      <style:table-cell-properties fo:padding="0.097cm" fo:border-left="0.05pt solid #000000" fo:border-right="none" fo:border-top="none" fo:border-bottom="0.05pt solid #000000"/>
    </style:style>
    <style:style style:name="Таблица15.D25" style:family="table-cell">
      <style:table-cell-properties fo:padding="0.097cm" fo:border-left="0.05pt solid #000000" fo:border-right="none" fo:border-top="none" fo:border-bottom="0.05pt solid #000000"/>
    </style:style>
    <style:style style:name="Таблица15.E25" style:family="table-cell">
      <style:table-cell-properties fo:padding="0.097cm" fo:border-left="0.05pt solid #000000" fo:border-right="none" fo:border-top="none" fo:border-bottom="0.05pt solid #000000"/>
    </style:style>
    <style:style style:name="Таблица15.F25" style:family="table-cell">
      <style:table-cell-properties fo:padding="0.097cm" fo:border-left="0.05pt solid #000000" fo:border-right="none" fo:border-top="none" fo:border-bottom="0.05pt solid #000000"/>
    </style:style>
    <style:style style:name="Таблица1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6" style:family="table-cell">
      <style:table-cell-properties fo:padding="0.097cm" fo:border-left="0.05pt solid #000000" fo:border-right="none" fo:border-top="none" fo:border-bottom="0.05pt solid #000000"/>
    </style:style>
    <style:style style:name="Таблица15.C26" style:family="table-cell">
      <style:table-cell-properties fo:padding="0.097cm" fo:border-left="0.05pt solid #000000" fo:border-right="none" fo:border-top="none" fo:border-bottom="0.05pt solid #000000"/>
    </style:style>
    <style:style style:name="Таблица15.D26" style:family="table-cell">
      <style:table-cell-properties fo:padding="0.097cm" fo:border-left="0.05pt solid #000000" fo:border-right="none" fo:border-top="none" fo:border-bottom="0.05pt solid #000000"/>
    </style:style>
    <style:style style:name="Таблица15.E26" style:family="table-cell">
      <style:table-cell-properties fo:padding="0.097cm" fo:border-left="0.05pt solid #000000" fo:border-right="none" fo:border-top="none" fo:border-bottom="0.05pt solid #000000"/>
    </style:style>
    <style:style style:name="Таблица15.F26" style:family="table-cell">
      <style:table-cell-properties fo:padding="0.097cm" fo:border-left="0.05pt solid #000000" fo:border-right="none" fo:border-top="none" fo:border-bottom="0.05pt solid #000000"/>
    </style:style>
    <style:style style:name="Таблица1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7" style:family="table-cell">
      <style:table-cell-properties fo:padding="0.097cm" fo:border-left="0.05pt solid #000000" fo:border-right="none" fo:border-top="none" fo:border-bottom="0.05pt solid #000000"/>
    </style:style>
    <style:style style:name="Таблица15.C27" style:family="table-cell">
      <style:table-cell-properties fo:padding="0.097cm" fo:border-left="0.05pt solid #000000" fo:border-right="none" fo:border-top="none" fo:border-bottom="0.05pt solid #000000"/>
    </style:style>
    <style:style style:name="Таблица15.D27" style:family="table-cell">
      <style:table-cell-properties fo:padding="0.097cm" fo:border-left="0.05pt solid #000000" fo:border-right="none" fo:border-top="none" fo:border-bottom="0.05pt solid #000000"/>
    </style:style>
    <style:style style:name="Таблица15.E27" style:family="table-cell">
      <style:table-cell-properties fo:padding="0.097cm" fo:border-left="0.05pt solid #000000" fo:border-right="none" fo:border-top="none" fo:border-bottom="0.05pt solid #000000"/>
    </style:style>
    <style:style style:name="Таблица15.F27" style:family="table-cell">
      <style:table-cell-properties fo:padding="0.097cm" fo:border-left="0.05pt solid #000000" fo:border-right="none" fo:border-top="none" fo:border-bottom="0.05pt solid #000000"/>
    </style:style>
    <style:style style:name="Таблица1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8" style:family="table-cell">
      <style:table-cell-properties fo:padding="0.097cm" fo:border-left="0.05pt solid #000000" fo:border-right="none" fo:border-top="none" fo:border-bottom="0.05pt solid #000000"/>
    </style:style>
    <style:style style:name="Таблица15.C28" style:family="table-cell">
      <style:table-cell-properties fo:padding="0.097cm" fo:border-left="0.05pt solid #000000" fo:border-right="none" fo:border-top="none" fo:border-bottom="0.05pt solid #000000"/>
    </style:style>
    <style:style style:name="Таблица15.D28" style:family="table-cell">
      <style:table-cell-properties fo:padding="0.097cm" fo:border-left="0.05pt solid #000000" fo:border-right="none" fo:border-top="none" fo:border-bottom="0.05pt solid #000000"/>
    </style:style>
    <style:style style:name="Таблица15.E28" style:family="table-cell">
      <style:table-cell-properties fo:padding="0.097cm" fo:border-left="0.05pt solid #000000" fo:border-right="none" fo:border-top="none" fo:border-bottom="0.05pt solid #000000"/>
    </style:style>
    <style:style style:name="Таблица15.F28" style:family="table-cell">
      <style:table-cell-properties fo:padding="0.097cm" fo:border-left="0.05pt solid #000000" fo:border-right="none" fo:border-top="none" fo:border-bottom="0.05pt solid #000000"/>
    </style:style>
    <style:style style:name="Таблица1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9" style:family="table-cell">
      <style:table-cell-properties fo:padding="0.097cm" fo:border-left="0.05pt solid #000000" fo:border-right="none" fo:border-top="none" fo:border-bottom="0.05pt solid #000000"/>
    </style:style>
    <style:style style:name="Таблица15.C29" style:family="table-cell">
      <style:table-cell-properties fo:padding="0.097cm" fo:border-left="0.05pt solid #000000" fo:border-right="none" fo:border-top="none" fo:border-bottom="0.05pt solid #000000"/>
    </style:style>
    <style:style style:name="Таблица15.D29" style:family="table-cell">
      <style:table-cell-properties fo:padding="0.097cm" fo:border-left="0.05pt solid #000000" fo:border-right="none" fo:border-top="none" fo:border-bottom="0.05pt solid #000000"/>
    </style:style>
    <style:style style:name="Таблица15.E29" style:family="table-cell">
      <style:table-cell-properties fo:padding="0.097cm" fo:border-left="0.05pt solid #000000" fo:border-right="none" fo:border-top="none" fo:border-bottom="0.05pt solid #000000"/>
    </style:style>
    <style:style style:name="Таблица15.F29" style:family="table-cell">
      <style:table-cell-properties fo:padding="0.097cm" fo:border-left="0.05pt solid #000000" fo:border-right="none" fo:border-top="none" fo:border-bottom="0.05pt solid #000000"/>
    </style:style>
    <style:style style:name="Таблица1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0" style:family="table-cell">
      <style:table-cell-properties fo:padding="0.097cm" fo:border-left="0.05pt solid #000000" fo:border-right="none" fo:border-top="none" fo:border-bottom="0.05pt solid #000000"/>
    </style:style>
    <style:style style:name="Таблица15.C30" style:family="table-cell">
      <style:table-cell-properties fo:padding="0.097cm" fo:border-left="0.05pt solid #000000" fo:border-right="none" fo:border-top="none" fo:border-bottom="0.05pt solid #000000"/>
    </style:style>
    <style:style style:name="Таблица15.D30" style:family="table-cell">
      <style:table-cell-properties fo:padding="0.097cm" fo:border-left="0.05pt solid #000000" fo:border-right="none" fo:border-top="none" fo:border-bottom="0.05pt solid #000000"/>
    </style:style>
    <style:style style:name="Таблица15.E30" style:family="table-cell">
      <style:table-cell-properties fo:padding="0.097cm" fo:border-left="0.05pt solid #000000" fo:border-right="none" fo:border-top="none" fo:border-bottom="0.05pt solid #000000"/>
    </style:style>
    <style:style style:name="Таблица15.F30" style:family="table-cell">
      <style:table-cell-properties fo:padding="0.097cm" fo:border-left="0.05pt solid #000000" fo:border-right="none" fo:border-top="none" fo:border-bottom="0.05pt solid #000000"/>
    </style:style>
    <style:style style:name="Таблица1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598cm" fo:margin-left="-0.598cm" table:align="left"/>
    </style:style>
    <style:style style:name="Таблица12.A" style:family="table-column">
      <style:table-column-properties style:column-width="1.191cm"/>
    </style:style>
    <style:style style:name="Таблица12.B" style:family="table-column">
      <style:table-column-properties style:column-width="5.318cm"/>
    </style:style>
    <style:style style:name="Таблица12.C" style:family="table-column">
      <style:table-column-properties style:column-width="1.588cm"/>
    </style:style>
    <style:style style:name="Таблица12.D" style:family="table-column">
      <style:table-column-properties style:column-width="2.699cm"/>
    </style:style>
    <style:style style:name="Таблица12.F" style:family="table-column">
      <style:table-column-properties style:column-width="2.55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G1" style:family="table-cell">
      <style:table-cell-properties fo:padding="0.097cm" fo:border="0.05pt solid #000000"/>
    </style:style>
    <style:style style:name="Таблица12.2" style:family="table-row">
      <style:table-row-properties style:min-row-height="0.6cm"/>
    </style:style>
    <style:style style:name="Таблица1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none" fo:border-top="none" fo:border-bottom="0.05pt solid #000000"/>
    </style:style>
    <style:style style:name="Таблица12.F2" style:family="table-cell">
      <style:table-cell-properties fo:padding="0.097cm" fo:border-left="0.05pt solid #000000" fo:border-right="none" fo:border-top="none" fo:border-bottom="0.05pt solid #000000"/>
    </style:style>
    <style:style style:name="Таблица1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" style:family="table-cell">
      <style:table-cell-properties fo:padding="0.097cm" fo:border-left="0.05pt solid #000000" fo:border-right="none" fo:border-top="none" fo:border-bottom="0.05pt solid #000000"/>
    </style:style>
    <style:style style:name="Таблица12.C3" style:family="table-cell">
      <style:table-cell-properties fo:padding="0.097cm" fo:border-left="0.05pt solid #000000" fo:border-right="none" fo:border-top="none" fo:border-bottom="0.05pt solid #000000"/>
    </style:style>
    <style:style style:name="Таблица12.D3" style:family="table-cell">
      <style:table-cell-properties fo:padding="0.097cm" fo:border-left="0.05pt solid #000000" fo:border-right="none" fo:border-top="none" fo:border-bottom="0.05pt solid #000000"/>
    </style:style>
    <style:style style:name="Таблица12.E3" style:family="table-cell">
      <style:table-cell-properties fo:padding="0.097cm" fo:border-left="0.05pt solid #000000" fo:border-right="none" fo:border-top="none" fo:border-bottom="0.05pt solid #000000"/>
    </style:style>
    <style:style style:name="Таблица12.F3" style:family="table-cell">
      <style:table-cell-properties fo:padding="0.097cm" fo:border-left="0.05pt solid #000000" fo:border-right="none" fo:border-top="none" fo:border-bottom="0.05pt solid #000000"/>
    </style:style>
    <style:style style:name="Таблица1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4" style:family="table-cell">
      <style:table-cell-properties fo:padding="0.097cm" fo:border-left="0.05pt solid #000000" fo:border-right="none" fo:border-top="none" fo:border-bottom="0.05pt solid #000000"/>
    </style:style>
    <style:style style:name="Таблица12.C4" style:family="table-cell">
      <style:table-cell-properties fo:padding="0.097cm" fo:border-left="0.05pt solid #000000" fo:border-right="none" fo:border-top="none" fo:border-bottom="0.05pt solid #000000"/>
    </style:style>
    <style:style style:name="Таблица12.D4" style:family="table-cell">
      <style:table-cell-properties fo:padding="0.097cm" fo:border-left="0.05pt solid #000000" fo:border-right="none" fo:border-top="none" fo:border-bottom="0.05pt solid #000000"/>
    </style:style>
    <style:style style:name="Таблица12.E4" style:family="table-cell">
      <style:table-cell-properties fo:padding="0.097cm" fo:border-left="0.05pt solid #000000" fo:border-right="none" fo:border-top="none" fo:border-bottom="0.05pt solid #000000"/>
    </style:style>
    <style:style style:name="Таблица12.F4" style:family="table-cell">
      <style:table-cell-properties fo:padding="0.097cm" fo:border-left="0.05pt solid #000000" fo:border-right="none" fo:border-top="none" fo:border-bottom="0.05pt solid #000000"/>
    </style:style>
    <style:style style:name="Таблица1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5" style:family="table-cell">
      <style:table-cell-properties fo:padding="0.097cm" fo:border-left="0.05pt solid #000000" fo:border-right="none" fo:border-top="none" fo:border-bottom="0.05pt solid #000000"/>
    </style:style>
    <style:style style:name="Таблица12.C5" style:family="table-cell">
      <style:table-cell-properties fo:padding="0.097cm" fo:border-left="0.05pt solid #000000" fo:border-right="none" fo:border-top="none" fo:border-bottom="0.05pt solid #000000"/>
    </style:style>
    <style:style style:name="Таблица12.D5" style:family="table-cell">
      <style:table-cell-properties fo:padding="0.097cm" fo:border-left="0.05pt solid #000000" fo:border-right="none" fo:border-top="none" fo:border-bottom="0.05pt solid #000000"/>
    </style:style>
    <style:style style:name="Таблица12.E5" style:family="table-cell">
      <style:table-cell-properties fo:padding="0.097cm" fo:border-left="0.05pt solid #000000" fo:border-right="none" fo:border-top="none" fo:border-bottom="0.05pt solid #000000"/>
    </style:style>
    <style:style style:name="Таблица12.F5" style:family="table-cell">
      <style:table-cell-properties fo:padding="0.097cm" fo:border-left="0.05pt solid #000000" fo:border-right="none" fo:border-top="none" fo:border-bottom="0.05pt solid #000000"/>
    </style:style>
    <style:style style:name="Таблица1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6" style:family="table-cell">
      <style:table-cell-properties fo:padding="0.097cm" fo:border-left="0.05pt solid #000000" fo:border-right="none" fo:border-top="none" fo:border-bottom="0.05pt solid #000000"/>
    </style:style>
    <style:style style:name="Таблица12.C6" style:family="table-cell">
      <style:table-cell-properties fo:padding="0.097cm" fo:border-left="0.05pt solid #000000" fo:border-right="none" fo:border-top="none" fo:border-bottom="0.05pt solid #000000"/>
    </style:style>
    <style:style style:name="Таблица12.D6" style:family="table-cell">
      <style:table-cell-properties fo:padding="0.097cm" fo:border-left="0.05pt solid #000000" fo:border-right="none" fo:border-top="none" fo:border-bottom="0.05pt solid #000000"/>
    </style:style>
    <style:style style:name="Таблица12.E6" style:family="table-cell">
      <style:table-cell-properties fo:padding="0.097cm" fo:border-left="0.05pt solid #000000" fo:border-right="none" fo:border-top="none" fo:border-bottom="0.05pt solid #000000"/>
    </style:style>
    <style:style style:name="Таблица12.F6" style:family="table-cell">
      <style:table-cell-properties fo:padding="0.097cm" fo:border-left="0.05pt solid #000000" fo:border-right="none" fo:border-top="none" fo:border-bottom="0.05pt solid #000000"/>
    </style:style>
    <style:style style:name="Таблица1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7" style:family="table-cell">
      <style:table-cell-properties fo:padding="0.097cm" fo:border-left="0.05pt solid #000000" fo:border-right="none" fo:border-top="none" fo:border-bottom="0.05pt solid #000000"/>
    </style:style>
    <style:style style:name="Таблица12.C7" style:family="table-cell">
      <style:table-cell-properties fo:padding="0.097cm" fo:border-left="0.05pt solid #000000" fo:border-right="none" fo:border-top="none" fo:border-bottom="0.05pt solid #000000"/>
    </style:style>
    <style:style style:name="Таблица12.D7" style:family="table-cell">
      <style:table-cell-properties fo:padding="0.097cm" fo:border-left="0.05pt solid #000000" fo:border-right="none" fo:border-top="none" fo:border-bottom="0.05pt solid #000000"/>
    </style:style>
    <style:style style:name="Таблица12.E7" style:family="table-cell">
      <style:table-cell-properties fo:padding="0.097cm" fo:border-left="0.05pt solid #000000" fo:border-right="none" fo:border-top="none" fo:border-bottom="0.05pt solid #000000"/>
    </style:style>
    <style:style style:name="Таблица12.F7" style:family="table-cell">
      <style:table-cell-properties fo:padding="0.097cm" fo:border-left="0.05pt solid #000000" fo:border-right="none" fo:border-top="none" fo:border-bottom="0.05pt solid #000000"/>
    </style:style>
    <style:style style:name="Таблица1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8" style:family="table-cell">
      <style:table-cell-properties fo:padding="0.097cm" fo:border-left="0.05pt solid #000000" fo:border-right="none" fo:border-top="none" fo:border-bottom="0.05pt solid #000000"/>
    </style:style>
    <style:style style:name="Таблица12.C8" style:family="table-cell">
      <style:table-cell-properties fo:padding="0.097cm" fo:border-left="0.05pt solid #000000" fo:border-right="none" fo:border-top="none" fo:border-bottom="0.05pt solid #000000"/>
    </style:style>
    <style:style style:name="Таблица12.D8" style:family="table-cell">
      <style:table-cell-properties fo:padding="0.097cm" fo:border-left="0.05pt solid #000000" fo:border-right="none" fo:border-top="none" fo:border-bottom="0.05pt solid #000000"/>
    </style:style>
    <style:style style:name="Таблица12.E8" style:family="table-cell">
      <style:table-cell-properties fo:padding="0.097cm" fo:border-left="0.05pt solid #000000" fo:border-right="none" fo:border-top="none" fo:border-bottom="0.05pt solid #000000"/>
    </style:style>
    <style:style style:name="Таблица12.F8" style:family="table-cell">
      <style:table-cell-properties fo:padding="0.097cm" fo:border-left="0.05pt solid #000000" fo:border-right="none" fo:border-top="none" fo:border-bottom="0.05pt solid #000000"/>
    </style:style>
    <style:style style:name="Таблица1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9" style:family="table-cell">
      <style:table-cell-properties fo:padding="0.097cm" fo:border-left="0.05pt solid #000000" fo:border-right="none" fo:border-top="none" fo:border-bottom="0.05pt solid #000000"/>
    </style:style>
    <style:style style:name="Таблица12.C9" style:family="table-cell">
      <style:table-cell-properties fo:padding="0.097cm" fo:border-left="0.05pt solid #000000" fo:border-right="none" fo:border-top="none" fo:border-bottom="0.05pt solid #000000"/>
    </style:style>
    <style:style style:name="Таблица12.D9" style:family="table-cell">
      <style:table-cell-properties fo:padding="0.097cm" fo:border-left="0.05pt solid #000000" fo:border-right="none" fo:border-top="none" fo:border-bottom="0.05pt solid #000000"/>
    </style:style>
    <style:style style:name="Таблица12.E9" style:family="table-cell">
      <style:table-cell-properties fo:padding="0.097cm" fo:border-left="0.05pt solid #000000" fo:border-right="none" fo:border-top="none" fo:border-bottom="0.05pt solid #000000"/>
    </style:style>
    <style:style style:name="Таблица12.F9" style:family="table-cell">
      <style:table-cell-properties fo:padding="0.097cm" fo:border-left="0.05pt solid #000000" fo:border-right="none" fo:border-top="none" fo:border-bottom="0.05pt solid #000000"/>
    </style:style>
    <style:style style:name="Таблица1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0" style:family="table-cell">
      <style:table-cell-properties fo:padding="0.097cm" fo:border-left="0.05pt solid #000000" fo:border-right="none" fo:border-top="none" fo:border-bottom="0.05pt solid #000000"/>
    </style:style>
    <style:style style:name="Таблица12.C10" style:family="table-cell">
      <style:table-cell-properties fo:padding="0.097cm" fo:border-left="0.05pt solid #000000" fo:border-right="none" fo:border-top="none" fo:border-bottom="0.05pt solid #000000"/>
    </style:style>
    <style:style style:name="Таблица12.D10" style:family="table-cell">
      <style:table-cell-properties fo:padding="0.097cm" fo:border-left="0.05pt solid #000000" fo:border-right="none" fo:border-top="none" fo:border-bottom="0.05pt solid #000000"/>
    </style:style>
    <style:style style:name="Таблица12.E10" style:family="table-cell">
      <style:table-cell-properties fo:padding="0.097cm" fo:border-left="0.05pt solid #000000" fo:border-right="none" fo:border-top="none" fo:border-bottom="0.05pt solid #000000"/>
    </style:style>
    <style:style style:name="Таблица12.F10" style:family="table-cell">
      <style:table-cell-properties fo:padding="0.097cm" fo:border-left="0.05pt solid #000000" fo:border-right="none" fo:border-top="none" fo:border-bottom="0.05pt solid #000000"/>
    </style:style>
    <style:style style:name="Таблица1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1" style:family="table-cell">
      <style:table-cell-properties fo:padding="0.097cm" fo:border-left="0.05pt solid #000000" fo:border-right="none" fo:border-top="none" fo:border-bottom="0.05pt solid #000000"/>
    </style:style>
    <style:style style:name="Таблица12.C11" style:family="table-cell">
      <style:table-cell-properties fo:padding="0.097cm" fo:border-left="0.05pt solid #000000" fo:border-right="none" fo:border-top="none" fo:border-bottom="0.05pt solid #000000"/>
    </style:style>
    <style:style style:name="Таблица12.D11" style:family="table-cell">
      <style:table-cell-properties fo:padding="0.097cm" fo:border-left="0.05pt solid #000000" fo:border-right="none" fo:border-top="none" fo:border-bottom="0.05pt solid #000000"/>
    </style:style>
    <style:style style:name="Таблица12.E11" style:family="table-cell">
      <style:table-cell-properties fo:padding="0.097cm" fo:border-left="0.05pt solid #000000" fo:border-right="none" fo:border-top="none" fo:border-bottom="0.05pt solid #000000"/>
    </style:style>
    <style:style style:name="Таблица12.F11" style:family="table-cell">
      <style:table-cell-properties fo:padding="0.097cm" fo:border-left="0.05pt solid #000000" fo:border-right="none" fo:border-top="none" fo:border-bottom="0.05pt solid #000000"/>
    </style:style>
    <style:style style:name="Таблица1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2" style:family="table-cell">
      <style:table-cell-properties fo:padding="0.097cm" fo:border-left="0.05pt solid #000000" fo:border-right="none" fo:border-top="none" fo:border-bottom="0.05pt solid #000000"/>
    </style:style>
    <style:style style:name="Таблица12.C12" style:family="table-cell">
      <style:table-cell-properties fo:padding="0.097cm" fo:border-left="0.05pt solid #000000" fo:border-right="none" fo:border-top="none" fo:border-bottom="0.05pt solid #000000"/>
    </style:style>
    <style:style style:name="Таблица12.D12" style:family="table-cell">
      <style:table-cell-properties fo:padding="0.097cm" fo:border-left="0.05pt solid #000000" fo:border-right="none" fo:border-top="none" fo:border-bottom="0.05pt solid #000000"/>
    </style:style>
    <style:style style:name="Таблица12.E12" style:family="table-cell">
      <style:table-cell-properties fo:padding="0.097cm" fo:border-left="0.05pt solid #000000" fo:border-right="none" fo:border-top="none" fo:border-bottom="0.05pt solid #000000"/>
    </style:style>
    <style:style style:name="Таблица12.F12" style:family="table-cell">
      <style:table-cell-properties fo:padding="0.097cm" fo:border-left="0.05pt solid #000000" fo:border-right="none" fo:border-top="none" fo:border-bottom="0.05pt solid #000000"/>
    </style:style>
    <style:style style:name="Таблица1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3" style:family="table-cell">
      <style:table-cell-properties fo:padding="0.097cm" fo:border-left="0.05pt solid #000000" fo:border-right="none" fo:border-top="none" fo:border-bottom="0.05pt solid #000000"/>
    </style:style>
    <style:style style:name="Таблица12.C13" style:family="table-cell">
      <style:table-cell-properties fo:padding="0.097cm" fo:border-left="0.05pt solid #000000" fo:border-right="none" fo:border-top="none" fo:border-bottom="0.05pt solid #000000"/>
    </style:style>
    <style:style style:name="Таблица12.D13" style:family="table-cell">
      <style:table-cell-properties fo:padding="0.097cm" fo:border-left="0.05pt solid #000000" fo:border-right="none" fo:border-top="none" fo:border-bottom="0.05pt solid #000000"/>
    </style:style>
    <style:style style:name="Таблица12.E13" style:family="table-cell">
      <style:table-cell-properties fo:padding="0.097cm" fo:border-left="0.05pt solid #000000" fo:border-right="none" fo:border-top="none" fo:border-bottom="0.05pt solid #000000"/>
    </style:style>
    <style:style style:name="Таблица12.F13" style:family="table-cell">
      <style:table-cell-properties fo:padding="0.097cm" fo:border-left="0.05pt solid #000000" fo:border-right="none" fo:border-top="none" fo:border-bottom="0.05pt solid #000000"/>
    </style:style>
    <style:style style:name="Таблица1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4" style:family="table-cell">
      <style:table-cell-properties fo:padding="0.097cm" fo:border-left="0.05pt solid #000000" fo:border-right="none" fo:border-top="none" fo:border-bottom="0.05pt solid #000000"/>
    </style:style>
    <style:style style:name="Таблица12.C14" style:family="table-cell">
      <style:table-cell-properties fo:padding="0.097cm" fo:border-left="0.05pt solid #000000" fo:border-right="none" fo:border-top="none" fo:border-bottom="0.05pt solid #000000"/>
    </style:style>
    <style:style style:name="Таблица12.D14" style:family="table-cell">
      <style:table-cell-properties fo:padding="0.097cm" fo:border-left="0.05pt solid #000000" fo:border-right="none" fo:border-top="none" fo:border-bottom="0.05pt solid #000000"/>
    </style:style>
    <style:style style:name="Таблица12.E14" style:family="table-cell">
      <style:table-cell-properties fo:padding="0.097cm" fo:border-left="0.05pt solid #000000" fo:border-right="none" fo:border-top="none" fo:border-bottom="0.05pt solid #000000"/>
    </style:style>
    <style:style style:name="Таблица12.F14" style:family="table-cell">
      <style:table-cell-properties fo:padding="0.097cm" fo:border-left="0.05pt solid #000000" fo:border-right="none" fo:border-top="none" fo:border-bottom="0.05pt solid #000000"/>
    </style:style>
    <style:style style:name="Таблица1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5" style:family="table-cell">
      <style:table-cell-properties fo:padding="0.097cm" fo:border-left="0.05pt solid #000000" fo:border-right="none" fo:border-top="none" fo:border-bottom="0.05pt solid #000000"/>
    </style:style>
    <style:style style:name="Таблица12.C15" style:family="table-cell">
      <style:table-cell-properties fo:padding="0.097cm" fo:border-left="0.05pt solid #000000" fo:border-right="none" fo:border-top="none" fo:border-bottom="0.05pt solid #000000"/>
    </style:style>
    <style:style style:name="Таблица12.D15" style:family="table-cell">
      <style:table-cell-properties fo:padding="0.097cm" fo:border-left="0.05pt solid #000000" fo:border-right="none" fo:border-top="none" fo:border-bottom="0.05pt solid #000000"/>
    </style:style>
    <style:style style:name="Таблица12.E15" style:family="table-cell">
      <style:table-cell-properties fo:padding="0.097cm" fo:border-left="0.05pt solid #000000" fo:border-right="none" fo:border-top="none" fo:border-bottom="0.05pt solid #000000"/>
    </style:style>
    <style:style style:name="Таблица12.F15" style:family="table-cell">
      <style:table-cell-properties fo:padding="0.097cm" fo:border-left="0.05pt solid #000000" fo:border-right="none" fo:border-top="none" fo:border-bottom="0.05pt solid #000000"/>
    </style:style>
    <style:style style:name="Таблица1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6" style:family="table-cell">
      <style:table-cell-properties fo:padding="0.097cm" fo:border-left="0.05pt solid #000000" fo:border-right="none" fo:border-top="none" fo:border-bottom="0.05pt solid #000000"/>
    </style:style>
    <style:style style:name="Таблица12.C16" style:family="table-cell">
      <style:table-cell-properties fo:padding="0.097cm" fo:border-left="0.05pt solid #000000" fo:border-right="none" fo:border-top="none" fo:border-bottom="0.05pt solid #000000"/>
    </style:style>
    <style:style style:name="Таблица12.D16" style:family="table-cell">
      <style:table-cell-properties fo:padding="0.097cm" fo:border-left="0.05pt solid #000000" fo:border-right="none" fo:border-top="none" fo:border-bottom="0.05pt solid #000000"/>
    </style:style>
    <style:style style:name="Таблица12.E16" style:family="table-cell">
      <style:table-cell-properties fo:padding="0.097cm" fo:border-left="0.05pt solid #000000" fo:border-right="none" fo:border-top="none" fo:border-bottom="0.05pt solid #000000"/>
    </style:style>
    <style:style style:name="Таблица12.F16" style:family="table-cell">
      <style:table-cell-properties fo:padding="0.097cm" fo:border-left="0.05pt solid #000000" fo:border-right="none" fo:border-top="none" fo:border-bottom="0.05pt solid #000000"/>
    </style:style>
    <style:style style:name="Таблица1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7" style:family="table-cell">
      <style:table-cell-properties fo:padding="0.097cm" fo:border-left="0.05pt solid #000000" fo:border-right="none" fo:border-top="none" fo:border-bottom="0.05pt solid #000000"/>
    </style:style>
    <style:style style:name="Таблица12.C17" style:family="table-cell">
      <style:table-cell-properties fo:padding="0.097cm" fo:border-left="0.05pt solid #000000" fo:border-right="none" fo:border-top="none" fo:border-bottom="0.05pt solid #000000"/>
    </style:style>
    <style:style style:name="Таблица12.D17" style:family="table-cell">
      <style:table-cell-properties fo:padding="0.097cm" fo:border-left="0.05pt solid #000000" fo:border-right="none" fo:border-top="none" fo:border-bottom="0.05pt solid #000000"/>
    </style:style>
    <style:style style:name="Таблица12.E17" style:family="table-cell">
      <style:table-cell-properties fo:padding="0.097cm" fo:border-left="0.05pt solid #000000" fo:border-right="none" fo:border-top="none" fo:border-bottom="0.05pt solid #000000"/>
    </style:style>
    <style:style style:name="Таблица12.F17" style:family="table-cell">
      <style:table-cell-properties fo:padding="0.097cm" fo:border-left="0.05pt solid #000000" fo:border-right="none" fo:border-top="none" fo:border-bottom="0.05pt solid #000000"/>
    </style:style>
    <style:style style:name="Таблица1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8" style:family="table-cell">
      <style:table-cell-properties fo:padding="0.097cm" fo:border-left="0.05pt solid #000000" fo:border-right="none" fo:border-top="none" fo:border-bottom="0.05pt solid #000000"/>
    </style:style>
    <style:style style:name="Таблица12.C18" style:family="table-cell">
      <style:table-cell-properties fo:padding="0.097cm" fo:border-left="0.05pt solid #000000" fo:border-right="none" fo:border-top="none" fo:border-bottom="0.05pt solid #000000"/>
    </style:style>
    <style:style style:name="Таблица12.D18" style:family="table-cell">
      <style:table-cell-properties fo:padding="0.097cm" fo:border-left="0.05pt solid #000000" fo:border-right="none" fo:border-top="none" fo:border-bottom="0.05pt solid #000000"/>
    </style:style>
    <style:style style:name="Таблица12.E18" style:family="table-cell">
      <style:table-cell-properties fo:padding="0.097cm" fo:border-left="0.05pt solid #000000" fo:border-right="none" fo:border-top="none" fo:border-bottom="0.05pt solid #000000"/>
    </style:style>
    <style:style style:name="Таблица12.F18" style:family="table-cell">
      <style:table-cell-properties fo:padding="0.097cm" fo:border-left="0.05pt solid #000000" fo:border-right="none" fo:border-top="none" fo:border-bottom="0.05pt solid #000000"/>
    </style:style>
    <style:style style:name="Таблица1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9" style:family="table-cell">
      <style:table-cell-properties fo:padding="0.097cm" fo:border-left="0.05pt solid #000000" fo:border-right="none" fo:border-top="none" fo:border-bottom="0.05pt solid #000000"/>
    </style:style>
    <style:style style:name="Таблица12.C19" style:family="table-cell">
      <style:table-cell-properties fo:padding="0.097cm" fo:border-left="0.05pt solid #000000" fo:border-right="none" fo:border-top="none" fo:border-bottom="0.05pt solid #000000"/>
    </style:style>
    <style:style style:name="Таблица12.D19" style:family="table-cell">
      <style:table-cell-properties fo:padding="0.097cm" fo:border-left="0.05pt solid #000000" fo:border-right="none" fo:border-top="none" fo:border-bottom="0.05pt solid #000000"/>
    </style:style>
    <style:style style:name="Таблица12.E19" style:family="table-cell">
      <style:table-cell-properties fo:padding="0.097cm" fo:border-left="0.05pt solid #000000" fo:border-right="none" fo:border-top="none" fo:border-bottom="0.05pt solid #000000"/>
    </style:style>
    <style:style style:name="Таблица12.F19" style:family="table-cell">
      <style:table-cell-properties fo:padding="0.097cm" fo:border-left="0.05pt solid #000000" fo:border-right="none" fo:border-top="none" fo:border-bottom="0.05pt solid #000000"/>
    </style:style>
    <style:style style:name="Таблица1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0" style:family="table-cell">
      <style:table-cell-properties fo:padding="0.097cm" fo:border-left="0.05pt solid #000000" fo:border-right="none" fo:border-top="none" fo:border-bottom="0.05pt solid #000000"/>
    </style:style>
    <style:style style:name="Таблица12.C20" style:family="table-cell">
      <style:table-cell-properties fo:padding="0.097cm" fo:border-left="0.05pt solid #000000" fo:border-right="none" fo:border-top="none" fo:border-bottom="0.05pt solid #000000"/>
    </style:style>
    <style:style style:name="Таблица12.D20" style:family="table-cell">
      <style:table-cell-properties fo:padding="0.097cm" fo:border-left="0.05pt solid #000000" fo:border-right="none" fo:border-top="none" fo:border-bottom="0.05pt solid #000000"/>
    </style:style>
    <style:style style:name="Таблица12.E20" style:family="table-cell">
      <style:table-cell-properties fo:padding="0.097cm" fo:border-left="0.05pt solid #000000" fo:border-right="none" fo:border-top="none" fo:border-bottom="0.05pt solid #000000"/>
    </style:style>
    <style:style style:name="Таблица12.F20" style:family="table-cell">
      <style:table-cell-properties fo:padding="0.097cm" fo:border-left="0.05pt solid #000000" fo:border-right="none" fo:border-top="none" fo:border-bottom="0.05pt solid #000000"/>
    </style:style>
    <style:style style:name="Таблица1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1" style:family="table-cell">
      <style:table-cell-properties fo:padding="0.097cm" fo:border-left="0.05pt solid #000000" fo:border-right="none" fo:border-top="none" fo:border-bottom="0.05pt solid #000000"/>
    </style:style>
    <style:style style:name="Таблица12.C21" style:family="table-cell">
      <style:table-cell-properties fo:padding="0.097cm" fo:border-left="0.05pt solid #000000" fo:border-right="none" fo:border-top="none" fo:border-bottom="0.05pt solid #000000"/>
    </style:style>
    <style:style style:name="Таблица12.D21" style:family="table-cell">
      <style:table-cell-properties fo:padding="0.097cm" fo:border-left="0.05pt solid #000000" fo:border-right="none" fo:border-top="none" fo:border-bottom="0.05pt solid #000000"/>
    </style:style>
    <style:style style:name="Таблица12.E21" style:family="table-cell">
      <style:table-cell-properties fo:padding="0.097cm" fo:border-left="0.05pt solid #000000" fo:border-right="none" fo:border-top="none" fo:border-bottom="0.05pt solid #000000"/>
    </style:style>
    <style:style style:name="Таблица12.F21" style:family="table-cell">
      <style:table-cell-properties fo:padding="0.097cm" fo:border-left="0.05pt solid #000000" fo:border-right="none" fo:border-top="none" fo:border-bottom="0.05pt solid #000000"/>
    </style:style>
    <style:style style:name="Таблица1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2" style:family="table-cell">
      <style:table-cell-properties fo:padding="0.097cm" fo:border-left="0.05pt solid #000000" fo:border-right="none" fo:border-top="none" fo:border-bottom="0.05pt solid #000000"/>
    </style:style>
    <style:style style:name="Таблица12.C22" style:family="table-cell">
      <style:table-cell-properties fo:padding="0.097cm" fo:border-left="0.05pt solid #000000" fo:border-right="none" fo:border-top="none" fo:border-bottom="0.05pt solid #000000"/>
    </style:style>
    <style:style style:name="Таблица12.D22" style:family="table-cell">
      <style:table-cell-properties fo:padding="0.097cm" fo:border-left="0.05pt solid #000000" fo:border-right="none" fo:border-top="none" fo:border-bottom="0.05pt solid #000000"/>
    </style:style>
    <style:style style:name="Таблица12.E22" style:family="table-cell">
      <style:table-cell-properties fo:padding="0.097cm" fo:border-left="0.05pt solid #000000" fo:border-right="none" fo:border-top="none" fo:border-bottom="0.05pt solid #000000"/>
    </style:style>
    <style:style style:name="Таблица12.F22" style:family="table-cell">
      <style:table-cell-properties fo:padding="0.097cm" fo:border-left="0.05pt solid #000000" fo:border-right="none" fo:border-top="none" fo:border-bottom="0.05pt solid #000000"/>
    </style:style>
    <style:style style:name="Таблица1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3" style:family="table-cell">
      <style:table-cell-properties fo:padding="0.097cm" fo:border-left="0.05pt solid #000000" fo:border-right="none" fo:border-top="none" fo:border-bottom="0.05pt solid #000000"/>
    </style:style>
    <style:style style:name="Таблица12.C23" style:family="table-cell">
      <style:table-cell-properties fo:padding="0.097cm" fo:border-left="0.05pt solid #000000" fo:border-right="none" fo:border-top="none" fo:border-bottom="0.05pt solid #000000"/>
    </style:style>
    <style:style style:name="Таблица12.D23" style:family="table-cell">
      <style:table-cell-properties fo:padding="0.097cm" fo:border-left="0.05pt solid #000000" fo:border-right="none" fo:border-top="none" fo:border-bottom="0.05pt solid #000000"/>
    </style:style>
    <style:style style:name="Таблица12.E23" style:family="table-cell">
      <style:table-cell-properties fo:padding="0.097cm" fo:border-left="0.05pt solid #000000" fo:border-right="none" fo:border-top="none" fo:border-bottom="0.05pt solid #000000"/>
    </style:style>
    <style:style style:name="Таблица12.F23" style:family="table-cell">
      <style:table-cell-properties fo:padding="0.097cm" fo:border-left="0.05pt solid #000000" fo:border-right="none" fo:border-top="none" fo:border-bottom="0.05pt solid #000000"/>
    </style:style>
    <style:style style:name="Таблица1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4" style:family="table-cell">
      <style:table-cell-properties fo:padding="0.097cm" fo:border-left="0.05pt solid #000000" fo:border-right="none" fo:border-top="none" fo:border-bottom="0.05pt solid #000000"/>
    </style:style>
    <style:style style:name="Таблица12.C24" style:family="table-cell">
      <style:table-cell-properties fo:padding="0.097cm" fo:border-left="0.05pt solid #000000" fo:border-right="none" fo:border-top="none" fo:border-bottom="0.05pt solid #000000"/>
    </style:style>
    <style:style style:name="Таблица12.D24" style:family="table-cell">
      <style:table-cell-properties fo:padding="0.097cm" fo:border-left="0.05pt solid #000000" fo:border-right="none" fo:border-top="none" fo:border-bottom="0.05pt solid #000000"/>
    </style:style>
    <style:style style:name="Таблица12.E24" style:family="table-cell">
      <style:table-cell-properties fo:padding="0.097cm" fo:border-left="0.05pt solid #000000" fo:border-right="none" fo:border-top="none" fo:border-bottom="0.05pt solid #000000"/>
    </style:style>
    <style:style style:name="Таблица12.F24" style:family="table-cell">
      <style:table-cell-properties fo:padding="0.097cm" fo:border-left="0.05pt solid #000000" fo:border-right="none" fo:border-top="none" fo:border-bottom="0.05pt solid #000000"/>
    </style:style>
    <style:style style:name="Таблица1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5" style:family="table-cell">
      <style:table-cell-properties fo:padding="0.097cm" fo:border-left="0.05pt solid #000000" fo:border-right="none" fo:border-top="none" fo:border-bottom="0.05pt solid #000000"/>
    </style:style>
    <style:style style:name="Таблица12.C25" style:family="table-cell">
      <style:table-cell-properties fo:padding="0.097cm" fo:border-left="0.05pt solid #000000" fo:border-right="none" fo:border-top="none" fo:border-bottom="0.05pt solid #000000"/>
    </style:style>
    <style:style style:name="Таблица12.D25" style:family="table-cell">
      <style:table-cell-properties fo:padding="0.097cm" fo:border-left="0.05pt solid #000000" fo:border-right="none" fo:border-top="none" fo:border-bottom="0.05pt solid #000000"/>
    </style:style>
    <style:style style:name="Таблица12.E25" style:family="table-cell">
      <style:table-cell-properties fo:padding="0.097cm" fo:border-left="0.05pt solid #000000" fo:border-right="none" fo:border-top="none" fo:border-bottom="0.05pt solid #000000"/>
    </style:style>
    <style:style style:name="Таблица12.F25" style:family="table-cell">
      <style:table-cell-properties fo:padding="0.097cm" fo:border-left="0.05pt solid #000000" fo:border-right="none" fo:border-top="none" fo:border-bottom="0.05pt solid #000000"/>
    </style:style>
    <style:style style:name="Таблица1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6" style:family="table-cell">
      <style:table-cell-properties fo:padding="0.097cm" fo:border-left="0.05pt solid #000000" fo:border-right="none" fo:border-top="none" fo:border-bottom="0.05pt solid #000000"/>
    </style:style>
    <style:style style:name="Таблица12.C26" style:family="table-cell">
      <style:table-cell-properties fo:padding="0.097cm" fo:border-left="0.05pt solid #000000" fo:border-right="none" fo:border-top="none" fo:border-bottom="0.05pt solid #000000"/>
    </style:style>
    <style:style style:name="Таблица12.D26" style:family="table-cell">
      <style:table-cell-properties fo:padding="0.097cm" fo:border-left="0.05pt solid #000000" fo:border-right="none" fo:border-top="none" fo:border-bottom="0.05pt solid #000000"/>
    </style:style>
    <style:style style:name="Таблица12.E26" style:family="table-cell">
      <style:table-cell-properties fo:padding="0.097cm" fo:border-left="0.05pt solid #000000" fo:border-right="none" fo:border-top="none" fo:border-bottom="0.05pt solid #000000"/>
    </style:style>
    <style:style style:name="Таблица12.F26" style:family="table-cell">
      <style:table-cell-properties fo:padding="0.097cm" fo:border-left="0.05pt solid #000000" fo:border-right="none" fo:border-top="none" fo:border-bottom="0.05pt solid #000000"/>
    </style:style>
    <style:style style:name="Таблица1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7" style:family="table-cell">
      <style:table-cell-properties fo:padding="0.097cm" fo:border-left="0.05pt solid #000000" fo:border-right="none" fo:border-top="none" fo:border-bottom="0.05pt solid #000000"/>
    </style:style>
    <style:style style:name="Таблица12.C27" style:family="table-cell">
      <style:table-cell-properties fo:padding="0.097cm" fo:border-left="0.05pt solid #000000" fo:border-right="none" fo:border-top="none" fo:border-bottom="0.05pt solid #000000"/>
    </style:style>
    <style:style style:name="Таблица12.D27" style:family="table-cell">
      <style:table-cell-properties fo:padding="0.097cm" fo:border-left="0.05pt solid #000000" fo:border-right="none" fo:border-top="none" fo:border-bottom="0.05pt solid #000000"/>
    </style:style>
    <style:style style:name="Таблица12.E27" style:family="table-cell">
      <style:table-cell-properties fo:padding="0.097cm" fo:border-left="0.05pt solid #000000" fo:border-right="none" fo:border-top="none" fo:border-bottom="0.05pt solid #000000"/>
    </style:style>
    <style:style style:name="Таблица12.F27" style:family="table-cell">
      <style:table-cell-properties fo:padding="0.097cm" fo:border-left="0.05pt solid #000000" fo:border-right="none" fo:border-top="none" fo:border-bottom="0.05pt solid #000000"/>
    </style:style>
    <style:style style:name="Таблица1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8" style:family="table-cell">
      <style:table-cell-properties fo:padding="0.097cm" fo:border-left="0.05pt solid #000000" fo:border-right="none" fo:border-top="none" fo:border-bottom="0.05pt solid #000000"/>
    </style:style>
    <style:style style:name="Таблица12.C28" style:family="table-cell">
      <style:table-cell-properties fo:padding="0.097cm" fo:border-left="0.05pt solid #000000" fo:border-right="none" fo:border-top="none" fo:border-bottom="0.05pt solid #000000"/>
    </style:style>
    <style:style style:name="Таблица12.D28" style:family="table-cell">
      <style:table-cell-properties fo:padding="0.097cm" fo:border-left="0.05pt solid #000000" fo:border-right="none" fo:border-top="none" fo:border-bottom="0.05pt solid #000000"/>
    </style:style>
    <style:style style:name="Таблица12.E28" style:family="table-cell">
      <style:table-cell-properties fo:padding="0.097cm" fo:border-left="0.05pt solid #000000" fo:border-right="none" fo:border-top="none" fo:border-bottom="0.05pt solid #000000"/>
    </style:style>
    <style:style style:name="Таблица12.F28" style:family="table-cell">
      <style:table-cell-properties fo:padding="0.097cm" fo:border-left="0.05pt solid #000000" fo:border-right="none" fo:border-top="none" fo:border-bottom="0.05pt solid #000000"/>
    </style:style>
    <style:style style:name="Таблица1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9" style:family="table-cell">
      <style:table-cell-properties fo:padding="0.097cm" fo:border-left="0.05pt solid #000000" fo:border-right="none" fo:border-top="none" fo:border-bottom="0.05pt solid #000000"/>
    </style:style>
    <style:style style:name="Таблица12.C29" style:family="table-cell">
      <style:table-cell-properties fo:padding="0.097cm" fo:border-left="0.05pt solid #000000" fo:border-right="none" fo:border-top="none" fo:border-bottom="0.05pt solid #000000"/>
    </style:style>
    <style:style style:name="Таблица12.D29" style:family="table-cell">
      <style:table-cell-properties fo:padding="0.097cm" fo:border-left="0.05pt solid #000000" fo:border-right="none" fo:border-top="none" fo:border-bottom="0.05pt solid #000000"/>
    </style:style>
    <style:style style:name="Таблица12.E29" style:family="table-cell">
      <style:table-cell-properties fo:padding="0.097cm" fo:border-left="0.05pt solid #000000" fo:border-right="none" fo:border-top="none" fo:border-bottom="0.05pt solid #000000"/>
    </style:style>
    <style:style style:name="Таблица12.F29" style:family="table-cell">
      <style:table-cell-properties fo:padding="0.097cm" fo:border-left="0.05pt solid #000000" fo:border-right="none" fo:border-top="none" fo:border-bottom="0.05pt solid #000000"/>
    </style:style>
    <style:style style:name="Таблица1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0" style:family="table-cell">
      <style:table-cell-properties fo:padding="0.097cm" fo:border-left="0.05pt solid #000000" fo:border-right="none" fo:border-top="none" fo:border-bottom="0.05pt solid #000000"/>
    </style:style>
    <style:style style:name="Таблица12.C30" style:family="table-cell">
      <style:table-cell-properties fo:padding="0.097cm" fo:border-left="0.05pt solid #000000" fo:border-right="none" fo:border-top="none" fo:border-bottom="0.05pt solid #000000"/>
    </style:style>
    <style:style style:name="Таблица12.D30" style:family="table-cell">
      <style:table-cell-properties fo:padding="0.097cm" fo:border-left="0.05pt solid #000000" fo:border-right="none" fo:border-top="none" fo:border-bottom="0.05pt solid #000000"/>
    </style:style>
    <style:style style:name="Таблица12.E30" style:family="table-cell">
      <style:table-cell-properties fo:padding="0.097cm" fo:border-left="0.05pt solid #000000" fo:border-right="none" fo:border-top="none" fo:border-bottom="0.05pt solid #000000"/>
    </style:style>
    <style:style style:name="Таблица12.F30" style:family="table-cell">
      <style:table-cell-properties fo:padding="0.097cm" fo:border-left="0.05pt solid #000000" fo:border-right="none" fo:border-top="none" fo:border-bottom="0.05pt solid #000000"/>
    </style:style>
    <style:style style:name="Таблица1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1" style:family="table-cell">
      <style:table-cell-properties fo:padding="0.097cm" fo:border-left="0.05pt solid #000000" fo:border-right="none" fo:border-top="none" fo:border-bottom="0.05pt solid #000000"/>
    </style:style>
    <style:style style:name="Таблица12.C31" style:family="table-cell">
      <style:table-cell-properties fo:padding="0.097cm" fo:border-left="0.05pt solid #000000" fo:border-right="none" fo:border-top="none" fo:border-bottom="0.05pt solid #000000"/>
    </style:style>
    <style:style style:name="Таблица12.D31" style:family="table-cell">
      <style:table-cell-properties fo:padding="0.097cm" fo:border-left="0.05pt solid #000000" fo:border-right="none" fo:border-top="none" fo:border-bottom="0.05pt solid #000000"/>
    </style:style>
    <style:style style:name="Таблица12.E31" style:family="table-cell">
      <style:table-cell-properties fo:padding="0.097cm" fo:border-left="0.05pt solid #000000" fo:border-right="none" fo:border-top="none" fo:border-bottom="0.05pt solid #000000"/>
    </style:style>
    <style:style style:name="Таблица12.F31" style:family="table-cell">
      <style:table-cell-properties fo:padding="0.097cm" fo:border-left="0.05pt solid #000000" fo:border-right="none" fo:border-top="none" fo:border-bottom="0.05pt solid #000000"/>
    </style:style>
    <style:style style:name="Таблица1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2" style:family="table-cell">
      <style:table-cell-properties fo:padding="0.097cm" fo:border-left="0.05pt solid #000000" fo:border-right="none" fo:border-top="none" fo:border-bottom="0.05pt solid #000000"/>
    </style:style>
    <style:style style:name="Таблица12.C32" style:family="table-cell">
      <style:table-cell-properties fo:padding="0.097cm" fo:border-left="0.05pt solid #000000" fo:border-right="none" fo:border-top="none" fo:border-bottom="0.05pt solid #000000"/>
    </style:style>
    <style:style style:name="Таблица12.D32" style:family="table-cell">
      <style:table-cell-properties fo:padding="0.097cm" fo:border-left="0.05pt solid #000000" fo:border-right="none" fo:border-top="none" fo:border-bottom="0.05pt solid #000000"/>
    </style:style>
    <style:style style:name="Таблица12.E32" style:family="table-cell">
      <style:table-cell-properties fo:padding="0.097cm" fo:border-left="0.05pt solid #000000" fo:border-right="none" fo:border-top="none" fo:border-bottom="0.05pt solid #000000"/>
    </style:style>
    <style:style style:name="Таблица12.F32" style:family="table-cell">
      <style:table-cell-properties fo:padding="0.097cm" fo:border-left="0.05pt solid #000000" fo:border-right="none" fo:border-top="none" fo:border-bottom="0.05pt solid #000000"/>
    </style:style>
    <style:style style:name="Таблица1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3" style:family="table-cell">
      <style:table-cell-properties fo:padding="0.097cm" fo:border-left="0.05pt solid #000000" fo:border-right="none" fo:border-top="none" fo:border-bottom="0.05pt solid #000000"/>
    </style:style>
    <style:style style:name="Таблица12.C33" style:family="table-cell">
      <style:table-cell-properties fo:padding="0.097cm" fo:border-left="0.05pt solid #000000" fo:border-right="none" fo:border-top="none" fo:border-bottom="0.05pt solid #000000"/>
    </style:style>
    <style:style style:name="Таблица12.D33" style:family="table-cell">
      <style:table-cell-properties fo:padding="0.097cm" fo:border-left="0.05pt solid #000000" fo:border-right="none" fo:border-top="none" fo:border-bottom="0.05pt solid #000000"/>
    </style:style>
    <style:style style:name="Таблица12.E33" style:family="table-cell">
      <style:table-cell-properties fo:padding="0.097cm" fo:border-left="0.05pt solid #000000" fo:border-right="none" fo:border-top="none" fo:border-bottom="0.05pt solid #000000"/>
    </style:style>
    <style:style style:name="Таблица12.F33" style:family="table-cell">
      <style:table-cell-properties fo:padding="0.097cm" fo:border-left="0.05pt solid #000000" fo:border-right="none" fo:border-top="none" fo:border-bottom="0.05pt solid #000000"/>
    </style:style>
    <style:style style:name="Таблица1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4" style:family="table-cell">
      <style:table-cell-properties fo:padding="0.097cm" fo:border-left="0.05pt solid #000000" fo:border-right="none" fo:border-top="none" fo:border-bottom="0.05pt solid #000000"/>
    </style:style>
    <style:style style:name="Таблица12.C34" style:family="table-cell">
      <style:table-cell-properties fo:padding="0.097cm" fo:border-left="0.05pt solid #000000" fo:border-right="none" fo:border-top="none" fo:border-bottom="0.05pt solid #000000"/>
    </style:style>
    <style:style style:name="Таблица12.D34" style:family="table-cell">
      <style:table-cell-properties fo:padding="0.097cm" fo:border-left="0.05pt solid #000000" fo:border-right="none" fo:border-top="none" fo:border-bottom="0.05pt solid #000000"/>
    </style:style>
    <style:style style:name="Таблица12.E34" style:family="table-cell">
      <style:table-cell-properties fo:padding="0.097cm" fo:border-left="0.05pt solid #000000" fo:border-right="none" fo:border-top="none" fo:border-bottom="0.05pt solid #000000"/>
    </style:style>
    <style:style style:name="Таблица12.F34" style:family="table-cell">
      <style:table-cell-properties fo:padding="0.097cm" fo:border-left="0.05pt solid #000000" fo:border-right="none" fo:border-top="none" fo:border-bottom="0.05pt solid #000000"/>
    </style:style>
    <style:style style:name="Таблица1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5" style:family="table-cell">
      <style:table-cell-properties fo:padding="0.097cm" fo:border-left="0.05pt solid #000000" fo:border-right="none" fo:border-top="none" fo:border-bottom="0.05pt solid #000000"/>
    </style:style>
    <style:style style:name="Таблица12.C35" style:family="table-cell">
      <style:table-cell-properties fo:padding="0.097cm" fo:border-left="0.05pt solid #000000" fo:border-right="none" fo:border-top="none" fo:border-bottom="0.05pt solid #000000"/>
    </style:style>
    <style:style style:name="Таблица12.D35" style:family="table-cell">
      <style:table-cell-properties fo:padding="0.097cm" fo:border-left="0.05pt solid #000000" fo:border-right="none" fo:border-top="none" fo:border-bottom="0.05pt solid #000000"/>
    </style:style>
    <style:style style:name="Таблица12.E35" style:family="table-cell">
      <style:table-cell-properties fo:padding="0.097cm" fo:border-left="0.05pt solid #000000" fo:border-right="none" fo:border-top="none" fo:border-bottom="0.05pt solid #000000"/>
    </style:style>
    <style:style style:name="Таблица12.F35" style:family="table-cell">
      <style:table-cell-properties fo:padding="0.097cm" fo:border-left="0.05pt solid #000000" fo:border-right="none" fo:border-top="none" fo:border-bottom="0.05pt solid #000000"/>
    </style:style>
    <style:style style:name="Таблица1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8.598cm" fo:margin-left="-0.598cm" table:align="left"/>
    </style:style>
    <style:style style:name="Таблица13.A" style:family="table-column">
      <style:table-column-properties style:column-width="1.191cm"/>
    </style:style>
    <style:style style:name="Таблица13.B" style:family="table-column">
      <style:table-column-properties style:column-width="5.318cm"/>
    </style:style>
    <style:style style:name="Таблица13.C" style:family="table-column">
      <style:table-column-properties style:column-width="1.588cm"/>
    </style:style>
    <style:style style:name="Таблица13.D" style:family="table-column">
      <style:table-column-properties style:column-width="2.699cm"/>
    </style:style>
    <style:style style:name="Таблица13.F" style:family="table-column">
      <style:table-column-properties style:column-width="2.55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G1" style:family="table-cell">
      <style:table-cell-properties fo:padding="0.097cm" fo:border="0.05pt solid #000000"/>
    </style:style>
    <style:style style:name="Таблица13.2" style:family="table-row">
      <style:table-row-properties style:min-row-height="0.6cm"/>
    </style:style>
    <style:style style:name="Таблица1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none" fo:border-top="none" fo:border-bottom="0.05pt solid #000000"/>
    </style:style>
    <style:style style:name="Таблица13.E2" style:family="table-cell">
      <style:table-cell-properties fo:padding="0.097cm" fo:border-left="0.05pt solid #000000" fo:border-right="none" fo:border-top="none" fo:border-bottom="0.05pt solid #000000"/>
    </style:style>
    <style:style style:name="Таблица13.F2" style:family="table-cell">
      <style:table-cell-properties fo:padding="0.097cm" fo:border-left="0.05pt solid #000000" fo:border-right="none" fo:border-top="none" fo:border-bottom="0.05pt solid #000000"/>
    </style:style>
    <style:style style:name="Таблица1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none" fo:border-top="none" fo:border-bottom="0.05pt solid #000000"/>
    </style:style>
    <style:style style:name="Таблица13.D3" style:family="table-cell">
      <style:table-cell-properties fo:padding="0.097cm" fo:border-left="0.05pt solid #000000" fo:border-right="none" fo:border-top="none" fo:border-bottom="0.05pt solid #000000"/>
    </style:style>
    <style:style style:name="Таблица13.E3" style:family="table-cell">
      <style:table-cell-properties fo:padding="0.097cm" fo:border-left="0.05pt solid #000000" fo:border-right="none" fo:border-top="none" fo:border-bottom="0.05pt solid #000000"/>
    </style:style>
    <style:style style:name="Таблица13.F3" style:family="table-cell">
      <style:table-cell-properties fo:padding="0.097cm" fo:border-left="0.05pt solid #000000" fo:border-right="none" fo:border-top="none" fo:border-bottom="0.05pt solid #000000"/>
    </style:style>
    <style:style style:name="Таблица1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none" fo:border-top="none" fo:border-bottom="0.05pt solid #000000"/>
    </style:style>
    <style:style style:name="Таблица13.D4" style:family="table-cell">
      <style:table-cell-properties fo:padding="0.097cm" fo:border-left="0.05pt solid #000000" fo:border-right="none" fo:border-top="none" fo:border-bottom="0.05pt solid #000000"/>
    </style:style>
    <style:style style:name="Таблица13.E4" style:family="table-cell">
      <style:table-cell-properties fo:padding="0.097cm" fo:border-left="0.05pt solid #000000" fo:border-right="none" fo:border-top="none" fo:border-bottom="0.05pt solid #000000"/>
    </style:style>
    <style:style style:name="Таблица13.F4" style:family="table-cell">
      <style:table-cell-properties fo:padding="0.097cm" fo:border-left="0.05pt solid #000000" fo:border-right="none" fo:border-top="none" fo:border-bottom="0.05pt solid #000000"/>
    </style:style>
    <style:style style:name="Таблица1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none" fo:border-top="none" fo:border-bottom="0.05pt solid #000000"/>
    </style:style>
    <style:style style:name="Таблица13.D5" style:family="table-cell">
      <style:table-cell-properties fo:padding="0.097cm" fo:border-left="0.05pt solid #000000" fo:border-right="none" fo:border-top="none" fo:border-bottom="0.05pt solid #000000"/>
    </style:style>
    <style:style style:name="Таблица13.E5" style:family="table-cell">
      <style:table-cell-properties fo:padding="0.097cm" fo:border-left="0.05pt solid #000000" fo:border-right="none" fo:border-top="none" fo:border-bottom="0.05pt solid #000000"/>
    </style:style>
    <style:style style:name="Таблица13.F5" style:family="table-cell">
      <style:table-cell-properties fo:padding="0.097cm" fo:border-left="0.05pt solid #000000" fo:border-right="none" fo:border-top="none" fo:border-bottom="0.05pt solid #000000"/>
    </style:style>
    <style:style style:name="Таблица1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none" fo:border-top="none" fo:border-bottom="0.05pt solid #000000"/>
    </style:style>
    <style:style style:name="Таблица13.D6" style:family="table-cell">
      <style:table-cell-properties fo:padding="0.097cm" fo:border-left="0.05pt solid #000000" fo:border-right="none" fo:border-top="none" fo:border-bottom="0.05pt solid #000000"/>
    </style:style>
    <style:style style:name="Таблица13.E6" style:family="table-cell">
      <style:table-cell-properties fo:padding="0.097cm" fo:border-left="0.05pt solid #000000" fo:border-right="none" fo:border-top="none" fo:border-bottom="0.05pt solid #000000"/>
    </style:style>
    <style:style style:name="Таблица13.F6" style:family="table-cell">
      <style:table-cell-properties fo:padding="0.097cm" fo:border-left="0.05pt solid #000000" fo:border-right="none" fo:border-top="none" fo:border-bottom="0.05pt solid #000000"/>
    </style:style>
    <style:style style:name="Таблица1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none" fo:border-top="none" fo:border-bottom="0.05pt solid #000000"/>
    </style:style>
    <style:style style:name="Таблица13.D7" style:family="table-cell">
      <style:table-cell-properties fo:padding="0.097cm" fo:border-left="0.05pt solid #000000" fo:border-right="none" fo:border-top="none" fo:border-bottom="0.05pt solid #000000"/>
    </style:style>
    <style:style style:name="Таблица13.E7" style:family="table-cell">
      <style:table-cell-properties fo:padding="0.097cm" fo:border-left="0.05pt solid #000000" fo:border-right="none" fo:border-top="none" fo:border-bottom="0.05pt solid #000000"/>
    </style:style>
    <style:style style:name="Таблица13.F7" style:family="table-cell">
      <style:table-cell-properties fo:padding="0.097cm" fo:border-left="0.05pt solid #000000" fo:border-right="none" fo:border-top="none" fo:border-bottom="0.05pt solid #000000"/>
    </style:style>
    <style:style style:name="Таблица1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none" fo:border-top="none" fo:border-bottom="0.05pt solid #000000"/>
    </style:style>
    <style:style style:name="Таблица13.D8" style:family="table-cell">
      <style:table-cell-properties fo:padding="0.097cm" fo:border-left="0.05pt solid #000000" fo:border-right="none" fo:border-top="none" fo:border-bottom="0.05pt solid #000000"/>
    </style:style>
    <style:style style:name="Таблица13.E8" style:family="table-cell">
      <style:table-cell-properties fo:padding="0.097cm" fo:border-left="0.05pt solid #000000" fo:border-right="none" fo:border-top="none" fo:border-bottom="0.05pt solid #000000"/>
    </style:style>
    <style:style style:name="Таблица13.F8" style:family="table-cell">
      <style:table-cell-properties fo:padding="0.097cm" fo:border-left="0.05pt solid #000000" fo:border-right="none" fo:border-top="none" fo:border-bottom="0.05pt solid #000000"/>
    </style:style>
    <style:style style:name="Таблица1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none" fo:border-top="none" fo:border-bottom="0.05pt solid #000000"/>
    </style:style>
    <style:style style:name="Таблица13.D9" style:family="table-cell">
      <style:table-cell-properties fo:padding="0.097cm" fo:border-left="0.05pt solid #000000" fo:border-right="none" fo:border-top="none" fo:border-bottom="0.05pt solid #000000"/>
    </style:style>
    <style:style style:name="Таблица13.E9" style:family="table-cell">
      <style:table-cell-properties fo:padding="0.097cm" fo:border-left="0.05pt solid #000000" fo:border-right="none" fo:border-top="none" fo:border-bottom="0.05pt solid #000000"/>
    </style:style>
    <style:style style:name="Таблица13.F9" style:family="table-cell">
      <style:table-cell-properties fo:padding="0.097cm" fo:border-left="0.05pt solid #000000" fo:border-right="none" fo:border-top="none" fo:border-bottom="0.05pt solid #000000"/>
    </style:style>
    <style:style style:name="Таблица1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none" fo:border-top="none" fo:border-bottom="0.05pt solid #000000"/>
    </style:style>
    <style:style style:name="Таблица13.D10" style:family="table-cell">
      <style:table-cell-properties fo:padding="0.097cm" fo:border-left="0.05pt solid #000000" fo:border-right="none" fo:border-top="none" fo:border-bottom="0.05pt solid #000000"/>
    </style:style>
    <style:style style:name="Таблица13.E10" style:family="table-cell">
      <style:table-cell-properties fo:padding="0.097cm" fo:border-left="0.05pt solid #000000" fo:border-right="none" fo:border-top="none" fo:border-bottom="0.05pt solid #000000"/>
    </style:style>
    <style:style style:name="Таблица13.F10" style:family="table-cell">
      <style:table-cell-properties fo:padding="0.097cm" fo:border-left="0.05pt solid #000000" fo:border-right="none" fo:border-top="none" fo:border-bottom="0.05pt solid #000000"/>
    </style:style>
    <style:style style:name="Таблица1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none" fo:border-top="none" fo:border-bottom="0.05pt solid #000000"/>
    </style:style>
    <style:style style:name="Таблица13.D11" style:family="table-cell">
      <style:table-cell-properties fo:padding="0.097cm" fo:border-left="0.05pt solid #000000" fo:border-right="none" fo:border-top="none" fo:border-bottom="0.05pt solid #000000"/>
    </style:style>
    <style:style style:name="Таблица13.E11" style:family="table-cell">
      <style:table-cell-properties fo:padding="0.097cm" fo:border-left="0.05pt solid #000000" fo:border-right="none" fo:border-top="none" fo:border-bottom="0.05pt solid #000000"/>
    </style:style>
    <style:style style:name="Таблица13.F11" style:family="table-cell">
      <style:table-cell-properties fo:padding="0.097cm" fo:border-left="0.05pt solid #000000" fo:border-right="none" fo:border-top="none" fo:border-bottom="0.05pt solid #000000"/>
    </style:style>
    <style:style style:name="Таблица1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none" fo:border-top="none" fo:border-bottom="0.05pt solid #000000"/>
    </style:style>
    <style:style style:name="Таблица13.D12" style:family="table-cell">
      <style:table-cell-properties fo:padding="0.097cm" fo:border-left="0.05pt solid #000000" fo:border-right="none" fo:border-top="none" fo:border-bottom="0.05pt solid #000000"/>
    </style:style>
    <style:style style:name="Таблица13.E12" style:family="table-cell">
      <style:table-cell-properties fo:padding="0.097cm" fo:border-left="0.05pt solid #000000" fo:border-right="none" fo:border-top="none" fo:border-bottom="0.05pt solid #000000"/>
    </style:style>
    <style:style style:name="Таблица13.F12" style:family="table-cell">
      <style:table-cell-properties fo:padding="0.097cm" fo:border-left="0.05pt solid #000000" fo:border-right="none" fo:border-top="none" fo:border-bottom="0.05pt solid #000000"/>
    </style:style>
    <style:style style:name="Таблица1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none" fo:border-top="none" fo:border-bottom="0.05pt solid #000000"/>
    </style:style>
    <style:style style:name="Таблица13.D13" style:family="table-cell">
      <style:table-cell-properties fo:padding="0.097cm" fo:border-left="0.05pt solid #000000" fo:border-right="none" fo:border-top="none" fo:border-bottom="0.05pt solid #000000"/>
    </style:style>
    <style:style style:name="Таблица13.E13" style:family="table-cell">
      <style:table-cell-properties fo:padding="0.097cm" fo:border-left="0.05pt solid #000000" fo:border-right="none" fo:border-top="none" fo:border-bottom="0.05pt solid #000000"/>
    </style:style>
    <style:style style:name="Таблица13.F13" style:family="table-cell">
      <style:table-cell-properties fo:padding="0.097cm" fo:border-left="0.05pt solid #000000" fo:border-right="none" fo:border-top="none" fo:border-bottom="0.05pt solid #000000"/>
    </style:style>
    <style:style style:name="Таблица1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none" fo:border-top="none" fo:border-bottom="0.05pt solid #000000"/>
    </style:style>
    <style:style style:name="Таблица13.D14" style:family="table-cell">
      <style:table-cell-properties fo:padding="0.097cm" fo:border-left="0.05pt solid #000000" fo:border-right="none" fo:border-top="none" fo:border-bottom="0.05pt solid #000000"/>
    </style:style>
    <style:style style:name="Таблица13.E14" style:family="table-cell">
      <style:table-cell-properties fo:padding="0.097cm" fo:border-left="0.05pt solid #000000" fo:border-right="none" fo:border-top="none" fo:border-bottom="0.05pt solid #000000"/>
    </style:style>
    <style:style style:name="Таблица13.F14" style:family="table-cell">
      <style:table-cell-properties fo:padding="0.097cm" fo:border-left="0.05pt solid #000000" fo:border-right="none" fo:border-top="none" fo:border-bottom="0.05pt solid #000000"/>
    </style:style>
    <style:style style:name="Таблица1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none" fo:border-top="none" fo:border-bottom="0.05pt solid #000000"/>
    </style:style>
    <style:style style:name="Таблица13.D15" style:family="table-cell">
      <style:table-cell-properties fo:padding="0.097cm" fo:border-left="0.05pt solid #000000" fo:border-right="none" fo:border-top="none" fo:border-bottom="0.05pt solid #000000"/>
    </style:style>
    <style:style style:name="Таблица13.E15" style:family="table-cell">
      <style:table-cell-properties fo:padding="0.097cm" fo:border-left="0.05pt solid #000000" fo:border-right="none" fo:border-top="none" fo:border-bottom="0.05pt solid #000000"/>
    </style:style>
    <style:style style:name="Таблица13.F15" style:family="table-cell">
      <style:table-cell-properties fo:padding="0.097cm" fo:border-left="0.05pt solid #000000" fo:border-right="none" fo:border-top="none" fo:border-bottom="0.05pt solid #000000"/>
    </style:style>
    <style:style style:name="Таблица1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none" fo:border-top="none" fo:border-bottom="0.05pt solid #000000"/>
    </style:style>
    <style:style style:name="Таблица13.D16" style:family="table-cell">
      <style:table-cell-properties fo:padding="0.097cm" fo:border-left="0.05pt solid #000000" fo:border-right="none" fo:border-top="none" fo:border-bottom="0.05pt solid #000000"/>
    </style:style>
    <style:style style:name="Таблица13.E16" style:family="table-cell">
      <style:table-cell-properties fo:padding="0.097cm" fo:border-left="0.05pt solid #000000" fo:border-right="none" fo:border-top="none" fo:border-bottom="0.05pt solid #000000"/>
    </style:style>
    <style:style style:name="Таблица13.F16" style:family="table-cell">
      <style:table-cell-properties fo:padding="0.097cm" fo:border-left="0.05pt solid #000000" fo:border-right="none" fo:border-top="none" fo:border-bottom="0.05pt solid #000000"/>
    </style:style>
    <style:style style:name="Таблица1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none" fo:border-top="none" fo:border-bottom="0.05pt solid #000000"/>
    </style:style>
    <style:style style:name="Таблица13.D17" style:family="table-cell">
      <style:table-cell-properties fo:padding="0.097cm" fo:border-left="0.05pt solid #000000" fo:border-right="none" fo:border-top="none" fo:border-bottom="0.05pt solid #000000"/>
    </style:style>
    <style:style style:name="Таблица13.E17" style:family="table-cell">
      <style:table-cell-properties fo:padding="0.097cm" fo:border-left="0.05pt solid #000000" fo:border-right="none" fo:border-top="none" fo:border-bottom="0.05pt solid #000000"/>
    </style:style>
    <style:style style:name="Таблица13.F17" style:family="table-cell">
      <style:table-cell-properties fo:padding="0.097cm" fo:border-left="0.05pt solid #000000" fo:border-right="none" fo:border-top="none" fo:border-bottom="0.05pt solid #000000"/>
    </style:style>
    <style:style style:name="Таблица1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none" fo:border-top="none" fo:border-bottom="0.05pt solid #000000"/>
    </style:style>
    <style:style style:name="Таблица13.D18" style:family="table-cell">
      <style:table-cell-properties fo:padding="0.097cm" fo:border-left="0.05pt solid #000000" fo:border-right="none" fo:border-top="none" fo:border-bottom="0.05pt solid #000000"/>
    </style:style>
    <style:style style:name="Таблица13.E18" style:family="table-cell">
      <style:table-cell-properties fo:padding="0.097cm" fo:border-left="0.05pt solid #000000" fo:border-right="none" fo:border-top="none" fo:border-bottom="0.05pt solid #000000"/>
    </style:style>
    <style:style style:name="Таблица13.F18" style:family="table-cell">
      <style:table-cell-properties fo:padding="0.097cm" fo:border-left="0.05pt solid #000000" fo:border-right="none" fo:border-top="none" fo:border-bottom="0.05pt solid #000000"/>
    </style:style>
    <style:style style:name="Таблица1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none" fo:border-top="none" fo:border-bottom="0.05pt solid #000000"/>
    </style:style>
    <style:style style:name="Таблица13.D19" style:family="table-cell">
      <style:table-cell-properties fo:padding="0.097cm" fo:border-left="0.05pt solid #000000" fo:border-right="none" fo:border-top="none" fo:border-bottom="0.05pt solid #000000"/>
    </style:style>
    <style:style style:name="Таблица13.E19" style:family="table-cell">
      <style:table-cell-properties fo:padding="0.097cm" fo:border-left="0.05pt solid #000000" fo:border-right="none" fo:border-top="none" fo:border-bottom="0.05pt solid #000000"/>
    </style:style>
    <style:style style:name="Таблица13.F19" style:family="table-cell">
      <style:table-cell-properties fo:padding="0.097cm" fo:border-left="0.05pt solid #000000" fo:border-right="none" fo:border-top="none" fo:border-bottom="0.05pt solid #000000"/>
    </style:style>
    <style:style style:name="Таблица1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none" fo:border-top="none" fo:border-bottom="0.05pt solid #000000"/>
    </style:style>
    <style:style style:name="Таблица13.D20" style:family="table-cell">
      <style:table-cell-properties fo:padding="0.097cm" fo:border-left="0.05pt solid #000000" fo:border-right="none" fo:border-top="none" fo:border-bottom="0.05pt solid #000000"/>
    </style:style>
    <style:style style:name="Таблица13.E20" style:family="table-cell">
      <style:table-cell-properties fo:padding="0.097cm" fo:border-left="0.05pt solid #000000" fo:border-right="none" fo:border-top="none" fo:border-bottom="0.05pt solid #000000"/>
    </style:style>
    <style:style style:name="Таблица13.F20" style:family="table-cell">
      <style:table-cell-properties fo:padding="0.097cm" fo:border-left="0.05pt solid #000000" fo:border-right="none" fo:border-top="none" fo:border-bottom="0.05pt solid #000000"/>
    </style:style>
    <style:style style:name="Таблица1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none" fo:border-top="none" fo:border-bottom="0.05pt solid #000000"/>
    </style:style>
    <style:style style:name="Таблица13.D21" style:family="table-cell">
      <style:table-cell-properties fo:padding="0.097cm" fo:border-left="0.05pt solid #000000" fo:border-right="none" fo:border-top="none" fo:border-bottom="0.05pt solid #000000"/>
    </style:style>
    <style:style style:name="Таблица13.E21" style:family="table-cell">
      <style:table-cell-properties fo:padding="0.097cm" fo:border-left="0.05pt solid #000000" fo:border-right="none" fo:border-top="none" fo:border-bottom="0.05pt solid #000000"/>
    </style:style>
    <style:style style:name="Таблица13.F21" style:family="table-cell">
      <style:table-cell-properties fo:padding="0.097cm" fo:border-left="0.05pt solid #000000" fo:border-right="none" fo:border-top="none" fo:border-bottom="0.05pt solid #000000"/>
    </style:style>
    <style:style style:name="Таблица1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none" fo:border-top="none" fo:border-bottom="0.05pt solid #000000"/>
    </style:style>
    <style:style style:name="Таблица13.D22" style:family="table-cell">
      <style:table-cell-properties fo:padding="0.097cm" fo:border-left="0.05pt solid #000000" fo:border-right="none" fo:border-top="none" fo:border-bottom="0.05pt solid #000000"/>
    </style:style>
    <style:style style:name="Таблица13.E22" style:family="table-cell">
      <style:table-cell-properties fo:padding="0.097cm" fo:border-left="0.05pt solid #000000" fo:border-right="none" fo:border-top="none" fo:border-bottom="0.05pt solid #000000"/>
    </style:style>
    <style:style style:name="Таблица13.F22" style:family="table-cell">
      <style:table-cell-properties fo:padding="0.097cm" fo:border-left="0.05pt solid #000000" fo:border-right="none" fo:border-top="none" fo:border-bottom="0.05pt solid #000000"/>
    </style:style>
    <style:style style:name="Таблица1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none" fo:border-top="none" fo:border-bottom="0.05pt solid #000000"/>
    </style:style>
    <style:style style:name="Таблица13.D23" style:family="table-cell">
      <style:table-cell-properties fo:padding="0.097cm" fo:border-left="0.05pt solid #000000" fo:border-right="none" fo:border-top="none" fo:border-bottom="0.05pt solid #000000"/>
    </style:style>
    <style:style style:name="Таблица13.E23" style:family="table-cell">
      <style:table-cell-properties fo:padding="0.097cm" fo:border-left="0.05pt solid #000000" fo:border-right="none" fo:border-top="none" fo:border-bottom="0.05pt solid #000000"/>
    </style:style>
    <style:style style:name="Таблица13.F23" style:family="table-cell">
      <style:table-cell-properties fo:padding="0.097cm" fo:border-left="0.05pt solid #000000" fo:border-right="none" fo:border-top="none" fo:border-bottom="0.05pt solid #000000"/>
    </style:style>
    <style:style style:name="Таблица1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none" fo:border-top="none" fo:border-bottom="0.05pt solid #000000"/>
    </style:style>
    <style:style style:name="Таблица13.D24" style:family="table-cell">
      <style:table-cell-properties fo:padding="0.097cm" fo:border-left="0.05pt solid #000000" fo:border-right="none" fo:border-top="none" fo:border-bottom="0.05pt solid #000000"/>
    </style:style>
    <style:style style:name="Таблица13.E24" style:family="table-cell">
      <style:table-cell-properties fo:padding="0.097cm" fo:border-left="0.05pt solid #000000" fo:border-right="none" fo:border-top="none" fo:border-bottom="0.05pt solid #000000"/>
    </style:style>
    <style:style style:name="Таблица13.F24" style:family="table-cell">
      <style:table-cell-properties fo:padding="0.097cm" fo:border-left="0.05pt solid #000000" fo:border-right="none" fo:border-top="none" fo:border-bottom="0.05pt solid #000000"/>
    </style:style>
    <style:style style:name="Таблица1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5" style:family="table-cell">
      <style:table-cell-properties fo:padding="0.097cm" fo:border-left="0.05pt solid #000000" fo:border-right="none" fo:border-top="none" fo:border-bottom="0.05pt solid #000000"/>
    </style:style>
    <style:style style:name="Таблица13.C25" style:family="table-cell">
      <style:table-cell-properties fo:padding="0.097cm" fo:border-left="0.05pt solid #000000" fo:border-right="none" fo:border-top="none" fo:border-bottom="0.05pt solid #000000"/>
    </style:style>
    <style:style style:name="Таблица13.D25" style:family="table-cell">
      <style:table-cell-properties fo:padding="0.097cm" fo:border-left="0.05pt solid #000000" fo:border-right="none" fo:border-top="none" fo:border-bottom="0.05pt solid #000000"/>
    </style:style>
    <style:style style:name="Таблица13.E25" style:family="table-cell">
      <style:table-cell-properties fo:padding="0.097cm" fo:border-left="0.05pt solid #000000" fo:border-right="none" fo:border-top="none" fo:border-bottom="0.05pt solid #000000"/>
    </style:style>
    <style:style style:name="Таблица13.F25" style:family="table-cell">
      <style:table-cell-properties fo:padding="0.097cm" fo:border-left="0.05pt solid #000000" fo:border-right="none" fo:border-top="none" fo:border-bottom="0.05pt solid #000000"/>
    </style:style>
    <style:style style:name="Таблица1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6" style:family="table-cell">
      <style:table-cell-properties fo:padding="0.097cm" fo:border-left="0.05pt solid #000000" fo:border-right="none" fo:border-top="none" fo:border-bottom="0.05pt solid #000000"/>
    </style:style>
    <style:style style:name="Таблица13.C26" style:family="table-cell">
      <style:table-cell-properties fo:padding="0.097cm" fo:border-left="0.05pt solid #000000" fo:border-right="none" fo:border-top="none" fo:border-bottom="0.05pt solid #000000"/>
    </style:style>
    <style:style style:name="Таблица13.D26" style:family="table-cell">
      <style:table-cell-properties fo:padding="0.097cm" fo:border-left="0.05pt solid #000000" fo:border-right="none" fo:border-top="none" fo:border-bottom="0.05pt solid #000000"/>
    </style:style>
    <style:style style:name="Таблица13.E26" style:family="table-cell">
      <style:table-cell-properties fo:padding="0.097cm" fo:border-left="0.05pt solid #000000" fo:border-right="none" fo:border-top="none" fo:border-bottom="0.05pt solid #000000"/>
    </style:style>
    <style:style style:name="Таблица13.F26" style:family="table-cell">
      <style:table-cell-properties fo:padding="0.097cm" fo:border-left="0.05pt solid #000000" fo:border-right="none" fo:border-top="none" fo:border-bottom="0.05pt solid #000000"/>
    </style:style>
    <style:style style:name="Таблица1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7" style:family="table-cell">
      <style:table-cell-properties fo:padding="0.097cm" fo:border-left="0.05pt solid #000000" fo:border-right="none" fo:border-top="none" fo:border-bottom="0.05pt solid #000000"/>
    </style:style>
    <style:style style:name="Таблица13.C27" style:family="table-cell">
      <style:table-cell-properties fo:padding="0.097cm" fo:border-left="0.05pt solid #000000" fo:border-right="none" fo:border-top="none" fo:border-bottom="0.05pt solid #000000"/>
    </style:style>
    <style:style style:name="Таблица13.D27" style:family="table-cell">
      <style:table-cell-properties fo:padding="0.097cm" fo:border-left="0.05pt solid #000000" fo:border-right="none" fo:border-top="none" fo:border-bottom="0.05pt solid #000000"/>
    </style:style>
    <style:style style:name="Таблица13.E27" style:family="table-cell">
      <style:table-cell-properties fo:padding="0.097cm" fo:border-left="0.05pt solid #000000" fo:border-right="none" fo:border-top="none" fo:border-bottom="0.05pt solid #000000"/>
    </style:style>
    <style:style style:name="Таблица13.F27" style:family="table-cell">
      <style:table-cell-properties fo:padding="0.097cm" fo:border-left="0.05pt solid #000000" fo:border-right="none" fo:border-top="none" fo:border-bottom="0.05pt solid #000000"/>
    </style:style>
    <style:style style:name="Таблица1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8" style:family="table-cell">
      <style:table-cell-properties fo:padding="0.097cm" fo:border-left="0.05pt solid #000000" fo:border-right="none" fo:border-top="none" fo:border-bottom="0.05pt solid #000000"/>
    </style:style>
    <style:style style:name="Таблица13.C28" style:family="table-cell">
      <style:table-cell-properties fo:padding="0.097cm" fo:border-left="0.05pt solid #000000" fo:border-right="none" fo:border-top="none" fo:border-bottom="0.05pt solid #000000"/>
    </style:style>
    <style:style style:name="Таблица13.D28" style:family="table-cell">
      <style:table-cell-properties fo:padding="0.097cm" fo:border-left="0.05pt solid #000000" fo:border-right="none" fo:border-top="none" fo:border-bottom="0.05pt solid #000000"/>
    </style:style>
    <style:style style:name="Таблица13.E28" style:family="table-cell">
      <style:table-cell-properties fo:padding="0.097cm" fo:border-left="0.05pt solid #000000" fo:border-right="none" fo:border-top="none" fo:border-bottom="0.05pt solid #000000"/>
    </style:style>
    <style:style style:name="Таблица13.F28" style:family="table-cell">
      <style:table-cell-properties fo:padding="0.097cm" fo:border-left="0.05pt solid #000000" fo:border-right="none" fo:border-top="none" fo:border-bottom="0.05pt solid #000000"/>
    </style:style>
    <style:style style:name="Таблица1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9" style:family="table-cell">
      <style:table-cell-properties fo:padding="0.097cm" fo:border-left="0.05pt solid #000000" fo:border-right="none" fo:border-top="none" fo:border-bottom="0.05pt solid #000000"/>
    </style:style>
    <style:style style:name="Таблица13.C29" style:family="table-cell">
      <style:table-cell-properties fo:padding="0.097cm" fo:border-left="0.05pt solid #000000" fo:border-right="none" fo:border-top="none" fo:border-bottom="0.05pt solid #000000"/>
    </style:style>
    <style:style style:name="Таблица13.D29" style:family="table-cell">
      <style:table-cell-properties fo:padding="0.097cm" fo:border-left="0.05pt solid #000000" fo:border-right="none" fo:border-top="none" fo:border-bottom="0.05pt solid #000000"/>
    </style:style>
    <style:style style:name="Таблица13.E29" style:family="table-cell">
      <style:table-cell-properties fo:padding="0.097cm" fo:border-left="0.05pt solid #000000" fo:border-right="none" fo:border-top="none" fo:border-bottom="0.05pt solid #000000"/>
    </style:style>
    <style:style style:name="Таблица13.F29" style:family="table-cell">
      <style:table-cell-properties fo:padding="0.097cm" fo:border-left="0.05pt solid #000000" fo:border-right="none" fo:border-top="none" fo:border-bottom="0.05pt solid #000000"/>
    </style:style>
    <style:style style:name="Таблица1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0" style:family="table-cell">
      <style:table-cell-properties fo:padding="0.097cm" fo:border-left="0.05pt solid #000000" fo:border-right="none" fo:border-top="none" fo:border-bottom="0.05pt solid #000000"/>
    </style:style>
    <style:style style:name="Таблица13.C30" style:family="table-cell">
      <style:table-cell-properties fo:padding="0.097cm" fo:border-left="0.05pt solid #000000" fo:border-right="none" fo:border-top="none" fo:border-bottom="0.05pt solid #000000"/>
    </style:style>
    <style:style style:name="Таблица13.D30" style:family="table-cell">
      <style:table-cell-properties fo:padding="0.097cm" fo:border-left="0.05pt solid #000000" fo:border-right="none" fo:border-top="none" fo:border-bottom="0.05pt solid #000000"/>
    </style:style>
    <style:style style:name="Таблица13.E30" style:family="table-cell">
      <style:table-cell-properties fo:padding="0.097cm" fo:border-left="0.05pt solid #000000" fo:border-right="none" fo:border-top="none" fo:border-bottom="0.05pt solid #000000"/>
    </style:style>
    <style:style style:name="Таблица13.F30" style:family="table-cell">
      <style:table-cell-properties fo:padding="0.097cm" fo:border-left="0.05pt solid #000000" fo:border-right="none" fo:border-top="none" fo:border-bottom="0.05pt solid #000000"/>
    </style:style>
    <style:style style:name="Таблица1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1" style:family="table-cell">
      <style:table-cell-properties fo:padding="0.097cm" fo:border-left="0.05pt solid #000000" fo:border-right="none" fo:border-top="none" fo:border-bottom="0.05pt solid #000000"/>
    </style:style>
    <style:style style:name="Таблица13.C31" style:family="table-cell">
      <style:table-cell-properties fo:padding="0.097cm" fo:border-left="0.05pt solid #000000" fo:border-right="none" fo:border-top="none" fo:border-bottom="0.05pt solid #000000"/>
    </style:style>
    <style:style style:name="Таблица13.D31" style:family="table-cell">
      <style:table-cell-properties fo:padding="0.097cm" fo:border-left="0.05pt solid #000000" fo:border-right="none" fo:border-top="none" fo:border-bottom="0.05pt solid #000000"/>
    </style:style>
    <style:style style:name="Таблица13.E31" style:family="table-cell">
      <style:table-cell-properties fo:padding="0.097cm" fo:border-left="0.05pt solid #000000" fo:border-right="none" fo:border-top="none" fo:border-bottom="0.05pt solid #000000"/>
    </style:style>
    <style:style style:name="Таблица13.F31" style:family="table-cell">
      <style:table-cell-properties fo:padding="0.097cm" fo:border-left="0.05pt solid #000000" fo:border-right="none" fo:border-top="none" fo:border-bottom="0.05pt solid #000000"/>
    </style:style>
    <style:style style:name="Таблица1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2" style:family="table-cell">
      <style:table-cell-properties fo:padding="0.097cm" fo:border-left="0.05pt solid #000000" fo:border-right="none" fo:border-top="none" fo:border-bottom="0.05pt solid #000000"/>
    </style:style>
    <style:style style:name="Таблица13.C32" style:family="table-cell">
      <style:table-cell-properties fo:padding="0.097cm" fo:border-left="0.05pt solid #000000" fo:border-right="none" fo:border-top="none" fo:border-bottom="0.05pt solid #000000"/>
    </style:style>
    <style:style style:name="Таблица13.D32" style:family="table-cell">
      <style:table-cell-properties fo:padding="0.097cm" fo:border-left="0.05pt solid #000000" fo:border-right="none" fo:border-top="none" fo:border-bottom="0.05pt solid #000000"/>
    </style:style>
    <style:style style:name="Таблица13.E32" style:family="table-cell">
      <style:table-cell-properties fo:padding="0.097cm" fo:border-left="0.05pt solid #000000" fo:border-right="none" fo:border-top="none" fo:border-bottom="0.05pt solid #000000"/>
    </style:style>
    <style:style style:name="Таблица13.F32" style:family="table-cell">
      <style:table-cell-properties fo:padding="0.097cm" fo:border-left="0.05pt solid #000000" fo:border-right="none" fo:border-top="none" fo:border-bottom="0.05pt solid #000000"/>
    </style:style>
    <style:style style:name="Таблица13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3" style:family="table-cell">
      <style:table-cell-properties fo:padding="0.097cm" fo:border-left="0.05pt solid #000000" fo:border-right="none" fo:border-top="none" fo:border-bottom="0.05pt solid #000000"/>
    </style:style>
    <style:style style:name="Таблица13.C33" style:family="table-cell">
      <style:table-cell-properties fo:padding="0.097cm" fo:border-left="0.05pt solid #000000" fo:border-right="none" fo:border-top="none" fo:border-bottom="0.05pt solid #000000"/>
    </style:style>
    <style:style style:name="Таблица13.D33" style:family="table-cell">
      <style:table-cell-properties fo:padding="0.097cm" fo:border-left="0.05pt solid #000000" fo:border-right="none" fo:border-top="none" fo:border-bottom="0.05pt solid #000000"/>
    </style:style>
    <style:style style:name="Таблица13.E33" style:family="table-cell">
      <style:table-cell-properties fo:padding="0.097cm" fo:border-left="0.05pt solid #000000" fo:border-right="none" fo:border-top="none" fo:border-bottom="0.05pt solid #000000"/>
    </style:style>
    <style:style style:name="Таблица13.F33" style:family="table-cell">
      <style:table-cell-properties fo:padding="0.097cm" fo:border-left="0.05pt solid #000000" fo:border-right="none" fo:border-top="none" fo:border-bottom="0.05pt solid #000000"/>
    </style:style>
    <style:style style:name="Таблица13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4" style:family="table-cell">
      <style:table-cell-properties fo:padding="0.097cm" fo:border-left="0.05pt solid #000000" fo:border-right="none" fo:border-top="none" fo:border-bottom="0.05pt solid #000000"/>
    </style:style>
    <style:style style:name="Таблица13.C34" style:family="table-cell">
      <style:table-cell-properties fo:padding="0.097cm" fo:border-left="0.05pt solid #000000" fo:border-right="none" fo:border-top="none" fo:border-bottom="0.05pt solid #000000"/>
    </style:style>
    <style:style style:name="Таблица13.D34" style:family="table-cell">
      <style:table-cell-properties fo:padding="0.097cm" fo:border-left="0.05pt solid #000000" fo:border-right="none" fo:border-top="none" fo:border-bottom="0.05pt solid #000000"/>
    </style:style>
    <style:style style:name="Таблица13.E34" style:family="table-cell">
      <style:table-cell-properties fo:padding="0.097cm" fo:border-left="0.05pt solid #000000" fo:border-right="none" fo:border-top="none" fo:border-bottom="0.05pt solid #000000"/>
    </style:style>
    <style:style style:name="Таблица13.F34" style:family="table-cell">
      <style:table-cell-properties fo:padding="0.097cm" fo:border-left="0.05pt solid #000000" fo:border-right="none" fo:border-top="none" fo:border-bottom="0.05pt solid #000000"/>
    </style:style>
    <style:style style:name="Таблица13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5" style:family="table-cell">
      <style:table-cell-properties fo:padding="0.097cm" fo:border-left="0.05pt solid #000000" fo:border-right="none" fo:border-top="none" fo:border-bottom="0.05pt solid #000000"/>
    </style:style>
    <style:style style:name="Таблица13.C35" style:family="table-cell">
      <style:table-cell-properties fo:padding="0.097cm" fo:border-left="0.05pt solid #000000" fo:border-right="none" fo:border-top="none" fo:border-bottom="0.05pt solid #000000"/>
    </style:style>
    <style:style style:name="Таблица13.D35" style:family="table-cell">
      <style:table-cell-properties fo:padding="0.097cm" fo:border-left="0.05pt solid #000000" fo:border-right="none" fo:border-top="none" fo:border-bottom="0.05pt solid #000000"/>
    </style:style>
    <style:style style:name="Таблица13.E35" style:family="table-cell">
      <style:table-cell-properties fo:padding="0.097cm" fo:border-left="0.05pt solid #000000" fo:border-right="none" fo:border-top="none" fo:border-bottom="0.05pt solid #000000"/>
    </style:style>
    <style:style style:name="Таблица13.F35" style:family="table-cell">
      <style:table-cell-properties fo:padding="0.097cm" fo:border-left="0.05pt solid #000000" fo:border-right="none" fo:border-top="none" fo:border-bottom="0.05pt solid #000000"/>
    </style:style>
    <style:style style:name="Таблица13.G3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erif" officeooo:rsid="00074e05" officeooo:paragraph-rsid="00074e05"/>
    </style:style>
    <style:style style:name="P2" style:family="paragraph" style:parent-style-name="Standard">
      <style:text-properties style:font-name="FreeSerif" officeooo:rsid="00074e05" officeooo:paragraph-rsid="00118500"/>
    </style:style>
    <style:style style:name="P3" style:family="paragraph" style:parent-style-name="Standard">
      <style:text-properties style:font-name="FreeSerif" officeooo:rsid="00074e05" officeooo:paragraph-rsid="00133217"/>
    </style:style>
    <style:style style:name="P4" style:family="paragraph" style:parent-style-name="Standard">
      <style:text-properties style:font-name="FreeSerif" officeooo:rsid="00074e05" officeooo:paragraph-rsid="0014d422"/>
    </style:style>
    <style:style style:name="P5" style:family="paragraph" style:parent-style-name="Standard">
      <style:text-properties style:font-name="FreeSerif" officeooo:rsid="00074e05" officeooo:paragraph-rsid="00160af0"/>
    </style:style>
    <style:style style:name="P6" style:family="paragraph" style:parent-style-name="Standard">
      <style:text-properties style:font-name="FreeSerif" officeooo:rsid="00074e05" officeooo:paragraph-rsid="0016b363"/>
    </style:style>
    <style:style style:name="P7" style:family="paragraph" style:parent-style-name="Standard">
      <style:text-properties style:font-name="FreeSerif" officeooo:rsid="00074e05" officeooo:paragraph-rsid="001883b3"/>
    </style:style>
    <style:style style:name="P8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074e05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33217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4d422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0af0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b363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883b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18500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33217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4d422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0af0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b363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883b3" style:font-size-asian="13pt" style:font-weight-asian="bold" style:font-size-complex="13pt" style:font-weight-complex="bold"/>
    </style:style>
    <style:style style:name="P21" style:family="paragraph" style:parent-style-name="Standard">
      <style:text-properties style:font-name="FreeSerif" fo:font-size="6pt" officeooo:rsid="00074e05" officeooo:paragraph-rsid="00074e05" style:font-size-asian="5.25pt" style:font-size-complex="6pt"/>
    </style:style>
    <style:style style:name="P22" style:family="paragraph" style:parent-style-name="Standard">
      <style:text-properties style:font-name="FreeSerif" fo:font-size="6pt" officeooo:rsid="00074e05" officeooo:paragraph-rsid="00118500" style:font-size-asian="5.25pt" style:font-size-complex="6pt"/>
    </style:style>
    <style:style style:name="P23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074e05" style:font-size-asian="5.25pt" style:font-weight-asian="bold" style:font-size-complex="6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118500" style:font-size-asian="5.25pt" style:font-weight-asian="bold" style:font-size-complex="6pt" style:font-weight-complex="bold"/>
    </style:style>
    <style:style style:name="P25" style:family="paragraph" style:parent-style-name="Standard">
      <style:text-properties officeooo:paragraph-rsid="00074e05"/>
    </style:style>
    <style:style style:name="P26" style:family="paragraph" style:parent-style-name="Table_20_Contents">
      <style:text-properties style:font-name="FreeSerif" fo:font-size="11pt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74e05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84170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a3b12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b0218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18500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33217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4d422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0af0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883b3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9e411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084170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1883b3" style:font-size-asian="11pt" style:font-size-complex="11pt"/>
    </style:style>
    <style:style style:name="P48" style:family="paragraph" style:parent-style-name="Table_20_Contents">
      <style:text-properties style:font-name="FreeSerif" fo:font-size="11pt" officeooo:rsid="00094ed2" officeooo:paragraph-rsid="00094ed2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094ed2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18500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33217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4d422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60af0" style:font-size-asian="11pt" style:font-size-complex="11pt"/>
    </style:style>
    <style:style style:name="P54" style:family="paragraph" style:parent-style-name="Table_20_Contents">
      <style:text-properties style:font-name="FreeSerif" fo:font-size="11pt" officeooo:rsid="000a3b12" officeooo:paragraph-rsid="000a3b12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0a3b12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133217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b0218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cf753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18500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4d422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FreeSerif" fo:font-size="11pt" officeooo:rsid="000ea2df" officeooo:paragraph-rsid="000ea2df" style:font-size-asian="11pt" style:font-size-complex="11pt"/>
    </style:style>
    <style:style style:name="P62" style:family="paragraph" style:parent-style-name="Table_20_Contents">
      <style:text-properties style:font-name="FreeSerif" fo:font-size="11pt" officeooo:rsid="000ea2df" officeooo:paragraph-rsid="000ea2df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0c5b7" style:font-size-asian="11pt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18500" style:font-size-asian="11pt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style:font-name="FreeSerif" fo:font-size="11pt" officeooo:rsid="00133217" officeooo:paragraph-rsid="00133217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FreeSerif" fo:font-size="11pt" officeooo:rsid="0014d422" officeooo:paragraph-rsid="0014d422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FreeSerif" fo:font-size="11pt" officeooo:rsid="00160af0" officeooo:paragraph-rsid="00160af0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6b363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9e411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FreeSerif" fo:font-size="11pt" officeooo:rsid="001883b3" officeooo:paragraph-rsid="001883b3" style:font-size-asian="11pt" style:font-size-complex="11pt"/>
    </style:style>
    <style:style style:name="P71" style:family="paragraph" style:parent-style-name="Table_20_Contents">
      <style:text-properties style:font-name="FreeSerif" fo:font-size="10pt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74e05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84170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a3b12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FreeSerif" fo:font-size="10pt" officeooo:paragraph-rsid="00074e05" style:font-size-asian="10pt" style:font-size-complex="10pt"/>
    </style:style>
    <style:style style:name="P77" style:family="paragraph" style:parent-style-name="Table_20_Contents">
      <style:text-properties style:font-name="FreeSerif" fo:font-size="10pt" officeooo:rsid="000a3b12" officeooo:paragraph-rsid="000a3b12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FreeSerif" fo:font-size="10pt" officeooo:rsid="000a3b12" officeooo:paragraph-rsid="000a3b12" style:font-size-asian="10pt" style:font-size-complex="10pt"/>
    </style:style>
    <style:style style:name="P79" style:family="paragraph" style:parent-style-name="Table_20_Contents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80" style:family="paragraph" style:parent-style-name="Table_20_Contents">
      <style:text-properties style:font-name="Liberation Serif" fo:font-size="11pt" fo:font-weight="normal" officeooo:paragraph-rsid="00118500" style:font-size-asian="11pt" style:font-weight-asian="normal" style:font-size-complex="11pt" style:font-weight-complex="normal"/>
    </style:style>
    <style:style style:name="P81" style:family="paragraph" style:parent-style-name="Table_20_Contents">
      <style:text-properties style:font-name="Liberation Serif" fo:font-size="11pt" fo:font-weight="normal" officeooo:paragraph-rsid="00133217" style:font-size-asian="11pt" style:font-weight-asian="normal" style:font-size-complex="11pt" style:font-weight-complex="normal"/>
    </style:style>
    <style:style style:name="P82" style:family="paragraph" style:parent-style-name="Table_20_Contents">
      <style:text-properties style:font-name="Liberation Serif" fo:font-size="11pt" style:font-size-asian="11pt" style:font-size-complex="11pt"/>
    </style:style>
    <style:style style:name="P83" style:family="paragraph" style:parent-style-name="Table_20_Contents">
      <style:text-properties style:font-name="Liberation Serif" fo:font-size="11pt" officeooo:paragraph-rsid="0014d422" style:font-size-asian="11pt" style:font-size-complex="11pt"/>
    </style:style>
    <style:style style:name="P84" style:family="paragraph" style:parent-style-name="Table_20_Contents">
      <style:text-properties style:font-name="Liberation Serif" fo:font-size="11pt" officeooo:paragraph-rsid="00160af0" style:font-size-asian="11pt" style:font-size-complex="11pt"/>
    </style:style>
    <style:style style:name="P85" style:family="paragraph" style:parent-style-name="Table_20_Contents">
      <style:text-properties style:font-name="Liberation Serif" fo:font-size="11pt" officeooo:paragraph-rsid="0016b363" style:font-size-asian="11pt" style:font-size-complex="11pt"/>
    </style:style>
    <style:style style:name="P86" style:family="paragraph" style:parent-style-name="Table_20_Contents">
      <style:text-properties style:font-name="Liberation Serif" fo:font-size="11pt" officeooo:paragraph-rsid="001883b3" style:font-size-asian="11pt" style:font-size-complex="11pt"/>
    </style:style>
    <style:style style:name="P87" style:family="paragraph" style:parent-style-name="Table_20_Contents"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break-before="page"/>
      <style:text-properties style:font-name="FreeSerif" officeooo:rsid="00074e05" officeooo:paragraph-rsid="00074e05"/>
    </style:style>
    <style:style style:name="P89" style:family="paragraph" style:parent-style-name="Standard">
      <style:paragraph-properties fo:break-before="page"/>
      <style:text-properties style:font-name="FreeSerif" officeooo:rsid="00074e05" officeooo:paragraph-rsid="00133217"/>
    </style:style>
    <style:style style:name="P90" style:family="paragraph" style:parent-style-name="Standard">
      <style:paragraph-properties fo:break-before="page"/>
      <style:text-properties style:font-name="FreeSerif" officeooo:rsid="00074e05" officeooo:paragraph-rsid="0014d422"/>
    </style:style>
    <style:style style:name="P91" style:family="paragraph" style:parent-style-name="Standard">
      <style:paragraph-properties fo:break-before="page"/>
      <style:text-properties style:font-name="FreeSerif" officeooo:rsid="00074e05" officeooo:paragraph-rsid="00160af0"/>
    </style:style>
    <style:style style:name="P92" style:family="paragraph" style:parent-style-name="Standard">
      <style:paragraph-properties fo:break-before="page"/>
      <style:text-properties style:font-name="FreeSerif" officeooo:rsid="00074e05" officeooo:paragraph-rsid="001883b3"/>
    </style:style>
    <style:style style:name="P93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4" style:family="paragraph" style:parent-style-name="Table_20_Contents" style:list-style-name="L1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5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96" style:family="paragraph" style:parent-style-name="Table_20_Contents" style:list-style-name="L2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7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98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99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100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101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102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103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104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212a26" style:font-size-asian="11pt" style:font-size-complex="11pt"/>
    </style:style>
    <style:style style:name="P105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9e411" style:font-size-asian="11pt" style:font-size-complex="11pt"/>
    </style:style>
    <style:style style:name="P106" style:family="paragraph" style:parent-style-name="Table_20_Contents" style:list-style-name="L2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107" style:family="paragraph" style:parent-style-name="Table_20_Contents"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P108" style:family="paragraph" style:parent-style-name="Table_20_Contents">
      <style:text-properties style:font-name="Liberation Serif1" fo:font-size="12pt" style:font-size-asian="12pt" style:font-size-complex="12pt"/>
    </style:style>
    <style:style style:name="T1" style:family="text">
      <style:text-properties officeooo:rsid="0007f6c8"/>
    </style:style>
    <style:style style:name="T2" style:family="text">
      <style:text-properties officeooo:rsid="000cf753"/>
    </style:style>
    <style:style style:name="T3" style:family="text">
      <style:text-properties officeooo:rsid="000ea2df"/>
    </style:style>
    <style:style style:name="T4" style:family="text">
      <style:text-properties officeooo:rsid="00118500"/>
    </style:style>
    <style:style style:name="T5" style:family="text">
      <style:text-properties officeooo:rsid="00133217"/>
    </style:style>
    <style:style style:name="T6" style:family="text">
      <style:text-properties officeooo:rsid="0014d422"/>
    </style:style>
    <style:style style:name="T7" style:family="text">
      <style:text-properties officeooo:rsid="0019e411"/>
    </style:style>
    <style:style style:name="T8" style:family="text">
      <style:text-properties officeooo:rsid="00212a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><draw:frame draw:style-name="fr1" draw:name="Изображение1" text:anchor-type="paragraph" svg:x="15.748cm" svg:y="1.677cm" svg:width="1.953cm" svg:height="0.947cm" draw:z-index="0"><draw:image xlink:href="Pictures/100002010000004A00000024BD4C391C40237E96.png" xlink:type="simple" xlink:show="embed" xlink:actuate="onLoad"/></draw:frame><draw:frame draw:style-name="fr1" draw:name="Изображение3" text:anchor-type="paragraph" svg:x="15.748cm" svg:y="2.999cm" svg:width="1.953cm" svg:height="0.947cm" draw:z-index="1"><draw:image xlink:href="Pictures/100002010000004A00000024CB9621F2570D48FC.png" xlink:type="simple" xlink:show="embed" xlink:actuate="onLoad"/></draw:frame><draw:frame draw:style-name="fr1" draw:name="Изображение12" text:anchor-type="paragraph" svg:x="15.748cm" svg:y="8.453cm" svg:width="1.953cm" svg:height="0.947cm" draw:z-index="2"><draw:image xlink:href="Pictures/100002010000004A0000002428019B7A234BB09E.png" xlink:type="simple" xlink:show="embed" xlink:actuate="onLoad"/></draw:frame><draw:frame draw:style-name="fr1" draw:name="Изображение19" text:anchor-type="paragraph" svg:x="15.748cm" svg:y="12.575cm" svg:width="1.953cm" svg:height="0.947cm" draw:z-index="3"><draw:image xlink:href="Pictures/100002010000004A00000024F09BBB5B1D311757.png" xlink:type="simple" xlink:show="embed" xlink:actuate="onLoad"/></draw:frame><draw:frame draw:style-name="fr1" draw:name="Изображение30" text:anchor-type="paragraph" svg:x="15.748cm" svg:y="20.772cm" svg:width="1.953cm" svg:height="0.947cm" draw:z-index="4"><draw:image xlink:href="Pictures/100002010000004A0000002495BBD9DBE4A75105.png" xlink:type="simple" xlink:show="embed" xlink:actuate="onLoad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 table:number-columns-repeated="2"/>
        <table:table-row>
          <table:table-cell table:style-name="Таблица1.A1" office:value-type="string">
            <text:p text:style-name="P27">№</text:p>
          </table:table-cell>
          <table:table-cell table:style-name="Таблица1.A1" office:value-type="string">
            <text:p text:style-name="P27">Прізвище, ім’я учня</text:p>
          </table:table-cell>
          <table:table-cell table:style-name="Таблица1.A1" office:value-type="string">
            <text:p text:style-name="P27">Клас</text:p>
          </table:table-cell>
          <table:table-cell table:style-name="Таблица1.A1" office:value-type="string">
            <text:p text:style-name="P27">Дата інструктажу</text:p>
          </table:table-cell>
          <table:table-cell table:style-name="Таблица1.A1" office:value-type="string">
            <text:p text:style-name="P27">Назва інструктажу</text:p>
          </table:table-cell>
          <table:table-cell table:style-name="Таблица1.A1" office:value-type="string">
            <text:p text:style-name="P27">Підпис учня</text:p>
          </table:table-cell>
          <table:table-cell table:style-name="Таблица1.G1" office:value-type="string">
            <text:p text:style-name="P27">Підпис <text:span text:style-name="T1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7109227065888275758" text:style-name="L1">
              <text:list-item>
                <text:p text:style-name="P94"><draw:frame draw:style-name="fr1" draw:name="Изображение2" text:anchor-type="paragraph" svg:x="16.249cm" svg:y="0.482cm" svg:width="1.953cm" svg:height="0.947cm" draw:z-index="5"><draw:image xlink:href="Pictures/100002010000004A00000024CB9621F2570D48FC.png" xlink:type="simple" xlink:show="embed" xlink:actuate="onLoad"/></draw:frame></text:p>
              </text:list-item>
            </text:list>
          </table:table-cell>
          <table:table-cell table:style-name="Таблица1.B2" office:value-type="string">
            <text:p text:style-name="P108">Алексєєв Ігор</text:p>
          </table:table-cell>
          <table:table-cell table:style-name="Таблица1.C2" office:value-type="string">
            <text:p text:style-name="P104"><text:span text:style-name="T8">9</text:span>-<text:span text:style-name="T8">В</text:span></text:p>
          </table:table-cell>
          <table:table-cell table:style-name="Таблица1.D2" office:value-type="string">
            <text:p text:style-name="P68"><text:span text:style-name="T7">05.09</text:span>.2016</text:p>
          </table:table-cell>
          <table:table-cell table:style-name="Таблица1.E2" office:value-type="string">
            <text:p text:style-name="P27">первинний</text:p>
          </table:table-cell>
          <table:table-cell table:style-name="Таблица1.F2" office:value-type="string">
            <text:p text:style-name="P38"/>
          </table:table-cell>
          <table:table-cell table:style-name="Таблица1.G2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210128781335383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3" office:value-type="string">
            <text:p text:style-name="P108">Аталикова Валерія</text:p>
          </table:table-cell>
          <table:table-cell table:style-name="Таблица1.C3" office:value-type="string">
            <text:p text:style-name="P104"><text:span text:style-name="T8">9</text:span>-<text:span text:style-name="T8">В</text:span></text:p>
          </table:table-cell>
          <table:table-cell table:style-name="Таблица1.D3" office:value-type="string">
            <text:p text:style-name="P69"><text:span text:style-name="T7">05.09</text:span>.2016</text:p>
          </table:table-cell>
          <table:table-cell table:style-name="Таблица1.E3" office:value-type="string">
            <text:p text:style-name="P27">первинний</text:p>
          </table:table-cell>
          <table:table-cell table:style-name="Таблица1.F3" office:value-type="string">
            <text:p text:style-name="P38"/>
          </table:table-cell>
          <table:table-cell table:style-name="Таблица1.G3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210128437977899" text:continue-numbering="true" text:style-name="L1">
              <text:list-item>
                <text:p text:style-name="P94"><draw:frame draw:style-name="fr1" draw:name="Изображение4" text:anchor-type="paragraph" svg:x="16.249cm" svg:y="0.474cm" svg:width="1.953cm" svg:height="0.947cm" draw:z-index="6"><draw:image xlink:href="Pictures/100002010000004A00000024388DFFCA7C57B4B9.png" xlink:type="simple" xlink:show="embed" xlink:actuate="onLoad"/></draw:frame></text:p>
              </text:list-item>
            </text:list>
          </table:table-cell>
          <table:table-cell table:style-name="Таблица1.B4" office:value-type="string">
            <text:p text:style-name="P108">Борщевський Владислав</text:p>
          </table:table-cell>
          <table:table-cell table:style-name="Таблица1.C4" office:value-type="string">
            <text:p text:style-name="P104"><text:span text:style-name="T8">9</text:span>-<text:span text:style-name="T8">В</text:span></text:p>
          </table:table-cell>
          <table:table-cell table:style-name="Таблица1.D4" office:value-type="string">
            <text:p text:style-name="P69"><text:span text:style-name="T7">05.09</text:span>.2016</text:p>
          </table:table-cell>
          <table:table-cell table:style-name="Таблица1.E4" office:value-type="string">
            <text:p text:style-name="P27">первинний</text:p>
          </table:table-cell>
          <table:table-cell table:style-name="Таблица1.F4" office:value-type="string">
            <text:p text:style-name="P38"/>
          </table:table-cell>
          <table:table-cell table:style-name="Таблица1.G4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210127650610958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5" office:value-type="string">
            <text:p text:style-name="P108">Гавриш Владислав</text:p>
          </table:table-cell>
          <table:table-cell table:style-name="Таблица1.C5" office:value-type="string">
            <text:p text:style-name="P104"><text:span text:style-name="T8">9</text:span>-<text:span text:style-name="T8">В</text:span></text:p>
          </table:table-cell>
          <table:table-cell table:style-name="Таблица1.D5" office:value-type="string">
            <text:p text:style-name="P69"><text:span text:style-name="T7">05.09</text:span>.2016</text:p>
          </table:table-cell>
          <table:table-cell table:style-name="Таблица1.E5" office:value-type="string">
            <text:p text:style-name="P27">первинний</text:p>
          </table:table-cell>
          <table:table-cell table:style-name="Таблица1.F5" office:value-type="string">
            <text:p text:style-name="P38"/>
          </table:table-cell>
          <table:table-cell table:style-name="Таблица1.G5" office:value-type="string">
            <text:p text:style-name="P38"><draw:frame draw:style-name="fr1" draw:name="Изображение5" text:anchor-type="paragraph" svg:x="0.203cm" svg:y="0.575cm" svg:width="1.953cm" svg:height="0.947cm" draw:z-index="7"><draw:image xlink:href="Pictures/100002010000004A00000024F09BBB5B1D311757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10129340585697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6" office:value-type="string">
            <text:p text:style-name="P108">Гора Дмитро</text:p>
          </table:table-cell>
          <table:table-cell table:style-name="Таблица1.C6" office:value-type="string">
            <text:p text:style-name="P104"><text:span text:style-name="T8">9</text:span>-<text:span text:style-name="T8">В</text:span></text:p>
          </table:table-cell>
          <table:table-cell table:style-name="Таблица1.D6" office:value-type="string">
            <text:p text:style-name="P69"><text:span text:style-name="T7">05.09</text:span>.2016</text:p>
          </table:table-cell>
          <table:table-cell table:style-name="Таблица1.E6" office:value-type="string">
            <text:p text:style-name="P27">первинний</text:p>
          </table:table-cell>
          <table:table-cell table:style-name="Таблица1.F6" office:value-type="string">
            <text:p text:style-name="P38"/>
          </table:table-cell>
          <table:table-cell table:style-name="Таблица1.G6" office:value-type="string">
            <text:p text:style-name="P38"><draw:frame draw:style-name="fr1" draw:name="Изображение9" text:anchor-type="paragraph" svg:x="0.203cm" svg:y="0.575cm" svg:width="1.953cm" svg:height="0.947cm" draw:z-index="8"><draw:image xlink:href="Pictures/100002010000004A00000024F09BBB5B1D311757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10127497376688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7" office:value-type="string">
            <text:p text:style-name="P108">Данилова Софія</text:p>
          </table:table-cell>
          <table:table-cell table:style-name="Таблица1.C7" office:value-type="string">
            <text:p text:style-name="P104"><text:span text:style-name="T8">9</text:span>-<text:span text:style-name="T8">В</text:span></text:p>
          </table:table-cell>
          <table:table-cell table:style-name="Таблица1.D7" office:value-type="string">
            <text:p text:style-name="P69"><text:span text:style-name="T7">05.09</text:span>.2016</text:p>
          </table:table-cell>
          <table:table-cell table:style-name="Таблица1.E7" office:value-type="string">
            <text:p text:style-name="P27">первинний</text:p>
          </table:table-cell>
          <table:table-cell table:style-name="Таблица1.F7" office:value-type="string">
            <text:p text:style-name="P38"/>
          </table:table-cell>
          <table:table-cell table:style-name="Таблица1.G7" office:value-type="string">
            <text:p text:style-name="P38"><draw:frame draw:style-name="fr1" draw:name="Изображение7" text:anchor-type="paragraph" svg:x="0.203cm" svg:y="0.575cm" svg:width="1.953cm" svg:height="0.947cm" draw:z-index="9"><draw:image xlink:href="Pictures/100002010000004A00000024CB9621F2570D48FC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10128100858410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8" office:value-type="string">
            <text:p text:style-name="P108">Доманова Інна</text:p>
          </table:table-cell>
          <table:table-cell table:style-name="Таблица1.C8" office:value-type="string">
            <text:p text:style-name="P104"><text:span text:style-name="T8">9</text:span>-<text:span text:style-name="T8">В</text:span></text:p>
          </table:table-cell>
          <table:table-cell table:style-name="Таблица1.D8" office:value-type="string">
            <text:p text:style-name="P69"><text:span text:style-name="T7">05.09</text:span>.2016</text:p>
          </table:table-cell>
          <table:table-cell table:style-name="Таблица1.E8" office:value-type="string">
            <text:p text:style-name="P27">первинний</text:p>
          </table:table-cell>
          <table:table-cell table:style-name="Таблица1.F8" office:value-type="string">
            <text:p text:style-name="P38"/>
          </table:table-cell>
          <table:table-cell table:style-name="Таблица1.G8" office:value-type="string">
            <text:p text:style-name="P38"><draw:frame draw:style-name="fr1" draw:name="Изображение6" text:anchor-type="paragraph" svg:x="0.203cm" svg:y="0.575cm" svg:width="1.953cm" svg:height="0.947cm" draw:z-index="10"><draw:image xlink:href="Pictures/100002010000004A00000024337A0BF71C407C45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10128344374935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9" office:value-type="string">
            <text:p text:style-name="P108">Дружко Яна</text:p>
          </table:table-cell>
          <table:table-cell table:style-name="Таблица1.C9" office:value-type="string">
            <text:p text:style-name="P104"><text:span text:style-name="T8">9</text:span>-<text:span text:style-name="T8">В</text:span></text:p>
          </table:table-cell>
          <table:table-cell table:style-name="Таблица1.D9" office:value-type="string">
            <text:p text:style-name="P69"><text:span text:style-name="T7">05.09</text:span>.2016</text:p>
          </table:table-cell>
          <table:table-cell table:style-name="Таблица1.E9" office:value-type="string">
            <text:p text:style-name="P27">первинний</text:p>
          </table:table-cell>
          <table:table-cell table:style-name="Таблица1.F9" office:value-type="string">
            <text:p text:style-name="P38"/>
          </table:table-cell>
          <table:table-cell table:style-name="Таблица1.G9" office:value-type="string">
            <text:p text:style-name="P38"><draw:frame draw:style-name="fr1" draw:name="Изображение8" text:anchor-type="paragraph" svg:x="0.203cm" svg:y="0.633cm" svg:width="1.953cm" svg:height="0.947cm" draw:z-index="11"><draw:image xlink:href="Pictures/100002010000004A00000024F09BBB5B1D311757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10128152641690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10" office:value-type="string">
            <text:p text:style-name="P108">Єфімов Даниїл</text:p>
          </table:table-cell>
          <table:table-cell table:style-name="Таблица1.C10" office:value-type="string">
            <text:p text:style-name="P104"><text:span text:style-name="T8">9</text:span>-<text:span text:style-name="T8">В</text:span></text:p>
          </table:table-cell>
          <table:table-cell table:style-name="Таблица1.D10" office:value-type="string">
            <text:p text:style-name="P69"><text:span text:style-name="T7">05.09</text:span>.2016</text:p>
          </table:table-cell>
          <table:table-cell table:style-name="Таблица1.E10" office:value-type="string">
            <text:p text:style-name="P27">первинний</text:p>
          </table:table-cell>
          <table:table-cell table:style-name="Таблица1.F10" office:value-type="string">
            <text:p text:style-name="P38"/>
          </table:table-cell>
          <table:table-cell table:style-name="Таблица1.G10" office:value-type="string">
            <text:p text:style-name="P38"><draw:frame draw:style-name="fr1" draw:name="Изображение10" text:anchor-type="paragraph" svg:x="0.203cm" svg:y="0.575cm" svg:width="1.953cm" svg:height="0.947cm" draw:z-index="12"><draw:image xlink:href="Pictures/100002010000004A00000024388DFFCA7C57B4B9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10127774086828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11" office:value-type="string">
            <text:p text:style-name="P108">Конопчук Катерина</text:p>
          </table:table-cell>
          <table:table-cell table:style-name="Таблица1.C11" office:value-type="string">
            <text:p text:style-name="P104"><text:span text:style-name="T8">9</text:span>-<text:span text:style-name="T8">В</text:span></text:p>
          </table:table-cell>
          <table:table-cell table:style-name="Таблица1.D11" office:value-type="string">
            <text:p text:style-name="P69"><text:span text:style-name="T7">05.09</text:span>.2016</text:p>
          </table:table-cell>
          <table:table-cell table:style-name="Таблица1.E11" office:value-type="string">
            <text:p text:style-name="P27">первинний</text:p>
          </table:table-cell>
          <table:table-cell table:style-name="Таблица1.F11" office:value-type="string">
            <text:p text:style-name="P38"/>
          </table:table-cell>
          <table:table-cell table:style-name="Таблица1.G11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210128736027472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12" office:value-type="string">
            <text:p text:style-name="P108">Коцеруба Наталія</text:p>
          </table:table-cell>
          <table:table-cell table:style-name="Таблица1.C12" office:value-type="string">
            <text:p text:style-name="P104"><text:span text:style-name="T8">9</text:span>-<text:span text:style-name="T8">В</text:span></text:p>
          </table:table-cell>
          <table:table-cell table:style-name="Таблица1.D12" office:value-type="string">
            <text:p text:style-name="P69"><text:span text:style-name="T7">05.09</text:span>.2016</text:p>
          </table:table-cell>
          <table:table-cell table:style-name="Таблица1.E12" office:value-type="string">
            <text:p text:style-name="P27">первинний</text:p>
          </table:table-cell>
          <table:table-cell table:style-name="Таблица1.F12" office:value-type="string">
            <text:p text:style-name="P38"/>
          </table:table-cell>
          <table:table-cell table:style-name="Таблица1.G12" office:value-type="string">
            <text:p text:style-name="P38"><draw:frame draw:style-name="fr1" draw:name="Изображение11" text:anchor-type="paragraph" svg:x="0.203cm" svg:y="0.575cm" svg:width="1.953cm" svg:height="0.947cm" draw:z-index="13"><draw:image xlink:href="Pictures/100002010000004A0000002428019B7A234BB09E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10129440256143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13" office:value-type="string">
            <text:p text:style-name="P108">Кузьменко Микита</text:p>
          </table:table-cell>
          <table:table-cell table:style-name="Таблица1.C13" office:value-type="string">
            <text:p text:style-name="P104"><text:span text:style-name="T8">9</text:span>-<text:span text:style-name="T8">В</text:span></text:p>
          </table:table-cell>
          <table:table-cell table:style-name="Таблица1.D13" office:value-type="string">
            <text:p text:style-name="P69"><text:span text:style-name="T7">05.09</text:span>.2016</text:p>
          </table:table-cell>
          <table:table-cell table:style-name="Таблица1.E13" office:value-type="string">
            <text:p text:style-name="P27">первинний</text:p>
          </table:table-cell>
          <table:table-cell table:style-name="Таблица1.F13" office:value-type="string">
            <text:p text:style-name="P38"/>
          </table:table-cell>
          <table:table-cell table:style-name="Таблица1.G13" office:value-type="string">
            <text:p text:style-name="P38"><draw:frame draw:style-name="fr1" draw:name="Изображение14" text:anchor-type="paragraph" svg:x="0.203cm" svg:y="0.575cm" svg:width="1.953cm" svg:height="0.947cm" draw:z-index="14"><draw:image xlink:href="Pictures/100002010000004A0000002428019B7A234BB09E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10129594687322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14" office:value-type="string">
            <text:p text:style-name="P108">Левкович Ілля</text:p>
          </table:table-cell>
          <table:table-cell table:style-name="Таблица1.C14" office:value-type="string">
            <text:p text:style-name="P104"><text:span text:style-name="T8">9</text:span>-<text:span text:style-name="T8">В</text:span></text:p>
          </table:table-cell>
          <table:table-cell table:style-name="Таблица1.D14" office:value-type="string">
            <text:p text:style-name="P69"><text:span text:style-name="T7">05.09</text:span>.2016</text:p>
          </table:table-cell>
          <table:table-cell table:style-name="Таблица1.E14" office:value-type="string">
            <text:p text:style-name="P27">первинний</text:p>
          </table:table-cell>
          <table:table-cell table:style-name="Таблица1.F14" office:value-type="string">
            <text:p text:style-name="P38"/>
          </table:table-cell>
          <table:table-cell table:style-name="Таблица1.G14" office:value-type="string">
            <text:p text:style-name="P38"><draw:frame draw:style-name="fr1" draw:name="Изображение13" text:anchor-type="paragraph" svg:x="0.203cm" svg:y="0.575cm" svg:width="1.953cm" svg:height="0.947cm" draw:z-index="15"><draw:image xlink:href="Pictures/100002010000004A0000002428019B7A234BB09E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10129461887804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15" office:value-type="string">
            <text:p text:style-name="P108">Лисицин Владислав</text:p>
          </table:table-cell>
          <table:table-cell table:style-name="Таблица1.C15" office:value-type="string">
            <text:p text:style-name="P104"><text:span text:style-name="T8">9</text:span>-<text:span text:style-name="T8">В</text:span></text:p>
          </table:table-cell>
          <table:table-cell table:style-name="Таблица1.D15" office:value-type="string">
            <text:p text:style-name="P69"><text:span text:style-name="T7">05.09</text:span>.2016</text:p>
          </table:table-cell>
          <table:table-cell table:style-name="Таблица1.E15" office:value-type="string">
            <text:p text:style-name="P27">первинний</text:p>
          </table:table-cell>
          <table:table-cell table:style-name="Таблица1.F15" office:value-type="string">
            <text:p text:style-name="P38"/>
          </table:table-cell>
          <table:table-cell table:style-name="Таблица1.G15" office:value-type="string">
            <text:p text:style-name="P38"><draw:frame draw:style-name="fr1" draw:name="Изображение15" text:anchor-type="paragraph" svg:x="0.203cm" svg:y="0.575cm" svg:width="1.953cm" svg:height="0.947cm" draw:z-index="16"><draw:image xlink:href="Pictures/100002010000004A0000002428019B7A234BB09E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10128423469897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16" office:value-type="string">
            <text:p text:style-name="P108">Олейніков Андрій</text:p>
          </table:table-cell>
          <table:table-cell table:style-name="Таблица1.C16" office:value-type="string">
            <text:p text:style-name="P104"><text:span text:style-name="T8">9</text:span>-<text:span text:style-name="T8">В</text:span></text:p>
          </table:table-cell>
          <table:table-cell table:style-name="Таблица1.D16" office:value-type="string">
            <text:p text:style-name="P69"><text:span text:style-name="T7">05.09</text:span>.2016</text:p>
          </table:table-cell>
          <table:table-cell table:style-name="Таблица1.E16" office:value-type="string">
            <text:p text:style-name="P27">первинний</text:p>
          </table:table-cell>
          <table:table-cell table:style-name="Таблица1.F16" office:value-type="string">
            <text:p text:style-name="P38"/>
          </table:table-cell>
          <table:table-cell table:style-name="Таблица1.G16" office:value-type="string">
            <text:p text:style-name="P38"><draw:frame draw:style-name="fr1" draw:name="Изображение16" text:anchor-type="paragraph" svg:x="0.203cm" svg:y="0.607cm" svg:width="1.953cm" svg:height="0.947cm" draw:z-index="17"><draw:image xlink:href="Pictures/100002010000004A0000002428019B7A234BB09E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10128488111252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17" office:value-type="string">
            <text:p text:style-name="P108">Омельченко Володимир</text:p>
          </table:table-cell>
          <table:table-cell table:style-name="Таблица1.C17" office:value-type="string">
            <text:p text:style-name="P104"><text:span text:style-name="T8">9</text:span>-<text:span text:style-name="T8">В</text:span></text:p>
          </table:table-cell>
          <table:table-cell table:style-name="Таблица1.D17" office:value-type="string">
            <text:p text:style-name="P69"><text:span text:style-name="T7">05.09</text:span>.2016</text:p>
          </table:table-cell>
          <table:table-cell table:style-name="Таблица1.E17" office:value-type="string">
            <text:p text:style-name="P27">первинний</text:p>
          </table:table-cell>
          <table:table-cell table:style-name="Таблица1.F17" office:value-type="string">
            <text:p text:style-name="P38"/>
          </table:table-cell>
          <table:table-cell table:style-name="Таблица1.G17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210129166333257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18" office:value-type="string">
            <text:p text:style-name="P108">Отвєрченко Антон</text:p>
          </table:table-cell>
          <table:table-cell table:style-name="Таблица1.C18" office:value-type="string">
            <text:p text:style-name="P104"><text:span text:style-name="T8">9</text:span>-<text:span text:style-name="T8">В</text:span></text:p>
          </table:table-cell>
          <table:table-cell table:style-name="Таблица1.D18" office:value-type="string">
            <text:p text:style-name="P69"><text:span text:style-name="T7">05.09</text:span>.2016</text:p>
          </table:table-cell>
          <table:table-cell table:style-name="Таблица1.E18" office:value-type="string">
            <text:p text:style-name="P27">первинний</text:p>
          </table:table-cell>
          <table:table-cell table:style-name="Таблица1.F18" office:value-type="string">
            <text:p text:style-name="P38"/>
          </table:table-cell>
          <table:table-cell table:style-name="Таблица1.G18" office:value-type="string">
            <text:p text:style-name="P38"><draw:frame draw:style-name="fr1" draw:name="Изображение18" text:anchor-type="paragraph" svg:x="0.203cm" svg:y="0.49cm" svg:width="1.953cm" svg:height="0.947cm" draw:z-index="18"><draw:image xlink:href="Pictures/100002010000004A00000024F09BBB5B1D311757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10129621021631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19" office:value-type="string">
            <text:p text:style-name="P108">Панченко Данило</text:p>
          </table:table-cell>
          <table:table-cell table:style-name="Таблица1.C19" office:value-type="string">
            <text:p text:style-name="P104"><text:span text:style-name="T8">9</text:span>-<text:span text:style-name="T8">В</text:span></text:p>
          </table:table-cell>
          <table:table-cell table:style-name="Таблица1.D19" office:value-type="string">
            <text:p text:style-name="P69"><text:span text:style-name="T7">05.09</text:span>.2016</text:p>
          </table:table-cell>
          <table:table-cell table:style-name="Таблица1.E19" office:value-type="string">
            <text:p text:style-name="P27">первинний</text:p>
          </table:table-cell>
          <table:table-cell table:style-name="Таблица1.F19" office:value-type="string">
            <text:p text:style-name="P38"/>
          </table:table-cell>
          <table:table-cell table:style-name="Таблица1.G19" office:value-type="string">
            <text:p text:style-name="P38"><draw:frame draw:style-name="fr1" draw:name="Изображение17" text:anchor-type="paragraph" svg:x="0.203cm" svg:y="0.575cm" svg:width="1.953cm" svg:height="0.947cm" draw:z-index="19"><draw:image xlink:href="Pictures/100002010000004A0000002428019B7A234BB09E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10127760173390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20" office:value-type="string">
            <text:p text:style-name="P108">Петрига Владислав</text:p>
          </table:table-cell>
          <table:table-cell table:style-name="Таблица1.C20" office:value-type="string">
            <text:p text:style-name="P104"><text:span text:style-name="T8">9</text:span>-<text:span text:style-name="T8">В</text:span></text:p>
          </table:table-cell>
          <table:table-cell table:style-name="Таблица1.D20" office:value-type="string">
            <text:p text:style-name="P69"><text:span text:style-name="T7">05.09</text:span>.2016</text:p>
          </table:table-cell>
          <table:table-cell table:style-name="Таблица1.E20" office:value-type="string">
            <text:p text:style-name="P27">первинний</text:p>
          </table:table-cell>
          <table:table-cell table:style-name="Таблица1.F20" office:value-type="string">
            <text:p text:style-name="P38"/>
          </table:table-cell>
          <table:table-cell table:style-name="Таблица1.G20" office:value-type="string">
            <text:p text:style-name="P38"><draw:frame draw:style-name="fr1" draw:name="Изображение21" text:anchor-type="paragraph" svg:x="0.203cm" svg:y="0.497cm" svg:width="1.953cm" svg:height="0.947cm" draw:z-index="20"><draw:image xlink:href="Pictures/100002010000004A000000249706F66BB3A3D265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10128234996260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21" office:value-type="string">
            <text:p text:style-name="P108">Погосян Олександр</text:p>
          </table:table-cell>
          <table:table-cell table:style-name="Таблица1.C21" office:value-type="string">
            <text:p text:style-name="P104"><text:span text:style-name="T8">9</text:span>-<text:span text:style-name="T8">В</text:span></text:p>
          </table:table-cell>
          <table:table-cell table:style-name="Таблица1.D21" office:value-type="string">
            <text:p text:style-name="P69"><text:span text:style-name="T7">05.09</text:span>.2016</text:p>
          </table:table-cell>
          <table:table-cell table:style-name="Таблица1.E21" office:value-type="string">
            <text:p text:style-name="P27">первинний</text:p>
          </table:table-cell>
          <table:table-cell table:style-name="Таблица1.F21" office:value-type="string">
            <text:p text:style-name="P38"/>
          </table:table-cell>
          <table:table-cell table:style-name="Таблица1.G21" office:value-type="string">
            <text:p text:style-name="P38"><draw:frame draw:style-name="fr1" draw:name="Изображение20" text:anchor-type="paragraph" svg:x="0.203cm" svg:y="0.575cm" svg:width="1.953cm" svg:height="0.947cm" draw:z-index="21"><draw:image xlink:href="Pictures/100002010000004A00000024F09BBB5B1D311757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10128283503196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22" office:value-type="string">
            <text:p text:style-name="P108">Поповцева Ангеліна</text:p>
          </table:table-cell>
          <table:table-cell table:style-name="Таблица1.C22" office:value-type="string">
            <text:p text:style-name="P104"><text:span text:style-name="T8">9</text:span>-<text:span text:style-name="T8">В</text:span></text:p>
          </table:table-cell>
          <table:table-cell table:style-name="Таблица1.D22" office:value-type="string">
            <text:p text:style-name="P69"><text:span text:style-name="T7">05.09</text:span>.2016</text:p>
          </table:table-cell>
          <table:table-cell table:style-name="Таблица1.E22" office:value-type="string">
            <text:p text:style-name="P27">первинний</text:p>
          </table:table-cell>
          <table:table-cell table:style-name="Таблица1.F22" office:value-type="string">
            <text:p text:style-name="P38"/>
          </table:table-cell>
          <table:table-cell table:style-name="Таблица1.G22" office:value-type="string">
            <text:p text:style-name="P38"><draw:frame draw:style-name="fr1" draw:name="Изображение23" text:anchor-type="paragraph" svg:x="0.203cm" svg:y="0.623cm" svg:width="1.953cm" svg:height="0.947cm" draw:z-index="22"><draw:image xlink:href="Pictures/100002010000004A00000024A0817226F1657379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10129234371738" text:continue-numbering="true" text:style-name="L1">
              <text:list-item>
                <text:p text:style-name="P94"><draw:frame draw:style-name="fr1" draw:name="Изображение25" text:anchor-type="paragraph" svg:x="16.249cm" svg:y="1.898cm" svg:width="1.953cm" svg:height="0.947cm" draw:z-index="23"><draw:image xlink:href="Pictures/100002010000004A00000024A47CE0655051E159.png" xlink:type="simple" xlink:show="embed" xlink:actuate="onLoad"/></draw:frame></text:p>
              </text:list-item>
            </text:list>
          </table:table-cell>
          <table:table-cell table:style-name="Таблица1.B23" office:value-type="string">
            <text:p text:style-name="P108">Рудковський Олексій</text:p>
          </table:table-cell>
          <table:table-cell table:style-name="Таблица1.C23" office:value-type="string">
            <text:p text:style-name="P104"><text:span text:style-name="T8">9</text:span>-<text:span text:style-name="T8">В</text:span></text:p>
          </table:table-cell>
          <table:table-cell table:style-name="Таблица1.D23" office:value-type="string">
            <text:p text:style-name="P69"><text:span text:style-name="T7">05.09</text:span>.2016</text:p>
          </table:table-cell>
          <table:table-cell table:style-name="Таблица1.E23" office:value-type="string">
            <text:p text:style-name="P27">первинний</text:p>
          </table:table-cell>
          <table:table-cell table:style-name="Таблица1.F23" office:value-type="string">
            <text:p text:style-name="P38"/>
          </table:table-cell>
          <table:table-cell table:style-name="Таблица1.G23" office:value-type="string">
            <text:p text:style-name="P38"><draw:frame draw:style-name="fr1" draw:name="Изображение22" text:anchor-type="paragraph" svg:x="0.203cm" svg:y="0.575cm" svg:width="1.953cm" svg:height="0.947cm" draw:z-index="24"><draw:image xlink:href="Pictures/100002010000004A00000024CB9621F2570D48FC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10127912873492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24" office:value-type="string">
            <text:p text:style-name="P108">Ружнікова Анжеліка</text:p>
          </table:table-cell>
          <table:table-cell table:style-name="Таблица1.C24" office:value-type="string">
            <text:p text:style-name="P104"><text:span text:style-name="T8">9</text:span>-<text:span text:style-name="T8">В</text:span></text:p>
          </table:table-cell>
          <table:table-cell table:style-name="Таблица1.D24" office:value-type="string">
            <text:p text:style-name="P69"><text:span text:style-name="T7">05.09</text:span>.2016</text:p>
          </table:table-cell>
          <table:table-cell table:style-name="Таблица1.E24" office:value-type="string">
            <text:p text:style-name="P27">первинний</text:p>
          </table:table-cell>
          <table:table-cell table:style-name="Таблица1.F24" office:value-type="string">
            <text:p text:style-name="P38"/>
          </table:table-cell>
          <table:table-cell table:style-name="Таблица1.G24" office:value-type="string">
            <text:p text:style-name="P38"><draw:frame draw:style-name="fr1" draw:name="Изображение24" text:anchor-type="paragraph" svg:x="0.203cm" svg:y="0.575cm" svg:width="1.953cm" svg:height="0.947cm" draw:z-index="25"><draw:image xlink:href="Pictures/100002010000004A00000024D79C8A27BBC93017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10129277318134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28" office:value-type="string">
            <text:p text:style-name="P108">Рябченко Іван</text:p>
          </table:table-cell>
          <table:table-cell table:style-name="Таблица1.C28" office:value-type="string">
            <text:p text:style-name="P104"><text:span text:style-name="T8">9</text:span>-<text:span text:style-name="T8">В</text:span></text:p>
          </table:table-cell>
          <table:table-cell table:style-name="Таблица1.D28" office:value-type="string">
            <text:p text:style-name="P69"><text:span text:style-name="T7">05.09</text:span>.2016</text:p>
          </table:table-cell>
          <table:table-cell table:style-name="Таблица1.E28" office:value-type="string">
            <text:p text:style-name="P35">первинний</text:p>
          </table:table-cell>
          <table:table-cell table:style-name="Таблица1.F28" office:value-type="string">
            <text:p text:style-name="P38"/>
          </table:table-cell>
          <table:table-cell table:style-name="Таблица1.G28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210128795418860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28" office:value-type="string">
            <text:p text:style-name="P108">Супрун Вікторія</text:p>
          </table:table-cell>
          <table:table-cell table:style-name="Таблица1.C28" office:value-type="string">
            <text:p text:style-name="P104"><text:span text:style-name="T8">9</text:span>-<text:span text:style-name="T8">В</text:span></text:p>
          </table:table-cell>
          <table:table-cell table:style-name="Таблица1.D28" office:value-type="string">
            <text:p text:style-name="P69"><text:span text:style-name="T7">05.09</text:span>.2016</text:p>
          </table:table-cell>
          <table:table-cell table:style-name="Таблица1.E28" office:value-type="string">
            <text:p text:style-name="P35">первинний</text:p>
          </table:table-cell>
          <table:table-cell table:style-name="Таблица1.F28" office:value-type="string">
            <text:p text:style-name="P38"/>
          </table:table-cell>
          <table:table-cell table:style-name="Таблица1.G28" office:value-type="string">
            <text:p text:style-name="P39"><draw:frame draw:style-name="fr1" draw:name="Изображение26" text:anchor-type="paragraph" svg:x="0.203cm" svg:y="0.575cm" svg:width="1.953cm" svg:height="0.947cm" draw:z-index="26"><draw:image xlink:href="Pictures/100002010000004A00000024A47CE0655051E159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10128850484946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28" office:value-type="string">
            <text:p text:style-name="P108">Тараненко Валерій</text:p>
          </table:table-cell>
          <table:table-cell table:style-name="Таблица1.C28" office:value-type="string">
            <text:p text:style-name="P104"><text:span text:style-name="T8">9</text:span>-<text:span text:style-name="T8">В</text:span></text:p>
          </table:table-cell>
          <table:table-cell table:style-name="Таблица1.D28" office:value-type="string">
            <text:p text:style-name="P69"><text:span text:style-name="T7">05.09</text:span>.2016</text:p>
          </table:table-cell>
          <table:table-cell table:style-name="Таблица1.E28" office:value-type="string">
            <text:p text:style-name="P35">первинний</text:p>
          </table:table-cell>
          <table:table-cell table:style-name="Таблица1.F28" office:value-type="string">
            <text:p text:style-name="P38"/>
          </table:table-cell>
          <table:table-cell table:style-name="Таблица1.G28" office:value-type="string">
            <text:p text:style-name="P39"><draw:frame draw:style-name="fr1" draw:name="Изображение27" text:anchor-type="paragraph" svg:x="0.203cm" svg:y="0.617cm" svg:width="1.953cm" svg:height="0.947cm" draw:z-index="27"><draw:image xlink:href="Pictures/100002010000004A000000249F717ACC1A6DBEF2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10127666106755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28" office:value-type="string">
            <text:p text:style-name="P108">Трунова Дар'я</text:p>
          </table:table-cell>
          <table:table-cell table:style-name="Таблица1.C28" office:value-type="string">
            <text:p text:style-name="P104"><text:span text:style-name="T8">9</text:span>-<text:span text:style-name="T8">В</text:span></text:p>
          </table:table-cell>
          <table:table-cell table:style-name="Таблица1.D28" office:value-type="string">
            <text:p text:style-name="P69"><text:span text:style-name="T7">05.09</text:span>.2016</text:p>
          </table:table-cell>
          <table:table-cell table:style-name="Таблица1.E28" office:value-type="string">
            <text:p text:style-name="P35">первинний</text:p>
          </table:table-cell>
          <table:table-cell table:style-name="Таблица1.F28" office:value-type="string">
            <text:p text:style-name="P38"/>
          </table:table-cell>
          <table:table-cell table:style-name="Таблица1.G28" office:value-type="string">
            <text:p text:style-name="P39"><draw:frame draw:style-name="fr1" draw:name="Изображение28" text:anchor-type="paragraph" svg:x="0.203cm" svg:y="0.633cm" svg:width="1.953cm" svg:height="0.947cm" draw:z-index="28"><draw:image xlink:href="Pictures/100002010000004A0000002495BBD9DBE4A75105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10128254485981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30" office:value-type="string">
            <text:p text:style-name="P108">Турковський Костянтин</text:p>
          </table:table-cell>
          <table:table-cell table:style-name="Таблица1.C30" office:value-type="string">
            <text:p text:style-name="P37"><text:span text:style-name="T8">9</text:span>-<text:span text:style-name="T8">В</text:span></text:p>
          </table:table-cell>
          <table:table-cell table:style-name="Таблица1.D30" office:value-type="string">
            <text:p text:style-name="P69"><text:span text:style-name="T7">05.09</text:span>.2016</text:p>
          </table:table-cell>
          <table:table-cell table:style-name="Таблица1.E30" office:value-type="string">
            <text:p text:style-name="P35">первинний</text:p>
          </table:table-cell>
          <table:table-cell table:style-name="Таблица1.F30" office:value-type="string">
            <text:p text:style-name="P38"/>
          </table:table-cell>
          <table:table-cell table:style-name="Таблица1.G30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210127666650224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30" office:value-type="string">
            <text:p text:style-name="P108">Холодних Анастасія</text:p>
          </table:table-cell>
          <table:table-cell table:style-name="Таблица1.C30" office:value-type="string">
            <text:p text:style-name="P104"><text:span text:style-name="T8">9</text:span>-<text:span text:style-name="T8">В</text:span></text:p>
          </table:table-cell>
          <table:table-cell table:style-name="Таблица1.D30" office:value-type="string">
            <text:p text:style-name="P69"><text:span text:style-name="T7">05.09</text:span>.2016</text:p>
          </table:table-cell>
          <table:table-cell table:style-name="Таблица1.E30" office:value-type="string">
            <text:p text:style-name="P35">первинний</text:p>
          </table:table-cell>
          <table:table-cell table:style-name="Таблица1.F30" office:value-type="string">
            <text:p text:style-name="P38"/>
          </table:table-cell>
          <table:table-cell table:style-name="Таблица1.G30" office:value-type="string">
            <text:p text:style-name="P39"><draw:frame draw:style-name="fr1" draw:name="Изображение29" text:anchor-type="paragraph" svg:x="0.203cm" svg:y="0.633cm" svg:width="1.953cm" svg:height="0.947cm" draw:z-index="29"><draw:image xlink:href="Pictures/100002010000004A0000002495BBD9DBE4A75105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10128109972210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31" office:value-type="string">
            <text:p text:style-name="P108">Щербань Костянтин</text:p>
          </table:table-cell>
          <table:table-cell table:style-name="Таблица1.C31" office:value-type="string">
            <text:p text:style-name="P104"><text:span text:style-name="T8">9</text:span>-<text:span text:style-name="T8">В</text:span></text:p>
          </table:table-cell>
          <table:table-cell table:style-name="Таблица1.D31" office:value-type="string">
            <text:p text:style-name="P69"><text:span text:style-name="T7">05.09</text:span>.2016</text:p>
          </table:table-cell>
          <table:table-cell table:style-name="Таблица1.E31" office:value-type="string">
            <text:p text:style-name="P35">первинний</text:p>
          </table:table-cell>
          <table:table-cell table:style-name="Таблица1.F31" office:value-type="string">
            <text:p text:style-name="P38"/>
          </table:table-cell>
          <table:table-cell table:style-name="Таблица1.G31" office:value-type="string">
            <text:p text:style-name="P39"/>
          </table:table-cell>
        </table:table-row>
      </table:table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6">ЗАТВЕРДЖУЮ</text:p>
      <text:p text:style-name="P6">Директор школи</text:p>
      <text:p text:style-name="P6">_____________________</text:p>
      <text:p text:style-name="P6">«____»______________ 20__р.</text:p>
      <text:p text:style-name="P6"/>
      <text:p text:style-name="P19">ЖУРНАЛ ПРОВЕДЕННЯ ІНСТРУКТАЖУ З ТЕХНІКИ БЕЗПЕКИ В КОМП’ЮТЕРНОМУ КЛАСІ</text:p>
      <text:p text:style-name="P12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 table:number-columns-repeated="2"/>
        <table:table-column table:style-name="Таблица17.F" table:number-columns-repeated="2"/>
        <table:table-row>
          <table:table-cell table:style-name="Таблица17.A1" office:value-type="string">
            <text:p text:style-name="P35">№</text:p>
          </table:table-cell>
          <table:table-cell table:style-name="Таблица17.A1" office:value-type="string">
            <text:p text:style-name="P35">Прізвище, ім’я учня</text:p>
          </table:table-cell>
          <table:table-cell table:style-name="Таблица17.A1" office:value-type="string">
            <text:p text:style-name="P35">Клас</text:p>
          </table:table-cell>
          <table:table-cell table:style-name="Таблица17.A1" office:value-type="string">
            <text:p text:style-name="P35">Дата інструктажу</text:p>
          </table:table-cell>
          <table:table-cell table:style-name="Таблица17.A1" office:value-type="string">
            <text:p text:style-name="P35">Назва інструктажу</text:p>
          </table:table-cell>
          <table:table-cell table:style-name="Таблица17.A1" office:value-type="string">
            <text:p text:style-name="P35">Підпис учня</text:p>
          </table:table-cell>
          <table:table-cell table:style-name="Таблица17.G1" office:value-type="string">
            <text:p text:style-name="P35">Підпис <text:span text:style-name="T1">вчителя</text:span></text:p>
          </table:table-cell>
        </table:table-row>
        <table:table-row table:style-name="Таблица17.2">
          <table:table-cell table:style-name="Таблица17.A2" office:value-type="string">
            <text:list xml:id="list210128163910298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2" office:value-type="string">
            <text:p text:style-name="P85">Авілкіна Анастасія</text:p>
          </table:table-cell>
          <table:table-cell table:style-name="Таблица17.C2" office:value-type="string">
            <text:p text:style-name="P35">11-А</text:p>
          </table:table-cell>
          <table:table-cell table:style-name="Таблица17.D2" office:value-type="string">
            <text:p text:style-name="P68">09.09.2015</text:p>
          </table:table-cell>
          <table:table-cell table:style-name="Таблица17.E2" office:value-type="string">
            <text:p text:style-name="P35">первинний</text:p>
          </table:table-cell>
          <table:table-cell table:style-name="Таблица17.F2" office:value-type="string">
            <text:p text:style-name="P44"/>
          </table:table-cell>
          <table:table-cell table:style-name="Таблица17.G2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210128992329174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3" office:value-type="string">
            <text:p text:style-name="P85">Авілкіна Анна</text:p>
          </table:table-cell>
          <table:table-cell table:style-name="Таблица17.C3" office:value-type="string">
            <text:p text:style-name="P35">11-А</text:p>
          </table:table-cell>
          <table:table-cell table:style-name="Таблица17.D3" office:value-type="string">
            <text:p text:style-name="P68">09.09.2015</text:p>
          </table:table-cell>
          <table:table-cell table:style-name="Таблица17.E3" office:value-type="string">
            <text:p text:style-name="P35">первинний</text:p>
          </table:table-cell>
          <table:table-cell table:style-name="Таблица17.F3" office:value-type="string">
            <text:p text:style-name="P44"/>
          </table:table-cell>
          <table:table-cell table:style-name="Таблица17.G3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210128439194579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4" office:value-type="string">
            <text:p text:style-name="P85">Білоус Ганна</text:p>
          </table:table-cell>
          <table:table-cell table:style-name="Таблица17.C4" office:value-type="string">
            <text:p text:style-name="P35">11-А</text:p>
          </table:table-cell>
          <table:table-cell table:style-name="Таблица17.D4" office:value-type="string">
            <text:p text:style-name="P68">09.09.2015</text:p>
          </table:table-cell>
          <table:table-cell table:style-name="Таблица17.E4" office:value-type="string">
            <text:p text:style-name="P35">первинний</text:p>
          </table:table-cell>
          <table:table-cell table:style-name="Таблица17.F4" office:value-type="string">
            <text:p text:style-name="P44"/>
          </table:table-cell>
          <table:table-cell table:style-name="Таблица17.G4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210128670732975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5" office:value-type="string">
            <text:p text:style-name="P85">Бурикін Максим</text:p>
          </table:table-cell>
          <table:table-cell table:style-name="Таблица17.C5" office:value-type="string">
            <text:p text:style-name="P35">11-А</text:p>
          </table:table-cell>
          <table:table-cell table:style-name="Таблица17.D5" office:value-type="string">
            <text:p text:style-name="P68">09.09.2015</text:p>
          </table:table-cell>
          <table:table-cell table:style-name="Таблица17.E5" office:value-type="string">
            <text:p text:style-name="P35">первинний</text:p>
          </table:table-cell>
          <table:table-cell table:style-name="Таблица17.F5" office:value-type="string">
            <text:p text:style-name="P44"/>
          </table:table-cell>
          <table:table-cell table:style-name="Таблица17.G5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210127636849920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6" office:value-type="string">
            <text:p text:style-name="P85">Васильчук Євген</text:p>
          </table:table-cell>
          <table:table-cell table:style-name="Таблица17.C6" office:value-type="string">
            <text:p text:style-name="P35">11-А</text:p>
          </table:table-cell>
          <table:table-cell table:style-name="Таблица17.D6" office:value-type="string">
            <text:p text:style-name="P68">09.09.2015</text:p>
          </table:table-cell>
          <table:table-cell table:style-name="Таблица17.E6" office:value-type="string">
            <text:p text:style-name="P35">первинний</text:p>
          </table:table-cell>
          <table:table-cell table:style-name="Таблица17.F6" office:value-type="string">
            <text:p text:style-name="P44"/>
          </table:table-cell>
          <table:table-cell table:style-name="Таблица17.G6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210128240185363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7" office:value-type="string">
            <text:p text:style-name="P85">Гаркавенко Марія</text:p>
          </table:table-cell>
          <table:table-cell table:style-name="Таблица17.C7" office:value-type="string">
            <text:p text:style-name="P35">11-А</text:p>
          </table:table-cell>
          <table:table-cell table:style-name="Таблица17.D7" office:value-type="string">
            <text:p text:style-name="P68">09.09.2015</text:p>
          </table:table-cell>
          <table:table-cell table:style-name="Таблица17.E7" office:value-type="string">
            <text:p text:style-name="P35">первинний</text:p>
          </table:table-cell>
          <table:table-cell table:style-name="Таблица17.F7" office:value-type="string">
            <text:p text:style-name="P44"/>
          </table:table-cell>
          <table:table-cell table:style-name="Таблица17.G7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210128546078567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8" office:value-type="string">
            <text:p text:style-name="P85">Георгієв Олександр</text:p>
          </table:table-cell>
          <table:table-cell table:style-name="Таблица17.C8" office:value-type="string">
            <text:p text:style-name="P35">11-А</text:p>
          </table:table-cell>
          <table:table-cell table:style-name="Таблица17.D8" office:value-type="string">
            <text:p text:style-name="P68">09.09.2015</text:p>
          </table:table-cell>
          <table:table-cell table:style-name="Таблица17.E8" office:value-type="string">
            <text:p text:style-name="P35">первинний</text:p>
          </table:table-cell>
          <table:table-cell table:style-name="Таблица17.F8" office:value-type="string">
            <text:p text:style-name="P44"/>
          </table:table-cell>
          <table:table-cell table:style-name="Таблица17.G8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210128352846302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9" office:value-type="string">
            <text:p text:style-name="P85">Глущенков Данило</text:p>
          </table:table-cell>
          <table:table-cell table:style-name="Таблица17.C9" office:value-type="string">
            <text:p text:style-name="P35">11-А</text:p>
          </table:table-cell>
          <table:table-cell table:style-name="Таблица17.D9" office:value-type="string">
            <text:p text:style-name="P68">09.09.2015</text:p>
          </table:table-cell>
          <table:table-cell table:style-name="Таблица17.E9" office:value-type="string">
            <text:p text:style-name="P35">первинний</text:p>
          </table:table-cell>
          <table:table-cell table:style-name="Таблица17.F9" office:value-type="string">
            <text:p text:style-name="P44"/>
          </table:table-cell>
          <table:table-cell table:style-name="Таблица17.G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210129715414036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10" office:value-type="string">
            <text:p text:style-name="P85">Горлач Євгенія</text:p>
          </table:table-cell>
          <table:table-cell table:style-name="Таблица17.C10" office:value-type="string">
            <text:p text:style-name="P35">11-А</text:p>
          </table:table-cell>
          <table:table-cell table:style-name="Таблица17.D10" office:value-type="string">
            <text:p text:style-name="P68">09.09.2015</text:p>
          </table:table-cell>
          <table:table-cell table:style-name="Таблица17.E10" office:value-type="string">
            <text:p text:style-name="P35">первинний</text:p>
          </table:table-cell>
          <table:table-cell table:style-name="Таблица17.F10" office:value-type="string">
            <text:p text:style-name="P44"/>
          </table:table-cell>
          <table:table-cell table:style-name="Таблица17.G10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210128775063660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11" office:value-type="string">
            <text:p text:style-name="P85">Грисіна Аліна</text:p>
          </table:table-cell>
          <table:table-cell table:style-name="Таблица17.C11" office:value-type="string">
            <text:p text:style-name="P35">11-А</text:p>
          </table:table-cell>
          <table:table-cell table:style-name="Таблица17.D11" office:value-type="string">
            <text:p text:style-name="P68">09.09.2015</text:p>
          </table:table-cell>
          <table:table-cell table:style-name="Таблица17.E11" office:value-type="string">
            <text:p text:style-name="P35">первинний</text:p>
          </table:table-cell>
          <table:table-cell table:style-name="Таблица17.F11" office:value-type="string">
            <text:p text:style-name="P44"/>
          </table:table-cell>
          <table:table-cell table:style-name="Таблица17.G11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210127670760769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12" office:value-type="string">
            <text:p text:style-name="P85">Гуцуляк Єлизавета</text:p>
          </table:table-cell>
          <table:table-cell table:style-name="Таблица17.C12" office:value-type="string">
            <text:p text:style-name="P35">11-А</text:p>
          </table:table-cell>
          <table:table-cell table:style-name="Таблица17.D12" office:value-type="string">
            <text:p text:style-name="P68">09.09.2015</text:p>
          </table:table-cell>
          <table:table-cell table:style-name="Таблица17.E12" office:value-type="string">
            <text:p text:style-name="P35">первинний</text:p>
          </table:table-cell>
          <table:table-cell table:style-name="Таблица17.F12" office:value-type="string">
            <text:p text:style-name="P44"/>
          </table:table-cell>
          <table:table-cell table:style-name="Таблица17.G12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210129752005937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13" office:value-type="string">
            <text:p text:style-name="P85">Заморська Вероніка</text:p>
          </table:table-cell>
          <table:table-cell table:style-name="Таблица17.C13" office:value-type="string">
            <text:p text:style-name="P35">11-А</text:p>
          </table:table-cell>
          <table:table-cell table:style-name="Таблица17.D13" office:value-type="string">
            <text:p text:style-name="P68">09.09.2015</text:p>
          </table:table-cell>
          <table:table-cell table:style-name="Таблица17.E13" office:value-type="string">
            <text:p text:style-name="P35">первинний</text:p>
          </table:table-cell>
          <table:table-cell table:style-name="Таблица17.F13" office:value-type="string">
            <text:p text:style-name="P44"/>
          </table:table-cell>
          <table:table-cell table:style-name="Таблица17.G13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210129023807317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14" office:value-type="string">
            <text:p text:style-name="P85">Караєв Микита</text:p>
          </table:table-cell>
          <table:table-cell table:style-name="Таблица17.C14" office:value-type="string">
            <text:p text:style-name="P35">11-А</text:p>
          </table:table-cell>
          <table:table-cell table:style-name="Таблица17.D14" office:value-type="string">
            <text:p text:style-name="P68">09.09.2015</text:p>
          </table:table-cell>
          <table:table-cell table:style-name="Таблица17.E14" office:value-type="string">
            <text:p text:style-name="P35">первинний</text:p>
          </table:table-cell>
          <table:table-cell table:style-name="Таблица17.F14" office:value-type="string">
            <text:p text:style-name="P44"/>
          </table:table-cell>
          <table:table-cell table:style-name="Таблица17.G14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210128337170059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15" office:value-type="string">
            <text:p text:style-name="P85">Киян Діана</text:p>
          </table:table-cell>
          <table:table-cell table:style-name="Таблица17.C15" office:value-type="string">
            <text:p text:style-name="P35">11-А</text:p>
          </table:table-cell>
          <table:table-cell table:style-name="Таблица17.D15" office:value-type="string">
            <text:p text:style-name="P68">09.09.2015</text:p>
          </table:table-cell>
          <table:table-cell table:style-name="Таблица17.E15" office:value-type="string">
            <text:p text:style-name="P35">первинний</text:p>
          </table:table-cell>
          <table:table-cell table:style-name="Таблица17.F15" office:value-type="string">
            <text:p text:style-name="P44"/>
          </table:table-cell>
          <table:table-cell table:style-name="Таблица17.G15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210127876368251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16" office:value-type="string">
            <text:p text:style-name="P85">Корж Микита</text:p>
          </table:table-cell>
          <table:table-cell table:style-name="Таблица17.C16" office:value-type="string">
            <text:p text:style-name="P35">11-А</text:p>
          </table:table-cell>
          <table:table-cell table:style-name="Таблица17.D16" office:value-type="string">
            <text:p text:style-name="P68">09.09.2015</text:p>
          </table:table-cell>
          <table:table-cell table:style-name="Таблица17.E16" office:value-type="string">
            <text:p text:style-name="P35">первинний</text:p>
          </table:table-cell>
          <table:table-cell table:style-name="Таблица17.F16" office:value-type="string">
            <text:p text:style-name="P44"/>
          </table:table-cell>
          <table:table-cell table:style-name="Таблица17.G16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210128954869429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17" office:value-type="string">
            <text:p text:style-name="P85">Курман Єлизавета</text:p>
          </table:table-cell>
          <table:table-cell table:style-name="Таблица17.C17" office:value-type="string">
            <text:p text:style-name="P35">11-А</text:p>
          </table:table-cell>
          <table:table-cell table:style-name="Таблица17.D17" office:value-type="string">
            <text:p text:style-name="P68">09.09.2015</text:p>
          </table:table-cell>
          <table:table-cell table:style-name="Таблица17.E17" office:value-type="string">
            <text:p text:style-name="P35">первинний</text:p>
          </table:table-cell>
          <table:table-cell table:style-name="Таблица17.F17" office:value-type="string">
            <text:p text:style-name="P44"/>
          </table:table-cell>
          <table:table-cell table:style-name="Таблица17.G17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210128080841163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18" office:value-type="string">
            <text:p text:style-name="P85">Літвінова Світлана</text:p>
          </table:table-cell>
          <table:table-cell table:style-name="Таблица17.C18" office:value-type="string">
            <text:p text:style-name="P35">11-А</text:p>
          </table:table-cell>
          <table:table-cell table:style-name="Таблица17.D18" office:value-type="string">
            <text:p text:style-name="P68">09.09.2015</text:p>
          </table:table-cell>
          <table:table-cell table:style-name="Таблица17.E18" office:value-type="string">
            <text:p text:style-name="P35">первинний</text:p>
          </table:table-cell>
          <table:table-cell table:style-name="Таблица17.F18" office:value-type="string">
            <text:p text:style-name="P44"/>
          </table:table-cell>
          <table:table-cell table:style-name="Таблица17.G18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210128231403227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19" office:value-type="string">
            <text:p text:style-name="P85">Манзуля Юлія</text:p>
          </table:table-cell>
          <table:table-cell table:style-name="Таблица17.C19" office:value-type="string">
            <text:p text:style-name="P35">11-А</text:p>
          </table:table-cell>
          <table:table-cell table:style-name="Таблица17.D19" office:value-type="string">
            <text:p text:style-name="P68">09.09.2015</text:p>
          </table:table-cell>
          <table:table-cell table:style-name="Таблица17.E19" office:value-type="string">
            <text:p text:style-name="P35">первинний</text:p>
          </table:table-cell>
          <table:table-cell table:style-name="Таблица17.F19" office:value-type="string">
            <text:p text:style-name="P44"/>
          </table:table-cell>
          <table:table-cell table:style-name="Таблица17.G1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210128338206298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20" office:value-type="string">
            <text:p text:style-name="P85">Мєщанова Аліна</text:p>
          </table:table-cell>
          <table:table-cell table:style-name="Таблица17.C20" office:value-type="string">
            <text:p text:style-name="P35">11-А</text:p>
          </table:table-cell>
          <table:table-cell table:style-name="Таблица17.D20" office:value-type="string">
            <text:p text:style-name="P68">09.09.2015</text:p>
          </table:table-cell>
          <table:table-cell table:style-name="Таблица17.E20" office:value-type="string">
            <text:p text:style-name="P35">первинний</text:p>
          </table:table-cell>
          <table:table-cell table:style-name="Таблица17.F20" office:value-type="string">
            <text:p text:style-name="P44"/>
          </table:table-cell>
          <table:table-cell table:style-name="Таблица17.G20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210127937016013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21" office:value-type="string">
            <text:p text:style-name="P85">Омельченко Ольга</text:p>
          </table:table-cell>
          <table:table-cell table:style-name="Таблица17.C21" office:value-type="string">
            <text:p text:style-name="P35">11-А</text:p>
          </table:table-cell>
          <table:table-cell table:style-name="Таблица17.D21" office:value-type="string">
            <text:p text:style-name="P68">09.09.2015</text:p>
          </table:table-cell>
          <table:table-cell table:style-name="Таблица17.E21" office:value-type="string">
            <text:p text:style-name="P35">первинний</text:p>
          </table:table-cell>
          <table:table-cell table:style-name="Таблица17.F21" office:value-type="string">
            <text:p text:style-name="P44"/>
          </table:table-cell>
          <table:table-cell table:style-name="Таблица17.G21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210128351238396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22" office:value-type="string">
            <text:p text:style-name="P85">Орлік Анна</text:p>
          </table:table-cell>
          <table:table-cell table:style-name="Таблица17.C22" office:value-type="string">
            <text:p text:style-name="P35">11-А</text:p>
          </table:table-cell>
          <table:table-cell table:style-name="Таблица17.D22" office:value-type="string">
            <text:p text:style-name="P68">09.09.2015</text:p>
          </table:table-cell>
          <table:table-cell table:style-name="Таблица17.E22" office:value-type="string">
            <text:p text:style-name="P35">первинний</text:p>
          </table:table-cell>
          <table:table-cell table:style-name="Таблица17.F22" office:value-type="string">
            <text:p text:style-name="P44"/>
          </table:table-cell>
          <table:table-cell table:style-name="Таблица17.G22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210128069859701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23" office:value-type="string">
            <text:p text:style-name="P85">Поборська Тетяна</text:p>
          </table:table-cell>
          <table:table-cell table:style-name="Таблица17.C23" office:value-type="string">
            <text:p text:style-name="P35">11-А</text:p>
          </table:table-cell>
          <table:table-cell table:style-name="Таблица17.D23" office:value-type="string">
            <text:p text:style-name="P68">09.09.2015</text:p>
          </table:table-cell>
          <table:table-cell table:style-name="Таблица17.E23" office:value-type="string">
            <text:p text:style-name="P35">первинний</text:p>
          </table:table-cell>
          <table:table-cell table:style-name="Таблица17.F23" office:value-type="string">
            <text:p text:style-name="P44"/>
          </table:table-cell>
          <table:table-cell table:style-name="Таблица17.G23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210128378769467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24" office:value-type="string">
            <text:p text:style-name="P85">Ромеус Ілля</text:p>
          </table:table-cell>
          <table:table-cell table:style-name="Таблица17.C24" office:value-type="string">
            <text:p text:style-name="P35">11-А</text:p>
          </table:table-cell>
          <table:table-cell table:style-name="Таблица17.D24" office:value-type="string">
            <text:p text:style-name="P68">09.09.2015</text:p>
          </table:table-cell>
          <table:table-cell table:style-name="Таблица17.E24" office:value-type="string">
            <text:p text:style-name="P35">первинний</text:p>
          </table:table-cell>
          <table:table-cell table:style-name="Таблица17.F24" office:value-type="string">
            <text:p text:style-name="P44"/>
          </table:table-cell>
          <table:table-cell table:style-name="Таблица17.G24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210128517121233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29" office:value-type="string">
            <text:p text:style-name="P85">Тарасова Катерин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210129064737189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29" office:value-type="string">
            <text:p text:style-name="P85">Тарасова Марин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210128950639020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29" office:value-type="string">
            <text:p text:style-name="P85">Телега Єлизавет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210128031173335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29" office:value-type="string">
            <text:p text:style-name="P85">Чікунов Давид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210129136323761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29" office:value-type="string">
            <text:p text:style-name="P85">Шабазова Ганн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210128749962371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30" office:value-type="string">
            <text:p text:style-name="P85">Ярова Єлизавета</text:p>
          </table:table-cell>
          <table:table-cell table:style-name="Таблица17.C30" office:value-type="string">
            <text:p text:style-name="P35">11-А</text:p>
          </table:table-cell>
          <table:table-cell table:style-name="Таблица17.D30" office:value-type="string">
            <text:p text:style-name="P68">09.09.2015</text:p>
          </table:table-cell>
          <table:table-cell table:style-name="Таблица17.E30" office:value-type="string">
            <text:p text:style-name="P35">первинний</text:p>
          </table:table-cell>
          <table:table-cell table:style-name="Таблица17.F30" office:value-type="string">
            <text:p text:style-name="P44"/>
          </table:table-cell>
          <table:table-cell table:style-name="Таблица17.G30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210128980250567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31" office:value-type="string">
            <text:p text:style-name="P85">Ященко Дмитро</text:p>
          </table:table-cell>
          <table:table-cell table:style-name="Таблица17.C31" office:value-type="string">
            <text:p text:style-name="P35">11-А</text:p>
          </table:table-cell>
          <table:table-cell table:style-name="Таблица17.D31" office:value-type="string">
            <text:p text:style-name="P68">09.09.2015</text:p>
          </table:table-cell>
          <table:table-cell table:style-name="Таблица17.E31" office:value-type="string">
            <text:p text:style-name="P35">первинний</text:p>
          </table:table-cell>
          <table:table-cell table:style-name="Таблица17.F31" office:value-type="string">
            <text:p text:style-name="P44"/>
          </table:table-cell>
          <table:table-cell table:style-name="Таблица17.G31" office:value-type="string">
            <text:p text:style-name="P44"/>
          </table:table-cell>
        </table:table-row>
      </table:table>
      <text:p text:style-name="P6"/>
      <text:p text:style-name="P88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 table:number-columns-repeated="2"/>
        <table:table-row>
          <table:table-cell table:style-name="Таблица2.A1" office:value-type="string">
            <text:p text:style-name="P27">№</text:p>
          </table:table-cell>
          <table:table-cell table:style-name="Таблица2.A1" office:value-type="string">
            <text:p text:style-name="P27">Прізвище, ім’я учня</text:p>
          </table:table-cell>
          <table:table-cell table:style-name="Таблица2.A1" office:value-type="string">
            <text:p text:style-name="P27">Клас</text:p>
          </table:table-cell>
          <table:table-cell table:style-name="Таблица2.A1" office:value-type="string">
            <text:p text:style-name="P27">Дата інструктажу</text:p>
          </table:table-cell>
          <table:table-cell table:style-name="Таблица2.A1" office:value-type="string">
            <text:p text:style-name="P27">Назва інструктажу</text:p>
          </table:table-cell>
          <table:table-cell table:style-name="Таблица2.A1" office:value-type="string">
            <text:p text:style-name="P27">Підпис учня</text:p>
          </table:table-cell>
          <table:table-cell table:style-name="Таблица2.G1" office:value-type="string">
            <text:p text:style-name="P27">Підпис <text:span text:style-name="T1">вчителя</text:span></text:p>
          </table:table-cell>
        </table:table-row>
        <table:table-row table:style-name="Таблица2.2">
          <table:table-cell table:style-name="Таблица2.A2" office:value-type="string">
            <text:list xml:id="list8888126823852477917" text:style-name="L2">
              <text:list-item>
                <text:p text:style-name="P96"/>
              </text:list-item>
            </text:list>
          </table:table-cell>
          <table:table-cell table:style-name="Таблица2.B2" office:value-type="string">
            <text:p text:style-name="P82">Байдін Микита</text:p>
          </table:table-cell>
          <table:table-cell table:style-name="Таблица2.C2" office:value-type="string">
            <text:p text:style-name="P46">11-В</text:p>
          </table:table-cell>
          <table:table-cell table:style-name="Таблица2.D2" office:value-type="string">
            <text:p text:style-name="P70">13.01.2016</text:p>
          </table:table-cell>
          <table:table-cell table:style-name="Таблица2.E2" office:value-type="string">
            <text:p text:style-name="P27">первинний</text:p>
          </table:table-cell>
          <table:table-cell table:style-name="Таблица2.F2" office:value-type="string">
            <text:p text:style-name="P38"/>
          </table:table-cell>
          <table:table-cell table:style-name="Таблица2.G2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21012794193407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3" office:value-type="string">
            <text:p text:style-name="P82">Баришніков Дмитро</text:p>
          </table:table-cell>
          <table:table-cell table:style-name="Таблица2.C3" office:value-type="string">
            <text:p text:style-name="P46">11-В</text:p>
          </table:table-cell>
          <table:table-cell table:style-name="Таблица2.D3" office:value-type="string">
            <text:p text:style-name="P70">13.01.2016</text:p>
          </table:table-cell>
          <table:table-cell table:style-name="Таблица2.E3" office:value-type="string">
            <text:p text:style-name="P27">первинний</text:p>
          </table:table-cell>
          <table:table-cell table:style-name="Таблица2.F3" office:value-type="string">
            <text:p text:style-name="P38"/>
          </table:table-cell>
          <table:table-cell table:style-name="Таблица2.G3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21012867701994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4" office:value-type="string">
            <text:p text:style-name="P82">Веселов Михайло</text:p>
          </table:table-cell>
          <table:table-cell table:style-name="Таблица2.C4" office:value-type="string">
            <text:p text:style-name="P46">11-В</text:p>
          </table:table-cell>
          <table:table-cell table:style-name="Таблица2.D4" office:value-type="string">
            <text:p text:style-name="P70">13.01.2016</text:p>
          </table:table-cell>
          <table:table-cell table:style-name="Таблица2.E4" office:value-type="string">
            <text:p text:style-name="P27">первинний</text:p>
          </table:table-cell>
          <table:table-cell table:style-name="Таблица2.F4" office:value-type="string">
            <text:p text:style-name="P38"/>
          </table:table-cell>
          <table:table-cell table:style-name="Таблица2.G4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21012819667782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5" office:value-type="string">
            <text:p text:style-name="P82">Височанський Владислав</text:p>
          </table:table-cell>
          <table:table-cell table:style-name="Таблица2.C5" office:value-type="string">
            <text:p text:style-name="P46">11-В</text:p>
          </table:table-cell>
          <table:table-cell table:style-name="Таблица2.D5" office:value-type="string">
            <text:p text:style-name="P70">13.01.2016</text:p>
          </table:table-cell>
          <table:table-cell table:style-name="Таблица2.E5" office:value-type="string">
            <text:p text:style-name="P27">первинний</text:p>
          </table:table-cell>
          <table:table-cell table:style-name="Таблица2.F5" office:value-type="string">
            <text:p text:style-name="P38"/>
          </table:table-cell>
          <table:table-cell table:style-name="Таблица2.G5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21012819671715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6" office:value-type="string">
            <text:p text:style-name="P82">Волобуєва Тетяна</text:p>
          </table:table-cell>
          <table:table-cell table:style-name="Таблица2.C6" office:value-type="string">
            <text:p text:style-name="P46">11-В</text:p>
          </table:table-cell>
          <table:table-cell table:style-name="Таблица2.D6" office:value-type="string">
            <text:p text:style-name="P70">13.01.2016</text:p>
          </table:table-cell>
          <table:table-cell table:style-name="Таблица2.E6" office:value-type="string">
            <text:p text:style-name="P27">первинний</text:p>
          </table:table-cell>
          <table:table-cell table:style-name="Таблица2.F6" office:value-type="string">
            <text:p text:style-name="P38"/>
          </table:table-cell>
          <table:table-cell table:style-name="Таблица2.G6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21012913717176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7" office:value-type="string">
            <text:p text:style-name="P82">Дудкіна Ганна</text:p>
          </table:table-cell>
          <table:table-cell table:style-name="Таблица2.C7" office:value-type="string">
            <text:p text:style-name="P46">11-В</text:p>
          </table:table-cell>
          <table:table-cell table:style-name="Таблица2.D7" office:value-type="string">
            <text:p text:style-name="P70">13.01.2016</text:p>
          </table:table-cell>
          <table:table-cell table:style-name="Таблица2.E7" office:value-type="string">
            <text:p text:style-name="P27">первинний</text:p>
          </table:table-cell>
          <table:table-cell table:style-name="Таблица2.F7" office:value-type="string">
            <text:p text:style-name="P38"/>
          </table:table-cell>
          <table:table-cell table:style-name="Таблица2.G7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21012900254330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8" office:value-type="string">
            <text:p text:style-name="P82">Єгіазарян Давіт</text:p>
          </table:table-cell>
          <table:table-cell table:style-name="Таблица2.C8" office:value-type="string">
            <text:p text:style-name="P46">11-В</text:p>
          </table:table-cell>
          <table:table-cell table:style-name="Таблица2.D8" office:value-type="string">
            <text:p text:style-name="P70">13.01.2016</text:p>
          </table:table-cell>
          <table:table-cell table:style-name="Таблица2.E8" office:value-type="string">
            <text:p text:style-name="P27">первинний</text:p>
          </table:table-cell>
          <table:table-cell table:style-name="Таблица2.F8" office:value-type="string">
            <text:p text:style-name="P38"/>
          </table:table-cell>
          <table:table-cell table:style-name="Таблица2.G8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21012880715702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9" office:value-type="string">
            <text:p text:style-name="P82">Замишляєва Ганна</text:p>
          </table:table-cell>
          <table:table-cell table:style-name="Таблица2.C9" office:value-type="string">
            <text:p text:style-name="P46">11-В</text:p>
          </table:table-cell>
          <table:table-cell table:style-name="Таблица2.D9" office:value-type="string">
            <text:p text:style-name="P70">13.01.2016</text:p>
          </table:table-cell>
          <table:table-cell table:style-name="Таблица2.E9" office:value-type="string">
            <text:p text:style-name="P27">первинний</text:p>
          </table:table-cell>
          <table:table-cell table:style-name="Таблица2.F9" office:value-type="string">
            <text:p text:style-name="P38"/>
          </table:table-cell>
          <table:table-cell table:style-name="Таблица2.G9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21012927034981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10" office:value-type="string">
            <text:p text:style-name="P82">Земляний Олександр</text:p>
          </table:table-cell>
          <table:table-cell table:style-name="Таблица2.C10" office:value-type="string">
            <text:p text:style-name="P46">11-В</text:p>
          </table:table-cell>
          <table:table-cell table:style-name="Таблица2.D10" office:value-type="string">
            <text:p text:style-name="P70">13.01.2016</text:p>
          </table:table-cell>
          <table:table-cell table:style-name="Таблица2.E10" office:value-type="string">
            <text:p text:style-name="P27">первинний</text:p>
          </table:table-cell>
          <table:table-cell table:style-name="Таблица2.F10" office:value-type="string">
            <text:p text:style-name="P38"/>
          </table:table-cell>
          <table:table-cell table:style-name="Таблица2.G10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21012805876691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11" office:value-type="string">
            <text:p text:style-name="P82">Іванісов Денис</text:p>
          </table:table-cell>
          <table:table-cell table:style-name="Таблица2.C11" office:value-type="string">
            <text:p text:style-name="P46">11-В</text:p>
          </table:table-cell>
          <table:table-cell table:style-name="Таблица2.D11" office:value-type="string">
            <text:p text:style-name="P70">13.01.2016</text:p>
          </table:table-cell>
          <table:table-cell table:style-name="Таблица2.E11" office:value-type="string">
            <text:p text:style-name="P27">первинний</text:p>
          </table:table-cell>
          <table:table-cell table:style-name="Таблица2.F11" office:value-type="string">
            <text:p text:style-name="P38"/>
          </table:table-cell>
          <table:table-cell table:style-name="Таблица2.G11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21012854857731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12" office:value-type="string">
            <text:p text:style-name="P82">Коваль Наталія</text:p>
          </table:table-cell>
          <table:table-cell table:style-name="Таблица2.C12" office:value-type="string">
            <text:p text:style-name="P46">11-В</text:p>
          </table:table-cell>
          <table:table-cell table:style-name="Таблица2.D12" office:value-type="string">
            <text:p text:style-name="P70">13.01.2016</text:p>
          </table:table-cell>
          <table:table-cell table:style-name="Таблица2.E12" office:value-type="string">
            <text:p text:style-name="P27">первинний</text:p>
          </table:table-cell>
          <table:table-cell table:style-name="Таблица2.F12" office:value-type="string">
            <text:p text:style-name="P38"/>
          </table:table-cell>
          <table:table-cell table:style-name="Таблица2.G12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21012901380381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13" office:value-type="string">
            <text:p text:style-name="P82">Ковальов Юрій</text:p>
          </table:table-cell>
          <table:table-cell table:style-name="Таблица2.C13" office:value-type="string">
            <text:p text:style-name="P46">11-В</text:p>
          </table:table-cell>
          <table:table-cell table:style-name="Таблица2.D13" office:value-type="string">
            <text:p text:style-name="P70">13.01.2016</text:p>
          </table:table-cell>
          <table:table-cell table:style-name="Таблица2.E13" office:value-type="string">
            <text:p text:style-name="P27">первинний</text:p>
          </table:table-cell>
          <table:table-cell table:style-name="Таблица2.F13" office:value-type="string">
            <text:p text:style-name="P38"/>
          </table:table-cell>
          <table:table-cell table:style-name="Таблица2.G13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21012925762636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14" office:value-type="string">
            <text:p text:style-name="P82">Кряж Дмитро</text:p>
          </table:table-cell>
          <table:table-cell table:style-name="Таблица2.C14" office:value-type="string">
            <text:p text:style-name="P46">11-В</text:p>
          </table:table-cell>
          <table:table-cell table:style-name="Таблица2.D14" office:value-type="string">
            <text:p text:style-name="P70">13.01.2016</text:p>
          </table:table-cell>
          <table:table-cell table:style-name="Таблица2.E14" office:value-type="string">
            <text:p text:style-name="P27">первинний</text:p>
          </table:table-cell>
          <table:table-cell table:style-name="Таблица2.F14" office:value-type="string">
            <text:p text:style-name="P38"/>
          </table:table-cell>
          <table:table-cell table:style-name="Таблица2.G14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21012831173753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15" office:value-type="string">
            <text:p text:style-name="P82">Куршубадзе Еліта</text:p>
          </table:table-cell>
          <table:table-cell table:style-name="Таблица2.C15" office:value-type="string">
            <text:p text:style-name="P46">11-В</text:p>
          </table:table-cell>
          <table:table-cell table:style-name="Таблица2.D15" office:value-type="string">
            <text:p text:style-name="P70">13.01.2016</text:p>
          </table:table-cell>
          <table:table-cell table:style-name="Таблица2.E15" office:value-type="string">
            <text:p text:style-name="P27">первинний</text:p>
          </table:table-cell>
          <table:table-cell table:style-name="Таблица2.F15" office:value-type="string">
            <text:p text:style-name="P38"/>
          </table:table-cell>
          <table:table-cell table:style-name="Таблица2.G15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21012862514558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16" office:value-type="string">
            <text:p text:style-name="P82">Лебідь Вікторія</text:p>
          </table:table-cell>
          <table:table-cell table:style-name="Таблица2.C16" office:value-type="string">
            <text:p text:style-name="P46">11-В</text:p>
          </table:table-cell>
          <table:table-cell table:style-name="Таблица2.D16" office:value-type="string">
            <text:p text:style-name="P70">13.01.2016</text:p>
          </table:table-cell>
          <table:table-cell table:style-name="Таблица2.E16" office:value-type="string">
            <text:p text:style-name="P27">первинний</text:p>
          </table:table-cell>
          <table:table-cell table:style-name="Таблица2.F16" office:value-type="string">
            <text:p text:style-name="P38"/>
          </table:table-cell>
          <table:table-cell table:style-name="Таблица2.G16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21012887928196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17" office:value-type="string">
            <text:p text:style-name="P82">Лисенко Олександр</text:p>
          </table:table-cell>
          <table:table-cell table:style-name="Таблица2.C17" office:value-type="string">
            <text:p text:style-name="P46">11-В</text:p>
          </table:table-cell>
          <table:table-cell table:style-name="Таблица2.D17" office:value-type="string">
            <text:p text:style-name="P70">13.01.2016</text:p>
          </table:table-cell>
          <table:table-cell table:style-name="Таблица2.E17" office:value-type="string">
            <text:p text:style-name="P27">первинний</text:p>
          </table:table-cell>
          <table:table-cell table:style-name="Таблица2.F17" office:value-type="string">
            <text:p text:style-name="P38"/>
          </table:table-cell>
          <table:table-cell table:style-name="Таблица2.G17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21012919869580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18" office:value-type="string">
            <text:p text:style-name="P82">Луценко Олександр</text:p>
          </table:table-cell>
          <table:table-cell table:style-name="Таблица2.C18" office:value-type="string">
            <text:p text:style-name="P46">11-В</text:p>
          </table:table-cell>
          <table:table-cell table:style-name="Таблица2.D18" office:value-type="string">
            <text:p text:style-name="P70">13.01.2016</text:p>
          </table:table-cell>
          <table:table-cell table:style-name="Таблица2.E18" office:value-type="string">
            <text:p text:style-name="P27">первинний</text:p>
          </table:table-cell>
          <table:table-cell table:style-name="Таблица2.F18" office:value-type="string">
            <text:p text:style-name="P38"/>
          </table:table-cell>
          <table:table-cell table:style-name="Таблица2.G18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21012936393657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19" office:value-type="string">
            <text:p text:style-name="P82">Малахов Руслан</text:p>
          </table:table-cell>
          <table:table-cell table:style-name="Таблица2.C19" office:value-type="string">
            <text:p text:style-name="P46">11-В</text:p>
          </table:table-cell>
          <table:table-cell table:style-name="Таблица2.D19" office:value-type="string">
            <text:p text:style-name="P70">13.01.2016</text:p>
          </table:table-cell>
          <table:table-cell table:style-name="Таблица2.E19" office:value-type="string">
            <text:p text:style-name="P27">первинний</text:p>
          </table:table-cell>
          <table:table-cell table:style-name="Таблица2.F19" office:value-type="string">
            <text:p text:style-name="P38"/>
          </table:table-cell>
          <table:table-cell table:style-name="Таблица2.G19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21012847396658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20" office:value-type="string">
            <text:p text:style-name="P82">Мельничук Єгор</text:p>
          </table:table-cell>
          <table:table-cell table:style-name="Таблица2.C20" office:value-type="string">
            <text:p text:style-name="P46">11-В</text:p>
          </table:table-cell>
          <table:table-cell table:style-name="Таблица2.D20" office:value-type="string">
            <text:p text:style-name="P70">13.01.2016</text:p>
          </table:table-cell>
          <table:table-cell table:style-name="Таблица2.E20" office:value-type="string">
            <text:p text:style-name="P27">первинний</text:p>
          </table:table-cell>
          <table:table-cell table:style-name="Таблица2.F20" office:value-type="string">
            <text:p text:style-name="P38"/>
          </table:table-cell>
          <table:table-cell table:style-name="Таблица2.G20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21012886411608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21" office:value-type="string">
            <text:p text:style-name="P82">Мирошніченко Яким</text:p>
          </table:table-cell>
          <table:table-cell table:style-name="Таблица2.C21" office:value-type="string">
            <text:p text:style-name="P46">11-В</text:p>
          </table:table-cell>
          <table:table-cell table:style-name="Таблица2.D21" office:value-type="string">
            <text:p text:style-name="P70">13.01.2016</text:p>
          </table:table-cell>
          <table:table-cell table:style-name="Таблица2.E21" office:value-type="string">
            <text:p text:style-name="P27">первинний</text:p>
          </table:table-cell>
          <table:table-cell table:style-name="Таблица2.F21" office:value-type="string">
            <text:p text:style-name="P38"/>
          </table:table-cell>
          <table:table-cell table:style-name="Таблица2.G21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21012838271770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22" office:value-type="string">
            <text:p text:style-name="P82">Мікулін Микита</text:p>
          </table:table-cell>
          <table:table-cell table:style-name="Таблица2.C22" office:value-type="string">
            <text:p text:style-name="P46">11-В</text:p>
          </table:table-cell>
          <table:table-cell table:style-name="Таблица2.D22" office:value-type="string">
            <text:p text:style-name="P70">13.01.2016</text:p>
          </table:table-cell>
          <table:table-cell table:style-name="Таблица2.E22" office:value-type="string">
            <text:p text:style-name="P27">первинний</text:p>
          </table:table-cell>
          <table:table-cell table:style-name="Таблица2.F22" office:value-type="string">
            <text:p text:style-name="P38"/>
          </table:table-cell>
          <table:table-cell table:style-name="Таблица2.G22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21012874318949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23" office:value-type="string">
            <text:p text:style-name="P82">Насонова Анна</text:p>
          </table:table-cell>
          <table:table-cell table:style-name="Таблица2.C23" office:value-type="string">
            <text:p text:style-name="P46">11-В</text:p>
          </table:table-cell>
          <table:table-cell table:style-name="Таблица2.D23" office:value-type="string">
            <text:p text:style-name="P70">13.01.2016</text:p>
          </table:table-cell>
          <table:table-cell table:style-name="Таблица2.E23" office:value-type="string">
            <text:p text:style-name="P27">первинний</text:p>
          </table:table-cell>
          <table:table-cell table:style-name="Таблица2.F23" office:value-type="string">
            <text:p text:style-name="P38"/>
          </table:table-cell>
          <table:table-cell table:style-name="Таблица2.G23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21012927476280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24" office:value-type="string">
            <text:p text:style-name="P82">Овчиннікова Тетяна</text:p>
          </table:table-cell>
          <table:table-cell table:style-name="Таблица2.C24" office:value-type="string">
            <text:p text:style-name="P46">11-В</text:p>
          </table:table-cell>
          <table:table-cell table:style-name="Таблица2.D24" office:value-type="string">
            <text:p text:style-name="P70">13.01.2016</text:p>
          </table:table-cell>
          <table:table-cell table:style-name="Таблица2.E24" office:value-type="string">
            <text:p text:style-name="P27">первинний</text:p>
          </table:table-cell>
          <table:table-cell table:style-name="Таблица2.F24" office:value-type="string">
            <text:p text:style-name="P38"/>
          </table:table-cell>
          <table:table-cell table:style-name="Таблица2.G24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21012816243915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29" office:value-type="string">
            <text:p text:style-name="P82">Осадчий Євген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70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21012847916642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29" office:value-type="string">
            <text:p text:style-name="P82">Парій Олена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70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21012834951154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29" office:value-type="string">
            <text:p text:style-name="P82">Посохов Максим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70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21012987776615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29" office:value-type="string">
            <text:p text:style-name="P82">Продайвода Олександр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70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21012801964535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29" office:value-type="string">
            <text:p text:style-name="P82">Свєтлічний Сергій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70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21012896170211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30" office:value-type="string">
            <text:p text:style-name="P82">Свірь Микита</text:p>
          </table:table-cell>
          <table:table-cell table:style-name="Таблица2.C30" office:value-type="string">
            <text:p text:style-name="P47">11-В</text:p>
          </table:table-cell>
          <table:table-cell table:style-name="Таблица2.D30" office:value-type="string">
            <text:p text:style-name="P70">13.01.2016</text:p>
          </table:table-cell>
          <table:table-cell table:style-name="Таблица2.E30" office:value-type="string">
            <text:p text:style-name="P36">первинний</text:p>
          </table:table-cell>
          <table:table-cell table:style-name="Таблица2.F30" office:value-type="string">
            <text:p text:style-name="P38"/>
          </table:table-cell>
          <table:table-cell table:style-name="Таблица2.G30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21012883090827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34" office:value-type="string">
            <text:p text:style-name="P82">Семеренко Ярослав</text:p>
          </table:table-cell>
          <table:table-cell table:style-name="Таблица2.C34" office:value-type="string">
            <text:p text:style-name="P47">11-В</text:p>
          </table:table-cell>
          <table:table-cell table:style-name="Таблица2.D34" office:value-type="string">
            <text:p text:style-name="P70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8"/>
          </table:table-cell>
          <table:table-cell table:style-name="Таблица2.G3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21012923134727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34" office:value-type="string">
            <text:p text:style-name="P82">Собур Марина</text:p>
          </table:table-cell>
          <table:table-cell table:style-name="Таблица2.C34" office:value-type="string">
            <text:p text:style-name="P47">11-В</text:p>
          </table:table-cell>
          <table:table-cell table:style-name="Таблица2.D34" office:value-type="string">
            <text:p text:style-name="P70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8"/>
          </table:table-cell>
          <table:table-cell table:style-name="Таблица2.G3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21012854445460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34" office:value-type="string">
            <text:p text:style-name="P82">Сотник Володимир</text:p>
          </table:table-cell>
          <table:table-cell table:style-name="Таблица2.C34" office:value-type="string">
            <text:p text:style-name="P47">11-В</text:p>
          </table:table-cell>
          <table:table-cell table:style-name="Таблица2.D34" office:value-type="string">
            <text:p text:style-name="P70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8"/>
          </table:table-cell>
          <table:table-cell table:style-name="Таблица2.G3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21012919952031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34" office:value-type="string">
            <text:p text:style-name="P82">Стуконог Каріна</text:p>
          </table:table-cell>
          <table:table-cell table:style-name="Таблица2.C34" office:value-type="string">
            <text:p text:style-name="P47">11-В</text:p>
          </table:table-cell>
          <table:table-cell table:style-name="Таблица2.D34" office:value-type="string">
            <text:p text:style-name="P70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8"/>
          </table:table-cell>
          <table:table-cell table:style-name="Таблица2.G3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21012784890416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35" office:value-type="string">
            <text:p text:style-name="P82">Цуканов Владислав</text:p>
          </table:table-cell>
          <table:table-cell table:style-name="Таблица2.C35" office:value-type="string">
            <text:p text:style-name="P47">11-В</text:p>
          </table:table-cell>
          <table:table-cell table:style-name="Таблица2.D35" office:value-type="string">
            <text:p text:style-name="P70">13.01.2016</text:p>
          </table:table-cell>
          <table:table-cell table:style-name="Таблица2.E35" office:value-type="string">
            <text:p text:style-name="P36">первинний</text:p>
          </table:table-cell>
          <table:table-cell table:style-name="Таблица2.F35" office:value-type="string">
            <text:p text:style-name="P38"/>
          </table:table-cell>
          <table:table-cell table:style-name="Таблица2.G35" office:value-type="string">
            <text:p text:style-name="P39"/>
          </table:table-cell>
        </table:table-row>
      </table:table>
      <text:p text:style-name="P92">ЗАТВЕРДЖУЮ</text:p>
      <text:p text:style-name="P7">Директор школи</text:p>
      <text:p text:style-name="P7">_____________________</text:p>
      <text:p text:style-name="P7">«____»______________ 20__р.</text:p>
      <text:p text:style-name="P7"/>
      <text:p text:style-name="P20">ЖУРНАЛ ПРОВЕДЕННЯ ІНСТРУКТАЖУ З ТЕХНІКИ БЕЗПЕКИ В КОМП’ЮТЕРНОМУ КЛАСІ</text:p>
      <text:p text:style-name="P13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2"/>
        <table:table-column table:style-name="Таблица18.F" table:number-columns-repeated="2"/>
        <table:table-row>
          <table:table-cell table:style-name="Таблица18.A1" office:value-type="string">
            <text:p text:style-name="P36">№</text:p>
          </table:table-cell>
          <table:table-cell table:style-name="Таблица18.A1" office:value-type="string">
            <text:p text:style-name="P36">Прізвище, ім’я учня</text:p>
          </table:table-cell>
          <table:table-cell table:style-name="Таблица18.A1" office:value-type="string">
            <text:p text:style-name="P36">Клас</text:p>
          </table:table-cell>
          <table:table-cell table:style-name="Таблица18.A1" office:value-type="string">
            <text:p text:style-name="P36">Дата інструктажу</text:p>
          </table:table-cell>
          <table:table-cell table:style-name="Таблица18.A1" office:value-type="string">
            <text:p text:style-name="P36">Назва інструктажу</text:p>
          </table:table-cell>
          <table:table-cell table:style-name="Таблица18.A1" office:value-type="string">
            <text:p text:style-name="P36">Підпис учня</text:p>
          </table:table-cell>
          <table:table-cell table:style-name="Таблица18.G1" office:value-type="string">
            <text:p text:style-name="P36">Підпис <text:span text:style-name="T1">вчителя</text:span></text:p>
          </table:table-cell>
        </table:table-row>
        <table:table-row table:style-name="Таблица18.2">
          <table:table-cell table:style-name="Таблица18.A2" office:value-type="string">
            <text:list xml:id="list21012903801376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2" office:value-type="string">
            <text:p text:style-name="P86">Байдін Микита</text:p>
          </table:table-cell>
          <table:table-cell table:style-name="Таблица18.C2" office:value-type="string">
            <text:p text:style-name="P47">11-В</text:p>
          </table:table-cell>
          <table:table-cell table:style-name="Таблица18.D2" office:value-type="string">
            <text:p text:style-name="P70">09.09.2015</text:p>
          </table:table-cell>
          <table:table-cell table:style-name="Таблица18.E2" office:value-type="string">
            <text:p text:style-name="P36">первинний</text:p>
          </table:table-cell>
          <table:table-cell table:style-name="Таблица18.F2" office:value-type="string">
            <text:p text:style-name="P45"/>
          </table:table-cell>
          <table:table-cell table:style-name="Таблица18.G2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21012817319802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3" office:value-type="string">
            <text:p text:style-name="P86">Баришніков Дмитро</text:p>
          </table:table-cell>
          <table:table-cell table:style-name="Таблица18.C3" office:value-type="string">
            <text:p text:style-name="P47">11-В</text:p>
          </table:table-cell>
          <table:table-cell table:style-name="Таблица18.D3" office:value-type="string">
            <text:p text:style-name="P70">09.09.2015</text:p>
          </table:table-cell>
          <table:table-cell table:style-name="Таблица18.E3" office:value-type="string">
            <text:p text:style-name="P36">первинний</text:p>
          </table:table-cell>
          <table:table-cell table:style-name="Таблица18.F3" office:value-type="string">
            <text:p text:style-name="P45"/>
          </table:table-cell>
          <table:table-cell table:style-name="Таблица18.G3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21012845178087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4" office:value-type="string">
            <text:p text:style-name="P86">Веселов Михайло</text:p>
          </table:table-cell>
          <table:table-cell table:style-name="Таблица18.C4" office:value-type="string">
            <text:p text:style-name="P47">11-В</text:p>
          </table:table-cell>
          <table:table-cell table:style-name="Таблица18.D4" office:value-type="string">
            <text:p text:style-name="P70">09.09.2015</text:p>
          </table:table-cell>
          <table:table-cell table:style-name="Таблица18.E4" office:value-type="string">
            <text:p text:style-name="P36">первинний</text:p>
          </table:table-cell>
          <table:table-cell table:style-name="Таблица18.F4" office:value-type="string">
            <text:p text:style-name="P45"/>
          </table:table-cell>
          <table:table-cell table:style-name="Таблица18.G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2101285420316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5" office:value-type="string">
            <text:p text:style-name="P86">Височанський Владислав</text:p>
          </table:table-cell>
          <table:table-cell table:style-name="Таблица18.C5" office:value-type="string">
            <text:p text:style-name="P47">11-В</text:p>
          </table:table-cell>
          <table:table-cell table:style-name="Таблица18.D5" office:value-type="string">
            <text:p text:style-name="P70">09.09.2015</text:p>
          </table:table-cell>
          <table:table-cell table:style-name="Таблица18.E5" office:value-type="string">
            <text:p text:style-name="P36">первинний</text:p>
          </table:table-cell>
          <table:table-cell table:style-name="Таблица18.F5" office:value-type="string">
            <text:p text:style-name="P45"/>
          </table:table-cell>
          <table:table-cell table:style-name="Таблица18.G5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21012836921591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6" office:value-type="string">
            <text:p text:style-name="P86">Волобуєва Тетяна</text:p>
          </table:table-cell>
          <table:table-cell table:style-name="Таблица18.C6" office:value-type="string">
            <text:p text:style-name="P47">11-В</text:p>
          </table:table-cell>
          <table:table-cell table:style-name="Таблица18.D6" office:value-type="string">
            <text:p text:style-name="P70">09.09.2015</text:p>
          </table:table-cell>
          <table:table-cell table:style-name="Таблица18.E6" office:value-type="string">
            <text:p text:style-name="P36">первинний</text:p>
          </table:table-cell>
          <table:table-cell table:style-name="Таблица18.F6" office:value-type="string">
            <text:p text:style-name="P45"/>
          </table:table-cell>
          <table:table-cell table:style-name="Таблица18.G6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21012935144744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7" office:value-type="string">
            <text:p text:style-name="P86">Дудкіна Ганна</text:p>
          </table:table-cell>
          <table:table-cell table:style-name="Таблица18.C7" office:value-type="string">
            <text:p text:style-name="P47">11-В</text:p>
          </table:table-cell>
          <table:table-cell table:style-name="Таблица18.D7" office:value-type="string">
            <text:p text:style-name="P70">09.09.2015</text:p>
          </table:table-cell>
          <table:table-cell table:style-name="Таблица18.E7" office:value-type="string">
            <text:p text:style-name="P36">первинний</text:p>
          </table:table-cell>
          <table:table-cell table:style-name="Таблица18.F7" office:value-type="string">
            <text:p text:style-name="P45"/>
          </table:table-cell>
          <table:table-cell table:style-name="Таблица18.G7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21012924936917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8" office:value-type="string">
            <text:p text:style-name="P86">Єгіазарян Давіт</text:p>
          </table:table-cell>
          <table:table-cell table:style-name="Таблица18.C8" office:value-type="string">
            <text:p text:style-name="P47">11-В</text:p>
          </table:table-cell>
          <table:table-cell table:style-name="Таблица18.D8" office:value-type="string">
            <text:p text:style-name="P70">09.09.2015</text:p>
          </table:table-cell>
          <table:table-cell table:style-name="Таблица18.E8" office:value-type="string">
            <text:p text:style-name="P36">первинний</text:p>
          </table:table-cell>
          <table:table-cell table:style-name="Таблица18.F8" office:value-type="string">
            <text:p text:style-name="P45"/>
          </table:table-cell>
          <table:table-cell table:style-name="Таблица18.G8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21012843353439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9" office:value-type="string">
            <text:p text:style-name="P86">Замишляєва Ганна</text:p>
          </table:table-cell>
          <table:table-cell table:style-name="Таблица18.C9" office:value-type="string">
            <text:p text:style-name="P47">11-В</text:p>
          </table:table-cell>
          <table:table-cell table:style-name="Таблица18.D9" office:value-type="string">
            <text:p text:style-name="P70">09.09.2015</text:p>
          </table:table-cell>
          <table:table-cell table:style-name="Таблица18.E9" office:value-type="string">
            <text:p text:style-name="P36">первинний</text:p>
          </table:table-cell>
          <table:table-cell table:style-name="Таблица18.F9" office:value-type="string">
            <text:p text:style-name="P45"/>
          </table:table-cell>
          <table:table-cell table:style-name="Таблица18.G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21012973541999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10" office:value-type="string">
            <text:p text:style-name="P86">Земляний Олександр</text:p>
          </table:table-cell>
          <table:table-cell table:style-name="Таблица18.C10" office:value-type="string">
            <text:p text:style-name="P47">11-В</text:p>
          </table:table-cell>
          <table:table-cell table:style-name="Таблица18.D10" office:value-type="string">
            <text:p text:style-name="P70">09.09.2015</text:p>
          </table:table-cell>
          <table:table-cell table:style-name="Таблица18.E10" office:value-type="string">
            <text:p text:style-name="P36">первинний</text:p>
          </table:table-cell>
          <table:table-cell table:style-name="Таблица18.F10" office:value-type="string">
            <text:p text:style-name="P45"/>
          </table:table-cell>
          <table:table-cell table:style-name="Таблица18.G10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21012920149716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11" office:value-type="string">
            <text:p text:style-name="P86">Іванісов Денис</text:p>
          </table:table-cell>
          <table:table-cell table:style-name="Таблица18.C11" office:value-type="string">
            <text:p text:style-name="P47">11-В</text:p>
          </table:table-cell>
          <table:table-cell table:style-name="Таблица18.D11" office:value-type="string">
            <text:p text:style-name="P70">09.09.2015</text:p>
          </table:table-cell>
          <table:table-cell table:style-name="Таблица18.E11" office:value-type="string">
            <text:p text:style-name="P36">первинний</text:p>
          </table:table-cell>
          <table:table-cell table:style-name="Таблица18.F11" office:value-type="string">
            <text:p text:style-name="P45"/>
          </table:table-cell>
          <table:table-cell table:style-name="Таблица18.G11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21012880338822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12" office:value-type="string">
            <text:p text:style-name="P86">Коваль Наталія</text:p>
          </table:table-cell>
          <table:table-cell table:style-name="Таблица18.C12" office:value-type="string">
            <text:p text:style-name="P47">11-В</text:p>
          </table:table-cell>
          <table:table-cell table:style-name="Таблица18.D12" office:value-type="string">
            <text:p text:style-name="P70">09.09.2015</text:p>
          </table:table-cell>
          <table:table-cell table:style-name="Таблица18.E12" office:value-type="string">
            <text:p text:style-name="P36">первинний</text:p>
          </table:table-cell>
          <table:table-cell table:style-name="Таблица18.F12" office:value-type="string">
            <text:p text:style-name="P45"/>
          </table:table-cell>
          <table:table-cell table:style-name="Таблица18.G12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21012809729900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13" office:value-type="string">
            <text:p text:style-name="P86">Ковальов Юрій</text:p>
          </table:table-cell>
          <table:table-cell table:style-name="Таблица18.C13" office:value-type="string">
            <text:p text:style-name="P47">11-В</text:p>
          </table:table-cell>
          <table:table-cell table:style-name="Таблица18.D13" office:value-type="string">
            <text:p text:style-name="P70">09.09.2015</text:p>
          </table:table-cell>
          <table:table-cell table:style-name="Таблица18.E13" office:value-type="string">
            <text:p text:style-name="P36">первинний</text:p>
          </table:table-cell>
          <table:table-cell table:style-name="Таблица18.F13" office:value-type="string">
            <text:p text:style-name="P45"/>
          </table:table-cell>
          <table:table-cell table:style-name="Таблица18.G13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21012916819816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14" office:value-type="string">
            <text:p text:style-name="P86">Кряж Дмитро</text:p>
          </table:table-cell>
          <table:table-cell table:style-name="Таблица18.C14" office:value-type="string">
            <text:p text:style-name="P47">11-В</text:p>
          </table:table-cell>
          <table:table-cell table:style-name="Таблица18.D14" office:value-type="string">
            <text:p text:style-name="P70">09.09.2015</text:p>
          </table:table-cell>
          <table:table-cell table:style-name="Таблица18.E14" office:value-type="string">
            <text:p text:style-name="P36">первинний</text:p>
          </table:table-cell>
          <table:table-cell table:style-name="Таблица18.F14" office:value-type="string">
            <text:p text:style-name="P45"/>
          </table:table-cell>
          <table:table-cell table:style-name="Таблица18.G1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21012897474204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15" office:value-type="string">
            <text:p text:style-name="P86">Куршубадзе Еліта</text:p>
          </table:table-cell>
          <table:table-cell table:style-name="Таблица18.C15" office:value-type="string">
            <text:p text:style-name="P47">11-В</text:p>
          </table:table-cell>
          <table:table-cell table:style-name="Таблица18.D15" office:value-type="string">
            <text:p text:style-name="P70">09.09.2015</text:p>
          </table:table-cell>
          <table:table-cell table:style-name="Таблица18.E15" office:value-type="string">
            <text:p text:style-name="P36">первинний</text:p>
          </table:table-cell>
          <table:table-cell table:style-name="Таблица18.F15" office:value-type="string">
            <text:p text:style-name="P45"/>
          </table:table-cell>
          <table:table-cell table:style-name="Таблица18.G15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2101292536665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16" office:value-type="string">
            <text:p text:style-name="P86">Лебідь Вікторія</text:p>
          </table:table-cell>
          <table:table-cell table:style-name="Таблица18.C16" office:value-type="string">
            <text:p text:style-name="P47">11-В</text:p>
          </table:table-cell>
          <table:table-cell table:style-name="Таблица18.D16" office:value-type="string">
            <text:p text:style-name="P70">09.09.2015</text:p>
          </table:table-cell>
          <table:table-cell table:style-name="Таблица18.E16" office:value-type="string">
            <text:p text:style-name="P36">первинний</text:p>
          </table:table-cell>
          <table:table-cell table:style-name="Таблица18.F16" office:value-type="string">
            <text:p text:style-name="P45"/>
          </table:table-cell>
          <table:table-cell table:style-name="Таблица18.G16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21012939434440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17" office:value-type="string">
            <text:p text:style-name="P86">Лисенко Олександр</text:p>
          </table:table-cell>
          <table:table-cell table:style-name="Таблица18.C17" office:value-type="string">
            <text:p text:style-name="P47">11-В</text:p>
          </table:table-cell>
          <table:table-cell table:style-name="Таблица18.D17" office:value-type="string">
            <text:p text:style-name="P70">09.09.2015</text:p>
          </table:table-cell>
          <table:table-cell table:style-name="Таблица18.E17" office:value-type="string">
            <text:p text:style-name="P36">первинний</text:p>
          </table:table-cell>
          <table:table-cell table:style-name="Таблица18.F17" office:value-type="string">
            <text:p text:style-name="P45"/>
          </table:table-cell>
          <table:table-cell table:style-name="Таблица18.G17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21012981425013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18" office:value-type="string">
            <text:p text:style-name="P86">Луценко Олександр</text:p>
          </table:table-cell>
          <table:table-cell table:style-name="Таблица18.C18" office:value-type="string">
            <text:p text:style-name="P47">11-В</text:p>
          </table:table-cell>
          <table:table-cell table:style-name="Таблица18.D18" office:value-type="string">
            <text:p text:style-name="P70">09.09.2015</text:p>
          </table:table-cell>
          <table:table-cell table:style-name="Таблица18.E18" office:value-type="string">
            <text:p text:style-name="P36">первинний</text:p>
          </table:table-cell>
          <table:table-cell table:style-name="Таблица18.F18" office:value-type="string">
            <text:p text:style-name="P45"/>
          </table:table-cell>
          <table:table-cell table:style-name="Таблица18.G18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21012841693339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19" office:value-type="string">
            <text:p text:style-name="P86">Малахов Руслан</text:p>
          </table:table-cell>
          <table:table-cell table:style-name="Таблица18.C19" office:value-type="string">
            <text:p text:style-name="P47">11-В</text:p>
          </table:table-cell>
          <table:table-cell table:style-name="Таблица18.D19" office:value-type="string">
            <text:p text:style-name="P70">09.09.2015</text:p>
          </table:table-cell>
          <table:table-cell table:style-name="Таблица18.E19" office:value-type="string">
            <text:p text:style-name="P36">первинний</text:p>
          </table:table-cell>
          <table:table-cell table:style-name="Таблица18.F19" office:value-type="string">
            <text:p text:style-name="P45"/>
          </table:table-cell>
          <table:table-cell table:style-name="Таблица18.G1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21012818857389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20" office:value-type="string">
            <text:p text:style-name="P86">Мельничук Єгор</text:p>
          </table:table-cell>
          <table:table-cell table:style-name="Таблица18.C20" office:value-type="string">
            <text:p text:style-name="P47">11-В</text:p>
          </table:table-cell>
          <table:table-cell table:style-name="Таблица18.D20" office:value-type="string">
            <text:p text:style-name="P70">09.09.2015</text:p>
          </table:table-cell>
          <table:table-cell table:style-name="Таблица18.E20" office:value-type="string">
            <text:p text:style-name="P36">первинний</text:p>
          </table:table-cell>
          <table:table-cell table:style-name="Таблица18.F20" office:value-type="string">
            <text:p text:style-name="P45"/>
          </table:table-cell>
          <table:table-cell table:style-name="Таблица18.G20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21012852066486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21" office:value-type="string">
            <text:p text:style-name="P86">Мирошніченко Яким</text:p>
          </table:table-cell>
          <table:table-cell table:style-name="Таблица18.C21" office:value-type="string">
            <text:p text:style-name="P47">11-В</text:p>
          </table:table-cell>
          <table:table-cell table:style-name="Таблица18.D21" office:value-type="string">
            <text:p text:style-name="P70">09.09.2015</text:p>
          </table:table-cell>
          <table:table-cell table:style-name="Таблица18.E21" office:value-type="string">
            <text:p text:style-name="P36">первинний</text:p>
          </table:table-cell>
          <table:table-cell table:style-name="Таблица18.F21" office:value-type="string">
            <text:p text:style-name="P45"/>
          </table:table-cell>
          <table:table-cell table:style-name="Таблица18.G21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21012785979742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22" office:value-type="string">
            <text:p text:style-name="P86">Мікулін Микита</text:p>
          </table:table-cell>
          <table:table-cell table:style-name="Таблица18.C22" office:value-type="string">
            <text:p text:style-name="P47">11-В</text:p>
          </table:table-cell>
          <table:table-cell table:style-name="Таблица18.D22" office:value-type="string">
            <text:p text:style-name="P70">09.09.2015</text:p>
          </table:table-cell>
          <table:table-cell table:style-name="Таблица18.E22" office:value-type="string">
            <text:p text:style-name="P36">первинний</text:p>
          </table:table-cell>
          <table:table-cell table:style-name="Таблица18.F22" office:value-type="string">
            <text:p text:style-name="P45"/>
          </table:table-cell>
          <table:table-cell table:style-name="Таблица18.G22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21012924455946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23" office:value-type="string">
            <text:p text:style-name="P86">Насонова Анна</text:p>
          </table:table-cell>
          <table:table-cell table:style-name="Таблица18.C23" office:value-type="string">
            <text:p text:style-name="P47">11-В</text:p>
          </table:table-cell>
          <table:table-cell table:style-name="Таблица18.D23" office:value-type="string">
            <text:p text:style-name="P70">09.09.2015</text:p>
          </table:table-cell>
          <table:table-cell table:style-name="Таблица18.E23" office:value-type="string">
            <text:p text:style-name="P36">первинний</text:p>
          </table:table-cell>
          <table:table-cell table:style-name="Таблица18.F23" office:value-type="string">
            <text:p text:style-name="P45"/>
          </table:table-cell>
          <table:table-cell table:style-name="Таблица18.G23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21012821718331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24" office:value-type="string">
            <text:p text:style-name="P86">Овчиннікова Тетяна</text:p>
          </table:table-cell>
          <table:table-cell table:style-name="Таблица18.C24" office:value-type="string">
            <text:p text:style-name="P47">11-В</text:p>
          </table:table-cell>
          <table:table-cell table:style-name="Таблица18.D24" office:value-type="string">
            <text:p text:style-name="P70">09.09.2015</text:p>
          </table:table-cell>
          <table:table-cell table:style-name="Таблица18.E24" office:value-type="string">
            <text:p text:style-name="P36">первинний</text:p>
          </table:table-cell>
          <table:table-cell table:style-name="Таблица18.F24" office:value-type="string">
            <text:p text:style-name="P45"/>
          </table:table-cell>
          <table:table-cell table:style-name="Таблица18.G2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21012792347472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29" office:value-type="string">
            <text:p text:style-name="P86">Осадчий Євген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70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21012956422333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29" office:value-type="string">
            <text:p text:style-name="P86">Парій Олена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70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21012844589312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29" office:value-type="string">
            <text:p text:style-name="P86">Посохов Максим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70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21012825625324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29" office:value-type="string">
            <text:p text:style-name="P86">Продайвода Олександр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70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21012953108999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29" office:value-type="string">
            <text:p text:style-name="P86">Свєтлічний Сергій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70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21012935810874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30" office:value-type="string">
            <text:p text:style-name="P86">Свірь Микита</text:p>
          </table:table-cell>
          <table:table-cell table:style-name="Таблица18.C30" office:value-type="string">
            <text:p text:style-name="P47">11-В</text:p>
          </table:table-cell>
          <table:table-cell table:style-name="Таблица18.D30" office:value-type="string">
            <text:p text:style-name="P70">09.09.2015</text:p>
          </table:table-cell>
          <table:table-cell table:style-name="Таблица18.E30" office:value-type="string">
            <text:p text:style-name="P36">первинний</text:p>
          </table:table-cell>
          <table:table-cell table:style-name="Таблица18.F30" office:value-type="string">
            <text:p text:style-name="P45"/>
          </table:table-cell>
          <table:table-cell table:style-name="Таблица18.G30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21012993973658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34" office:value-type="string">
            <text:p text:style-name="P86">Семеренко Ярослав</text:p>
          </table:table-cell>
          <table:table-cell table:style-name="Таблица18.C34" office:value-type="string">
            <text:p text:style-name="P47">11-В</text:p>
          </table:table-cell>
          <table:table-cell table:style-name="Таблица18.D34" office:value-type="string">
            <text:p text:style-name="P70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5"/>
          </table:table-cell>
          <table:table-cell table:style-name="Таблица18.G3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21012893235192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34" office:value-type="string">
            <text:p text:style-name="P86">Собур Марина</text:p>
          </table:table-cell>
          <table:table-cell table:style-name="Таблица18.C34" office:value-type="string">
            <text:p text:style-name="P47">11-В</text:p>
          </table:table-cell>
          <table:table-cell table:style-name="Таблица18.D34" office:value-type="string">
            <text:p text:style-name="P70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5"/>
          </table:table-cell>
          <table:table-cell table:style-name="Таблица18.G3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21012875054335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34" office:value-type="string">
            <text:p text:style-name="P86">Сотник Володимир</text:p>
          </table:table-cell>
          <table:table-cell table:style-name="Таблица18.C34" office:value-type="string">
            <text:p text:style-name="P47">11-В</text:p>
          </table:table-cell>
          <table:table-cell table:style-name="Таблица18.D34" office:value-type="string">
            <text:p text:style-name="P70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5"/>
          </table:table-cell>
          <table:table-cell table:style-name="Таблица18.G3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21012866383540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34" office:value-type="string">
            <text:p text:style-name="P86">Стуконог Каріна</text:p>
          </table:table-cell>
          <table:table-cell table:style-name="Таблица18.C34" office:value-type="string">
            <text:p text:style-name="P47">11-В</text:p>
          </table:table-cell>
          <table:table-cell table:style-name="Таблица18.D34" office:value-type="string">
            <text:p text:style-name="P70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5"/>
          </table:table-cell>
          <table:table-cell table:style-name="Таблица18.G3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21012964841563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35" office:value-type="string">
            <text:p text:style-name="P86">Цуканов Владислав</text:p>
          </table:table-cell>
          <table:table-cell table:style-name="Таблица18.C35" office:value-type="string">
            <text:p text:style-name="P47">11-В</text:p>
          </table:table-cell>
          <table:table-cell table:style-name="Таблица18.D35" office:value-type="string">
            <text:p text:style-name="P70">09.09.2015</text:p>
          </table:table-cell>
          <table:table-cell table:style-name="Таблица18.E35" office:value-type="string">
            <text:p text:style-name="P36">первинний</text:p>
          </table:table-cell>
          <table:table-cell table:style-name="Таблица18.F35" office:value-type="string">
            <text:p text:style-name="P45"/>
          </table:table-cell>
          <table:table-cell table:style-name="Таблица18.G35" office:value-type="string">
            <text:p text:style-name="P45"/>
          </table:table-cell>
        </table:table-row>
      </table:table>
      <text:p text:style-name="P7"><text:soft-page-break/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column table:style-name="Таблица3.F" table:number-columns-repeated="2"/>
        <table:table-row>
          <table:table-cell table:style-name="Таблица3.A1" office:value-type="string">
            <text:p text:style-name="P27">№</text:p>
          </table:table-cell>
          <table:table-cell table:style-name="Таблица3.A1" office:value-type="string">
            <text:p text:style-name="P27">Прізвище, ім’я учня</text:p>
          </table:table-cell>
          <table:table-cell table:style-name="Таблица3.A1" office:value-type="string">
            <text:p text:style-name="P27">Клас</text:p>
          </table:table-cell>
          <table:table-cell table:style-name="Таблица3.A1" office:value-type="string">
            <text:p text:style-name="P27">Дата інструктажу</text:p>
          </table:table-cell>
          <table:table-cell table:style-name="Таблица3.A1" office:value-type="string">
            <text:p text:style-name="P27">Назва інструктажу</text:p>
          </table:table-cell>
          <table:table-cell table:style-name="Таблица3.A1" office:value-type="string">
            <text:p text:style-name="P27">Підпис учня</text:p>
          </table:table-cell>
          <table:table-cell table:style-name="Таблица3.G1" office:value-type="string">
            <text:p text:style-name="P27">Підпис <text:span text:style-name="T1">вчителя</text:span></text:p>
          </table:table-cell>
        </table:table-row>
        <table:table-row table:style-name="Таблица3.2">
          <table:table-cell table:style-name="Таблица3.A2" office:value-type="string">
            <text:list xml:id="list210127980169110" text:continue-list="list210129648415631" text:style-name="L2">
              <text:list-item text:start-value="1">
                <text:p text:style-name="P96"/>
              </text:list-item>
            </text:list>
          </table:table-cell>
          <table:table-cell table:style-name="Таблица3.B2" office:value-type="string">
            <text:p text:style-name="P48">Ахмєдов Мушфіг</text:p>
          </table:table-cell>
          <table:table-cell table:style-name="Таблица3.C2" office:value-type="string">
            <text:p text:style-name="P49">10-Б</text:p>
          </table:table-cell>
          <table:table-cell table:style-name="Таблица3.D2" office:value-type="string">
            <text:p text:style-name="P38"/>
          </table:table-cell>
          <table:table-cell table:style-name="Таблица3.E2" office:value-type="string">
            <text:p text:style-name="P27">первинний</text:p>
          </table:table-cell>
          <table:table-cell table:style-name="Таблица3.F2" office:value-type="string">
            <text:p text:style-name="P38"/>
          </table:table-cell>
          <table:table-cell table:style-name="Таблица3.G2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21012913905018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3" office:value-type="string">
            <text:p text:style-name="P26">Ботвиновська Юлія</text:p>
          </table:table-cell>
          <table:table-cell table:style-name="Таблица3.C3" office:value-type="string">
            <text:p text:style-name="P49">10-Б</text:p>
          </table:table-cell>
          <table:table-cell table:style-name="Таблица3.D3" office:value-type="string">
            <text:p text:style-name="P38"/>
          </table:table-cell>
          <table:table-cell table:style-name="Таблица3.E3" office:value-type="string">
            <text:p text:style-name="P27">первинний</text:p>
          </table:table-cell>
          <table:table-cell table:style-name="Таблица3.F3" office:value-type="string">
            <text:p text:style-name="P38"/>
          </table:table-cell>
          <table:table-cell table:style-name="Таблица3.G3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21012944534571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4" office:value-type="string">
            <text:p text:style-name="P26">Вєрін Микита</text:p>
          </table:table-cell>
          <table:table-cell table:style-name="Таблица3.C4" office:value-type="string">
            <text:p text:style-name="P49">10-Б</text:p>
          </table:table-cell>
          <table:table-cell table:style-name="Таблица3.D4" office:value-type="string">
            <text:p text:style-name="P38"/>
          </table:table-cell>
          <table:table-cell table:style-name="Таблица3.E4" office:value-type="string">
            <text:p text:style-name="P27">первинний</text:p>
          </table:table-cell>
          <table:table-cell table:style-name="Таблица3.F4" office:value-type="string">
            <text:p text:style-name="P38"/>
          </table:table-cell>
          <table:table-cell table:style-name="Таблица3.G4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21012957667263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5" office:value-type="string">
            <text:p text:style-name="P26">Вороніца Ілля</text:p>
          </table:table-cell>
          <table:table-cell table:style-name="Таблица3.C5" office:value-type="string">
            <text:p text:style-name="P49">10-Б</text:p>
          </table:table-cell>
          <table:table-cell table:style-name="Таблица3.D5" office:value-type="string">
            <text:p text:style-name="P38"/>
          </table:table-cell>
          <table:table-cell table:style-name="Таблица3.E5" office:value-type="string">
            <text:p text:style-name="P27">первинний</text:p>
          </table:table-cell>
          <table:table-cell table:style-name="Таблица3.F5" office:value-type="string">
            <text:p text:style-name="P38"/>
          </table:table-cell>
          <table:table-cell table:style-name="Таблица3.G5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21012902092308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6" office:value-type="string">
            <text:p text:style-name="P26">Гриценко Ростислав</text:p>
          </table:table-cell>
          <table:table-cell table:style-name="Таблица3.C6" office:value-type="string">
            <text:p text:style-name="P49">10-Б</text:p>
          </table:table-cell>
          <table:table-cell table:style-name="Таблица3.D6" office:value-type="string">
            <text:p text:style-name="P38"/>
          </table:table-cell>
          <table:table-cell table:style-name="Таблица3.E6" office:value-type="string">
            <text:p text:style-name="P27">первинний</text:p>
          </table:table-cell>
          <table:table-cell table:style-name="Таблица3.F6" office:value-type="string">
            <text:p text:style-name="P38"/>
          </table:table-cell>
          <table:table-cell table:style-name="Таблица3.G6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21012918884795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7" office:value-type="string">
            <text:p text:style-name="P26">Довженко Єгор</text:p>
          </table:table-cell>
          <table:table-cell table:style-name="Таблица3.C7" office:value-type="string">
            <text:p text:style-name="P49">10-Б</text:p>
          </table:table-cell>
          <table:table-cell table:style-name="Таблица3.D7" office:value-type="string">
            <text:p text:style-name="P38"/>
          </table:table-cell>
          <table:table-cell table:style-name="Таблица3.E7" office:value-type="string">
            <text:p text:style-name="P27">первинний</text:p>
          </table:table-cell>
          <table:table-cell table:style-name="Таблица3.F7" office:value-type="string">
            <text:p text:style-name="P38"/>
          </table:table-cell>
          <table:table-cell table:style-name="Таблица3.G7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21012898231503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8" office:value-type="string">
            <text:p text:style-name="P26">Журенко Лідія</text:p>
          </table:table-cell>
          <table:table-cell table:style-name="Таблица3.C8" office:value-type="string">
            <text:p text:style-name="P49">10-Б</text:p>
          </table:table-cell>
          <table:table-cell table:style-name="Таблица3.D8" office:value-type="string">
            <text:p text:style-name="P38"/>
          </table:table-cell>
          <table:table-cell table:style-name="Таблица3.E8" office:value-type="string">
            <text:p text:style-name="P27">первинний</text:p>
          </table:table-cell>
          <table:table-cell table:style-name="Таблица3.F8" office:value-type="string">
            <text:p text:style-name="P38"/>
          </table:table-cell>
          <table:table-cell table:style-name="Таблица3.G8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21012875990730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9" office:value-type="string">
            <text:p text:style-name="P26">Заічкін Олег</text:p>
          </table:table-cell>
          <table:table-cell table:style-name="Таблица3.C9" office:value-type="string">
            <text:p text:style-name="P49">10-Б</text:p>
          </table:table-cell>
          <table:table-cell table:style-name="Таблица3.D9" office:value-type="string">
            <text:p text:style-name="P38"/>
          </table:table-cell>
          <table:table-cell table:style-name="Таблица3.E9" office:value-type="string">
            <text:p text:style-name="P27">первинний</text:p>
          </table:table-cell>
          <table:table-cell table:style-name="Таблица3.F9" office:value-type="string">
            <text:p text:style-name="P38"/>
          </table:table-cell>
          <table:table-cell table:style-name="Таблица3.G9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21012826460820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10" office:value-type="string">
            <text:p text:style-name="P26">Зикін Дмитро</text:p>
          </table:table-cell>
          <table:table-cell table:style-name="Таблица3.C10" office:value-type="string">
            <text:p text:style-name="P49">10-Б</text:p>
          </table:table-cell>
          <table:table-cell table:style-name="Таблица3.D10" office:value-type="string">
            <text:p text:style-name="P38"/>
          </table:table-cell>
          <table:table-cell table:style-name="Таблица3.E10" office:value-type="string">
            <text:p text:style-name="P27">первинний</text:p>
          </table:table-cell>
          <table:table-cell table:style-name="Таблица3.F10" office:value-type="string">
            <text:p text:style-name="P38"/>
          </table:table-cell>
          <table:table-cell table:style-name="Таблица3.G10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21012990487948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11" office:value-type="string">
            <text:p text:style-name="P26">Капінос Назар</text:p>
          </table:table-cell>
          <table:table-cell table:style-name="Таблица3.C11" office:value-type="string">
            <text:p text:style-name="P49">10-Б</text:p>
          </table:table-cell>
          <table:table-cell table:style-name="Таблица3.D11" office:value-type="string">
            <text:p text:style-name="P38"/>
          </table:table-cell>
          <table:table-cell table:style-name="Таблица3.E11" office:value-type="string">
            <text:p text:style-name="P27">первинний</text:p>
          </table:table-cell>
          <table:table-cell table:style-name="Таблица3.F11" office:value-type="string">
            <text:p text:style-name="P38"/>
          </table:table-cell>
          <table:table-cell table:style-name="Таблица3.G11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21012880038984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12" office:value-type="string">
            <text:p text:style-name="P26">Кідун Роман</text:p>
          </table:table-cell>
          <table:table-cell table:style-name="Таблица3.C12" office:value-type="string">
            <text:p text:style-name="P49">10-Б</text:p>
          </table:table-cell>
          <table:table-cell table:style-name="Таблица3.D12" office:value-type="string">
            <text:p text:style-name="P38"/>
          </table:table-cell>
          <table:table-cell table:style-name="Таблица3.E12" office:value-type="string">
            <text:p text:style-name="P27">первинний</text:p>
          </table:table-cell>
          <table:table-cell table:style-name="Таблица3.F12" office:value-type="string">
            <text:p text:style-name="P38"/>
          </table:table-cell>
          <table:table-cell table:style-name="Таблица3.G12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21012913529162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13" office:value-type="string">
            <text:p text:style-name="P26">Ковальченко Каріна</text:p>
          </table:table-cell>
          <table:table-cell table:style-name="Таблица3.C13" office:value-type="string">
            <text:p text:style-name="P49">10-Б</text:p>
          </table:table-cell>
          <table:table-cell table:style-name="Таблица3.D13" office:value-type="string">
            <text:p text:style-name="P38"/>
          </table:table-cell>
          <table:table-cell table:style-name="Таблица3.E13" office:value-type="string">
            <text:p text:style-name="P27">первинний</text:p>
          </table:table-cell>
          <table:table-cell table:style-name="Таблица3.F13" office:value-type="string">
            <text:p text:style-name="P38"/>
          </table:table-cell>
          <table:table-cell table:style-name="Таблица3.G13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21012994282719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14" office:value-type="string">
            <text:p text:style-name="P26">Козлов Павло</text:p>
          </table:table-cell>
          <table:table-cell table:style-name="Таблица3.C14" office:value-type="string">
            <text:p text:style-name="P49">10-Б</text:p>
          </table:table-cell>
          <table:table-cell table:style-name="Таблица3.D14" office:value-type="string">
            <text:p text:style-name="P38"/>
          </table:table-cell>
          <table:table-cell table:style-name="Таблица3.E14" office:value-type="string">
            <text:p text:style-name="P27">первинний</text:p>
          </table:table-cell>
          <table:table-cell table:style-name="Таблица3.F14" office:value-type="string">
            <text:p text:style-name="P38"/>
          </table:table-cell>
          <table:table-cell table:style-name="Таблица3.G14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21012907435177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15" office:value-type="string">
            <text:p text:style-name="P26">Конопленко Марина</text:p>
          </table:table-cell>
          <table:table-cell table:style-name="Таблица3.C15" office:value-type="string">
            <text:p text:style-name="P49">10-Б</text:p>
          </table:table-cell>
          <table:table-cell table:style-name="Таблица3.D15" office:value-type="string">
            <text:p text:style-name="P38"/>
          </table:table-cell>
          <table:table-cell table:style-name="Таблица3.E15" office:value-type="string">
            <text:p text:style-name="P27">первинний</text:p>
          </table:table-cell>
          <table:table-cell table:style-name="Таблица3.F15" office:value-type="string">
            <text:p text:style-name="P38"/>
          </table:table-cell>
          <table:table-cell table:style-name="Таблица3.G15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21012877327246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16" office:value-type="string">
            <text:p text:style-name="P26">Лаврик Максим</text:p>
          </table:table-cell>
          <table:table-cell table:style-name="Таблица3.C16" office:value-type="string">
            <text:p text:style-name="P49">10-Б</text:p>
          </table:table-cell>
          <table:table-cell table:style-name="Таблица3.D16" office:value-type="string">
            <text:p text:style-name="P38"/>
          </table:table-cell>
          <table:table-cell table:style-name="Таблица3.E16" office:value-type="string">
            <text:p text:style-name="P27">первинний</text:p>
          </table:table-cell>
          <table:table-cell table:style-name="Таблица3.F16" office:value-type="string">
            <text:p text:style-name="P38"/>
          </table:table-cell>
          <table:table-cell table:style-name="Таблица3.G16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21013000293209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17" office:value-type="string">
            <text:p text:style-name="P26">Лопушенко Олександра</text:p>
          </table:table-cell>
          <table:table-cell table:style-name="Таблица3.C17" office:value-type="string">
            <text:p text:style-name="P49">10-Б</text:p>
          </table:table-cell>
          <table:table-cell table:style-name="Таблица3.D17" office:value-type="string">
            <text:p text:style-name="P38"/>
          </table:table-cell>
          <table:table-cell table:style-name="Таблица3.E17" office:value-type="string">
            <text:p text:style-name="P27">первинний</text:p>
          </table:table-cell>
          <table:table-cell table:style-name="Таблица3.F17" office:value-type="string">
            <text:p text:style-name="P38"/>
          </table:table-cell>
          <table:table-cell table:style-name="Таблица3.G17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21012945789207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18" office:value-type="string">
            <text:p text:style-name="P26">Мельник Вікторія</text:p>
          </table:table-cell>
          <table:table-cell table:style-name="Таблица3.C18" office:value-type="string">
            <text:p text:style-name="P49">10-Б</text:p>
          </table:table-cell>
          <table:table-cell table:style-name="Таблица3.D18" office:value-type="string">
            <text:p text:style-name="P38"/>
          </table:table-cell>
          <table:table-cell table:style-name="Таблица3.E18" office:value-type="string">
            <text:p text:style-name="P27">первинний</text:p>
          </table:table-cell>
          <table:table-cell table:style-name="Таблица3.F18" office:value-type="string">
            <text:p text:style-name="P38"/>
          </table:table-cell>
          <table:table-cell table:style-name="Таблица3.G18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21012874885951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19" office:value-type="string">
            <text:p text:style-name="P26">Мішин Владислав</text:p>
          </table:table-cell>
          <table:table-cell table:style-name="Таблица3.C19" office:value-type="string">
            <text:p text:style-name="P49">10-Б</text:p>
          </table:table-cell>
          <table:table-cell table:style-name="Таблица3.D19" office:value-type="string">
            <text:p text:style-name="P38"/>
          </table:table-cell>
          <table:table-cell table:style-name="Таблица3.E19" office:value-type="string">
            <text:p text:style-name="P27">первинний</text:p>
          </table:table-cell>
          <table:table-cell table:style-name="Таблица3.F19" office:value-type="string">
            <text:p text:style-name="P38"/>
          </table:table-cell>
          <table:table-cell table:style-name="Таблица3.G19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21012868307083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20" office:value-type="string">
            <text:p text:style-name="P26">Омельченко Ольга</text:p>
          </table:table-cell>
          <table:table-cell table:style-name="Таблица3.C20" office:value-type="string">
            <text:p text:style-name="P49">10-Б</text:p>
          </table:table-cell>
          <table:table-cell table:style-name="Таблица3.D20" office:value-type="string">
            <text:p text:style-name="P38"/>
          </table:table-cell>
          <table:table-cell table:style-name="Таблица3.E20" office:value-type="string">
            <text:p text:style-name="P27">первинний</text:p>
          </table:table-cell>
          <table:table-cell table:style-name="Таблица3.F20" office:value-type="string">
            <text:p text:style-name="P38"/>
          </table:table-cell>
          <table:table-cell table:style-name="Таблица3.G20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21012999624920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21" office:value-type="string">
            <text:p text:style-name="P26">Пшеничнікова Софія</text:p>
          </table:table-cell>
          <table:table-cell table:style-name="Таблица3.C21" office:value-type="string">
            <text:p text:style-name="P49">10-Б</text:p>
          </table:table-cell>
          <table:table-cell table:style-name="Таблица3.D21" office:value-type="string">
            <text:p text:style-name="P38"/>
          </table:table-cell>
          <table:table-cell table:style-name="Таблица3.E21" office:value-type="string">
            <text:p text:style-name="P27">первинний</text:p>
          </table:table-cell>
          <table:table-cell table:style-name="Таблица3.F21" office:value-type="string">
            <text:p text:style-name="P38"/>
          </table:table-cell>
          <table:table-cell table:style-name="Таблица3.G21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21012911255769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22" office:value-type="string">
            <text:p text:style-name="P26">Савенко Олександр</text:p>
          </table:table-cell>
          <table:table-cell table:style-name="Таблица3.C22" office:value-type="string">
            <text:p text:style-name="P49">10-Б</text:p>
          </table:table-cell>
          <table:table-cell table:style-name="Таблица3.D22" office:value-type="string">
            <text:p text:style-name="P38"/>
          </table:table-cell>
          <table:table-cell table:style-name="Таблица3.E22" office:value-type="string">
            <text:p text:style-name="P27">первинний</text:p>
          </table:table-cell>
          <table:table-cell table:style-name="Таблица3.F22" office:value-type="string">
            <text:p text:style-name="P38"/>
          </table:table-cell>
          <table:table-cell table:style-name="Таблица3.G22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21012824439761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23" office:value-type="string">
            <text:p text:style-name="P26">Синюкова Валерія</text:p>
          </table:table-cell>
          <table:table-cell table:style-name="Таблица3.C23" office:value-type="string">
            <text:p text:style-name="P49">10-Б</text:p>
          </table:table-cell>
          <table:table-cell table:style-name="Таблица3.D23" office:value-type="string">
            <text:p text:style-name="P38"/>
          </table:table-cell>
          <table:table-cell table:style-name="Таблица3.E23" office:value-type="string">
            <text:p text:style-name="P27">первинний</text:p>
          </table:table-cell>
          <table:table-cell table:style-name="Таблица3.F23" office:value-type="string">
            <text:p text:style-name="P38"/>
          </table:table-cell>
          <table:table-cell table:style-name="Таблица3.G23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21012895027098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24" office:value-type="string">
            <text:p text:style-name="P26">Сідельникова Анастасія</text:p>
          </table:table-cell>
          <table:table-cell table:style-name="Таблица3.C24" office:value-type="string">
            <text:p text:style-name="P49">10-Б</text:p>
          </table:table-cell>
          <table:table-cell table:style-name="Таблица3.D24" office:value-type="string">
            <text:p text:style-name="P38"/>
          </table:table-cell>
          <table:table-cell table:style-name="Таблица3.E24" office:value-type="string">
            <text:p text:style-name="P27">первинний</text:p>
          </table:table-cell>
          <table:table-cell table:style-name="Таблица3.F24" office:value-type="string">
            <text:p text:style-name="P38"/>
          </table:table-cell>
          <table:table-cell table:style-name="Таблица3.G24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21012988433649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30" office:value-type="string">
            <text:p text:style-name="P26">Тимашов Максим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21012965285391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30" office:value-type="string">
            <text:p text:style-name="P48">Цуканов Владислав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49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21012961806256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30" office:value-type="string">
            <text:p text:style-name="P26">Цяк Катерина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21012997505061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30" office:value-type="string">
            <text:p text:style-name="P26">Чєломов Денис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21012802519754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30" office:value-type="string">
            <text:p text:style-name="P26">Штробль Микита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21012985501663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30" office:value-type="string">
            <text:p text:style-name="P26">Яманко Данило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21012973688050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31" office:value-type="string">
            <text:p text:style-name="P38"/>
          </table:table-cell>
          <table:table-cell table:style-name="Таблица3.C31" office:value-type="string">
            <text:p text:style-name="P46"/>
          </table:table-cell>
          <table:table-cell table:style-name="Таблица3.D31" office:value-type="string">
            <text:p text:style-name="P38"/>
          </table:table-cell>
          <table:table-cell table:style-name="Таблица3.E31" office:value-type="string">
            <text:p text:style-name="P27"/>
          </table:table-cell>
          <table:table-cell table:style-name="Таблица3.F31" office:value-type="string">
            <text:p text:style-name="P38"/>
          </table:table-cell>
          <table:table-cell table:style-name="Таблица3.G31" office:value-type="string">
            <text:p text:style-name="P39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<text:soft-page-break/>ЖУРНАЛ ПРОВЕДЕННЯ ІНСТРУКТАЖУ З ТЕХНІКИ БЕЗПЕКИ В КОМП’ЮТЕРНОМУ КЛАСІ</text:p>
      <text:p text:style-name="P8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2"/>
        <table:table-column table:style-name="Таблица4.F" table:number-columns-repeated="2"/>
        <table:table-row>
          <table:table-cell table:style-name="Таблица4.A1" office:value-type="string">
            <text:p text:style-name="P72">№</text:p>
          </table:table-cell>
          <table:table-cell table:style-name="Таблица4.A1" office:value-type="string">
            <text:p text:style-name="P72">Прізвище, ім’я учня</text:p>
          </table:table-cell>
          <table:table-cell table:style-name="Таблица4.A1" office:value-type="string">
            <text:p text:style-name="P72">Клас</text:p>
          </table:table-cell>
          <table:table-cell table:style-name="Таблица4.A1" office:value-type="string">
            <text:p text:style-name="P72">Дата інструктажу</text:p>
          </table:table-cell>
          <table:table-cell table:style-name="Таблица4.A1" office:value-type="string">
            <text:p text:style-name="P72">Назва інструктажу</text:p>
          </table:table-cell>
          <table:table-cell table:style-name="Таблица4.A1" office:value-type="string">
            <text:p text:style-name="P72">Підпис учня</text:p>
          </table:table-cell>
          <table:table-cell table:style-name="Таблица4.G1" office:value-type="string">
            <text:p text:style-name="P72">Підпис <text:span text:style-name="T1">вчителя</text:span></text:p>
          </table:table-cell>
        </table:table-row>
        <table:table-row table:style-name="Таблица4.2">
          <table:table-cell table:style-name="Таблица4.A2" office:value-type="string">
            <text:list xml:id="list210128718769555" text:continue-list="list210129736880505" text:style-name="L2">
              <text:list-item text:start-value="1">
                <text:p text:style-name="P106"/>
              </text:list-item>
            </text:list>
          </table:table-cell>
          <table:table-cell table:style-name="Таблица4.B2" office:value-type="string">
            <text:p text:style-name="P77">Байдин Никита</text:p>
          </table:table-cell>
          <table:table-cell table:style-name="Таблица4.C2" office:value-type="string">
            <text:p text:style-name="P78">10-В</text:p>
          </table:table-cell>
          <table:table-cell table:style-name="Таблица4.D2" office:value-type="string">
            <text:p text:style-name="P75"/>
          </table:table-cell>
          <table:table-cell table:style-name="Таблица4.E2" office:value-type="string">
            <text:p text:style-name="P72">первинний</text:p>
          </table:table-cell>
          <table:table-cell table:style-name="Таблица4.F2" office:value-type="string">
            <text:p text:style-name="P75"/>
          </table:table-cell>
          <table:table-cell table:style-name="Таблица4.G2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21012811034174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3" office:value-type="string">
            <text:p text:style-name="P71">Баришніков Дмитро</text:p>
          </table:table-cell>
          <table:table-cell table:style-name="Таблица4.C3" office:value-type="string">
            <text:p text:style-name="P78">10-В</text:p>
          </table:table-cell>
          <table:table-cell table:style-name="Таблица4.D3" office:value-type="string">
            <text:p text:style-name="P75"/>
          </table:table-cell>
          <table:table-cell table:style-name="Таблица4.E3" office:value-type="string">
            <text:p text:style-name="P72">первинний</text:p>
          </table:table-cell>
          <table:table-cell table:style-name="Таблица4.F3" office:value-type="string">
            <text:p text:style-name="P75"/>
          </table:table-cell>
          <table:table-cell table:style-name="Таблица4.G3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21012988610877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4" office:value-type="string">
            <text:p text:style-name="P71">Веселов Михайло</text:p>
          </table:table-cell>
          <table:table-cell table:style-name="Таблица4.C4" office:value-type="string">
            <text:p text:style-name="P78">10-В</text:p>
          </table:table-cell>
          <table:table-cell table:style-name="Таблица4.D4" office:value-type="string">
            <text:p text:style-name="P75"/>
          </table:table-cell>
          <table:table-cell table:style-name="Таблица4.E4" office:value-type="string">
            <text:p text:style-name="P72">первинний</text:p>
          </table:table-cell>
          <table:table-cell table:style-name="Таблица4.F4" office:value-type="string">
            <text:p text:style-name="P75"/>
          </table:table-cell>
          <table:table-cell table:style-name="Таблица4.G4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21012817958472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5" office:value-type="string">
            <text:p text:style-name="P71">Височанський Владислав</text:p>
          </table:table-cell>
          <table:table-cell table:style-name="Таблица4.C5" office:value-type="string">
            <text:p text:style-name="P78">10-В</text:p>
          </table:table-cell>
          <table:table-cell table:style-name="Таблица4.D5" office:value-type="string">
            <text:p text:style-name="P75"/>
          </table:table-cell>
          <table:table-cell table:style-name="Таблица4.E5" office:value-type="string">
            <text:p text:style-name="P72">первинний</text:p>
          </table:table-cell>
          <table:table-cell table:style-name="Таблица4.F5" office:value-type="string">
            <text:p text:style-name="P75"/>
          </table:table-cell>
          <table:table-cell table:style-name="Таблица4.G5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21012850295944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6" office:value-type="string">
            <text:p text:style-name="P71">Волобуєва Тетяна</text:p>
          </table:table-cell>
          <table:table-cell table:style-name="Таблица4.C6" office:value-type="string">
            <text:p text:style-name="P78">10-В</text:p>
          </table:table-cell>
          <table:table-cell table:style-name="Таблица4.D6" office:value-type="string">
            <text:p text:style-name="P75"/>
          </table:table-cell>
          <table:table-cell table:style-name="Таблица4.E6" office:value-type="string">
            <text:p text:style-name="P72">первинний</text:p>
          </table:table-cell>
          <table:table-cell table:style-name="Таблица4.F6" office:value-type="string">
            <text:p text:style-name="P75"/>
          </table:table-cell>
          <table:table-cell table:style-name="Таблица4.G6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21012880684373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7" office:value-type="string">
            <text:p text:style-name="P71">Дудкіна Ганна</text:p>
          </table:table-cell>
          <table:table-cell table:style-name="Таблица4.C7" office:value-type="string">
            <text:p text:style-name="P78">10-В</text:p>
          </table:table-cell>
          <table:table-cell table:style-name="Таблица4.D7" office:value-type="string">
            <text:p text:style-name="P75"/>
          </table:table-cell>
          <table:table-cell table:style-name="Таблица4.E7" office:value-type="string">
            <text:p text:style-name="P72">первинний</text:p>
          </table:table-cell>
          <table:table-cell table:style-name="Таблица4.F7" office:value-type="string">
            <text:p text:style-name="P75"/>
          </table:table-cell>
          <table:table-cell table:style-name="Таблица4.G7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21012862663219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8" office:value-type="string">
            <text:p text:style-name="P71">Єгіазарян Давіт</text:p>
          </table:table-cell>
          <table:table-cell table:style-name="Таблица4.C8" office:value-type="string">
            <text:p text:style-name="P78">10-В</text:p>
          </table:table-cell>
          <table:table-cell table:style-name="Таблица4.D8" office:value-type="string">
            <text:p text:style-name="P75"/>
          </table:table-cell>
          <table:table-cell table:style-name="Таблица4.E8" office:value-type="string">
            <text:p text:style-name="P72">первинний</text:p>
          </table:table-cell>
          <table:table-cell table:style-name="Таблица4.F8" office:value-type="string">
            <text:p text:style-name="P75"/>
          </table:table-cell>
          <table:table-cell table:style-name="Таблица4.G8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210129988301353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9" office:value-type="string">
            <text:p text:style-name="P71">Замишляєва Ганна</text:p>
          </table:table-cell>
          <table:table-cell table:style-name="Таблица4.C9" office:value-type="string">
            <text:p text:style-name="P78">10-В</text:p>
          </table:table-cell>
          <table:table-cell table:style-name="Таблица4.D9" office:value-type="string">
            <text:p text:style-name="P75"/>
          </table:table-cell>
          <table:table-cell table:style-name="Таблица4.E9" office:value-type="string">
            <text:p text:style-name="P72">первинний</text:p>
          </table:table-cell>
          <table:table-cell table:style-name="Таблица4.F9" office:value-type="string">
            <text:p text:style-name="P75"/>
          </table:table-cell>
          <table:table-cell table:style-name="Таблица4.G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21012835999417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0" office:value-type="string">
            <text:p text:style-name="P71">Земляний Олександр</text:p>
          </table:table-cell>
          <table:table-cell table:style-name="Таблица4.C10" office:value-type="string">
            <text:p text:style-name="P78">10-В</text:p>
          </table:table-cell>
          <table:table-cell table:style-name="Таблица4.D10" office:value-type="string">
            <text:p text:style-name="P75"/>
          </table:table-cell>
          <table:table-cell table:style-name="Таблица4.E10" office:value-type="string">
            <text:p text:style-name="P72">первинний</text:p>
          </table:table-cell>
          <table:table-cell table:style-name="Таблица4.F10" office:value-type="string">
            <text:p text:style-name="P75"/>
          </table:table-cell>
          <table:table-cell table:style-name="Таблица4.G10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21012958377838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1" office:value-type="string">
            <text:p text:style-name="P71">Іванісов Денис</text:p>
          </table:table-cell>
          <table:table-cell table:style-name="Таблица4.C11" office:value-type="string">
            <text:p text:style-name="P78">10-В</text:p>
          </table:table-cell>
          <table:table-cell table:style-name="Таблица4.D11" office:value-type="string">
            <text:p text:style-name="P75"/>
          </table:table-cell>
          <table:table-cell table:style-name="Таблица4.E11" office:value-type="string">
            <text:p text:style-name="P72">первинний</text:p>
          </table:table-cell>
          <table:table-cell table:style-name="Таблица4.F11" office:value-type="string">
            <text:p text:style-name="P75"/>
          </table:table-cell>
          <table:table-cell table:style-name="Таблица4.G11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21012903162552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2" office:value-type="string">
            <text:p text:style-name="P71">Коваль Наталія</text:p>
          </table:table-cell>
          <table:table-cell table:style-name="Таблица4.C12" office:value-type="string">
            <text:p text:style-name="P78">10-В</text:p>
          </table:table-cell>
          <table:table-cell table:style-name="Таблица4.D12" office:value-type="string">
            <text:p text:style-name="P75"/>
          </table:table-cell>
          <table:table-cell table:style-name="Таблица4.E12" office:value-type="string">
            <text:p text:style-name="P72">первинний</text:p>
          </table:table-cell>
          <table:table-cell table:style-name="Таблица4.F12" office:value-type="string">
            <text:p text:style-name="P75"/>
          </table:table-cell>
          <table:table-cell table:style-name="Таблица4.G12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21012971604315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3" office:value-type="string">
            <text:p text:style-name="P71">Ковальов Юрій</text:p>
          </table:table-cell>
          <table:table-cell table:style-name="Таблица4.C13" office:value-type="string">
            <text:p text:style-name="P78">10-В</text:p>
          </table:table-cell>
          <table:table-cell table:style-name="Таблица4.D13" office:value-type="string">
            <text:p text:style-name="P75"/>
          </table:table-cell>
          <table:table-cell table:style-name="Таблица4.E13" office:value-type="string">
            <text:p text:style-name="P72">первинний</text:p>
          </table:table-cell>
          <table:table-cell table:style-name="Таблица4.F13" office:value-type="string">
            <text:p text:style-name="P75"/>
          </table:table-cell>
          <table:table-cell table:style-name="Таблица4.G13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21012987546506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4" office:value-type="string">
            <text:p text:style-name="P71">Кряж Дмитро</text:p>
          </table:table-cell>
          <table:table-cell table:style-name="Таблица4.C14" office:value-type="string">
            <text:p text:style-name="P78">10-В</text:p>
          </table:table-cell>
          <table:table-cell table:style-name="Таблица4.D14" office:value-type="string">
            <text:p text:style-name="P75"/>
          </table:table-cell>
          <table:table-cell table:style-name="Таблица4.E14" office:value-type="string">
            <text:p text:style-name="P72">первинний</text:p>
          </table:table-cell>
          <table:table-cell table:style-name="Таблица4.F14" office:value-type="string">
            <text:p text:style-name="P75"/>
          </table:table-cell>
          <table:table-cell table:style-name="Таблица4.G14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21012933282209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5" office:value-type="string">
            <text:p text:style-name="P71">Куршубадзе Еліта</text:p>
          </table:table-cell>
          <table:table-cell table:style-name="Таблица4.C15" office:value-type="string">
            <text:p text:style-name="P78">10-В</text:p>
          </table:table-cell>
          <table:table-cell table:style-name="Таблица4.D15" office:value-type="string">
            <text:p text:style-name="P75"/>
          </table:table-cell>
          <table:table-cell table:style-name="Таблица4.E15" office:value-type="string">
            <text:p text:style-name="P72">первинний</text:p>
          </table:table-cell>
          <table:table-cell table:style-name="Таблица4.F15" office:value-type="string">
            <text:p text:style-name="P75"/>
          </table:table-cell>
          <table:table-cell table:style-name="Таблица4.G15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21012970101930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6" office:value-type="string">
            <text:p text:style-name="P71">Лебідь Вікторія</text:p>
          </table:table-cell>
          <table:table-cell table:style-name="Таблица4.C16" office:value-type="string">
            <text:p text:style-name="P78">10-В</text:p>
          </table:table-cell>
          <table:table-cell table:style-name="Таблица4.D16" office:value-type="string">
            <text:p text:style-name="P75"/>
          </table:table-cell>
          <table:table-cell table:style-name="Таблица4.E16" office:value-type="string">
            <text:p text:style-name="P72">первинний</text:p>
          </table:table-cell>
          <table:table-cell table:style-name="Таблица4.F16" office:value-type="string">
            <text:p text:style-name="P75"/>
          </table:table-cell>
          <table:table-cell table:style-name="Таблица4.G16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21012983207583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7" office:value-type="string">
            <text:p text:style-name="P71">Луценко Олександр</text:p>
          </table:table-cell>
          <table:table-cell table:style-name="Таблица4.C17" office:value-type="string">
            <text:p text:style-name="P78">10-В</text:p>
          </table:table-cell>
          <table:table-cell table:style-name="Таблица4.D17" office:value-type="string">
            <text:p text:style-name="P75"/>
          </table:table-cell>
          <table:table-cell table:style-name="Таблица4.E17" office:value-type="string">
            <text:p text:style-name="P72">первинний</text:p>
          </table:table-cell>
          <table:table-cell table:style-name="Таблица4.F17" office:value-type="string">
            <text:p text:style-name="P75"/>
          </table:table-cell>
          <table:table-cell table:style-name="Таблица4.G17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21012989827139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8" office:value-type="string">
            <text:p text:style-name="P71">Малахов Руслан</text:p>
          </table:table-cell>
          <table:table-cell table:style-name="Таблица4.C18" office:value-type="string">
            <text:p text:style-name="P78">10-В</text:p>
          </table:table-cell>
          <table:table-cell table:style-name="Таблица4.D18" office:value-type="string">
            <text:p text:style-name="P75"/>
          </table:table-cell>
          <table:table-cell table:style-name="Таблица4.E18" office:value-type="string">
            <text:p text:style-name="P72">первинний</text:p>
          </table:table-cell>
          <table:table-cell table:style-name="Таблица4.F18" office:value-type="string">
            <text:p text:style-name="P75"/>
          </table:table-cell>
          <table:table-cell table:style-name="Таблица4.G18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21012845909449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9" office:value-type="string">
            <text:p text:style-name="P71">Мельничук Єгор</text:p>
          </table:table-cell>
          <table:table-cell table:style-name="Таблица4.C19" office:value-type="string">
            <text:p text:style-name="P78">10-В</text:p>
          </table:table-cell>
          <table:table-cell table:style-name="Таблица4.D19" office:value-type="string">
            <text:p text:style-name="P75"/>
          </table:table-cell>
          <table:table-cell table:style-name="Таблица4.E19" office:value-type="string">
            <text:p text:style-name="P72">первинний</text:p>
          </table:table-cell>
          <table:table-cell table:style-name="Таблица4.F19" office:value-type="string">
            <text:p text:style-name="P75"/>
          </table:table-cell>
          <table:table-cell table:style-name="Таблица4.G1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21012801522441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0" office:value-type="string">
            <text:p text:style-name="P71">Мирошніченко Яким</text:p>
          </table:table-cell>
          <table:table-cell table:style-name="Таблица4.C20" office:value-type="string">
            <text:p text:style-name="P78">10-В</text:p>
          </table:table-cell>
          <table:table-cell table:style-name="Таблица4.D20" office:value-type="string">
            <text:p text:style-name="P75"/>
          </table:table-cell>
          <table:table-cell table:style-name="Таблица4.E20" office:value-type="string">
            <text:p text:style-name="P72">первинний</text:p>
          </table:table-cell>
          <table:table-cell table:style-name="Таблица4.F20" office:value-type="string">
            <text:p text:style-name="P75"/>
          </table:table-cell>
          <table:table-cell table:style-name="Таблица4.G20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21012914009457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1" office:value-type="string">
            <text:p text:style-name="P71">Мікулін Микита</text:p>
          </table:table-cell>
          <table:table-cell table:style-name="Таблица4.C21" office:value-type="string">
            <text:p text:style-name="P78">10-В</text:p>
          </table:table-cell>
          <table:table-cell table:style-name="Таблица4.D21" office:value-type="string">
            <text:p text:style-name="P75"/>
          </table:table-cell>
          <table:table-cell table:style-name="Таблица4.E21" office:value-type="string">
            <text:p text:style-name="P72">первинний</text:p>
          </table:table-cell>
          <table:table-cell table:style-name="Таблица4.F21" office:value-type="string">
            <text:p text:style-name="P75"/>
          </table:table-cell>
          <table:table-cell table:style-name="Таблица4.G21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21012985701568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2" office:value-type="string">
            <text:p text:style-name="P71">Насонова Анна</text:p>
          </table:table-cell>
          <table:table-cell table:style-name="Таблица4.C22" office:value-type="string">
            <text:p text:style-name="P78">10-В</text:p>
          </table:table-cell>
          <table:table-cell table:style-name="Таблица4.D22" office:value-type="string">
            <text:p text:style-name="P75"/>
          </table:table-cell>
          <table:table-cell table:style-name="Таблица4.E22" office:value-type="string">
            <text:p text:style-name="P72">первинний</text:p>
          </table:table-cell>
          <table:table-cell table:style-name="Таблица4.F22" office:value-type="string">
            <text:p text:style-name="P75"/>
          </table:table-cell>
          <table:table-cell table:style-name="Таблица4.G22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21012989833997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3" office:value-type="string">
            <text:p text:style-name="P71">Овчиннікова Тетяна</text:p>
          </table:table-cell>
          <table:table-cell table:style-name="Таблица4.C23" office:value-type="string">
            <text:p text:style-name="P78">10-В</text:p>
          </table:table-cell>
          <table:table-cell table:style-name="Таблица4.D23" office:value-type="string">
            <text:p text:style-name="P75"/>
          </table:table-cell>
          <table:table-cell table:style-name="Таблица4.E23" office:value-type="string">
            <text:p text:style-name="P72">первинний</text:p>
          </table:table-cell>
          <table:table-cell table:style-name="Таблица4.F23" office:value-type="string">
            <text:p text:style-name="P75"/>
          </table:table-cell>
          <table:table-cell table:style-name="Таблица4.G23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21012877960865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4" office:value-type="string">
            <text:p text:style-name="P71">Осадчий Євген</text:p>
          </table:table-cell>
          <table:table-cell table:style-name="Таблица4.C24" office:value-type="string">
            <text:p text:style-name="P78">10-В</text:p>
          </table:table-cell>
          <table:table-cell table:style-name="Таблица4.D24" office:value-type="string">
            <text:p text:style-name="P75"/>
          </table:table-cell>
          <table:table-cell table:style-name="Таблица4.E24" office:value-type="string">
            <text:p text:style-name="P72">первинний</text:p>
          </table:table-cell>
          <table:table-cell table:style-name="Таблица4.F24" office:value-type="string">
            <text:p text:style-name="P75"/>
          </table:table-cell>
          <table:table-cell table:style-name="Таблица4.G24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21012989141205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9" office:value-type="string">
            <text:p text:style-name="P71">Парій Олена</text:p>
          </table:table-cell>
          <table:table-cell table:style-name="Таблица4.C29" office:value-type="string">
            <text:p text:style-name="P78">10-В</text:p>
          </table:table-cell>
          <table:table-cell table:style-name="Таблица4.D29" office:value-type="string">
            <text:p text:style-name="P75"/>
          </table:table-cell>
          <table:table-cell table:style-name="Таблица4.E29" office:value-type="string">
            <text:p text:style-name="P73">первинний</text:p>
          </table:table-cell>
          <table:table-cell table:style-name="Таблица4.F29" office:value-type="string">
            <text:p text:style-name="P75"/>
          </table:table-cell>
          <table:table-cell table:style-name="Таблица4.G29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21012834043302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9" office:value-type="string">
            <text:p text:style-name="P71">Посохов Максим</text:p>
          </table:table-cell>
          <table:table-cell table:style-name="Таблица4.C29" office:value-type="string">
            <text:p text:style-name="P78">10-В</text:p>
          </table:table-cell>
          <table:table-cell table:style-name="Таблица4.D29" office:value-type="string">
            <text:p text:style-name="P75"/>
          </table:table-cell>
          <table:table-cell table:style-name="Таблица4.E29" office:value-type="string">
            <text:p text:style-name="P73">первинний</text:p>
          </table:table-cell>
          <table:table-cell table:style-name="Таблица4.F29" office:value-type="string">
            <text:p text:style-name="P75"/>
          </table:table-cell>
          <table:table-cell table:style-name="Таблица4.G29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21012916591967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9" office:value-type="string">
            <text:p text:style-name="P71">Продайвода Олександр</text:p>
          </table:table-cell>
          <table:table-cell table:style-name="Таблица4.C29" office:value-type="string">
            <text:p text:style-name="P78">10-В</text:p>
          </table:table-cell>
          <table:table-cell table:style-name="Таблица4.D29" office:value-type="string">
            <text:p text:style-name="P75"/>
          </table:table-cell>
          <table:table-cell table:style-name="Таблица4.E29" office:value-type="string">
            <text:p text:style-name="P73">первинний</text:p>
          </table:table-cell>
          <table:table-cell table:style-name="Таблица4.F29" office:value-type="string">
            <text:p text:style-name="P75"/>
          </table:table-cell>
          <table:table-cell table:style-name="Таблица4.G29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21012905912042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9" office:value-type="string">
            <text:p text:style-name="P71">Свєтлічний Сергій</text:p>
          </table:table-cell>
          <table:table-cell table:style-name="Таблица4.C29" office:value-type="string">
            <text:p text:style-name="P78">10-В</text:p>
          </table:table-cell>
          <table:table-cell table:style-name="Таблица4.D29" office:value-type="string">
            <text:p text:style-name="P75"/>
          </table:table-cell>
          <table:table-cell table:style-name="Таблица4.E29" office:value-type="string">
            <text:p text:style-name="P73">первинний</text:p>
          </table:table-cell>
          <table:table-cell table:style-name="Таблица4.F29" office:value-type="string">
            <text:p text:style-name="P75"/>
          </table:table-cell>
          <table:table-cell table:style-name="Таблица4.G29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21012889887225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9" office:value-type="string">
            <text:p text:style-name="P71">Свірь Микита</text:p>
          </table:table-cell>
          <table:table-cell table:style-name="Таблица4.C29" office:value-type="string">
            <text:p text:style-name="P78">10-В</text:p>
          </table:table-cell>
          <table:table-cell table:style-name="Таблица4.D29" office:value-type="string">
            <text:p text:style-name="P75"/>
          </table:table-cell>
          <table:table-cell table:style-name="Таблица4.E29" office:value-type="string">
            <text:p text:style-name="P73">первинний</text:p>
          </table:table-cell>
          <table:table-cell table:style-name="Таблица4.F29" office:value-type="string">
            <text:p text:style-name="P75"/>
          </table:table-cell>
          <table:table-cell table:style-name="Таблица4.G29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21012875802695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30" office:value-type="string">
            <text:p text:style-name="P71">Семеренко Ярослав</text:p>
          </table:table-cell>
          <table:table-cell table:style-name="Таблица4.C30" office:value-type="string">
            <text:p text:style-name="P78">10-В</text:p>
          </table:table-cell>
          <table:table-cell table:style-name="Таблица4.D30" office:value-type="string">
            <text:p text:style-name="P75"/>
          </table:table-cell>
          <table:table-cell table:style-name="Таблица4.E30" office:value-type="string">
            <text:p text:style-name="P74">первинний</text:p>
          </table:table-cell>
          <table:table-cell table:style-name="Таблица4.F30" office:value-type="string">
            <text:p text:style-name="P75"/>
          </table:table-cell>
          <table:table-cell table:style-name="Таблица4.G30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21012932212633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32" office:value-type="string">
            <text:p text:style-name="P71">Собур Марина</text:p>
          </table:table-cell>
          <table:table-cell table:style-name="Таблица4.C32" office:value-type="string">
            <text:p text:style-name="P78">10-В</text:p>
          </table:table-cell>
          <table:table-cell table:style-name="Таблица4.D32" office:value-type="string">
            <text:p text:style-name="P75"/>
          </table:table-cell>
          <table:table-cell table:style-name="Таблица4.E32" office:value-type="string">
            <text:p text:style-name="P74">первинний</text:p>
          </table:table-cell>
          <table:table-cell table:style-name="Таблица4.F32" office:value-type="string">
            <text:p text:style-name="P75"/>
          </table:table-cell>
          <table:table-cell table:style-name="Таблица4.G32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21012897561736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32" office:value-type="string">
            <text:p text:style-name="P71">Сотник Володимир</text:p>
          </table:table-cell>
          <table:table-cell table:style-name="Таблица4.C32" office:value-type="string">
            <text:p text:style-name="P78">10-В</text:p>
          </table:table-cell>
          <table:table-cell table:style-name="Таблица4.D32" office:value-type="string">
            <text:p text:style-name="P75"/>
          </table:table-cell>
          <table:table-cell table:style-name="Таблица4.E32" office:value-type="string">
            <text:p text:style-name="P74">первинний</text:p>
          </table:table-cell>
          <table:table-cell table:style-name="Таблица4.F32" office:value-type="string">
            <text:p text:style-name="P75"/>
          </table:table-cell>
          <table:table-cell table:style-name="Таблица4.G32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21012975677057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33" office:value-type="string">
            <text:p text:style-name="P71">Стуконог Каріна</text:p>
          </table:table-cell>
          <table:table-cell table:style-name="Таблица4.C33" office:value-type="string">
            <text:p text:style-name="P78">10-В</text:p>
          </table:table-cell>
          <table:table-cell table:style-name="Таблица4.D33" office:value-type="string">
            <text:p text:style-name="P75"/>
          </table:table-cell>
          <table:table-cell table:style-name="Таблица4.E33" office:value-type="string">
            <text:p text:style-name="P74">первинний</text:p>
          </table:table-cell>
          <table:table-cell table:style-name="Таблица4.F33" office:value-type="string">
            <text:p text:style-name="P75"/>
          </table:table-cell>
          <table:table-cell table:style-name="Таблица4.G33" office:value-type="string">
            <text:p text:style-name="P76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 table:number-columns-repeated="2"/>
        <table:table-row>
          <table:table-cell table:style-name="Таблица5.A1" office:value-type="string">
            <text:p text:style-name="P27">№</text:p>
          </table:table-cell>
          <table:table-cell table:style-name="Таблица5.A1" office:value-type="string">
            <text:p text:style-name="P27">Прізвище, ім’я учня</text:p>
          </table:table-cell>
          <table:table-cell table:style-name="Таблица5.A1" office:value-type="string">
            <text:p text:style-name="P27">Клас</text:p>
          </table:table-cell>
          <table:table-cell table:style-name="Таблица5.A1" office:value-type="string">
            <text:p text:style-name="P27">Дата інструктажу</text:p>
          </table:table-cell>
          <table:table-cell table:style-name="Таблица5.A1" office:value-type="string">
            <text:p text:style-name="P27">Назва інструктажу</text:p>
          </table:table-cell>
          <table:table-cell table:style-name="Таблица5.A1" office:value-type="string">
            <text:p text:style-name="P27">Підпис учня</text:p>
          </table:table-cell>
          <table:table-cell table:style-name="Таблица5.G1" office:value-type="string">
            <text:p text:style-name="P27">Підпис <text:span text:style-name="T1">вчителя</text:span></text:p>
          </table:table-cell>
        </table:table-row>
        <text:soft-page-break/>
        <table:table-row table:style-name="Таблица5.2">
          <table:table-cell table:style-name="Таблица5.A2" office:value-type="string">
            <text:list xml:id="list210129373062410" text:continue-list="list210129756770579" text:style-name="L2">
              <text:list-item text:start-value="1">
                <text:p text:style-name="P96"/>
              </text:list-item>
            </text:list>
          </table:table-cell>
          <table:table-cell table:style-name="Таблица5.B2" office:value-type="string">
            <text:p text:style-name="P48">Ахмєдов Мушфіг</text:p>
          </table:table-cell>
          <table:table-cell table:style-name="Таблица5.C2" office:value-type="string">
            <text:p text:style-name="P49">10-Б</text:p>
          </table:table-cell>
          <table:table-cell table:style-name="Таблица5.D2" office:value-type="string">
            <text:p text:style-name="P38"/>
          </table:table-cell>
          <table:table-cell table:style-name="Таблица5.E2" office:value-type="string">
            <text:p text:style-name="P27">первинний</text:p>
          </table:table-cell>
          <table:table-cell table:style-name="Таблица5.F2" office:value-type="string">
            <text:p text:style-name="P38"/>
          </table:table-cell>
          <table:table-cell table:style-name="Таблица5.G2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21012908309168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3" office:value-type="string">
            <text:p text:style-name="P26">Ботвиновська Юлія</text:p>
          </table:table-cell>
          <table:table-cell table:style-name="Таблица5.C3" office:value-type="string">
            <text:p text:style-name="P49">10-Б</text:p>
          </table:table-cell>
          <table:table-cell table:style-name="Таблица5.D3" office:value-type="string">
            <text:p text:style-name="P38"/>
          </table:table-cell>
          <table:table-cell table:style-name="Таблица5.E3" office:value-type="string">
            <text:p text:style-name="P27">первинний</text:p>
          </table:table-cell>
          <table:table-cell table:style-name="Таблица5.F3" office:value-type="string">
            <text:p text:style-name="P38"/>
          </table:table-cell>
          <table:table-cell table:style-name="Таблица5.G3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21012821075994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4" office:value-type="string">
            <text:p text:style-name="P26">Вєрін Микита</text:p>
          </table:table-cell>
          <table:table-cell table:style-name="Таблица5.C4" office:value-type="string">
            <text:p text:style-name="P49">10-Б</text:p>
          </table:table-cell>
          <table:table-cell table:style-name="Таблица5.D4" office:value-type="string">
            <text:p text:style-name="P38"/>
          </table:table-cell>
          <table:table-cell table:style-name="Таблица5.E4" office:value-type="string">
            <text:p text:style-name="P27">первинний</text:p>
          </table:table-cell>
          <table:table-cell table:style-name="Таблица5.F4" office:value-type="string">
            <text:p text:style-name="P38"/>
          </table:table-cell>
          <table:table-cell table:style-name="Таблица5.G4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21012820742480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5" office:value-type="string">
            <text:p text:style-name="P26">Вороніца Ілля</text:p>
          </table:table-cell>
          <table:table-cell table:style-name="Таблица5.C5" office:value-type="string">
            <text:p text:style-name="P49">10-Б</text:p>
          </table:table-cell>
          <table:table-cell table:style-name="Таблица5.D5" office:value-type="string">
            <text:p text:style-name="P38"/>
          </table:table-cell>
          <table:table-cell table:style-name="Таблица5.E5" office:value-type="string">
            <text:p text:style-name="P27">первинний</text:p>
          </table:table-cell>
          <table:table-cell table:style-name="Таблица5.F5" office:value-type="string">
            <text:p text:style-name="P38"/>
          </table:table-cell>
          <table:table-cell table:style-name="Таблица5.G5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21012848604975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6" office:value-type="string">
            <text:p text:style-name="P26">Гриценко Ростислав</text:p>
          </table:table-cell>
          <table:table-cell table:style-name="Таблица5.C6" office:value-type="string">
            <text:p text:style-name="P49">10-Б</text:p>
          </table:table-cell>
          <table:table-cell table:style-name="Таблица5.D6" office:value-type="string">
            <text:p text:style-name="P38"/>
          </table:table-cell>
          <table:table-cell table:style-name="Таблица5.E6" office:value-type="string">
            <text:p text:style-name="P27">первинний</text:p>
          </table:table-cell>
          <table:table-cell table:style-name="Таблица5.F6" office:value-type="string">
            <text:p text:style-name="P38"/>
          </table:table-cell>
          <table:table-cell table:style-name="Таблица5.G6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21012833592223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7" office:value-type="string">
            <text:p text:style-name="P26">Довженко Єгор</text:p>
          </table:table-cell>
          <table:table-cell table:style-name="Таблица5.C7" office:value-type="string">
            <text:p text:style-name="P49">10-Б</text:p>
          </table:table-cell>
          <table:table-cell table:style-name="Таблица5.D7" office:value-type="string">
            <text:p text:style-name="P38"/>
          </table:table-cell>
          <table:table-cell table:style-name="Таблица5.E7" office:value-type="string">
            <text:p text:style-name="P27">первинний</text:p>
          </table:table-cell>
          <table:table-cell table:style-name="Таблица5.F7" office:value-type="string">
            <text:p text:style-name="P38"/>
          </table:table-cell>
          <table:table-cell table:style-name="Таблица5.G7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21012895352116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8" office:value-type="string">
            <text:p text:style-name="P26">Журенко Лідія</text:p>
          </table:table-cell>
          <table:table-cell table:style-name="Таблица5.C8" office:value-type="string">
            <text:p text:style-name="P49">10-Б</text:p>
          </table:table-cell>
          <table:table-cell table:style-name="Таблица5.D8" office:value-type="string">
            <text:p text:style-name="P38"/>
          </table:table-cell>
          <table:table-cell table:style-name="Таблица5.E8" office:value-type="string">
            <text:p text:style-name="P27">первинний</text:p>
          </table:table-cell>
          <table:table-cell table:style-name="Таблица5.F8" office:value-type="string">
            <text:p text:style-name="P38"/>
          </table:table-cell>
          <table:table-cell table:style-name="Таблица5.G8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21012877937296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9" office:value-type="string">
            <text:p text:style-name="P26">Заічкін Олег</text:p>
          </table:table-cell>
          <table:table-cell table:style-name="Таблица5.C9" office:value-type="string">
            <text:p text:style-name="P49">10-Б</text:p>
          </table:table-cell>
          <table:table-cell table:style-name="Таблица5.D9" office:value-type="string">
            <text:p text:style-name="P38"/>
          </table:table-cell>
          <table:table-cell table:style-name="Таблица5.E9" office:value-type="string">
            <text:p text:style-name="P27">первинний</text:p>
          </table:table-cell>
          <table:table-cell table:style-name="Таблица5.F9" office:value-type="string">
            <text:p text:style-name="P38"/>
          </table:table-cell>
          <table:table-cell table:style-name="Таблица5.G9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21012889580598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10" office:value-type="string">
            <text:p text:style-name="P26">Зикін Дмитро</text:p>
          </table:table-cell>
          <table:table-cell table:style-name="Таблица5.C10" office:value-type="string">
            <text:p text:style-name="P49">10-Б</text:p>
          </table:table-cell>
          <table:table-cell table:style-name="Таблица5.D10" office:value-type="string">
            <text:p text:style-name="P38"/>
          </table:table-cell>
          <table:table-cell table:style-name="Таблица5.E10" office:value-type="string">
            <text:p text:style-name="P27">первинний</text:p>
          </table:table-cell>
          <table:table-cell table:style-name="Таблица5.F10" office:value-type="string">
            <text:p text:style-name="P38"/>
          </table:table-cell>
          <table:table-cell table:style-name="Таблица5.G10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21012919268007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11" office:value-type="string">
            <text:p text:style-name="P26">Капінос Назар</text:p>
          </table:table-cell>
          <table:table-cell table:style-name="Таблица5.C11" office:value-type="string">
            <text:p text:style-name="P49">10-Б</text:p>
          </table:table-cell>
          <table:table-cell table:style-name="Таблица5.D11" office:value-type="string">
            <text:p text:style-name="P38"/>
          </table:table-cell>
          <table:table-cell table:style-name="Таблица5.E11" office:value-type="string">
            <text:p text:style-name="P27">первинний</text:p>
          </table:table-cell>
          <table:table-cell table:style-name="Таблица5.F11" office:value-type="string">
            <text:p text:style-name="P38"/>
          </table:table-cell>
          <table:table-cell table:style-name="Таблица5.G11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21012806353944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12" office:value-type="string">
            <text:p text:style-name="P26">Кідун Роман</text:p>
          </table:table-cell>
          <table:table-cell table:style-name="Таблица5.C12" office:value-type="string">
            <text:p text:style-name="P49">10-Б</text:p>
          </table:table-cell>
          <table:table-cell table:style-name="Таблица5.D12" office:value-type="string">
            <text:p text:style-name="P38"/>
          </table:table-cell>
          <table:table-cell table:style-name="Таблица5.E12" office:value-type="string">
            <text:p text:style-name="P27">первинний</text:p>
          </table:table-cell>
          <table:table-cell table:style-name="Таблица5.F12" office:value-type="string">
            <text:p text:style-name="P38"/>
          </table:table-cell>
          <table:table-cell table:style-name="Таблица5.G12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21012855075317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13" office:value-type="string">
            <text:p text:style-name="P26">Ковальченко Каріна</text:p>
          </table:table-cell>
          <table:table-cell table:style-name="Таблица5.C13" office:value-type="string">
            <text:p text:style-name="P49">10-Б</text:p>
          </table:table-cell>
          <table:table-cell table:style-name="Таблица5.D13" office:value-type="string">
            <text:p text:style-name="P38"/>
          </table:table-cell>
          <table:table-cell table:style-name="Таблица5.E13" office:value-type="string">
            <text:p text:style-name="P27">первинний</text:p>
          </table:table-cell>
          <table:table-cell table:style-name="Таблица5.F13" office:value-type="string">
            <text:p text:style-name="P38"/>
          </table:table-cell>
          <table:table-cell table:style-name="Таблица5.G13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21012856609397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14" office:value-type="string">
            <text:p text:style-name="P26">Козлов Павло</text:p>
          </table:table-cell>
          <table:table-cell table:style-name="Таблица5.C14" office:value-type="string">
            <text:p text:style-name="P49">10-Б</text:p>
          </table:table-cell>
          <table:table-cell table:style-name="Таблица5.D14" office:value-type="string">
            <text:p text:style-name="P38"/>
          </table:table-cell>
          <table:table-cell table:style-name="Таблица5.E14" office:value-type="string">
            <text:p text:style-name="P27">первинний</text:p>
          </table:table-cell>
          <table:table-cell table:style-name="Таблица5.F14" office:value-type="string">
            <text:p text:style-name="P38"/>
          </table:table-cell>
          <table:table-cell table:style-name="Таблица5.G14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21012919231628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15" office:value-type="string">
            <text:p text:style-name="P26">Конопленко Марина</text:p>
          </table:table-cell>
          <table:table-cell table:style-name="Таблица5.C15" office:value-type="string">
            <text:p text:style-name="P49">10-Б</text:p>
          </table:table-cell>
          <table:table-cell table:style-name="Таблица5.D15" office:value-type="string">
            <text:p text:style-name="P38"/>
          </table:table-cell>
          <table:table-cell table:style-name="Таблица5.E15" office:value-type="string">
            <text:p text:style-name="P27">первинний</text:p>
          </table:table-cell>
          <table:table-cell table:style-name="Таблица5.F15" office:value-type="string">
            <text:p text:style-name="P38"/>
          </table:table-cell>
          <table:table-cell table:style-name="Таблица5.G15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21012938073479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16" office:value-type="string">
            <text:p text:style-name="P26">Лаврик Максим</text:p>
          </table:table-cell>
          <table:table-cell table:style-name="Таблица5.C16" office:value-type="string">
            <text:p text:style-name="P49">10-Б</text:p>
          </table:table-cell>
          <table:table-cell table:style-name="Таблица5.D16" office:value-type="string">
            <text:p text:style-name="P38"/>
          </table:table-cell>
          <table:table-cell table:style-name="Таблица5.E16" office:value-type="string">
            <text:p text:style-name="P27">первинний</text:p>
          </table:table-cell>
          <table:table-cell table:style-name="Таблица5.F16" office:value-type="string">
            <text:p text:style-name="P38"/>
          </table:table-cell>
          <table:table-cell table:style-name="Таблица5.G16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21012829509412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17" office:value-type="string">
            <text:p text:style-name="P26">Лопушенко Олександра</text:p>
          </table:table-cell>
          <table:table-cell table:style-name="Таблица5.C17" office:value-type="string">
            <text:p text:style-name="P49">10-Б</text:p>
          </table:table-cell>
          <table:table-cell table:style-name="Таблица5.D17" office:value-type="string">
            <text:p text:style-name="P38"/>
          </table:table-cell>
          <table:table-cell table:style-name="Таблица5.E17" office:value-type="string">
            <text:p text:style-name="P27">первинний</text:p>
          </table:table-cell>
          <table:table-cell table:style-name="Таблица5.F17" office:value-type="string">
            <text:p text:style-name="P38"/>
          </table:table-cell>
          <table:table-cell table:style-name="Таблица5.G17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21012989380682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18" office:value-type="string">
            <text:p text:style-name="P26">Мельник Вікторія</text:p>
          </table:table-cell>
          <table:table-cell table:style-name="Таблица5.C18" office:value-type="string">
            <text:p text:style-name="P49">10-Б</text:p>
          </table:table-cell>
          <table:table-cell table:style-name="Таблица5.D18" office:value-type="string">
            <text:p text:style-name="P38"/>
          </table:table-cell>
          <table:table-cell table:style-name="Таблица5.E18" office:value-type="string">
            <text:p text:style-name="P27">первинний</text:p>
          </table:table-cell>
          <table:table-cell table:style-name="Таблица5.F18" office:value-type="string">
            <text:p text:style-name="P38"/>
          </table:table-cell>
          <table:table-cell table:style-name="Таблица5.G18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21012873995965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19" office:value-type="string">
            <text:p text:style-name="P26">Мішин Владислав</text:p>
          </table:table-cell>
          <table:table-cell table:style-name="Таблица5.C19" office:value-type="string">
            <text:p text:style-name="P49">10-Б</text:p>
          </table:table-cell>
          <table:table-cell table:style-name="Таблица5.D19" office:value-type="string">
            <text:p text:style-name="P38"/>
          </table:table-cell>
          <table:table-cell table:style-name="Таблица5.E19" office:value-type="string">
            <text:p text:style-name="P27">первинний</text:p>
          </table:table-cell>
          <table:table-cell table:style-name="Таблица5.F19" office:value-type="string">
            <text:p text:style-name="P38"/>
          </table:table-cell>
          <table:table-cell table:style-name="Таблица5.G19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21012930281694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20" office:value-type="string">
            <text:p text:style-name="P26">Омельченко Ольга</text:p>
          </table:table-cell>
          <table:table-cell table:style-name="Таблица5.C20" office:value-type="string">
            <text:p text:style-name="P49">10-Б</text:p>
          </table:table-cell>
          <table:table-cell table:style-name="Таблица5.D20" office:value-type="string">
            <text:p text:style-name="P38"/>
          </table:table-cell>
          <table:table-cell table:style-name="Таблица5.E20" office:value-type="string">
            <text:p text:style-name="P27">первинний</text:p>
          </table:table-cell>
          <table:table-cell table:style-name="Таблица5.F20" office:value-type="string">
            <text:p text:style-name="P38"/>
          </table:table-cell>
          <table:table-cell table:style-name="Таблица5.G20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21012985926654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21" office:value-type="string">
            <text:p text:style-name="P26">Пшеничнікова Софія</text:p>
          </table:table-cell>
          <table:table-cell table:style-name="Таблица5.C21" office:value-type="string">
            <text:p text:style-name="P49">10-Б</text:p>
          </table:table-cell>
          <table:table-cell table:style-name="Таблица5.D21" office:value-type="string">
            <text:p text:style-name="P38"/>
          </table:table-cell>
          <table:table-cell table:style-name="Таблица5.E21" office:value-type="string">
            <text:p text:style-name="P27">первинний</text:p>
          </table:table-cell>
          <table:table-cell table:style-name="Таблица5.F21" office:value-type="string">
            <text:p text:style-name="P38"/>
          </table:table-cell>
          <table:table-cell table:style-name="Таблица5.G21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21012857040068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22" office:value-type="string">
            <text:p text:style-name="P26">Савенко Олександр</text:p>
          </table:table-cell>
          <table:table-cell table:style-name="Таблица5.C22" office:value-type="string">
            <text:p text:style-name="P49">10-Б</text:p>
          </table:table-cell>
          <table:table-cell table:style-name="Таблица5.D22" office:value-type="string">
            <text:p text:style-name="P38"/>
          </table:table-cell>
          <table:table-cell table:style-name="Таблица5.E22" office:value-type="string">
            <text:p text:style-name="P27">первинний</text:p>
          </table:table-cell>
          <table:table-cell table:style-name="Таблица5.F22" office:value-type="string">
            <text:p text:style-name="P38"/>
          </table:table-cell>
          <table:table-cell table:style-name="Таблица5.G22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21012948004365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23" office:value-type="string">
            <text:p text:style-name="P26">Синюкова Валерія</text:p>
          </table:table-cell>
          <table:table-cell table:style-name="Таблица5.C23" office:value-type="string">
            <text:p text:style-name="P49">10-Б</text:p>
          </table:table-cell>
          <table:table-cell table:style-name="Таблица5.D23" office:value-type="string">
            <text:p text:style-name="P38"/>
          </table:table-cell>
          <table:table-cell table:style-name="Таблица5.E23" office:value-type="string">
            <text:p text:style-name="P27">первинний</text:p>
          </table:table-cell>
          <table:table-cell table:style-name="Таблица5.F23" office:value-type="string">
            <text:p text:style-name="P38"/>
          </table:table-cell>
          <table:table-cell table:style-name="Таблица5.G23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21012949308202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24" office:value-type="string">
            <text:p text:style-name="P26">Сідельникова Анастасія</text:p>
          </table:table-cell>
          <table:table-cell table:style-name="Таблица5.C24" office:value-type="string">
            <text:p text:style-name="P49">10-Б</text:p>
          </table:table-cell>
          <table:table-cell table:style-name="Таблица5.D24" office:value-type="string">
            <text:p text:style-name="P38"/>
          </table:table-cell>
          <table:table-cell table:style-name="Таблица5.E24" office:value-type="string">
            <text:p text:style-name="P27">первинний</text:p>
          </table:table-cell>
          <table:table-cell table:style-name="Таблица5.F24" office:value-type="string">
            <text:p text:style-name="P38"/>
          </table:table-cell>
          <table:table-cell table:style-name="Таблица5.G24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21012869211554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30" office:value-type="string">
            <text:p text:style-name="P26">Тимашов Максим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21012966362477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30" office:value-type="string">
            <text:p text:style-name="P48">Цуканов Владислав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49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21012819191206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30" office:value-type="string">
            <text:p text:style-name="P26">Цяк Катерина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21012883007671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30" office:value-type="string">
            <text:p text:style-name="P26">Чєломов Денис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21012910209315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30" office:value-type="string">
            <text:p text:style-name="P26">Штробль Микита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21012868849838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30" office:value-type="string">
            <text:p text:style-name="P26">Яманко Данило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21012992728652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31" office:value-type="string">
            <text:p text:style-name="P38"/>
          </table:table-cell>
          <table:table-cell table:style-name="Таблица5.C31" office:value-type="string">
            <text:p text:style-name="P46"/>
          </table:table-cell>
          <table:table-cell table:style-name="Таблица5.D31" office:value-type="string">
            <text:p text:style-name="P38"/>
          </table:table-cell>
          <table:table-cell table:style-name="Таблица5.E31" office:value-type="string">
            <text:p text:style-name="P27"/>
          </table:table-cell>
          <table:table-cell table:style-name="Таблица5.F31" office:value-type="string">
            <text:p text:style-name="P38"/>
          </table:table-cell>
          <table:table-cell table:style-name="Таблица5.G31" office:value-type="string">
            <text:p text:style-name="P39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2"/>
        <table:table-column table:style-name="Таблица6.F" table:number-columns-repeated="2"/>
        <table:table-row>
          <table:table-cell table:style-name="Таблица6.A1" office:value-type="string">
            <text:p text:style-name="P72">№</text:p>
          </table:table-cell>
          <table:table-cell table:style-name="Таблица6.A1" office:value-type="string">
            <text:p text:style-name="P72">Прізвище, ім’я учня</text:p>
          </table:table-cell>
          <table:table-cell table:style-name="Таблица6.A1" office:value-type="string">
            <text:p text:style-name="P72">Клас</text:p>
          </table:table-cell>
          <table:table-cell table:style-name="Таблица6.A1" office:value-type="string">
            <text:p text:style-name="P72">Дата інструктажу</text:p>
          </table:table-cell>
          <table:table-cell table:style-name="Таблица6.A1" office:value-type="string">
            <text:p text:style-name="P72">Назва інструктажу</text:p>
          </table:table-cell>
          <table:table-cell table:style-name="Таблица6.A1" office:value-type="string">
            <text:p text:style-name="P72">Підпис учня</text:p>
          </table:table-cell>
          <table:table-cell table:style-name="Таблица6.G1" office:value-type="string">
            <text:p text:style-name="P72">Підпис <text:span text:style-name="T1">вчителя</text:span></text:p>
          </table:table-cell>
        </table:table-row>
        <table:table-row table:style-name="Таблица6.2">
          <table:table-cell table:style-name="Таблица6.A2" office:value-type="string">
            <text:list xml:id="list210128520459001" text:continue-list="list210129927286522" text:style-name="L2">
              <text:list-item text:start-value="1">
                <text:p text:style-name="P106"/>
              </text:list-item>
            </text:list>
          </table:table-cell>
          <table:table-cell table:style-name="Таблица6.B2" office:value-type="string">
            <text:p text:style-name="P77">Байдин Никита</text:p>
          </table:table-cell>
          <table:table-cell table:style-name="Таблица6.C2" office:value-type="string">
            <text:p text:style-name="P78">10-В</text:p>
          </table:table-cell>
          <table:table-cell table:style-name="Таблица6.D2" office:value-type="string">
            <text:p text:style-name="P75"/>
          </table:table-cell>
          <table:table-cell table:style-name="Таблица6.E2" office:value-type="string">
            <text:p text:style-name="P72">первинний</text:p>
          </table:table-cell>
          <table:table-cell table:style-name="Таблица6.F2" office:value-type="string">
            <text:p text:style-name="P75"/>
          </table:table-cell>
          <table:table-cell table:style-name="Таблица6.G2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21012912579791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3" office:value-type="string">
            <text:p text:style-name="P71">Баришніков Дмитро</text:p>
          </table:table-cell>
          <table:table-cell table:style-name="Таблица6.C3" office:value-type="string">
            <text:p text:style-name="P78">10-В</text:p>
          </table:table-cell>
          <table:table-cell table:style-name="Таблица6.D3" office:value-type="string">
            <text:p text:style-name="P75"/>
          </table:table-cell>
          <table:table-cell table:style-name="Таблица6.E3" office:value-type="string">
            <text:p text:style-name="P72">первинний</text:p>
          </table:table-cell>
          <table:table-cell table:style-name="Таблица6.F3" office:value-type="string">
            <text:p text:style-name="P75"/>
          </table:table-cell>
          <table:table-cell table:style-name="Таблица6.G3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21012875826404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4" office:value-type="string">
            <text:p text:style-name="P71">Веселов Михайло</text:p>
          </table:table-cell>
          <table:table-cell table:style-name="Таблица6.C4" office:value-type="string">
            <text:p text:style-name="P78">10-В</text:p>
          </table:table-cell>
          <table:table-cell table:style-name="Таблица6.D4" office:value-type="string">
            <text:p text:style-name="P75"/>
          </table:table-cell>
          <table:table-cell table:style-name="Таблица6.E4" office:value-type="string">
            <text:p text:style-name="P72">первинний</text:p>
          </table:table-cell>
          <table:table-cell table:style-name="Таблица6.F4" office:value-type="string">
            <text:p text:style-name="P75"/>
          </table:table-cell>
          <table:table-cell table:style-name="Таблица6.G4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21013012220001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5" office:value-type="string">
            <text:p text:style-name="P71">Височанський Владислав</text:p>
          </table:table-cell>
          <table:table-cell table:style-name="Таблица6.C5" office:value-type="string">
            <text:p text:style-name="P78">10-В</text:p>
          </table:table-cell>
          <table:table-cell table:style-name="Таблица6.D5" office:value-type="string">
            <text:p text:style-name="P75"/>
          </table:table-cell>
          <table:table-cell table:style-name="Таблица6.E5" office:value-type="string">
            <text:p text:style-name="P72">первинний</text:p>
          </table:table-cell>
          <table:table-cell table:style-name="Таблица6.F5" office:value-type="string">
            <text:p text:style-name="P75"/>
          </table:table-cell>
          <table:table-cell table:style-name="Таблица6.G5" office:value-type="string">
            <text:p text:style-name="P75"/>
          </table:table-cell>
        </table:table-row>
        <text:soft-page-break/>
        <table:table-row table:style-name="Таблица6.2">
          <table:table-cell table:style-name="Таблица6.A2" office:value-type="string">
            <text:list xml:id="list21012859947737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6" office:value-type="string">
            <text:p text:style-name="P71">Волобуєва Тетяна</text:p>
          </table:table-cell>
          <table:table-cell table:style-name="Таблица6.C6" office:value-type="string">
            <text:p text:style-name="P78">10-В</text:p>
          </table:table-cell>
          <table:table-cell table:style-name="Таблица6.D6" office:value-type="string">
            <text:p text:style-name="P75"/>
          </table:table-cell>
          <table:table-cell table:style-name="Таблица6.E6" office:value-type="string">
            <text:p text:style-name="P72">первинний</text:p>
          </table:table-cell>
          <table:table-cell table:style-name="Таблица6.F6" office:value-type="string">
            <text:p text:style-name="P75"/>
          </table:table-cell>
          <table:table-cell table:style-name="Таблица6.G6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21012812066759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7" office:value-type="string">
            <text:p text:style-name="P71">Дудкіна Ганна</text:p>
          </table:table-cell>
          <table:table-cell table:style-name="Таблица6.C7" office:value-type="string">
            <text:p text:style-name="P78">10-В</text:p>
          </table:table-cell>
          <table:table-cell table:style-name="Таблица6.D7" office:value-type="string">
            <text:p text:style-name="P75"/>
          </table:table-cell>
          <table:table-cell table:style-name="Таблица6.E7" office:value-type="string">
            <text:p text:style-name="P72">первинний</text:p>
          </table:table-cell>
          <table:table-cell table:style-name="Таблица6.F7" office:value-type="string">
            <text:p text:style-name="P75"/>
          </table:table-cell>
          <table:table-cell table:style-name="Таблица6.G7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21012870699887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8" office:value-type="string">
            <text:p text:style-name="P71">Єгіазарян Давіт</text:p>
          </table:table-cell>
          <table:table-cell table:style-name="Таблица6.C8" office:value-type="string">
            <text:p text:style-name="P78">10-В</text:p>
          </table:table-cell>
          <table:table-cell table:style-name="Таблица6.D8" office:value-type="string">
            <text:p text:style-name="P75"/>
          </table:table-cell>
          <table:table-cell table:style-name="Таблица6.E8" office:value-type="string">
            <text:p text:style-name="P72">первинний</text:p>
          </table:table-cell>
          <table:table-cell table:style-name="Таблица6.F8" office:value-type="string">
            <text:p text:style-name="P75"/>
          </table:table-cell>
          <table:table-cell table:style-name="Таблица6.G8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21012987723632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9" office:value-type="string">
            <text:p text:style-name="P71">Замишляєва Ганна</text:p>
          </table:table-cell>
          <table:table-cell table:style-name="Таблица6.C9" office:value-type="string">
            <text:p text:style-name="P78">10-В</text:p>
          </table:table-cell>
          <table:table-cell table:style-name="Таблица6.D9" office:value-type="string">
            <text:p text:style-name="P75"/>
          </table:table-cell>
          <table:table-cell table:style-name="Таблица6.E9" office:value-type="string">
            <text:p text:style-name="P72">первинний</text:p>
          </table:table-cell>
          <table:table-cell table:style-name="Таблица6.F9" office:value-type="string">
            <text:p text:style-name="P75"/>
          </table:table-cell>
          <table:table-cell table:style-name="Таблица6.G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21012944544515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0" office:value-type="string">
            <text:p text:style-name="P71">Земляний Олександр</text:p>
          </table:table-cell>
          <table:table-cell table:style-name="Таблица6.C10" office:value-type="string">
            <text:p text:style-name="P78">10-В</text:p>
          </table:table-cell>
          <table:table-cell table:style-name="Таблица6.D10" office:value-type="string">
            <text:p text:style-name="P75"/>
          </table:table-cell>
          <table:table-cell table:style-name="Таблица6.E10" office:value-type="string">
            <text:p text:style-name="P72">первинний</text:p>
          </table:table-cell>
          <table:table-cell table:style-name="Таблица6.F10" office:value-type="string">
            <text:p text:style-name="P75"/>
          </table:table-cell>
          <table:table-cell table:style-name="Таблица6.G10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21012990406300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1" office:value-type="string">
            <text:p text:style-name="P71">Іванісов Денис</text:p>
          </table:table-cell>
          <table:table-cell table:style-name="Таблица6.C11" office:value-type="string">
            <text:p text:style-name="P78">10-В</text:p>
          </table:table-cell>
          <table:table-cell table:style-name="Таблица6.D11" office:value-type="string">
            <text:p text:style-name="P75"/>
          </table:table-cell>
          <table:table-cell table:style-name="Таблица6.E11" office:value-type="string">
            <text:p text:style-name="P72">первинний</text:p>
          </table:table-cell>
          <table:table-cell table:style-name="Таблица6.F11" office:value-type="string">
            <text:p text:style-name="P75"/>
          </table:table-cell>
          <table:table-cell table:style-name="Таблица6.G11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210128974669393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2" office:value-type="string">
            <text:p text:style-name="P71">Коваль Наталія</text:p>
          </table:table-cell>
          <table:table-cell table:style-name="Таблица6.C12" office:value-type="string">
            <text:p text:style-name="P78">10-В</text:p>
          </table:table-cell>
          <table:table-cell table:style-name="Таблица6.D12" office:value-type="string">
            <text:p text:style-name="P75"/>
          </table:table-cell>
          <table:table-cell table:style-name="Таблица6.E12" office:value-type="string">
            <text:p text:style-name="P72">первинний</text:p>
          </table:table-cell>
          <table:table-cell table:style-name="Таблица6.F12" office:value-type="string">
            <text:p text:style-name="P75"/>
          </table:table-cell>
          <table:table-cell table:style-name="Таблица6.G12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21012852100208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3" office:value-type="string">
            <text:p text:style-name="P71">Ковальов Юрій</text:p>
          </table:table-cell>
          <table:table-cell table:style-name="Таблица6.C13" office:value-type="string">
            <text:p text:style-name="P78">10-В</text:p>
          </table:table-cell>
          <table:table-cell table:style-name="Таблица6.D13" office:value-type="string">
            <text:p text:style-name="P75"/>
          </table:table-cell>
          <table:table-cell table:style-name="Таблица6.E13" office:value-type="string">
            <text:p text:style-name="P72">первинний</text:p>
          </table:table-cell>
          <table:table-cell table:style-name="Таблица6.F13" office:value-type="string">
            <text:p text:style-name="P75"/>
          </table:table-cell>
          <table:table-cell table:style-name="Таблица6.G13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21012937962275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4" office:value-type="string">
            <text:p text:style-name="P71">Кряж Дмитро</text:p>
          </table:table-cell>
          <table:table-cell table:style-name="Таблица6.C14" office:value-type="string">
            <text:p text:style-name="P78">10-В</text:p>
          </table:table-cell>
          <table:table-cell table:style-name="Таблица6.D14" office:value-type="string">
            <text:p text:style-name="P75"/>
          </table:table-cell>
          <table:table-cell table:style-name="Таблица6.E14" office:value-type="string">
            <text:p text:style-name="P72">первинний</text:p>
          </table:table-cell>
          <table:table-cell table:style-name="Таблица6.F14" office:value-type="string">
            <text:p text:style-name="P75"/>
          </table:table-cell>
          <table:table-cell table:style-name="Таблица6.G14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21012991848693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5" office:value-type="string">
            <text:p text:style-name="P71">Куршубадзе Еліта</text:p>
          </table:table-cell>
          <table:table-cell table:style-name="Таблица6.C15" office:value-type="string">
            <text:p text:style-name="P78">10-В</text:p>
          </table:table-cell>
          <table:table-cell table:style-name="Таблица6.D15" office:value-type="string">
            <text:p text:style-name="P75"/>
          </table:table-cell>
          <table:table-cell table:style-name="Таблица6.E15" office:value-type="string">
            <text:p text:style-name="P72">первинний</text:p>
          </table:table-cell>
          <table:table-cell table:style-name="Таблица6.F15" office:value-type="string">
            <text:p text:style-name="P75"/>
          </table:table-cell>
          <table:table-cell table:style-name="Таблица6.G15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21012958468516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6" office:value-type="string">
            <text:p text:style-name="P71">Лебідь Вікторія</text:p>
          </table:table-cell>
          <table:table-cell table:style-name="Таблица6.C16" office:value-type="string">
            <text:p text:style-name="P78">10-В</text:p>
          </table:table-cell>
          <table:table-cell table:style-name="Таблица6.D16" office:value-type="string">
            <text:p text:style-name="P75"/>
          </table:table-cell>
          <table:table-cell table:style-name="Таблица6.E16" office:value-type="string">
            <text:p text:style-name="P72">первинний</text:p>
          </table:table-cell>
          <table:table-cell table:style-name="Таблица6.F16" office:value-type="string">
            <text:p text:style-name="P75"/>
          </table:table-cell>
          <table:table-cell table:style-name="Таблица6.G16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21012859645035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7" office:value-type="string">
            <text:p text:style-name="P71">Луценко Олександр</text:p>
          </table:table-cell>
          <table:table-cell table:style-name="Таблица6.C17" office:value-type="string">
            <text:p text:style-name="P78">10-В</text:p>
          </table:table-cell>
          <table:table-cell table:style-name="Таблица6.D17" office:value-type="string">
            <text:p text:style-name="P75"/>
          </table:table-cell>
          <table:table-cell table:style-name="Таблица6.E17" office:value-type="string">
            <text:p text:style-name="P72">первинний</text:p>
          </table:table-cell>
          <table:table-cell table:style-name="Таблица6.F17" office:value-type="string">
            <text:p text:style-name="P75"/>
          </table:table-cell>
          <table:table-cell table:style-name="Таблица6.G17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21012943637454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8" office:value-type="string">
            <text:p text:style-name="P71">Малахов Руслан</text:p>
          </table:table-cell>
          <table:table-cell table:style-name="Таблица6.C18" office:value-type="string">
            <text:p text:style-name="P78">10-В</text:p>
          </table:table-cell>
          <table:table-cell table:style-name="Таблица6.D18" office:value-type="string">
            <text:p text:style-name="P75"/>
          </table:table-cell>
          <table:table-cell table:style-name="Таблица6.E18" office:value-type="string">
            <text:p text:style-name="P72">первинний</text:p>
          </table:table-cell>
          <table:table-cell table:style-name="Таблица6.F18" office:value-type="string">
            <text:p text:style-name="P75"/>
          </table:table-cell>
          <table:table-cell table:style-name="Таблица6.G18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21013004585702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9" office:value-type="string">
            <text:p text:style-name="P71">Мельничук Єгор</text:p>
          </table:table-cell>
          <table:table-cell table:style-name="Таблица6.C19" office:value-type="string">
            <text:p text:style-name="P78">10-В</text:p>
          </table:table-cell>
          <table:table-cell table:style-name="Таблица6.D19" office:value-type="string">
            <text:p text:style-name="P75"/>
          </table:table-cell>
          <table:table-cell table:style-name="Таблица6.E19" office:value-type="string">
            <text:p text:style-name="P72">первинний</text:p>
          </table:table-cell>
          <table:table-cell table:style-name="Таблица6.F19" office:value-type="string">
            <text:p text:style-name="P75"/>
          </table:table-cell>
          <table:table-cell table:style-name="Таблица6.G1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21012855978205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0" office:value-type="string">
            <text:p text:style-name="P71">Мирошніченко Яким</text:p>
          </table:table-cell>
          <table:table-cell table:style-name="Таблица6.C20" office:value-type="string">
            <text:p text:style-name="P78">10-В</text:p>
          </table:table-cell>
          <table:table-cell table:style-name="Таблица6.D20" office:value-type="string">
            <text:p text:style-name="P75"/>
          </table:table-cell>
          <table:table-cell table:style-name="Таблица6.E20" office:value-type="string">
            <text:p text:style-name="P72">первинний</text:p>
          </table:table-cell>
          <table:table-cell table:style-name="Таблица6.F20" office:value-type="string">
            <text:p text:style-name="P75"/>
          </table:table-cell>
          <table:table-cell table:style-name="Таблица6.G20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21012981817677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1" office:value-type="string">
            <text:p text:style-name="P71">Мікулін Микита</text:p>
          </table:table-cell>
          <table:table-cell table:style-name="Таблица6.C21" office:value-type="string">
            <text:p text:style-name="P78">10-В</text:p>
          </table:table-cell>
          <table:table-cell table:style-name="Таблица6.D21" office:value-type="string">
            <text:p text:style-name="P75"/>
          </table:table-cell>
          <table:table-cell table:style-name="Таблица6.E21" office:value-type="string">
            <text:p text:style-name="P72">первинний</text:p>
          </table:table-cell>
          <table:table-cell table:style-name="Таблица6.F21" office:value-type="string">
            <text:p text:style-name="P75"/>
          </table:table-cell>
          <table:table-cell table:style-name="Таблица6.G21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21012984595631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2" office:value-type="string">
            <text:p text:style-name="P71">Насонова Анна</text:p>
          </table:table-cell>
          <table:table-cell table:style-name="Таблица6.C22" office:value-type="string">
            <text:p text:style-name="P78">10-В</text:p>
          </table:table-cell>
          <table:table-cell table:style-name="Таблица6.D22" office:value-type="string">
            <text:p text:style-name="P75"/>
          </table:table-cell>
          <table:table-cell table:style-name="Таблица6.E22" office:value-type="string">
            <text:p text:style-name="P72">первинний</text:p>
          </table:table-cell>
          <table:table-cell table:style-name="Таблица6.F22" office:value-type="string">
            <text:p text:style-name="P75"/>
          </table:table-cell>
          <table:table-cell table:style-name="Таблица6.G22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210130136952253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3" office:value-type="string">
            <text:p text:style-name="P71">Овчиннікова Тетяна</text:p>
          </table:table-cell>
          <table:table-cell table:style-name="Таблица6.C23" office:value-type="string">
            <text:p text:style-name="P78">10-В</text:p>
          </table:table-cell>
          <table:table-cell table:style-name="Таблица6.D23" office:value-type="string">
            <text:p text:style-name="P75"/>
          </table:table-cell>
          <table:table-cell table:style-name="Таблица6.E23" office:value-type="string">
            <text:p text:style-name="P72">первинний</text:p>
          </table:table-cell>
          <table:table-cell table:style-name="Таблица6.F23" office:value-type="string">
            <text:p text:style-name="P75"/>
          </table:table-cell>
          <table:table-cell table:style-name="Таблица6.G23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21012983455304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4" office:value-type="string">
            <text:p text:style-name="P71">Осадчий Євген</text:p>
          </table:table-cell>
          <table:table-cell table:style-name="Таблица6.C24" office:value-type="string">
            <text:p text:style-name="P78">10-В</text:p>
          </table:table-cell>
          <table:table-cell table:style-name="Таблица6.D24" office:value-type="string">
            <text:p text:style-name="P75"/>
          </table:table-cell>
          <table:table-cell table:style-name="Таблица6.E24" office:value-type="string">
            <text:p text:style-name="P72">первинний</text:p>
          </table:table-cell>
          <table:table-cell table:style-name="Таблица6.F24" office:value-type="string">
            <text:p text:style-name="P75"/>
          </table:table-cell>
          <table:table-cell table:style-name="Таблица6.G24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21012934355900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9" office:value-type="string">
            <text:p text:style-name="P71">Парій Олена</text:p>
          </table:table-cell>
          <table:table-cell table:style-name="Таблица6.C29" office:value-type="string">
            <text:p text:style-name="P78">10-В</text:p>
          </table:table-cell>
          <table:table-cell table:style-name="Таблица6.D29" office:value-type="string">
            <text:p text:style-name="P75"/>
          </table:table-cell>
          <table:table-cell table:style-name="Таблица6.E29" office:value-type="string">
            <text:p text:style-name="P73">первинний</text:p>
          </table:table-cell>
          <table:table-cell table:style-name="Таблица6.F29" office:value-type="string">
            <text:p text:style-name="P75"/>
          </table:table-cell>
          <table:table-cell table:style-name="Таблица6.G29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21013001420052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9" office:value-type="string">
            <text:p text:style-name="P71">Посохов Максим</text:p>
          </table:table-cell>
          <table:table-cell table:style-name="Таблица6.C29" office:value-type="string">
            <text:p text:style-name="P78">10-В</text:p>
          </table:table-cell>
          <table:table-cell table:style-name="Таблица6.D29" office:value-type="string">
            <text:p text:style-name="P75"/>
          </table:table-cell>
          <table:table-cell table:style-name="Таблица6.E29" office:value-type="string">
            <text:p text:style-name="P73">первинний</text:p>
          </table:table-cell>
          <table:table-cell table:style-name="Таблица6.F29" office:value-type="string">
            <text:p text:style-name="P75"/>
          </table:table-cell>
          <table:table-cell table:style-name="Таблица6.G29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21012896611925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9" office:value-type="string">
            <text:p text:style-name="P71">Продайвода Олександр</text:p>
          </table:table-cell>
          <table:table-cell table:style-name="Таблица6.C29" office:value-type="string">
            <text:p text:style-name="P78">10-В</text:p>
          </table:table-cell>
          <table:table-cell table:style-name="Таблица6.D29" office:value-type="string">
            <text:p text:style-name="P75"/>
          </table:table-cell>
          <table:table-cell table:style-name="Таблица6.E29" office:value-type="string">
            <text:p text:style-name="P73">первинний</text:p>
          </table:table-cell>
          <table:table-cell table:style-name="Таблица6.F29" office:value-type="string">
            <text:p text:style-name="P75"/>
          </table:table-cell>
          <table:table-cell table:style-name="Таблица6.G29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21012966777284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9" office:value-type="string">
            <text:p text:style-name="P71">Свєтлічний Сергій</text:p>
          </table:table-cell>
          <table:table-cell table:style-name="Таблица6.C29" office:value-type="string">
            <text:p text:style-name="P78">10-В</text:p>
          </table:table-cell>
          <table:table-cell table:style-name="Таблица6.D29" office:value-type="string">
            <text:p text:style-name="P75"/>
          </table:table-cell>
          <table:table-cell table:style-name="Таблица6.E29" office:value-type="string">
            <text:p text:style-name="P73">первинний</text:p>
          </table:table-cell>
          <table:table-cell table:style-name="Таблица6.F29" office:value-type="string">
            <text:p text:style-name="P75"/>
          </table:table-cell>
          <table:table-cell table:style-name="Таблица6.G29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21012966154782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9" office:value-type="string">
            <text:p text:style-name="P71">Свірь Микита</text:p>
          </table:table-cell>
          <table:table-cell table:style-name="Таблица6.C29" office:value-type="string">
            <text:p text:style-name="P78">10-В</text:p>
          </table:table-cell>
          <table:table-cell table:style-name="Таблица6.D29" office:value-type="string">
            <text:p text:style-name="P75"/>
          </table:table-cell>
          <table:table-cell table:style-name="Таблица6.E29" office:value-type="string">
            <text:p text:style-name="P73">первинний</text:p>
          </table:table-cell>
          <table:table-cell table:style-name="Таблица6.F29" office:value-type="string">
            <text:p text:style-name="P75"/>
          </table:table-cell>
          <table:table-cell table:style-name="Таблица6.G29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21012854158519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30" office:value-type="string">
            <text:p text:style-name="P71">Семеренко Ярослав</text:p>
          </table:table-cell>
          <table:table-cell table:style-name="Таблица6.C30" office:value-type="string">
            <text:p text:style-name="P78">10-В</text:p>
          </table:table-cell>
          <table:table-cell table:style-name="Таблица6.D30" office:value-type="string">
            <text:p text:style-name="P75"/>
          </table:table-cell>
          <table:table-cell table:style-name="Таблица6.E30" office:value-type="string">
            <text:p text:style-name="P74">первинний</text:p>
          </table:table-cell>
          <table:table-cell table:style-name="Таблица6.F30" office:value-type="string">
            <text:p text:style-name="P75"/>
          </table:table-cell>
          <table:table-cell table:style-name="Таблица6.G30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21012852988964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31" office:value-type="string">
            <text:p text:style-name="P71">Собур Марина</text:p>
          </table:table-cell>
          <table:table-cell table:style-name="Таблица6.C31" office:value-type="string">
            <text:p text:style-name="P78">10-В</text:p>
          </table:table-cell>
          <table:table-cell table:style-name="Таблица6.D31" office:value-type="string">
            <text:p text:style-name="P75"/>
          </table:table-cell>
          <table:table-cell table:style-name="Таблица6.E31" office:value-type="string">
            <text:p text:style-name="P74">первинний</text:p>
          </table:table-cell>
          <table:table-cell table:style-name="Таблица6.F31" office:value-type="string">
            <text:p text:style-name="P75"/>
          </table:table-cell>
          <table:table-cell table:style-name="Таблица6.G31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21012991111886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32" office:value-type="string">
            <text:p text:style-name="P71">Сотник Володимир</text:p>
          </table:table-cell>
          <table:table-cell table:style-name="Таблица6.C32" office:value-type="string">
            <text:p text:style-name="P78">10-В</text:p>
          </table:table-cell>
          <table:table-cell table:style-name="Таблица6.D32" office:value-type="string">
            <text:p text:style-name="P75"/>
          </table:table-cell>
          <table:table-cell table:style-name="Таблица6.E32" office:value-type="string">
            <text:p text:style-name="P74">первинний</text:p>
          </table:table-cell>
          <table:table-cell table:style-name="Таблица6.F32" office:value-type="string">
            <text:p text:style-name="P75"/>
          </table:table-cell>
          <table:table-cell table:style-name="Таблица6.G32" office:value-type="string">
            <text:p text:style-name="P76"/>
          </table:table-cell>
        </table:table-row>
      </table:table>
      <text:p text:style-name="P25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F" table:number-columns-repeated="2"/>
        <table:table-row>
          <table:table-cell table:style-name="Таблица7.A1" office:value-type="string">
            <text:p text:style-name="P27">№</text:p>
          </table:table-cell>
          <table:table-cell table:style-name="Таблица7.A1" office:value-type="string">
            <text:p text:style-name="P27">Прізвище, ім’я учня</text:p>
          </table:table-cell>
          <table:table-cell table:style-name="Таблица7.A1" office:value-type="string">
            <text:p text:style-name="P27">Клас</text:p>
          </table:table-cell>
          <table:table-cell table:style-name="Таблица7.A1" office:value-type="string">
            <text:p text:style-name="P27">Дата інструктажу</text:p>
          </table:table-cell>
          <table:table-cell table:style-name="Таблица7.A1" office:value-type="string">
            <text:p text:style-name="P27">Назва інструкт<text:span text:style-name="T3">а</text:span>жу</text:p>
          </table:table-cell>
          <table:table-cell table:style-name="Таблица7.A1" office:value-type="string">
            <text:p text:style-name="P27">Підпис учня</text:p>
          </table:table-cell>
          <table:table-cell table:style-name="Таблица7.G1" office:value-type="string">
            <text:p text:style-name="P27">Підпис <text:span text:style-name="T1">вчителя</text:span></text:p>
          </table:table-cell>
        </table:table-row>
        <table:table-row table:style-name="Таблица7.2">
          <table:table-cell table:style-name="Таблица7.A2" office:value-type="string">
            <text:list xml:id="list210128972488845" text:continue-list="list210129911118867" text:style-name="L2">
              <text:list-item text:start-value="1">
                <text:p text:style-name="P96"/>
              </text:list-item>
            </text:list>
          </table:table-cell>
          <table:table-cell table:style-name="Таблица7.B2" office:value-type="string">
            <text:p text:style-name="P54">Бабаєв Фаріз</text:p>
          </table:table-cell>
          <table:table-cell table:style-name="Таблица7.C2" office:value-type="string">
            <text:p text:style-name="P55">11-Б</text:p>
          </table:table-cell>
          <table:table-cell table:style-name="Таблица7.D2" office:value-type="string">
            <text:p text:style-name="P38"/>
          </table:table-cell>
          <table:table-cell table:style-name="Таблица7.E2" office:value-type="string">
            <text:p text:style-name="P27">первинний</text:p>
          </table:table-cell>
          <table:table-cell table:style-name="Таблица7.F2" office:value-type="string">
            <text:p text:style-name="P38"/>
          </table:table-cell>
          <table:table-cell table:style-name="Таблица7.G2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21012872175509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3" office:value-type="string">
            <text:p text:style-name="P26">Бухараєва Анастасія</text:p>
          </table:table-cell>
          <table:table-cell table:style-name="Таблица7.C3" office:value-type="string">
            <text:p text:style-name="P55">11-Б</text:p>
          </table:table-cell>
          <table:table-cell table:style-name="Таблица7.D3" office:value-type="string">
            <text:p text:style-name="P38"/>
          </table:table-cell>
          <table:table-cell table:style-name="Таблица7.E3" office:value-type="string">
            <text:p text:style-name="P27">первинний</text:p>
          </table:table-cell>
          <table:table-cell table:style-name="Таблица7.F3" office:value-type="string">
            <text:p text:style-name="P38"/>
          </table:table-cell>
          <table:table-cell table:style-name="Таблица7.G3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21013026646316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4" office:value-type="string">
            <text:p text:style-name="P26">Грищенко Станіслав</text:p>
          </table:table-cell>
          <table:table-cell table:style-name="Таблица7.C4" office:value-type="string">
            <text:p text:style-name="P55">11-Б</text:p>
          </table:table-cell>
          <table:table-cell table:style-name="Таблица7.D4" office:value-type="string">
            <text:p text:style-name="P38"/>
          </table:table-cell>
          <table:table-cell table:style-name="Таблица7.E4" office:value-type="string">
            <text:p text:style-name="P27">первинний</text:p>
          </table:table-cell>
          <table:table-cell table:style-name="Таблица7.F4" office:value-type="string">
            <text:p text:style-name="P38"/>
          </table:table-cell>
          <table:table-cell table:style-name="Таблица7.G4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21012994016195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5" office:value-type="string">
            <text:p text:style-name="P26">Губатюк Олег</text:p>
          </table:table-cell>
          <table:table-cell table:style-name="Таблица7.C5" office:value-type="string">
            <text:p text:style-name="P55">11-Б</text:p>
          </table:table-cell>
          <table:table-cell table:style-name="Таблица7.D5" office:value-type="string">
            <text:p text:style-name="P38"/>
          </table:table-cell>
          <table:table-cell table:style-name="Таблица7.E5" office:value-type="string">
            <text:p text:style-name="P27">первинний</text:p>
          </table:table-cell>
          <table:table-cell table:style-name="Таблица7.F5" office:value-type="string">
            <text:p text:style-name="P38"/>
          </table:table-cell>
          <table:table-cell table:style-name="Таблица7.G5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21012832465728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6" office:value-type="string">
            <text:p text:style-name="P26">Демидова Карина</text:p>
          </table:table-cell>
          <table:table-cell table:style-name="Таблица7.C6" office:value-type="string">
            <text:p text:style-name="P55">11-Б</text:p>
          </table:table-cell>
          <table:table-cell table:style-name="Таблица7.D6" office:value-type="string">
            <text:p text:style-name="P38"/>
          </table:table-cell>
          <table:table-cell table:style-name="Таблица7.E6" office:value-type="string">
            <text:p text:style-name="P27">первинний</text:p>
          </table:table-cell>
          <table:table-cell table:style-name="Таблица7.F6" office:value-type="string">
            <text:p text:style-name="P38"/>
          </table:table-cell>
          <table:table-cell table:style-name="Таблица7.G6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21013032399038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7" office:value-type="string">
            <text:p text:style-name="P26">Долгополова Маргарита</text:p>
          </table:table-cell>
          <table:table-cell table:style-name="Таблица7.C7" office:value-type="string">
            <text:p text:style-name="P55">11-Б</text:p>
          </table:table-cell>
          <table:table-cell table:style-name="Таблица7.D7" office:value-type="string">
            <text:p text:style-name="P38"/>
          </table:table-cell>
          <table:table-cell table:style-name="Таблица7.E7" office:value-type="string">
            <text:p text:style-name="P27">первинний</text:p>
          </table:table-cell>
          <table:table-cell table:style-name="Таблица7.F7" office:value-type="string">
            <text:p text:style-name="P38"/>
          </table:table-cell>
          <table:table-cell table:style-name="Таблица7.G7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21012952560518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9" office:value-type="string">
            <text:p text:style-name="P26">Дудкін Олег</text:p>
          </table:table-cell>
          <table:table-cell table:style-name="Таблица7.C9" office:value-type="string">
            <text:p text:style-name="P55">11-Б</text:p>
          </table:table-cell>
          <table:table-cell table:style-name="Таблица7.D9" office:value-type="string">
            <text:p text:style-name="P38"/>
          </table:table-cell>
          <table:table-cell table:style-name="Таблица7.E9" office:value-type="string">
            <text:p text:style-name="P27">первинний</text:p>
          </table:table-cell>
          <table:table-cell table:style-name="Таблица7.F9" office:value-type="string">
            <text:p text:style-name="P38"/>
          </table:table-cell>
          <table:table-cell table:style-name="Таблица7.G9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21012969893205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9" office:value-type="string">
            <text:p text:style-name="P62">Кабиш Вікторія</text:p>
          </table:table-cell>
          <table:table-cell table:style-name="Таблица7.C9" office:value-type="string">
            <text:p text:style-name="P61">11-Б</text:p>
          </table:table-cell>
          <table:table-cell table:style-name="Таблица7.D9" office:value-type="string">
            <text:p text:style-name="P38"/>
          </table:table-cell>
          <table:table-cell table:style-name="Таблица7.E9" office:value-type="string">
            <text:p text:style-name="P61">первинний</text:p>
          </table:table-cell>
          <table:table-cell table:style-name="Таблица7.F9" office:value-type="string">
            <text:p text:style-name="P38"/>
          </table:table-cell>
          <table:table-cell table:style-name="Таблица7.G9" office:value-type="string">
            <text:p text:style-name="P38"/>
          </table:table-cell>
        </table:table-row>
        <text:soft-page-break/>
        <table:table-row table:style-name="Таблица7.2">
          <table:table-cell table:style-name="Таблица7.A2" office:value-type="string">
            <text:list xml:id="list21012977303487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10" office:value-type="string">
            <text:p text:style-name="P26">Кіндрась Олександра</text:p>
          </table:table-cell>
          <table:table-cell table:style-name="Таблица7.C10" office:value-type="string">
            <text:p text:style-name="P55">11-Б</text:p>
          </table:table-cell>
          <table:table-cell table:style-name="Таблица7.D10" office:value-type="string">
            <text:p text:style-name="P38"/>
          </table:table-cell>
          <table:table-cell table:style-name="Таблица7.E10" office:value-type="string">
            <text:p text:style-name="P27">первинний</text:p>
          </table:table-cell>
          <table:table-cell table:style-name="Таблица7.F10" office:value-type="string">
            <text:p text:style-name="P38"/>
          </table:table-cell>
          <table:table-cell table:style-name="Таблица7.G10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21013000356439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11" office:value-type="string">
            <text:p text:style-name="P26">Кнітєль Станіслав</text:p>
          </table:table-cell>
          <table:table-cell table:style-name="Таблица7.C11" office:value-type="string">
            <text:p text:style-name="P55">11-Б</text:p>
          </table:table-cell>
          <table:table-cell table:style-name="Таблица7.D11" office:value-type="string">
            <text:p text:style-name="P38"/>
          </table:table-cell>
          <table:table-cell table:style-name="Таблица7.E11" office:value-type="string">
            <text:p text:style-name="P27">первинний</text:p>
          </table:table-cell>
          <table:table-cell table:style-name="Таблица7.F11" office:value-type="string">
            <text:p text:style-name="P38"/>
          </table:table-cell>
          <table:table-cell table:style-name="Таблица7.G11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21012964602265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12" office:value-type="string">
            <text:p text:style-name="P26">Кузін Антон</text:p>
          </table:table-cell>
          <table:table-cell table:style-name="Таблица7.C12" office:value-type="string">
            <text:p text:style-name="P55">11-Б</text:p>
          </table:table-cell>
          <table:table-cell table:style-name="Таблица7.D12" office:value-type="string">
            <text:p text:style-name="P38"/>
          </table:table-cell>
          <table:table-cell table:style-name="Таблица7.E12" office:value-type="string">
            <text:p text:style-name="P27">первинний</text:p>
          </table:table-cell>
          <table:table-cell table:style-name="Таблица7.F12" office:value-type="string">
            <text:p text:style-name="P38"/>
          </table:table-cell>
          <table:table-cell table:style-name="Таблица7.G12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21012897349723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13" office:value-type="string">
            <text:p text:style-name="P26">Латюк Катерина</text:p>
          </table:table-cell>
          <table:table-cell table:style-name="Таблица7.C13" office:value-type="string">
            <text:p text:style-name="P55">11-Б</text:p>
          </table:table-cell>
          <table:table-cell table:style-name="Таблица7.D13" office:value-type="string">
            <text:p text:style-name="P38"/>
          </table:table-cell>
          <table:table-cell table:style-name="Таблица7.E13" office:value-type="string">
            <text:p text:style-name="P27">первинний</text:p>
          </table:table-cell>
          <table:table-cell table:style-name="Таблица7.F13" office:value-type="string">
            <text:p text:style-name="P38"/>
          </table:table-cell>
          <table:table-cell table:style-name="Таблица7.G13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21012940873135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14" office:value-type="string">
            <text:p text:style-name="P26">Лук'янова Людмила</text:p>
          </table:table-cell>
          <table:table-cell table:style-name="Таблица7.C14" office:value-type="string">
            <text:p text:style-name="P55">11-Б</text:p>
          </table:table-cell>
          <table:table-cell table:style-name="Таблица7.D14" office:value-type="string">
            <text:p text:style-name="P38"/>
          </table:table-cell>
          <table:table-cell table:style-name="Таблица7.E14" office:value-type="string">
            <text:p text:style-name="P27">первинний</text:p>
          </table:table-cell>
          <table:table-cell table:style-name="Таблица7.F14" office:value-type="string">
            <text:p text:style-name="P38"/>
          </table:table-cell>
          <table:table-cell table:style-name="Таблица7.G14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21013027592129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15" office:value-type="string">
            <text:p text:style-name="P26">Лушпо Катерина</text:p>
          </table:table-cell>
          <table:table-cell table:style-name="Таблица7.C15" office:value-type="string">
            <text:p text:style-name="P55">11-Б</text:p>
          </table:table-cell>
          <table:table-cell table:style-name="Таблица7.D15" office:value-type="string">
            <text:p text:style-name="P38"/>
          </table:table-cell>
          <table:table-cell table:style-name="Таблица7.E15" office:value-type="string">
            <text:p text:style-name="P27">первинний</text:p>
          </table:table-cell>
          <table:table-cell table:style-name="Таблица7.F15" office:value-type="string">
            <text:p text:style-name="P38"/>
          </table:table-cell>
          <table:table-cell table:style-name="Таблица7.G15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21012901627938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16" office:value-type="string">
            <text:p text:style-name="P26">Матуляк Оксана</text:p>
          </table:table-cell>
          <table:table-cell table:style-name="Таблица7.C16" office:value-type="string">
            <text:p text:style-name="P55">11-Б</text:p>
          </table:table-cell>
          <table:table-cell table:style-name="Таблица7.D16" office:value-type="string">
            <text:p text:style-name="P38"/>
          </table:table-cell>
          <table:table-cell table:style-name="Таблица7.E16" office:value-type="string">
            <text:p text:style-name="P27">первинний</text:p>
          </table:table-cell>
          <table:table-cell table:style-name="Таблица7.F16" office:value-type="string">
            <text:p text:style-name="P38"/>
          </table:table-cell>
          <table:table-cell table:style-name="Таблица7.G16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21012866333421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17" office:value-type="string">
            <text:p text:style-name="P26">Мікулін Максим</text:p>
          </table:table-cell>
          <table:table-cell table:style-name="Таблица7.C17" office:value-type="string">
            <text:p text:style-name="P55">11-Б</text:p>
          </table:table-cell>
          <table:table-cell table:style-name="Таблица7.D17" office:value-type="string">
            <text:p text:style-name="P38"/>
          </table:table-cell>
          <table:table-cell table:style-name="Таблица7.E17" office:value-type="string">
            <text:p text:style-name="P27">первинний</text:p>
          </table:table-cell>
          <table:table-cell table:style-name="Таблица7.F17" office:value-type="string">
            <text:p text:style-name="P38"/>
          </table:table-cell>
          <table:table-cell table:style-name="Таблица7.G17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21012951483105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18" office:value-type="string">
            <text:p text:style-name="P26">Нестеренко Дар'я</text:p>
          </table:table-cell>
          <table:table-cell table:style-name="Таблица7.C18" office:value-type="string">
            <text:p text:style-name="P55">11-Б</text:p>
          </table:table-cell>
          <table:table-cell table:style-name="Таблица7.D18" office:value-type="string">
            <text:p text:style-name="P38"/>
          </table:table-cell>
          <table:table-cell table:style-name="Таблица7.E18" office:value-type="string">
            <text:p text:style-name="P27">первинний</text:p>
          </table:table-cell>
          <table:table-cell table:style-name="Таблица7.F18" office:value-type="string">
            <text:p text:style-name="P38"/>
          </table:table-cell>
          <table:table-cell table:style-name="Таблица7.G18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21012975100531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19" office:value-type="string">
            <text:p text:style-name="P26">Павлова Дар'я</text:p>
          </table:table-cell>
          <table:table-cell table:style-name="Таблица7.C19" office:value-type="string">
            <text:p text:style-name="P55">11-Б</text:p>
          </table:table-cell>
          <table:table-cell table:style-name="Таблица7.D19" office:value-type="string">
            <text:p text:style-name="P38"/>
          </table:table-cell>
          <table:table-cell table:style-name="Таблица7.E19" office:value-type="string">
            <text:p text:style-name="P27">первинний</text:p>
          </table:table-cell>
          <table:table-cell table:style-name="Таблица7.F19" office:value-type="string">
            <text:p text:style-name="P38"/>
          </table:table-cell>
          <table:table-cell table:style-name="Таблица7.G19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21012869143345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20" office:value-type="string">
            <text:p text:style-name="P26">Пелюх Поліна</text:p>
          </table:table-cell>
          <table:table-cell table:style-name="Таблица7.C20" office:value-type="string">
            <text:p text:style-name="P55">11-Б</text:p>
          </table:table-cell>
          <table:table-cell table:style-name="Таблица7.D20" office:value-type="string">
            <text:p text:style-name="P38"/>
          </table:table-cell>
          <table:table-cell table:style-name="Таблица7.E20" office:value-type="string">
            <text:p text:style-name="P27">первинний</text:p>
          </table:table-cell>
          <table:table-cell table:style-name="Таблица7.F20" office:value-type="string">
            <text:p text:style-name="P38"/>
          </table:table-cell>
          <table:table-cell table:style-name="Таблица7.G20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21012942935722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21" office:value-type="string">
            <text:p text:style-name="P26">Пересєкіна Наталя</text:p>
          </table:table-cell>
          <table:table-cell table:style-name="Таблица7.C21" office:value-type="string">
            <text:p text:style-name="P55">11-Б</text:p>
          </table:table-cell>
          <table:table-cell table:style-name="Таблица7.D21" office:value-type="string">
            <text:p text:style-name="P38"/>
          </table:table-cell>
          <table:table-cell table:style-name="Таблица7.E21" office:value-type="string">
            <text:p text:style-name="P27">первинний</text:p>
          </table:table-cell>
          <table:table-cell table:style-name="Таблица7.F21" office:value-type="string">
            <text:p text:style-name="P38"/>
          </table:table-cell>
          <table:table-cell table:style-name="Таблица7.G21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21012888644350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22" office:value-type="string">
            <text:p text:style-name="P26">Полегенька Катерина</text:p>
          </table:table-cell>
          <table:table-cell table:style-name="Таблица7.C22" office:value-type="string">
            <text:p text:style-name="P55">11-Б</text:p>
          </table:table-cell>
          <table:table-cell table:style-name="Таблица7.D22" office:value-type="string">
            <text:p text:style-name="P38"/>
          </table:table-cell>
          <table:table-cell table:style-name="Таблица7.E22" office:value-type="string">
            <text:p text:style-name="P27">первинний</text:p>
          </table:table-cell>
          <table:table-cell table:style-name="Таблица7.F22" office:value-type="string">
            <text:p text:style-name="P38"/>
          </table:table-cell>
          <table:table-cell table:style-name="Таблица7.G22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21012845190562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23" office:value-type="string">
            <text:p text:style-name="P26">Рижов Антон</text:p>
          </table:table-cell>
          <table:table-cell table:style-name="Таблица7.C23" office:value-type="string">
            <text:p text:style-name="P55">11-Б</text:p>
          </table:table-cell>
          <table:table-cell table:style-name="Таблица7.D23" office:value-type="string">
            <text:p text:style-name="P38"/>
          </table:table-cell>
          <table:table-cell table:style-name="Таблица7.E23" office:value-type="string">
            <text:p text:style-name="P27">первинний</text:p>
          </table:table-cell>
          <table:table-cell table:style-name="Таблица7.F23" office:value-type="string">
            <text:p text:style-name="P38"/>
          </table:table-cell>
          <table:table-cell table:style-name="Таблица7.G23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21012944227789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24" office:value-type="string">
            <text:p text:style-name="P26">Семененя Анастасія</text:p>
          </table:table-cell>
          <table:table-cell table:style-name="Таблица7.C24" office:value-type="string">
            <text:p text:style-name="P55">11-Б</text:p>
          </table:table-cell>
          <table:table-cell table:style-name="Таблица7.D24" office:value-type="string">
            <text:p text:style-name="P38"/>
          </table:table-cell>
          <table:table-cell table:style-name="Таблица7.E24" office:value-type="string">
            <text:p text:style-name="P27">первинний</text:p>
          </table:table-cell>
          <table:table-cell table:style-name="Таблица7.F24" office:value-type="string">
            <text:p text:style-name="P38"/>
          </table:table-cell>
          <table:table-cell table:style-name="Таблица7.G24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21013027871748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25" office:value-type="string">
            <text:p text:style-name="P26">Студенікіна Олександра</text:p>
          </table:table-cell>
          <table:table-cell table:style-name="Таблица7.C25" office:value-type="string">
            <text:p text:style-name="P55">11-Б</text:p>
          </table:table-cell>
          <table:table-cell table:style-name="Таблица7.D25" office:value-type="string">
            <text:p text:style-name="P38"/>
          </table:table-cell>
          <table:table-cell table:style-name="Таблица7.E25" office:value-type="string">
            <text:p text:style-name="P27">первинний</text:p>
          </table:table-cell>
          <table:table-cell table:style-name="Таблица7.F25" office:value-type="string">
            <text:p text:style-name="P38"/>
          </table:table-cell>
          <table:table-cell table:style-name="Таблица7.G25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21012944017494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29" office:value-type="string">
            <text:p text:style-name="P26">Тетерін Денис</text:p>
          </table:table-cell>
          <table:table-cell table:style-name="Таблица7.C29" office:value-type="string">
            <text:p text:style-name="P55">11-Б</text:p>
          </table:table-cell>
          <table:table-cell table:style-name="Таблица7.D29" office:value-type="string">
            <text:p text:style-name="P38"/>
          </table:table-cell>
          <table:table-cell table:style-name="Таблица7.E29" office:value-type="string">
            <text:p text:style-name="P28">первинний</text:p>
          </table:table-cell>
          <table:table-cell table:style-name="Таблица7.F29" office:value-type="string">
            <text:p text:style-name="P38"/>
          </table:table-cell>
          <table:table-cell table:style-name="Таблица7.G2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21012927163759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29" office:value-type="string">
            <text:p text:style-name="P26">Тушмінцев Артем</text:p>
          </table:table-cell>
          <table:table-cell table:style-name="Таблица7.C29" office:value-type="string">
            <text:p text:style-name="P55">11-Б</text:p>
          </table:table-cell>
          <table:table-cell table:style-name="Таблица7.D29" office:value-type="string">
            <text:p text:style-name="P38"/>
          </table:table-cell>
          <table:table-cell table:style-name="Таблица7.E29" office:value-type="string">
            <text:p text:style-name="P49">первинний</text:p>
          </table:table-cell>
          <table:table-cell table:style-name="Таблица7.F29" office:value-type="string">
            <text:p text:style-name="P38"/>
          </table:table-cell>
          <table:table-cell table:style-name="Таблица7.G2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21012946678562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29" office:value-type="string">
            <text:p text:style-name="P26">Цимбаліст Ірина</text:p>
          </table:table-cell>
          <table:table-cell table:style-name="Таблица7.C29" office:value-type="string">
            <text:p text:style-name="P55">11-Б</text:p>
          </table:table-cell>
          <table:table-cell table:style-name="Таблица7.D29" office:value-type="string">
            <text:p text:style-name="P38"/>
          </table:table-cell>
          <table:table-cell table:style-name="Таблица7.E29" office:value-type="string">
            <text:p text:style-name="P28">первинний</text:p>
          </table:table-cell>
          <table:table-cell table:style-name="Таблица7.F29" office:value-type="string">
            <text:p text:style-name="P38"/>
          </table:table-cell>
          <table:table-cell table:style-name="Таблица7.G2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21012986137864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29" office:value-type="string">
            <text:p text:style-name="P26">Шаповалова Ольга</text:p>
          </table:table-cell>
          <table:table-cell table:style-name="Таблица7.C29" office:value-type="string">
            <text:p text:style-name="P55">11-Б</text:p>
          </table:table-cell>
          <table:table-cell table:style-name="Таблица7.D29" office:value-type="string">
            <text:p text:style-name="P38"/>
          </table:table-cell>
          <table:table-cell table:style-name="Таблица7.E29" office:value-type="string">
            <text:p text:style-name="P28">первинний</text:p>
          </table:table-cell>
          <table:table-cell table:style-name="Таблица7.F29" office:value-type="string">
            <text:p text:style-name="P38"/>
          </table:table-cell>
          <table:table-cell table:style-name="Таблица7.G2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21012923039959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30" office:value-type="string">
            <text:p text:style-name="P26">Яценко Лілія</text:p>
          </table:table-cell>
          <table:table-cell table:style-name="Таблица7.C30" office:value-type="string">
            <text:p text:style-name="P55">11-Б</text:p>
          </table:table-cell>
          <table:table-cell table:style-name="Таблица7.D30" office:value-type="string">
            <text:p text:style-name="P38"/>
          </table:table-cell>
          <table:table-cell table:style-name="Таблица7.E30" office:value-type="string">
            <text:p text:style-name="P28">первинний</text:p>
          </table:table-cell>
          <table:table-cell table:style-name="Таблица7.F30" office:value-type="string">
            <text:p text:style-name="P38"/>
          </table:table-cell>
          <table:table-cell table:style-name="Таблица7.G30" office:value-type="string">
            <text:p text:style-name="P39"/>
          </table:table-cell>
        </table:table-row>
      </table:table>
      <text:p text:style-name="P1"/>
      <text:p text:style-name="P1"/>
      <text:p text:style-name="P88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2"/>
        <table:table-column table:style-name="Таблица8.F" table:number-columns-repeated="2"/>
        <table:table-row>
          <table:table-cell table:style-name="Таблица8.A1" office:value-type="string">
            <text:p text:style-name="P27">№</text:p>
          </table:table-cell>
          <table:table-cell table:style-name="Таблица8.A1" office:value-type="string">
            <text:p text:style-name="P27">Прізвище, ім’я учня</text:p>
          </table:table-cell>
          <table:table-cell table:style-name="Таблица8.A1" office:value-type="string">
            <text:p text:style-name="P27">Клас</text:p>
          </table:table-cell>
          <table:table-cell table:style-name="Таблица8.A1" office:value-type="string">
            <text:p text:style-name="P27">Дата інструктажу</text:p>
          </table:table-cell>
          <table:table-cell table:style-name="Таблица8.A1" office:value-type="string">
            <text:p text:style-name="P27">Назва інструктажу</text:p>
          </table:table-cell>
          <table:table-cell table:style-name="Таблица8.A1" office:value-type="string">
            <text:p text:style-name="P27">Підпис учня</text:p>
          </table:table-cell>
          <table:table-cell table:style-name="Таблица8.G1" office:value-type="string">
            <text:p text:style-name="P27">Підпис <text:span text:style-name="T1">вчителя</text:span></text:p>
          </table:table-cell>
        </table:table-row>
        <table:table-row table:style-name="Таблица8.2">
          <table:table-cell table:style-name="Таблица8.A2" office:value-type="string">
            <text:list xml:id="list210129724340732" text:continue-list="list210129230399596" text:style-name="L2">
              <text:list-item text:start-value="1">
                <text:p text:style-name="P96"/>
              </text:list-item>
            </text:list>
          </table:table-cell>
          <table:table-cell table:style-name="Таблица8.B2" office:value-type="string">
            <text:p text:style-name="P79">Абрамов Юрій</text:p>
          </table:table-cell>
          <table:table-cell table:style-name="Таблица8.C2" office:value-type="string">
            <text:p text:style-name="P55"><text:span text:style-name="T5">10-</text:span>-А</text:p>
          </table:table-cell>
          <table:table-cell table:style-name="Таблица8.D2" office:value-type="string">
            <text:p text:style-name="P65">12.01.2016</text:p>
          </table:table-cell>
          <table:table-cell table:style-name="Таблица8.E2" office:value-type="string">
            <text:p text:style-name="P27">первинний</text:p>
          </table:table-cell>
          <table:table-cell table:style-name="Таблица8.F2" office:value-type="string">
            <text:p text:style-name="P38"/>
          </table:table-cell>
          <table:table-cell table:style-name="Таблица8.G2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21012880910477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3" office:value-type="string">
            <text:p text:style-name="P79">Авдєєв Олександр</text:p>
          </table:table-cell>
          <table:table-cell table:style-name="Таблица8.C3" office:value-type="string">
            <text:p text:style-name="P56"><text:span text:style-name="T5">10-</text:span>-А</text:p>
          </table:table-cell>
          <table:table-cell table:style-name="Таблица8.D3" office:value-type="string">
            <text:p text:style-name="P65">12.01.2016</text:p>
          </table:table-cell>
          <table:table-cell table:style-name="Таблица8.E3" office:value-type="string">
            <text:p text:style-name="P27">первинний</text:p>
          </table:table-cell>
          <table:table-cell table:style-name="Таблица8.F3" office:value-type="string">
            <text:p text:style-name="P38"/>
          </table:table-cell>
          <table:table-cell table:style-name="Таблица8.G3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21013033641397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4" office:value-type="string">
            <text:p text:style-name="P79">Бєломийцева Аліна</text:p>
          </table:table-cell>
          <table:table-cell table:style-name="Таблица8.C4" office:value-type="string">
            <text:p text:style-name="P56"><text:span text:style-name="T5">10-</text:span>-А</text:p>
          </table:table-cell>
          <table:table-cell table:style-name="Таблица8.D4" office:value-type="string">
            <text:p text:style-name="P65">12.01.2016</text:p>
          </table:table-cell>
          <table:table-cell table:style-name="Таблица8.E4" office:value-type="string">
            <text:p text:style-name="P27">первинний</text:p>
          </table:table-cell>
          <table:table-cell table:style-name="Таблица8.F4" office:value-type="string">
            <text:p text:style-name="P38"/>
          </table:table-cell>
          <table:table-cell table:style-name="Таблица8.G4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21013012661121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5" office:value-type="string">
            <text:p text:style-name="P79">Бойко Вікторія</text:p>
          </table:table-cell>
          <table:table-cell table:style-name="Таблица8.C5" office:value-type="string">
            <text:p text:style-name="P56"><text:span text:style-name="T5">10-</text:span>-А</text:p>
          </table:table-cell>
          <table:table-cell table:style-name="Таблица8.D5" office:value-type="string">
            <text:p text:style-name="P65">12.01.2016</text:p>
          </table:table-cell>
          <table:table-cell table:style-name="Таблица8.E5" office:value-type="string">
            <text:p text:style-name="P27">первинний</text:p>
          </table:table-cell>
          <table:table-cell table:style-name="Таблица8.F5" office:value-type="string">
            <text:p text:style-name="P38"/>
          </table:table-cell>
          <table:table-cell table:style-name="Таблица8.G5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21012888506893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6" office:value-type="string">
            <text:p text:style-name="P79">Борисова Анна</text:p>
          </table:table-cell>
          <table:table-cell table:style-name="Таблица8.C6" office:value-type="string">
            <text:p text:style-name="P56"><text:span text:style-name="T5">10-</text:span>-А</text:p>
          </table:table-cell>
          <table:table-cell table:style-name="Таблица8.D6" office:value-type="string">
            <text:p text:style-name="P65">12.01.2016</text:p>
          </table:table-cell>
          <table:table-cell table:style-name="Таблица8.E6" office:value-type="string">
            <text:p text:style-name="P27">первинний</text:p>
          </table:table-cell>
          <table:table-cell table:style-name="Таблица8.F6" office:value-type="string">
            <text:p text:style-name="P38"/>
          </table:table-cell>
          <table:table-cell table:style-name="Таблица8.G6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21012965841559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7" office:value-type="string">
            <text:p text:style-name="P79">Варфоломєєва Вікторія</text:p>
          </table:table-cell>
          <table:table-cell table:style-name="Таблица8.C7" office:value-type="string">
            <text:p text:style-name="P56"><text:span text:style-name="T5">10-</text:span>-А</text:p>
          </table:table-cell>
          <table:table-cell table:style-name="Таблица8.D7" office:value-type="string">
            <text:p text:style-name="P65">12.01.2016</text:p>
          </table:table-cell>
          <table:table-cell table:style-name="Таблица8.E7" office:value-type="string">
            <text:p text:style-name="P27">первинний</text:p>
          </table:table-cell>
          <table:table-cell table:style-name="Таблица8.F7" office:value-type="string">
            <text:p text:style-name="P38"/>
          </table:table-cell>
          <table:table-cell table:style-name="Таблица8.G7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21012883128927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8" office:value-type="string">
            <text:p text:style-name="P79">Василенко Анна</text:p>
          </table:table-cell>
          <table:table-cell table:style-name="Таблица8.C8" office:value-type="string">
            <text:p text:style-name="P56"><text:span text:style-name="T5">10-</text:span>-А</text:p>
          </table:table-cell>
          <table:table-cell table:style-name="Таблица8.D8" office:value-type="string">
            <text:p text:style-name="P65">12.01.2016</text:p>
          </table:table-cell>
          <table:table-cell table:style-name="Таблица8.E8" office:value-type="string">
            <text:p text:style-name="P27">первинний</text:p>
          </table:table-cell>
          <table:table-cell table:style-name="Таблица8.F8" office:value-type="string">
            <text:p text:style-name="P38"/>
          </table:table-cell>
          <table:table-cell table:style-name="Таблица8.G8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21012906244361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9" office:value-type="string">
            <text:p text:style-name="P79">Віннік Владислав</text:p>
          </table:table-cell>
          <table:table-cell table:style-name="Таблица8.C9" office:value-type="string">
            <text:p text:style-name="P56"><text:span text:style-name="T5">10-</text:span>-А</text:p>
          </table:table-cell>
          <table:table-cell table:style-name="Таблица8.D9" office:value-type="string">
            <text:p text:style-name="P65">12.01.2016</text:p>
          </table:table-cell>
          <table:table-cell table:style-name="Таблица8.E9" office:value-type="string">
            <text:p text:style-name="P27">первинний</text:p>
          </table:table-cell>
          <table:table-cell table:style-name="Таблица8.F9" office:value-type="string">
            <text:p text:style-name="P38"/>
          </table:table-cell>
          <table:table-cell table:style-name="Таблица8.G9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21012844112833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10" office:value-type="string">
            <text:p text:style-name="P79">Гордієнко Марія</text:p>
          </table:table-cell>
          <table:table-cell table:style-name="Таблица8.C10" office:value-type="string">
            <text:p text:style-name="P56"><text:span text:style-name="T5">10-</text:span>-А</text:p>
          </table:table-cell>
          <table:table-cell table:style-name="Таблица8.D10" office:value-type="string">
            <text:p text:style-name="P65">12.01.2016</text:p>
          </table:table-cell>
          <table:table-cell table:style-name="Таблица8.E10" office:value-type="string">
            <text:p text:style-name="P27">первинний</text:p>
          </table:table-cell>
          <table:table-cell table:style-name="Таблица8.F10" office:value-type="string">
            <text:p text:style-name="P38"/>
          </table:table-cell>
          <table:table-cell table:style-name="Таблица8.G10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21012921736854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11" office:value-type="string">
            <text:p text:style-name="P79">Дорога Марина</text:p>
          </table:table-cell>
          <table:table-cell table:style-name="Таблица8.C11" office:value-type="string">
            <text:p text:style-name="P56"><text:span text:style-name="T5">10-</text:span>-А</text:p>
          </table:table-cell>
          <table:table-cell table:style-name="Таблица8.D11" office:value-type="string">
            <text:p text:style-name="P65">12.01.2016</text:p>
          </table:table-cell>
          <table:table-cell table:style-name="Таблица8.E11" office:value-type="string">
            <text:p text:style-name="P27">первинний</text:p>
          </table:table-cell>
          <table:table-cell table:style-name="Таблица8.F11" office:value-type="string">
            <text:p text:style-name="P38"/>
          </table:table-cell>
          <table:table-cell table:style-name="Таблица8.G11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21012935659907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12" office:value-type="string">
            <text:p text:style-name="P79">Зарівна Олександра</text:p>
          </table:table-cell>
          <table:table-cell table:style-name="Таблица8.C12" office:value-type="string">
            <text:p text:style-name="P56"><text:span text:style-name="T5">10-</text:span>-А</text:p>
          </table:table-cell>
          <table:table-cell table:style-name="Таблица8.D12" office:value-type="string">
            <text:p text:style-name="P65">12.01.2016</text:p>
          </table:table-cell>
          <table:table-cell table:style-name="Таблица8.E12" office:value-type="string">
            <text:p text:style-name="P27">первинний</text:p>
          </table:table-cell>
          <table:table-cell table:style-name="Таблица8.F12" office:value-type="string">
            <text:p text:style-name="P38"/>
          </table:table-cell>
          <table:table-cell table:style-name="Таблица8.G12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21012830708400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13" office:value-type="string">
            <text:p text:style-name="P79">Іваницький Олександр</text:p>
          </table:table-cell>
          <table:table-cell table:style-name="Таблица8.C13" office:value-type="string">
            <text:p text:style-name="P56"><text:span text:style-name="T5">10-</text:span>-А</text:p>
          </table:table-cell>
          <table:table-cell table:style-name="Таблица8.D13" office:value-type="string">
            <text:p text:style-name="P65">12.01.2016</text:p>
          </table:table-cell>
          <table:table-cell table:style-name="Таблица8.E13" office:value-type="string">
            <text:p text:style-name="P27">первинний</text:p>
          </table:table-cell>
          <table:table-cell table:style-name="Таблица8.F13" office:value-type="string">
            <text:p text:style-name="P38"/>
          </table:table-cell>
          <table:table-cell table:style-name="Таблица8.G13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21012964901302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14" office:value-type="string">
            <text:p text:style-name="P79">Косьяненко Тетяна</text:p>
          </table:table-cell>
          <table:table-cell table:style-name="Таблица8.C14" office:value-type="string">
            <text:p text:style-name="P56"><text:span text:style-name="T5">10-</text:span>-А</text:p>
          </table:table-cell>
          <table:table-cell table:style-name="Таблица8.D14" office:value-type="string">
            <text:p text:style-name="P65">12.01.2016</text:p>
          </table:table-cell>
          <table:table-cell table:style-name="Таблица8.E14" office:value-type="string">
            <text:p text:style-name="P27">первинний</text:p>
          </table:table-cell>
          <table:table-cell table:style-name="Таблица8.F14" office:value-type="string">
            <text:p text:style-name="P38"/>
          </table:table-cell>
          <table:table-cell table:style-name="Таблица8.G14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21012901872378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15" office:value-type="string">
            <text:p text:style-name="P79">Кучер Юлія</text:p>
          </table:table-cell>
          <table:table-cell table:style-name="Таблица8.C15" office:value-type="string">
            <text:p text:style-name="P56"><text:span text:style-name="T5">10-</text:span>-А</text:p>
          </table:table-cell>
          <table:table-cell table:style-name="Таблица8.D15" office:value-type="string">
            <text:p text:style-name="P65">12.01.2016</text:p>
          </table:table-cell>
          <table:table-cell table:style-name="Таблица8.E15" office:value-type="string">
            <text:p text:style-name="P27">первинний</text:p>
          </table:table-cell>
          <table:table-cell table:style-name="Таблица8.F15" office:value-type="string">
            <text:p text:style-name="P38"/>
          </table:table-cell>
          <table:table-cell table:style-name="Таблица8.G15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21012977794733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16" office:value-type="string">
            <text:p text:style-name="P79">Лобзін Микита</text:p>
          </table:table-cell>
          <table:table-cell table:style-name="Таблица8.C16" office:value-type="string">
            <text:p text:style-name="P56"><text:span text:style-name="T5">10-</text:span>-А</text:p>
          </table:table-cell>
          <table:table-cell table:style-name="Таблица8.D16" office:value-type="string">
            <text:p text:style-name="P65">12.01.2016</text:p>
          </table:table-cell>
          <table:table-cell table:style-name="Таблица8.E16" office:value-type="string">
            <text:p text:style-name="P27">первинний</text:p>
          </table:table-cell>
          <table:table-cell table:style-name="Таблица8.F16" office:value-type="string">
            <text:p text:style-name="P38"/>
          </table:table-cell>
          <table:table-cell table:style-name="Таблица8.G16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21012851690010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17" office:value-type="string">
            <text:p text:style-name="P79">Ляшенко Анна</text:p>
          </table:table-cell>
          <table:table-cell table:style-name="Таблица8.C17" office:value-type="string">
            <text:p text:style-name="P56"><text:span text:style-name="T5">10-</text:span>-А</text:p>
          </table:table-cell>
          <table:table-cell table:style-name="Таблица8.D17" office:value-type="string">
            <text:p text:style-name="P65">12.01.2016</text:p>
          </table:table-cell>
          <table:table-cell table:style-name="Таблица8.E17" office:value-type="string">
            <text:p text:style-name="P27">первинний</text:p>
          </table:table-cell>
          <table:table-cell table:style-name="Таблица8.F17" office:value-type="string">
            <text:p text:style-name="P38"/>
          </table:table-cell>
          <table:table-cell table:style-name="Таблица8.G17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21013031918749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18" office:value-type="string">
            <text:p text:style-name="P79">Максімова Анастасія</text:p>
          </table:table-cell>
          <table:table-cell table:style-name="Таблица8.C18" office:value-type="string">
            <text:p text:style-name="P56"><text:span text:style-name="T5">10-</text:span>-А</text:p>
          </table:table-cell>
          <table:table-cell table:style-name="Таблица8.D18" office:value-type="string">
            <text:p text:style-name="P65">12.01.2016</text:p>
          </table:table-cell>
          <table:table-cell table:style-name="Таблица8.E18" office:value-type="string">
            <text:p text:style-name="P27">первинний</text:p>
          </table:table-cell>
          <table:table-cell table:style-name="Таблица8.F18" office:value-type="string">
            <text:p text:style-name="P38"/>
          </table:table-cell>
          <table:table-cell table:style-name="Таблица8.G18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21012880459655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19" office:value-type="string">
            <text:p text:style-name="P79">Мікулін Дмитро</text:p>
          </table:table-cell>
          <table:table-cell table:style-name="Таблица8.C19" office:value-type="string">
            <text:p text:style-name="P56"><text:span text:style-name="T5">10-</text:span>-А</text:p>
          </table:table-cell>
          <table:table-cell table:style-name="Таблица8.D19" office:value-type="string">
            <text:p text:style-name="P65">12.01.2016</text:p>
          </table:table-cell>
          <table:table-cell table:style-name="Таблица8.E19" office:value-type="string">
            <text:p text:style-name="P27">первинний</text:p>
          </table:table-cell>
          <table:table-cell table:style-name="Таблица8.F19" office:value-type="string">
            <text:p text:style-name="P38"/>
          </table:table-cell>
          <table:table-cell table:style-name="Таблица8.G19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21012850872510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20" office:value-type="string">
            <text:p text:style-name="P79">Молочний Максим</text:p>
          </table:table-cell>
          <table:table-cell table:style-name="Таблица8.C20" office:value-type="string">
            <text:p text:style-name="P56"><text:span text:style-name="T5">10-</text:span>-А</text:p>
          </table:table-cell>
          <table:table-cell table:style-name="Таблица8.D20" office:value-type="string">
            <text:p text:style-name="P65">12.01.2016</text:p>
          </table:table-cell>
          <table:table-cell table:style-name="Таблица8.E20" office:value-type="string">
            <text:p text:style-name="P27">первинний</text:p>
          </table:table-cell>
          <table:table-cell table:style-name="Таблица8.F20" office:value-type="string">
            <text:p text:style-name="P38"/>
          </table:table-cell>
          <table:table-cell table:style-name="Таблица8.G20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21012936642964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21" office:value-type="string">
            <text:p text:style-name="P79">Підошва Вадим</text:p>
          </table:table-cell>
          <table:table-cell table:style-name="Таблица8.C21" office:value-type="string">
            <text:p text:style-name="P56"><text:span text:style-name="T5">10-</text:span>-А</text:p>
          </table:table-cell>
          <table:table-cell table:style-name="Таблица8.D21" office:value-type="string">
            <text:p text:style-name="P65">12.01.2016</text:p>
          </table:table-cell>
          <table:table-cell table:style-name="Таблица8.E21" office:value-type="string">
            <text:p text:style-name="P27">первинний</text:p>
          </table:table-cell>
          <table:table-cell table:style-name="Таблица8.F21" office:value-type="string">
            <text:p text:style-name="P38"/>
          </table:table-cell>
          <table:table-cell table:style-name="Таблица8.G21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21012873832324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22" office:value-type="string">
            <text:p text:style-name="P79">Скачиляс Анастасія</text:p>
          </table:table-cell>
          <table:table-cell table:style-name="Таблица8.C22" office:value-type="string">
            <text:p text:style-name="P56"><text:span text:style-name="T5">10-</text:span>-А</text:p>
          </table:table-cell>
          <table:table-cell table:style-name="Таблица8.D22" office:value-type="string">
            <text:p text:style-name="P65">12.01.2016</text:p>
          </table:table-cell>
          <table:table-cell table:style-name="Таблица8.E22" office:value-type="string">
            <text:p text:style-name="P27">первинний</text:p>
          </table:table-cell>
          <table:table-cell table:style-name="Таблица8.F22" office:value-type="string">
            <text:p text:style-name="P38"/>
          </table:table-cell>
          <table:table-cell table:style-name="Таблица8.G22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21012992339535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23" office:value-type="string">
            <text:p text:style-name="P79">Хрістенко Анна</text:p>
          </table:table-cell>
          <table:table-cell table:style-name="Таблица8.C23" office:value-type="string">
            <text:p text:style-name="P56"><text:span text:style-name="T5">10-</text:span>-А</text:p>
          </table:table-cell>
          <table:table-cell table:style-name="Таблица8.D23" office:value-type="string">
            <text:p text:style-name="P65">12.01.2016</text:p>
          </table:table-cell>
          <table:table-cell table:style-name="Таблица8.E23" office:value-type="string">
            <text:p text:style-name="P27">первинний</text:p>
          </table:table-cell>
          <table:table-cell table:style-name="Таблица8.F23" office:value-type="string">
            <text:p text:style-name="P38"/>
          </table:table-cell>
          <table:table-cell table:style-name="Таблица8.G23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21013003518572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24" office:value-type="string">
            <text:p text:style-name="P79">Чикало Єва</text:p>
          </table:table-cell>
          <table:table-cell table:style-name="Таблица8.C24" office:value-type="string">
            <text:p text:style-name="P56"><text:span text:style-name="T5">10-</text:span>-А</text:p>
          </table:table-cell>
          <table:table-cell table:style-name="Таблица8.D24" office:value-type="string">
            <text:p text:style-name="P65">12.01.2016</text:p>
          </table:table-cell>
          <table:table-cell table:style-name="Таблица8.E24" office:value-type="string">
            <text:p text:style-name="P27">первинний</text:p>
          </table:table-cell>
          <table:table-cell table:style-name="Таблица8.F24" office:value-type="string">
            <text:p text:style-name="P38"/>
          </table:table-cell>
          <table:table-cell table:style-name="Таблица8.G24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21012891938155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25" office:value-type="string">
            <text:p text:style-name="P79">Чистобородова Крістіна</text:p>
          </table:table-cell>
          <table:table-cell table:style-name="Таблица8.C25" office:value-type="string">
            <text:p text:style-name="P56"><text:span text:style-name="T5">10-</text:span>-А</text:p>
          </table:table-cell>
          <table:table-cell table:style-name="Таблица8.D25" office:value-type="string">
            <text:p text:style-name="P65">12.01.2016</text:p>
          </table:table-cell>
          <table:table-cell table:style-name="Таблица8.E25" office:value-type="string">
            <text:p text:style-name="P28">первинний</text:p>
          </table:table-cell>
          <table:table-cell table:style-name="Таблица8.F25" office:value-type="string">
            <text:p text:style-name="P38"/>
          </table:table-cell>
          <table:table-cell table:style-name="Таблица8.G25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21012926538705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26" office:value-type="string">
            <text:p text:style-name="P79">Шевель Антон</text:p>
          </table:table-cell>
          <table:table-cell table:style-name="Таблица8.C26" office:value-type="string">
            <text:p text:style-name="P56"><text:span text:style-name="T5">10-</text:span>-А</text:p>
          </table:table-cell>
          <table:table-cell table:style-name="Таблица8.D26" office:value-type="string">
            <text:p text:style-name="P65">12.01.2016</text:p>
          </table:table-cell>
          <table:table-cell table:style-name="Таблица8.E26" office:value-type="string">
            <text:p text:style-name="P49">первинний</text:p>
          </table:table-cell>
          <table:table-cell table:style-name="Таблица8.F26" office:value-type="string">
            <text:p text:style-name="P38"/>
          </table:table-cell>
          <table:table-cell table:style-name="Таблица8.G26" office:value-type="string">
            <text:p text:style-name="P39"/>
          </table:table-cell>
        </table:table-row>
      </table:table>
      <text:p text:style-name="P1"/>
      <text:p text:style-name="P1"/>
      <text:p text:style-name="P89">ЗАТВЕРДЖУЮ</text:p>
      <text:p text:style-name="P3">Директор школи</text:p>
      <text:p text:style-name="P3">_____________________</text:p>
      <text:p text:style-name="P3">«____»______________ 20__р.</text:p>
      <text:p text:style-name="P3"/>
      <text:p text:style-name="P16">ЖУРНАЛ ПРОВЕДЕННЯ ІНСТРУКТАЖУ З ТЕХНІКИ БЕЗПЕКИ В КОМП’ЮТЕРНОМУ КЛАСІ</text:p>
      <text:p text:style-name="P9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2"/>
        <table:table-column table:style-name="Таблица14.F" table:number-columns-repeated="2"/>
        <table:table-row>
          <table:table-cell table:style-name="Таблица14.A1" office:value-type="string">
            <text:p text:style-name="P32">№</text:p>
          </table:table-cell>
          <table:table-cell table:style-name="Таблица14.A1" office:value-type="string">
            <text:p text:style-name="P32">Прізвище, ім’я учня</text:p>
          </table:table-cell>
          <table:table-cell table:style-name="Таблица14.A1" office:value-type="string">
            <text:p text:style-name="P32">Клас</text:p>
          </table:table-cell>
          <table:table-cell table:style-name="Таблица14.A1" office:value-type="string">
            <text:p text:style-name="P32">Дата інструктажу</text:p>
          </table:table-cell>
          <table:table-cell table:style-name="Таблица14.A1" office:value-type="string">
            <text:p text:style-name="P32">Назва інструктажу</text:p>
          </table:table-cell>
          <table:table-cell table:style-name="Таблица14.A1" office:value-type="string">
            <text:p text:style-name="P32">Підпис учня</text:p>
          </table:table-cell>
          <table:table-cell table:style-name="Таблица14.G1" office:value-type="string">
            <text:p text:style-name="P32">Підпис <text:span text:style-name="T1">вчителя</text:span></text:p>
          </table:table-cell>
        </table:table-row>
        <table:table-row table:style-name="Таблица14.2">
          <table:table-cell table:style-name="Таблица14.A2" office:value-type="string">
            <text:list xml:id="list210129113910079" text:continue-list="list210129265387058" text:style-name="L2">
              <text:list-item text:start-value="1">
                <text:p text:style-name="P98"/>
              </text:list-item>
            </text:list>
          </table:table-cell>
          <table:table-cell table:style-name="Таблица14.B2" office:value-type="string">
            <text:p text:style-name="P81">Абрамов Юрій</text:p>
          </table:table-cell>
          <table:table-cell table:style-name="Таблица14.C2" office:value-type="string">
            <text:p text:style-name="P56"><text:span text:style-name="T5">10-</text:span>-А</text:p>
          </table:table-cell>
          <table:table-cell table:style-name="Таблица14.D2" office:value-type="string">
            <text:p text:style-name="P65">08.09.2015</text:p>
          </table:table-cell>
          <table:table-cell table:style-name="Таблица14.E2" office:value-type="string">
            <text:p text:style-name="P32">первинний</text:p>
          </table:table-cell>
          <table:table-cell table:style-name="Таблица14.F2" office:value-type="string">
            <text:p text:style-name="P41"/>
          </table:table-cell>
          <table:table-cell table:style-name="Таблица14.G2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21012873863081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3" office:value-type="string">
            <text:p text:style-name="P81">Авдєєв Олександр</text:p>
          </table:table-cell>
          <table:table-cell table:style-name="Таблица14.C3" office:value-type="string">
            <text:p text:style-name="P56"><text:span text:style-name="T5">10-</text:span>-А</text:p>
          </table:table-cell>
          <table:table-cell table:style-name="Таблица14.D3" office:value-type="string">
            <text:p text:style-name="P65">08.09.2015</text:p>
          </table:table-cell>
          <table:table-cell table:style-name="Таблица14.E3" office:value-type="string">
            <text:p text:style-name="P32">первинний</text:p>
          </table:table-cell>
          <table:table-cell table:style-name="Таблица14.F3" office:value-type="string">
            <text:p text:style-name="P41"/>
          </table:table-cell>
          <table:table-cell table:style-name="Таблица14.G3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21012844468864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4" office:value-type="string">
            <text:p text:style-name="P81">Бєломийцева Аліна</text:p>
          </table:table-cell>
          <table:table-cell table:style-name="Таблица14.C4" office:value-type="string">
            <text:p text:style-name="P56"><text:span text:style-name="T5">10-</text:span>-А</text:p>
          </table:table-cell>
          <table:table-cell table:style-name="Таблица14.D4" office:value-type="string">
            <text:p text:style-name="P65">08.09.2015</text:p>
          </table:table-cell>
          <table:table-cell table:style-name="Таблица14.E4" office:value-type="string">
            <text:p text:style-name="P32">первинний</text:p>
          </table:table-cell>
          <table:table-cell table:style-name="Таблица14.F4" office:value-type="string">
            <text:p text:style-name="P41"/>
          </table:table-cell>
          <table:table-cell table:style-name="Таблица14.G4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21013042986802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5" office:value-type="string">
            <text:p text:style-name="P81">Бойко Вікторія</text:p>
          </table:table-cell>
          <table:table-cell table:style-name="Таблица14.C5" office:value-type="string">
            <text:p text:style-name="P56"><text:span text:style-name="T5">10-</text:span>-А</text:p>
          </table:table-cell>
          <table:table-cell table:style-name="Таблица14.D5" office:value-type="string">
            <text:p text:style-name="P65">08.09.2015</text:p>
          </table:table-cell>
          <table:table-cell table:style-name="Таблица14.E5" office:value-type="string">
            <text:p text:style-name="P32">первинний</text:p>
          </table:table-cell>
          <table:table-cell table:style-name="Таблица14.F5" office:value-type="string">
            <text:p text:style-name="P41"/>
          </table:table-cell>
          <table:table-cell table:style-name="Таблица14.G5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21012839146283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6" office:value-type="string">
            <text:p text:style-name="P81">Борисова Анна</text:p>
          </table:table-cell>
          <table:table-cell table:style-name="Таблица14.C6" office:value-type="string">
            <text:p text:style-name="P56"><text:span text:style-name="T5">10-</text:span>-А</text:p>
          </table:table-cell>
          <table:table-cell table:style-name="Таблица14.D6" office:value-type="string">
            <text:p text:style-name="P65">08.09.2015</text:p>
          </table:table-cell>
          <table:table-cell table:style-name="Таблица14.E6" office:value-type="string">
            <text:p text:style-name="P32">первинний</text:p>
          </table:table-cell>
          <table:table-cell table:style-name="Таблица14.F6" office:value-type="string">
            <text:p text:style-name="P41"/>
          </table:table-cell>
          <table:table-cell table:style-name="Таблица14.G6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21012931379814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7" office:value-type="string">
            <text:p text:style-name="P81">Варфоломєєва Вікторія</text:p>
          </table:table-cell>
          <table:table-cell table:style-name="Таблица14.C7" office:value-type="string">
            <text:p text:style-name="P56"><text:span text:style-name="T5">10-</text:span>-А</text:p>
          </table:table-cell>
          <table:table-cell table:style-name="Таблица14.D7" office:value-type="string">
            <text:p text:style-name="P65">08.09.2015</text:p>
          </table:table-cell>
          <table:table-cell table:style-name="Таблица14.E7" office:value-type="string">
            <text:p text:style-name="P32">первинний</text:p>
          </table:table-cell>
          <table:table-cell table:style-name="Таблица14.F7" office:value-type="string">
            <text:p text:style-name="P41"/>
          </table:table-cell>
          <table:table-cell table:style-name="Таблица14.G7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21012850398457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8" office:value-type="string">
            <text:p text:style-name="P81">Василенко Анна</text:p>
          </table:table-cell>
          <table:table-cell table:style-name="Таблица14.C8" office:value-type="string">
            <text:p text:style-name="P56"><text:span text:style-name="T5">10-</text:span>-А</text:p>
          </table:table-cell>
          <table:table-cell table:style-name="Таблица14.D8" office:value-type="string">
            <text:p text:style-name="P65">08.09.2015</text:p>
          </table:table-cell>
          <table:table-cell table:style-name="Таблица14.E8" office:value-type="string">
            <text:p text:style-name="P32">первинний</text:p>
          </table:table-cell>
          <table:table-cell table:style-name="Таблица14.F8" office:value-type="string">
            <text:p text:style-name="P41"/>
          </table:table-cell>
          <table:table-cell table:style-name="Таблица14.G8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2101288378396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9" office:value-type="string">
            <text:p text:style-name="P81">Віннік Владислав</text:p>
          </table:table-cell>
          <table:table-cell table:style-name="Таблица14.C9" office:value-type="string">
            <text:p text:style-name="P56"><text:span text:style-name="T5">10-</text:span>-А</text:p>
          </table:table-cell>
          <table:table-cell table:style-name="Таблица14.D9" office:value-type="string">
            <text:p text:style-name="P65">08.09.2015</text:p>
          </table:table-cell>
          <table:table-cell table:style-name="Таблица14.E9" office:value-type="string">
            <text:p text:style-name="P32">первинний</text:p>
          </table:table-cell>
          <table:table-cell table:style-name="Таблица14.F9" office:value-type="string">
            <text:p text:style-name="P41"/>
          </table:table-cell>
          <table:table-cell table:style-name="Таблица14.G9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2101297827037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10" office:value-type="string">
            <text:p text:style-name="P81">Гордієнко Марія</text:p>
          </table:table-cell>
          <table:table-cell table:style-name="Таблица14.C10" office:value-type="string">
            <text:p text:style-name="P56"><text:span text:style-name="T5">10-</text:span>-А</text:p>
          </table:table-cell>
          <table:table-cell table:style-name="Таблица14.D10" office:value-type="string">
            <text:p text:style-name="P65">08.09.2015</text:p>
          </table:table-cell>
          <table:table-cell table:style-name="Таблица14.E10" office:value-type="string">
            <text:p text:style-name="P32">первинний</text:p>
          </table:table-cell>
          <table:table-cell table:style-name="Таблица14.F10" office:value-type="string">
            <text:p text:style-name="P41"/>
          </table:table-cell>
          <table:table-cell table:style-name="Таблица14.G10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21012850931044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11" office:value-type="string">
            <text:p text:style-name="P81">Дорога Марина</text:p>
          </table:table-cell>
          <table:table-cell table:style-name="Таблица14.C11" office:value-type="string">
            <text:p text:style-name="P56"><text:span text:style-name="T5">10-</text:span>-А</text:p>
          </table:table-cell>
          <table:table-cell table:style-name="Таблица14.D11" office:value-type="string">
            <text:p text:style-name="P65">08.09.2015</text:p>
          </table:table-cell>
          <table:table-cell table:style-name="Таблица14.E11" office:value-type="string">
            <text:p text:style-name="P32">первинний</text:p>
          </table:table-cell>
          <table:table-cell table:style-name="Таблица14.F11" office:value-type="string">
            <text:p text:style-name="P41"/>
          </table:table-cell>
          <table:table-cell table:style-name="Таблица14.G11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21012873964226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12" office:value-type="string">
            <text:p text:style-name="P81">Зарівна Олександра</text:p>
          </table:table-cell>
          <table:table-cell table:style-name="Таблица14.C12" office:value-type="string">
            <text:p text:style-name="P56"><text:span text:style-name="T5">10-</text:span>-А</text:p>
          </table:table-cell>
          <table:table-cell table:style-name="Таблица14.D12" office:value-type="string">
            <text:p text:style-name="P65">08.09.2015</text:p>
          </table:table-cell>
          <table:table-cell table:style-name="Таблица14.E12" office:value-type="string">
            <text:p text:style-name="P32">первинний</text:p>
          </table:table-cell>
          <table:table-cell table:style-name="Таблица14.F12" office:value-type="string">
            <text:p text:style-name="P41"/>
          </table:table-cell>
          <table:table-cell table:style-name="Таблица14.G12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2101283702944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13" office:value-type="string">
            <text:p text:style-name="P81">Іваницький Олександр</text:p>
          </table:table-cell>
          <table:table-cell table:style-name="Таблица14.C13" office:value-type="string">
            <text:p text:style-name="P56"><text:span text:style-name="T5">10-</text:span>-А</text:p>
          </table:table-cell>
          <table:table-cell table:style-name="Таблица14.D13" office:value-type="string">
            <text:p text:style-name="P65">08.09.2015</text:p>
          </table:table-cell>
          <table:table-cell table:style-name="Таблица14.E13" office:value-type="string">
            <text:p text:style-name="P32">первинний</text:p>
          </table:table-cell>
          <table:table-cell table:style-name="Таблица14.F13" office:value-type="string">
            <text:p text:style-name="P41"/>
          </table:table-cell>
          <table:table-cell table:style-name="Таблица14.G13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21012876751433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14" office:value-type="string">
            <text:p text:style-name="P81">Косьяненко Тетяна</text:p>
          </table:table-cell>
          <table:table-cell table:style-name="Таблица14.C14" office:value-type="string">
            <text:p text:style-name="P56"><text:span text:style-name="T5">10-</text:span>-А</text:p>
          </table:table-cell>
          <table:table-cell table:style-name="Таблица14.D14" office:value-type="string">
            <text:p text:style-name="P65">08.09.2015</text:p>
          </table:table-cell>
          <table:table-cell table:style-name="Таблица14.E14" office:value-type="string">
            <text:p text:style-name="P32">первинний</text:p>
          </table:table-cell>
          <table:table-cell table:style-name="Таблица14.F14" office:value-type="string">
            <text:p text:style-name="P41"/>
          </table:table-cell>
          <table:table-cell table:style-name="Таблица14.G14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2101292433537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15" office:value-type="string">
            <text:p text:style-name="P81">Кучер Юлія</text:p>
          </table:table-cell>
          <table:table-cell table:style-name="Таблица14.C15" office:value-type="string">
            <text:p text:style-name="P56"><text:span text:style-name="T5">10-</text:span>-А</text:p>
          </table:table-cell>
          <table:table-cell table:style-name="Таблица14.D15" office:value-type="string">
            <text:p text:style-name="P65">08.09.2015</text:p>
          </table:table-cell>
          <table:table-cell table:style-name="Таблица14.E15" office:value-type="string">
            <text:p text:style-name="P32">первинний</text:p>
          </table:table-cell>
          <table:table-cell table:style-name="Таблица14.F15" office:value-type="string">
            <text:p text:style-name="P41"/>
          </table:table-cell>
          <table:table-cell table:style-name="Таблица14.G15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21012931678531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16" office:value-type="string">
            <text:p text:style-name="P81">Лобзін Микита</text:p>
          </table:table-cell>
          <table:table-cell table:style-name="Таблица14.C16" office:value-type="string">
            <text:p text:style-name="P56"><text:span text:style-name="T5">10-</text:span>-А</text:p>
          </table:table-cell>
          <table:table-cell table:style-name="Таблица14.D16" office:value-type="string">
            <text:p text:style-name="P65">08.09.2015</text:p>
          </table:table-cell>
          <table:table-cell table:style-name="Таблица14.E16" office:value-type="string">
            <text:p text:style-name="P32">первинний</text:p>
          </table:table-cell>
          <table:table-cell table:style-name="Таблица14.F16" office:value-type="string">
            <text:p text:style-name="P41"/>
          </table:table-cell>
          <table:table-cell table:style-name="Таблица14.G16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2101296531298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17" office:value-type="string">
            <text:p text:style-name="P81">Ляшенко Анна</text:p>
          </table:table-cell>
          <table:table-cell table:style-name="Таблица14.C17" office:value-type="string">
            <text:p text:style-name="P56"><text:span text:style-name="T5">10-</text:span>-А</text:p>
          </table:table-cell>
          <table:table-cell table:style-name="Таблица14.D17" office:value-type="string">
            <text:p text:style-name="P65">08.09.2015</text:p>
          </table:table-cell>
          <table:table-cell table:style-name="Таблица14.E17" office:value-type="string">
            <text:p text:style-name="P32">первинний</text:p>
          </table:table-cell>
          <table:table-cell table:style-name="Таблица14.F17" office:value-type="string">
            <text:p text:style-name="P41"/>
          </table:table-cell>
          <table:table-cell table:style-name="Таблица14.G17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2101302338943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18" office:value-type="string">
            <text:p text:style-name="P81">Максімова Анастасія</text:p>
          </table:table-cell>
          <table:table-cell table:style-name="Таблица14.C18" office:value-type="string">
            <text:p text:style-name="P56"><text:span text:style-name="T5">10-</text:span>-А</text:p>
          </table:table-cell>
          <table:table-cell table:style-name="Таблица14.D18" office:value-type="string">
            <text:p text:style-name="P65">08.09.2015</text:p>
          </table:table-cell>
          <table:table-cell table:style-name="Таблица14.E18" office:value-type="string">
            <text:p text:style-name="P32">первинний</text:p>
          </table:table-cell>
          <table:table-cell table:style-name="Таблица14.F18" office:value-type="string">
            <text:p text:style-name="P41"/>
          </table:table-cell>
          <table:table-cell table:style-name="Таблица14.G18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21012844422883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19" office:value-type="string">
            <text:p text:style-name="P81">Мікулін Дмитро</text:p>
          </table:table-cell>
          <table:table-cell table:style-name="Таблица14.C19" office:value-type="string">
            <text:p text:style-name="P56"><text:span text:style-name="T5">10-</text:span>-А</text:p>
          </table:table-cell>
          <table:table-cell table:style-name="Таблица14.D19" office:value-type="string">
            <text:p text:style-name="P65">08.09.2015</text:p>
          </table:table-cell>
          <table:table-cell table:style-name="Таблица14.E19" office:value-type="string">
            <text:p text:style-name="P32">первинний</text:p>
          </table:table-cell>
          <table:table-cell table:style-name="Таблица14.F19" office:value-type="string">
            <text:p text:style-name="P41"/>
          </table:table-cell>
          <table:table-cell table:style-name="Таблица14.G19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21012920899482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20" office:value-type="string">
            <text:p text:style-name="P81">Молочний Максим</text:p>
          </table:table-cell>
          <table:table-cell table:style-name="Таблица14.C20" office:value-type="string">
            <text:p text:style-name="P56"><text:span text:style-name="T5">10-</text:span>-А</text:p>
          </table:table-cell>
          <table:table-cell table:style-name="Таблица14.D20" office:value-type="string">
            <text:p text:style-name="P65">08.09.2015</text:p>
          </table:table-cell>
          <table:table-cell table:style-name="Таблица14.E20" office:value-type="string">
            <text:p text:style-name="P32">первинний</text:p>
          </table:table-cell>
          <table:table-cell table:style-name="Таблица14.F20" office:value-type="string">
            <text:p text:style-name="P41"/>
          </table:table-cell>
          <table:table-cell table:style-name="Таблица14.G20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21013026784670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21" office:value-type="string">
            <text:p text:style-name="P81">Підошва Вадим</text:p>
          </table:table-cell>
          <table:table-cell table:style-name="Таблица14.C21" office:value-type="string">
            <text:p text:style-name="P56"><text:span text:style-name="T5">10-</text:span>-А</text:p>
          </table:table-cell>
          <table:table-cell table:style-name="Таблица14.D21" office:value-type="string">
            <text:p text:style-name="P65">08.09.2015</text:p>
          </table:table-cell>
          <table:table-cell table:style-name="Таблица14.E21" office:value-type="string">
            <text:p text:style-name="P32">первинний</text:p>
          </table:table-cell>
          <table:table-cell table:style-name="Таблица14.F21" office:value-type="string">
            <text:p text:style-name="P41"/>
          </table:table-cell>
          <table:table-cell table:style-name="Таблица14.G21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21012841605631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22" office:value-type="string">
            <text:p text:style-name="P81">Скачиляс Анастасія</text:p>
          </table:table-cell>
          <table:table-cell table:style-name="Таблица14.C22" office:value-type="string">
            <text:p text:style-name="P56"><text:span text:style-name="T5">10-</text:span>-А</text:p>
          </table:table-cell>
          <table:table-cell table:style-name="Таблица14.D22" office:value-type="string">
            <text:p text:style-name="P65">08.09.2015</text:p>
          </table:table-cell>
          <table:table-cell table:style-name="Таблица14.E22" office:value-type="string">
            <text:p text:style-name="P32">первинний</text:p>
          </table:table-cell>
          <table:table-cell table:style-name="Таблица14.F22" office:value-type="string">
            <text:p text:style-name="P41"/>
          </table:table-cell>
          <table:table-cell table:style-name="Таблица14.G22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2101291813030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23" office:value-type="string">
            <text:p text:style-name="P81">Хрістенко Анна</text:p>
          </table:table-cell>
          <table:table-cell table:style-name="Таблица14.C23" office:value-type="string">
            <text:p text:style-name="P56"><text:span text:style-name="T5">10-</text:span>-А</text:p>
          </table:table-cell>
          <table:table-cell table:style-name="Таблица14.D23" office:value-type="string">
            <text:p text:style-name="P65">08.09.2015</text:p>
          </table:table-cell>
          <table:table-cell table:style-name="Таблица14.E23" office:value-type="string">
            <text:p text:style-name="P32">первинний</text:p>
          </table:table-cell>
          <table:table-cell table:style-name="Таблица14.F23" office:value-type="string">
            <text:p text:style-name="P41"/>
          </table:table-cell>
          <table:table-cell table:style-name="Таблица14.G23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2101287863584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24" office:value-type="string">
            <text:p text:style-name="P81">Чикало Єва</text:p>
          </table:table-cell>
          <table:table-cell table:style-name="Таблица14.C24" office:value-type="string">
            <text:p text:style-name="P56"><text:span text:style-name="T5">10-</text:span>-А</text:p>
          </table:table-cell>
          <table:table-cell table:style-name="Таблица14.D24" office:value-type="string">
            <text:p text:style-name="P65">08.09.2015</text:p>
          </table:table-cell>
          <table:table-cell table:style-name="Таблица14.E24" office:value-type="string">
            <text:p text:style-name="P32">первинний</text:p>
          </table:table-cell>
          <table:table-cell table:style-name="Таблица14.F24" office:value-type="string">
            <text:p text:style-name="P41"/>
          </table:table-cell>
          <table:table-cell table:style-name="Таблица14.G24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2101300302273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25" office:value-type="string">
            <text:p text:style-name="P81">Чистобородова Крістіна</text:p>
          </table:table-cell>
          <table:table-cell table:style-name="Таблица14.C25" office:value-type="string">
            <text:p text:style-name="P56"><text:span text:style-name="T5">10-</text:span>-А</text:p>
          </table:table-cell>
          <table:table-cell table:style-name="Таблица14.D25" office:value-type="string">
            <text:p text:style-name="P65">08.09.2015</text:p>
          </table:table-cell>
          <table:table-cell table:style-name="Таблица14.E25" office:value-type="string">
            <text:p text:style-name="P32">первинний</text:p>
          </table:table-cell>
          <table:table-cell table:style-name="Таблица14.F25" office:value-type="string">
            <text:p text:style-name="P41"/>
          </table:table-cell>
          <table:table-cell table:style-name="Таблица14.G25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2101298787640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26" office:value-type="string">
            <text:p text:style-name="P81">Шевель Антон</text:p>
          </table:table-cell>
          <table:table-cell table:style-name="Таблица14.C26" office:value-type="string">
            <text:p text:style-name="P56"><text:span text:style-name="T5">10-</text:span>-А</text:p>
          </table:table-cell>
          <table:table-cell table:style-name="Таблица14.D26" office:value-type="string">
            <text:p text:style-name="P65">08.09.2015</text:p>
          </table:table-cell>
          <table:table-cell table:style-name="Таблица14.E26" office:value-type="string">
            <text:p text:style-name="P51">первинний</text:p>
          </table:table-cell>
          <table:table-cell table:style-name="Таблица14.F26" office:value-type="string">
            <text:p text:style-name="P41"/>
          </table:table-cell>
          <table:table-cell table:style-name="Таблица14.G26" office:value-type="string">
            <text:p text:style-name="P41"/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 table:number-columns-repeated="2"/>
        <table:table-column table:style-name="Таблица9.F" table:number-columns-repeated="2"/>
        <table:table-row>
          <table:table-cell table:style-name="Таблица9.A1" office:value-type="string">
            <text:p text:style-name="P27">№</text:p>
          </table:table-cell>
          <table:table-cell table:style-name="Таблица9.A1" office:value-type="string">
            <text:p text:style-name="P27">Прізвище, ім’я учня</text:p>
          </table:table-cell>
          <table:table-cell table:style-name="Таблица9.A1" office:value-type="string">
            <text:p text:style-name="P27">Клас</text:p>
          </table:table-cell>
          <table:table-cell table:style-name="Таблица9.A1" office:value-type="string">
            <text:p text:style-name="P27">Дата інструктажу</text:p>
          </table:table-cell>
          <table:table-cell table:style-name="Таблица9.A1" office:value-type="string">
            <text:p text:style-name="P27">Назва інструктажу</text:p>
          </table:table-cell>
          <table:table-cell table:style-name="Таблица9.A1" office:value-type="string">
            <text:p text:style-name="P27">Підпис учня</text:p>
          </table:table-cell>
          <table:table-cell table:style-name="Таблица9.G1" office:value-type="string">
            <text:p text:style-name="P27">Підпис <text:span text:style-name="T1">вчителя</text:span></text:p>
          </table:table-cell>
        </table:table-row>
        <table:table-row table:style-name="Таблица9.2">
          <table:table-cell table:style-name="Таблица9.A2" office:value-type="string">
            <text:list xml:id="list210128855812438" text:continue-list="list210129878764057" text:style-name="L2">
              <text:list-item text:start-value="1">
                <text:p text:style-name="P96"/>
              </text:list-item>
            </text:list>
          </table:table-cell>
          <table:table-cell table:style-name="Таблица9.B2" office:value-type="string">
            <text:p text:style-name="P54">Авілкіна Анастасія</text:p>
          </table:table-cell>
          <table:table-cell table:style-name="Таблица9.C2" office:value-type="string">
            <text:p text:style-name="P55">10-А</text:p>
          </table:table-cell>
          <table:table-cell table:style-name="Таблица9.D2" office:value-type="string">
            <text:p text:style-name="P38"/>
          </table:table-cell>
          <table:table-cell table:style-name="Таблица9.E2" office:value-type="string">
            <text:p text:style-name="P27">первинний</text:p>
          </table:table-cell>
          <table:table-cell table:style-name="Таблица9.F2" office:value-type="string">
            <text:p text:style-name="P38"/>
          </table:table-cell>
          <table:table-cell table:style-name="Таблица9.G2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21012977283068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3" office:value-type="string">
            <text:p text:style-name="P26">Авілкіна Анна</text:p>
          </table:table-cell>
          <table:table-cell table:style-name="Таблица9.C3" office:value-type="string">
            <text:p text:style-name="P55">10-А</text:p>
          </table:table-cell>
          <table:table-cell table:style-name="Таблица9.D3" office:value-type="string">
            <text:p text:style-name="P38"/>
          </table:table-cell>
          <table:table-cell table:style-name="Таблица9.E3" office:value-type="string">
            <text:p text:style-name="P27">первинний</text:p>
          </table:table-cell>
          <table:table-cell table:style-name="Таблица9.F3" office:value-type="string">
            <text:p text:style-name="P38"/>
          </table:table-cell>
          <table:table-cell table:style-name="Таблица9.G3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21012913981958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4" office:value-type="string">
            <text:p text:style-name="P26">Білоус Ганна</text:p>
          </table:table-cell>
          <table:table-cell table:style-name="Таблица9.C4" office:value-type="string">
            <text:p text:style-name="P55">10-А</text:p>
          </table:table-cell>
          <table:table-cell table:style-name="Таблица9.D4" office:value-type="string">
            <text:p text:style-name="P38"/>
          </table:table-cell>
          <table:table-cell table:style-name="Таблица9.E4" office:value-type="string">
            <text:p text:style-name="P27">первинний</text:p>
          </table:table-cell>
          <table:table-cell table:style-name="Таблица9.F4" office:value-type="string">
            <text:p text:style-name="P38"/>
          </table:table-cell>
          <table:table-cell table:style-name="Таблица9.G4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21012850632866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5" office:value-type="string">
            <text:p text:style-name="P26">Бурикін Максим</text:p>
          </table:table-cell>
          <table:table-cell table:style-name="Таблица9.C5" office:value-type="string">
            <text:p text:style-name="P55">10-А</text:p>
          </table:table-cell>
          <table:table-cell table:style-name="Таблица9.D5" office:value-type="string">
            <text:p text:style-name="P38"/>
          </table:table-cell>
          <table:table-cell table:style-name="Таблица9.E5" office:value-type="string">
            <text:p text:style-name="P27">первинний</text:p>
          </table:table-cell>
          <table:table-cell table:style-name="Таблица9.F5" office:value-type="string">
            <text:p text:style-name="P38"/>
          </table:table-cell>
          <table:table-cell table:style-name="Таблица9.G5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21012953882193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6" office:value-type="string">
            <text:p text:style-name="P26">Васильчук Євген</text:p>
          </table:table-cell>
          <table:table-cell table:style-name="Таблица9.C6" office:value-type="string">
            <text:p text:style-name="P55">10-А</text:p>
          </table:table-cell>
          <table:table-cell table:style-name="Таблица9.D6" office:value-type="string">
            <text:p text:style-name="P38"/>
          </table:table-cell>
          <table:table-cell table:style-name="Таблица9.E6" office:value-type="string">
            <text:p text:style-name="P27">первинний</text:p>
          </table:table-cell>
          <table:table-cell table:style-name="Таблица9.F6" office:value-type="string">
            <text:p text:style-name="P38"/>
          </table:table-cell>
          <table:table-cell table:style-name="Таблица9.G6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21012968460807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7" office:value-type="string">
            <text:p text:style-name="P26">Гаркавенко Марія</text:p>
          </table:table-cell>
          <table:table-cell table:style-name="Таблица9.C7" office:value-type="string">
            <text:p text:style-name="P55">10-А</text:p>
          </table:table-cell>
          <table:table-cell table:style-name="Таблица9.D7" office:value-type="string">
            <text:p text:style-name="P38"/>
          </table:table-cell>
          <table:table-cell table:style-name="Таблица9.E7" office:value-type="string">
            <text:p text:style-name="P27">первинний</text:p>
          </table:table-cell>
          <table:table-cell table:style-name="Таблица9.F7" office:value-type="string">
            <text:p text:style-name="P38"/>
          </table:table-cell>
          <table:table-cell table:style-name="Таблица9.G7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21012887501557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8" office:value-type="string">
            <text:p text:style-name="P26">Георгієв Олександр</text:p>
          </table:table-cell>
          <table:table-cell table:style-name="Таблица9.C8" office:value-type="string">
            <text:p text:style-name="P55">10-А</text:p>
          </table:table-cell>
          <table:table-cell table:style-name="Таблица9.D8" office:value-type="string">
            <text:p text:style-name="P38"/>
          </table:table-cell>
          <table:table-cell table:style-name="Таблица9.E8" office:value-type="string">
            <text:p text:style-name="P27">первинний</text:p>
          </table:table-cell>
          <table:table-cell table:style-name="Таблица9.F8" office:value-type="string">
            <text:p text:style-name="P38"/>
          </table:table-cell>
          <table:table-cell table:style-name="Таблица9.G8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21012930255232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9" office:value-type="string">
            <text:p text:style-name="P26">Глущенков Данило</text:p>
          </table:table-cell>
          <table:table-cell table:style-name="Таблица9.C9" office:value-type="string">
            <text:p text:style-name="P55">10-А</text:p>
          </table:table-cell>
          <table:table-cell table:style-name="Таблица9.D9" office:value-type="string">
            <text:p text:style-name="P38"/>
          </table:table-cell>
          <table:table-cell table:style-name="Таблица9.E9" office:value-type="string">
            <text:p text:style-name="P27">первинний</text:p>
          </table:table-cell>
          <table:table-cell table:style-name="Таблица9.F9" office:value-type="string">
            <text:p text:style-name="P38"/>
          </table:table-cell>
          <table:table-cell table:style-name="Таблица9.G9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21012863810693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10" office:value-type="string">
            <text:p text:style-name="P26">Горлач Євгенія</text:p>
          </table:table-cell>
          <table:table-cell table:style-name="Таблица9.C10" office:value-type="string">
            <text:p text:style-name="P55">10-А</text:p>
          </table:table-cell>
          <table:table-cell table:style-name="Таблица9.D10" office:value-type="string">
            <text:p text:style-name="P38"/>
          </table:table-cell>
          <table:table-cell table:style-name="Таблица9.E10" office:value-type="string">
            <text:p text:style-name="P27">первинний</text:p>
          </table:table-cell>
          <table:table-cell table:style-name="Таблица9.F10" office:value-type="string">
            <text:p text:style-name="P38"/>
          </table:table-cell>
          <table:table-cell table:style-name="Таблица9.G10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21012912875404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11" office:value-type="string">
            <text:p text:style-name="P26">Грисіна Аліна</text:p>
          </table:table-cell>
          <table:table-cell table:style-name="Таблица9.C11" office:value-type="string">
            <text:p text:style-name="P55">10-А</text:p>
          </table:table-cell>
          <table:table-cell table:style-name="Таблица9.D11" office:value-type="string">
            <text:p text:style-name="P38"/>
          </table:table-cell>
          <table:table-cell table:style-name="Таблица9.E11" office:value-type="string">
            <text:p text:style-name="P27">первинний</text:p>
          </table:table-cell>
          <table:table-cell table:style-name="Таблица9.F11" office:value-type="string">
            <text:p text:style-name="P38"/>
          </table:table-cell>
          <table:table-cell table:style-name="Таблица9.G11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21012998601439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12" office:value-type="string">
            <text:p text:style-name="P26">Гуцуляк Єлизавета</text:p>
          </table:table-cell>
          <table:table-cell table:style-name="Таблица9.C12" office:value-type="string">
            <text:p text:style-name="P55">10-А</text:p>
          </table:table-cell>
          <table:table-cell table:style-name="Таблица9.D12" office:value-type="string">
            <text:p text:style-name="P38"/>
          </table:table-cell>
          <table:table-cell table:style-name="Таблица9.E12" office:value-type="string">
            <text:p text:style-name="P27">первинний</text:p>
          </table:table-cell>
          <table:table-cell table:style-name="Таблица9.F12" office:value-type="string">
            <text:p text:style-name="P38"/>
          </table:table-cell>
          <table:table-cell table:style-name="Таблица9.G12" office:value-type="string">
            <text:p text:style-name="P38"/>
          </table:table-cell>
        </table:table-row>
        <text:soft-page-break/>
        <table:table-row table:style-name="Таблица9.2">
          <table:table-cell table:style-name="Таблица9.A2" office:value-type="string">
            <text:list xml:id="list21013037734838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13" office:value-type="string">
            <text:p text:style-name="P26">Заморська Вероніка</text:p>
          </table:table-cell>
          <table:table-cell table:style-name="Таблица9.C13" office:value-type="string">
            <text:p text:style-name="P55">10-А</text:p>
          </table:table-cell>
          <table:table-cell table:style-name="Таблица9.D13" office:value-type="string">
            <text:p text:style-name="P38"/>
          </table:table-cell>
          <table:table-cell table:style-name="Таблица9.E13" office:value-type="string">
            <text:p text:style-name="P27">первинний</text:p>
          </table:table-cell>
          <table:table-cell table:style-name="Таблица9.F13" office:value-type="string">
            <text:p text:style-name="P38"/>
          </table:table-cell>
          <table:table-cell table:style-name="Таблица9.G13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21013049855465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14" office:value-type="string">
            <text:p text:style-name="P26">Караєв Микита</text:p>
          </table:table-cell>
          <table:table-cell table:style-name="Таблица9.C14" office:value-type="string">
            <text:p text:style-name="P55">10-А</text:p>
          </table:table-cell>
          <table:table-cell table:style-name="Таблица9.D14" office:value-type="string">
            <text:p text:style-name="P38"/>
          </table:table-cell>
          <table:table-cell table:style-name="Таблица9.E14" office:value-type="string">
            <text:p text:style-name="P27">первинний</text:p>
          </table:table-cell>
          <table:table-cell table:style-name="Таблица9.F14" office:value-type="string">
            <text:p text:style-name="P38"/>
          </table:table-cell>
          <table:table-cell table:style-name="Таблица9.G14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21012987139381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15" office:value-type="string">
            <text:p text:style-name="P26">Киян Діана</text:p>
          </table:table-cell>
          <table:table-cell table:style-name="Таблица9.C15" office:value-type="string">
            <text:p text:style-name="P55">10-А</text:p>
          </table:table-cell>
          <table:table-cell table:style-name="Таблица9.D15" office:value-type="string">
            <text:p text:style-name="P38"/>
          </table:table-cell>
          <table:table-cell table:style-name="Таблица9.E15" office:value-type="string">
            <text:p text:style-name="P27">первинний</text:p>
          </table:table-cell>
          <table:table-cell table:style-name="Таблица9.F15" office:value-type="string">
            <text:p text:style-name="P38"/>
          </table:table-cell>
          <table:table-cell table:style-name="Таблица9.G15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21012998296667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16" office:value-type="string">
            <text:p text:style-name="P26">Корж Микита</text:p>
          </table:table-cell>
          <table:table-cell table:style-name="Таблица9.C16" office:value-type="string">
            <text:p text:style-name="P55">10-А</text:p>
          </table:table-cell>
          <table:table-cell table:style-name="Таблица9.D16" office:value-type="string">
            <text:p text:style-name="P38"/>
          </table:table-cell>
          <table:table-cell table:style-name="Таблица9.E16" office:value-type="string">
            <text:p text:style-name="P27">первинний</text:p>
          </table:table-cell>
          <table:table-cell table:style-name="Таблица9.F16" office:value-type="string">
            <text:p text:style-name="P38"/>
          </table:table-cell>
          <table:table-cell table:style-name="Таблица9.G16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21012977578505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17" office:value-type="string">
            <text:p text:style-name="P26">Курман Єлизавета</text:p>
          </table:table-cell>
          <table:table-cell table:style-name="Таблица9.C17" office:value-type="string">
            <text:p text:style-name="P55">10-А</text:p>
          </table:table-cell>
          <table:table-cell table:style-name="Таблица9.D17" office:value-type="string">
            <text:p text:style-name="P38"/>
          </table:table-cell>
          <table:table-cell table:style-name="Таблица9.E17" office:value-type="string">
            <text:p text:style-name="P27">первинний</text:p>
          </table:table-cell>
          <table:table-cell table:style-name="Таблица9.F17" office:value-type="string">
            <text:p text:style-name="P38"/>
          </table:table-cell>
          <table:table-cell table:style-name="Таблица9.G17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21012886881780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18" office:value-type="string">
            <text:p text:style-name="P26">Літвінова Світлана</text:p>
          </table:table-cell>
          <table:table-cell table:style-name="Таблица9.C18" office:value-type="string">
            <text:p text:style-name="P55">10-А</text:p>
          </table:table-cell>
          <table:table-cell table:style-name="Таблица9.D18" office:value-type="string">
            <text:p text:style-name="P38"/>
          </table:table-cell>
          <table:table-cell table:style-name="Таблица9.E18" office:value-type="string">
            <text:p text:style-name="P27">первинний</text:p>
          </table:table-cell>
          <table:table-cell table:style-name="Таблица9.F18" office:value-type="string">
            <text:p text:style-name="P38"/>
          </table:table-cell>
          <table:table-cell table:style-name="Таблица9.G18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21012899969486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19" office:value-type="string">
            <text:p text:style-name="P26">Манзуля Юлія</text:p>
          </table:table-cell>
          <table:table-cell table:style-name="Таблица9.C19" office:value-type="string">
            <text:p text:style-name="P55">10-А</text:p>
          </table:table-cell>
          <table:table-cell table:style-name="Таблица9.D19" office:value-type="string">
            <text:p text:style-name="P38"/>
          </table:table-cell>
          <table:table-cell table:style-name="Таблица9.E19" office:value-type="string">
            <text:p text:style-name="P27">первинний</text:p>
          </table:table-cell>
          <table:table-cell table:style-name="Таблица9.F19" office:value-type="string">
            <text:p text:style-name="P38"/>
          </table:table-cell>
          <table:table-cell table:style-name="Таблица9.G19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21012912943881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20" office:value-type="string">
            <text:p text:style-name="P26">Мєщанова Аліна</text:p>
          </table:table-cell>
          <table:table-cell table:style-name="Таблица9.C20" office:value-type="string">
            <text:p text:style-name="P55">10-А</text:p>
          </table:table-cell>
          <table:table-cell table:style-name="Таблица9.D20" office:value-type="string">
            <text:p text:style-name="P38"/>
          </table:table-cell>
          <table:table-cell table:style-name="Таблица9.E20" office:value-type="string">
            <text:p text:style-name="P27">первинний</text:p>
          </table:table-cell>
          <table:table-cell table:style-name="Таблица9.F20" office:value-type="string">
            <text:p text:style-name="P38"/>
          </table:table-cell>
          <table:table-cell table:style-name="Таблица9.G20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21013044565899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21" office:value-type="string">
            <text:p text:style-name="P26">Орлік Анна</text:p>
          </table:table-cell>
          <table:table-cell table:style-name="Таблица9.C21" office:value-type="string">
            <text:p text:style-name="P55">10-А</text:p>
          </table:table-cell>
          <table:table-cell table:style-name="Таблица9.D21" office:value-type="string">
            <text:p text:style-name="P38"/>
          </table:table-cell>
          <table:table-cell table:style-name="Таблица9.E21" office:value-type="string">
            <text:p text:style-name="P27">первинний</text:p>
          </table:table-cell>
          <table:table-cell table:style-name="Таблица9.F21" office:value-type="string">
            <text:p text:style-name="P38"/>
          </table:table-cell>
          <table:table-cell table:style-name="Таблица9.G21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21013028518346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22" office:value-type="string">
            <text:p text:style-name="P26">Поборська Тетяна</text:p>
          </table:table-cell>
          <table:table-cell table:style-name="Таблица9.C22" office:value-type="string">
            <text:p text:style-name="P55">10-А</text:p>
          </table:table-cell>
          <table:table-cell table:style-name="Таблица9.D22" office:value-type="string">
            <text:p text:style-name="P38"/>
          </table:table-cell>
          <table:table-cell table:style-name="Таблица9.E22" office:value-type="string">
            <text:p text:style-name="P27">первинний</text:p>
          </table:table-cell>
          <table:table-cell table:style-name="Таблица9.F22" office:value-type="string">
            <text:p text:style-name="P38"/>
          </table:table-cell>
          <table:table-cell table:style-name="Таблица9.G22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21012940775658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23" office:value-type="string">
            <text:p text:style-name="P26">Ромеус Ілля</text:p>
          </table:table-cell>
          <table:table-cell table:style-name="Таблица9.C23" office:value-type="string">
            <text:p text:style-name="P55">10-А</text:p>
          </table:table-cell>
          <table:table-cell table:style-name="Таблица9.D23" office:value-type="string">
            <text:p text:style-name="P38"/>
          </table:table-cell>
          <table:table-cell table:style-name="Таблица9.E23" office:value-type="string">
            <text:p text:style-name="P27">первинний</text:p>
          </table:table-cell>
          <table:table-cell table:style-name="Таблица9.F23" office:value-type="string">
            <text:p text:style-name="P38"/>
          </table:table-cell>
          <table:table-cell table:style-name="Таблица9.G23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21012902196218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24" office:value-type="string">
            <text:p text:style-name="P26">Тарасова Катерина</text:p>
          </table:table-cell>
          <table:table-cell table:style-name="Таблица9.C24" office:value-type="string">
            <text:p text:style-name="P55">10-А</text:p>
          </table:table-cell>
          <table:table-cell table:style-name="Таблица9.D24" office:value-type="string">
            <text:p text:style-name="P38"/>
          </table:table-cell>
          <table:table-cell table:style-name="Таблица9.E24" office:value-type="string">
            <text:p text:style-name="P27">первинний</text:p>
          </table:table-cell>
          <table:table-cell table:style-name="Таблица9.F24" office:value-type="string">
            <text:p text:style-name="P38"/>
          </table:table-cell>
          <table:table-cell table:style-name="Таблица9.G24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21013059000182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30" office:value-type="string">
            <text:p text:style-name="P26">Тарасова Марина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21012916446065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30" office:value-type="string">
            <text:p text:style-name="P26">Телега Єлизавета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49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21012997984756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30" office:value-type="string">
            <text:p text:style-name="P26">Чікунов Давид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21012856657336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30" office:value-type="string">
            <text:p text:style-name="P26">Шабазова Ганна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21012948425208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30" office:value-type="string">
            <text:p text:style-name="P26">Яровая Єлизавета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21013053012638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30" office:value-type="string">
            <text:p text:style-name="P26">Ященко Дмитро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9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21012935331182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31" office:value-type="string">
            <text:p text:style-name="P38"/>
          </table:table-cell>
          <table:table-cell table:style-name="Таблица9.C31" office:value-type="string">
            <text:p text:style-name="P46"/>
          </table:table-cell>
          <table:table-cell table:style-name="Таблица9.D31" office:value-type="string">
            <text:p text:style-name="P38"/>
          </table:table-cell>
          <table:table-cell table:style-name="Таблица9.E31" office:value-type="string">
            <text:p text:style-name="P27"/>
          </table:table-cell>
          <table:table-cell table:style-name="Таблица9.F31" office:value-type="string">
            <text:p text:style-name="P38"/>
          </table:table-cell>
          <table:table-cell table:style-name="Таблица9.G31" office:value-type="string">
            <text:p text:style-name="P39"/>
          </table:table-cell>
        </table:table-row>
      </table:table>
      <text:p text:style-name="P1"/>
      <text:p text:style-name="P88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 table:number-columns-repeated="2"/>
        <table:table-row>
          <table:table-cell table:style-name="Таблица10.A1" office:value-type="string">
            <text:p text:style-name="P27">№</text:p>
          </table:table-cell>
          <table:table-cell table:style-name="Таблица10.A1" office:value-type="string">
            <text:p text:style-name="P27">Прізвище, ім’я учня</text:p>
          </table:table-cell>
          <table:table-cell table:style-name="Таблица10.A1" office:value-type="string">
            <text:p text:style-name="P27">Клас</text:p>
          </table:table-cell>
          <table:table-cell table:style-name="Таблица10.A1" office:value-type="string">
            <text:p text:style-name="P27">Дата інструктажу</text:p>
          </table:table-cell>
          <table:table-cell table:style-name="Таблица10.A1" office:value-type="string">
            <text:p text:style-name="P27">Назва інструктажу</text:p>
          </table:table-cell>
          <table:table-cell table:style-name="Таблица10.A1" office:value-type="string">
            <text:p text:style-name="P27">Підпис учня</text:p>
          </table:table-cell>
          <table:table-cell table:style-name="Таблица10.G1" office:value-type="string">
            <text:p text:style-name="P27">Підпис <text:span text:style-name="T1">вчителя</text:span></text:p>
          </table:table-cell>
        </table:table-row>
        <table:table-row table:style-name="Таблица10.2">
          <table:table-cell table:style-name="Таблица10.A2" office:value-type="string">
            <text:list xml:id="list210129406625085" text:continue-list="list210129353311827" text:style-name="L2">
              <text:list-item text:start-value="1">
                <text:p text:style-name="P96"/>
              </text:list-item>
            </text:list>
          </table:table-cell>
          <table:table-cell table:style-name="Таблица10.B2" office:value-type="string">
            <text:p text:style-name="P82">Башкіна Анастасія</text:p>
          </table:table-cell>
          <table:table-cell table:style-name="Таблица10.C2" office:value-type="string">
            <text:p text:style-name="P67">9-Б</text:p>
          </table:table-cell>
          <table:table-cell table:style-name="Таблица10.D2" office:value-type="string">
            <text:p text:style-name="P67">12.01.2016</text:p>
          </table:table-cell>
          <table:table-cell table:style-name="Таблица10.E2" office:value-type="string">
            <text:p text:style-name="P27">первинний</text:p>
          </table:table-cell>
          <table:table-cell table:style-name="Таблица10.F2" office:value-type="string">
            <text:p text:style-name="P38"/>
          </table:table-cell>
          <table:table-cell table:style-name="Таблица10.G2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21012976858422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3" office:value-type="string">
            <text:p text:style-name="P82">Безсінний Антон</text:p>
          </table:table-cell>
          <table:table-cell table:style-name="Таблица10.C3" office:value-type="string">
            <text:p text:style-name="P67">9-Б</text:p>
          </table:table-cell>
          <table:table-cell table:style-name="Таблица10.D3" office:value-type="string">
            <text:p text:style-name="P67">12.01.2016</text:p>
          </table:table-cell>
          <table:table-cell table:style-name="Таблица10.E3" office:value-type="string">
            <text:p text:style-name="P27">первинний</text:p>
          </table:table-cell>
          <table:table-cell table:style-name="Таблица10.F3" office:value-type="string">
            <text:p text:style-name="P38"/>
          </table:table-cell>
          <table:table-cell table:style-name="Таблица10.G3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21012966444474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4" office:value-type="string">
            <text:p text:style-name="P82">Блях Катерина</text:p>
          </table:table-cell>
          <table:table-cell table:style-name="Таблица10.C4" office:value-type="string">
            <text:p text:style-name="P67">9-Б</text:p>
          </table:table-cell>
          <table:table-cell table:style-name="Таблица10.D4" office:value-type="string">
            <text:p text:style-name="P67">12.01.2016</text:p>
          </table:table-cell>
          <table:table-cell table:style-name="Таблица10.E4" office:value-type="string">
            <text:p text:style-name="P27">первинний</text:p>
          </table:table-cell>
          <table:table-cell table:style-name="Таблица10.F4" office:value-type="string">
            <text:p text:style-name="P38"/>
          </table:table-cell>
          <table:table-cell table:style-name="Таблица10.G4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21012852805843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5" office:value-type="string">
            <text:p text:style-name="P82">Бойчун Вероніка</text:p>
          </table:table-cell>
          <table:table-cell table:style-name="Таблица10.C5" office:value-type="string">
            <text:p text:style-name="P67">9-Б</text:p>
          </table:table-cell>
          <table:table-cell table:style-name="Таблица10.D5" office:value-type="string">
            <text:p text:style-name="P67">12.01.2016</text:p>
          </table:table-cell>
          <table:table-cell table:style-name="Таблица10.E5" office:value-type="string">
            <text:p text:style-name="P27">первинний</text:p>
          </table:table-cell>
          <table:table-cell table:style-name="Таблица10.F5" office:value-type="string">
            <text:p text:style-name="P38"/>
          </table:table-cell>
          <table:table-cell table:style-name="Таблица10.G5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21012964378654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6" office:value-type="string">
            <text:p text:style-name="P82">Бутко Катерина</text:p>
          </table:table-cell>
          <table:table-cell table:style-name="Таблица10.C6" office:value-type="string">
            <text:p text:style-name="P67">9-Б</text:p>
          </table:table-cell>
          <table:table-cell table:style-name="Таблица10.D6" office:value-type="string">
            <text:p text:style-name="P67">12.01.2016</text:p>
          </table:table-cell>
          <table:table-cell table:style-name="Таблица10.E6" office:value-type="string">
            <text:p text:style-name="P27">первинний</text:p>
          </table:table-cell>
          <table:table-cell table:style-name="Таблица10.F6" office:value-type="string">
            <text:p text:style-name="P38"/>
          </table:table-cell>
          <table:table-cell table:style-name="Таблица10.G6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21012972692911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7" office:value-type="string">
            <text:p text:style-name="P82">Гомонова Аліна</text:p>
          </table:table-cell>
          <table:table-cell table:style-name="Таблица10.C7" office:value-type="string">
            <text:p text:style-name="P67">9-Б</text:p>
          </table:table-cell>
          <table:table-cell table:style-name="Таблица10.D7" office:value-type="string">
            <text:p text:style-name="P67">12.01.2016</text:p>
          </table:table-cell>
          <table:table-cell table:style-name="Таблица10.E7" office:value-type="string">
            <text:p text:style-name="P27">первинний</text:p>
          </table:table-cell>
          <table:table-cell table:style-name="Таблица10.F7" office:value-type="string">
            <text:p text:style-name="P38"/>
          </table:table-cell>
          <table:table-cell table:style-name="Таблица10.G7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21012918398180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8" office:value-type="string">
            <text:p text:style-name="P82">Горобець Максим</text:p>
          </table:table-cell>
          <table:table-cell table:style-name="Таблица10.C8" office:value-type="string">
            <text:p text:style-name="P67">9-Б</text:p>
          </table:table-cell>
          <table:table-cell table:style-name="Таблица10.D8" office:value-type="string">
            <text:p text:style-name="P67">12.01.2016</text:p>
          </table:table-cell>
          <table:table-cell table:style-name="Таблица10.E8" office:value-type="string">
            <text:p text:style-name="P27">первинний</text:p>
          </table:table-cell>
          <table:table-cell table:style-name="Таблица10.F8" office:value-type="string">
            <text:p text:style-name="P38"/>
          </table:table-cell>
          <table:table-cell table:style-name="Таблица10.G8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21013012974730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9" office:value-type="string">
            <text:p text:style-name="P82">Гулевич Катерина</text:p>
          </table:table-cell>
          <table:table-cell table:style-name="Таблица10.C9" office:value-type="string">
            <text:p text:style-name="P67">9-Б</text:p>
          </table:table-cell>
          <table:table-cell table:style-name="Таблица10.D9" office:value-type="string">
            <text:p text:style-name="P67">12.01.2016</text:p>
          </table:table-cell>
          <table:table-cell table:style-name="Таблица10.E9" office:value-type="string">
            <text:p text:style-name="P27">первинний</text:p>
          </table:table-cell>
          <table:table-cell table:style-name="Таблица10.F9" office:value-type="string">
            <text:p text:style-name="P38"/>
          </table:table-cell>
          <table:table-cell table:style-name="Таблица10.G9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21013018750013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10" office:value-type="string">
            <text:p text:style-name="P82">Гусак Дмитро</text:p>
          </table:table-cell>
          <table:table-cell table:style-name="Таблица10.C10" office:value-type="string">
            <text:p text:style-name="P67">9-Б</text:p>
          </table:table-cell>
          <table:table-cell table:style-name="Таблица10.D10" office:value-type="string">
            <text:p text:style-name="P67">12.01.2016</text:p>
          </table:table-cell>
          <table:table-cell table:style-name="Таблица10.E10" office:value-type="string">
            <text:p text:style-name="P27">первинний</text:p>
          </table:table-cell>
          <table:table-cell table:style-name="Таблица10.F10" office:value-type="string">
            <text:p text:style-name="P38"/>
          </table:table-cell>
          <table:table-cell table:style-name="Таблица10.G10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21013062534408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11" office:value-type="string">
            <text:p text:style-name="P82">Жаврід Маргарита</text:p>
          </table:table-cell>
          <table:table-cell table:style-name="Таблица10.C11" office:value-type="string">
            <text:p text:style-name="P67">9-Б</text:p>
          </table:table-cell>
          <table:table-cell table:style-name="Таблица10.D11" office:value-type="string">
            <text:p text:style-name="P67">12.01.2016</text:p>
          </table:table-cell>
          <table:table-cell table:style-name="Таблица10.E11" office:value-type="string">
            <text:p text:style-name="P27">первинний</text:p>
          </table:table-cell>
          <table:table-cell table:style-name="Таблица10.F11" office:value-type="string">
            <text:p text:style-name="P38"/>
          </table:table-cell>
          <table:table-cell table:style-name="Таблица10.G11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21012875678260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12" office:value-type="string">
            <text:p text:style-name="P82">Жук Валерія</text:p>
          </table:table-cell>
          <table:table-cell table:style-name="Таблица10.C12" office:value-type="string">
            <text:p text:style-name="P67">9-Б</text:p>
          </table:table-cell>
          <table:table-cell table:style-name="Таблица10.D12" office:value-type="string">
            <text:p text:style-name="P67">12.01.2016</text:p>
          </table:table-cell>
          <table:table-cell table:style-name="Таблица10.E12" office:value-type="string">
            <text:p text:style-name="P27">первинний</text:p>
          </table:table-cell>
          <table:table-cell table:style-name="Таблица10.F12" office:value-type="string">
            <text:p text:style-name="P38"/>
          </table:table-cell>
          <table:table-cell table:style-name="Таблица10.G12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21012854735214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13" office:value-type="string">
            <text:p text:style-name="P82">Кабаєва Анна</text:p>
          </table:table-cell>
          <table:table-cell table:style-name="Таблица10.C13" office:value-type="string">
            <text:p text:style-name="P67">9-Б</text:p>
          </table:table-cell>
          <table:table-cell table:style-name="Таблица10.D13" office:value-type="string">
            <text:p text:style-name="P67">12.01.2016</text:p>
          </table:table-cell>
          <table:table-cell table:style-name="Таблица10.E13" office:value-type="string">
            <text:p text:style-name="P27">первинний</text:p>
          </table:table-cell>
          <table:table-cell table:style-name="Таблица10.F13" office:value-type="string">
            <text:p text:style-name="P38"/>
          </table:table-cell>
          <table:table-cell table:style-name="Таблица10.G13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21012954434300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14" office:value-type="string">
            <text:p text:style-name="P82">Коровко Максим</text:p>
          </table:table-cell>
          <table:table-cell table:style-name="Таблица10.C14" office:value-type="string">
            <text:p text:style-name="P67">9-Б</text:p>
          </table:table-cell>
          <table:table-cell table:style-name="Таблица10.D14" office:value-type="string">
            <text:p text:style-name="P67">12.01.2016</text:p>
          </table:table-cell>
          <table:table-cell table:style-name="Таблица10.E14" office:value-type="string">
            <text:p text:style-name="P27">первинний</text:p>
          </table:table-cell>
          <table:table-cell table:style-name="Таблица10.F14" office:value-type="string">
            <text:p text:style-name="P38"/>
          </table:table-cell>
          <table:table-cell table:style-name="Таблица10.G14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21013000418637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15" office:value-type="string">
            <text:p text:style-name="P82">Корченков Денис</text:p>
          </table:table-cell>
          <table:table-cell table:style-name="Таблица10.C15" office:value-type="string">
            <text:p text:style-name="P67">9-Б</text:p>
          </table:table-cell>
          <table:table-cell table:style-name="Таблица10.D15" office:value-type="string">
            <text:p text:style-name="P67">12.01.2016</text:p>
          </table:table-cell>
          <table:table-cell table:style-name="Таблица10.E15" office:value-type="string">
            <text:p text:style-name="P27">первинний</text:p>
          </table:table-cell>
          <table:table-cell table:style-name="Таблица10.F15" office:value-type="string">
            <text:p text:style-name="P38"/>
          </table:table-cell>
          <table:table-cell table:style-name="Таблица10.G15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21013034989842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16" office:value-type="string">
            <text:p text:style-name="P82">Ларіонова Вероніка</text:p>
          </table:table-cell>
          <table:table-cell table:style-name="Таблица10.C16" office:value-type="string">
            <text:p text:style-name="P67">9-Б</text:p>
          </table:table-cell>
          <table:table-cell table:style-name="Таблица10.D16" office:value-type="string">
            <text:p text:style-name="P67">12.01.2016</text:p>
          </table:table-cell>
          <table:table-cell table:style-name="Таблица10.E16" office:value-type="string">
            <text:p text:style-name="P27">первинний</text:p>
          </table:table-cell>
          <table:table-cell table:style-name="Таблица10.F16" office:value-type="string">
            <text:p text:style-name="P38"/>
          </table:table-cell>
          <table:table-cell table:style-name="Таблица10.G16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21012938179446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17" office:value-type="string">
            <text:p text:style-name="P82">Малигіна Ксенія</text:p>
          </table:table-cell>
          <table:table-cell table:style-name="Таблица10.C17" office:value-type="string">
            <text:p text:style-name="P67">9-Б</text:p>
          </table:table-cell>
          <table:table-cell table:style-name="Таблица10.D17" office:value-type="string">
            <text:p text:style-name="P67">12.01.2016</text:p>
          </table:table-cell>
          <table:table-cell table:style-name="Таблица10.E17" office:value-type="string">
            <text:p text:style-name="P27">первинний</text:p>
          </table:table-cell>
          <table:table-cell table:style-name="Таблица10.F17" office:value-type="string">
            <text:p text:style-name="P38"/>
          </table:table-cell>
          <table:table-cell table:style-name="Таблица10.G17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21012910067618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18" office:value-type="string">
            <text:p text:style-name="P82">Маляренко Маргарита</text:p>
          </table:table-cell>
          <table:table-cell table:style-name="Таблица10.C18" office:value-type="string">
            <text:p text:style-name="P67">9-Б</text:p>
          </table:table-cell>
          <table:table-cell table:style-name="Таблица10.D18" office:value-type="string">
            <text:p text:style-name="P67">12.01.2016</text:p>
          </table:table-cell>
          <table:table-cell table:style-name="Таблица10.E18" office:value-type="string">
            <text:p text:style-name="P27">первинний</text:p>
          </table:table-cell>
          <table:table-cell table:style-name="Таблица10.F18" office:value-type="string">
            <text:p text:style-name="P38"/>
          </table:table-cell>
          <table:table-cell table:style-name="Таблица10.G18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21012881817895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19" office:value-type="string">
            <text:p text:style-name="P82">Мариняк Юлія</text:p>
          </table:table-cell>
          <table:table-cell table:style-name="Таблица10.C19" office:value-type="string">
            <text:p text:style-name="P67">9-Б</text:p>
          </table:table-cell>
          <table:table-cell table:style-name="Таблица10.D19" office:value-type="string">
            <text:p text:style-name="P67">12.01.2016</text:p>
          </table:table-cell>
          <table:table-cell table:style-name="Таблица10.E19" office:value-type="string">
            <text:p text:style-name="P27">первинний</text:p>
          </table:table-cell>
          <table:table-cell table:style-name="Таблица10.F19" office:value-type="string">
            <text:p text:style-name="P38"/>
          </table:table-cell>
          <table:table-cell table:style-name="Таблица10.G19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21012875719572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20" office:value-type="string">
            <text:p text:style-name="P82">Новікова Ольга</text:p>
          </table:table-cell>
          <table:table-cell table:style-name="Таблица10.C20" office:value-type="string">
            <text:p text:style-name="P67">9-Б</text:p>
          </table:table-cell>
          <table:table-cell table:style-name="Таблица10.D20" office:value-type="string">
            <text:p text:style-name="P67">12.01.2016</text:p>
          </table:table-cell>
          <table:table-cell table:style-name="Таблица10.E20" office:value-type="string">
            <text:p text:style-name="P27">первинний</text:p>
          </table:table-cell>
          <table:table-cell table:style-name="Таблица10.F20" office:value-type="string">
            <text:p text:style-name="P38"/>
          </table:table-cell>
          <table:table-cell table:style-name="Таблица10.G20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21013020050507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21" office:value-type="string">
            <text:p text:style-name="P82">Прошкіна Дар'я</text:p>
          </table:table-cell>
          <table:table-cell table:style-name="Таблица10.C21" office:value-type="string">
            <text:p text:style-name="P67">9-Б</text:p>
          </table:table-cell>
          <table:table-cell table:style-name="Таблица10.D21" office:value-type="string">
            <text:p text:style-name="P67">12.01.2016</text:p>
          </table:table-cell>
          <table:table-cell table:style-name="Таблица10.E21" office:value-type="string">
            <text:p text:style-name="P27">первинний</text:p>
          </table:table-cell>
          <table:table-cell table:style-name="Таблица10.F21" office:value-type="string">
            <text:p text:style-name="P38"/>
          </table:table-cell>
          <table:table-cell table:style-name="Таблица10.G21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21013025569706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22" office:value-type="string">
            <text:p text:style-name="P82">Родіонова Олександра</text:p>
          </table:table-cell>
          <table:table-cell table:style-name="Таблица10.C22" office:value-type="string">
            <text:p text:style-name="P67">9-Б</text:p>
          </table:table-cell>
          <table:table-cell table:style-name="Таблица10.D22" office:value-type="string">
            <text:p text:style-name="P67">12.01.2016</text:p>
          </table:table-cell>
          <table:table-cell table:style-name="Таблица10.E22" office:value-type="string">
            <text:p text:style-name="P27">первинний</text:p>
          </table:table-cell>
          <table:table-cell table:style-name="Таблица10.F22" office:value-type="string">
            <text:p text:style-name="P38"/>
          </table:table-cell>
          <table:table-cell table:style-name="Таблица10.G22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21013010257981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23" office:value-type="string">
            <text:p text:style-name="P82">Сусєкова Катерина</text:p>
          </table:table-cell>
          <table:table-cell table:style-name="Таблица10.C23" office:value-type="string">
            <text:p text:style-name="P67">9-Б</text:p>
          </table:table-cell>
          <table:table-cell table:style-name="Таблица10.D23" office:value-type="string">
            <text:p text:style-name="P67">12.01.2016</text:p>
          </table:table-cell>
          <table:table-cell table:style-name="Таблица10.E23" office:value-type="string">
            <text:p text:style-name="P27">первинний</text:p>
          </table:table-cell>
          <table:table-cell table:style-name="Таблица10.F23" office:value-type="string">
            <text:p text:style-name="P38"/>
          </table:table-cell>
          <table:table-cell table:style-name="Таблица10.G23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21012955066778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24" office:value-type="string">
            <text:p text:style-name="P82">Тищенко Олексій</text:p>
          </table:table-cell>
          <table:table-cell table:style-name="Таблица10.C24" office:value-type="string">
            <text:p text:style-name="P67">9-Б</text:p>
          </table:table-cell>
          <table:table-cell table:style-name="Таблица10.D24" office:value-type="string">
            <text:p text:style-name="P67">12.01.2016</text:p>
          </table:table-cell>
          <table:table-cell table:style-name="Таблица10.E24" office:value-type="string">
            <text:p text:style-name="P27">первинний</text:p>
          </table:table-cell>
          <table:table-cell table:style-name="Таблица10.F24" office:value-type="string">
            <text:p text:style-name="P38"/>
          </table:table-cell>
          <table:table-cell table:style-name="Таблица10.G24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21013040318828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30" office:value-type="string">
            <text:p text:style-name="P82">Толстікова Анастасія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21012997044833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30" office:value-type="string">
            <text:p text:style-name="P82">Федько Альбіна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49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21012888828285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30" office:value-type="string">
            <text:p text:style-name="P82">Харченко Анна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21012965312738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30" office:value-type="string">
            <text:p text:style-name="P82">Хасанова Катерина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21012929955166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30" office:value-type="string">
            <text:p text:style-name="P82">Хмарська Маргарита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21013012504243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30" office:value-type="string">
            <text:p text:style-name="P82">Чиж Лілія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34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21012935595564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32" office:value-type="string">
            <text:p text:style-name="P82">Чирченко Дмитро</text:p>
          </table:table-cell>
          <table:table-cell table:style-name="Таблица10.C32" office:value-type="string">
            <text:p text:style-name="P67">9-Б</text:p>
          </table:table-cell>
          <table:table-cell table:style-name="Таблица10.D32" office:value-type="string">
            <text:p text:style-name="P67">12.01.2016</text:p>
          </table:table-cell>
          <table:table-cell table:style-name="Таблица10.E32" office:value-type="string">
            <text:p text:style-name="P34">первинний</text:p>
          </table:table-cell>
          <table:table-cell table:style-name="Таблица10.F32" office:value-type="string">
            <text:p text:style-name="P38"/>
          </table:table-cell>
          <table:table-cell table:style-name="Таблица10.G32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21012961359804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32" office:value-type="string">
            <text:p text:style-name="P82">Шабазова Марина</text:p>
          </table:table-cell>
          <table:table-cell table:style-name="Таблица10.C32" office:value-type="string">
            <text:p text:style-name="P67">9-Б</text:p>
          </table:table-cell>
          <table:table-cell table:style-name="Таблица10.D32" office:value-type="string">
            <text:p text:style-name="P67">12.01.2016</text:p>
          </table:table-cell>
          <table:table-cell table:style-name="Таблица10.E32" office:value-type="string">
            <text:p text:style-name="P34">первинний</text:p>
          </table:table-cell>
          <table:table-cell table:style-name="Таблица10.F32" office:value-type="string">
            <text:p text:style-name="P38"/>
          </table:table-cell>
          <table:table-cell table:style-name="Таблица10.G32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21013063714577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33" office:value-type="string">
            <text:p text:style-name="P82">Юхно Денис</text:p>
          </table:table-cell>
          <table:table-cell table:style-name="Таблица10.C33" office:value-type="string">
            <text:p text:style-name="P67">9-Б</text:p>
          </table:table-cell>
          <table:table-cell table:style-name="Таблица10.D33" office:value-type="string">
            <text:p text:style-name="P67">12.01.2016</text:p>
          </table:table-cell>
          <table:table-cell table:style-name="Таблица10.E33" office:value-type="string">
            <text:p text:style-name="P34">первинний</text:p>
          </table:table-cell>
          <table:table-cell table:style-name="Таблица10.F33" office:value-type="string">
            <text:p text:style-name="P38"/>
          </table:table-cell>
          <table:table-cell table:style-name="Таблица10.G33" office:value-type="string">
            <text:p text:style-name="P39"/>
          </table:table-cell>
        </table:table-row>
      </table:table>
      <text:p text:style-name="P1"/>
      <text:p text:style-name="P1"/>
      <text:p text:style-name="P91">ЗАТВЕРДЖУЮ</text:p>
      <text:p text:style-name="P5">Директор школи</text:p>
      <text:p text:style-name="P5">_____________________</text:p>
      <text:p text:style-name="P5">«____»______________ 20__р.</text:p>
      <text:p text:style-name="P5"/>
      <text:p text:style-name="P18">ЖУРНАЛ ПРОВЕДЕННЯ ІНСТРУКТАЖУ З ТЕХНІКИ БЕЗПЕКИ В КОМП’ЮТЕРНОМУ КЛАСІ</text:p>
      <text:p text:style-name="P11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2"/>
        <table:table-column table:style-name="Таблица16.F" table:number-columns-repeated="2"/>
        <table:table-row>
          <table:table-cell table:style-name="Таблица16.A1" office:value-type="string">
            <text:p text:style-name="P34">№</text:p>
          </table:table-cell>
          <table:table-cell table:style-name="Таблица16.A1" office:value-type="string">
            <text:p text:style-name="P34">Прізвище, ім’я учня</text:p>
          </table:table-cell>
          <table:table-cell table:style-name="Таблица16.A1" office:value-type="string">
            <text:p text:style-name="P34">Клас</text:p>
          </table:table-cell>
          <table:table-cell table:style-name="Таблица16.A1" office:value-type="string">
            <text:p text:style-name="P34">Дата інструктажу</text:p>
          </table:table-cell>
          <table:table-cell table:style-name="Таблица16.A1" office:value-type="string">
            <text:p text:style-name="P34">Назва інструктажу</text:p>
          </table:table-cell>
          <table:table-cell table:style-name="Таблица16.A1" office:value-type="string">
            <text:p text:style-name="P34">Підпис учня</text:p>
          </table:table-cell>
          <table:table-cell table:style-name="Таблица16.G1" office:value-type="string">
            <text:p text:style-name="P34">Підпис <text:span text:style-name="T1">вчителя</text:span></text:p>
          </table:table-cell>
        </table:table-row>
        <table:table-row table:style-name="Таблица16.2">
          <table:table-cell table:style-name="Таблица16.A2" office:value-type="string">
            <text:list xml:id="list210128669009011" text:continue-list="list210130637145770" text:style-name="L2">
              <text:list-item text:start-value="1">
                <text:p text:style-name="P99"/>
              </text:list-item>
            </text:list>
          </table:table-cell>
          <table:table-cell table:style-name="Таблица16.B2" office:value-type="string">
            <text:p text:style-name="P84">Башкіна Анастасія</text:p>
          </table:table-cell>
          <table:table-cell table:style-name="Таблица16.C2" office:value-type="string">
            <text:p text:style-name="P67">9-Б</text:p>
          </table:table-cell>
          <table:table-cell table:style-name="Таблица16.D2" office:value-type="string">
            <text:p text:style-name="P67">08.09.2015</text:p>
          </table:table-cell>
          <table:table-cell table:style-name="Таблица16.E2" office:value-type="string">
            <text:p text:style-name="P34">первинний</text:p>
          </table:table-cell>
          <table:table-cell table:style-name="Таблица16.F2" office:value-type="string">
            <text:p text:style-name="P43"/>
          </table:table-cell>
          <table:table-cell table:style-name="Таблица16.G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21012930965147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3" office:value-type="string">
            <text:p text:style-name="P84">Безсінний Антон</text:p>
          </table:table-cell>
          <table:table-cell table:style-name="Таблица16.C3" office:value-type="string">
            <text:p text:style-name="P67">9-Б</text:p>
          </table:table-cell>
          <table:table-cell table:style-name="Таблица16.D3" office:value-type="string">
            <text:p text:style-name="P67">08.09.2015</text:p>
          </table:table-cell>
          <table:table-cell table:style-name="Таблица16.E3" office:value-type="string">
            <text:p text:style-name="P34">первинний</text:p>
          </table:table-cell>
          <table:table-cell table:style-name="Таблица16.F3" office:value-type="string">
            <text:p text:style-name="P43"/>
          </table:table-cell>
          <table:table-cell table:style-name="Таблица16.G3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21013057837226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4" office:value-type="string">
            <text:p text:style-name="P84">Блях Катерина</text:p>
          </table:table-cell>
          <table:table-cell table:style-name="Таблица16.C4" office:value-type="string">
            <text:p text:style-name="P67">9-Б</text:p>
          </table:table-cell>
          <table:table-cell table:style-name="Таблица16.D4" office:value-type="string">
            <text:p text:style-name="P67">08.09.2015</text:p>
          </table:table-cell>
          <table:table-cell table:style-name="Таблица16.E4" office:value-type="string">
            <text:p text:style-name="P34">первинний</text:p>
          </table:table-cell>
          <table:table-cell table:style-name="Таблица16.F4" office:value-type="string">
            <text:p text:style-name="P43"/>
          </table:table-cell>
          <table:table-cell table:style-name="Таблица16.G4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21013027050826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5" office:value-type="string">
            <text:p text:style-name="P84">Бойчун Вероніка</text:p>
          </table:table-cell>
          <table:table-cell table:style-name="Таблица16.C5" office:value-type="string">
            <text:p text:style-name="P67">9-Б</text:p>
          </table:table-cell>
          <table:table-cell table:style-name="Таблица16.D5" office:value-type="string">
            <text:p text:style-name="P67">08.09.2015</text:p>
          </table:table-cell>
          <table:table-cell table:style-name="Таблица16.E5" office:value-type="string">
            <text:p text:style-name="P34">первинний</text:p>
          </table:table-cell>
          <table:table-cell table:style-name="Таблица16.F5" office:value-type="string">
            <text:p text:style-name="P43"/>
          </table:table-cell>
          <table:table-cell table:style-name="Таблица16.G5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21013054901899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6" office:value-type="string">
            <text:p text:style-name="P84">Бутко Катерина</text:p>
          </table:table-cell>
          <table:table-cell table:style-name="Таблица16.C6" office:value-type="string">
            <text:p text:style-name="P67">9-Б</text:p>
          </table:table-cell>
          <table:table-cell table:style-name="Таблица16.D6" office:value-type="string">
            <text:p text:style-name="P67">08.09.2015</text:p>
          </table:table-cell>
          <table:table-cell table:style-name="Таблица16.E6" office:value-type="string">
            <text:p text:style-name="P34">первинний</text:p>
          </table:table-cell>
          <table:table-cell table:style-name="Таблица16.F6" office:value-type="string">
            <text:p text:style-name="P43"/>
          </table:table-cell>
          <table:table-cell table:style-name="Таблица16.G6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21013014006011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7" office:value-type="string">
            <text:p text:style-name="P84">Гомонова Аліна</text:p>
          </table:table-cell>
          <table:table-cell table:style-name="Таблица16.C7" office:value-type="string">
            <text:p text:style-name="P67">9-Б</text:p>
          </table:table-cell>
          <table:table-cell table:style-name="Таблица16.D7" office:value-type="string">
            <text:p text:style-name="P67">08.09.2015</text:p>
          </table:table-cell>
          <table:table-cell table:style-name="Таблица16.E7" office:value-type="string">
            <text:p text:style-name="P34">первинний</text:p>
          </table:table-cell>
          <table:table-cell table:style-name="Таблица16.F7" office:value-type="string">
            <text:p text:style-name="P43"/>
          </table:table-cell>
          <table:table-cell table:style-name="Таблица16.G7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21012911420475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8" office:value-type="string">
            <text:p text:style-name="P84">Горобець Максим</text:p>
          </table:table-cell>
          <table:table-cell table:style-name="Таблица16.C8" office:value-type="string">
            <text:p text:style-name="P67">9-Б</text:p>
          </table:table-cell>
          <table:table-cell table:style-name="Таблица16.D8" office:value-type="string">
            <text:p text:style-name="P67">08.09.2015</text:p>
          </table:table-cell>
          <table:table-cell table:style-name="Таблица16.E8" office:value-type="string">
            <text:p text:style-name="P34">первинний</text:p>
          </table:table-cell>
          <table:table-cell table:style-name="Таблица16.F8" office:value-type="string">
            <text:p text:style-name="P43"/>
          </table:table-cell>
          <table:table-cell table:style-name="Таблица16.G8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21012954295475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9" office:value-type="string">
            <text:p text:style-name="P84">Гулевич Катерина</text:p>
          </table:table-cell>
          <table:table-cell table:style-name="Таблица16.C9" office:value-type="string">
            <text:p text:style-name="P67">9-Б</text:p>
          </table:table-cell>
          <table:table-cell table:style-name="Таблица16.D9" office:value-type="string">
            <text:p text:style-name="P67">08.09.2015</text:p>
          </table:table-cell>
          <table:table-cell table:style-name="Таблица16.E9" office:value-type="string">
            <text:p text:style-name="P34">первинний</text:p>
          </table:table-cell>
          <table:table-cell table:style-name="Таблица16.F9" office:value-type="string">
            <text:p text:style-name="P43"/>
          </table:table-cell>
          <table:table-cell table:style-name="Таблица16.G9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21012933034712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10" office:value-type="string">
            <text:p text:style-name="P84">Гусак Дмитро</text:p>
          </table:table-cell>
          <table:table-cell table:style-name="Таблица16.C10" office:value-type="string">
            <text:p text:style-name="P67">9-Б</text:p>
          </table:table-cell>
          <table:table-cell table:style-name="Таблица16.D10" office:value-type="string">
            <text:p text:style-name="P67">08.09.2015</text:p>
          </table:table-cell>
          <table:table-cell table:style-name="Таблица16.E10" office:value-type="string">
            <text:p text:style-name="P34">первинний</text:p>
          </table:table-cell>
          <table:table-cell table:style-name="Таблица16.F10" office:value-type="string">
            <text:p text:style-name="P43"/>
          </table:table-cell>
          <table:table-cell table:style-name="Таблица16.G1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21012859618833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11" office:value-type="string">
            <text:p text:style-name="P84">Жаврід Маргарита</text:p>
          </table:table-cell>
          <table:table-cell table:style-name="Таблица16.C11" office:value-type="string">
            <text:p text:style-name="P67">9-Б</text:p>
          </table:table-cell>
          <table:table-cell table:style-name="Таблица16.D11" office:value-type="string">
            <text:p text:style-name="P67">08.09.2015</text:p>
          </table:table-cell>
          <table:table-cell table:style-name="Таблица16.E11" office:value-type="string">
            <text:p text:style-name="P34">первинний</text:p>
          </table:table-cell>
          <table:table-cell table:style-name="Таблица16.F11" office:value-type="string">
            <text:p text:style-name="P43"/>
          </table:table-cell>
          <table:table-cell table:style-name="Таблица16.G11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21012920956269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12" office:value-type="string">
            <text:p text:style-name="P84">Жук Валерія</text:p>
          </table:table-cell>
          <table:table-cell table:style-name="Таблица16.C12" office:value-type="string">
            <text:p text:style-name="P67">9-Б</text:p>
          </table:table-cell>
          <table:table-cell table:style-name="Таблица16.D12" office:value-type="string">
            <text:p text:style-name="P67">08.09.2015</text:p>
          </table:table-cell>
          <table:table-cell table:style-name="Таблица16.E12" office:value-type="string">
            <text:p text:style-name="P34">первинний</text:p>
          </table:table-cell>
          <table:table-cell table:style-name="Таблица16.F12" office:value-type="string">
            <text:p text:style-name="P43"/>
          </table:table-cell>
          <table:table-cell table:style-name="Таблица16.G1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21012993410443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13" office:value-type="string">
            <text:p text:style-name="P84">Кабаєва Анна</text:p>
          </table:table-cell>
          <table:table-cell table:style-name="Таблица16.C13" office:value-type="string">
            <text:p text:style-name="P67">9-Б</text:p>
          </table:table-cell>
          <table:table-cell table:style-name="Таблица16.D13" office:value-type="string">
            <text:p text:style-name="P67">08.09.2015</text:p>
          </table:table-cell>
          <table:table-cell table:style-name="Таблица16.E13" office:value-type="string">
            <text:p text:style-name="P34">первинний</text:p>
          </table:table-cell>
          <table:table-cell table:style-name="Таблица16.F13" office:value-type="string">
            <text:p text:style-name="P43"/>
          </table:table-cell>
          <table:table-cell table:style-name="Таблица16.G13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21012962690881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14" office:value-type="string">
            <text:p text:style-name="P84">Коровко Максим</text:p>
          </table:table-cell>
          <table:table-cell table:style-name="Таблица16.C14" office:value-type="string">
            <text:p text:style-name="P67">9-Б</text:p>
          </table:table-cell>
          <table:table-cell table:style-name="Таблица16.D14" office:value-type="string">
            <text:p text:style-name="P67">08.09.2015</text:p>
          </table:table-cell>
          <table:table-cell table:style-name="Таблица16.E14" office:value-type="string">
            <text:p text:style-name="P34">первинний</text:p>
          </table:table-cell>
          <table:table-cell table:style-name="Таблица16.F14" office:value-type="string">
            <text:p text:style-name="P43"/>
          </table:table-cell>
          <table:table-cell table:style-name="Таблица16.G14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21013068740671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15" office:value-type="string">
            <text:p text:style-name="P84">Корченков Денис</text:p>
          </table:table-cell>
          <table:table-cell table:style-name="Таблица16.C15" office:value-type="string">
            <text:p text:style-name="P67">9-Б</text:p>
          </table:table-cell>
          <table:table-cell table:style-name="Таблица16.D15" office:value-type="string">
            <text:p text:style-name="P67">08.09.2015</text:p>
          </table:table-cell>
          <table:table-cell table:style-name="Таблица16.E15" office:value-type="string">
            <text:p text:style-name="P34">первинний</text:p>
          </table:table-cell>
          <table:table-cell table:style-name="Таблица16.F15" office:value-type="string">
            <text:p text:style-name="P43"/>
          </table:table-cell>
          <table:table-cell table:style-name="Таблица16.G15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21013038404194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16" office:value-type="string">
            <text:p text:style-name="P84">Ларіонова Вероніка</text:p>
          </table:table-cell>
          <table:table-cell table:style-name="Таблица16.C16" office:value-type="string">
            <text:p text:style-name="P67">9-Б</text:p>
          </table:table-cell>
          <table:table-cell table:style-name="Таблица16.D16" office:value-type="string">
            <text:p text:style-name="P67">08.09.2015</text:p>
          </table:table-cell>
          <table:table-cell table:style-name="Таблица16.E16" office:value-type="string">
            <text:p text:style-name="P34">первинний</text:p>
          </table:table-cell>
          <table:table-cell table:style-name="Таблица16.F16" office:value-type="string">
            <text:p text:style-name="P43"/>
          </table:table-cell>
          <table:table-cell table:style-name="Таблица16.G16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21012891662938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17" office:value-type="string">
            <text:p text:style-name="P84">Малигіна Ксенія</text:p>
          </table:table-cell>
          <table:table-cell table:style-name="Таблица16.C17" office:value-type="string">
            <text:p text:style-name="P67">9-Б</text:p>
          </table:table-cell>
          <table:table-cell table:style-name="Таблица16.D17" office:value-type="string">
            <text:p text:style-name="P67">08.09.2015</text:p>
          </table:table-cell>
          <table:table-cell table:style-name="Таблица16.E17" office:value-type="string">
            <text:p text:style-name="P34">первинний</text:p>
          </table:table-cell>
          <table:table-cell table:style-name="Таблица16.F17" office:value-type="string">
            <text:p text:style-name="P43"/>
          </table:table-cell>
          <table:table-cell table:style-name="Таблица16.G17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21012959709094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18" office:value-type="string">
            <text:p text:style-name="P84">Маляренко Маргарита</text:p>
          </table:table-cell>
          <table:table-cell table:style-name="Таблица16.C18" office:value-type="string">
            <text:p text:style-name="P67">9-Б</text:p>
          </table:table-cell>
          <table:table-cell table:style-name="Таблица16.D18" office:value-type="string">
            <text:p text:style-name="P67">08.09.2015</text:p>
          </table:table-cell>
          <table:table-cell table:style-name="Таблица16.E18" office:value-type="string">
            <text:p text:style-name="P34">первинний</text:p>
          </table:table-cell>
          <table:table-cell table:style-name="Таблица16.F18" office:value-type="string">
            <text:p text:style-name="P43"/>
          </table:table-cell>
          <table:table-cell table:style-name="Таблица16.G18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21012998254867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19" office:value-type="string">
            <text:p text:style-name="P84">Мариняк Юлія</text:p>
          </table:table-cell>
          <table:table-cell table:style-name="Таблица16.C19" office:value-type="string">
            <text:p text:style-name="P67">9-Б</text:p>
          </table:table-cell>
          <table:table-cell table:style-name="Таблица16.D19" office:value-type="string">
            <text:p text:style-name="P67">08.09.2015</text:p>
          </table:table-cell>
          <table:table-cell table:style-name="Таблица16.E19" office:value-type="string">
            <text:p text:style-name="P34">первинний</text:p>
          </table:table-cell>
          <table:table-cell table:style-name="Таблица16.F19" office:value-type="string">
            <text:p text:style-name="P43"/>
          </table:table-cell>
          <table:table-cell table:style-name="Таблица16.G19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21013022351976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20" office:value-type="string">
            <text:p text:style-name="P84">Новікова Ольга</text:p>
          </table:table-cell>
          <table:table-cell table:style-name="Таблица16.C20" office:value-type="string">
            <text:p text:style-name="P67">9-Б</text:p>
          </table:table-cell>
          <table:table-cell table:style-name="Таблица16.D20" office:value-type="string">
            <text:p text:style-name="P67">08.09.2015</text:p>
          </table:table-cell>
          <table:table-cell table:style-name="Таблица16.E20" office:value-type="string">
            <text:p text:style-name="P34">первинний</text:p>
          </table:table-cell>
          <table:table-cell table:style-name="Таблица16.F20" office:value-type="string">
            <text:p text:style-name="P43"/>
          </table:table-cell>
          <table:table-cell table:style-name="Таблица16.G2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21012988263559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21" office:value-type="string">
            <text:p text:style-name="P84">Прошкіна Дар'я</text:p>
          </table:table-cell>
          <table:table-cell table:style-name="Таблица16.C21" office:value-type="string">
            <text:p text:style-name="P67">9-Б</text:p>
          </table:table-cell>
          <table:table-cell table:style-name="Таблица16.D21" office:value-type="string">
            <text:p text:style-name="P67">08.09.2015</text:p>
          </table:table-cell>
          <table:table-cell table:style-name="Таблица16.E21" office:value-type="string">
            <text:p text:style-name="P34">первинний</text:p>
          </table:table-cell>
          <table:table-cell table:style-name="Таблица16.F21" office:value-type="string">
            <text:p text:style-name="P43"/>
          </table:table-cell>
          <table:table-cell table:style-name="Таблица16.G21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21013052154081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22" office:value-type="string">
            <text:p text:style-name="P84">Родіонова Олександра</text:p>
          </table:table-cell>
          <table:table-cell table:style-name="Таблица16.C22" office:value-type="string">
            <text:p text:style-name="P67">9-Б</text:p>
          </table:table-cell>
          <table:table-cell table:style-name="Таблица16.D22" office:value-type="string">
            <text:p text:style-name="P67">08.09.2015</text:p>
          </table:table-cell>
          <table:table-cell table:style-name="Таблица16.E22" office:value-type="string">
            <text:p text:style-name="P34">первинний</text:p>
          </table:table-cell>
          <table:table-cell table:style-name="Таблица16.F22" office:value-type="string">
            <text:p text:style-name="P43"/>
          </table:table-cell>
          <table:table-cell table:style-name="Таблица16.G2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21012936560644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23" office:value-type="string">
            <text:p text:style-name="P84">Сусєкова Катерина</text:p>
          </table:table-cell>
          <table:table-cell table:style-name="Таблица16.C23" office:value-type="string">
            <text:p text:style-name="P67">9-Б</text:p>
          </table:table-cell>
          <table:table-cell table:style-name="Таблица16.D23" office:value-type="string">
            <text:p text:style-name="P67">08.09.2015</text:p>
          </table:table-cell>
          <table:table-cell table:style-name="Таблица16.E23" office:value-type="string">
            <text:p text:style-name="P34">первинний</text:p>
          </table:table-cell>
          <table:table-cell table:style-name="Таблица16.F23" office:value-type="string">
            <text:p text:style-name="P43"/>
          </table:table-cell>
          <table:table-cell table:style-name="Таблица16.G23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21012884293336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24" office:value-type="string">
            <text:p text:style-name="P84">Тищенко Олексій</text:p>
          </table:table-cell>
          <table:table-cell table:style-name="Таблица16.C24" office:value-type="string">
            <text:p text:style-name="P67">9-Б</text:p>
          </table:table-cell>
          <table:table-cell table:style-name="Таблица16.D24" office:value-type="string">
            <text:p text:style-name="P67">08.09.2015</text:p>
          </table:table-cell>
          <table:table-cell table:style-name="Таблица16.E24" office:value-type="string">
            <text:p text:style-name="P34">первинний</text:p>
          </table:table-cell>
          <table:table-cell table:style-name="Таблица16.F24" office:value-type="string">
            <text:p text:style-name="P43"/>
          </table:table-cell>
          <table:table-cell table:style-name="Таблица16.G24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21012961417899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30" office:value-type="string">
            <text:p text:style-name="P84">Толстікова Анастасія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21013035011071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30" office:value-type="string">
            <text:p text:style-name="P84">Федько Альбіна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53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21013030108898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30" office:value-type="string">
            <text:p text:style-name="P84">Харченко Анна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21013023444333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30" office:value-type="string">
            <text:p text:style-name="P84">Хасанова Катерина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21012912928875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30" office:value-type="string">
            <text:p text:style-name="P84">Хмарська Маргарита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21012948682417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30" office:value-type="string">
            <text:p text:style-name="P84">Чиж Лілія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21012969617896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32" office:value-type="string">
            <text:p text:style-name="P84">Чирченко Дмитро</text:p>
          </table:table-cell>
          <table:table-cell table:style-name="Таблица16.C32" office:value-type="string">
            <text:p text:style-name="P67">9-Б</text:p>
          </table:table-cell>
          <table:table-cell table:style-name="Таблица16.D32" office:value-type="string">
            <text:p text:style-name="P67">08.09.2015</text:p>
          </table:table-cell>
          <table:table-cell table:style-name="Таблица16.E32" office:value-type="string">
            <text:p text:style-name="P34">первинний</text:p>
          </table:table-cell>
          <table:table-cell table:style-name="Таблица16.F32" office:value-type="string">
            <text:p text:style-name="P43"/>
          </table:table-cell>
          <table:table-cell table:style-name="Таблица16.G3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21013007921893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32" office:value-type="string">
            <text:p text:style-name="P84">Шабазова Марина</text:p>
          </table:table-cell>
          <table:table-cell table:style-name="Таблица16.C32" office:value-type="string">
            <text:p text:style-name="P67">9-Б</text:p>
          </table:table-cell>
          <table:table-cell table:style-name="Таблица16.D32" office:value-type="string">
            <text:p text:style-name="P67">08.09.2015</text:p>
          </table:table-cell>
          <table:table-cell table:style-name="Таблица16.E32" office:value-type="string">
            <text:p text:style-name="P34">первинний</text:p>
          </table:table-cell>
          <table:table-cell table:style-name="Таблица16.F32" office:value-type="string">
            <text:p text:style-name="P43"/>
          </table:table-cell>
          <table:table-cell table:style-name="Таблица16.G3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21013008099689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33" office:value-type="string">
            <text:p text:style-name="P84">Юхно Денис</text:p>
          </table:table-cell>
          <table:table-cell table:style-name="Таблица16.C33" office:value-type="string">
            <text:p text:style-name="P67">9-Б</text:p>
          </table:table-cell>
          <table:table-cell table:style-name="Таблица16.D33" office:value-type="string">
            <text:p text:style-name="P67">08.09.2015</text:p>
          </table:table-cell>
          <table:table-cell table:style-name="Таблица16.E33" office:value-type="string">
            <text:p text:style-name="P34">первинний</text:p>
          </table:table-cell>
          <table:table-cell table:style-name="Таблица16.F33" office:value-type="string">
            <text:p text:style-name="P43"/>
          </table:table-cell>
          <table:table-cell table:style-name="Таблица16.G33" office:value-type="string">
            <text:p text:style-name="P43"/>
          </table:table-cell>
        </table:table-row>
      </table:table>
      <text:p text:style-name="P5"/>
      <text:p text:style-name="P88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 table:number-columns-repeated="2"/>
        <table:table-column table:style-name="Таблица11.F" table:number-columns-repeated="2"/>
        <table:table-row>
          <table:table-cell table:style-name="Таблица11.A1" office:value-type="string">
            <text:p text:style-name="P27">№</text:p>
          </table:table-cell>
          <table:table-cell table:style-name="Таблица11.A1" office:value-type="string">
            <text:p text:style-name="P27">Прізвище, ім’я учня</text:p>
          </table:table-cell>
          <table:table-cell table:style-name="Таблица11.A1" office:value-type="string">
            <text:p text:style-name="P27">Клас</text:p>
          </table:table-cell>
          <table:table-cell table:style-name="Таблица11.A1" office:value-type="string">
            <text:p text:style-name="P27">Дата інструктажу</text:p>
          </table:table-cell>
          <table:table-cell table:style-name="Таблица11.A1" office:value-type="string">
            <text:p text:style-name="P27">Назва інструктажу</text:p>
          </table:table-cell>
          <table:table-cell table:style-name="Таблица11.A1" office:value-type="string">
            <text:p text:style-name="P27">Підпис учня</text:p>
          </table:table-cell>
          <table:table-cell table:style-name="Таблица11.G1" office:value-type="string">
            <text:p text:style-name="P27">Підпис <text:span text:style-name="T1">вчителя</text:span></text:p>
          </table:table-cell>
        </table:table-row>
        <table:table-row table:style-name="Таблица11.2">
          <table:table-cell table:style-name="Таблица11.A2" office:value-type="string">
            <text:list xml:id="list210129997494996" text:continue-list="list210130080996892" text:style-name="L2">
              <text:list-item text:start-value="1">
                <text:p text:style-name="P96"/>
              </text:list-item>
            </text:list>
          </table:table-cell>
          <table:table-cell table:style-name="Таблица11.B2" office:value-type="string">
            <text:p text:style-name="P82">Балаховцева Марія</text:p>
          </table:table-cell>
          <table:table-cell table:style-name="Таблица11.C2" office:value-type="string">
            <text:p text:style-name="P57"><text:span text:style-name="T6">10</text:span>-Б</text:p>
          </table:table-cell>
          <table:table-cell table:style-name="Таблица11.D2" office:value-type="string">
            <text:p text:style-name="P66">12.01.2016</text:p>
          </table:table-cell>
          <table:table-cell table:style-name="Таблица11.E2" office:value-type="string">
            <text:p text:style-name="P27">первинний</text:p>
          </table:table-cell>
          <table:table-cell table:style-name="Таблица11.F2" office:value-type="string">
            <text:p text:style-name="P38"/>
          </table:table-cell>
          <table:table-cell table:style-name="Таблица11.G2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21012973743199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3" office:value-type="string">
            <text:p text:style-name="P82">Буряк Олена</text:p>
          </table:table-cell>
          <table:table-cell table:style-name="Таблица11.C3" office:value-type="string">
            <text:p text:style-name="P60"><text:span text:style-name="T6">10</text:span>-Б</text:p>
          </table:table-cell>
          <table:table-cell table:style-name="Таблица11.D3" office:value-type="string">
            <text:p text:style-name="P66">12.01.2016</text:p>
          </table:table-cell>
          <table:table-cell table:style-name="Таблица11.E3" office:value-type="string">
            <text:p text:style-name="P27">первинний</text:p>
          </table:table-cell>
          <table:table-cell table:style-name="Таблица11.F3" office:value-type="string">
            <text:p text:style-name="P38"/>
          </table:table-cell>
          <table:table-cell table:style-name="Таблица11.G3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21012940123864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4" office:value-type="string">
            <text:p text:style-name="P82">Вакулюк Сергій</text:p>
          </table:table-cell>
          <table:table-cell table:style-name="Таблица11.C4" office:value-type="string">
            <text:p text:style-name="P60"><text:span text:style-name="T6">10</text:span>-Б</text:p>
          </table:table-cell>
          <table:table-cell table:style-name="Таблица11.D4" office:value-type="string">
            <text:p text:style-name="P66">12.01.2016</text:p>
          </table:table-cell>
          <table:table-cell table:style-name="Таблица11.E4" office:value-type="string">
            <text:p text:style-name="P27">первинний</text:p>
          </table:table-cell>
          <table:table-cell table:style-name="Таблица11.F4" office:value-type="string">
            <text:p text:style-name="P38"/>
          </table:table-cell>
          <table:table-cell table:style-name="Таблица11.G4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21013040625936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5" office:value-type="string">
            <text:p text:style-name="P82">Версетілов Віктор</text:p>
          </table:table-cell>
          <table:table-cell table:style-name="Таблица11.C5" office:value-type="string">
            <text:p text:style-name="P60"><text:span text:style-name="T6">10</text:span>-Б</text:p>
          </table:table-cell>
          <table:table-cell table:style-name="Таблица11.D5" office:value-type="string">
            <text:p text:style-name="P66">12.01.2016</text:p>
          </table:table-cell>
          <table:table-cell table:style-name="Таблица11.E5" office:value-type="string">
            <text:p text:style-name="P27">первинний</text:p>
          </table:table-cell>
          <table:table-cell table:style-name="Таблица11.F5" office:value-type="string">
            <text:p text:style-name="P38"/>
          </table:table-cell>
          <table:table-cell table:style-name="Таблица11.G5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21012905688907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6" office:value-type="string">
            <text:p text:style-name="P82">Виноградов Дмитро</text:p>
          </table:table-cell>
          <table:table-cell table:style-name="Таблица11.C6" office:value-type="string">
            <text:p text:style-name="P60"><text:span text:style-name="T6">10</text:span>-Б</text:p>
          </table:table-cell>
          <table:table-cell table:style-name="Таблица11.D6" office:value-type="string">
            <text:p text:style-name="P66">12.01.2016</text:p>
          </table:table-cell>
          <table:table-cell table:style-name="Таблица11.E6" office:value-type="string">
            <text:p text:style-name="P27">первинний</text:p>
          </table:table-cell>
          <table:table-cell table:style-name="Таблица11.F6" office:value-type="string">
            <text:p text:style-name="P38"/>
          </table:table-cell>
          <table:table-cell table:style-name="Таблица11.G6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21012997320899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7" office:value-type="string">
            <text:p text:style-name="P82">Вітюгова Анна</text:p>
          </table:table-cell>
          <table:table-cell table:style-name="Таблица11.C7" office:value-type="string">
            <text:p text:style-name="P60"><text:span text:style-name="T6">10</text:span>-Б</text:p>
          </table:table-cell>
          <table:table-cell table:style-name="Таблица11.D7" office:value-type="string">
            <text:p text:style-name="P66">12.01.2016</text:p>
          </table:table-cell>
          <table:table-cell table:style-name="Таблица11.E7" office:value-type="string">
            <text:p text:style-name="P27">первинний</text:p>
          </table:table-cell>
          <table:table-cell table:style-name="Таблица11.F7" office:value-type="string">
            <text:p text:style-name="P38"/>
          </table:table-cell>
          <table:table-cell table:style-name="Таблица11.G7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21012974926963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8" office:value-type="string">
            <text:p text:style-name="P82">Гаврилова Крістіна</text:p>
          </table:table-cell>
          <table:table-cell table:style-name="Таблица11.C8" office:value-type="string">
            <text:p text:style-name="P60"><text:span text:style-name="T6">10</text:span>-Б</text:p>
          </table:table-cell>
          <table:table-cell table:style-name="Таблица11.D8" office:value-type="string">
            <text:p text:style-name="P66">12.01.2016</text:p>
          </table:table-cell>
          <table:table-cell table:style-name="Таблица11.E8" office:value-type="string">
            <text:p text:style-name="P27">первинний</text:p>
          </table:table-cell>
          <table:table-cell table:style-name="Таблица11.F8" office:value-type="string">
            <text:p text:style-name="P38"/>
          </table:table-cell>
          <table:table-cell table:style-name="Таблица11.G8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21013000339236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9" office:value-type="string">
            <text:p text:style-name="P82">Гордієнко Роман</text:p>
          </table:table-cell>
          <table:table-cell table:style-name="Таблица11.C9" office:value-type="string">
            <text:p text:style-name="P60"><text:span text:style-name="T6">10</text:span>-Б</text:p>
          </table:table-cell>
          <table:table-cell table:style-name="Таблица11.D9" office:value-type="string">
            <text:p text:style-name="P66">12.01.2016</text:p>
          </table:table-cell>
          <table:table-cell table:style-name="Таблица11.E9" office:value-type="string">
            <text:p text:style-name="P27">первинний</text:p>
          </table:table-cell>
          <table:table-cell table:style-name="Таблица11.F9" office:value-type="string">
            <text:p text:style-name="P38"/>
          </table:table-cell>
          <table:table-cell table:style-name="Таблица11.G9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21012964121433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10" office:value-type="string">
            <text:p text:style-name="P82">Доценко Микита</text:p>
          </table:table-cell>
          <table:table-cell table:style-name="Таблица11.C10" office:value-type="string">
            <text:p text:style-name="P60"><text:span text:style-name="T6">10</text:span>-Б</text:p>
          </table:table-cell>
          <table:table-cell table:style-name="Таблица11.D10" office:value-type="string">
            <text:p text:style-name="P66">12.01.2016</text:p>
          </table:table-cell>
          <table:table-cell table:style-name="Таблица11.E10" office:value-type="string">
            <text:p text:style-name="P27">первинний</text:p>
          </table:table-cell>
          <table:table-cell table:style-name="Таблица11.F10" office:value-type="string">
            <text:p text:style-name="P38"/>
          </table:table-cell>
          <table:table-cell table:style-name="Таблица11.G10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21013038711950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11" office:value-type="string">
            <text:p text:style-name="P82">Дудіна Юлія</text:p>
          </table:table-cell>
          <table:table-cell table:style-name="Таблица11.C11" office:value-type="string">
            <text:p text:style-name="P60"><text:span text:style-name="T6">10</text:span>-Б</text:p>
          </table:table-cell>
          <table:table-cell table:style-name="Таблица11.D11" office:value-type="string">
            <text:p text:style-name="P66">12.01.2016</text:p>
          </table:table-cell>
          <table:table-cell table:style-name="Таблица11.E11" office:value-type="string">
            <text:p text:style-name="P27">первинний</text:p>
          </table:table-cell>
          <table:table-cell table:style-name="Таблица11.F11" office:value-type="string">
            <text:p text:style-name="P38"/>
          </table:table-cell>
          <table:table-cell table:style-name="Таблица11.G11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21012875694332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12" office:value-type="string">
            <text:p text:style-name="P82">Ільгова Аліна</text:p>
          </table:table-cell>
          <table:table-cell table:style-name="Таблица11.C12" office:value-type="string">
            <text:p text:style-name="P60"><text:span text:style-name="T6">10</text:span>-Б</text:p>
          </table:table-cell>
          <table:table-cell table:style-name="Таблица11.D12" office:value-type="string">
            <text:p text:style-name="P66">12.01.2016</text:p>
          </table:table-cell>
          <table:table-cell table:style-name="Таблица11.E12" office:value-type="string">
            <text:p text:style-name="P27">первинний</text:p>
          </table:table-cell>
          <table:table-cell table:style-name="Таблица11.F12" office:value-type="string">
            <text:p text:style-name="P38"/>
          </table:table-cell>
          <table:table-cell table:style-name="Таблица11.G12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21012966387864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13" office:value-type="string">
            <text:p text:style-name="P82">Катишкіна Катерина</text:p>
          </table:table-cell>
          <table:table-cell table:style-name="Таблица11.C13" office:value-type="string">
            <text:p text:style-name="P60"><text:span text:style-name="T6">10</text:span>-Б</text:p>
          </table:table-cell>
          <table:table-cell table:style-name="Таблица11.D13" office:value-type="string">
            <text:p text:style-name="P66">12.01.2016</text:p>
          </table:table-cell>
          <table:table-cell table:style-name="Таблица11.E13" office:value-type="string">
            <text:p text:style-name="P27">первинний</text:p>
          </table:table-cell>
          <table:table-cell table:style-name="Таблица11.F13" office:value-type="string">
            <text:p text:style-name="P38"/>
          </table:table-cell>
          <table:table-cell table:style-name="Таблица11.G13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21012925759116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14" office:value-type="string">
            <text:p text:style-name="P82">Кисельова Юлія</text:p>
          </table:table-cell>
          <table:table-cell table:style-name="Таблица11.C14" office:value-type="string">
            <text:p text:style-name="P60"><text:span text:style-name="T6">10</text:span>-Б</text:p>
          </table:table-cell>
          <table:table-cell table:style-name="Таблица11.D14" office:value-type="string">
            <text:p text:style-name="P66">12.01.2016</text:p>
          </table:table-cell>
          <table:table-cell table:style-name="Таблица11.E14" office:value-type="string">
            <text:p text:style-name="P27">первинний</text:p>
          </table:table-cell>
          <table:table-cell table:style-name="Таблица11.F14" office:value-type="string">
            <text:p text:style-name="P38"/>
          </table:table-cell>
          <table:table-cell table:style-name="Таблица11.G14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21013054495951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15" office:value-type="string">
            <text:p text:style-name="P82">Коваленко Марія</text:p>
          </table:table-cell>
          <table:table-cell table:style-name="Таблица11.C15" office:value-type="string">
            <text:p text:style-name="P60"><text:span text:style-name="T6">10</text:span>-Б</text:p>
          </table:table-cell>
          <table:table-cell table:style-name="Таблица11.D15" office:value-type="string">
            <text:p text:style-name="P66">12.01.2016</text:p>
          </table:table-cell>
          <table:table-cell table:style-name="Таблица11.E15" office:value-type="string">
            <text:p text:style-name="P27">первинний</text:p>
          </table:table-cell>
          <table:table-cell table:style-name="Таблица11.F15" office:value-type="string">
            <text:p text:style-name="P38"/>
          </table:table-cell>
          <table:table-cell table:style-name="Таблица11.G15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21013037237540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16" office:value-type="string">
            <text:p text:style-name="P82">Купріна Анастасія</text:p>
          </table:table-cell>
          <table:table-cell table:style-name="Таблица11.C16" office:value-type="string">
            <text:p text:style-name="P60"><text:span text:style-name="T6">10</text:span>-Б</text:p>
          </table:table-cell>
          <table:table-cell table:style-name="Таблица11.D16" office:value-type="string">
            <text:p text:style-name="P66">12.01.2016</text:p>
          </table:table-cell>
          <table:table-cell table:style-name="Таблица11.E16" office:value-type="string">
            <text:p text:style-name="P27">первинний</text:p>
          </table:table-cell>
          <table:table-cell table:style-name="Таблица11.F16" office:value-type="string">
            <text:p text:style-name="P38"/>
          </table:table-cell>
          <table:table-cell table:style-name="Таблица11.G16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21012889870543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17" office:value-type="string">
            <text:p text:style-name="P82">Литвиненко Анна</text:p>
          </table:table-cell>
          <table:table-cell table:style-name="Таблица11.C17" office:value-type="string">
            <text:p text:style-name="P60"><text:span text:style-name="T6">10</text:span>-Б</text:p>
          </table:table-cell>
          <table:table-cell table:style-name="Таблица11.D17" office:value-type="string">
            <text:p text:style-name="P66">12.01.2016</text:p>
          </table:table-cell>
          <table:table-cell table:style-name="Таблица11.E17" office:value-type="string">
            <text:p text:style-name="P27">первинний</text:p>
          </table:table-cell>
          <table:table-cell table:style-name="Таблица11.F17" office:value-type="string">
            <text:p text:style-name="P38"/>
          </table:table-cell>
          <table:table-cell table:style-name="Таблица11.G17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21013078444221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18" office:value-type="string">
            <text:p text:style-name="P82">Малигіна Поліна</text:p>
          </table:table-cell>
          <table:table-cell table:style-name="Таблица11.C18" office:value-type="string">
            <text:p text:style-name="P60"><text:span text:style-name="T6">10</text:span>-Б</text:p>
          </table:table-cell>
          <table:table-cell table:style-name="Таблица11.D18" office:value-type="string">
            <text:p text:style-name="P66">12.01.2016</text:p>
          </table:table-cell>
          <table:table-cell table:style-name="Таблица11.E18" office:value-type="string">
            <text:p text:style-name="P27">первинний</text:p>
          </table:table-cell>
          <table:table-cell table:style-name="Таблица11.F18" office:value-type="string">
            <text:p text:style-name="P38"/>
          </table:table-cell>
          <table:table-cell table:style-name="Таблица11.G18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21012927941878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19" office:value-type="string">
            <text:p text:style-name="P82">Маслова Діана</text:p>
          </table:table-cell>
          <table:table-cell table:style-name="Таблица11.C19" office:value-type="string">
            <text:p text:style-name="P60"><text:span text:style-name="T6">10</text:span>-Б</text:p>
          </table:table-cell>
          <table:table-cell table:style-name="Таблица11.D19" office:value-type="string">
            <text:p text:style-name="P66">12.01.2016</text:p>
          </table:table-cell>
          <table:table-cell table:style-name="Таблица11.E19" office:value-type="string">
            <text:p text:style-name="P27">первинний</text:p>
          </table:table-cell>
          <table:table-cell table:style-name="Таблица11.F19" office:value-type="string">
            <text:p text:style-name="P38"/>
          </table:table-cell>
          <table:table-cell table:style-name="Таблица11.G19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21012925589643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20" office:value-type="string">
            <text:p text:style-name="P82">Ольшанська Віталіна</text:p>
          </table:table-cell>
          <table:table-cell table:style-name="Таблица11.C20" office:value-type="string">
            <text:p text:style-name="P60"><text:span text:style-name="T6">10</text:span>-Б</text:p>
          </table:table-cell>
          <table:table-cell table:style-name="Таблица11.D20" office:value-type="string">
            <text:p text:style-name="P66">12.01.2016</text:p>
          </table:table-cell>
          <table:table-cell table:style-name="Таблица11.E20" office:value-type="string">
            <text:p text:style-name="P27">первинний</text:p>
          </table:table-cell>
          <table:table-cell table:style-name="Таблица11.F20" office:value-type="string">
            <text:p text:style-name="P38"/>
          </table:table-cell>
          <table:table-cell table:style-name="Таблица11.G20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21013083405738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21" office:value-type="string">
            <text:p text:style-name="P82">Опалінська Вікторія</text:p>
          </table:table-cell>
          <table:table-cell table:style-name="Таблица11.C21" office:value-type="string">
            <text:p text:style-name="P60"><text:span text:style-name="T6">10</text:span>-Б</text:p>
          </table:table-cell>
          <table:table-cell table:style-name="Таблица11.D21" office:value-type="string">
            <text:p text:style-name="P66">12.01.2016</text:p>
          </table:table-cell>
          <table:table-cell table:style-name="Таблица11.E21" office:value-type="string">
            <text:p text:style-name="P27">первинний</text:p>
          </table:table-cell>
          <table:table-cell table:style-name="Таблица11.F21" office:value-type="string">
            <text:p text:style-name="P38"/>
          </table:table-cell>
          <table:table-cell table:style-name="Таблица11.G21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21013083917560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22" office:value-type="string">
            <text:p text:style-name="P82">Паукова Валентина</text:p>
          </table:table-cell>
          <table:table-cell table:style-name="Таблица11.C22" office:value-type="string">
            <text:p text:style-name="P60"><text:span text:style-name="T6">10</text:span>-Б</text:p>
          </table:table-cell>
          <table:table-cell table:style-name="Таблица11.D22" office:value-type="string">
            <text:p text:style-name="P66">12.01.2016</text:p>
          </table:table-cell>
          <table:table-cell table:style-name="Таблица11.E22" office:value-type="string">
            <text:p text:style-name="P27">первинний</text:p>
          </table:table-cell>
          <table:table-cell table:style-name="Таблица11.F22" office:value-type="string">
            <text:p text:style-name="P38"/>
          </table:table-cell>
          <table:table-cell table:style-name="Таблица11.G22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21012895935536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23" office:value-type="string">
            <text:p text:style-name="P82">Попова Злата</text:p>
          </table:table-cell>
          <table:table-cell table:style-name="Таблица11.C23" office:value-type="string">
            <text:p text:style-name="P60"><text:span text:style-name="T6">10</text:span>-Б</text:p>
          </table:table-cell>
          <table:table-cell table:style-name="Таблица11.D23" office:value-type="string">
            <text:p text:style-name="P66">12.01.2016</text:p>
          </table:table-cell>
          <table:table-cell table:style-name="Таблица11.E23" office:value-type="string">
            <text:p text:style-name="P27">первинний</text:p>
          </table:table-cell>
          <table:table-cell table:style-name="Таблица11.F23" office:value-type="string">
            <text:p text:style-name="P38"/>
          </table:table-cell>
          <table:table-cell table:style-name="Таблица11.G23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21013011687795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24" office:value-type="string">
            <text:p text:style-name="P82">Сіньковська Анна</text:p>
          </table:table-cell>
          <table:table-cell table:style-name="Таблица11.C24" office:value-type="string">
            <text:p text:style-name="P60"><text:span text:style-name="T6">10</text:span>-Б</text:p>
          </table:table-cell>
          <table:table-cell table:style-name="Таблица11.D24" office:value-type="string">
            <text:p text:style-name="P66">12.01.2016</text:p>
          </table:table-cell>
          <table:table-cell table:style-name="Таблица11.E24" office:value-type="string">
            <text:p text:style-name="P27">первинний</text:p>
          </table:table-cell>
          <table:table-cell table:style-name="Таблица11.F24" office:value-type="string">
            <text:p text:style-name="P38"/>
          </table:table-cell>
          <table:table-cell table:style-name="Таблица11.G24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21012930670426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29" office:value-type="string">
            <text:p text:style-name="P82">Скора Юлія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28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21013022154753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29" office:value-type="string">
            <text:p text:style-name="P82">Тєтєрін Гліб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49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21012968711223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29" office:value-type="string">
            <text:p text:style-name="P82">Тимошенко Вікторія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28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21012874683686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29" office:value-type="string">
            <text:p text:style-name="P82">Углов Антон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28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21012875154697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29" office:value-type="string">
            <text:p text:style-name="P82">Хіщенко Валерія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21012974466555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30" office:value-type="string">
            <text:p text:style-name="P82">Чирук Катерина</text:p>
          </table:table-cell>
          <table:table-cell table:style-name="Таблица11.C30" office:value-type="string">
            <text:p text:style-name="P60"><text:span text:style-name="T6">10</text:span>-Б</text:p>
          </table:table-cell>
          <table:table-cell table:style-name="Таблица11.D30" office:value-type="string">
            <text:p text:style-name="P66">12.01.2016</text:p>
          </table:table-cell>
          <table:table-cell table:style-name="Таблица11.E30" office:value-type="string">
            <text:p text:style-name="P30">первинний</text:p>
          </table:table-cell>
          <table:table-cell table:style-name="Таблица11.F30" office:value-type="string">
            <text:p text:style-name="P38"/>
          </table:table-cell>
          <table:table-cell table:style-name="Таблица11.G30" office:value-type="string">
            <text:p text:style-name="P39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90">ЗАТВЕРДЖУЮ</text:p>
      <text:p text:style-name="P4">Директор школи</text:p>
      <text:p text:style-name="P4">_____________________</text:p>
      <text:p text:style-name="P4">«____»______________ 20__р.</text:p>
      <text:p text:style-name="P4"/>
      <text:p text:style-name="P17">ЖУРНАЛ ПРОВЕДЕННЯ ІНСТРУКТАЖУ З ТЕХНІКИ БЕЗПЕКИ В КОМП’ЮТЕРНОМУ КЛАСІ</text:p>
      <text:p text:style-name="P10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 table:number-columns-repeated="2"/>
        <table:table-column table:style-name="Таблица15.F" table:number-columns-repeated="2"/>
        <table:table-row>
          <table:table-cell table:style-name="Таблица15.A1" office:value-type="string">
            <text:p text:style-name="P33">№</text:p>
          </table:table-cell>
          <table:table-cell table:style-name="Таблица15.A1" office:value-type="string">
            <text:p text:style-name="P33">Прізвище, ім’я учня</text:p>
          </table:table-cell>
          <table:table-cell table:style-name="Таблица15.A1" office:value-type="string">
            <text:p text:style-name="P33">Клас</text:p>
          </table:table-cell>
          <table:table-cell table:style-name="Таблица15.A1" office:value-type="string">
            <text:p text:style-name="P33">Дата інструктажу</text:p>
          </table:table-cell>
          <table:table-cell table:style-name="Таблица15.A1" office:value-type="string">
            <text:p text:style-name="P33">Назва інструктажу</text:p>
          </table:table-cell>
          <table:table-cell table:style-name="Таблица15.A1" office:value-type="string">
            <text:p text:style-name="P33">Підпис учня</text:p>
          </table:table-cell>
          <table:table-cell table:style-name="Таблица15.G1" office:value-type="string">
            <text:p text:style-name="P33">Підпис <text:span text:style-name="T1">вчителя</text:span></text:p>
          </table:table-cell>
        </table:table-row>
        <table:table-row table:style-name="Таблица15.2">
          <table:table-cell table:style-name="Таблица15.A2" office:value-type="string">
            <text:list xml:id="list210130822375256" text:continue-list="list210129744665552" text:style-name="L2">
              <text:list-item text:start-value="1">
                <text:p text:style-name="P100"/>
              </text:list-item>
            </text:list>
          </table:table-cell>
          <table:table-cell table:style-name="Таблица15.B2" office:value-type="string">
            <text:p text:style-name="P83">Балаховцева Марія</text:p>
          </table:table-cell>
          <table:table-cell table:style-name="Таблица15.C2" office:value-type="string">
            <text:p text:style-name="P60"><text:span text:style-name="T6">10</text:span>-Б</text:p>
          </table:table-cell>
          <table:table-cell table:style-name="Таблица15.D2" office:value-type="string">
            <text:p text:style-name="P66">08.09.2015</text:p>
          </table:table-cell>
          <table:table-cell table:style-name="Таблица15.E2" office:value-type="string">
            <text:p text:style-name="P33">первинний</text:p>
          </table:table-cell>
          <table:table-cell table:style-name="Таблица15.F2" office:value-type="string">
            <text:p text:style-name="P42"/>
          </table:table-cell>
          <table:table-cell table:style-name="Таблица15.G2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21013063401191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3" office:value-type="string">
            <text:p text:style-name="P83">Буряк Олена</text:p>
          </table:table-cell>
          <table:table-cell table:style-name="Таблица15.C3" office:value-type="string">
            <text:p text:style-name="P60"><text:span text:style-name="T6">10</text:span>-Б</text:p>
          </table:table-cell>
          <table:table-cell table:style-name="Таблица15.D3" office:value-type="string">
            <text:p text:style-name="P66">08.09.2015</text:p>
          </table:table-cell>
          <table:table-cell table:style-name="Таблица15.E3" office:value-type="string">
            <text:p text:style-name="P33">первинний</text:p>
          </table:table-cell>
          <table:table-cell table:style-name="Таблица15.F3" office:value-type="string">
            <text:p text:style-name="P42"/>
          </table:table-cell>
          <table:table-cell table:style-name="Таблица15.G3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21012875647953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4" office:value-type="string">
            <text:p text:style-name="P83">Вакулюк Сергій</text:p>
          </table:table-cell>
          <table:table-cell table:style-name="Таблица15.C4" office:value-type="string">
            <text:p text:style-name="P60"><text:span text:style-name="T6">10</text:span>-Б</text:p>
          </table:table-cell>
          <table:table-cell table:style-name="Таблица15.D4" office:value-type="string">
            <text:p text:style-name="P66">08.09.2015</text:p>
          </table:table-cell>
          <table:table-cell table:style-name="Таблица15.E4" office:value-type="string">
            <text:p text:style-name="P33">первинний</text:p>
          </table:table-cell>
          <table:table-cell table:style-name="Таблица15.F4" office:value-type="string">
            <text:p text:style-name="P42"/>
          </table:table-cell>
          <table:table-cell table:style-name="Таблица15.G4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21012884216437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5" office:value-type="string">
            <text:p text:style-name="P83">Версетілов Віктор</text:p>
          </table:table-cell>
          <table:table-cell table:style-name="Таблица15.C5" office:value-type="string">
            <text:p text:style-name="P60"><text:span text:style-name="T6">10</text:span>-Б</text:p>
          </table:table-cell>
          <table:table-cell table:style-name="Таблица15.D5" office:value-type="string">
            <text:p text:style-name="P66">08.09.2015</text:p>
          </table:table-cell>
          <table:table-cell table:style-name="Таблица15.E5" office:value-type="string">
            <text:p text:style-name="P33">первинний</text:p>
          </table:table-cell>
          <table:table-cell table:style-name="Таблица15.F5" office:value-type="string">
            <text:p text:style-name="P42"/>
          </table:table-cell>
          <table:table-cell table:style-name="Таблица15.G5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21012951815372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6" office:value-type="string">
            <text:p text:style-name="P83">Виноградов Дмитро</text:p>
          </table:table-cell>
          <table:table-cell table:style-name="Таблица15.C6" office:value-type="string">
            <text:p text:style-name="P60"><text:span text:style-name="T6">10</text:span>-Б</text:p>
          </table:table-cell>
          <table:table-cell table:style-name="Таблица15.D6" office:value-type="string">
            <text:p text:style-name="P66">08.09.2015</text:p>
          </table:table-cell>
          <table:table-cell table:style-name="Таблица15.E6" office:value-type="string">
            <text:p text:style-name="P33">первинний</text:p>
          </table:table-cell>
          <table:table-cell table:style-name="Таблица15.F6" office:value-type="string">
            <text:p text:style-name="P42"/>
          </table:table-cell>
          <table:table-cell table:style-name="Таблица15.G6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21013051450438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7" office:value-type="string">
            <text:p text:style-name="P83">Вітюгова Анна</text:p>
          </table:table-cell>
          <table:table-cell table:style-name="Таблица15.C7" office:value-type="string">
            <text:p text:style-name="P60"><text:span text:style-name="T6">10</text:span>-Б</text:p>
          </table:table-cell>
          <table:table-cell table:style-name="Таблица15.D7" office:value-type="string">
            <text:p text:style-name="P66">08.09.2015</text:p>
          </table:table-cell>
          <table:table-cell table:style-name="Таблица15.E7" office:value-type="string">
            <text:p text:style-name="P33">первинний</text:p>
          </table:table-cell>
          <table:table-cell table:style-name="Таблица15.F7" office:value-type="string">
            <text:p text:style-name="P42"/>
          </table:table-cell>
          <table:table-cell table:style-name="Таблица15.G7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21012922125036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8" office:value-type="string">
            <text:p text:style-name="P83">Гаврилова Крістіна</text:p>
          </table:table-cell>
          <table:table-cell table:style-name="Таблица15.C8" office:value-type="string">
            <text:p text:style-name="P60"><text:span text:style-name="T6">10</text:span>-Б</text:p>
          </table:table-cell>
          <table:table-cell table:style-name="Таблица15.D8" office:value-type="string">
            <text:p text:style-name="P66">08.09.2015</text:p>
          </table:table-cell>
          <table:table-cell table:style-name="Таблица15.E8" office:value-type="string">
            <text:p text:style-name="P33">первинний</text:p>
          </table:table-cell>
          <table:table-cell table:style-name="Таблица15.F8" office:value-type="string">
            <text:p text:style-name="P42"/>
          </table:table-cell>
          <table:table-cell table:style-name="Таблица15.G8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21013001066974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9" office:value-type="string">
            <text:p text:style-name="P83">Гордієнко Роман</text:p>
          </table:table-cell>
          <table:table-cell table:style-name="Таблица15.C9" office:value-type="string">
            <text:p text:style-name="P60"><text:span text:style-name="T6">10</text:span>-Б</text:p>
          </table:table-cell>
          <table:table-cell table:style-name="Таблица15.D9" office:value-type="string">
            <text:p text:style-name="P66">08.09.2015</text:p>
          </table:table-cell>
          <table:table-cell table:style-name="Таблица15.E9" office:value-type="string">
            <text:p text:style-name="P33">первинний</text:p>
          </table:table-cell>
          <table:table-cell table:style-name="Таблица15.F9" office:value-type="string">
            <text:p text:style-name="P42"/>
          </table:table-cell>
          <table:table-cell table:style-name="Таблица15.G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21012900230630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10" office:value-type="string">
            <text:p text:style-name="P83">Доценко Микита</text:p>
          </table:table-cell>
          <table:table-cell table:style-name="Таблица15.C10" office:value-type="string">
            <text:p text:style-name="P60"><text:span text:style-name="T6">10</text:span>-Б</text:p>
          </table:table-cell>
          <table:table-cell table:style-name="Таблица15.D10" office:value-type="string">
            <text:p text:style-name="P66">08.09.2015</text:p>
          </table:table-cell>
          <table:table-cell table:style-name="Таблица15.E10" office:value-type="string">
            <text:p text:style-name="P33">первинний</text:p>
          </table:table-cell>
          <table:table-cell table:style-name="Таблица15.F10" office:value-type="string">
            <text:p text:style-name="P42"/>
          </table:table-cell>
          <table:table-cell table:style-name="Таблица15.G10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21012901350133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11" office:value-type="string">
            <text:p text:style-name="P83">Дудіна Юлія</text:p>
          </table:table-cell>
          <table:table-cell table:style-name="Таблица15.C11" office:value-type="string">
            <text:p text:style-name="P60"><text:span text:style-name="T6">10</text:span>-Б</text:p>
          </table:table-cell>
          <table:table-cell table:style-name="Таблица15.D11" office:value-type="string">
            <text:p text:style-name="P66">08.09.2015</text:p>
          </table:table-cell>
          <table:table-cell table:style-name="Таблица15.E11" office:value-type="string">
            <text:p text:style-name="P33">первинний</text:p>
          </table:table-cell>
          <table:table-cell table:style-name="Таблица15.F11" office:value-type="string">
            <text:p text:style-name="P42"/>
          </table:table-cell>
          <table:table-cell table:style-name="Таблица15.G11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21013053896259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12" office:value-type="string">
            <text:p text:style-name="P83">Ільгова Аліна</text:p>
          </table:table-cell>
          <table:table-cell table:style-name="Таблица15.C12" office:value-type="string">
            <text:p text:style-name="P60"><text:span text:style-name="T6">10</text:span>-Б</text:p>
          </table:table-cell>
          <table:table-cell table:style-name="Таблица15.D12" office:value-type="string">
            <text:p text:style-name="P66">08.09.2015</text:p>
          </table:table-cell>
          <table:table-cell table:style-name="Таблица15.E12" office:value-type="string">
            <text:p text:style-name="P33">первинний</text:p>
          </table:table-cell>
          <table:table-cell table:style-name="Таблица15.F12" office:value-type="string">
            <text:p text:style-name="P42"/>
          </table:table-cell>
          <table:table-cell table:style-name="Таблица15.G12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21013032618461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13" office:value-type="string">
            <text:p text:style-name="P83">Катишкіна Катерина</text:p>
          </table:table-cell>
          <table:table-cell table:style-name="Таблица15.C13" office:value-type="string">
            <text:p text:style-name="P60"><text:span text:style-name="T6">10</text:span>-Б</text:p>
          </table:table-cell>
          <table:table-cell table:style-name="Таблица15.D13" office:value-type="string">
            <text:p text:style-name="P66">08.09.2015</text:p>
          </table:table-cell>
          <table:table-cell table:style-name="Таблица15.E13" office:value-type="string">
            <text:p text:style-name="P33">первинний</text:p>
          </table:table-cell>
          <table:table-cell table:style-name="Таблица15.F13" office:value-type="string">
            <text:p text:style-name="P42"/>
          </table:table-cell>
          <table:table-cell table:style-name="Таблица15.G13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21013050932726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14" office:value-type="string">
            <text:p text:style-name="P83">Кисельова Юлія</text:p>
          </table:table-cell>
          <table:table-cell table:style-name="Таблица15.C14" office:value-type="string">
            <text:p text:style-name="P60"><text:span text:style-name="T6">10</text:span>-Б</text:p>
          </table:table-cell>
          <table:table-cell table:style-name="Таблица15.D14" office:value-type="string">
            <text:p text:style-name="P66">08.09.2015</text:p>
          </table:table-cell>
          <table:table-cell table:style-name="Таблица15.E14" office:value-type="string">
            <text:p text:style-name="P33">первинний</text:p>
          </table:table-cell>
          <table:table-cell table:style-name="Таблица15.F14" office:value-type="string">
            <text:p text:style-name="P42"/>
          </table:table-cell>
          <table:table-cell table:style-name="Таблица15.G14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21013081462614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15" office:value-type="string">
            <text:p text:style-name="P83">Коваленко Марія</text:p>
          </table:table-cell>
          <table:table-cell table:style-name="Таблица15.C15" office:value-type="string">
            <text:p text:style-name="P60"><text:span text:style-name="T6">10</text:span>-Б</text:p>
          </table:table-cell>
          <table:table-cell table:style-name="Таблица15.D15" office:value-type="string">
            <text:p text:style-name="P66">08.09.2015</text:p>
          </table:table-cell>
          <table:table-cell table:style-name="Таблица15.E15" office:value-type="string">
            <text:p text:style-name="P33">первинний</text:p>
          </table:table-cell>
          <table:table-cell table:style-name="Таблица15.F15" office:value-type="string">
            <text:p text:style-name="P42"/>
          </table:table-cell>
          <table:table-cell table:style-name="Таблица15.G15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21012906357914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16" office:value-type="string">
            <text:p text:style-name="P83">Купріна Анастасія</text:p>
          </table:table-cell>
          <table:table-cell table:style-name="Таблица15.C16" office:value-type="string">
            <text:p text:style-name="P60"><text:span text:style-name="T6">10</text:span>-Б</text:p>
          </table:table-cell>
          <table:table-cell table:style-name="Таблица15.D16" office:value-type="string">
            <text:p text:style-name="P66">08.09.2015</text:p>
          </table:table-cell>
          <table:table-cell table:style-name="Таблица15.E16" office:value-type="string">
            <text:p text:style-name="P33">первинний</text:p>
          </table:table-cell>
          <table:table-cell table:style-name="Таблица15.F16" office:value-type="string">
            <text:p text:style-name="P42"/>
          </table:table-cell>
          <table:table-cell table:style-name="Таблица15.G16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21013010099154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17" office:value-type="string">
            <text:p text:style-name="P83">Литвиненко Анна</text:p>
          </table:table-cell>
          <table:table-cell table:style-name="Таблица15.C17" office:value-type="string">
            <text:p text:style-name="P60"><text:span text:style-name="T6">10</text:span>-Б</text:p>
          </table:table-cell>
          <table:table-cell table:style-name="Таблица15.D17" office:value-type="string">
            <text:p text:style-name="P66">08.09.2015</text:p>
          </table:table-cell>
          <table:table-cell table:style-name="Таблица15.E17" office:value-type="string">
            <text:p text:style-name="P33">первинний</text:p>
          </table:table-cell>
          <table:table-cell table:style-name="Таблица15.F17" office:value-type="string">
            <text:p text:style-name="P42"/>
          </table:table-cell>
          <table:table-cell table:style-name="Таблица15.G17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21012891861982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18" office:value-type="string">
            <text:p text:style-name="P83">Малигіна Поліна</text:p>
          </table:table-cell>
          <table:table-cell table:style-name="Таблица15.C18" office:value-type="string">
            <text:p text:style-name="P60"><text:span text:style-name="T6">10</text:span>-Б</text:p>
          </table:table-cell>
          <table:table-cell table:style-name="Таблица15.D18" office:value-type="string">
            <text:p text:style-name="P66">08.09.2015</text:p>
          </table:table-cell>
          <table:table-cell table:style-name="Таблица15.E18" office:value-type="string">
            <text:p text:style-name="P33">первинний</text:p>
          </table:table-cell>
          <table:table-cell table:style-name="Таблица15.F18" office:value-type="string">
            <text:p text:style-name="P42"/>
          </table:table-cell>
          <table:table-cell table:style-name="Таблица15.G18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21013033492974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19" office:value-type="string">
            <text:p text:style-name="P83">Маслова Діана</text:p>
          </table:table-cell>
          <table:table-cell table:style-name="Таблица15.C19" office:value-type="string">
            <text:p text:style-name="P60"><text:span text:style-name="T6">10</text:span>-Б</text:p>
          </table:table-cell>
          <table:table-cell table:style-name="Таблица15.D19" office:value-type="string">
            <text:p text:style-name="P66">08.09.2015</text:p>
          </table:table-cell>
          <table:table-cell table:style-name="Таблица15.E19" office:value-type="string">
            <text:p text:style-name="P33">первинний</text:p>
          </table:table-cell>
          <table:table-cell table:style-name="Таблица15.F19" office:value-type="string">
            <text:p text:style-name="P42"/>
          </table:table-cell>
          <table:table-cell table:style-name="Таблица15.G1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21012960446257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20" office:value-type="string">
            <text:p text:style-name="P83">Ольшанська Віталіна</text:p>
          </table:table-cell>
          <table:table-cell table:style-name="Таблица15.C20" office:value-type="string">
            <text:p text:style-name="P60"><text:span text:style-name="T6">10</text:span>-Б</text:p>
          </table:table-cell>
          <table:table-cell table:style-name="Таблица15.D20" office:value-type="string">
            <text:p text:style-name="P66">08.09.2015</text:p>
          </table:table-cell>
          <table:table-cell table:style-name="Таблица15.E20" office:value-type="string">
            <text:p text:style-name="P33">первинний</text:p>
          </table:table-cell>
          <table:table-cell table:style-name="Таблица15.F20" office:value-type="string">
            <text:p text:style-name="P42"/>
          </table:table-cell>
          <table:table-cell table:style-name="Таблица15.G20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21012985501316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21" office:value-type="string">
            <text:p text:style-name="P83">Опалінська Вікторія</text:p>
          </table:table-cell>
          <table:table-cell table:style-name="Таблица15.C21" office:value-type="string">
            <text:p text:style-name="P60"><text:span text:style-name="T6">10</text:span>-Б</text:p>
          </table:table-cell>
          <table:table-cell table:style-name="Таблица15.D21" office:value-type="string">
            <text:p text:style-name="P66">08.09.2015</text:p>
          </table:table-cell>
          <table:table-cell table:style-name="Таблица15.E21" office:value-type="string">
            <text:p text:style-name="P33">первинний</text:p>
          </table:table-cell>
          <table:table-cell table:style-name="Таблица15.F21" office:value-type="string">
            <text:p text:style-name="P42"/>
          </table:table-cell>
          <table:table-cell table:style-name="Таблица15.G21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21013043727368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22" office:value-type="string">
            <text:p text:style-name="P83">Паукова Валентина</text:p>
          </table:table-cell>
          <table:table-cell table:style-name="Таблица15.C22" office:value-type="string">
            <text:p text:style-name="P60"><text:span text:style-name="T6">10</text:span>-Б</text:p>
          </table:table-cell>
          <table:table-cell table:style-name="Таблица15.D22" office:value-type="string">
            <text:p text:style-name="P66">08.09.2015</text:p>
          </table:table-cell>
          <table:table-cell table:style-name="Таблица15.E22" office:value-type="string">
            <text:p text:style-name="P33">первинний</text:p>
          </table:table-cell>
          <table:table-cell table:style-name="Таблица15.F22" office:value-type="string">
            <text:p text:style-name="P42"/>
          </table:table-cell>
          <table:table-cell table:style-name="Таблица15.G22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21012964274888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23" office:value-type="string">
            <text:p text:style-name="P83">Попова Злата</text:p>
          </table:table-cell>
          <table:table-cell table:style-name="Таблица15.C23" office:value-type="string">
            <text:p text:style-name="P60"><text:span text:style-name="T6">10</text:span>-Б</text:p>
          </table:table-cell>
          <table:table-cell table:style-name="Таблица15.D23" office:value-type="string">
            <text:p text:style-name="P66">08.09.2015</text:p>
          </table:table-cell>
          <table:table-cell table:style-name="Таблица15.E23" office:value-type="string">
            <text:p text:style-name="P33">первинний</text:p>
          </table:table-cell>
          <table:table-cell table:style-name="Таблица15.F23" office:value-type="string">
            <text:p text:style-name="P42"/>
          </table:table-cell>
          <table:table-cell table:style-name="Таблица15.G23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21013087251912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24" office:value-type="string">
            <text:p text:style-name="P83">Сіньковська Анна</text:p>
          </table:table-cell>
          <table:table-cell table:style-name="Таблица15.C24" office:value-type="string">
            <text:p text:style-name="P60"><text:span text:style-name="T6">10</text:span>-Б</text:p>
          </table:table-cell>
          <table:table-cell table:style-name="Таблица15.D24" office:value-type="string">
            <text:p text:style-name="P66">08.09.2015</text:p>
          </table:table-cell>
          <table:table-cell table:style-name="Таблица15.E24" office:value-type="string">
            <text:p text:style-name="P33">первинний</text:p>
          </table:table-cell>
          <table:table-cell table:style-name="Таблица15.F24" office:value-type="string">
            <text:p text:style-name="P42"/>
          </table:table-cell>
          <table:table-cell table:style-name="Таблица15.G24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21012908851605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29" office:value-type="string">
            <text:p text:style-name="P83">Скора Юлія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21012950257486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29" office:value-type="string">
            <text:p text:style-name="P83">Тєтєрін Гліб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52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21013006529937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29" office:value-type="string">
            <text:p text:style-name="P83">Тимошенко Вікторія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21012933866701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29" office:value-type="string">
            <text:p text:style-name="P83">Углов Антон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21012894124213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29" office:value-type="string">
            <text:p text:style-name="P83">Хіщенко Валерія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21013066010667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30" office:value-type="string">
            <text:p text:style-name="P83">Чирук Катерина</text:p>
          </table:table-cell>
          <table:table-cell table:style-name="Таблица15.C30" office:value-type="string">
            <text:p text:style-name="P60"><text:span text:style-name="T6">10</text:span>-Б</text:p>
          </table:table-cell>
          <table:table-cell table:style-name="Таблица15.D30" office:value-type="string">
            <text:p text:style-name="P66">08.09.2015</text:p>
          </table:table-cell>
          <table:table-cell table:style-name="Таблица15.E30" office:value-type="string">
            <text:p text:style-name="P33">первинний</text:p>
          </table:table-cell>
          <table:table-cell table:style-name="Таблица15.F30" office:value-type="string">
            <text:p text:style-name="P42"/>
          </table:table-cell>
          <table:table-cell table:style-name="Таблица15.G30" office:value-type="string">
            <text:p text:style-name="P42"/>
          </table:table-cell>
        </table:table-row>
      </table:table>
      <text:p text:style-name="P4"/>
      <text:p text:style-name="P88">ЗАТВЕРДЖУЮ</text:p>
      <text:p text:style-name="P1">Директор школи</text:p>
      <text:p text:style-name="P1">_____________________</text:p>
      <text:p text:style-name="P1">«____»______________ 20__р.</text:p>
      <text:p text:style-name="P21"/>
      <text:p text:style-name="P14">ЖУРНАЛ ПРОВЕДЕННЯ ІНСТРУКТАЖУ З ТЕХНІКИ БЕЗПЕКИ В КОМП’ЮТЕРНОМУ КЛАСІ</text:p>
      <text:p text:style-name="P23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2"/>
        <table:table-column table:style-name="Таблица12.F" table:number-columns-repeated="2"/>
        <table:table-row>
          <table:table-cell table:style-name="Таблица12.A1" office:value-type="string">
            <text:p text:style-name="P27">№</text:p>
          </table:table-cell>
          <table:table-cell table:style-name="Таблица12.A1" office:value-type="string">
            <text:p text:style-name="P27">Прізвище, ім’я учня</text:p>
          </table:table-cell>
          <table:table-cell table:style-name="Таблица12.A1" office:value-type="string">
            <text:p text:style-name="P27">Клас</text:p>
          </table:table-cell>
          <table:table-cell table:style-name="Таблица12.A1" office:value-type="string">
            <text:p text:style-name="P27">Дата інструктажу</text:p>
          </table:table-cell>
          <table:table-cell table:style-name="Таблица12.A1" office:value-type="string">
            <text:p text:style-name="P27">Назва інструктажу</text:p>
          </table:table-cell>
          <table:table-cell table:style-name="Таблица12.A1" office:value-type="string">
            <text:p text:style-name="P27">Підпис учня</text:p>
          </table:table-cell>
          <table:table-cell table:style-name="Таблица12.G1" office:value-type="string">
            <text:p text:style-name="P27">Підпис <text:span text:style-name="T1">вчителя</text:span></text:p>
          </table:table-cell>
        </table:table-row>
        <table:table-row table:style-name="Таблица12.2">
          <table:table-cell table:style-name="Таблица12.A2" office:value-type="string">
            <text:list xml:id="list210130110232920" text:continue-list="list210130660106676" text:style-name="L2">
              <text:list-item text:start-value="1">
                <text:p text:style-name="P96"/>
              </text:list-item>
            </text:list>
          </table:table-cell>
          <table:table-cell table:style-name="Таблица12.B2" office:value-type="string">
            <text:p text:style-name="P79">Авілкін Микита</text:p>
          </table:table-cell>
          <table:table-cell table:style-name="Таблица12.C2" office:value-type="string">
            <text:p text:style-name="P57">9-<text:span text:style-name="T2">В</text:span></text:p>
          </table:table-cell>
          <table:table-cell table:style-name="Таблица12.D2" office:value-type="string">
            <text:p text:style-name="P63">11.01.2016</text:p>
          </table:table-cell>
          <table:table-cell table:style-name="Таблица12.E2" office:value-type="string">
            <text:p text:style-name="P27">первинний</text:p>
          </table:table-cell>
          <table:table-cell table:style-name="Таблица12.F2" office:value-type="string">
            <text:p text:style-name="P38"/>
          </table:table-cell>
          <table:table-cell table:style-name="Таблица12.G2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21013065187304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3" office:value-type="string">
            <text:p text:style-name="P79">Авілкін Степан</text:p>
          </table:table-cell>
          <table:table-cell table:style-name="Таблица12.C3" office:value-type="string">
            <text:p text:style-name="P58">9-<text:span text:style-name="T2">В</text:span></text:p>
          </table:table-cell>
          <table:table-cell table:style-name="Таблица12.D3" office:value-type="string">
            <text:p text:style-name="P64">11.01.2016</text:p>
          </table:table-cell>
          <table:table-cell table:style-name="Таблица12.E3" office:value-type="string">
            <text:p text:style-name="P27">первинний</text:p>
          </table:table-cell>
          <table:table-cell table:style-name="Таблица12.F3" office:value-type="string">
            <text:p text:style-name="P38"/>
          </table:table-cell>
          <table:table-cell table:style-name="Таблица12.G3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21012934640685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4" office:value-type="string">
            <text:p text:style-name="P79">Бойко Володимир</text:p>
          </table:table-cell>
          <table:table-cell table:style-name="Таблица12.C4" office:value-type="string">
            <text:p text:style-name="P58">9-<text:span text:style-name="T2">В</text:span></text:p>
          </table:table-cell>
          <table:table-cell table:style-name="Таблица12.D4" office:value-type="string">
            <text:p text:style-name="P64">11.01.2016</text:p>
          </table:table-cell>
          <table:table-cell table:style-name="Таблица12.E4" office:value-type="string">
            <text:p text:style-name="P27">первинний</text:p>
          </table:table-cell>
          <table:table-cell table:style-name="Таблица12.F4" office:value-type="string">
            <text:p text:style-name="P38"/>
          </table:table-cell>
          <table:table-cell table:style-name="Таблица12.G4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21013015923320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5" office:value-type="string">
            <text:p text:style-name="P79">Герасименко Богдан</text:p>
          </table:table-cell>
          <table:table-cell table:style-name="Таблица12.C5" office:value-type="string">
            <text:p text:style-name="P58">9-<text:span text:style-name="T2">В</text:span></text:p>
          </table:table-cell>
          <table:table-cell table:style-name="Таблица12.D5" office:value-type="string">
            <text:p text:style-name="P64">11.01.2016</text:p>
          </table:table-cell>
          <table:table-cell table:style-name="Таблица12.E5" office:value-type="string">
            <text:p text:style-name="P27">первинний</text:p>
          </table:table-cell>
          <table:table-cell table:style-name="Таблица12.F5" office:value-type="string">
            <text:p text:style-name="P38"/>
          </table:table-cell>
          <table:table-cell table:style-name="Таблица12.G5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21012917840033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6" office:value-type="string">
            <text:p text:style-name="P79">Гладкий Олександр</text:p>
          </table:table-cell>
          <table:table-cell table:style-name="Таблица12.C6" office:value-type="string">
            <text:p text:style-name="P58">9-<text:span text:style-name="T2">В</text:span></text:p>
          </table:table-cell>
          <table:table-cell table:style-name="Таблица12.D6" office:value-type="string">
            <text:p text:style-name="P64">11.01.2016</text:p>
          </table:table-cell>
          <table:table-cell table:style-name="Таблица12.E6" office:value-type="string">
            <text:p text:style-name="P27">первинний</text:p>
          </table:table-cell>
          <table:table-cell table:style-name="Таблица12.F6" office:value-type="string">
            <text:p text:style-name="P38"/>
          </table:table-cell>
          <table:table-cell table:style-name="Таблица12.G6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21012956282230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7" office:value-type="string">
            <text:p text:style-name="P79">Качан Олександр</text:p>
          </table:table-cell>
          <table:table-cell table:style-name="Таблица12.C7" office:value-type="string">
            <text:p text:style-name="P58">9-<text:span text:style-name="T2">В</text:span></text:p>
          </table:table-cell>
          <table:table-cell table:style-name="Таблица12.D7" office:value-type="string">
            <text:p text:style-name="P64">11.01.2016</text:p>
          </table:table-cell>
          <table:table-cell table:style-name="Таблица12.E7" office:value-type="string">
            <text:p text:style-name="P27">первинний</text:p>
          </table:table-cell>
          <table:table-cell table:style-name="Таблица12.F7" office:value-type="string">
            <text:p text:style-name="P38"/>
          </table:table-cell>
          <table:table-cell table:style-name="Таблица12.G7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21013078656504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8" office:value-type="string">
            <text:p text:style-name="P79">Колегов Олег</text:p>
          </table:table-cell>
          <table:table-cell table:style-name="Таблица12.C8" office:value-type="string">
            <text:p text:style-name="P58">9-<text:span text:style-name="T2">В</text:span></text:p>
          </table:table-cell>
          <table:table-cell table:style-name="Таблица12.D8" office:value-type="string">
            <text:p text:style-name="P64">11.01.2016</text:p>
          </table:table-cell>
          <table:table-cell table:style-name="Таблица12.E8" office:value-type="string">
            <text:p text:style-name="P27">первинний</text:p>
          </table:table-cell>
          <table:table-cell table:style-name="Таблица12.F8" office:value-type="string">
            <text:p text:style-name="P38"/>
          </table:table-cell>
          <table:table-cell table:style-name="Таблица12.G8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21012993778686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9" office:value-type="string">
            <text:p text:style-name="P79">Колосов Ігор</text:p>
          </table:table-cell>
          <table:table-cell table:style-name="Таблица12.C9" office:value-type="string">
            <text:p text:style-name="P58">9-<text:span text:style-name="T2">В</text:span></text:p>
          </table:table-cell>
          <table:table-cell table:style-name="Таблица12.D9" office:value-type="string">
            <text:p text:style-name="P64">11.01.2016</text:p>
          </table:table-cell>
          <table:table-cell table:style-name="Таблица12.E9" office:value-type="string">
            <text:p text:style-name="P27">первинний</text:p>
          </table:table-cell>
          <table:table-cell table:style-name="Таблица12.F9" office:value-type="string">
            <text:p text:style-name="P38"/>
          </table:table-cell>
          <table:table-cell table:style-name="Таблица12.G9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21012950554905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10" office:value-type="string">
            <text:p text:style-name="P79">Корнілова Віолетта</text:p>
          </table:table-cell>
          <table:table-cell table:style-name="Таблица12.C10" office:value-type="string">
            <text:p text:style-name="P58">9-<text:span text:style-name="T2">В</text:span></text:p>
          </table:table-cell>
          <table:table-cell table:style-name="Таблица12.D10" office:value-type="string">
            <text:p text:style-name="P64">11.01.2016</text:p>
          </table:table-cell>
          <table:table-cell table:style-name="Таблица12.E10" office:value-type="string">
            <text:p text:style-name="P27">первинний</text:p>
          </table:table-cell>
          <table:table-cell table:style-name="Таблица12.F10" office:value-type="string">
            <text:p text:style-name="P38"/>
          </table:table-cell>
          <table:table-cell table:style-name="Таблица12.G10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21012965236001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11" office:value-type="string">
            <text:p text:style-name="P79">Котлюба Світлана</text:p>
          </table:table-cell>
          <table:table-cell table:style-name="Таблица12.C11" office:value-type="string">
            <text:p text:style-name="P58">9-<text:span text:style-name="T2">В</text:span></text:p>
          </table:table-cell>
          <table:table-cell table:style-name="Таблица12.D11" office:value-type="string">
            <text:p text:style-name="P64">11.01.2016</text:p>
          </table:table-cell>
          <table:table-cell table:style-name="Таблица12.E11" office:value-type="string">
            <text:p text:style-name="P27">первинний</text:p>
          </table:table-cell>
          <table:table-cell table:style-name="Таблица12.F11" office:value-type="string">
            <text:p text:style-name="P38"/>
          </table:table-cell>
          <table:table-cell table:style-name="Таблица12.G11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21013031398871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12" office:value-type="string">
            <text:p text:style-name="P79">Кун Марія</text:p>
          </table:table-cell>
          <table:table-cell table:style-name="Таблица12.C12" office:value-type="string">
            <text:p text:style-name="P58">9-<text:span text:style-name="T2">В</text:span></text:p>
          </table:table-cell>
          <table:table-cell table:style-name="Таблица12.D12" office:value-type="string">
            <text:p text:style-name="P64">11.01.2016</text:p>
          </table:table-cell>
          <table:table-cell table:style-name="Таблица12.E12" office:value-type="string">
            <text:p text:style-name="P27">первинний</text:p>
          </table:table-cell>
          <table:table-cell table:style-name="Таблица12.F12" office:value-type="string">
            <text:p text:style-name="P38"/>
          </table:table-cell>
          <table:table-cell table:style-name="Таблица12.G12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21012952664192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13" office:value-type="string">
            <text:p text:style-name="P79">Куца Анастасія</text:p>
          </table:table-cell>
          <table:table-cell table:style-name="Таблица12.C13" office:value-type="string">
            <text:p text:style-name="P58">9-<text:span text:style-name="T2">В</text:span></text:p>
          </table:table-cell>
          <table:table-cell table:style-name="Таблица12.D13" office:value-type="string">
            <text:p text:style-name="P64">11.01.2016</text:p>
          </table:table-cell>
          <table:table-cell table:style-name="Таблица12.E13" office:value-type="string">
            <text:p text:style-name="P27">первинний</text:p>
          </table:table-cell>
          <table:table-cell table:style-name="Таблица12.F13" office:value-type="string">
            <text:p text:style-name="P38"/>
          </table:table-cell>
          <table:table-cell table:style-name="Таблица12.G13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21013083365451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14" office:value-type="string">
            <text:p text:style-name="P79">Лабузова Поліна</text:p>
          </table:table-cell>
          <table:table-cell table:style-name="Таблица12.C14" office:value-type="string">
            <text:p text:style-name="P58">9-<text:span text:style-name="T2">В</text:span></text:p>
          </table:table-cell>
          <table:table-cell table:style-name="Таблица12.D14" office:value-type="string">
            <text:p text:style-name="P64">11.01.2016</text:p>
          </table:table-cell>
          <table:table-cell table:style-name="Таблица12.E14" office:value-type="string">
            <text:p text:style-name="P27">первинний</text:p>
          </table:table-cell>
          <table:table-cell table:style-name="Таблица12.F14" office:value-type="string">
            <text:p text:style-name="P38"/>
          </table:table-cell>
          <table:table-cell table:style-name="Таблица12.G14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21013016020179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15" office:value-type="string">
            <text:p text:style-name="P79">Макарова Юлія</text:p>
          </table:table-cell>
          <table:table-cell table:style-name="Таблица12.C15" office:value-type="string">
            <text:p text:style-name="P58">9-<text:span text:style-name="T2">В</text:span></text:p>
          </table:table-cell>
          <table:table-cell table:style-name="Таблица12.D15" office:value-type="string">
            <text:p text:style-name="P64">11.01.2016</text:p>
          </table:table-cell>
          <table:table-cell table:style-name="Таблица12.E15" office:value-type="string">
            <text:p text:style-name="P27">первинний</text:p>
          </table:table-cell>
          <table:table-cell table:style-name="Таблица12.F15" office:value-type="string">
            <text:p text:style-name="P38"/>
          </table:table-cell>
          <table:table-cell table:style-name="Таблица12.G15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21013001307938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16" office:value-type="string">
            <text:p text:style-name="P79">Марченко Владислав</text:p>
          </table:table-cell>
          <table:table-cell table:style-name="Таблица12.C16" office:value-type="string">
            <text:p text:style-name="P58">9-<text:span text:style-name="T2">В</text:span></text:p>
          </table:table-cell>
          <table:table-cell table:style-name="Таблица12.D16" office:value-type="string">
            <text:p text:style-name="P64">11.01.2016</text:p>
          </table:table-cell>
          <table:table-cell table:style-name="Таблица12.E16" office:value-type="string">
            <text:p text:style-name="P27">первинний</text:p>
          </table:table-cell>
          <table:table-cell table:style-name="Таблица12.F16" office:value-type="string">
            <text:p text:style-name="P38"/>
          </table:table-cell>
          <table:table-cell table:style-name="Таблица12.G16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21013033744022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17" office:value-type="string">
            <text:p text:style-name="P79">Марченко Ярослава</text:p>
          </table:table-cell>
          <table:table-cell table:style-name="Таблица12.C17" office:value-type="string">
            <text:p text:style-name="P58">9-<text:span text:style-name="T2">В</text:span></text:p>
          </table:table-cell>
          <table:table-cell table:style-name="Таблица12.D17" office:value-type="string">
            <text:p text:style-name="P64">11.01.2016</text:p>
          </table:table-cell>
          <table:table-cell table:style-name="Таблица12.E17" office:value-type="string">
            <text:p text:style-name="P27">первинний</text:p>
          </table:table-cell>
          <table:table-cell table:style-name="Таблица12.F17" office:value-type="string">
            <text:p text:style-name="P38"/>
          </table:table-cell>
          <table:table-cell table:style-name="Таблица12.G17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21012959295511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18" office:value-type="string">
            <text:p text:style-name="P79">Мєдвєдєв Сергій</text:p>
          </table:table-cell>
          <table:table-cell table:style-name="Таблица12.C18" office:value-type="string">
            <text:p text:style-name="P58">9-<text:span text:style-name="T2">В</text:span></text:p>
          </table:table-cell>
          <table:table-cell table:style-name="Таблица12.D18" office:value-type="string">
            <text:p text:style-name="P64">11.01.2016</text:p>
          </table:table-cell>
          <table:table-cell table:style-name="Таблица12.E18" office:value-type="string">
            <text:p text:style-name="P27">первинний</text:p>
          </table:table-cell>
          <table:table-cell table:style-name="Таблица12.F18" office:value-type="string">
            <text:p text:style-name="P38"/>
          </table:table-cell>
          <table:table-cell table:style-name="Таблица12.G18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21012923254548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19" office:value-type="string">
            <text:p text:style-name="P79">Молоткова Вікторія</text:p>
          </table:table-cell>
          <table:table-cell table:style-name="Таблица12.C19" office:value-type="string">
            <text:p text:style-name="P58">9-<text:span text:style-name="T2">В</text:span></text:p>
          </table:table-cell>
          <table:table-cell table:style-name="Таблица12.D19" office:value-type="string">
            <text:p text:style-name="P64">11.01.2016</text:p>
          </table:table-cell>
          <table:table-cell table:style-name="Таблица12.E19" office:value-type="string">
            <text:p text:style-name="P27">первинний</text:p>
          </table:table-cell>
          <table:table-cell table:style-name="Таблица12.F19" office:value-type="string">
            <text:p text:style-name="P38"/>
          </table:table-cell>
          <table:table-cell table:style-name="Таблица12.G19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21013090794604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20" office:value-type="string">
            <text:p text:style-name="P79">Новак Анастасія</text:p>
          </table:table-cell>
          <table:table-cell table:style-name="Таблица12.C20" office:value-type="string">
            <text:p text:style-name="P58">9-<text:span text:style-name="T2">В</text:span></text:p>
          </table:table-cell>
          <table:table-cell table:style-name="Таблица12.D20" office:value-type="string">
            <text:p text:style-name="P64">11.01.2016</text:p>
          </table:table-cell>
          <table:table-cell table:style-name="Таблица12.E20" office:value-type="string">
            <text:p text:style-name="P27">первинний</text:p>
          </table:table-cell>
          <table:table-cell table:style-name="Таблица12.F20" office:value-type="string">
            <text:p text:style-name="P38"/>
          </table:table-cell>
          <table:table-cell table:style-name="Таблица12.G20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21012943830506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21" office:value-type="string">
            <text:p text:style-name="P79">Пензієнко Віталій</text:p>
          </table:table-cell>
          <table:table-cell table:style-name="Таблица12.C21" office:value-type="string">
            <text:p text:style-name="P58">9-<text:span text:style-name="T2">В</text:span></text:p>
          </table:table-cell>
          <table:table-cell table:style-name="Таблица12.D21" office:value-type="string">
            <text:p text:style-name="P64">11.01.2016</text:p>
          </table:table-cell>
          <table:table-cell table:style-name="Таблица12.E21" office:value-type="string">
            <text:p text:style-name="P27">первинний</text:p>
          </table:table-cell>
          <table:table-cell table:style-name="Таблица12.F21" office:value-type="string">
            <text:p text:style-name="P38"/>
          </table:table-cell>
          <table:table-cell table:style-name="Таблица12.G21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21013040771158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22" office:value-type="string">
            <text:p text:style-name="P79">Пєрвий Олексій</text:p>
          </table:table-cell>
          <table:table-cell table:style-name="Таблица12.C22" office:value-type="string">
            <text:p text:style-name="P58">9-<text:span text:style-name="T2">В</text:span></text:p>
          </table:table-cell>
          <table:table-cell table:style-name="Таблица12.D22" office:value-type="string">
            <text:p text:style-name="P64">11.01.2016</text:p>
          </table:table-cell>
          <table:table-cell table:style-name="Таблица12.E22" office:value-type="string">
            <text:p text:style-name="P27">первинний</text:p>
          </table:table-cell>
          <table:table-cell table:style-name="Таблица12.F22" office:value-type="string">
            <text:p text:style-name="P38"/>
          </table:table-cell>
          <table:table-cell table:style-name="Таблица12.G22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21012938221165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23" office:value-type="string">
            <text:p text:style-name="P79">Погорєлов Сергій</text:p>
          </table:table-cell>
          <table:table-cell table:style-name="Таблица12.C23" office:value-type="string">
            <text:p text:style-name="P58">9-<text:span text:style-name="T2">В</text:span></text:p>
          </table:table-cell>
          <table:table-cell table:style-name="Таблица12.D23" office:value-type="string">
            <text:p text:style-name="P64">11.01.2016</text:p>
          </table:table-cell>
          <table:table-cell table:style-name="Таблица12.E23" office:value-type="string">
            <text:p text:style-name="P27">первинний</text:p>
          </table:table-cell>
          <table:table-cell table:style-name="Таблица12.F23" office:value-type="string">
            <text:p text:style-name="P38"/>
          </table:table-cell>
          <table:table-cell table:style-name="Таблица12.G23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21012979929826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24" office:value-type="string">
            <text:p text:style-name="P79">Розінько Зоя</text:p>
          </table:table-cell>
          <table:table-cell table:style-name="Таблица12.C24" office:value-type="string">
            <text:p text:style-name="P58">9-<text:span text:style-name="T2">В</text:span></text:p>
          </table:table-cell>
          <table:table-cell table:style-name="Таблица12.D24" office:value-type="string">
            <text:p text:style-name="P64">11.01.2016</text:p>
          </table:table-cell>
          <table:table-cell table:style-name="Таблица12.E24" office:value-type="string">
            <text:p text:style-name="P27">первинний</text:p>
          </table:table-cell>
          <table:table-cell table:style-name="Таблица12.F24" office:value-type="string">
            <text:p text:style-name="P38"/>
          </table:table-cell>
          <table:table-cell table:style-name="Таблица12.G24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21012940811897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30" office:value-type="string">
            <text:p text:style-name="P79">Савостіна Анастасія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28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21012922209338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30" office:value-type="string">
            <text:p text:style-name="P79">Сатріхін Сергій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49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21013022620410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30" office:value-type="string">
            <text:p text:style-name="P79">Скороходко Маргарита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28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21013053123620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30" office:value-type="string">
            <text:p text:style-name="P79">Суха Анастасія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28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21013091643242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30" office:value-type="string">
            <text:p text:style-name="P79">Сухой Руслан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21013072789011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30" office:value-type="string">
            <text:p text:style-name="P79">Тітарєв Микита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21012961208589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34" office:value-type="string">
            <text:p text:style-name="P79">Торопцов Герман</text:p>
          </table:table-cell>
          <table:table-cell table:style-name="Таблица12.C34" office:value-type="string">
            <text:p text:style-name="P58">9-<text:span text:style-name="T2">В</text:span></text:p>
          </table:table-cell>
          <table:table-cell table:style-name="Таблица12.D34" office:value-type="string">
            <text:p text:style-name="P64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8"/>
          </table:table-cell>
          <table:table-cell table:style-name="Таблица12.G3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21012902360979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34" office:value-type="string">
            <text:p text:style-name="P79">Чернякова Валерія</text:p>
          </table:table-cell>
          <table:table-cell table:style-name="Таблица12.C34" office:value-type="string">
            <text:p text:style-name="P58">9-<text:span text:style-name="T2">В</text:span></text:p>
          </table:table-cell>
          <table:table-cell table:style-name="Таблица12.D34" office:value-type="string">
            <text:p text:style-name="P64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8"/>
          </table:table-cell>
          <table:table-cell table:style-name="Таблица12.G3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21013104501925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34" office:value-type="string">
            <text:p text:style-name="P79">Шаталова Анастасія</text:p>
          </table:table-cell>
          <table:table-cell table:style-name="Таблица12.C34" office:value-type="string">
            <text:p text:style-name="P58">9-<text:span text:style-name="T2">В</text:span></text:p>
          </table:table-cell>
          <table:table-cell table:style-name="Таблица12.D34" office:value-type="string">
            <text:p text:style-name="P64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8"/>
          </table:table-cell>
          <table:table-cell table:style-name="Таблица12.G3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21013009663011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34" office:value-type="string">
            <text:p text:style-name="P79">Шибаєв Антоній</text:p>
          </table:table-cell>
          <table:table-cell table:style-name="Таблица12.C34" office:value-type="string">
            <text:p text:style-name="P58">9-<text:span text:style-name="T2">В</text:span></text:p>
          </table:table-cell>
          <table:table-cell table:style-name="Таблица12.D34" office:value-type="string">
            <text:p text:style-name="P64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8"/>
          </table:table-cell>
          <table:table-cell table:style-name="Таблица12.G3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21012999248466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35" office:value-type="string">
            <text:p text:style-name="P79">Ярмак Данило</text:p>
          </table:table-cell>
          <table:table-cell table:style-name="Таблица12.C35" office:value-type="string">
            <text:p text:style-name="P58">9-<text:span text:style-name="T2">В</text:span></text:p>
          </table:table-cell>
          <table:table-cell table:style-name="Таблица12.D35" office:value-type="string">
            <text:p text:style-name="P64">11.01.2016</text:p>
          </table:table-cell>
          <table:table-cell table:style-name="Таблица12.E35" office:value-type="string">
            <text:p text:style-name="P30">первинний</text:p>
          </table:table-cell>
          <table:table-cell table:style-name="Таблица12.F35" office:value-type="string">
            <text:p text:style-name="P38"/>
          </table:table-cell>
          <table:table-cell table:style-name="Таблица12.G35" office:value-type="string">
            <text:p text:style-name="P39"/>
          </table:table-cell>
        </table:table-row>
      </table:table>
      <text:p text:style-name="P1"/>
      <text:p text:style-name="P2"><text:soft-page-break/>Директор школи</text:p>
      <text:p text:style-name="P2">_____________________</text:p>
      <text:p text:style-name="P2">«____»______________ 20__р.</text:p>
      <text:p text:style-name="P22"/>
      <text:p text:style-name="P15">ЖУРНАЛ ПРОВЕДЕННЯ ІНСТРУКТАЖУ З ТЕХНІКИ БЕЗПЕКИ В КОМП’ЮТЕРНОМУ КЛАСІ</text:p>
      <text:p text:style-name="P24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 table:number-columns-repeated="2"/>
        <table:table-column table:style-name="Таблица13.F" table:number-columns-repeated="2"/>
        <table:table-row>
          <table:table-cell table:style-name="Таблица13.A1" office:value-type="string">
            <text:p text:style-name="P31">№</text:p>
          </table:table-cell>
          <table:table-cell table:style-name="Таблица13.A1" office:value-type="string">
            <text:p text:style-name="P31">Прізвище, ім’я учня</text:p>
          </table:table-cell>
          <table:table-cell table:style-name="Таблица13.A1" office:value-type="string">
            <text:p text:style-name="P31">Клас</text:p>
          </table:table-cell>
          <table:table-cell table:style-name="Таблица13.A1" office:value-type="string">
            <text:p text:style-name="P31">Дата інструктажу</text:p>
          </table:table-cell>
          <table:table-cell table:style-name="Таблица13.A1" office:value-type="string">
            <text:p text:style-name="P31">Назва інструктажу</text:p>
          </table:table-cell>
          <table:table-cell table:style-name="Таблица13.A1" office:value-type="string">
            <text:p text:style-name="P31">Підпис учня</text:p>
          </table:table-cell>
          <table:table-cell table:style-name="Таблица13.G1" office:value-type="string">
            <text:p text:style-name="P31">Підпис <text:span text:style-name="T1">вчителя</text:span></text:p>
          </table:table-cell>
        </table:table-row>
        <table:table-row table:style-name="Таблица13.2">
          <table:table-cell table:style-name="Таблица13.A2" office:value-type="string">
            <text:list xml:id="list210130174364843" text:continue-list="list210129992484667" text:style-name="L2">
              <text:list-item text:start-value="1">
                <text:p text:style-name="P101"/>
              </text:list-item>
            </text:list>
          </table:table-cell>
          <table:table-cell table:style-name="Таблица13.B2" office:value-type="string">
            <text:p text:style-name="P80">Авілкін Микита</text:p>
          </table:table-cell>
          <table:table-cell table:style-name="Таблица13.C2" office:value-type="string">
            <text:p text:style-name="P59">9-<text:span text:style-name="T2">В</text:span></text:p>
          </table:table-cell>
          <table:table-cell table:style-name="Таблица13.D2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" office:value-type="string">
            <text:p text:style-name="P31">первинний</text:p>
          </table:table-cell>
          <table:table-cell table:style-name="Таблица13.F2" office:value-type="string">
            <text:p text:style-name="P40"/>
          </table:table-cell>
          <table:table-cell table:style-name="Таблица13.G2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21012908331901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3" office:value-type="string">
            <text:p text:style-name="P80">Авілкін Степан</text:p>
          </table:table-cell>
          <table:table-cell table:style-name="Таблица13.C3" office:value-type="string">
            <text:p text:style-name="P59">9-<text:span text:style-name="T2">В</text:span></text:p>
          </table:table-cell>
          <table:table-cell table:style-name="Таблица13.D3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" office:value-type="string">
            <text:p text:style-name="P31">первинний</text:p>
          </table:table-cell>
          <table:table-cell table:style-name="Таблица13.F3" office:value-type="string">
            <text:p text:style-name="P40"/>
          </table:table-cell>
          <table:table-cell table:style-name="Таблица13.G3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21012934826563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4" office:value-type="string">
            <text:p text:style-name="P80">Бойко Володимир</text:p>
          </table:table-cell>
          <table:table-cell table:style-name="Таблица13.C4" office:value-type="string">
            <text:p text:style-name="P59">9-<text:span text:style-name="T2">В</text:span></text:p>
          </table:table-cell>
          <table:table-cell table:style-name="Таблица13.D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4" office:value-type="string">
            <text:p text:style-name="P31">первинний</text:p>
          </table:table-cell>
          <table:table-cell table:style-name="Таблица13.F4" office:value-type="string">
            <text:p text:style-name="P40"/>
          </table:table-cell>
          <table:table-cell table:style-name="Таблица13.G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21012961211202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5" office:value-type="string">
            <text:p text:style-name="P80">Герасименко Богдан</text:p>
          </table:table-cell>
          <table:table-cell table:style-name="Таблица13.C5" office:value-type="string">
            <text:p text:style-name="P59">9-<text:span text:style-name="T2">В</text:span></text:p>
          </table:table-cell>
          <table:table-cell table:style-name="Таблица13.D5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5" office:value-type="string">
            <text:p text:style-name="P31">первинний</text:p>
          </table:table-cell>
          <table:table-cell table:style-name="Таблица13.F5" office:value-type="string">
            <text:p text:style-name="P40"/>
          </table:table-cell>
          <table:table-cell table:style-name="Таблица13.G5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21012911899701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6" office:value-type="string">
            <text:p text:style-name="P80">Гладкий Олександр</text:p>
          </table:table-cell>
          <table:table-cell table:style-name="Таблица13.C6" office:value-type="string">
            <text:p text:style-name="P59">9-<text:span text:style-name="T2">В</text:span></text:p>
          </table:table-cell>
          <table:table-cell table:style-name="Таблица13.D6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6" office:value-type="string">
            <text:p text:style-name="P31">первинний</text:p>
          </table:table-cell>
          <table:table-cell table:style-name="Таблица13.F6" office:value-type="string">
            <text:p text:style-name="P40"/>
          </table:table-cell>
          <table:table-cell table:style-name="Таблица13.G6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21013101460175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7" office:value-type="string">
            <text:p text:style-name="P80">Качан Олександр</text:p>
          </table:table-cell>
          <table:table-cell table:style-name="Таблица13.C7" office:value-type="string">
            <text:p text:style-name="P59">9-<text:span text:style-name="T2">В</text:span></text:p>
          </table:table-cell>
          <table:table-cell table:style-name="Таблица13.D7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7" office:value-type="string">
            <text:p text:style-name="P31">первинний</text:p>
          </table:table-cell>
          <table:table-cell table:style-name="Таблица13.F7" office:value-type="string">
            <text:p text:style-name="P40"/>
          </table:table-cell>
          <table:table-cell table:style-name="Таблица13.G7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21013042275198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8" office:value-type="string">
            <text:p text:style-name="P80">Колегов Олег</text:p>
          </table:table-cell>
          <table:table-cell table:style-name="Таблица13.C8" office:value-type="string">
            <text:p text:style-name="P59">9-<text:span text:style-name="T2">В</text:span></text:p>
          </table:table-cell>
          <table:table-cell table:style-name="Таблица13.D8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8" office:value-type="string">
            <text:p text:style-name="P31">первинний</text:p>
          </table:table-cell>
          <table:table-cell table:style-name="Таблица13.F8" office:value-type="string">
            <text:p text:style-name="P40"/>
          </table:table-cell>
          <table:table-cell table:style-name="Таблица13.G8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21012953007724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9" office:value-type="string">
            <text:p text:style-name="P80">Колосов Ігор</text:p>
          </table:table-cell>
          <table:table-cell table:style-name="Таблица13.C9" office:value-type="string">
            <text:p text:style-name="P59">9-<text:span text:style-name="T2">В</text:span></text:p>
          </table:table-cell>
          <table:table-cell table:style-name="Таблица13.D9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9" office:value-type="string">
            <text:p text:style-name="P31">первинний</text:p>
          </table:table-cell>
          <table:table-cell table:style-name="Таблица13.F9" office:value-type="string">
            <text:p text:style-name="P40"/>
          </table:table-cell>
          <table:table-cell table:style-name="Таблица13.G9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21013037097471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10" office:value-type="string">
            <text:p text:style-name="P80">Корнілова Віолетта</text:p>
          </table:table-cell>
          <table:table-cell table:style-name="Таблица13.C10" office:value-type="string">
            <text:p text:style-name="P59">9-<text:span text:style-name="T2">В</text:span></text:p>
          </table:table-cell>
          <table:table-cell table:style-name="Таблица13.D1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0" office:value-type="string">
            <text:p text:style-name="P31">первинний</text:p>
          </table:table-cell>
          <table:table-cell table:style-name="Таблица13.F10" office:value-type="string">
            <text:p text:style-name="P40"/>
          </table:table-cell>
          <table:table-cell table:style-name="Таблица13.G1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21012897922910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11" office:value-type="string">
            <text:p text:style-name="P80">Котлюба Світлана</text:p>
          </table:table-cell>
          <table:table-cell table:style-name="Таблица13.C11" office:value-type="string">
            <text:p text:style-name="P59">9-<text:span text:style-name="T2">В</text:span></text:p>
          </table:table-cell>
          <table:table-cell table:style-name="Таблица13.D11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1" office:value-type="string">
            <text:p text:style-name="P31">первинний</text:p>
          </table:table-cell>
          <table:table-cell table:style-name="Таблица13.F11" office:value-type="string">
            <text:p text:style-name="P40"/>
          </table:table-cell>
          <table:table-cell table:style-name="Таблица13.G11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21012928448603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12" office:value-type="string">
            <text:p text:style-name="P80">Кун Марія</text:p>
          </table:table-cell>
          <table:table-cell table:style-name="Таблица13.C12" office:value-type="string">
            <text:p text:style-name="P59">9-<text:span text:style-name="T2">В</text:span></text:p>
          </table:table-cell>
          <table:table-cell table:style-name="Таблица13.D12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2" office:value-type="string">
            <text:p text:style-name="P31">первинний</text:p>
          </table:table-cell>
          <table:table-cell table:style-name="Таблица13.F12" office:value-type="string">
            <text:p text:style-name="P40"/>
          </table:table-cell>
          <table:table-cell table:style-name="Таблица13.G12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21013015870375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13" office:value-type="string">
            <text:p text:style-name="P80">Куца Анастасія</text:p>
          </table:table-cell>
          <table:table-cell table:style-name="Таблица13.C13" office:value-type="string">
            <text:p text:style-name="P59">9-<text:span text:style-name="T2">В</text:span></text:p>
          </table:table-cell>
          <table:table-cell table:style-name="Таблица13.D13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3" office:value-type="string">
            <text:p text:style-name="P31">первинний</text:p>
          </table:table-cell>
          <table:table-cell table:style-name="Таблица13.F13" office:value-type="string">
            <text:p text:style-name="P40"/>
          </table:table-cell>
          <table:table-cell table:style-name="Таблица13.G13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21013012150446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14" office:value-type="string">
            <text:p text:style-name="P80">Лабузова Поліна</text:p>
          </table:table-cell>
          <table:table-cell table:style-name="Таблица13.C14" office:value-type="string">
            <text:p text:style-name="P59">9-<text:span text:style-name="T2">В</text:span></text:p>
          </table:table-cell>
          <table:table-cell table:style-name="Таблица13.D1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4" office:value-type="string">
            <text:p text:style-name="P31">первинний</text:p>
          </table:table-cell>
          <table:table-cell table:style-name="Таблица13.F14" office:value-type="string">
            <text:p text:style-name="P40"/>
          </table:table-cell>
          <table:table-cell table:style-name="Таблица13.G1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21012956257314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15" office:value-type="string">
            <text:p text:style-name="P80">Макарова Юлія</text:p>
          </table:table-cell>
          <table:table-cell table:style-name="Таблица13.C15" office:value-type="string">
            <text:p text:style-name="P59">9-<text:span text:style-name="T2">В</text:span></text:p>
          </table:table-cell>
          <table:table-cell table:style-name="Таблица13.D15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5" office:value-type="string">
            <text:p text:style-name="P31">первинний</text:p>
          </table:table-cell>
          <table:table-cell table:style-name="Таблица13.F15" office:value-type="string">
            <text:p text:style-name="P40"/>
          </table:table-cell>
          <table:table-cell table:style-name="Таблица13.G15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21013103220968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16" office:value-type="string">
            <text:p text:style-name="P80">Марченко Владислав</text:p>
          </table:table-cell>
          <table:table-cell table:style-name="Таблица13.C16" office:value-type="string">
            <text:p text:style-name="P59">9-<text:span text:style-name="T2">В</text:span></text:p>
          </table:table-cell>
          <table:table-cell table:style-name="Таблица13.D16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6" office:value-type="string">
            <text:p text:style-name="P31">первинний</text:p>
          </table:table-cell>
          <table:table-cell table:style-name="Таблица13.F16" office:value-type="string">
            <text:p text:style-name="P40"/>
          </table:table-cell>
          <table:table-cell table:style-name="Таблица13.G16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21012958354580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17" office:value-type="string">
            <text:p text:style-name="P80">Марченко Ярослава</text:p>
          </table:table-cell>
          <table:table-cell table:style-name="Таблица13.C17" office:value-type="string">
            <text:p text:style-name="P59">9-<text:span text:style-name="T2">В</text:span></text:p>
          </table:table-cell>
          <table:table-cell table:style-name="Таблица13.D17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7" office:value-type="string">
            <text:p text:style-name="P31">первинний</text:p>
          </table:table-cell>
          <table:table-cell table:style-name="Таблица13.F17" office:value-type="string">
            <text:p text:style-name="P40"/>
          </table:table-cell>
          <table:table-cell table:style-name="Таблица13.G17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21013073745246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18" office:value-type="string">
            <text:p text:style-name="P80">Мєдвєдєв Сергій</text:p>
          </table:table-cell>
          <table:table-cell table:style-name="Таблица13.C18" office:value-type="string">
            <text:p text:style-name="P59">9-<text:span text:style-name="T2">В</text:span></text:p>
          </table:table-cell>
          <table:table-cell table:style-name="Таблица13.D18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8" office:value-type="string">
            <text:p text:style-name="P31">первинний</text:p>
          </table:table-cell>
          <table:table-cell table:style-name="Таблица13.F18" office:value-type="string">
            <text:p text:style-name="P40"/>
          </table:table-cell>
          <table:table-cell table:style-name="Таблица13.G18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21012959975373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19" office:value-type="string">
            <text:p text:style-name="P80">Молоткова Вікторія</text:p>
          </table:table-cell>
          <table:table-cell table:style-name="Таблица13.C19" office:value-type="string">
            <text:p text:style-name="P59">9-<text:span text:style-name="T2">В</text:span></text:p>
          </table:table-cell>
          <table:table-cell table:style-name="Таблица13.D19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9" office:value-type="string">
            <text:p text:style-name="P31">первинний</text:p>
          </table:table-cell>
          <table:table-cell table:style-name="Таблица13.F19" office:value-type="string">
            <text:p text:style-name="P40"/>
          </table:table-cell>
          <table:table-cell table:style-name="Таблица13.G19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21012999369435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20" office:value-type="string">
            <text:p text:style-name="P80">Новак Анастасія</text:p>
          </table:table-cell>
          <table:table-cell table:style-name="Таблица13.C20" office:value-type="string">
            <text:p text:style-name="P59">9-<text:span text:style-name="T2">В</text:span></text:p>
          </table:table-cell>
          <table:table-cell table:style-name="Таблица13.D2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0" office:value-type="string">
            <text:p text:style-name="P31">первинний</text:p>
          </table:table-cell>
          <table:table-cell table:style-name="Таблица13.F20" office:value-type="string">
            <text:p text:style-name="P40"/>
          </table:table-cell>
          <table:table-cell table:style-name="Таблица13.G2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21013037883413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21" office:value-type="string">
            <text:p text:style-name="P80">Пензієнко Віталій</text:p>
          </table:table-cell>
          <table:table-cell table:style-name="Таблица13.C21" office:value-type="string">
            <text:p text:style-name="P59">9-<text:span text:style-name="T2">В</text:span></text:p>
          </table:table-cell>
          <table:table-cell table:style-name="Таблица13.D21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1" office:value-type="string">
            <text:p text:style-name="P31">первинний</text:p>
          </table:table-cell>
          <table:table-cell table:style-name="Таблица13.F21" office:value-type="string">
            <text:p text:style-name="P40"/>
          </table:table-cell>
          <table:table-cell table:style-name="Таблица13.G21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21012922943314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22" office:value-type="string">
            <text:p text:style-name="P80">Пєрвий Олексій</text:p>
          </table:table-cell>
          <table:table-cell table:style-name="Таблица13.C22" office:value-type="string">
            <text:p text:style-name="P59">9-<text:span text:style-name="T2">В</text:span></text:p>
          </table:table-cell>
          <table:table-cell table:style-name="Таблица13.D22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2" office:value-type="string">
            <text:p text:style-name="P31">первинний</text:p>
          </table:table-cell>
          <table:table-cell table:style-name="Таблица13.F22" office:value-type="string">
            <text:p text:style-name="P40"/>
          </table:table-cell>
          <table:table-cell table:style-name="Таблица13.G22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21013002424310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23" office:value-type="string">
            <text:p text:style-name="P80">Погорєлов Сергій</text:p>
          </table:table-cell>
          <table:table-cell table:style-name="Таблица13.C23" office:value-type="string">
            <text:p text:style-name="P59">9-<text:span text:style-name="T2">В</text:span></text:p>
          </table:table-cell>
          <table:table-cell table:style-name="Таблица13.D23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3" office:value-type="string">
            <text:p text:style-name="P31">первинний</text:p>
          </table:table-cell>
          <table:table-cell table:style-name="Таблица13.F23" office:value-type="string">
            <text:p text:style-name="P40"/>
          </table:table-cell>
          <table:table-cell table:style-name="Таблица13.G23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21012967329077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24" office:value-type="string">
            <text:p text:style-name="P80">Розінько Зоя</text:p>
          </table:table-cell>
          <table:table-cell table:style-name="Таблица13.C24" office:value-type="string">
            <text:p text:style-name="P59">9-<text:span text:style-name="T2">В</text:span></text:p>
          </table:table-cell>
          <table:table-cell table:style-name="Таблица13.D2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4" office:value-type="string">
            <text:p text:style-name="P31">первинний</text:p>
          </table:table-cell>
          <table:table-cell table:style-name="Таблица13.F24" office:value-type="string">
            <text:p text:style-name="P40"/>
          </table:table-cell>
          <table:table-cell table:style-name="Таблица13.G2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21013008670394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30" office:value-type="string">
            <text:p text:style-name="P80">Савостіна Анастасія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21013007252608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30" office:value-type="string">
            <text:p text:style-name="P80">Сатріхін Сергій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50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21012982142957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30" office:value-type="string">
            <text:p text:style-name="P80">Скороходко Маргарита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21013082910398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30" office:value-type="string">
            <text:p text:style-name="P80">Суха Анастасія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21012975372030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30" office:value-type="string">
            <text:p text:style-name="P80">Сухой Руслан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21012916887758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30" office:value-type="string">
            <text:p text:style-name="P80">Тітарєв Микита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21013035983334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34" office:value-type="string">
            <text:p text:style-name="P80">Торопцов Герман</text:p>
          </table:table-cell>
          <table:table-cell table:style-name="Таблица13.C34" office:value-type="string">
            <text:p text:style-name="P59">9-<text:span text:style-name="T2">В</text:span></text:p>
          </table:table-cell>
          <table:table-cell table:style-name="Таблица13.D3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40"/>
          </table:table-cell>
          <table:table-cell table:style-name="Таблица13.G3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21012924670979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34" office:value-type="string">
            <text:p text:style-name="P80">Чернякова Валерія</text:p>
          </table:table-cell>
          <table:table-cell table:style-name="Таблица13.C34" office:value-type="string">
            <text:p text:style-name="P59">9-<text:span text:style-name="T2">В</text:span></text:p>
          </table:table-cell>
          <table:table-cell table:style-name="Таблица13.D3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40"/>
          </table:table-cell>
          <table:table-cell table:style-name="Таблица13.G3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21013017895182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34" office:value-type="string">
            <text:p text:style-name="P80">Шаталова Анастасія</text:p>
          </table:table-cell>
          <table:table-cell table:style-name="Таблица13.C34" office:value-type="string">
            <text:p text:style-name="P59">9-<text:span text:style-name="T2">В</text:span></text:p>
          </table:table-cell>
          <table:table-cell table:style-name="Таблица13.D3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40"/>
          </table:table-cell>
          <table:table-cell table:style-name="Таблица13.G3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21013026588093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34" office:value-type="string">
            <text:p text:style-name="P80">Шибаєв Антоній</text:p>
          </table:table-cell>
          <table:table-cell table:style-name="Таблица13.C34" office:value-type="string">
            <text:p text:style-name="P59">9-<text:span text:style-name="T2">В</text:span></text:p>
          </table:table-cell>
          <table:table-cell table:style-name="Таблица13.D3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40"/>
          </table:table-cell>
          <table:table-cell table:style-name="Таблица13.G3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21013107865729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35" office:value-type="string">
            <text:p text:style-name="P80">Ярмак Данило</text:p>
          </table:table-cell>
          <table:table-cell table:style-name="Таблица13.C35" office:value-type="string">
            <text:p text:style-name="P59">9-<text:span text:style-name="T2">В</text:span></text:p>
          </table:table-cell>
          <table:table-cell table:style-name="Таблица13.D35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5" office:value-type="string">
            <text:p text:style-name="P31">первинний</text:p>
          </table:table-cell>
          <table:table-cell table:style-name="Таблица13.F35" office:value-type="string">
            <text:p text:style-name="P40"/>
          </table:table-cell>
          <table:table-cell table:style-name="Таблица13.G35" office:value-type="string">
            <text:p text:style-name="P40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 Light" fo:font-family="'Ubuntu Light'" fo:font-size="20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47cm" fo:margin-bottom="0.25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9:57:56.589596053</meta:creation-date>
    <meta:print-date>2016-01-10T19:52:19.360752191</meta:print-date>
    <dc:date>2016-09-04T21:01:27.265695401</dc:date>
    <meta:editing-duration>PT1H16M52S</meta:editing-duration>
    <meta:editing-cycles>11</meta:editing-cycles>
    <meta:generator>LibreOffice/5.2.0.4$Linux_X86_64 LibreOffice_project/066b007f5ebcc236395c7d282ba488bca6720265</meta:generator>
    <meta:document-statistic meta:table-count="18" meta:image-count="30" meta:object-count="0" meta:page-count="20" meta:paragraph-count="2774" meta:word-count="3659" meta:character-count="24395" meta:non-whitespace-character-count="23560"/>
  </office:meta>
</office:document-meta>
</file>